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onnée_brut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pos_X</text:p>
          </table:table-cell>
          <table:table-cell office:value-type="string" calcext:value-type="string">
            <text:p>pos_Y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Opinion</text:p>
          </table:table-cell>
          <table:table-cell office:value-type="string" calcext:value-type="string">
            <text:p>Puissance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15</text:p>
          </table:table-cell>
          <table:table-cell office:value-type="float" office:value="-0.36544464528561" calcext:value-type="float">
            <text:p>-0,36544464528561</text:p>
          </table:table-cell>
          <table:table-cell office:value-type="float" office:value="0.082125617191195" calcext:value-type="float">
            <text:p>0,082125617191195</text:p>
          </table:table-cell>
          <table:table-cell office:value-type="float" office:value="-18.031780507155" calcext:value-type="float">
            <text:p>-18,03178050715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50</text:p>
          </table:table-cell>
          <table:table-cell office:value-type="float" office:value="1.2332840263844" calcext:value-type="float">
            <text:p>1,2332840263844</text:p>
          </table:table-cell>
          <table:table-cell office:value-type="float" office:value="-0.15036592260003" calcext:value-type="float">
            <text:p>-0,15036592260003</text:p>
          </table:table-cell>
          <table:table-cell office:value-type="float" office:value="41.481886320053" calcext:value-type="float">
            <text:p>41,48188632005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61</text:p>
          </table:table-cell>
          <table:table-cell office:value-type="float" office:value="2.6694339513779" calcext:value-type="float">
            <text:p>2,6694339513779</text:p>
          </table:table-cell>
          <table:table-cell office:value-type="float" office:value="0.024842333514243" calcext:value-type="float">
            <text:p>0,024842333514243</text:p>
          </table:table-cell>
          <table:table-cell office:value-type="float" office:value="-6.0996034058036" calcext:value-type="float">
            <text:p>-6,099603405803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72</text:p>
          </table:table-cell>
          <table:table-cell office:value-type="float" office:value="4.2869725823402" calcext:value-type="float">
            <text:p>4,2869725823402</text:p>
          </table:table-cell>
          <table:table-cell office:value-type="float" office:value="-0.0010529722931096" calcext:value-type="float">
            <text:p>-0,0010529722931096</text:p>
          </table:table-cell>
          <table:table-cell office:value-type="float" office:value="0.357550340497" calcext:value-type="float">
            <text:p>0,3575503404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83</text:p>
          </table:table-cell>
          <table:table-cell office:value-type="float" office:value="5.8258789777756" calcext:value-type="float">
            <text:p>5,8258789777756</text:p>
          </table:table-cell>
          <table:table-cell office:value-type="float" office:value="0.027903243899345" calcext:value-type="float">
            <text:p>0,027903243899345</text:p>
          </table:table-cell>
          <table:table-cell office:value-type="float" office:value="-12.672102470307" calcext:value-type="float">
            <text:p>-12,67210247030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94</text:p>
          </table:table-cell>
          <table:table-cell office:value-type="float" office:value="7.1841818094254" calcext:value-type="float">
            <text:p>7,1841818094254</text:p>
          </table:table-cell>
          <table:table-cell office:value-type="float" office:value="-0.0032255312544294" calcext:value-type="float">
            <text:p>-0,0032255312544294</text:p>
          </table:table-cell>
          <table:table-cell office:value-type="float" office:value="0.7946058087478" calcext:value-type="float">
            <text:p>0,794605808747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105</text:p>
          </table:table-cell>
          <table:table-cell office:value-type="float" office:value="8.7043076753616" calcext:value-type="float">
            <text:p>8,7043076753616</text:p>
          </table:table-cell>
          <table:table-cell office:value-type="float" office:value="-0.059370091184974" calcext:value-type="float">
            <text:p>-0,059370091184974</text:p>
          </table:table-cell>
          <table:table-cell office:value-type="float" office:value="15.810205868095" calcext:value-type="float">
            <text:p>15,81020586809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116</text:p>
          </table:table-cell>
          <table:table-cell office:value-type="float" office:value="-0.24495925754309" calcext:value-type="float">
            <text:p>-0,24495925754309</text:p>
          </table:table-cell>
          <table:table-cell office:value-type="float" office:value="1.3711802661419" calcext:value-type="float">
            <text:p>1,3711802661419</text:p>
          </table:table-cell>
          <table:table-cell office:value-type="float" office:value="38.036023355593" calcext:value-type="float">
            <text:p>38,03602335559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127</text:p>
          </table:table-cell>
          <table:table-cell office:value-type="float" office:value="1.1589509248734" calcext:value-type="float">
            <text:p>1,1589509248734</text:p>
          </table:table-cell>
          <table:table-cell office:value-type="float" office:value="1.4564399421215" calcext:value-type="float">
            <text:p>1,4564399421215</text:p>
          </table:table-cell>
          <table:table-cell office:value-type="float" office:value="10.448680182171" calcext:value-type="float">
            <text:p>10,44868018217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138</text:p>
          </table:table-cell>
          <table:table-cell office:value-type="float" office:value="2.6661637425423" calcext:value-type="float">
            <text:p>2,6661637425423</text:p>
          </table:table-cell>
          <table:table-cell office:value-type="float" office:value="1.3996198773384" calcext:value-type="float">
            <text:p>1,3996198773384</text:p>
          </table:table-cell>
          <table:table-cell office:value-type="float" office:value="24.397313404994" calcext:value-type="float">
            <text:p>24,39731340499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149</text:p>
          </table:table-cell>
          <table:table-cell office:value-type="float" office:value="4.2510795593262" calcext:value-type="float">
            <text:p>4,2510795593262</text:p>
          </table:table-cell>
          <table:table-cell office:value-type="float" office:value="1.3612952828407" calcext:value-type="float">
            <text:p>1,3612952828407</text:p>
          </table:table-cell>
          <table:table-cell office:value-type="float" office:value="39.954264072856" calcext:value-type="float">
            <text:p>39,95426407285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160</text:p>
          </table:table-cell>
          <table:table-cell office:value-type="float" office:value="5.722599029541" calcext:value-type="float">
            <text:p>5,722599029541</text:p>
          </table:table-cell>
          <table:table-cell office:value-type="float" office:value="1.3557097315788" calcext:value-type="float">
            <text:p>1,3557097315788</text:p>
          </table:table-cell>
          <table:table-cell office:value-type="float" office:value="38.735212034481" calcext:value-type="float">
            <text:p>38,73521203448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171</text:p>
          </table:table-cell>
          <table:table-cell office:value-type="float" office:value="7.1355593204498" calcext:value-type="float">
            <text:p>7,1355593204498</text:p>
          </table:table-cell>
          <table:table-cell office:value-type="float" office:value="1.4453555643559" calcext:value-type="float">
            <text:p>1,4453555643559</text:p>
          </table:table-cell>
          <table:table-cell office:value-type="float" office:value="12.396796778509" calcext:value-type="float">
            <text:p>12,39679677850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182</text:p>
          </table:table-cell>
          <table:table-cell office:value-type="float" office:value="8.6586648225784" calcext:value-type="float">
            <text:p>8,6586648225784</text:p>
          </table:table-cell>
          <table:table-cell office:value-type="float" office:value="1.406537592411" calcext:value-type="float">
            <text:p>1,406537592411</text:p>
          </table:table-cell>
          <table:table-cell office:value-type="float" office:value="22.466522683004" calcext:value-type="float">
            <text:p>22,46652268300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193</text:p>
          </table:table-cell>
          <table:table-cell office:value-type="float" office:value="-0.27559276670218" calcext:value-type="float">
            <text:p>-0,27559276670218</text:p>
          </table:table-cell>
          <table:table-cell office:value-type="float" office:value="3.1461706757545" calcext:value-type="float">
            <text:p>3,1461706757545</text:p>
          </table:table-cell>
          <table:table-cell office:value-type="float" office:value="-39.658517214903" calcext:value-type="float">
            <text:p>-39,65851721490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204</text:p>
          </table:table-cell>
          <table:table-cell office:value-type="float" office:value="1.2375511974096" calcext:value-type="float">
            <text:p>1,2375511974096</text:p>
          </table:table-cell>
          <table:table-cell office:value-type="float" office:value="3.1537368893623" calcext:value-type="float">
            <text:p>3,1537368893623</text:p>
          </table:table-cell>
          <table:table-cell office:value-type="float" office:value="-42.601987055153" calcext:value-type="float">
            <text:p>-42,60198705515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215</text:p>
          </table:table-cell>
          <table:table-cell office:value-type="float" office:value="2.6434653997421" calcext:value-type="float">
            <text:p>2,6434653997421</text:p>
          </table:table-cell>
          <table:table-cell office:value-type="float" office:value="3.0308800935745" calcext:value-type="float">
            <text:p>3,0308800935745</text:p>
          </table:table-cell>
          <table:table-cell office:value-type="float" office:value="-7.1434854132355" calcext:value-type="float">
            <text:p>-7,143485413235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226</text:p>
          </table:table-cell>
          <table:table-cell office:value-type="float" office:value="4.1430068016052" calcext:value-type="float">
            <text:p>4,1430068016052</text:p>
          </table:table-cell>
          <table:table-cell office:value-type="float" office:value="3.0754294991493" calcext:value-type="float">
            <text:p>3,0754294991493</text:p>
          </table:table-cell>
          <table:table-cell office:value-type="float" office:value="-17.586352718864" calcext:value-type="float">
            <text:p>-17,58635271886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237</text:p>
          </table:table-cell>
          <table:table-cell office:value-type="float" office:value="5.5940353870392" calcext:value-type="float">
            <text:p>5,5940353870392</text:p>
          </table:table-cell>
          <table:table-cell office:value-type="float" office:value="3.0002722144127" calcext:value-type="float">
            <text:p>3,0002722144127</text:p>
          </table:table-cell>
          <table:table-cell office:value-type="float" office:value="0.035991074716091" calcext:value-type="float">
            <text:p>0,03599107471609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248</text:p>
          </table:table-cell>
          <table:table-cell office:value-type="float" office:value="7.2363770008087" calcext:value-type="float">
            <text:p>7,2363770008087</text:p>
          </table:table-cell>
          <table:table-cell office:value-type="float" office:value="3.1203311681747" calcext:value-type="float">
            <text:p>3,1203311681747</text:p>
          </table:table-cell>
          <table:table-cell office:value-type="float" office:value="-34.133812424484" calcext:value-type="float">
            <text:p>-34,13381242448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259</text:p>
          </table:table-cell>
          <table:table-cell office:value-type="float" office:value="8.7005007266998" calcext:value-type="float">
            <text:p>8,7005007266998</text:p>
          </table:table-cell>
          <table:table-cell office:value-type="float" office:value="3.1146338582039" calcext:value-type="float">
            <text:p>3,1146338582039</text:p>
          </table:table-cell>
          <table:table-cell office:value-type="float" office:value="-29.885022503555" calcext:value-type="float">
            <text:p>-29,88502250355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270</text:p>
          </table:table-cell>
          <table:table-cell office:value-type="float" office:value="-0.35043574869633" calcext:value-type="float">
            <text:p>-0,35043574869633</text:p>
          </table:table-cell>
          <table:table-cell office:value-type="float" office:value="4.4184502959251" calcext:value-type="float">
            <text:p>4,4184502959251</text:p>
          </table:table-cell>
          <table:table-cell office:value-type="float" office:value="19.173883898243" calcext:value-type="float">
            <text:p>19,17388389824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281</text:p>
          </table:table-cell>
          <table:table-cell office:value-type="float" office:value="1.2521648406982" calcext:value-type="float">
            <text:p>1,2521648406982</text:p>
          </table:table-cell>
          <table:table-cell office:value-type="float" office:value="4.661837220192" calcext:value-type="float">
            <text:p>4,661837220192</text:p>
          </table:table-cell>
          <table:table-cell office:value-type="float" office:value="-46.069994473913" calcext:value-type="float">
            <text:p>-46,06999447391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292</text:p>
          </table:table-cell>
          <table:table-cell office:value-type="float" office:value="2.6605901122093" calcext:value-type="float">
            <text:p>2,6605901122093</text:p>
          </table:table-cell>
          <table:table-cell office:value-type="float" office:value="4.5944008231163" calcext:value-type="float">
            <text:p>4,5944008231163</text:p>
          </table:table-cell>
          <table:table-cell office:value-type="float" office:value="-22.540585820083" calcext:value-type="float">
            <text:p>-22,54058582008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03</text:p>
          </table:table-cell>
          <table:table-cell office:value-type="float" office:value="4.1751956939697" calcext:value-type="float">
            <text:p>4,1751956939697</text:p>
          </table:table-cell>
          <table:table-cell office:value-type="float" office:value="4.5365047454834" calcext:value-type="float">
            <text:p>4,5365047454834</text:p>
          </table:table-cell>
          <table:table-cell office:value-type="float" office:value="-9.1863463448871" calcext:value-type="float">
            <text:p>-9,186346344887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14</text:p>
          </table:table-cell>
          <table:table-cell office:value-type="float" office:value="5.6382721662521" calcext:value-type="float">
            <text:p>5,6382721662521</text:p>
          </table:table-cell>
          <table:table-cell office:value-type="float" office:value="4.56672757864" calcext:value-type="float">
            <text:p>4,56672757864</text:p>
          </table:table-cell>
          <table:table-cell office:value-type="float" office:value="-15.548191632435" calcext:value-type="float">
            <text:p>-15,54819163243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25</text:p>
          </table:table-cell>
          <table:table-cell office:value-type="float" office:value="7.1336156129837" calcext:value-type="float">
            <text:p>7,1336156129837</text:p>
          </table:table-cell>
          <table:table-cell office:value-type="float" office:value="4.4296437501907" calcext:value-type="float">
            <text:p>4,4296437501907</text:p>
          </table:table-cell>
          <table:table-cell office:value-type="float" office:value="13.921084202779" calcext:value-type="float">
            <text:p>13,92108420277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36</text:p>
          </table:table-cell>
          <table:table-cell office:value-type="float" office:value="8.7526118755341" calcext:value-type="float">
            <text:p>8,7526118755341</text:p>
          </table:table-cell>
          <table:table-cell office:value-type="float" office:value="4.3734103441238" calcext:value-type="float">
            <text:p>4,3734103441238</text:p>
          </table:table-cell>
          <table:table-cell office:value-type="float" office:value="37.568191434168" calcext:value-type="float">
            <text:p>37,56819143416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47</text:p>
          </table:table-cell>
          <table:table-cell office:value-type="float" office:value="-0.29815221205354" calcext:value-type="float">
            <text:p>-0,29815221205354</text:p>
          </table:table-cell>
          <table:table-cell office:value-type="float" office:value="6.1284494400024" calcext:value-type="float">
            <text:p>6,1284494400024</text:p>
          </table:table-cell>
          <table:table-cell office:value-type="float" office:value="-33.278174081426" calcext:value-type="float">
            <text:p>-33,27817408142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58</text:p>
          </table:table-cell>
          <table:table-cell office:value-type="float" office:value="1.0938166081905" calcext:value-type="float">
            <text:p>1,0938166081905</text:p>
          </table:table-cell>
          <table:table-cell office:value-type="float" office:value="5.9990173578262" calcext:value-type="float">
            <text:p>5,9990173578262</text:p>
          </table:table-cell>
          <table:table-cell office:value-type="float" office:value="0.044485586354284" calcext:value-type="float">
            <text:p>0,04448558635428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69</text:p>
          </table:table-cell>
          <table:table-cell office:value-type="float" office:value="2.7436941862106" calcext:value-type="float">
            <text:p>2,7436941862106</text:p>
          </table:table-cell>
          <table:table-cell office:value-type="float" office:value="6.0179722309113" calcext:value-type="float">
            <text:p>6,0179722309113</text:p>
          </table:table-cell>
          <table:table-cell office:value-type="float" office:value="-5.2825376201587" calcext:value-type="float">
            <text:p>-5,282537620158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80</text:p>
          </table:table-cell>
          <table:table-cell office:value-type="float" office:value="4.1961464285851" calcext:value-type="float">
            <text:p>4,1961464285851</text:p>
          </table:table-cell>
          <table:table-cell office:value-type="float" office:value="6.0664999485016" calcext:value-type="float">
            <text:p>6,0664999485016</text:p>
          </table:table-cell>
          <table:table-cell office:value-type="float" office:value="-17.444776501625" calcext:value-type="float">
            <text:p>-17,44477650162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91</text:p>
          </table:table-cell>
          <table:table-cell office:value-type="float" office:value="5.7353127002716" calcext:value-type="float">
            <text:p>5,7353127002716</text:p>
          </table:table-cell>
          <table:table-cell office:value-type="float" office:value="5.8964818716049" calcext:value-type="float">
            <text:p>5,8964818716049</text:p>
          </table:table-cell>
          <table:table-cell office:value-type="float" office:value="29.537763565209" calcext:value-type="float">
            <text:p>29,53776356520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02</text:p>
          </table:table-cell>
          <table:table-cell office:value-type="float" office:value="7.1380734443665" calcext:value-type="float">
            <text:p>7,1380734443665</text:p>
          </table:table-cell>
          <table:table-cell office:value-type="float" office:value="5.9309661388397" calcext:value-type="float">
            <text:p>5,9309661388397</text:p>
          </table:table-cell>
          <table:table-cell office:value-type="float" office:value="16.063119385652" calcext:value-type="float">
            <text:p>16,06311938565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13</text:p>
          </table:table-cell>
          <table:table-cell office:value-type="float" office:value="8.6968147754669" calcext:value-type="float">
            <text:p>8,6968147754669</text:p>
          </table:table-cell>
          <table:table-cell office:value-type="float" office:value="6.1231505870819" calcext:value-type="float">
            <text:p>6,1231505870819</text:p>
          </table:table-cell>
          <table:table-cell office:value-type="float" office:value="-31.766511832073" calcext:value-type="float">
            <text:p>-31,76651183207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24</text:p>
          </table:table-cell>
          <table:table-cell office:value-type="float" office:value="-0.24305634200573" calcext:value-type="float">
            <text:p>-0,24305634200573</text:p>
          </table:table-cell>
          <table:table-cell office:value-type="float" office:value="7.5803929567337" calcext:value-type="float">
            <text:p>7,5803929567337</text:p>
          </table:table-cell>
          <table:table-cell office:value-type="float" office:value="-24.145641903968" calcext:value-type="float">
            <text:p>-24,14564190396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35</text:p>
          </table:table-cell>
          <table:table-cell office:value-type="float" office:value="1.1107844114304" calcext:value-type="float">
            <text:p>1,1107844114304</text:p>
          </table:table-cell>
          <table:table-cell office:value-type="float" office:value="7.4696886539459" calcext:value-type="float">
            <text:p>7,4696886539459</text:p>
          </table:table-cell>
          <table:table-cell office:value-type="float" office:value="6.7358370514432" calcext:value-type="float">
            <text:p>6,735837051443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46</text:p>
          </table:table-cell>
          <table:table-cell office:value-type="float" office:value="2.7246728539467" calcext:value-type="float">
            <text:p>2,7246728539467</text:p>
          </table:table-cell>
          <table:table-cell office:value-type="float" office:value="7.3602658510208" calcext:value-type="float">
            <text:p>7,3602658510208</text:p>
          </table:table-cell>
          <table:table-cell office:value-type="float" office:value="38.026227313242" calcext:value-type="float">
            <text:p>38,02622731324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57</text:p>
          </table:table-cell>
          <table:table-cell office:value-type="float" office:value="4.0992465615273" calcext:value-type="float">
            <text:p>4,0992465615273</text:p>
          </table:table-cell>
          <table:table-cell office:value-type="float" office:value="7.4996823072433" calcext:value-type="float">
            <text:p>7,4996823072433</text:p>
          </table:table-cell>
          <table:table-cell office:value-type="float" office:value="0.074829093542448" calcext:value-type="float">
            <text:p>0,07482909354244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68</text:p>
          </table:table-cell>
          <table:table-cell office:value-type="float" office:value="5.6179183721542" calcext:value-type="float">
            <text:p>5,6179183721542</text:p>
          </table:table-cell>
          <table:table-cell office:value-type="float" office:value="7.534921169281" calcext:value-type="float">
            <text:p>7,534921169281</text:p>
          </table:table-cell>
          <table:table-cell office:value-type="float" office:value="-7.7064580218807" calcext:value-type="float">
            <text:p>-7,706458021880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79</text:p>
          </table:table-cell>
          <table:table-cell office:value-type="float" office:value="7.1325451135635" calcext:value-type="float">
            <text:p>7,1325451135635</text:p>
          </table:table-cell>
          <table:table-cell office:value-type="float" office:value="7.5629061460495" calcext:value-type="float">
            <text:p>7,5629061460495</text:p>
          </table:table-cell>
          <table:table-cell office:value-type="float" office:value="-14.415325632521" calcext:value-type="float">
            <text:p>-14,41532563252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90</text:p>
          </table:table-cell>
          <table:table-cell office:value-type="float" office:value="8.7880671024323" calcext:value-type="float">
            <text:p>8,7880671024323</text:p>
          </table:table-cell>
          <table:table-cell office:value-type="float" office:value="7.6757144927979" calcext:value-type="float">
            <text:p>7,6757144927979</text:p>
          </table:table-cell>
          <table:table-cell office:value-type="float" office:value="-53.945879268039" calcext:value-type="float">
            <text:p>-53,94587926803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501</text:p>
          </table:table-cell>
          <table:table-cell office:value-type="float" office:value="-0.27504643425345" calcext:value-type="float">
            <text:p>-0,27504643425345</text:p>
          </table:table-cell>
          <table:table-cell office:value-type="float" office:value="8.9891117811203" calcext:value-type="float">
            <text:p>8,9891117811203</text:p>
          </table:table-cell>
          <table:table-cell office:value-type="float" office:value="3.2070632905337" calcext:value-type="float">
            <text:p>3,207063290533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512</text:p>
          </table:table-cell>
          <table:table-cell office:value-type="float" office:value="1.2032856047153" calcext:value-type="float">
            <text:p>1,2032856047153</text:p>
          </table:table-cell>
          <table:table-cell office:value-type="float" office:value="9.1287410259247" calcext:value-type="float">
            <text:p>9,1287410259247</text:p>
          </table:table-cell>
          <table:table-cell office:value-type="float" office:value="-33.382821234928" calcext:value-type="float">
            <text:p>-33,38282123492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523</text:p>
          </table:table-cell>
          <table:table-cell office:value-type="float" office:value="2.723725438118" calcext:value-type="float">
            <text:p>2,723725438118</text:p>
          </table:table-cell>
          <table:table-cell office:value-type="float" office:value="9.0170782804489" calcext:value-type="float">
            <text:p>9,0170782804489</text:p>
          </table:table-cell>
          <table:table-cell office:value-type="float" office:value="-4.7583417243259" calcext:value-type="float">
            <text:p>-4,758341724325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534</text:p>
          </table:table-cell>
          <table:table-cell office:value-type="float" office:value="4.1503316164017" calcext:value-type="float">
            <text:p>4,1503316164017</text:p>
          </table:table-cell>
          <table:table-cell office:value-type="float" office:value="9.0154820680618" calcext:value-type="float">
            <text:p>9,0154820680618</text:p>
          </table:table-cell>
          <table:table-cell office:value-type="float" office:value="-3.6036674004451" calcext:value-type="float">
            <text:p>-3,603667400445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545</text:p>
          </table:table-cell>
          <table:table-cell office:value-type="float" office:value="5.5958867073059" calcext:value-type="float">
            <text:p>5,5958867073059</text:p>
          </table:table-cell>
          <table:table-cell office:value-type="float" office:value="8.9995229244232" calcext:value-type="float">
            <text:p>8,9995229244232</text:p>
          </table:table-cell>
          <table:table-cell office:value-type="float" office:value="0.034163639640471" calcext:value-type="float">
            <text:p>0,03416363964047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556</text:p>
          </table:table-cell>
          <table:table-cell office:value-type="float" office:value="7.1504271030426" calcext:value-type="float">
            <text:p>7,1504271030426</text:p>
          </table:table-cell>
          <table:table-cell office:value-type="float" office:value="9.0826684236526" calcext:value-type="float">
            <text:p>9,0826684236526</text:p>
          </table:table-cell>
          <table:table-cell office:value-type="float" office:value="-19.349665968281" calcext:value-type="float">
            <text:p>-19,34966596828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567</text:p>
          </table:table-cell>
          <table:table-cell office:value-type="float" office:value="8.5956060886383" calcext:value-type="float">
            <text:p>8,5956060886383</text:p>
          </table:table-cell>
          <table:table-cell office:value-type="float" office:value="8.9997565746307" calcext:value-type="float">
            <text:p>8,9997565746307</text:p>
          </table:table-cell>
          <table:table-cell office:value-type="float" office:value="-0.062819594772426" calcext:value-type="float">
            <text:p>-0,06281959477242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578</text:p>
          </table:table-cell>
          <table:table-cell office:value-type="float" office:value="-0.40649585425854" calcext:value-type="float">
            <text:p>-0,40649585425854</text:p>
          </table:table-cell>
          <table:table-cell office:value-type="float" office:value="10.500234365463" calcext:value-type="float">
            <text:p>10,500234365463</text:p>
          </table:table-cell>
          <table:table-cell office:value-type="float" office:value="-0.046555179017032" calcext:value-type="float">
            <text:p>-0,04655517901703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589</text:p>
          </table:table-cell>
          <table:table-cell office:value-type="float" office:value="1.3154837489128" calcext:value-type="float">
            <text:p>1,3154837489128</text:p>
          </table:table-cell>
          <table:table-cell office:value-type="float" office:value="10.524294376373" calcext:value-type="float">
            <text:p>10,524294376373</text:p>
          </table:table-cell>
          <table:table-cell office:value-type="float" office:value="-8.8832097448361" calcext:value-type="float">
            <text:p>-8,883209744836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15</text:p>
          </table:table-cell>
          <table:table-cell office:value-type="float" office:value="-0.66377893090248" calcext:value-type="float">
            <text:p>-0,66377893090248</text:p>
          </table:table-cell>
          <table:table-cell office:value-type="float" office:value="0.27281459420919" calcext:value-type="float">
            <text:p>0,27281459420919</text:p>
          </table:table-cell>
          <table:table-cell office:value-type="float" office:value="-37.037131133353" calcext:value-type="float">
            <text:p>-37,03713113335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50</text:p>
          </table:table-cell>
          <table:table-cell office:value-type="float" office:value="1.1817034333944" calcext:value-type="float">
            <text:p>1,1817034333944</text:p>
          </table:table-cell>
          <table:table-cell office:value-type="float" office:value="-0.44056467711926" calcext:value-type="float">
            <text:p>-0,44056467711926</text:p>
          </table:table-cell>
          <table:table-cell office:value-type="float" office:value="88.693531455508" calcext:value-type="float">
            <text:p>88,69353145550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61</text:p>
          </table:table-cell>
          <table:table-cell office:value-type="float" office:value="2.3596179485321" calcext:value-type="float">
            <text:p>2,3596179485321</text:p>
          </table:table-cell>
          <table:table-cell office:value-type="float" office:value="0.088156247511506" calcext:value-type="float">
            <text:p>0,088156247511506</text:p>
          </table:table-cell>
          <table:table-cell office:value-type="float" office:value="-13.004425604632" calcext:value-type="float">
            <text:p>-13,00442560463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72</text:p>
          </table:table-cell>
          <table:table-cell office:value-type="float" office:value="4.1076523065567" calcext:value-type="float">
            <text:p>4,1076523065567</text:p>
          </table:table-cell>
          <table:table-cell office:value-type="float" office:value="-0.0034127422259189" calcext:value-type="float">
            <text:p>-0,0034127422259189</text:p>
          </table:table-cell>
          <table:table-cell office:value-type="float" office:value="0.76229197038397" calcext:value-type="float">
            <text:p>0,762291970383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83</text:p>
          </table:table-cell>
          <table:table-cell office:value-type="float" office:value="5.7273942232132" calcext:value-type="float">
            <text:p>5,7273942232132</text:p>
          </table:table-cell>
          <table:table-cell office:value-type="float" office:value="0.25457363575697" calcext:value-type="float">
            <text:p>0,25457363575697</text:p>
          </table:table-cell>
          <table:table-cell office:value-type="float" office:value="-74.882567308511" calcext:value-type="float">
            <text:p>-74,88256730851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94</text:p>
          </table:table-cell>
          <table:table-cell office:value-type="float" office:value="6.8869143724442" calcext:value-type="float">
            <text:p>6,8869143724442</text:p>
          </table:table-cell>
          <table:table-cell office:value-type="float" office:value="-0.011184227187186" calcext:value-type="float">
            <text:p>-0,011184227187186</text:p>
          </table:table-cell>
          <table:table-cell office:value-type="float" office:value="1.6859680366744" calcext:value-type="float">
            <text:p>1,685968036674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105</text:p>
          </table:table-cell>
          <table:table-cell office:value-type="float" office:value="8.460465669632" calcext:value-type="float">
            <text:p>8,460465669632</text:p>
          </table:table-cell>
          <table:table-cell office:value-type="float" office:value="-0.20331358537078" calcext:value-type="float">
            <text:p>-0,20331358537078</text:p>
          </table:table-cell>
          <table:table-cell office:value-type="float" office:value="33.635235895776" calcext:value-type="float">
            <text:p>33,63523589577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116</text:p>
          </table:table-cell>
          <table:table-cell office:value-type="float" office:value="-0.31101655215025" calcext:value-type="float">
            <text:p>-0,31101655215025</text:p>
          </table:table-cell>
          <table:table-cell office:value-type="float" office:value="1.1209388822317" calcext:value-type="float">
            <text:p>1,1209388822317</text:p>
          </table:table-cell>
          <table:table-cell office:value-type="float" office:value="81.563898712207" calcext:value-type="float">
            <text:p>81,56389871220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127</text:p>
          </table:table-cell>
          <table:table-cell office:value-type="float" office:value="0.85060022771358" calcext:value-type="float">
            <text:p>0,85060022771358</text:p>
          </table:table-cell>
          <table:table-cell office:value-type="float" office:value="1.3462473452091" calcext:value-type="float">
            <text:p>1,3462473452091</text:p>
          </table:table-cell>
          <table:table-cell office:value-type="float" office:value="22.184256915074" calcext:value-type="float">
            <text:p>22,18425691507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138</text:p>
          </table:table-cell>
          <table:table-cell office:value-type="float" office:value="2.4337117373943" calcext:value-type="float">
            <text:p>2,4337117373943</text:p>
          </table:table-cell>
          <table:table-cell office:value-type="float" office:value="1.1586562544107" calcext:value-type="float">
            <text:p>1,1586562544107</text:p>
          </table:table-cell>
          <table:table-cell office:value-type="float" office:value="52.089954637418" calcext:value-type="float">
            <text:p>52,08995463741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149</text:p>
          </table:table-cell>
          <table:table-cell office:value-type="float" office:value="4.1946110129356" calcext:value-type="float">
            <text:p>4,1946110129356</text:p>
          </table:table-cell>
          <table:table-cell office:value-type="float" office:value="1.0981430113316" calcext:value-type="float">
            <text:p>1,0981430113316</text:p>
          </table:table-cell>
          <table:table-cell office:value-type="float" office:value="84.905876475535" calcext:value-type="float">
            <text:p>84,90587647553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160</text:p>
          </table:table-cell>
          <table:table-cell office:value-type="float" office:value="5.6411278247833" calcext:value-type="float">
            <text:p>5,6411278247833</text:p>
          </table:table-cell>
          <table:table-cell office:value-type="float" office:value="1.0663060843945" calcext:value-type="float">
            <text:p>1,0663060843945</text:p>
          </table:table-cell>
          <table:table-cell office:value-type="float" office:value="82.783043004905" calcext:value-type="float">
            <text:p>82,78304300490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171</text:p>
          </table:table-cell>
          <table:table-cell office:value-type="float" office:value="6.8077111244202" calcext:value-type="float">
            <text:p>6,8077111244202</text:p>
          </table:table-cell>
          <table:table-cell office:value-type="float" office:value="1.3058191537857" calcext:value-type="float">
            <text:p>1,3058191537857</text:p>
          </table:table-cell>
          <table:table-cell office:value-type="float" office:value="26.474424608194" calcext:value-type="float">
            <text:p>26,47442460819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182</text:p>
          </table:table-cell>
          <table:table-cell office:value-type="float" office:value="8.4052783250809" calcext:value-type="float">
            <text:p>8,4052783250809</text:p>
          </table:table-cell>
          <table:table-cell office:value-type="float" office:value="1.1781509965658" calcext:value-type="float">
            <text:p>1,1781509965658</text:p>
          </table:table-cell>
          <table:table-cell office:value-type="float" office:value="47.907591245736" calcext:value-type="float">
            <text:p>47,90759124573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193</text:p>
          </table:table-cell>
          <table:table-cell office:value-type="float" office:value="-0.34881271421909" calcext:value-type="float">
            <text:p>-0,34881271421909</text:p>
          </table:table-cell>
          <table:table-cell office:value-type="float" office:value="3.4370556473732" calcext:value-type="float">
            <text:p>3,4370556473732</text:p>
          </table:table-cell>
          <table:table-cell office:value-type="float" office:value="-84.564740490762" calcext:value-type="float">
            <text:p>-84,56474049076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204</text:p>
          </table:table-cell>
          <table:table-cell office:value-type="float" office:value="1.1971187591553" calcext:value-type="float">
            <text:p>1,1971187591553</text:p>
          </table:table-cell>
          <table:table-cell office:value-type="float" office:value="3.4434825181961" calcext:value-type="float">
            <text:p>3,4434825181961</text:p>
          </table:table-cell>
          <table:table-cell office:value-type="float" office:value="-91.081818197943" calcext:value-type="float">
            <text:p>-91,08181819794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215</text:p>
          </table:table-cell>
          <table:table-cell office:value-type="float" office:value="2.3090676963329" calcext:value-type="float">
            <text:p>2,3090676963329</text:p>
          </table:table-cell>
          <table:table-cell office:value-type="float" office:value="3.1101700663567" calcext:value-type="float">
            <text:p>3,1101700663567</text:p>
          </table:table-cell>
          <table:table-cell office:value-type="float" office:value="-15.183942522972" calcext:value-type="float">
            <text:p>-15,18394252297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226</text:p>
          </table:table-cell>
          <table:table-cell office:value-type="float" office:value="3.8463214039803" calcext:value-type="float">
            <text:p>3,8463214039803</text:p>
          </table:table-cell>
          <table:table-cell office:value-type="float" office:value="3.2667583227158" calcext:value-type="float">
            <text:p>3,2667583227158</text:p>
          </table:table-cell>
          <table:table-cell office:value-type="float" office:value="-37.583813166163" calcext:value-type="float">
            <text:p>-37,58381316616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237</text:p>
          </table:table-cell>
          <table:table-cell office:value-type="float" office:value="5.1959204673767" calcext:value-type="float">
            <text:p>5,1959204673767</text:p>
          </table:table-cell>
          <table:table-cell office:value-type="float" office:value="3.0002528429031" calcext:value-type="float">
            <text:p>3,0002528429031</text:p>
          </table:table-cell>
          <table:table-cell office:value-type="float" office:value="0.033290460216368" calcext:value-type="float">
            <text:p>0,03329046021636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248</text:p>
          </table:table-cell>
          <table:table-cell office:value-type="float" office:value="7.1281850337982" calcext:value-type="float">
            <text:p>7,1281850337982</text:p>
          </table:table-cell>
          <table:table-cell office:value-type="float" office:value="3.3731192350388" calcext:value-type="float">
            <text:p>3,3731192350388</text:p>
          </table:table-cell>
          <table:table-cell office:value-type="float" office:value="-73.168933011924" calcext:value-type="float">
            <text:p>-73,16893301192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259</text:p>
          </table:table-cell>
          <table:table-cell office:value-type="float" office:value="8.5186767578125" calcext:value-type="float">
            <text:p>8,5186767578125</text:p>
          </table:table-cell>
          <table:table-cell office:value-type="float" office:value="3.3043748140335" calcext:value-type="float">
            <text:p>3,3043748140335</text:p>
          </table:table-cell>
          <table:table-cell office:value-type="float" office:value="-43.994070618016" calcext:value-type="float">
            <text:p>-43,99407061801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270</text:p>
          </table:table-cell>
          <table:table-cell office:value-type="float" office:value="-0.63102461397648" calcext:value-type="float">
            <text:p>-0,63102461397648</text:p>
          </table:table-cell>
          <table:table-cell office:value-type="float" office:value="4.2146426439285" calcext:value-type="float">
            <text:p>4,2146426439285</text:p>
          </table:table-cell>
          <table:table-cell office:value-type="float" office:value="40.88322751841" calcext:value-type="float">
            <text:p>40,8832275184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281</text:p>
          </table:table-cell>
          <table:table-cell office:value-type="float" office:value="1.1188819259405" calcext:value-type="float">
            <text:p>1,1188819259405</text:p>
          </table:table-cell>
          <table:table-cell office:value-type="float" office:value="4.9886322021484" calcext:value-type="float">
            <text:p>4,9886322021484</text:p>
          </table:table-cell>
          <table:table-cell office:value-type="float" office:value="-68.033941232475" calcext:value-type="float">
            <text:p>-68,03394123247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292</text:p>
          </table:table-cell>
          <table:table-cell office:value-type="float" office:value="2.4095399677753" calcext:value-type="float">
            <text:p>2,4095399677753</text:p>
          </table:table-cell>
          <table:table-cell office:value-type="float" office:value="4.8231807351112" calcext:value-type="float">
            <text:p>4,8231807351112</text:p>
          </table:table-cell>
          <table:table-cell office:value-type="float" office:value="-47.946587489669" calcext:value-type="float">
            <text:p>-47,94658748966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03</text:p>
          </table:table-cell>
          <table:table-cell office:value-type="float" office:value="3.8729593157768" calcext:value-type="float">
            <text:p>3,8729593157768</text:p>
          </table:table-cell>
          <table:table-cell office:value-type="float" office:value="4.6311432123184" calcext:value-type="float">
            <text:p>4,6311432123184</text:p>
          </table:table-cell>
          <table:table-cell office:value-type="float" office:value="-19.649487392158" calcext:value-type="float">
            <text:p>-19,64948739215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14</text:p>
          </table:table-cell>
          <table:table-cell office:value-type="float" office:value="5.3265422582626" calcext:value-type="float">
            <text:p>5,3265422582626</text:p>
          </table:table-cell>
          <table:table-cell office:value-type="float" office:value="4.7396889328957" calcext:value-type="float">
            <text:p>4,7396889328957</text:p>
          </table:table-cell>
          <table:table-cell office:value-type="float" office:value="-33.208388811464" calcext:value-type="float">
            <text:p>-33,20838881146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25</text:p>
          </table:table-cell>
          <table:table-cell office:value-type="float" office:value="6.749484539032" calcext:value-type="float">
            <text:p>6,749484539032</text:p>
          </table:table-cell>
          <table:table-cell office:value-type="float" office:value="4.3306365609169" calcext:value-type="float">
            <text:p>4,3306365609169</text:p>
          </table:table-cell>
          <table:table-cell office:value-type="float" office:value="14.777510978614" calcext:value-type="float">
            <text:p>14,77751097861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36</text:p>
          </table:table-cell>
          <table:table-cell office:value-type="float" office:value="8.6812621355057" calcext:value-type="float">
            <text:p>8,6812621355057</text:p>
          </table:table-cell>
          <table:table-cell office:value-type="float" office:value="4.1220387816429" calcext:value-type="float">
            <text:p>4,1220387816429</text:p>
          </table:table-cell>
          <table:table-cell office:value-type="float" office:value="80.606661025126" calcext:value-type="float">
            <text:p>80,60666102512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47</text:p>
          </table:table-cell>
          <table:table-cell office:value-type="float" office:value="-0.43680418282747" calcext:value-type="float">
            <text:p>-0,43680418282747</text:p>
          </table:table-cell>
          <table:table-cell office:value-type="float" office:value="6.4093202352524" calcext:value-type="float">
            <text:p>6,4093202352524</text:p>
          </table:table-cell>
          <table:table-cell office:value-type="float" office:value="-71.345092384679" calcext:value-type="float">
            <text:p>-71,34509238467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58</text:p>
          </table:table-cell>
          <table:table-cell office:value-type="float" office:value="0.71045994758606" calcext:value-type="float">
            <text:p>0,71045994758606</text:p>
          </table:table-cell>
          <table:table-cell office:value-type="float" office:value="6.0114252567291" calcext:value-type="float">
            <text:p>6,0114252567291</text:p>
          </table:table-cell>
          <table:table-cell office:value-type="float" office:value="-6.0829139154428" calcext:value-type="float">
            <text:p>-6,082913915442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69</text:p>
          </table:table-cell>
          <table:table-cell office:value-type="float" office:value="2.5168257951736" calcext:value-type="float">
            <text:p>2,5168257951736</text:p>
          </table:table-cell>
          <table:table-cell office:value-type="float" office:value="6.0609436035156" calcext:value-type="float">
            <text:p>6,0609436035156</text:p>
          </table:table-cell>
          <table:table-cell office:value-type="float" office:value="-11.312881947323" calcext:value-type="float">
            <text:p>-11,31288194732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80</text:p>
          </table:table-cell>
          <table:table-cell office:value-type="float" office:value="3.9520546793938" calcext:value-type="float">
            <text:p>3,9520546793938</text:p>
          </table:table-cell>
          <table:table-cell office:value-type="float" office:value="6.2278419733047" calcext:value-type="float">
            <text:p>6,2278419733047</text:p>
          </table:table-cell>
          <table:table-cell office:value-type="float" office:value="-37.056689049788" calcext:value-type="float">
            <text:p>-37,05668904978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91</text:p>
          </table:table-cell>
          <table:table-cell office:value-type="float" office:value="5.59261739254" calcext:value-type="float">
            <text:p>5,59261739254</text:p>
          </table:table-cell>
          <table:table-cell office:value-type="float" office:value="5.6703984737396" calcext:value-type="float">
            <text:p>5,6703984737396</text:p>
          </table:table-cell>
          <table:table-cell office:value-type="float" office:value="63.171742068734" calcext:value-type="float">
            <text:p>63,1717420687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02</text:p>
          </table:table-cell>
          <table:table-cell office:value-type="float" office:value="6.8280875682831" calcext:value-type="float">
            <text:p>6,8280875682831</text:p>
          </table:table-cell>
          <table:table-cell office:value-type="float" office:value="5.7530790567398" calcext:value-type="float">
            <text:p>5,7530790567398</text:p>
          </table:table-cell>
          <table:table-cell office:value-type="float" office:value="34.281825943358" calcext:value-type="float">
            <text:p>34,28182594335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13</text:p>
          </table:table-cell>
          <table:table-cell office:value-type="float" office:value="8.5423642396927" calcext:value-type="float">
            <text:p>8,5423642396927</text:p>
          </table:table-cell>
          <table:table-cell office:value-type="float" office:value="6.398857831955" calcext:value-type="float">
            <text:p>6,398857831955</text:p>
          </table:table-cell>
          <table:table-cell office:value-type="float" office:value="-68.046877338628" calcext:value-type="float">
            <text:p>-68,04687733862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24</text:p>
          </table:table-cell>
          <table:table-cell office:value-type="float" office:value="-0.39772935211658" calcext:value-type="float">
            <text:p>-0,39772935211658</text:p>
          </table:table-cell>
          <table:table-cell office:value-type="float" office:value="7.7558785676956" calcext:value-type="float">
            <text:p>7,7558785676956</text:p>
          </table:table-cell>
          <table:table-cell office:value-type="float" office:value="-51.406876296754" calcext:value-type="float">
            <text:p>-51,40687629675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35</text:p>
          </table:table-cell>
          <table:table-cell office:value-type="float" office:value="0.73971852660179" calcext:value-type="float">
            <text:p>0,73971852660179</text:p>
          </table:table-cell>
          <table:table-cell office:value-type="float" office:value="7.3880732059479" calcext:value-type="float">
            <text:p>7,3880732059479</text:p>
          </table:table-cell>
          <table:table-cell office:value-type="float" office:value="14.383967704834" calcext:value-type="float">
            <text:p>14,38396770483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46</text:p>
          </table:table-cell>
          <table:table-cell office:value-type="float" office:value="2.6388856768608" calcext:value-type="float">
            <text:p>2,6388856768608</text:p>
          </table:table-cell>
          <table:table-cell office:value-type="float" office:value="7.0791310071945" calcext:value-type="float">
            <text:p>7,0791310071945</text:p>
          </table:table-cell>
          <table:table-cell office:value-type="float" office:value="81.134184910234" calcext:value-type="float">
            <text:p>81,1341849102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57</text:p>
          </table:table-cell>
          <table:table-cell office:value-type="float" office:value="3.7006476521492" calcext:value-type="float">
            <text:p>3,7006476521492</text:p>
          </table:table-cell>
          <table:table-cell office:value-type="float" office:value="7.499315738678" calcext:value-type="float">
            <text:p>7,499315738678</text:p>
          </table:table-cell>
          <table:table-cell office:value-type="float" office:value="0.090574258404553" calcext:value-type="float">
            <text:p>0,09057425840455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68</text:p>
          </table:table-cell>
          <table:table-cell office:value-type="float" office:value="5.2494442462921" calcext:value-type="float">
            <text:p>5,2494442462921</text:p>
          </table:table-cell>
          <table:table-cell office:value-type="float" office:value="7.626873254776" calcext:value-type="float">
            <text:p>7,626873254776</text:p>
          </table:table-cell>
          <table:table-cell office:value-type="float" office:value="-16.389499804017" calcext:value-type="float">
            <text:p>-16,38949980401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79</text:p>
          </table:table-cell>
          <table:table-cell office:value-type="float" office:value="6.8107938766479" calcext:value-type="float">
            <text:p>6,8107938766479</text:p>
          </table:table-cell>
          <table:table-cell office:value-type="float" office:value="7.7247208356857" calcext:value-type="float">
            <text:p>7,7247208356857</text:p>
          </table:table-cell>
          <table:table-cell office:value-type="float" office:value="-30.654409888444" calcext:value-type="float">
            <text:p>-30,65440988844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90</text:p>
          </table:table-cell>
          <table:table-cell office:value-type="float" office:value="8.8586646318436" calcext:value-type="float">
            <text:p>8,8586646318436</text:p>
          </table:table-cell>
          <table:table-cell office:value-type="float" office:value="7.9338759183884" calcext:value-type="float">
            <text:p>7,9338759183884</text:p>
          </table:table-cell>
          <table:table-cell office:value-type="float" office:value="-115.22234169541" calcext:value-type="float">
            <text:p>-115,2223416954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501</text:p>
          </table:table-cell>
          <table:table-cell office:value-type="float" office:value="-0.52560407668352" calcext:value-type="float">
            <text:p>-0,52560407668352</text:p>
          </table:table-cell>
          <table:table-cell office:value-type="float" office:value="8.9611613750458" calcext:value-type="float">
            <text:p>8,9611613750458</text:p>
          </table:table-cell>
          <table:table-cell office:value-type="float" office:value="6.918734236128" calcext:value-type="float">
            <text:p>6,91873423612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512</text:p>
          </table:table-cell>
          <table:table-cell office:value-type="float" office:value="1.0655903816223" calcext:value-type="float">
            <text:p>1,0655903816223</text:p>
          </table:table-cell>
          <table:table-cell office:value-type="float" office:value="9.4096928834915" calcext:value-type="float">
            <text:p>9,4096928834915</text:p>
          </table:table-cell>
          <table:table-cell office:value-type="float" office:value="-71.477856605676" calcext:value-type="float">
            <text:p>-71,47785660567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523</text:p>
          </table:table-cell>
          <table:table-cell office:value-type="float" office:value="2.4739834666252" calcext:value-type="float">
            <text:p>2,4739834666252</text:p>
          </table:table-cell>
          <table:table-cell office:value-type="float" office:value="9.0590822696686" calcext:value-type="float">
            <text:p>9,0590822696686</text:p>
          </table:table-cell>
          <table:table-cell office:value-type="float" office:value="-10.257196938916" calcext:value-type="float">
            <text:p>-10,25719693891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534</text:p>
          </table:table-cell>
          <table:table-cell office:value-type="float" office:value="3.8165053725243" calcext:value-type="float">
            <text:p>3,8165053725243</text:p>
          </table:table-cell>
          <table:table-cell office:value-type="float" office:value="9.054741859436" calcext:value-type="float">
            <text:p>9,054741859436</text:p>
          </table:table-cell>
          <table:table-cell office:value-type="float" office:value="-7.6692402362823" calcext:value-type="float">
            <text:p>-7,669240236282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545</text:p>
          </table:table-cell>
          <table:table-cell office:value-type="float" office:value="5.198723077774" calcext:value-type="float">
            <text:p>5,198723077774</text:p>
          </table:table-cell>
          <table:table-cell office:value-type="float" office:value="8.9992743730545" calcext:value-type="float">
            <text:p>8,9992743730545</text:p>
          </table:table-cell>
          <table:table-cell office:value-type="float" office:value="0.096867312558565" calcext:value-type="float">
            <text:p>0,09686731255856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556</text:p>
          </table:table-cell>
          <table:table-cell office:value-type="float" office:value="6.8697226047516" calcext:value-type="float">
            <text:p>6,8697226047516</text:p>
          </table:table-cell>
          <table:table-cell office:value-type="float" office:value="9.2875969409943" calcext:value-type="float">
            <text:p>9,2875969409943</text:p>
          </table:table-cell>
          <table:table-cell office:value-type="float" office:value="-41.130821036685" calcext:value-type="float">
            <text:p>-41,13082103668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567</text:p>
          </table:table-cell>
          <table:table-cell office:value-type="float" office:value="8.198493719101" calcext:value-type="float">
            <text:p>8,198493719101</text:p>
          </table:table-cell>
          <table:table-cell office:value-type="float" office:value="9.0003442764282" calcext:value-type="float">
            <text:p>9,0003442764282</text:p>
          </table:table-cell>
          <table:table-cell office:value-type="float" office:value="-0.12400259625665" calcext:value-type="float">
            <text:p>-0,1240025962566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578</text:p>
          </table:table-cell>
          <table:table-cell office:value-type="float" office:value="-0.80525532364845" calcext:value-type="float">
            <text:p>-0,80525532364845</text:p>
          </table:table-cell>
          <table:table-cell office:value-type="float" office:value="10.500642061234" calcext:value-type="float">
            <text:p>10,500642061234</text:p>
          </table:table-cell>
          <table:table-cell office:value-type="float" office:value="-0.090669829451782" calcext:value-type="float">
            <text:p>-0,09066982945178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589</text:p>
          </table:table-cell>
          <table:table-cell office:value-type="float" office:value="1.1735937744379" calcext:value-type="float">
            <text:p>1,1735937744379</text:p>
          </table:table-cell>
          <table:table-cell office:value-type="float" office:value="10.576051473618" calcext:value-type="float">
            <text:p>10,576051473618</text:p>
          </table:table-cell>
          <table:table-cell office:value-type="float" office:value="-18.914355404058" calcext:value-type="float">
            <text:p>-18,91435540405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15</text:p>
          </table:table-cell>
          <table:table-cell office:value-type="float" office:value="-0.88345557451248" calcext:value-type="float">
            <text:p>-0,88345557451248</text:p>
          </table:table-cell>
          <table:table-cell office:value-type="float" office:value="0.55088616907597" calcext:value-type="float">
            <text:p>0,55088616907597</text:p>
          </table:table-cell>
          <table:table-cell office:value-type="float" office:value="-56.053781205681" calcext:value-type="float">
            <text:p>-56,05378120568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50</text:p>
          </table:table-cell>
          <table:table-cell office:value-type="float" office:value="1.3340553641319" calcext:value-type="float">
            <text:p>1,3340553641319</text:p>
          </table:table-cell>
          <table:table-cell office:value-type="float" office:value="-0.57457458227873" calcext:value-type="float">
            <text:p>-0,57457458227873</text:p>
          </table:table-cell>
          <table:table-cell office:value-type="float" office:value="130.41757170562" calcext:value-type="float">
            <text:p>130,4175717056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61</text:p>
          </table:table-cell>
          <table:table-cell office:value-type="float" office:value="2.0598709583282" calcext:value-type="float">
            <text:p>2,0598709583282</text:p>
          </table:table-cell>
          <table:table-cell office:value-type="float" office:value="0.188621673733" calcext:value-type="float">
            <text:p>0,188621673733</text:p>
          </table:table-cell>
          <table:table-cell office:value-type="float" office:value="-19.936357334161" calcext:value-type="float">
            <text:p>-19,93635733416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72</text:p>
          </table:table-cell>
          <table:table-cell office:value-type="float" office:value="3.9284905791283" calcext:value-type="float">
            <text:p>3,9284905791283</text:p>
          </table:table-cell>
          <table:table-cell office:value-type="float" office:value="-0.0067839160328731" calcext:value-type="float">
            <text:p>-0,0067839160328731</text:p>
          </table:table-cell>
          <table:table-cell office:value-type="float" office:value="1.2231645097209" calcext:value-type="float">
            <text:p>1,223164509720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83</text:p>
          </table:table-cell>
          <table:table-cell office:value-type="float" office:value="5.8474147319794" calcext:value-type="float">
            <text:p>5,8474147319794</text:p>
          </table:table-cell>
          <table:table-cell office:value-type="float" office:value="0.42218834161758" calcext:value-type="float">
            <text:p>0,42218834161758</text:p>
          </table:table-cell>
          <table:table-cell office:value-type="float" office:value="-132.20002089336" calcext:value-type="float">
            <text:p>-132,2000208933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94</text:p>
          </table:table-cell>
          <table:table-cell office:value-type="float" office:value="6.5898358821869" calcext:value-type="float">
            <text:p>6,5898358821869</text:p>
          </table:table-cell>
          <table:table-cell office:value-type="float" office:value="-0.02347779693082" calcext:value-type="float">
            <text:p>-0,02347779693082</text:p>
          </table:table-cell>
          <table:table-cell office:value-type="float" office:value="2.5917901687182" calcext:value-type="float">
            <text:p>2,591790168718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105</text:p>
          </table:table-cell>
          <table:table-cell office:value-type="float" office:value="8.272984623909" calcext:value-type="float">
            <text:p>8,272984623909</text:p>
          </table:table-cell>
          <table:table-cell office:value-type="float" office:value="-0.41893295943737" calcext:value-type="float">
            <text:p>-0,41893295943737</text:p>
          </table:table-cell>
          <table:table-cell office:value-type="float" office:value="52.790195698951" calcext:value-type="float">
            <text:p>52,79019569895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116</text:p>
          </table:table-cell>
          <table:table-cell office:value-type="float" office:value="-0.18681464716792" calcext:value-type="float">
            <text:p>-0,18681464716792</text:p>
          </table:table-cell>
          <table:table-cell office:value-type="float" office:value="0.89366585016251" calcext:value-type="float">
            <text:p>0,89366585016251</text:p>
          </table:table-cell>
          <table:table-cell office:value-type="float" office:value="125.09884348341" calcext:value-type="float">
            <text:p>125,0988434834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127</text:p>
          </table:table-cell>
          <table:table-cell office:value-type="float" office:value="0.57150918990374" calcext:value-type="float">
            <text:p>0,57150918990374</text:p>
          </table:table-cell>
          <table:table-cell office:value-type="float" office:value="1.1756020784378" calcext:value-type="float">
            <text:p>1,1756020784378</text:p>
          </table:table-cell>
          <table:table-cell office:value-type="float" office:value="33.961935787444" calcext:value-type="float">
            <text:p>33,96193578744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138</text:p>
          </table:table-cell>
          <table:table-cell office:value-type="float" office:value="2.3392084240913" calcext:value-type="float">
            <text:p>2,3392084240913</text:p>
          </table:table-cell>
          <table:table-cell office:value-type="float" office:value="0.83640322089195" calcext:value-type="float">
            <text:p>0,83640322089195</text:p>
          </table:table-cell>
          <table:table-cell office:value-type="float" office:value="79.733121926617" calcext:value-type="float">
            <text:p>79,73312192661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149</text:p>
          </table:table-cell>
          <table:table-cell office:value-type="float" office:value="4.2260724306107" calcext:value-type="float">
            <text:p>4,2260724306107</text:p>
          </table:table-cell>
          <table:table-cell office:value-type="float" office:value="0.91221556067467" calcext:value-type="float">
            <text:p>0,91221556067467</text:p>
          </table:table-cell>
          <table:table-cell office:value-type="float" office:value="93.559721472916" calcext:value-type="float">
            <text:p>93,55972147291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160</text:p>
          </table:table-cell>
          <table:table-cell office:value-type="float" office:value="5.7530951499939" calcext:value-type="float">
            <text:p>5,7530951499939</text:p>
          </table:table-cell>
          <table:table-cell office:value-type="float" office:value="0.83664059638977" calcext:value-type="float">
            <text:p>0,83664059638977</text:p>
          </table:table-cell>
          <table:table-cell office:value-type="float" office:value="123.08653752515" calcext:value-type="float">
            <text:p>123,0865375251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171</text:p>
          </table:table-cell>
          <table:table-cell office:value-type="float" office:value="6.524670124054" calcext:value-type="float">
            <text:p>6,524670124054</text:p>
          </table:table-cell>
          <table:table-cell office:value-type="float" office:value="1.0905663669109" calcext:value-type="float">
            <text:p>1,0905663669109</text:p>
          </table:table-cell>
          <table:table-cell office:value-type="float" office:value="40.550886445744" calcext:value-type="float">
            <text:p>40,55088644574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182</text:p>
          </table:table-cell>
          <table:table-cell office:value-type="float" office:value="8.2683575153351" calcext:value-type="float">
            <text:p>8,2683575153351</text:p>
          </table:table-cell>
          <table:table-cell office:value-type="float" office:value="0.8761091530323" calcext:value-type="float">
            <text:p>0,8761091530323</text:p>
          </table:table-cell>
          <table:table-cell office:value-type="float" office:value="68.749014739018" calcext:value-type="float">
            <text:p>68,74901473901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193</text:p>
          </table:table-cell>
          <table:table-cell office:value-type="float" office:value="-0.19632156938314" calcext:value-type="float">
            <text:p>-0,19632156938314</text:p>
          </table:table-cell>
          <table:table-cell office:value-type="float" office:value="3.6944252252579" calcext:value-type="float">
            <text:p>3,6944252252579</text:p>
          </table:table-cell>
          <table:table-cell office:value-type="float" office:value="-129.41363966389" calcext:value-type="float">
            <text:p>-129,4136396638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204</text:p>
          </table:table-cell>
          <table:table-cell office:value-type="float" office:value="1.3861127197742" calcext:value-type="float">
            <text:p>1,3861127197742</text:p>
          </table:table-cell>
          <table:table-cell office:value-type="float" office:value="3.6659234762192" calcext:value-type="float">
            <text:p>3,6659234762192</text:p>
          </table:table-cell>
          <table:table-cell office:value-type="float" office:value="-139.61873084876" calcext:value-type="float">
            <text:p>-139,6187308487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215</text:p>
          </table:table-cell>
          <table:table-cell office:value-type="float" office:value="1.9727453589439" calcext:value-type="float">
            <text:p>1,9727453589439</text:p>
          </table:table-cell>
          <table:table-cell office:value-type="float" office:value="3.227698802948" calcext:value-type="float">
            <text:p>3,227698802948</text:p>
          </table:table-cell>
          <table:table-cell office:value-type="float" office:value="-18.136882098617" calcext:value-type="float">
            <text:p>-18,13688209861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226</text:p>
          </table:table-cell>
          <table:table-cell office:value-type="float" office:value="3.6333474516869" calcext:value-type="float">
            <text:p>3,6333474516869</text:p>
          </table:table-cell>
          <table:table-cell office:value-type="float" office:value="3.5478562116623" calcext:value-type="float">
            <text:p>3,5478562116623</text:p>
          </table:table-cell>
          <table:table-cell office:value-type="float" office:value="-57.545499437174" calcext:value-type="float">
            <text:p>-57,54549943717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237</text:p>
          </table:table-cell>
          <table:table-cell office:value-type="float" office:value="4.8204723000526" calcext:value-type="float">
            <text:p>4,8204723000526</text:p>
          </table:table-cell>
          <table:table-cell office:value-type="float" office:value="2.9783752560616" calcext:value-type="float">
            <text:p>2,9783752560616</text:p>
          </table:table-cell>
          <table:table-cell office:value-type="float" office:value="9.1732291469149" calcext:value-type="float">
            <text:p>9,173229146914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248</text:p>
          </table:table-cell>
          <table:table-cell office:value-type="float" office:value="7.2025549411774" calcext:value-type="float">
            <text:p>7,2025549411774</text:p>
          </table:table-cell>
          <table:table-cell office:value-type="float" office:value="3.6383360624313" calcext:value-type="float">
            <text:p>3,6383360624313</text:p>
          </table:table-cell>
          <table:table-cell office:value-type="float" office:value="-112.13361913232" calcext:value-type="float">
            <text:p>-112,1336191323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259</text:p>
          </table:table-cell>
          <table:table-cell office:value-type="float" office:value="8.3486700057983" calcext:value-type="float">
            <text:p>8,3486700057983</text:p>
          </table:table-cell>
          <table:table-cell office:value-type="float" office:value="3.451044857502" calcext:value-type="float">
            <text:p>3,451044857502</text:p>
          </table:table-cell>
          <table:table-cell office:value-type="float" office:value="-40.38894935778" calcext:value-type="float">
            <text:p>-40,3889493577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270</text:p>
          </table:table-cell>
          <table:table-cell office:value-type="float" office:value="-0.81683032214642" calcext:value-type="float">
            <text:p>-0,81683032214642</text:p>
          </table:table-cell>
          <table:table-cell office:value-type="float" office:value="3.9201033115387" calcext:value-type="float">
            <text:p>3,9201033115387</text:p>
          </table:table-cell>
          <table:table-cell office:value-type="float" office:value="62.627967755506" calcext:value-type="float">
            <text:p>62,62796775550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281</text:p>
          </table:table-cell>
          <table:table-cell office:value-type="float" office:value="1.0314150154591" calcext:value-type="float">
            <text:p>1,0314150154591</text:p>
          </table:table-cell>
          <table:table-cell office:value-type="float" office:value="5.3520858287811" calcext:value-type="float">
            <text:p>5,3520858287811</text:p>
          </table:table-cell>
          <table:table-cell office:value-type="float" office:value="-78.946800748254" calcext:value-type="float">
            <text:p>-78,94680074825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292</text:p>
          </table:table-cell>
          <table:table-cell office:value-type="float" office:value="2.2678644955158" calcext:value-type="float">
            <text:p>2,2678644955158</text:p>
          </table:table-cell>
          <table:table-cell office:value-type="float" office:value="5.143296122551" calcext:value-type="float">
            <text:p>5,143296122551</text:p>
          </table:table-cell>
          <table:table-cell office:value-type="float" office:value="-69.210129179013" calcext:value-type="float">
            <text:p>-69,21012917901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03</text:p>
          </table:table-cell>
          <table:table-cell office:value-type="float" office:value="3.5930705070496" calcext:value-type="float">
            <text:p>3,5930705070496</text:p>
          </table:table-cell>
          <table:table-cell office:value-type="float" office:value="4.7788292169571" calcext:value-type="float">
            <text:p>4,7788292169571</text:p>
          </table:table-cell>
          <table:table-cell office:value-type="float" office:value="-30.103713084178" calcext:value-type="float">
            <text:p>-30,10371308417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14</text:p>
          </table:table-cell>
          <table:table-cell office:value-type="float" office:value="5.0824731588364" calcext:value-type="float">
            <text:p>5,0824731588364</text:p>
          </table:table-cell>
          <table:table-cell office:value-type="float" office:value="4.9994960427284" calcext:value-type="float">
            <text:p>4,9994960427284</text:p>
          </table:table-cell>
          <table:table-cell office:value-type="float" office:value="-50.874421930617" calcext:value-type="float">
            <text:p>-50,87442193061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25</text:p>
          </table:table-cell>
          <table:table-cell office:value-type="float" office:value="6.3728737831116" calcext:value-type="float">
            <text:p>6,3728737831116</text:p>
          </table:table-cell>
          <table:table-cell office:value-type="float" office:value="4.2412513494492" calcext:value-type="float">
            <text:p>4,2412513494492</text:p>
          </table:table-cell>
          <table:table-cell office:value-type="float" office:value="10.560834958295" calcext:value-type="float">
            <text:p>10,56083495829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36</text:p>
          </table:table-cell>
          <table:table-cell office:value-type="float" office:value="8.8009083271027" calcext:value-type="float">
            <text:p>8,8009083271027</text:p>
          </table:table-cell>
          <table:table-cell office:value-type="float" office:value="3.8886696100235" calcext:value-type="float">
            <text:p>3,8886696100235</text:p>
          </table:table-cell>
          <table:table-cell office:value-type="float" office:value="123.66773975883" calcext:value-type="float">
            <text:p>123,6677397588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47</text:p>
          </table:table-cell>
          <table:table-cell office:value-type="float" office:value="-0.37423439323902" calcext:value-type="float">
            <text:p>-0,37423439323902</text:p>
          </table:table-cell>
          <table:table-cell office:value-type="float" office:value="6.7161637544632" calcext:value-type="float">
            <text:p>6,7161637544632</text:p>
          </table:table-cell>
          <table:table-cell office:value-type="float" office:value="-109.39538782569" calcext:value-type="float">
            <text:p>-109,3953878256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58</text:p>
          </table:table-cell>
          <table:table-cell office:value-type="float" office:value="0.44803626835346" calcext:value-type="float">
            <text:p>0,44803626835346</text:p>
          </table:table-cell>
          <table:table-cell office:value-type="float" office:value="6.1908137798309" calcext:value-type="float">
            <text:p>6,1908137798309</text:p>
          </table:table-cell>
          <table:table-cell office:value-type="float" office:value="-41.948033745881" calcext:value-type="float">
            <text:p>-41,94803374588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69</text:p>
          </table:table-cell>
          <table:table-cell office:value-type="float" office:value="2.2953709959984" calcext:value-type="float">
            <text:p>2,2953709959984</text:p>
          </table:table-cell>
          <table:table-cell office:value-type="float" office:value="6.1274063587189" calcext:value-type="float">
            <text:p>6,1274063587189</text:p>
          </table:table-cell>
          <table:table-cell office:value-type="float" office:value="-17.281129291862" calcext:value-type="float">
            <text:p>-17,28112929186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80</text:p>
          </table:table-cell>
          <table:table-cell office:value-type="float" office:value="3.775809109211" calcext:value-type="float">
            <text:p>3,775809109211</text:p>
          </table:table-cell>
          <table:table-cell office:value-type="float" office:value="6.4615172147751" calcext:value-type="float">
            <text:p>6,4615172147751</text:p>
          </table:table-cell>
          <table:table-cell office:value-type="float" office:value="-56.601040682216" calcext:value-type="float">
            <text:p>-56,60104068221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91</text:p>
          </table:table-cell>
          <table:table-cell office:value-type="float" office:value="5.5988711118698" calcext:value-type="float">
            <text:p>5,5988711118698</text:p>
          </table:table-cell>
          <table:table-cell office:value-type="float" office:value="5.4033386707306" calcext:value-type="float">
            <text:p>5,4033386707306</text:p>
          </table:table-cell>
          <table:table-cell office:value-type="float" office:value="96.79358400357" calcext:value-type="float">
            <text:p>96,7935840035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02</text:p>
          </table:table-cell>
          <table:table-cell office:value-type="float" office:value="6.5899455547333" calcext:value-type="float">
            <text:p>6,5899455547333</text:p>
          </table:table-cell>
          <table:table-cell office:value-type="float" office:value="5.4882848262787" calcext:value-type="float">
            <text:p>5,4882848262787</text:p>
          </table:table-cell>
          <table:table-cell office:value-type="float" office:value="52.438727230023" calcext:value-type="float">
            <text:p>52,43872723002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13</text:p>
          </table:table-cell>
          <table:table-cell office:value-type="float" office:value="8.5798358917236" calcext:value-type="float">
            <text:p>8,5798358917236</text:p>
          </table:table-cell>
          <table:table-cell office:value-type="float" office:value="6.7136031389236" calcext:value-type="float">
            <text:p>6,7136031389236</text:p>
          </table:table-cell>
          <table:table-cell office:value-type="float" office:value="-104.267639719" calcext:value-type="float">
            <text:p>-104,26763971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24</text:p>
          </table:table-cell>
          <table:table-cell office:value-type="float" office:value="-0.45500304549932" calcext:value-type="float">
            <text:p>-0,45500304549932</text:p>
          </table:table-cell>
          <table:table-cell office:value-type="float" office:value="7.9833263158798" calcext:value-type="float">
            <text:p>7,9833263158798</text:p>
          </table:table-cell>
          <table:table-cell office:value-type="float" office:value="-78.654894403591" calcext:value-type="float">
            <text:p>-78,65489440359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35</text:p>
          </table:table-cell>
          <table:table-cell office:value-type="float" office:value="0.38163207471371" calcext:value-type="float">
            <text:p>0,38163207471371</text:p>
          </table:table-cell>
          <table:table-cell office:value-type="float" office:value="7.2579079866409" calcext:value-type="float">
            <text:p>7,2579079866409</text:p>
          </table:table-cell>
          <table:table-cell office:value-type="float" office:value="22.05200863492" calcext:value-type="float">
            <text:p>22,0520086349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46</text:p>
          </table:table-cell>
          <table:table-cell office:value-type="float" office:value="2.7680325508118" calcext:value-type="float">
            <text:p>2,7680325508118</text:p>
          </table:table-cell>
          <table:table-cell office:value-type="float" office:value="6.8143993616104" calcext:value-type="float">
            <text:p>6,8143993616104</text:p>
          </table:table-cell>
          <table:table-cell office:value-type="float" office:value="124.22010397455" calcext:value-type="float">
            <text:p>124,2201039745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57</text:p>
          </table:table-cell>
          <table:table-cell office:value-type="float" office:value="3.3018153905869" calcext:value-type="float">
            <text:p>3,3018153905869</text:p>
          </table:table-cell>
          <table:table-cell office:value-type="float" office:value="7.4985814094543" calcext:value-type="float">
            <text:p>7,4985814094543</text:p>
          </table:table-cell>
          <table:table-cell office:value-type="float" office:value="0.14883445154662" calcext:value-type="float">
            <text:p>0,1488344515466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68</text:p>
          </table:table-cell>
          <table:table-cell office:value-type="float" office:value="4.8988834023476" calcext:value-type="float">
            <text:p>4,8988834023476</text:p>
          </table:table-cell>
          <table:table-cell office:value-type="float" office:value="7.7731239795685" calcext:value-type="float">
            <text:p>7,7731239795685</text:p>
          </table:table-cell>
          <table:table-cell office:value-type="float" office:value="-25.069430565378" calcext:value-type="float">
            <text:p>-25,06943056537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79</text:p>
          </table:table-cell>
          <table:table-cell office:value-type="float" office:value="6.5480768680573" calcext:value-type="float">
            <text:p>6,5480768680573</text:p>
          </table:table-cell>
          <table:table-cell office:value-type="float" office:value="7.9702478647232" calcext:value-type="float">
            <text:p>7,9702478647232</text:p>
          </table:table-cell>
          <table:table-cell office:value-type="float" office:value="-46.961550499983" calcext:value-type="float">
            <text:p>-46,96155049998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90</text:p>
          </table:table-cell>
          <table:table-cell office:value-type="float" office:value="9.1186606884003" calcext:value-type="float">
            <text:p>9,1186606884003</text:p>
          </table:table-cell>
          <table:table-cell office:value-type="float" office:value="7.996239066124" calcext:value-type="float">
            <text:p>7,996239066124</text:p>
          </table:table-cell>
          <table:table-cell office:value-type="float" office:value="-176.47364944409" calcext:value-type="float">
            <text:p>-176,4736494440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501</text:p>
          </table:table-cell>
          <table:table-cell office:value-type="float" office:value="-0.77325865626335" calcext:value-type="float">
            <text:p>-0,77325865626335</text:p>
          </table:table-cell>
          <table:table-cell office:value-type="float" office:value="8.9169043302536" calcext:value-type="float">
            <text:p>8,9169043302536</text:p>
          </table:table-cell>
          <table:table-cell office:value-type="float" office:value="10.643943290042" calcext:value-type="float">
            <text:p>10,64394329004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512</text:p>
          </table:table-cell>
          <table:table-cell office:value-type="float" office:value="1.1297203600407" calcext:value-type="float">
            <text:p>1,1297203600407</text:p>
          </table:table-cell>
          <table:table-cell office:value-type="float" office:value="9.7169780731201" calcext:value-type="float">
            <text:p>9,7169780731201</text:p>
          </table:table-cell>
          <table:table-cell office:value-type="float" office:value="-109.55070310338" calcext:value-type="float">
            <text:p>-109,5507031033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523</text:p>
          </table:table-cell>
          <table:table-cell office:value-type="float" office:value="2.1955540776253" calcext:value-type="float">
            <text:p>2,1955540776253</text:p>
          </table:table-cell>
          <table:table-cell office:value-type="float" office:value="9.0977478027344" calcext:value-type="float">
            <text:p>9,0977478027344</text:p>
          </table:table-cell>
          <table:table-cell office:value-type="float" office:value="-3.1089963047368" calcext:value-type="float">
            <text:p>-3,108996304736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534</text:p>
          </table:table-cell>
          <table:table-cell office:value-type="float" office:value="3.4866243600845" calcext:value-type="float">
            <text:p>3,4866243600845</text:p>
          </table:table-cell>
          <table:table-cell office:value-type="float" office:value="9.1186761856079" calcext:value-type="float">
            <text:p>9,1186761856079</text:p>
          </table:table-cell>
          <table:table-cell office:value-type="float" office:value="-11.818896053703" calcext:value-type="float">
            <text:p>-11,81889605370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545</text:p>
          </table:table-cell>
          <table:table-cell office:value-type="float" office:value="4.8010683059692" calcext:value-type="float">
            <text:p>4,8010683059692</text:p>
          </table:table-cell>
          <table:table-cell office:value-type="float" office:value="8.9986771345139" calcext:value-type="float">
            <text:p>8,9986771345139</text:p>
          </table:table-cell>
          <table:table-cell office:value-type="float" office:value="0.12773624028133" calcext:value-type="float">
            <text:p>0,1277362402813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556</text:p>
          </table:table-cell>
          <table:table-cell office:value-type="float" office:value="6.6849803924561" calcext:value-type="float">
            <text:p>6,6849803924561</text:p>
          </table:table-cell>
          <table:table-cell office:value-type="float" office:value="9.5825845003128" calcext:value-type="float">
            <text:p>9,5825845003128</text:p>
          </table:table-cell>
          <table:table-cell office:value-type="float" office:value="-62.879152358717" calcext:value-type="float">
            <text:p>-62,87915235871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567</text:p>
          </table:table-cell>
          <table:table-cell office:value-type="float" office:value="7.8011959791183" calcext:value-type="float">
            <text:p>7,8011959791183</text:p>
          </table:table-cell>
          <table:table-cell office:value-type="float" office:value="9.0013611316681" calcext:value-type="float">
            <text:p>9,0013611316681</text:p>
          </table:table-cell>
          <table:table-cell office:value-type="float" office:value="-0.19343860245719" calcext:value-type="float">
            <text:p>-0,1934386024571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578</text:p>
          </table:table-cell>
          <table:table-cell office:value-type="float" office:value="-1.2037342786789" calcext:value-type="float">
            <text:p>-1,2037342786789</text:p>
          </table:table-cell>
          <table:table-cell office:value-type="float" office:value="10.501371622086" calcext:value-type="float">
            <text:p>10,501371622086</text:p>
          </table:table-cell>
          <table:table-cell office:value-type="float" office:value="-0.10750643689494" calcext:value-type="float">
            <text:p>-0,1075064368949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589</text:p>
          </table:table-cell>
          <table:table-cell office:value-type="float" office:value="1.0028163343668" calcext:value-type="float">
            <text:p>1,0028163343668</text:p>
          </table:table-cell>
          <table:table-cell office:value-type="float" office:value="10.632764101028" calcext:value-type="float">
            <text:p>10,632764101028</text:p>
          </table:table-cell>
          <table:table-cell office:value-type="float" office:value="-15.371505811716" calcext:value-type="float">
            <text:p>-15,37150581171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15</text:p>
          </table:table-cell>
          <table:table-cell office:value-type="float" office:value="-1.000669375062" calcext:value-type="float">
            <text:p>-1,000669375062</text:p>
          </table:table-cell>
          <table:table-cell office:value-type="float" office:value="0.88569693267345" calcext:value-type="float">
            <text:p>0,88569693267345</text:p>
          </table:table-cell>
          <table:table-cell office:value-type="float" office:value="-75.100472018977" calcext:value-type="float">
            <text:p>-75,10047201897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50</text:p>
          </table:table-cell>
          <table:table-cell office:value-type="float" office:value="1.6413468122482" calcext:value-type="float">
            <text:p>1,6413468122482</text:p>
          </table:table-cell>
          <table:table-cell office:value-type="float" office:value="-0.55961329489946" calcext:value-type="float">
            <text:p>-0,55961329489946</text:p>
          </table:table-cell>
          <table:table-cell office:value-type="float" office:value="-179.3561938462" calcext:value-type="float">
            <text:p>-179,356193846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61</text:p>
          </table:table-cell>
          <table:table-cell office:value-type="float" office:value="1.7741656303406" calcext:value-type="float">
            <text:p>1,7741656303406</text:p>
          </table:table-cell>
          <table:table-cell office:value-type="float" office:value="0.32447375357151" calcext:value-type="float">
            <text:p>0,32447375357151</text:p>
          </table:table-cell>
          <table:table-cell office:value-type="float" office:value="-26.828238728699" calcext:value-type="float">
            <text:p>-26,82823872869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72</text:p>
          </table:table-cell>
          <table:table-cell office:value-type="float" office:value="3.7494891881943" calcext:value-type="float">
            <text:p>3,7494891881943</text:p>
          </table:table-cell>
          <table:table-cell office:value-type="float" office:value="-0.012079168809578" calcext:value-type="float">
            <text:p>-0,012079168809578</text:p>
          </table:table-cell>
          <table:table-cell office:value-type="float" office:value="1.6585648724228" calcext:value-type="float">
            <text:p>1,658564872422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83</text:p>
          </table:table-cell>
          <table:table-cell office:value-type="float" office:value="5.5929177999496" calcext:value-type="float">
            <text:p>5,5929177999496</text:p>
          </table:table-cell>
          <table:table-cell office:value-type="float" office:value="0.17543535679579" calcext:value-type="float">
            <text:p>0,17543535679579</text:p>
          </table:table-cell>
          <table:table-cell office:value-type="float" office:value="-119.06318300089" calcext:value-type="float">
            <text:p>-119,0631830008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94</text:p>
          </table:table-cell>
          <table:table-cell office:value-type="float" office:value="6.2882590293884" calcext:value-type="float">
            <text:p>6,2882590293884</text:p>
          </table:table-cell>
          <table:table-cell office:value-type="float" office:value="-0.03274240065366" calcext:value-type="float">
            <text:p>-0,03274240065366</text:p>
          </table:table-cell>
          <table:table-cell office:value-type="float" office:value="1.4497283134301" calcext:value-type="float">
            <text:p>1,449728313430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105</text:p>
          </table:table-cell>
          <table:table-cell office:value-type="float" office:value="8.1582593917847" calcext:value-type="float">
            <text:p>8,1582593917847</text:p>
          </table:table-cell>
          <table:table-cell office:value-type="float" office:value="-0.58500278741121" calcext:value-type="float">
            <text:p>-0,58500278741121</text:p>
          </table:table-cell>
          <table:table-cell office:value-type="float" office:value="72.654174391631" calcext:value-type="float">
            <text:p>72,65417439163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116</text:p>
          </table:table-cell>
          <table:table-cell office:value-type="float" office:value="-0.051651177927852" calcext:value-type="float">
            <text:p>-0,051651177927852</text:p>
          </table:table-cell>
          <table:table-cell office:value-type="float" office:value="0.81884004175663" calcext:value-type="float">
            <text:p>0,81884004175663</text:p>
          </table:table-cell>
          <table:table-cell office:value-type="float" office:value="148.51942791301" calcext:value-type="float">
            <text:p>148,5194279130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127</text:p>
          </table:table-cell>
          <table:table-cell office:value-type="float" office:value="0.3409830853343" calcext:value-type="float">
            <text:p>0,3409830853343</text:p>
          </table:table-cell>
          <table:table-cell office:value-type="float" office:value="1.0321199893951" calcext:value-type="float">
            <text:p>1,0321199893951</text:p>
          </table:table-cell>
          <table:table-cell office:value-type="float" office:value="30.553661334287" calcext:value-type="float">
            <text:p>30,55366133428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138</text:p>
          </table:table-cell>
          <table:table-cell office:value-type="float" office:value="2.4040529131889" calcext:value-type="float">
            <text:p>2,4040529131889</text:p>
          </table:table-cell>
          <table:table-cell office:value-type="float" office:value="0.50672829151154" calcext:value-type="float">
            <text:p>0,50672829151154</text:p>
          </table:table-cell>
          <table:table-cell office:value-type="float" office:value="107.35751716954" calcext:value-type="float">
            <text:p>107,3575171695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149</text:p>
          </table:table-cell>
          <table:table-cell office:value-type="float" office:value="4.1990274190903" calcext:value-type="float">
            <text:p>4,1990274190903</text:p>
          </table:table-cell>
          <table:table-cell office:value-type="float" office:value="0.77293626964092" calcext:value-type="float">
            <text:p>0,77293626964092</text:p>
          </table:table-cell>
          <table:table-cell office:value-type="float" office:value="80.843235277067" calcext:value-type="float">
            <text:p>80,84323527706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160</text:p>
          </table:table-cell>
          <table:table-cell office:value-type="float" office:value="5.5739593505859" calcext:value-type="float">
            <text:p>5,5739593505859</text:p>
          </table:table-cell>
          <table:table-cell office:value-type="float" office:value="1.1494493484497" calcext:value-type="float">
            <text:p>1,1494493484497</text:p>
          </table:table-cell>
          <table:table-cell office:value-type="float" office:value="134.15821798288" calcext:value-type="float">
            <text:p>134,1582179828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171</text:p>
          </table:table-cell>
          <table:table-cell office:value-type="float" office:value="6.302598118782" calcext:value-type="float">
            <text:p>6,302598118782</text:p>
          </table:table-cell>
          <table:table-cell office:value-type="float" office:value="0.81254675984383" calcext:value-type="float">
            <text:p>0,81254675984383</text:p>
          </table:table-cell>
          <table:table-cell office:value-type="float" office:value="54.549301126201" calcext:value-type="float">
            <text:p>54,54930112620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182</text:p>
          </table:table-cell>
          <table:table-cell office:value-type="float" office:value="8.1960135698318" calcext:value-type="float">
            <text:p>8,1960135698318</text:p>
          </table:table-cell>
          <table:table-cell office:value-type="float" office:value="0.57839464396238" calcext:value-type="float">
            <text:p>0,57839464396238</text:p>
          </table:table-cell>
          <table:table-cell office:value-type="float" office:value="78.290647002542" calcext:value-type="float">
            <text:p>78,29064700254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193</text:p>
          </table:table-cell>
          <table:table-cell office:value-type="float" office:value="0.093217054381967" calcext:value-type="float">
            <text:p>0,093217054381967</text:p>
          </table:table-cell>
          <table:table-cell office:value-type="float" office:value="3.7688624858856" calcext:value-type="float">
            <text:p>3,7688624858856</text:p>
          </table:table-cell>
          <table:table-cell office:value-type="float" office:value="-174.28940876274" calcext:value-type="float">
            <text:p>-174,2894087627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204</text:p>
          </table:table-cell>
          <table:table-cell office:value-type="float" office:value="1.5739241242409" calcext:value-type="float">
            <text:p>1,5739241242409</text:p>
          </table:table-cell>
          <table:table-cell office:value-type="float" office:value="3.6870247125626" calcext:value-type="float">
            <text:p>3,6870247125626</text:p>
          </table:table-cell>
          <table:table-cell office:value-type="float" office:value="-178.95097185852" calcext:value-type="float">
            <text:p>-178,9509718585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215</text:p>
          </table:table-cell>
          <table:table-cell office:value-type="float" office:value="1.6997292637825" calcext:value-type="float">
            <text:p>1,6997292637825</text:p>
          </table:table-cell>
          <table:table-cell office:value-type="float" office:value="3.2912483811378" calcext:value-type="float">
            <text:p>3,2912483811378</text:p>
          </table:table-cell>
          <table:table-cell office:value-type="float" office:value="-11.804708534745" calcext:value-type="float">
            <text:p>-11,80470853474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226</text:p>
          </table:table-cell>
          <table:table-cell office:value-type="float" office:value="3.43156427145" calcext:value-type="float">
            <text:p>3,43156427145</text:p>
          </table:table-cell>
          <table:table-cell office:value-type="float" office:value="3.5838216543198" calcext:value-type="float">
            <text:p>3,5838216543198</text:p>
          </table:table-cell>
          <table:table-cell office:value-type="float" office:value="-6.8161213758645" calcext:value-type="float">
            <text:p>-6,816121375864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237</text:p>
          </table:table-cell>
          <table:table-cell office:value-type="float" office:value="4.5520305633545" calcext:value-type="float">
            <text:p>4,5520305633545</text:p>
          </table:table-cell>
          <table:table-cell office:value-type="float" office:value="2.7945363521576" calcext:value-type="float">
            <text:p>2,7945363521576</text:p>
          </table:table-cell>
          <table:table-cell office:value-type="float" office:value="41.364128802233" calcext:value-type="float">
            <text:p>41,36412880223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248</text:p>
          </table:table-cell>
          <table:table-cell office:value-type="float" office:value="7.426745891571" calcext:value-type="float">
            <text:p>7,426745891571</text:p>
          </table:table-cell>
          <table:table-cell office:value-type="float" office:value="3.7978875637054" calcext:value-type="float">
            <text:p>3,7978875637054</text:p>
          </table:table-cell>
          <table:table-cell office:value-type="float" office:value="-151.14773306877" calcext:value-type="float">
            <text:p>-151,1477330687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259</text:p>
          </table:table-cell>
          <table:table-cell office:value-type="float" office:value="8.2111579179764" calcext:value-type="float">
            <text:p>8,2111579179764</text:p>
          </table:table-cell>
          <table:table-cell office:value-type="float" office:value="3.5943534970284" calcext:value-type="float">
            <text:p>3,5943534970284</text:p>
          </table:table-cell>
          <table:table-cell office:value-type="float" office:value="-48.235387938797" calcext:value-type="float">
            <text:p>-48,23538793879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270</text:p>
          </table:table-cell>
          <table:table-cell office:value-type="float" office:value="-0.88070005178452" calcext:value-type="float">
            <text:p>-0,88070005178452</text:p>
          </table:table-cell>
          <table:table-cell office:value-type="float" office:value="3.5778203606606" calcext:value-type="float">
            <text:p>3,5778203606606</text:p>
          </table:table-cell>
          <table:table-cell office:value-type="float" office:value="84.318141269076" calcext:value-type="float">
            <text:p>84,31814126907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281</text:p>
          </table:table-cell>
          <table:table-cell office:value-type="float" office:value="1.0131043195724" calcext:value-type="float">
            <text:p>1,0131043195724</text:p>
          </table:table-cell>
          <table:table-cell office:value-type="float" office:value="5.7244569063187" calcext:value-type="float">
            <text:p>5,7244569063187</text:p>
          </table:table-cell>
          <table:table-cell office:value-type="float" office:value="-89.797200670668" calcext:value-type="float">
            <text:p>-89,79720067066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292</text:p>
          </table:table-cell>
          <table:table-cell office:value-type="float" office:value="2.1822145581245" calcext:value-type="float">
            <text:p>2,1822145581245</text:p>
          </table:table-cell>
          <table:table-cell office:value-type="float" office:value="5.5100923776627" calcext:value-type="float">
            <text:p>5,5100923776627</text:p>
          </table:table-cell>
          <table:table-cell office:value-type="float" office:value="-78.611473368991" calcext:value-type="float">
            <text:p>-78,61147336899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03</text:p>
          </table:table-cell>
          <table:table-cell office:value-type="float" office:value="3.3445975184441" calcext:value-type="float">
            <text:p>3,3445975184441</text:p>
          </table:table-cell>
          <table:table-cell office:value-type="float" office:value="4.9748215079308" calcext:value-type="float">
            <text:p>4,9748215079308</text:p>
          </table:table-cell>
          <table:table-cell office:value-type="float" office:value="-40.55524973353" calcext:value-type="float">
            <text:p>-40,5552497335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14</text:p>
          </table:table-cell>
          <table:table-cell office:value-type="float" office:value="4.9282938241959" calcext:value-type="float">
            <text:p>4,9282938241959</text:p>
          </table:table-cell>
          <table:table-cell office:value-type="float" office:value="5.3219640254974" calcext:value-type="float">
            <text:p>5,3219640254974</text:p>
          </table:table-cell>
          <table:table-cell office:value-type="float" office:value="-68.508251457457" calcext:value-type="float">
            <text:p>-68,50825145745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25</text:p>
          </table:table-cell>
          <table:table-cell office:value-type="float" office:value="6.0125762224197" calcext:value-type="float">
            <text:p>6,0125762224197</text:p>
          </table:table-cell>
          <table:table-cell office:value-type="float" office:value="4.2551484704018" calcext:value-type="float">
            <text:p>4,2551484704018</text:p>
          </table:table-cell>
          <table:table-cell office:value-type="float" office:value="-6.2038490821601" calcext:value-type="float">
            <text:p>-6,203849082160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36</text:p>
          </table:table-cell>
          <table:table-cell office:value-type="float" office:value="9.0477216243744" calcext:value-type="float">
            <text:p>9,0477216243744</text:p>
          </table:table-cell>
          <table:table-cell office:value-type="float" office:value="3.8000121712685" calcext:value-type="float">
            <text:p>3,8000121712685</text:p>
          </table:table-cell>
          <table:table-cell office:value-type="float" office:value="166.72791645026" calcext:value-type="float">
            <text:p>166,7279164502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47</text:p>
          </table:table-cell>
          <table:table-cell office:value-type="float" office:value="-0.23360200226307" calcext:value-type="float">
            <text:p>-0,23360200226307</text:p>
          </table:table-cell>
          <table:table-cell office:value-type="float" office:value="6.8568563461304" calcext:value-type="float">
            <text:p>6,8568563461304</text:p>
          </table:table-cell>
          <table:table-cell office:value-type="float" office:value="-140.52591202365" calcext:value-type="float">
            <text:p>-140,5259120236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58</text:p>
          </table:table-cell>
          <table:table-cell office:value-type="float" office:value="0.34057050943375" calcext:value-type="float">
            <text:p>0,34057050943375</text:p>
          </table:table-cell>
          <table:table-cell office:value-type="float" office:value="6.4908075332642" calcext:value-type="float">
            <text:p>6,4908075332642</text:p>
          </table:table-cell>
          <table:table-cell office:value-type="float" office:value="-77.768193688362" calcext:value-type="float">
            <text:p>-77,76819368836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69</text:p>
          </table:table-cell>
          <table:table-cell office:value-type="float" office:value="2.0823404192924" calcext:value-type="float">
            <text:p>2,0823404192924</text:p>
          </table:table-cell>
          <table:table-cell office:value-type="float" office:value="6.216356754303" calcext:value-type="float">
            <text:p>6,216356754303</text:p>
          </table:table-cell>
          <table:table-cell office:value-type="float" office:value="-23.270394392074" calcext:value-type="float">
            <text:p>-23,27039439207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80</text:p>
          </table:table-cell>
          <table:table-cell office:value-type="float" office:value="3.6400157213211" calcext:value-type="float">
            <text:p>3,6400157213211</text:p>
          </table:table-cell>
          <table:table-cell office:value-type="float" office:value="6.7502385377884" calcext:value-type="float">
            <text:p>6,7502385377884</text:p>
          </table:table-cell>
          <table:table-cell office:value-type="float" office:value="-64.320253718431" calcext:value-type="float">
            <text:p>-64,32025371843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91</text:p>
          </table:table-cell>
          <table:table-cell office:value-type="float" office:value="5.751867890358" calcext:value-type="float">
            <text:p>5,751867890358</text:p>
          </table:table-cell>
          <table:table-cell office:value-type="float" office:value="5.1843297481537" calcext:value-type="float">
            <text:p>5,1843297481537</text:p>
          </table:table-cell>
          <table:table-cell office:value-type="float" office:value="130.42951693201" calcext:value-type="float">
            <text:p>130,4295169320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02</text:p>
          </table:table-cell>
          <table:table-cell office:value-type="float" office:value="6.4329183101654" calcext:value-type="float">
            <text:p>6,4329183101654</text:p>
          </table:table-cell>
          <table:table-cell office:value-type="float" office:value="5.1856410503387" calcext:value-type="float">
            <text:p>5,1856410503387</text:p>
          </table:table-cell>
          <table:table-cell office:value-type="float" office:value="63.265971317413" calcext:value-type="float">
            <text:p>63,26597131741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13</text:p>
          </table:table-cell>
          <table:table-cell office:value-type="float" office:value="8.7950772047043" calcext:value-type="float">
            <text:p>8,7950772047043</text:p>
          </table:table-cell>
          <table:table-cell office:value-type="float" office:value="6.9457393884659" calcext:value-type="float">
            <text:p>6,9457393884659</text:p>
          </table:table-cell>
          <table:table-cell office:value-type="float" office:value="-140.54918744761" calcext:value-type="float">
            <text:p>-140,5491874476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24</text:p>
          </table:table-cell>
          <table:table-cell office:value-type="float" office:value="-0.40319245308638" calcext:value-type="float">
            <text:p>-0,40319245308638</text:p>
          </table:table-cell>
          <table:table-cell office:value-type="float" office:value="8.2120770215988" calcext:value-type="float">
            <text:p>8,2120770215988</text:p>
          </table:table-cell>
          <table:table-cell office:value-type="float" office:value="-105.89337956374" calcext:value-type="float">
            <text:p>-105,8933795637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35</text:p>
          </table:table-cell>
          <table:table-cell office:value-type="float" office:value="0.1660455390811" calcext:value-type="float">
            <text:p>0,1660455390811</text:p>
          </table:table-cell>
          <table:table-cell office:value-type="float" office:value="7.1321254968643" calcext:value-type="float">
            <text:p>7,1321254968643</text:p>
          </table:table-cell>
          <table:table-cell office:value-type="float" office:value="33.030027037214" calcext:value-type="float">
            <text:p>33,03002703721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46</text:p>
          </table:table-cell>
          <table:table-cell office:value-type="float" office:value="3.0426222085953" calcext:value-type="float">
            <text:p>3,0426222085953</text:p>
          </table:table-cell>
          <table:table-cell office:value-type="float" office:value="6.7103731632233" calcext:value-type="float">
            <text:p>6,7103731632233</text:p>
          </table:table-cell>
          <table:table-cell office:value-type="float" office:value="167.27650848923" calcext:value-type="float">
            <text:p>167,2765084892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57</text:p>
          </table:table-cell>
          <table:table-cell office:value-type="float" office:value="2.9026907682419" calcext:value-type="float">
            <text:p>2,9026907682419</text:p>
          </table:table-cell>
          <table:table-cell office:value-type="float" office:value="7.4975609779358" calcext:value-type="float">
            <text:p>7,4975609779358</text:p>
          </table:table-cell>
          <table:table-cell office:value-type="float" office:value="0.20232534178408" calcext:value-type="float">
            <text:p>0,2023253417840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68</text:p>
          </table:table-cell>
          <table:table-cell office:value-type="float" office:value="4.5747780799866" calcext:value-type="float">
            <text:p>4,5747780799866</text:p>
          </table:table-cell>
          <table:table-cell office:value-type="float" office:value="7.9700356721878" calcext:value-type="float">
            <text:p>7,9700356721878</text:p>
          </table:table-cell>
          <table:table-cell office:value-type="float" office:value="-33.769394182096" calcext:value-type="float">
            <text:p>-33,76939418209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79</text:p>
          </table:table-cell>
          <table:table-cell office:value-type="float" office:value="6.3655406236649" calcext:value-type="float">
            <text:p>6,3655406236649</text:p>
          </table:table-cell>
          <table:table-cell office:value-type="float" office:value="8.2803457975388" calcext:value-type="float">
            <text:p>8,2803457975388</text:p>
          </table:table-cell>
          <table:table-cell office:value-type="float" office:value="-63.224169858702" calcext:value-type="float">
            <text:p>-63,22416985870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90</text:p>
          </table:table-cell>
          <table:table-cell office:value-type="float" office:value="9.2982119321823" calcext:value-type="float">
            <text:p>9,2982119321823</text:p>
          </table:table-cell>
          <table:table-cell office:value-type="float" office:value="7.7985864877701" calcext:value-type="float">
            <text:p>7,7985864877701</text:p>
          </table:table-cell>
          <table:table-cell office:value-type="float" office:value="122.42062532218" calcext:value-type="float">
            <text:p>122,4206253221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501</text:p>
          </table:table-cell>
          <table:table-cell office:value-type="float" office:value="-1.0504833608866" calcext:value-type="float">
            <text:p>-1,0504833608866</text:p>
          </table:table-cell>
          <table:table-cell office:value-type="float" office:value="8.8913786411285" calcext:value-type="float">
            <text:p>8,8913786411285</text:p>
          </table:table-cell>
          <table:table-cell office:value-type="float" office:value="1.9630092629202" calcext:value-type="float">
            <text:p>1,963009262920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512</text:p>
          </table:table-cell>
          <table:table-cell office:value-type="float" office:value="1.3686373829842" calcext:value-type="float">
            <text:p>1,3686373829842</text:p>
          </table:table-cell>
          <table:table-cell office:value-type="float" office:value="9.9212646484375" calcext:value-type="float">
            <text:p>9,9212646484375</text:p>
          </table:table-cell>
          <table:table-cell office:value-type="float" office:value="-146.80486423954" calcext:value-type="float">
            <text:p>-146,8048642395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523</text:p>
          </table:table-cell>
          <table:table-cell office:value-type="float" office:value="1.888283342123" calcext:value-type="float">
            <text:p>1,888283342123</text:p>
          </table:table-cell>
          <table:table-cell office:value-type="float" office:value="9.0006506443024" calcext:value-type="float">
            <text:p>9,0006506443024</text:p>
          </table:table-cell>
          <table:table-cell office:value-type="float" office:value="23.178867853371" calcext:value-type="float">
            <text:p>23,17886785337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534</text:p>
          </table:table-cell>
          <table:table-cell office:value-type="float" office:value="3.1575828790665" calcext:value-type="float">
            <text:p>3,1575828790665</text:p>
          </table:table-cell>
          <table:table-cell office:value-type="float" office:value="9.218864440918" calcext:value-type="float">
            <text:p>9,218864440918</text:p>
          </table:table-cell>
          <table:table-cell office:value-type="float" office:value="-19.480460388645" calcext:value-type="float">
            <text:p>-19,48046038864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545</text:p>
          </table:table-cell>
          <table:table-cell office:value-type="float" office:value="4.4033718109131" calcext:value-type="float">
            <text:p>4,4033718109131</text:p>
          </table:table-cell>
          <table:table-cell office:value-type="float" office:value="8.9980065822601" calcext:value-type="float">
            <text:p>8,9980065822601</text:p>
          </table:table-cell>
          <table:table-cell office:value-type="float" office:value="0.14788891147276" calcext:value-type="float">
            <text:p>0,1478889114727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556</text:p>
          </table:table-cell>
          <table:table-cell office:value-type="float" office:value="6.6222822666168" calcext:value-type="float">
            <text:p>6,6222822666168</text:p>
          </table:table-cell>
          <table:table-cell office:value-type="float" office:value="9.9250060319901" calcext:value-type="float">
            <text:p>9,9250060319901</text:p>
          </table:table-cell>
          <table:table-cell office:value-type="float" office:value="-84.586232331148" calcext:value-type="float">
            <text:p>-84,58623233114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567</text:p>
          </table:table-cell>
          <table:table-cell office:value-type="float" office:value="7.4032002687454" calcext:value-type="float">
            <text:p>7,4032002687454</text:p>
          </table:table-cell>
          <table:table-cell office:value-type="float" office:value="9.0028488636017" calcext:value-type="float">
            <text:p>9,0028488636017</text:p>
          </table:table-cell>
          <table:table-cell office:value-type="float" office:value="-0.24343620107812" calcext:value-type="float">
            <text:p>-0,2434362010781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578</text:p>
          </table:table-cell>
          <table:table-cell office:value-type="float" office:value="-1.5850426256657" calcext:value-type="float">
            <text:p>-1,5850426256657</text:p>
          </table:table-cell>
          <table:table-cell office:value-type="float" office:value="10.51087975502" calcext:value-type="float">
            <text:p>10,51087975502</text:p>
          </table:table-cell>
          <table:table-cell office:value-type="float" office:value="-0.20655279735898" calcext:value-type="float">
            <text:p>-0,2065527973589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589</text:p>
          </table:table-cell>
          <table:table-cell office:value-type="float" office:value="0.79708263278008" calcext:value-type="float">
            <text:p>0,79708263278008</text:p>
          </table:table-cell>
          <table:table-cell office:value-type="float" office:value="10.637096166611" calcext:value-type="float">
            <text:p>10,637096166611</text:p>
          </table:table-cell>
          <table:table-cell office:value-type="float" office:value="-0.43383537595914" calcext:value-type="float">
            <text:p>-0,4338353759591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15</text:p>
          </table:table-cell>
          <table:table-cell office:value-type="float" office:value="-1.0026217997074" calcext:value-type="float">
            <text:p>-1,0026217997074</text:p>
          </table:table-cell>
          <table:table-cell office:value-type="float" office:value="1.2411069869995" calcext:value-type="float">
            <text:p>1,2411069869995</text:p>
          </table:table-cell>
          <table:table-cell office:value-type="float" office:value="-94.139181124936" calcext:value-type="float">
            <text:p>-94,13918112493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50</text:p>
          </table:table-cell>
          <table:table-cell office:value-type="float" office:value="1.8841034173965" calcext:value-type="float">
            <text:p>1,8841034173965</text:p>
          </table:table-cell>
          <table:table-cell office:value-type="float" office:value="-0.38666412234306" calcext:value-type="float">
            <text:p>-0,38666412234306</text:p>
          </table:table-cell>
          <table:table-cell office:value-type="float" office:value="-136.8254339619" calcext:value-type="float">
            <text:p>-136,825433961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61</text:p>
          </table:table-cell>
          <table:table-cell office:value-type="float" office:value="1.5113194286823" calcext:value-type="float">
            <text:p>1,5113194286823</text:p>
          </table:table-cell>
          <table:table-cell office:value-type="float" office:value="0.42616631835699" calcext:value-type="float">
            <text:p>0,42616631835699</text:p>
          </table:table-cell>
          <table:table-cell office:value-type="float" office:value="-18.127326942553" calcext:value-type="float">
            <text:p>-18,12732694255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72</text:p>
          </table:table-cell>
          <table:table-cell office:value-type="float" office:value="3.5749647021294" calcext:value-type="float">
            <text:p>3,5749647021294</text:p>
          </table:table-cell>
          <table:table-cell office:value-type="float" office:value="-0.012822971912101" calcext:value-type="float">
            <text:p>-0,012822971912101</text:p>
          </table:table-cell>
          <table:table-cell office:value-type="float" office:value="-0.11340369304322" calcext:value-type="float">
            <text:p>-0,1134036930432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83</text:p>
          </table:table-cell>
          <table:table-cell office:value-type="float" office:value="5.4529082775116" calcext:value-type="float">
            <text:p>5,4529082775116</text:p>
          </table:table-cell>
          <table:table-cell office:value-type="float" office:value="0.0092159223277122" calcext:value-type="float">
            <text:p>0,0092159223277122</text:p>
          </table:table-cell>
          <table:table-cell office:value-type="float" office:value="31.121274847893" calcext:value-type="float">
            <text:p>31,12127484789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94</text:p>
          </table:table-cell>
          <table:table-cell office:value-type="float" office:value="5.9861576557159" calcext:value-type="float">
            <text:p>5,9861576557159</text:p>
          </table:table-cell>
          <table:table-cell office:value-type="float" office:value="-0.034672929905355" calcext:value-type="float">
            <text:p>-0,034672929905355</text:p>
          </table:table-cell>
          <table:table-cell office:value-type="float" office:value="0.084197805648681" calcext:value-type="float">
            <text:p>0,08419780564868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105</text:p>
          </table:table-cell>
          <table:table-cell office:value-type="float" office:value="8.167313337326" calcext:value-type="float">
            <text:p>8,167313337326</text:p>
          </table:table-cell>
          <table:table-cell office:value-type="float" office:value="-0.58504335582256" calcext:value-type="float">
            <text:p>-0,58504335582256</text:p>
          </table:table-cell>
          <table:table-cell office:value-type="float" office:value="99.736100549151" calcext:value-type="float">
            <text:p>99,73610054915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116</text:p>
          </table:table-cell>
          <table:table-cell office:value-type="float" office:value="-0.34045077860355" calcext:value-type="float">
            <text:p>-0,34045077860355</text:p>
          </table:table-cell>
          <table:table-cell office:value-type="float" office:value="1.0224507004023" calcext:value-type="float">
            <text:p>1,0224507004023</text:p>
          </table:table-cell>
          <table:table-cell office:value-type="float" office:value="163.34423289937" calcext:value-type="float">
            <text:p>163,3442328993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127</text:p>
          </table:table-cell>
          <table:table-cell office:value-type="float" office:value="0.65721794962883" calcext:value-type="float">
            <text:p>0,65721794962883</text:p>
          </table:table-cell>
          <table:table-cell office:value-type="float" office:value="1.1897126585245" calcext:value-type="float">
            <text:p>1,1897126585245</text:p>
          </table:table-cell>
          <table:table-cell office:value-type="float" office:value="47.242157398515" calcext:value-type="float">
            <text:p>47,24215739851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138</text:p>
          </table:table-cell>
          <table:table-cell office:value-type="float" office:value="2.6138415932655" calcext:value-type="float">
            <text:p>2,6138415932655</text:p>
          </table:table-cell>
          <table:table-cell office:value-type="float" office:value="0.24464631453156" calcext:value-type="float">
            <text:p>0,24464631453156</text:p>
          </table:table-cell>
          <table:table-cell office:value-type="float" office:value="134.96396040461" calcext:value-type="float">
            <text:p>134,9639604046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149</text:p>
          </table:table-cell>
          <table:table-cell office:value-type="float" office:value="4.1418465971947" calcext:value-type="float">
            <text:p>4,1418465971947</text:p>
          </table:table-cell>
          <table:table-cell office:value-type="float" office:value="0.64332753419876" calcext:value-type="float">
            <text:p>0,64332753419876</text:p>
          </table:table-cell>
          <table:table-cell office:value-type="float" office:value="68.141086086346" calcext:value-type="float">
            <text:p>68,14108608634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160</text:p>
          </table:table-cell>
          <table:table-cell office:value-type="float" office:value="5.4565918445587" calcext:value-type="float">
            <text:p>5,4565918445587</text:p>
          </table:table-cell>
          <table:table-cell office:value-type="float" office:value="1.3227966427803" calcext:value-type="float">
            <text:p>1,3227966427803</text:p>
          </table:table-cell>
          <table:table-cell office:value-type="float" office:value="-79.080576349975" calcext:value-type="float">
            <text:p>-79,08057634997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171</text:p>
          </table:table-cell>
          <table:table-cell office:value-type="float" office:value="6.1387187242508" calcext:value-type="float">
            <text:p>6,1387187242508</text:p>
          </table:table-cell>
          <table:table-cell office:value-type="float" office:value="0.51662266254425" calcext:value-type="float">
            <text:p>0,51662266254425</text:p>
          </table:table-cell>
          <table:table-cell office:value-type="float" office:value="60.386331218063" calcext:value-type="float">
            <text:p>60,38633121806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182</text:p>
          </table:table-cell>
          <table:table-cell office:value-type="float" office:value="8.1739568710327" calcext:value-type="float">
            <text:p>8,1739568710327</text:p>
          </table:table-cell>
          <table:table-cell office:value-type="float" office:value="0.27291476726532" calcext:value-type="float">
            <text:p>0,27291476726532</text:p>
          </table:table-cell>
          <table:table-cell office:value-type="float" office:value="87.825315773107" calcext:value-type="float">
            <text:p>87,82531577310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193</text:p>
          </table:table-cell>
          <table:table-cell office:value-type="float" office:value="0.35139042884111" calcext:value-type="float">
            <text:p>0,35139042884111</text:p>
          </table:table-cell>
          <table:table-cell office:value-type="float" office:value="3.6177563667297" calcext:value-type="float">
            <text:p>3,6177563667297</text:p>
          </table:table-cell>
          <table:table-cell office:value-type="float" office:value="140.99855483717" calcext:value-type="float">
            <text:p>140,9985548371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204</text:p>
          </table:table-cell>
          <table:table-cell office:value-type="float" office:value="1.2171022593975" calcext:value-type="float">
            <text:p>1,2171022593975</text:p>
          </table:table-cell>
          <table:table-cell office:value-type="float" office:value="3.6963924765587" calcext:value-type="float">
            <text:p>3,6963924765587</text:p>
          </table:table-cell>
          <table:table-cell office:value-type="float" office:value="-167.22229028204" calcext:value-type="float">
            <text:p>-167,2222902820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215</text:p>
          </table:table-cell>
          <table:table-cell office:value-type="float" office:value="2.0458197593689" calcext:value-type="float">
            <text:p>2,0458197593689</text:p>
          </table:table-cell>
          <table:table-cell office:value-type="float" office:value="3.202893435955" calcext:value-type="float">
            <text:p>3,202893435955</text:p>
          </table:table-cell>
          <table:table-cell office:value-type="float" office:value="-0.12108564056504" calcext:value-type="float">
            <text:p>-0,1210856405650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226</text:p>
          </table:table-cell>
          <table:table-cell office:value-type="float" office:value="3.2576864957809" calcext:value-type="float">
            <text:p>3,2576864957809</text:p>
          </table:table-cell>
          <table:table-cell office:value-type="float" office:value="3.4451878070831" calcext:value-type="float">
            <text:p>3,4451878070831</text:p>
          </table:table-cell>
          <table:table-cell office:value-type="float" office:value="37.995052185788" calcext:value-type="float">
            <text:p>37,99505218578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237</text:p>
          </table:table-cell>
          <table:table-cell office:value-type="float" office:value="4.4233012199402" calcext:value-type="float">
            <text:p>4,4233012199402</text:p>
          </table:table-cell>
          <table:table-cell office:value-type="float" office:value="2.4955368041992" calcext:value-type="float">
            <text:p>2,4955368041992</text:p>
          </table:table-cell>
          <table:table-cell office:value-type="float" office:value="73.576157260093" calcext:value-type="float">
            <text:p>73,57615726009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248</text:p>
          </table:table-cell>
          <table:table-cell office:value-type="float" office:value="7.70188331604" calcext:value-type="float">
            <text:p>7,70188331604</text:p>
          </table:table-cell>
          <table:table-cell office:value-type="float" office:value="3.7809091806412" calcext:value-type="float">
            <text:p>3,7809091806412</text:p>
          </table:table-cell>
          <table:table-cell office:value-type="float" office:value="170.01959168987" calcext:value-type="float">
            <text:p>170,0195916898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259</text:p>
          </table:table-cell>
          <table:table-cell office:value-type="float" office:value="8.1188309192657" calcext:value-type="float">
            <text:p>8,1188309192657</text:p>
          </table:table-cell>
          <table:table-cell office:value-type="float" office:value="3.7593561410904" calcext:value-type="float">
            <text:p>3,7593561410904</text:p>
          </table:table-cell>
          <table:table-cell office:value-type="float" office:value="-60.984931933652" calcext:value-type="float">
            <text:p>-60,98493193365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270</text:p>
          </table:table-cell>
          <table:table-cell office:value-type="float" office:value="-0.81458829343319" calcext:value-type="float">
            <text:p>-0,81458829343319</text:p>
          </table:table-cell>
          <table:table-cell office:value-type="float" office:value="3.2354959845543" calcext:value-type="float">
            <text:p>3,2354959845543</text:p>
          </table:table-cell>
          <table:table-cell office:value-type="float" office:value="106.02391601368" calcext:value-type="float">
            <text:p>106,0239160136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281</text:p>
          </table:table-cell>
          <table:table-cell office:value-type="float" office:value="1.0646595805883" calcext:value-type="float">
            <text:p>1,0646595805883</text:p>
          </table:table-cell>
          <table:table-cell office:value-type="float" office:value="6.0939306020737" calcext:value-type="float">
            <text:p>6,0939306020737</text:p>
          </table:table-cell>
          <table:table-cell office:value-type="float" office:value="-100.69157515362" calcext:value-type="float">
            <text:p>-100,6915751536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292</text:p>
          </table:table-cell>
          <table:table-cell office:value-type="float" office:value="2.103968411684" calcext:value-type="float">
            <text:p>2,103968411684</text:p>
          </table:table-cell>
          <table:table-cell office:value-type="float" office:value="5.8997130393982" calcext:value-type="float">
            <text:p>5,8997130393982</text:p>
          </table:table-cell>
          <table:table-cell office:value-type="float" office:value="-78.60946427485" calcext:value-type="float">
            <text:p>-78,6094642748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03</text:p>
          </table:table-cell>
          <table:table-cell office:value-type="float" office:value="3.135994374752" calcext:value-type="float">
            <text:p>3,135994374752</text:p>
          </table:table-cell>
          <table:table-cell office:value-type="float" office:value="5.2124750614166" calcext:value-type="float">
            <text:p>5,2124750614166</text:p>
          </table:table-cell>
          <table:table-cell office:value-type="float" office:value="-51.004029003678" calcext:value-type="float">
            <text:p>-51,00402900367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14</text:p>
          </table:table-cell>
          <table:table-cell office:value-type="float" office:value="4.8788776993752" calcext:value-type="float">
            <text:p>4,8788776993752</text:p>
          </table:table-cell>
          <table:table-cell office:value-type="float" office:value="5.6760501861572" calcext:value-type="float">
            <text:p>5,6760501861572</text:p>
          </table:table-cell>
          <table:table-cell office:value-type="float" office:value="-86.147120803784" calcext:value-type="float">
            <text:p>-86,14712080378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25</text:p>
          </table:table-cell>
          <table:table-cell office:value-type="float" office:value="5.6720924377441" calcext:value-type="float">
            <text:p>5,6720924377441</text:p>
          </table:table-cell>
          <table:table-cell office:value-type="float" office:value="4.371799826622" calcext:value-type="float">
            <text:p>4,371799826622</text:p>
          </table:table-cell>
          <table:table-cell office:value-type="float" office:value="-22.961808807531" calcext:value-type="float">
            <text:p>-22,96180880753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36</text:p>
          </table:table-cell>
          <table:table-cell office:value-type="float" office:value="9.2880374193192" calcext:value-type="float">
            <text:p>9,2880374193192</text:p>
          </table:table-cell>
          <table:table-cell office:value-type="float" office:value="3.9035186171532" calcext:value-type="float">
            <text:p>3,9035186171532</text:p>
          </table:table-cell>
          <table:table-cell office:value-type="float" office:value="-150.38217252986" calcext:value-type="float">
            <text:p>-150,3821725298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47</text:p>
          </table:table-cell>
          <table:table-cell office:value-type="float" office:value="-0.51452111452818" calcext:value-type="float">
            <text:p>-0,51452111452818</text:p>
          </table:table-cell>
          <table:table-cell office:value-type="float" office:value="6.662283539772" calcext:value-type="float">
            <text:p>6,662283539772</text:p>
          </table:table-cell>
          <table:table-cell office:value-type="float" office:value="-121.89856152626" calcext:value-type="float">
            <text:p>-121,8985615262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58</text:p>
          </table:table-cell>
          <table:table-cell office:value-type="float" office:value="0.42840573936701" calcext:value-type="float">
            <text:p>0,42840573936701</text:p>
          </table:table-cell>
          <table:table-cell office:value-type="float" office:value="6.7968344688416" calcext:value-type="float">
            <text:p>6,7968344688416</text:p>
          </table:table-cell>
          <table:table-cell office:value-type="float" office:value="-113.56386865021" calcext:value-type="float">
            <text:p>-113,5638686502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69</text:p>
          </table:table-cell>
          <table:table-cell office:value-type="float" office:value="1.87882989645" calcext:value-type="float">
            <text:p>1,87882989645</text:p>
          </table:table-cell>
          <table:table-cell office:value-type="float" office:value="6.3459116220474" calcext:value-type="float">
            <text:p>6,3459116220474</text:p>
          </table:table-cell>
          <table:table-cell office:value-type="float" office:value="-36.898428467429" calcext:value-type="float">
            <text:p>-36,89842846742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80</text:p>
          </table:table-cell>
          <table:table-cell office:value-type="float" office:value="3.6198216676712" calcext:value-type="float">
            <text:p>3,6198216676712</text:p>
          </table:table-cell>
          <table:table-cell office:value-type="float" office:value="6.7916107177734" calcext:value-type="float">
            <text:p>6,7916107177734</text:p>
          </table:table-cell>
          <table:table-cell office:value-type="float" office:value="-64.94836215001" calcext:value-type="float">
            <text:p>-64,9483621500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91</text:p>
          </table:table-cell>
          <table:table-cell office:value-type="float" office:value="5.9250026941299" calcext:value-type="float">
            <text:p>5,9250026941299</text:p>
          </table:table-cell>
          <table:table-cell office:value-type="float" office:value="5.0956857204437" calcext:value-type="float">
            <text:p>5,0956857204437</text:p>
          </table:table-cell>
          <table:table-cell office:value-type="float" office:value="151.57152892678" calcext:value-type="float">
            <text:p>151,5715289267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02</text:p>
          </table:table-cell>
          <table:table-cell office:value-type="float" office:value="6.3356155157089" calcext:value-type="float">
            <text:p>6,3356155157089</text:p>
          </table:table-cell>
          <table:table-cell office:value-type="float" office:value="4.9691930413246" calcext:value-type="float">
            <text:p>4,9691930413246</text:p>
          </table:table-cell>
          <table:table-cell office:value-type="float" office:value="66.208768042789" calcext:value-type="float">
            <text:p>66,20876804278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13</text:p>
          </table:table-cell>
          <table:table-cell office:value-type="float" office:value="9.1062813997269" calcext:value-type="float">
            <text:p>9,1062813997269</text:p>
          </table:table-cell>
          <table:table-cell office:value-type="float" office:value="7.0054620504379" calcext:value-type="float">
            <text:p>7,0054620504379</text:p>
          </table:table-cell>
          <table:table-cell office:value-type="float" office:value="-176.808471133" calcext:value-type="float">
            <text:p>-176,80847113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24</text:p>
          </table:table-cell>
          <table:table-cell office:value-type="float" office:value="-0.25344869121909" calcext:value-type="float">
            <text:p>-0,25344869121909</text:p>
          </table:table-cell>
          <table:table-cell office:value-type="float" office:value="8.3916175365448" calcext:value-type="float">
            <text:p>8,3916175365448</text:p>
          </table:table-cell>
          <table:table-cell office:value-type="float" office:value="-133.13496036894" calcext:value-type="float">
            <text:p>-133,1349603689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35</text:p>
          </table:table-cell>
          <table:table-cell office:value-type="float" office:value="0.47680165618658" calcext:value-type="float">
            <text:p>0,47680165618658</text:p>
          </table:table-cell>
          <table:table-cell office:value-type="float" office:value="7.3060303926468" calcext:value-type="float">
            <text:p>7,3060303926468</text:p>
          </table:table-cell>
          <table:table-cell office:value-type="float" office:value="48.04089874219" calcext:value-type="float">
            <text:p>48,0408987421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46</text:p>
          </table:table-cell>
          <table:table-cell office:value-type="float" office:value="3.0616360902786" calcext:value-type="float">
            <text:p>3,0616360902786</text:p>
          </table:table-cell>
          <table:table-cell office:value-type="float" office:value="6.7191791534424" calcext:value-type="float">
            <text:p>6,7191791534424</text:p>
          </table:table-cell>
          <table:table-cell office:value-type="float" office:value="-168.36089996775" calcext:value-type="float">
            <text:p>-168,3608999677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57</text:p>
          </table:table-cell>
          <table:table-cell office:value-type="float" office:value="2.503907084465" calcext:value-type="float">
            <text:p>2,503907084465</text:p>
          </table:table-cell>
          <table:table-cell office:value-type="float" office:value="7.4962842464447" calcext:value-type="float">
            <text:p>7,4962842464447</text:p>
          </table:table-cell>
          <table:table-cell office:value-type="float" office:value="0.22884402839336" calcext:value-type="float">
            <text:p>0,2288440283933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68</text:p>
          </table:table-cell>
          <table:table-cell office:value-type="float" office:value="4.2842403054237" calcext:value-type="float">
            <text:p>4,2842403054237</text:p>
          </table:table-cell>
          <table:table-cell office:value-type="float" office:value="8.2136571407318" calcext:value-type="float">
            <text:p>8,2136571407318</text:p>
          </table:table-cell>
          <table:table-cell office:value-type="float" office:value="-42.452733228161" calcext:value-type="float">
            <text:p>-42,45273322816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79</text:p>
          </table:table-cell>
          <table:table-cell office:value-type="float" office:value="6.2795102596283" calcext:value-type="float">
            <text:p>6,2795102596283</text:p>
          </table:table-cell>
          <table:table-cell office:value-type="float" office:value="8.628922700882" calcext:value-type="float">
            <text:p>8,628922700882</text:p>
          </table:table-cell>
          <table:table-cell office:value-type="float" office:value="-80.304169351128" calcext:value-type="float">
            <text:p>-80,30416935112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90</text:p>
          </table:table-cell>
          <table:table-cell office:value-type="float" office:value="9.2285203933716" calcext:value-type="float">
            <text:p>9,2285203933716</text:p>
          </table:table-cell>
          <table:table-cell office:value-type="float" office:value="7.551537156105" calcext:value-type="float">
            <text:p>7,551537156105</text:p>
          </table:table-cell>
          <table:table-cell office:value-type="float" office:value="66.545639827753" calcext:value-type="float">
            <text:p>66,54563982775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501</text:p>
          </table:table-cell>
          <table:table-cell office:value-type="float" office:value="-1.3378472626209" calcext:value-type="float">
            <text:p>-1,3378472626209</text:p>
          </table:table-cell>
          <table:table-cell office:value-type="float" office:value="8.9413011074066" calcext:value-type="float">
            <text:p>8,9413011074066</text:p>
          </table:table-cell>
          <table:table-cell office:value-type="float" office:value="-12.595173469774" calcext:value-type="float">
            <text:p>-12,59517346977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512</text:p>
          </table:table-cell>
          <table:table-cell office:value-type="float" office:value="1.5482559800148" calcext:value-type="float">
            <text:p>1,5482559800148</text:p>
          </table:table-cell>
          <table:table-cell office:value-type="float" office:value="10.071338415146" calcext:value-type="float">
            <text:p>10,071338415146</text:p>
          </table:table-cell>
          <table:table-cell office:value-type="float" office:value="-132.38755001384" calcext:value-type="float">
            <text:p>-132,3875500138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523</text:p>
          </table:table-cell>
          <table:table-cell office:value-type="float" office:value="1.6568687558174" calcext:value-type="float">
            <text:p>1,6568687558174</text:p>
          </table:table-cell>
          <table:table-cell office:value-type="float" office:value="8.7767279148102" calcext:value-type="float">
            <text:p>8,7767279148102</text:p>
          </table:table-cell>
          <table:table-cell office:value-type="float" office:value="49.496576284907" calcext:value-type="float">
            <text:p>49,49657628490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534</text:p>
          </table:table-cell>
          <table:table-cell office:value-type="float" office:value="2.8473010659218" calcext:value-type="float">
            <text:p>2,8473010659218</text:p>
          </table:table-cell>
          <table:table-cell office:value-type="float" office:value="9.3849545717239" calcext:value-type="float">
            <text:p>9,3849545717239</text:p>
          </table:table-cell>
          <table:table-cell office:value-type="float" office:value="-30.766187959416" calcext:value-type="float">
            <text:p>-30,76618795941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545</text:p>
          </table:table-cell>
          <table:table-cell office:value-type="float" office:value="4.0058907866478" calcext:value-type="float">
            <text:p>4,0058907866478</text:p>
          </table:table-cell>
          <table:table-cell office:value-type="float" office:value="8.9970266819" calcext:value-type="float">
            <text:p>8,9970266819</text:p>
          </table:table-cell>
          <table:table-cell office:value-type="float" office:value="0.15341142447559" calcext:value-type="float">
            <text:p>0,1534114244755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556</text:p>
          </table:table-cell>
          <table:table-cell office:value-type="float" office:value="6.6899812221527" calcext:value-type="float">
            <text:p>6,6899812221527</text:p>
          </table:table-cell>
          <table:table-cell office:value-type="float" office:value="10.266536474228" calcext:value-type="float">
            <text:p>10,266536474228</text:p>
          </table:table-cell>
          <table:table-cell office:value-type="float" office:value="-106.30716411931" calcext:value-type="float">
            <text:p>-106,3071641193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567</text:p>
          </table:table-cell>
          <table:table-cell office:value-type="float" office:value="7.204076051712" calcext:value-type="float">
            <text:p>7,204076051712</text:p>
          </table:table-cell>
          <table:table-cell office:value-type="float" office:value="8.8211649656296" calcext:value-type="float">
            <text:p>8,8211649656296</text:p>
          </table:table-cell>
          <table:table-cell office:value-type="float" office:value="53.483343428108" calcext:value-type="float">
            <text:p>53,48334342810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578</text:p>
          </table:table-cell>
          <table:table-cell office:value-type="float" office:value="-1.5850038826466" calcext:value-type="float">
            <text:p>-1,5850038826466</text:p>
          </table:table-cell>
          <table:table-cell office:value-type="float" office:value="10.549728870392" calcext:value-type="float">
            <text:p>10,549728870392</text:p>
          </table:table-cell>
          <table:table-cell office:value-type="float" office:value="-3.4663254857823" calcext:value-type="float">
            <text:p>-3,466325485782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589</text:p>
          </table:table-cell>
          <table:table-cell office:value-type="float" office:value="0.62650866806507" calcext:value-type="float">
            <text:p>0,62650866806507</text:p>
          </table:table-cell>
          <table:table-cell office:value-type="float" office:value="10.564148426056" calcext:value-type="float">
            <text:p>10,564148426056</text:p>
          </table:table-cell>
          <table:table-cell office:value-type="float" office:value="24.288557517301" calcext:value-type="float">
            <text:p>24,28855751730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15</text:p>
          </table:table-cell>
          <table:table-cell office:value-type="float" office:value="-0.87887279689312" calcext:value-type="float">
            <text:p>-0,87887279689312</text:p>
          </table:table-cell>
          <table:table-cell office:value-type="float" office:value="1.559384316206" calcext:value-type="float">
            <text:p>1,559384316206</text:p>
          </table:table-cell>
          <table:table-cell office:value-type="float" office:value="-118.6149089959" calcext:value-type="float">
            <text:p>-118,614908995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50</text:p>
          </table:table-cell>
          <table:table-cell office:value-type="float" office:value="1.9645512104034" calcext:value-type="float">
            <text:p>1,9645512104034</text:p>
          </table:table-cell>
          <table:table-cell office:value-type="float" office:value="-0.11179426684976" calcext:value-type="float">
            <text:p>-0,11179426684976</text:p>
          </table:table-cell>
          <table:table-cell office:value-type="float" office:value="-100.07340285429" calcext:value-type="float">
            <text:p>-100,0734028542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61</text:p>
          </table:table-cell>
          <table:table-cell office:value-type="float" office:value="1.2463735044003" calcext:value-type="float">
            <text:p>1,2463735044003</text:p>
          </table:table-cell>
          <table:table-cell office:value-type="float" office:value="0.46719316393137" calcext:value-type="float">
            <text:p>0,46719316393137</text:p>
          </table:table-cell>
          <table:table-cell office:value-type="float" office:value="-8.5553951134348" calcext:value-type="float">
            <text:p>-8,555395113434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72</text:p>
          </table:table-cell>
          <table:table-cell office:value-type="float" office:value="3.4036353230476" calcext:value-type="float">
            <text:p>3,4036353230476</text:p>
          </table:table-cell>
          <table:table-cell office:value-type="float" office:value="-0.0024514459073544" calcext:value-type="float">
            <text:p>-0,0024514459073544</text:p>
          </table:table-cell>
          <table:table-cell office:value-type="float" office:value="-3.3208073182091" calcext:value-type="float">
            <text:p>-3,320807318209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83</text:p>
          </table:table-cell>
          <table:table-cell office:value-type="float" office:value="5.1411700248718" calcext:value-type="float">
            <text:p>5,1411700248718</text:p>
          </table:table-cell>
          <table:table-cell office:value-type="float" office:value="-0.13664128258824" calcext:value-type="float">
            <text:p>-0,13664128258824</text:p>
          </table:table-cell>
          <table:table-cell office:value-type="float" office:value="23.434547292199" calcext:value-type="float">
            <text:p>23,43454729219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94</text:p>
          </table:table-cell>
          <table:table-cell office:value-type="float" office:value="5.7008320093155" calcext:value-type="float">
            <text:p>5,7008320093155</text:p>
          </table:table-cell>
          <table:table-cell office:value-type="float" office:value="-0.029486319981515" calcext:value-type="float">
            <text:p>-0,029486319981515</text:p>
          </table:table-cell>
          <table:table-cell office:value-type="float" office:value="-1.2863613902384" calcext:value-type="float">
            <text:p>-1,286361390238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105</text:p>
          </table:table-cell>
          <table:table-cell office:value-type="float" office:value="8.3460330963135" calcext:value-type="float">
            <text:p>8,3460330963135</text:p>
          </table:table-cell>
          <table:table-cell office:value-type="float" office:value="-0.5850050970912" calcext:value-type="float">
            <text:p>-0,5850050970912</text:p>
          </table:table-cell>
          <table:table-cell office:value-type="float" office:value="134.13226376673" calcext:value-type="float">
            <text:p>134,1322637667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116</text:p>
          </table:table-cell>
          <table:table-cell office:value-type="float" office:value="-0.52122879773378" calcext:value-type="float">
            <text:p>-0,52122879773378</text:p>
          </table:table-cell>
          <table:table-cell office:value-type="float" office:value="1.1179169267416" calcext:value-type="float">
            <text:p>1,1179169267416</text:p>
          </table:table-cell>
          <table:table-cell office:value-type="float" office:value="-54.64576156276" calcext:value-type="float">
            <text:p>-54,6457615627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127</text:p>
          </table:table-cell>
          <table:table-cell office:value-type="float" office:value="0.83291128277779" calcext:value-type="float">
            <text:p>0,83291128277779</text:p>
          </table:table-cell>
          <table:table-cell office:value-type="float" office:value="1.2734764814377" calcext:value-type="float">
            <text:p>1,2734764814377</text:p>
          </table:table-cell>
          <table:table-cell office:value-type="float" office:value="156.9199972092" calcext:value-type="float">
            <text:p>156,919997209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138</text:p>
          </table:table-cell>
          <table:table-cell office:value-type="float" office:value="2.9216846823692" calcext:value-type="float">
            <text:p>2,9216846823692</text:p>
          </table:table-cell>
          <table:table-cell office:value-type="float" office:value="0.11049634777009" calcext:value-type="float">
            <text:p>0,11049634777009</text:p>
          </table:table-cell>
          <table:table-cell office:value-type="float" office:value="162.60309583822" calcext:value-type="float">
            <text:p>162,6030958382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149</text:p>
          </table:table-cell>
          <table:table-cell office:value-type="float" office:value="4.057520031929" calcext:value-type="float">
            <text:p>4,057520031929</text:p>
          </table:table-cell>
          <table:table-cell office:value-type="float" office:value="0.52944503724575" calcext:value-type="float">
            <text:p>0,52944503724575</text:p>
          </table:table-cell>
          <table:table-cell office:value-type="float" office:value="55.436610036595" calcext:value-type="float">
            <text:p>55,43661003659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160</text:p>
          </table:table-cell>
          <table:table-cell office:value-type="float" office:value="5.4097610712051" calcext:value-type="float">
            <text:p>5,4097610712051</text:p>
          </table:table-cell>
          <table:table-cell office:value-type="float" office:value="1.6203320026398" calcext:value-type="float">
            <text:p>1,6203320026398</text:p>
          </table:table-cell>
          <table:table-cell office:value-type="float" office:value="-81.376472096534" calcext:value-type="float">
            <text:p>-81,3764720965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171</text:p>
          </table:table-cell>
          <table:table-cell office:value-type="float" office:value="5.9812897443771" calcext:value-type="float">
            <text:p>5,9812897443771</text:p>
          </table:table-cell>
          <table:table-cell office:value-type="float" office:value="0.25432076305151" calcext:value-type="float">
            <text:p>0,25432076305151</text:p>
          </table:table-cell>
          <table:table-cell office:value-type="float" office:value="58.457587175309" calcext:value-type="float">
            <text:p>58,45758717530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182</text:p>
          </table:table-cell>
          <table:table-cell office:value-type="float" office:value="8.2043486833572" calcext:value-type="float">
            <text:p>8,2043486833572</text:p>
          </table:table-cell>
          <table:table-cell office:value-type="float" office:value="-0.030948123894632" calcext:value-type="float">
            <text:p>-0,030948123894632</text:p>
          </table:table-cell>
          <table:table-cell office:value-type="float" office:value="98.427339723915" calcext:value-type="float">
            <text:p>98,42733972391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193</text:p>
          </table:table-cell>
          <table:table-cell office:value-type="float" office:value="0.42690057307482" calcext:value-type="float">
            <text:p>0,42690057307482</text:p>
          </table:table-cell>
          <table:table-cell office:value-type="float" office:value="3.3277243375778" calcext:value-type="float">
            <text:p>3,3277243375778</text:p>
          </table:table-cell>
          <table:table-cell office:value-type="float" office:value="96.103842850703" calcext:value-type="float">
            <text:p>96,10384285070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204</text:p>
          </table:table-cell>
          <table:table-cell office:value-type="float" office:value="0.98862692713737" calcext:value-type="float">
            <text:p>0,98862692713737</text:p>
          </table:table-cell>
          <table:table-cell office:value-type="float" office:value="3.6790525913239" calcext:value-type="float">
            <text:p>3,6790525913239</text:p>
          </table:table-cell>
          <table:table-cell office:value-type="float" office:value="0.51504712860296" calcext:value-type="float">
            <text:p>0,5150471286029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215</text:p>
          </table:table-cell>
          <table:table-cell office:value-type="float" office:value="2.255072593689" calcext:value-type="float">
            <text:p>2,255072593689</text:p>
          </table:table-cell>
          <table:table-cell office:value-type="float" office:value="3.182515501976" calcext:value-type="float">
            <text:p>3,182515501976</text:p>
          </table:table-cell>
          <table:table-cell office:value-type="float" office:value="171.52710932835" calcext:value-type="float">
            <text:p>171,5271093283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226</text:p>
          </table:table-cell>
          <table:table-cell office:value-type="float" office:value="2.9704889655113" calcext:value-type="float">
            <text:p>2,9704889655113</text:p>
          </table:table-cell>
          <table:table-cell office:value-type="float" office:value="3.1913915276527" calcext:value-type="float">
            <text:p>3,1913915276527</text:p>
          </table:table-cell>
          <table:table-cell office:value-type="float" office:value="43.195910134893" calcext:value-type="float">
            <text:p>43,19591013489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237</text:p>
          </table:table-cell>
          <table:table-cell office:value-type="float" office:value="4.4727548956871" calcext:value-type="float">
            <text:p>4,4727548956871</text:p>
          </table:table-cell>
          <table:table-cell office:value-type="float" office:value="2.1732532978058" calcext:value-type="float">
            <text:p>2,1732532978058</text:p>
          </table:table-cell>
          <table:table-cell office:value-type="float" office:value="105.75519625548" calcext:value-type="float">
            <text:p>105,7551962554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248</text:p>
          </table:table-cell>
          <table:table-cell office:value-type="float" office:value="7.3837321996689" calcext:value-type="float">
            <text:p>7,3837321996689</text:p>
          </table:table-cell>
          <table:table-cell office:value-type="float" office:value="3.8504430651665" calcext:value-type="float">
            <text:p>3,8504430651665</text:p>
          </table:table-cell>
          <table:table-cell office:value-type="float" office:value="167.09268320898" calcext:value-type="float">
            <text:p>167,0926832089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259</text:p>
          </table:table-cell>
          <table:table-cell office:value-type="float" office:value="8.2758873701096" calcext:value-type="float">
            <text:p>8,2758873701096</text:p>
          </table:table-cell>
          <table:table-cell office:value-type="float" office:value="3.4672790765762" calcext:value-type="float">
            <text:p>3,4672790765762</text:p>
          </table:table-cell>
          <table:table-cell office:value-type="float" office:value="-61.96621041389" calcext:value-type="float">
            <text:p>-61,9662104138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270</text:p>
          </table:table-cell>
          <table:table-cell office:value-type="float" office:value="-0.5709121748805" calcext:value-type="float">
            <text:p>-0,5709121748805</text:p>
          </table:table-cell>
          <table:table-cell office:value-type="float" office:value="3.1549489498138" calcext:value-type="float">
            <text:p>3,1549489498138</text:p>
          </table:table-cell>
          <table:table-cell office:value-type="float" office:value="172.57610248153" calcext:value-type="float">
            <text:p>172,5761024815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281</text:p>
          </table:table-cell>
          <table:table-cell office:value-type="float" office:value="1.1850132793188" calcext:value-type="float">
            <text:p>1,1850132793188</text:p>
          </table:table-cell>
          <table:table-cell office:value-type="float" office:value="6.4471352100372" calcext:value-type="float">
            <text:p>6,4471352100372</text:p>
          </table:table-cell>
          <table:table-cell office:value-type="float" office:value="-111.58864892972" calcext:value-type="float">
            <text:p>-111,5886489297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292</text:p>
          </table:table-cell>
          <table:table-cell office:value-type="float" office:value="2.0256476104259" calcext:value-type="float">
            <text:p>2,0256476104259</text:p>
          </table:table-cell>
          <table:table-cell office:value-type="float" office:value="6.2892365455627" calcext:value-type="float">
            <text:p>6,2892365455627</text:p>
          </table:table-cell>
          <table:table-cell office:value-type="float" office:value="-78.568482854564" calcext:value-type="float">
            <text:p>-78,56848285456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03</text:p>
          </table:table-cell>
          <table:table-cell office:value-type="float" office:value="2.9674714803696" calcext:value-type="float">
            <text:p>2,9674714803696</text:p>
          </table:table-cell>
          <table:table-cell office:value-type="float" office:value="5.4859685897827" calcext:value-type="float">
            <text:p>5,4859685897827</text:p>
          </table:table-cell>
          <table:table-cell office:value-type="float" office:value="-59.195785765435" calcext:value-type="float">
            <text:p>-59,19578576543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14</text:p>
          </table:table-cell>
          <table:table-cell office:value-type="float" office:value="4.9380359053612" calcext:value-type="float">
            <text:p>4,9380359053612</text:p>
          </table:table-cell>
          <table:table-cell office:value-type="float" office:value="6.0291558504105" calcext:value-type="float">
            <text:p>6,0291558504105</text:p>
          </table:table-cell>
          <table:table-cell office:value-type="float" office:value="-103.7894479788" calcext:value-type="float">
            <text:p>-103,789447978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25</text:p>
          </table:table-cell>
          <table:table-cell office:value-type="float" office:value="5.3812170028687" calcext:value-type="float">
            <text:p>5,3812170028687</text:p>
          </table:table-cell>
          <table:table-cell office:value-type="float" office:value="4.5810875296593" calcext:value-type="float">
            <text:p>4,5810875296593</text:p>
          </table:table-cell>
          <table:table-cell office:value-type="float" office:value="-39.694103465718" calcext:value-type="float">
            <text:p>-39,69410346571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36</text:p>
          </table:table-cell>
          <table:table-cell office:value-type="float" office:value="9.3925142288208" calcext:value-type="float">
            <text:p>9,3925142288208</text:p>
          </table:table-cell>
          <table:table-cell office:value-type="float" office:value="4.143238067627" calcext:value-type="float">
            <text:p>4,143238067627</text:p>
          </table:table-cell>
          <table:table-cell office:value-type="float" office:value="-107.27155664165" calcext:value-type="float">
            <text:p>-107,2715566416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47</text:p>
          </table:table-cell>
          <table:table-cell office:value-type="float" office:value="-0.6619506329298" calcext:value-type="float">
            <text:p>-0,6619506329298</text:p>
          </table:table-cell>
          <table:table-cell office:value-type="float" office:value="6.4913928508759" calcext:value-type="float">
            <text:p>6,4913928508759</text:p>
          </table:table-cell>
          <table:table-cell office:value-type="float" office:value="43.666813783585" calcext:value-type="float">
            <text:p>43,66681378358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58</text:p>
          </table:table-cell>
          <table:table-cell office:value-type="float" office:value="0.67874923348427" calcext:value-type="float">
            <text:p>0,67874923348427</text:p>
          </table:table-cell>
          <table:table-cell office:value-type="float" office:value="6.9936299324036" calcext:value-type="float">
            <text:p>6,9936299324036</text:p>
          </table:table-cell>
          <table:table-cell office:value-type="float" office:value="-149.39824942571" calcext:value-type="float">
            <text:p>-149,3982494257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69</text:p>
          </table:table-cell>
          <table:table-cell office:value-type="float" office:value="1.7776654660702" calcext:value-type="float">
            <text:p>1,7776654660702</text:p>
          </table:table-cell>
          <table:table-cell office:value-type="float" office:value="6.6292947530746" calcext:value-type="float">
            <text:p>6,6292947530746</text:p>
          </table:table-cell>
          <table:table-cell office:value-type="float" office:value="-69.074036968741" calcext:value-type="float">
            <text:p>-69,07403696874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80</text:p>
          </table:table-cell>
          <table:table-cell office:value-type="float" office:value="3.7004375457764" calcext:value-type="float">
            <text:p>3,7004375457764</text:p>
          </table:table-cell>
          <table:table-cell office:value-type="float" office:value="6.4871329069138" calcext:value-type="float">
            <text:p>6,4871329069138</text:p>
          </table:table-cell>
          <table:table-cell office:value-type="float" office:value="-16.850904674287" calcext:value-type="float">
            <text:p>-16,85090467428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91</text:p>
          </table:table-cell>
          <table:table-cell office:value-type="float" office:value="5.6331431865692" calcext:value-type="float">
            <text:p>5,6331431865692</text:p>
          </table:table-cell>
          <table:table-cell office:value-type="float" office:value="5.2869164943695" calcext:value-type="float">
            <text:p>5,2869164943695</text:p>
          </table:table-cell>
          <table:table-cell office:value-type="float" office:value="168.65834157178" calcext:value-type="float">
            <text:p>168,6583415717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02</text:p>
          </table:table-cell>
          <table:table-cell office:value-type="float" office:value="6.4992904663086" calcext:value-type="float">
            <text:p>6,4992904663086</text:p>
          </table:table-cell>
          <table:table-cell office:value-type="float" office:value="5.2780067920685" calcext:value-type="float">
            <text:p>5,2780067920685</text:p>
          </table:table-cell>
          <table:table-cell office:value-type="float" office:value="84.132101885073" calcext:value-type="float">
            <text:p>84,13210188507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13</text:p>
          </table:table-cell>
          <table:table-cell office:value-type="float" office:value="9.3866813182831" calcext:value-type="float">
            <text:p>9,3866813182831</text:p>
          </table:table-cell>
          <table:table-cell office:value-type="float" office:value="6.8690872192383" calcext:value-type="float">
            <text:p>6,8690872192383</text:p>
          </table:table-cell>
          <table:table-cell office:value-type="float" office:value="145.43922691588" calcext:value-type="float">
            <text:p>145,4392269158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24</text:p>
          </table:table-cell>
          <table:table-cell office:value-type="float" office:value="-0.038556600920856" calcext:value-type="float">
            <text:p>-0,038556600920856</text:p>
          </table:table-cell>
          <table:table-cell office:value-type="float" office:value="8.5571992397308" calcext:value-type="float">
            <text:p>8,5571992397308</text:p>
          </table:table-cell>
          <table:table-cell office:value-type="float" office:value="-142.33674820821" calcext:value-type="float">
            <text:p>-142,3367482082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35</text:p>
          </table:table-cell>
          <table:table-cell office:value-type="float" office:value="0.63799396157265" calcext:value-type="float">
            <text:p>0,63799396157265</text:p>
          </table:table-cell>
          <table:table-cell office:value-type="float" office:value="7.4001896381378" calcext:value-type="float">
            <text:p>7,4001896381378</text:p>
          </table:table-cell>
          <table:table-cell office:value-type="float" office:value="151.78855209594" calcext:value-type="float">
            <text:p>151,7885520959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46</text:p>
          </table:table-cell>
          <table:table-cell office:value-type="float" office:value="2.7549332380295" calcext:value-type="float">
            <text:p>2,7549332380295</text:p>
          </table:table-cell>
          <table:table-cell office:value-type="float" office:value="6.7284578084946" calcext:value-type="float">
            <text:p>6,7284578084946</text:p>
          </table:table-cell>
          <table:table-cell office:value-type="float" office:value="-110.55342558843" calcext:value-type="float">
            <text:p>-110,5534255884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57</text:p>
          </table:table-cell>
          <table:table-cell office:value-type="float" office:value="2.1049138903618" calcext:value-type="float">
            <text:p>2,1049138903618</text:p>
          </table:table-cell>
          <table:table-cell office:value-type="float" office:value="7.4946224689484" calcext:value-type="float">
            <text:p>7,4946224689484</text:p>
          </table:table-cell>
          <table:table-cell office:value-type="float" office:value="0.28321078747131" calcext:value-type="float">
            <text:p>0,2832107874713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68</text:p>
          </table:table-cell>
          <table:table-cell office:value-type="float" office:value="4.0344658493996" calcext:value-type="float">
            <text:p>4,0344658493996</text:p>
          </table:table-cell>
          <table:table-cell office:value-type="float" office:value="8.4986335039139" calcext:value-type="float">
            <text:p>8,4986335039139</text:p>
          </table:table-cell>
          <table:table-cell office:value-type="float" office:value="-51.109557698487" calcext:value-type="float">
            <text:p>-51,10955769848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79</text:p>
          </table:table-cell>
          <table:table-cell office:value-type="float" office:value="6.3051730394363" calcext:value-type="float">
            <text:p>6,3051730394363</text:p>
          </table:table-cell>
          <table:table-cell office:value-type="float" office:value="8.9840966463089" calcext:value-type="float">
            <text:p>8,9840966463089</text:p>
          </table:table-cell>
          <table:table-cell office:value-type="float" office:value="-98.405875218142" calcext:value-type="float">
            <text:p>-98,40587521814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90</text:p>
          </table:table-cell>
          <table:table-cell office:value-type="float" office:value="8.9920395612717" calcext:value-type="float">
            <text:p>8,9920395612717</text:p>
          </table:table-cell>
          <table:table-cell office:value-type="float" office:value="7.4651300907135" calcext:value-type="float">
            <text:p>7,4651300907135</text:p>
          </table:table-cell>
          <table:table-cell office:value-type="float" office:value="12.596072095215" calcext:value-type="float">
            <text:p>12,5960720952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501</text:p>
          </table:table-cell>
          <table:table-cell office:value-type="float" office:value="-1.5850067138672" calcext:value-type="float">
            <text:p>-1,5850067138672</text:p>
          </table:table-cell>
          <table:table-cell office:value-type="float" office:value="9.0642386674881" calcext:value-type="float">
            <text:p>9,0642386674881</text:p>
          </table:table-cell>
          <table:table-cell office:value-type="float" office:value="-27.659026490655" calcext:value-type="float">
            <text:p>-27,65902649065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512</text:p>
          </table:table-cell>
          <table:table-cell office:value-type="float" office:value="1.6008165478706" calcext:value-type="float">
            <text:p>1,6008165478706</text:p>
          </table:table-cell>
          <table:table-cell office:value-type="float" office:value="10.272876024246" calcext:value-type="float">
            <text:p>10,272876024246</text:p>
          </table:table-cell>
          <table:table-cell office:value-type="float" office:value="-102.84866572945" calcext:value-type="float">
            <text:p>-102,8486657294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523</text:p>
          </table:table-cell>
          <table:table-cell office:value-type="float" office:value="1.5480837225914" calcext:value-type="float">
            <text:p>1,5480837225914</text:p>
          </table:table-cell>
          <table:table-cell office:value-type="float" office:value="8.4726172685623" calcext:value-type="float">
            <text:p>8,4726172685623</text:p>
          </table:table-cell>
          <table:table-cell office:value-type="float" office:value="75.784568574019" calcext:value-type="float">
            <text:p>75,78456857401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534</text:p>
          </table:table-cell>
          <table:table-cell office:value-type="float" office:value="2.5714230537415" calcext:value-type="float">
            <text:p>2,5714230537415</text:p>
          </table:table-cell>
          <table:table-cell office:value-type="float" office:value="9.6089136600494" calcext:value-type="float">
            <text:p>9,6089136600494</text:p>
          </table:table-cell>
          <table:table-cell office:value-type="float" office:value="-40.729224302207" calcext:value-type="float">
            <text:p>-40,72922430220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545</text:p>
          </table:table-cell>
          <table:table-cell office:value-type="float" office:value="3.6082139611244" calcext:value-type="float">
            <text:p>3,6082139611244</text:p>
          </table:table-cell>
          <table:table-cell office:value-type="float" office:value="8.9954912662506" calcext:value-type="float">
            <text:p>8,9954912662506</text:p>
          </table:table-cell>
          <table:table-cell office:value-type="float" office:value="0.18081853943313" calcext:value-type="float">
            <text:p>0,1808185394331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556</text:p>
          </table:table-cell>
          <table:table-cell office:value-type="float" office:value="6.8793118000031" calcext:value-type="float">
            <text:p>6,8793118000031</text:p>
          </table:table-cell>
          <table:table-cell office:value-type="float" office:value="10.558587312698" calcext:value-type="float">
            <text:p>10,558587312698</text:p>
          </table:table-cell>
          <table:table-cell office:value-type="float" office:value="-128.05468565339" calcext:value-type="float">
            <text:p>-128,0546856533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567</text:p>
          </table:table-cell>
          <table:table-cell office:value-type="float" office:value="7.1764278411865" calcext:value-type="float">
            <text:p>7,1764278411865</text:p>
          </table:table-cell>
          <table:table-cell office:value-type="float" office:value="8.610365986824" calcext:value-type="float">
            <text:p>8,610365986824</text:p>
          </table:table-cell>
          <table:table-cell office:value-type="float" office:value="84.811209873029" calcext:value-type="float">
            <text:p>84,81120987302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578</text:p>
          </table:table-cell>
          <table:table-cell office:value-type="float" office:value="-1.5850073099136" calcext:value-type="float">
            <text:p>-1,5850073099136</text:p>
          </table:table-cell>
          <table:table-cell office:value-type="float" office:value="10.678999423981" calcext:value-type="float">
            <text:p>10,678999423981</text:p>
          </table:table-cell>
          <table:table-cell office:value-type="float" office:value="-5.9449753374051" calcext:value-type="float">
            <text:p>-5,944975337405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589</text:p>
          </table:table-cell>
          <table:table-cell office:value-type="float" office:value="0.51150016486645" calcext:value-type="float">
            <text:p>0,51150016486645</text:p>
          </table:table-cell>
          <table:table-cell office:value-type="float" office:value="10.421459674835" calcext:value-type="float">
            <text:p>10,421459674835</text:p>
          </table:table-cell>
          <table:table-cell office:value-type="float" office:value="51.121328666711" calcext:value-type="float">
            <text:p>51,12132866671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15</text:p>
          </table:table-cell>
          <table:table-cell office:value-type="float" office:value="-0.61715703457594" calcext:value-type="float">
            <text:p>-0,61715703457594</text:p>
          </table:table-cell>
          <table:table-cell office:value-type="float" office:value="1.7590281367302" calcext:value-type="float">
            <text:p>1,7590281367302</text:p>
          </table:table-cell>
          <table:table-cell office:value-type="float" office:value="-149.4572921923" calcext:value-type="float">
            <text:p>-149,457292192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50</text:p>
          </table:table-cell>
          <table:table-cell office:value-type="float" office:value="1.8661476671696" calcext:value-type="float">
            <text:p>1,8661476671696</text:p>
          </table:table-cell>
          <table:table-cell office:value-type="float" office:value="0.1563130505383" calcext:value-type="float">
            <text:p>0,1563130505383</text:p>
          </table:table-cell>
          <table:table-cell office:value-type="float" office:value="-63.377592214354" calcext:value-type="float">
            <text:p>-63,37759221435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61</text:p>
          </table:table-cell>
          <table:table-cell office:value-type="float" office:value="1.0867909342051" calcext:value-type="float">
            <text:p>1,0867909342051</text:p>
          </table:table-cell>
          <table:table-cell office:value-type="float" office:value="0.57640634477139" calcext:value-type="float">
            <text:p>0,57640634477139</text:p>
          </table:table-cell>
          <table:table-cell office:value-type="float" office:value="-34.945134524327" calcext:value-type="float">
            <text:p>-34,94513452432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72</text:p>
          </table:table-cell>
          <table:table-cell office:value-type="float" office:value="3.6707302927971" calcext:value-type="float">
            <text:p>3,6707302927971</text:p>
          </table:table-cell>
          <table:table-cell office:value-type="float" office:value="-0.01994511578232" calcext:value-type="float">
            <text:p>-0,01994511578232</text:p>
          </table:table-cell>
          <table:table-cell office:value-type="float" office:value="-3.9618789770041" calcext:value-type="float">
            <text:p>-3,961878977004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83</text:p>
          </table:table-cell>
          <table:table-cell office:value-type="float" office:value="4.8127403855324" calcext:value-type="float">
            <text:p>4,8127403855324</text:p>
          </table:table-cell>
          <table:table-cell office:value-type="float" office:value="-0.23955589160323" calcext:value-type="float">
            <text:p>-0,23955589160323</text:p>
          </table:table-cell>
          <table:table-cell office:value-type="float" office:value="15.760954018611" calcext:value-type="float">
            <text:p>15,76095401861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94</text:p>
          </table:table-cell>
          <table:table-cell office:value-type="float" office:value="6.0690546035767" calcext:value-type="float">
            <text:p>6,0690546035767</text:p>
          </table:table-cell>
          <table:table-cell office:value-type="float" office:value="-0.036848541349173" calcext:value-type="float">
            <text:p>-0,036848541349173</text:p>
          </table:table-cell>
          <table:table-cell office:value-type="float" office:value="-1.1182221210307" calcext:value-type="float">
            <text:p>-1,118222121030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105</text:p>
          </table:table-cell>
          <table:table-cell office:value-type="float" office:value="8.6002618074417" calcext:value-type="float">
            <text:p>8,6002618074417</text:p>
          </table:table-cell>
          <table:table-cell office:value-type="float" office:value="-0.58500070124865" calcext:value-type="float">
            <text:p>-0,58500070124865</text:p>
          </table:table-cell>
          <table:table-cell office:value-type="float" office:value="164.61130160435" calcext:value-type="float">
            <text:p>164,6113016043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116</text:p>
          </table:table-cell>
          <table:table-cell office:value-type="float" office:value="-0.71650221943855" calcext:value-type="float">
            <text:p>-0,71650221943855</text:p>
          </table:table-cell>
          <table:table-cell office:value-type="float" office:value="1.2313618510962" calcext:value-type="float">
            <text:p>1,2313618510962</text:p>
          </table:table-cell>
          <table:table-cell office:value-type="float" office:value="-27.456449665082" calcext:value-type="float">
            <text:p>-27,45644966508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127</text:p>
          </table:table-cell>
          <table:table-cell office:value-type="float" office:value="0.97937062382698" calcext:value-type="float">
            <text:p>0,97937062382698</text:p>
          </table:table-cell>
          <table:table-cell office:value-type="float" office:value="1.032320484519" calcext:value-type="float">
            <text:p>1,032320484519</text:p>
          </table:table-cell>
          <table:table-cell office:value-type="float" office:value="113.84268854834" calcext:value-type="float">
            <text:p>113,8426885483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138</text:p>
          </table:table-cell>
          <table:table-cell office:value-type="float" office:value="2.7127230167389" calcext:value-type="float">
            <text:p>2,7127230167389</text:p>
          </table:table-cell>
          <table:table-cell office:value-type="float" office:value="0.15818167477846" calcext:value-type="float">
            <text:p>0,15818167477846</text:p>
          </table:table-cell>
          <table:table-cell office:value-type="float" office:value="168.31399376985" calcext:value-type="float">
            <text:p>168,3139937698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149</text:p>
          </table:table-cell>
          <table:table-cell office:value-type="float" office:value="3.9507061243057" calcext:value-type="float">
            <text:p>3,9507061243057</text:p>
          </table:table-cell>
          <table:table-cell office:value-type="float" office:value="0.43685235083103" calcext:value-type="float">
            <text:p>0,43685235083103</text:p>
          </table:table-cell>
          <table:table-cell office:value-type="float" office:value="42.734136247331" calcext:value-type="float">
            <text:p>42,73413624733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160</text:p>
          </table:table-cell>
          <table:table-cell office:value-type="float" office:value="5.3747570514679" calcext:value-type="float">
            <text:p>5,3747570514679</text:p>
          </table:table-cell>
          <table:table-cell office:value-type="float" office:value="1.9196395576" calcext:value-type="float">
            <text:p>1,9196395576</text:p>
          </table:table-cell>
          <table:table-cell office:value-type="float" office:value="-83.666490901048" calcext:value-type="float">
            <text:p>-83,66649090104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171</text:p>
          </table:table-cell>
          <table:table-cell office:value-type="float" office:value="6.1763155460358" calcext:value-type="float">
            <text:p>6,1763155460358</text:p>
          </table:table-cell>
          <table:table-cell office:value-type="float" office:value="0.57201396673918" calcext:value-type="float">
            <text:p>0,57201396673918</text:p>
          </table:table-cell>
          <table:table-cell office:value-type="float" office:value="58.426473550736" calcext:value-type="float">
            <text:p>58,42647355073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182</text:p>
          </table:table-cell>
          <table:table-cell office:value-type="float" office:value="8.3081114292145" calcext:value-type="float">
            <text:p>8,3081114292145</text:p>
          </table:table-cell>
          <table:table-cell office:value-type="float" office:value="-0.29410809278488" calcext:value-type="float">
            <text:p>-0,29410809278488</text:p>
          </table:table-cell>
          <table:table-cell office:value-type="float" office:value="114.55977798268" calcext:value-type="float">
            <text:p>114,5597779826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193</text:p>
          </table:table-cell>
          <table:table-cell office:value-type="float" office:value="0.27722168713808" calcext:value-type="float">
            <text:p>0,27722168713808</text:p>
          </table:table-cell>
          <table:table-cell office:value-type="float" office:value="3.0689525604248" calcext:value-type="float">
            <text:p>3,0689525604248</text:p>
          </table:table-cell>
          <table:table-cell office:value-type="float" office:value="51.19540205427" calcext:value-type="float">
            <text:p>51,1954020542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204</text:p>
          </table:table-cell>
          <table:table-cell office:value-type="float" office:value="0.59491850435734" calcext:value-type="float">
            <text:p>0,59491850435734</text:p>
          </table:table-cell>
          <table:table-cell office:value-type="float" office:value="3.6664575338364" calcext:value-type="float">
            <text:p>3,6664575338364</text:p>
          </table:table-cell>
          <table:table-cell office:value-type="float" office:value="2.340738821751" calcext:value-type="float">
            <text:p>2,34073882175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215</text:p>
          </table:table-cell>
          <table:table-cell office:value-type="float" office:value="2.4768117070198" calcext:value-type="float">
            <text:p>2,4768117070198</text:p>
          </table:table-cell>
          <table:table-cell office:value-type="float" office:value="3.3502402901649" calcext:value-type="float">
            <text:p>3,3502402901649</text:p>
          </table:table-cell>
          <table:table-cell office:value-type="float" office:value="-133.31603852047" calcext:value-type="float">
            <text:p>-133,3160385204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226</text:p>
          </table:table-cell>
          <table:table-cell office:value-type="float" office:value="2.7109277248383" calcext:value-type="float">
            <text:p>2,7109277248383</text:p>
          </table:table-cell>
          <table:table-cell office:value-type="float" office:value="2.907820045948" calcext:value-type="float">
            <text:p>2,907820045948</text:p>
          </table:table-cell>
          <table:table-cell office:value-type="float" office:value="49.089198279533" calcext:value-type="float">
            <text:p>49,08919827953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237</text:p>
          </table:table-cell>
          <table:table-cell office:value-type="float" office:value="4.6779972314835" calcext:value-type="float">
            <text:p>4,6779972314835</text:p>
          </table:table-cell>
          <table:table-cell office:value-type="float" office:value="1.8854013085365" calcext:value-type="float">
            <text:p>1,8854013085365</text:p>
          </table:table-cell>
          <table:table-cell office:value-type="float" office:value="126.25774912014" calcext:value-type="float">
            <text:p>126,2577491201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248</text:p>
          </table:table-cell>
          <table:table-cell office:value-type="float" office:value="7.1952438354492" calcext:value-type="float">
            <text:p>7,1952438354492</text:p>
          </table:table-cell>
          <table:table-cell office:value-type="float" office:value="3.9147394895554" calcext:value-type="float">
            <text:p>3,9147394895554</text:p>
          </table:table-cell>
          <table:table-cell office:value-type="float" office:value="-53.018911249319" calcext:value-type="float">
            <text:p>-53,01891124931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259</text:p>
          </table:table-cell>
          <table:table-cell office:value-type="float" office:value="8.3466082811356" calcext:value-type="float">
            <text:p>8,3466082811356</text:p>
          </table:table-cell>
          <table:table-cell office:value-type="float" office:value="3.2824656367302" calcext:value-type="float">
            <text:p>3,2824656367302</text:p>
          </table:table-cell>
          <table:table-cell office:value-type="float" office:value="91.258570646784" calcext:value-type="float">
            <text:p>91,25857064678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270</text:p>
          </table:table-cell>
          <table:table-cell office:value-type="float" office:value="-0.40643740445375" calcext:value-type="float">
            <text:p>-0,40643740445375</text:p>
          </table:table-cell>
          <table:table-cell office:value-type="float" office:value="3.3507773280144" calcext:value-type="float">
            <text:p>3,3507773280144</text:p>
          </table:table-cell>
          <table:table-cell office:value-type="float" office:value="-120.00045958598" calcext:value-type="float">
            <text:p>-120,0004595859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281</text:p>
          </table:table-cell>
          <table:table-cell office:value-type="float" office:value="1.2790006399155" calcext:value-type="float">
            <text:p>1,2790006399155</text:p>
          </table:table-cell>
          <table:table-cell office:value-type="float" office:value="6.6307544708252" calcext:value-type="float">
            <text:p>6,6307544708252</text:p>
          </table:table-cell>
          <table:table-cell office:value-type="float" office:value="-119.7608170236" calcext:value-type="float">
            <text:p>-119,760817023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292</text:p>
          </table:table-cell>
          <table:table-cell office:value-type="float" office:value="1.9287902116776" calcext:value-type="float">
            <text:p>1,9287902116776</text:p>
          </table:table-cell>
          <table:table-cell office:value-type="float" office:value="6.5400886535645" calcext:value-type="float">
            <text:p>6,5400886535645</text:p>
          </table:table-cell>
          <table:table-cell office:value-type="float" office:value="-61.890090347096" calcext:value-type="float">
            <text:p>-61,89009034709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03</text:p>
          </table:table-cell>
          <table:table-cell office:value-type="float" office:value="2.7276358008385" calcext:value-type="float">
            <text:p>2,7276358008385</text:p>
          </table:table-cell>
          <table:table-cell office:value-type="float" office:value="5.7635629177094" calcext:value-type="float">
            <text:p>5,7635629177094</text:p>
          </table:table-cell>
          <table:table-cell office:value-type="float" office:value="-46.047122235511" calcext:value-type="float">
            <text:p>-46,04712223551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14</text:p>
          </table:table-cell>
          <table:table-cell office:value-type="float" office:value="5.1399230957031" calcext:value-type="float">
            <text:p>5,1399230957031</text:p>
          </table:table-cell>
          <table:table-cell office:value-type="float" office:value="6.2418287992477" calcext:value-type="float">
            <text:p>6,2418287992477</text:p>
          </table:table-cell>
          <table:table-cell office:value-type="float" office:value="-138.63964597131" calcext:value-type="float">
            <text:p>-138,6396459713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25</text:p>
          </table:table-cell>
          <table:table-cell office:value-type="float" office:value="5.1543456315994" calcext:value-type="float">
            <text:p>5,1543456315994</text:p>
          </table:table-cell>
          <table:table-cell office:value-type="float" office:value="4.8652297258377" calcext:value-type="float">
            <text:p>4,8652297258377</text:p>
          </table:table-cell>
          <table:table-cell office:value-type="float" office:value="-54.558205376765" calcext:value-type="float">
            <text:p>-54,55820537676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36</text:p>
          </table:table-cell>
          <table:table-cell office:value-type="float" office:value="9.3051517009735" calcext:value-type="float">
            <text:p>9,3051517009735</text:p>
          </table:table-cell>
          <table:table-cell office:value-type="float" office:value="4.3907594680786" calcext:value-type="float">
            <text:p>4,3907594680786</text:p>
          </table:table-cell>
          <table:table-cell office:value-type="float" office:value="-64.182555599577" calcext:value-type="float">
            <text:p>-64,18255559957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47</text:p>
          </table:table-cell>
          <table:table-cell office:value-type="float" office:value="-0.72802163660526" calcext:value-type="float">
            <text:p>-0,72802163660526</text:p>
          </table:table-cell>
          <table:table-cell office:value-type="float" office:value="6.193962097168" calcext:value-type="float">
            <text:p>6,193962097168</text:p>
          </table:table-cell>
          <table:table-cell office:value-type="float" office:value="85.837474294529" calcext:value-type="float">
            <text:p>85,83747429452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58</text:p>
          </table:table-cell>
          <table:table-cell office:value-type="float" office:value="0.38483779877424" calcext:value-type="float">
            <text:p>0,38483779877424</text:p>
          </table:table-cell>
          <table:table-cell office:value-type="float" office:value="6.8302130699158" calcext:value-type="float">
            <text:p>6,8302130699158</text:p>
          </table:table-cell>
          <table:table-cell office:value-type="float" office:value="-151.36202277651" calcext:value-type="float">
            <text:p>-151,3620227765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69</text:p>
          </table:table-cell>
          <table:table-cell office:value-type="float" office:value="1.6920624673367" calcext:value-type="float">
            <text:p>1,6920624673367</text:p>
          </table:table-cell>
          <table:table-cell office:value-type="float" office:value="6.8193763494492" calcext:value-type="float">
            <text:p>6,8193763494492</text:p>
          </table:table-cell>
          <table:table-cell office:value-type="float" office:value="-63.683630554539" calcext:value-type="float">
            <text:p>-63,68363055453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80</text:p>
          </table:table-cell>
          <table:table-cell office:value-type="float" office:value="3.7268233299255" calcext:value-type="float">
            <text:p>3,7268233299255</text:p>
          </table:table-cell>
          <table:table-cell office:value-type="float" office:value="6.3078379631042" calcext:value-type="float">
            <text:p>6,3078379631042</text:p>
          </table:table-cell>
          <table:table-cell office:value-type="float" office:value="51.889260483396" calcext:value-type="float">
            <text:p>51,88926048339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91</text:p>
          </table:table-cell>
          <table:table-cell office:value-type="float" office:value="5.416316986084" calcext:value-type="float">
            <text:p>5,416316986084</text:p>
          </table:table-cell>
          <table:table-cell office:value-type="float" office:value="5.3735435009003" calcext:value-type="float">
            <text:p>5,3735435009003</text:p>
          </table:table-cell>
          <table:table-cell office:value-type="float" office:value="-27.373615533683" calcext:value-type="float">
            <text:p>-27,37361553368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02</text:p>
          </table:table-cell>
          <table:table-cell office:value-type="float" office:value="6.5604197978973" calcext:value-type="float">
            <text:p>6,5604197978973</text:p>
          </table:table-cell>
          <table:table-cell office:value-type="float" office:value="5.4992234706879" calcext:value-type="float">
            <text:p>5,4992234706879</text:p>
          </table:table-cell>
          <table:table-cell office:value-type="float" office:value="-111.65658227957" calcext:value-type="float">
            <text:p>-111,6565822795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13</text:p>
          </table:table-cell>
          <table:table-cell office:value-type="float" office:value="9.4812375307083" calcext:value-type="float">
            <text:p>9,4812375307083</text:p>
          </table:table-cell>
          <table:table-cell office:value-type="float" office:value="6.6011536121368" calcext:value-type="float">
            <text:p>6,6011536121368</text:p>
          </table:table-cell>
          <table:table-cell office:value-type="float" office:value="102.68035967639" calcext:value-type="float">
            <text:p>102,6803596763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24</text:p>
          </table:table-cell>
          <table:table-cell office:value-type="float" office:value="0.19397644326091" calcext:value-type="float">
            <text:p>0,19397644326091</text:p>
          </table:table-cell>
          <table:table-cell office:value-type="float" office:value="8.7133806943893" calcext:value-type="float">
            <text:p>8,7133806943893</text:p>
          </table:table-cell>
          <table:table-cell office:value-type="float" office:value="-147.33735619077" calcext:value-type="float">
            <text:p>-147,3373561907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35</text:p>
          </table:table-cell>
          <table:table-cell office:value-type="float" office:value="0.34384615719318" calcext:value-type="float">
            <text:p>0,34384615719318</text:p>
          </table:table-cell>
          <table:table-cell office:value-type="float" office:value="7.5701743364334" calcext:value-type="float">
            <text:p>7,5701743364334</text:p>
          </table:table-cell>
          <table:table-cell office:value-type="float" office:value="149.06566917517" calcext:value-type="float">
            <text:p>149,0656691751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46</text:p>
          </table:table-cell>
          <table:table-cell office:value-type="float" office:value="2.5177747011185" calcext:value-type="float">
            <text:p>2,5177747011185</text:p>
          </table:table-cell>
          <table:table-cell office:value-type="float" office:value="6.6465032100677" calcext:value-type="float">
            <text:p>6,6465032100677</text:p>
          </table:table-cell>
          <table:table-cell office:value-type="float" office:value="-5.6433169420358" calcext:value-type="float">
            <text:p>-5,643316942035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57</text:p>
          </table:table-cell>
          <table:table-cell office:value-type="float" office:value="1.7057180404663" calcext:value-type="float">
            <text:p>1,7057180404663</text:p>
          </table:table-cell>
          <table:table-cell office:value-type="float" office:value="7.4923533201218" calcext:value-type="float">
            <text:p>7,4923533201218</text:p>
          </table:table-cell>
          <table:table-cell office:value-type="float" office:value="0.33007707790869" calcext:value-type="float">
            <text:p>0,3300770779086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68</text:p>
          </table:table-cell>
          <table:table-cell office:value-type="float" office:value="3.8309401273727" calcext:value-type="float">
            <text:p>3,8309401273727</text:p>
          </table:table-cell>
          <table:table-cell office:value-type="float" office:value="8.8179749250412" calcext:value-type="float">
            <text:p>8,8179749250412</text:p>
          </table:table-cell>
          <table:table-cell office:value-type="float" office:value="-59.714036382687" calcext:value-type="float">
            <text:p>-59,71403638268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79</text:p>
          </table:table-cell>
          <table:table-cell office:value-type="float" office:value="6.4390867948532" calcext:value-type="float">
            <text:p>6,4390867948532</text:p>
          </table:table-cell>
          <table:table-cell office:value-type="float" office:value="9.3144619464874" calcext:value-type="float">
            <text:p>9,3144619464874</text:p>
          </table:table-cell>
          <table:table-cell office:value-type="float" office:value="-116.48875436965" calcext:value-type="float">
            <text:p>-116,4887543696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90</text:p>
          </table:table-cell>
          <table:table-cell office:value-type="float" office:value="8.6657249927521" calcext:value-type="float">
            <text:p>8,6657249927521</text:p>
          </table:table-cell>
          <table:table-cell office:value-type="float" office:value="7.5007253885269" calcext:value-type="float">
            <text:p>7,5007253885269</text:p>
          </table:table-cell>
          <table:table-cell office:value-type="float" office:value="-5.8562706705112" calcext:value-type="float">
            <text:p>-5,856270670511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501</text:p>
          </table:table-cell>
          <table:table-cell office:value-type="float" office:value="-1.5850065648556" calcext:value-type="float">
            <text:p>-1,5850065648556</text:p>
          </table:table-cell>
          <table:table-cell office:value-type="float" office:value="9.2645055055618" calcext:value-type="float">
            <text:p>9,2645055055618</text:p>
          </table:table-cell>
          <table:table-cell office:value-type="float" office:value="-46.443070955337" calcext:value-type="float">
            <text:p>-46,44307095533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512</text:p>
          </table:table-cell>
          <table:table-cell office:value-type="float" office:value="1.5469385683537" calcext:value-type="float">
            <text:p>1,5469385683537</text:p>
          </table:table-cell>
          <table:table-cell office:value-type="float" office:value="10.474276542664" calcext:value-type="float">
            <text:p>10,474276542664</text:p>
          </table:table-cell>
          <table:table-cell office:value-type="float" office:value="-73.322068354127" calcext:value-type="float">
            <text:p>-73,32206835412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523</text:p>
          </table:table-cell>
          <table:table-cell office:value-type="float" office:value="1.584484577179" calcext:value-type="float">
            <text:p>1,584484577179</text:p>
          </table:table-cell>
          <table:table-cell office:value-type="float" office:value="8.1511622667313" calcext:value-type="float">
            <text:p>8,1511622667313</text:p>
          </table:table-cell>
          <table:table-cell office:value-type="float" office:value="102.06809165371" calcext:value-type="float">
            <text:p>102,0680916537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534</text:p>
          </table:table-cell>
          <table:table-cell office:value-type="float" office:value="2.2719728946686" calcext:value-type="float">
            <text:p>2,2719728946686</text:p>
          </table:table-cell>
          <table:table-cell office:value-type="float" office:value="9.849020242691" calcext:value-type="float">
            <text:p>9,849020242691</text:p>
          </table:table-cell>
          <table:table-cell office:value-type="float" office:value="-37.988990735097" calcext:value-type="float">
            <text:p>-37,9889907350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545</text:p>
          </table:table-cell>
          <table:table-cell office:value-type="float" office:value="3.3423218131065" calcext:value-type="float">
            <text:p>3,3423218131065</text:p>
          </table:table-cell>
          <table:table-cell office:value-type="float" office:value="8.9415389299393" calcext:value-type="float">
            <text:p>8,9415389299393</text:p>
          </table:table-cell>
          <table:table-cell office:value-type="float" office:value="18.161831767696" calcext:value-type="float">
            <text:p>18,16183176769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556</text:p>
          </table:table-cell>
          <table:table-cell office:value-type="float" office:value="7.1570861339569" calcext:value-type="float">
            <text:p>7,1570861339569</text:p>
          </table:table-cell>
          <table:table-cell office:value-type="float" office:value="10.747997760773" calcext:value-type="float">
            <text:p>10,747997760773</text:p>
          </table:table-cell>
          <table:table-cell office:value-type="float" office:value="-153.60238142074" calcext:value-type="float">
            <text:p>-153,6023814207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567</text:p>
          </table:table-cell>
          <table:table-cell office:value-type="float" office:value="7.2623163461685" calcext:value-type="float">
            <text:p>7,2623163461685</text:p>
          </table:table-cell>
          <table:table-cell office:value-type="float" office:value="8.4165543317795" calcext:value-type="float">
            <text:p>8,4165543317795</text:p>
          </table:table-cell>
          <table:table-cell office:value-type="float" office:value="116.13515380082" calcext:value-type="float">
            <text:p>116,1351538008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578</text:p>
          </table:table-cell>
          <table:table-cell office:value-type="float" office:value="-1.5850088000298" calcext:value-type="float">
            <text:p>-1,5850088000298</text:p>
          </table:table-cell>
          <table:table-cell office:value-type="float" office:value="10.701649188995" calcext:value-type="float">
            <text:p>10,701649188995</text:p>
          </table:table-cell>
          <table:table-cell office:value-type="float" office:value="-16.594003719889" calcext:value-type="float">
            <text:p>-16,59400371988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589</text:p>
          </table:table-cell>
          <table:table-cell office:value-type="float" office:value="0.47324363142252" calcext:value-type="float">
            <text:p>0,47324363142252</text:p>
          </table:table-cell>
          <table:table-cell office:value-type="float" office:value="10.242404937744" calcext:value-type="float">
            <text:p>10,242404937744</text:p>
          </table:table-cell>
          <table:table-cell office:value-type="float" office:value="77.958886790427" calcext:value-type="float">
            <text:p>77,95888679042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15</text:p>
          </table:table-cell>
          <table:table-cell office:value-type="float" office:value="-0.26292210444808" calcext:value-type="float">
            <text:p>-0,26292210444808</text:p>
          </table:table-cell>
          <table:table-cell office:value-type="float" office:value="1.9027578830719" calcext:value-type="float">
            <text:p>1,9027578830719</text:p>
          </table:table-cell>
          <table:table-cell office:value-type="float" office:value="-156.82960164015" calcext:value-type="float">
            <text:p>-156,829601640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50</text:p>
          </table:table-cell>
          <table:table-cell office:value-type="float" office:value="1.6734892129898" calcext:value-type="float">
            <text:p>1,6734892129898</text:p>
          </table:table-cell>
          <table:table-cell office:value-type="float" office:value="0.29148211702704" calcext:value-type="float">
            <text:p>0,29148211702704</text:p>
          </table:table-cell>
          <table:table-cell office:value-type="float" office:value="-29.951462700109" calcext:value-type="float">
            <text:p>-29,95146270010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61</text:p>
          </table:table-cell>
          <table:table-cell office:value-type="float" office:value="1.3101546466351" calcext:value-type="float">
            <text:p>1,3101546466351</text:p>
          </table:table-cell>
          <table:table-cell office:value-type="float" office:value="0.39895363152027" calcext:value-type="float">
            <text:p>0,39895363152027</text:p>
          </table:table-cell>
          <table:table-cell office:value-type="float" office:value="-39.470461903104" calcext:value-type="float">
            <text:p>-39,47046190310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72</text:p>
          </table:table-cell>
          <table:table-cell office:value-type="float" office:value="3.9198124408722" calcext:value-type="float">
            <text:p>3,9198124408722</text:p>
          </table:table-cell>
          <table:table-cell office:value-type="float" office:value="0.037732489872724" calcext:value-type="float">
            <text:p>0,037732489872724</text:p>
          </table:table-cell>
          <table:table-cell office:value-type="float" office:value="45.644688378474" calcext:value-type="float">
            <text:p>45,64468837847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83</text:p>
          </table:table-cell>
          <table:table-cell office:value-type="float" office:value="4.4735956192017" calcext:value-type="float">
            <text:p>4,4735956192017</text:p>
          </table:table-cell>
          <table:table-cell office:value-type="float" office:value="-0.29777472838759" calcext:value-type="float">
            <text:p>-0,29777472838759</text:p>
          </table:table-cell>
          <table:table-cell office:value-type="float" office:value="8.1233100336828" calcext:value-type="float">
            <text:p>8,123310033682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94</text:p>
          </table:table-cell>
          <table:table-cell office:value-type="float" office:value="6.2618064880371" calcext:value-type="float">
            <text:p>6,2618064880371</text:p>
          </table:table-cell>
          <table:table-cell office:value-type="float" office:value="-0.04660680424422" calcext:value-type="float">
            <text:p>-0,04660680424422</text:p>
          </table:table-cell>
          <table:table-cell office:value-type="float" office:value="129.96410412394" calcext:value-type="float">
            <text:p>129,9641041239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105</text:p>
          </table:table-cell>
          <table:table-cell office:value-type="float" office:value="8.8651132583618" calcext:value-type="float">
            <text:p>8,8651132583618</text:p>
          </table:table-cell>
          <table:table-cell office:value-type="float" office:value="-0.4772287979722" calcext:value-type="float">
            <text:p>-0,4772287979722</text:p>
          </table:table-cell>
          <table:table-cell office:value-type="float" office:value="-155.68393962398" calcext:value-type="float">
            <text:p>-155,6839396239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116</text:p>
          </table:table-cell>
          <table:table-cell office:value-type="float" office:value="-0.94222202897072" calcext:value-type="float">
            <text:p>-0,94222202897072</text:p>
          </table:table-cell>
          <table:table-cell office:value-type="float" office:value="1.2424828112125" calcext:value-type="float">
            <text:p>1,2424828112125</text:p>
          </table:table-cell>
          <table:table-cell office:value-type="float" office:value="-0.21248671766015" calcext:value-type="float">
            <text:p>-0,212486717660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127</text:p>
          </table:table-cell>
          <table:table-cell office:value-type="float" office:value="0.89812070131302" calcext:value-type="float">
            <text:p>0,89812070131302</text:p>
          </table:table-cell>
          <table:table-cell office:value-type="float" office:value="1.2759658694267" calcext:value-type="float">
            <text:p>1,2759658694267</text:p>
          </table:table-cell>
          <table:table-cell office:value-type="float" office:value="106.33685634394" calcext:value-type="float">
            <text:p>106,3368563439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138</text:p>
          </table:table-cell>
          <table:table-cell office:value-type="float" office:value="2.4928653240204" calcext:value-type="float">
            <text:p>2,4928653240204</text:p>
          </table:table-cell>
          <table:table-cell office:value-type="float" office:value="0.25009702891111" calcext:value-type="float">
            <text:p>0,25009702891111</text:p>
          </table:table-cell>
          <table:table-cell office:value-type="float" office:value="-74.996135796711" calcext:value-type="float">
            <text:p>-74,99613579671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149</text:p>
          </table:table-cell>
          <table:table-cell office:value-type="float" office:value="3.9576891064644" calcext:value-type="float">
            <text:p>3,9576891064644</text:p>
          </table:table-cell>
          <table:table-cell office:value-type="float" office:value="0.4450623691082" calcext:value-type="float">
            <text:p>0,4450623691082</text:p>
          </table:table-cell>
          <table:table-cell office:value-type="float" office:value="69.434279848816" calcext:value-type="float">
            <text:p>69,43427984881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160</text:p>
          </table:table-cell>
          <table:table-cell office:value-type="float" office:value="5.3519928455353" calcext:value-type="float">
            <text:p>5,3519928455353</text:p>
          </table:table-cell>
          <table:table-cell office:value-type="float" office:value="2.2202186286449" calcext:value-type="float">
            <text:p>2,2202186286449</text:p>
          </table:table-cell>
          <table:table-cell office:value-type="float" office:value="-85.960657733261" calcext:value-type="float">
            <text:p>-85,96065773326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171</text:p>
          </table:table-cell>
          <table:table-cell office:value-type="float" office:value="6.2894451618195" calcext:value-type="float">
            <text:p>6,2894451618195</text:p>
          </table:table-cell>
          <table:table-cell office:value-type="float" office:value="0.72956815361977" calcext:value-type="float">
            <text:p>0,72956815361977</text:p>
          </table:table-cell>
          <table:table-cell office:value-type="float" office:value="-129.80952688084" calcext:value-type="float">
            <text:p>-129,8095268808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182</text:p>
          </table:table-cell>
          <table:table-cell office:value-type="float" office:value="8.1619262695312" calcext:value-type="float">
            <text:p>8,1619262695312</text:p>
          </table:table-cell>
          <table:table-cell office:value-type="float" office:value="0.045950021594763" calcext:value-type="float">
            <text:p>0,045950021594763</text:p>
          </table:table-cell>
          <table:table-cell office:value-type="float" office:value="119.1672185424" calcext:value-type="float">
            <text:p>119,167218542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193</text:p>
          </table:table-cell>
          <table:table-cell office:value-type="float" office:value="-0.014388855779544" calcext:value-type="float">
            <text:p>-0,014388855779544</text:p>
          </table:table-cell>
          <table:table-cell office:value-type="float" office:value="2.8431457281113" calcext:value-type="float">
            <text:p>2,8431457281113</text:p>
          </table:table-cell>
          <table:table-cell office:value-type="float" office:value="37.464975931083" calcext:value-type="float">
            <text:p>37,46497593108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204</text:p>
          </table:table-cell>
          <table:table-cell office:value-type="float" office:value="0.20120803266764" calcext:value-type="float">
            <text:p>0,20120803266764</text:p>
          </table:table-cell>
          <table:table-cell office:value-type="float" office:value="3.6412984132767" calcext:value-type="float">
            <text:p>3,6412984132767</text:p>
          </table:table-cell>
          <table:table-cell office:value-type="float" office:value="4.1400037088971" calcext:value-type="float">
            <text:p>4,140003708897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215</text:p>
          </table:table-cell>
          <table:table-cell office:value-type="float" office:value="2.4642896652222" calcext:value-type="float">
            <text:p>2,4642896652222</text:p>
          </table:table-cell>
          <table:table-cell office:value-type="float" office:value="3.6286461353302" calcext:value-type="float">
            <text:p>3,6286461353302</text:p>
          </table:table-cell>
          <table:table-cell office:value-type="float" office:value="-77.975178220469" calcext:value-type="float">
            <text:p>-77,97517822046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226</text:p>
          </table:table-cell>
          <table:table-cell office:value-type="float" office:value="2.4822977185249" calcext:value-type="float">
            <text:p>2,4822977185249</text:p>
          </table:table-cell>
          <table:table-cell office:value-type="float" office:value="2.5990143418312" calcext:value-type="float">
            <text:p>2,5990143418312</text:p>
          </table:table-cell>
          <table:table-cell office:value-type="float" office:value="55.013159278092" calcext:value-type="float">
            <text:p>55,01315927809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237</text:p>
          </table:table-cell>
          <table:table-cell office:value-type="float" office:value="4.9032920598984" calcext:value-type="float">
            <text:p>4,9032920598984</text:p>
          </table:table-cell>
          <table:table-cell office:value-type="float" office:value="1.5718099474907" calcext:value-type="float">
            <text:p>1,5718099474907</text:p>
          </table:table-cell>
          <table:table-cell office:value-type="float" office:value="124.84874543111" calcext:value-type="float">
            <text:p>124,8487454311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248</text:p>
          </table:table-cell>
          <table:table-cell office:value-type="float" office:value="7.0295149087906" calcext:value-type="float">
            <text:p>7,0295149087906</text:p>
          </table:table-cell>
          <table:table-cell office:value-type="float" office:value="4.1900309920311" calcext:value-type="float">
            <text:p>4,1900309920311</text:p>
          </table:table-cell>
          <table:table-cell office:value-type="float" office:value="-68.759559066432" calcext:value-type="float">
            <text:p>-68,75955906643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259</text:p>
          </table:table-cell>
          <table:table-cell office:value-type="float" office:value="8.5130107402802" calcext:value-type="float">
            <text:p>8,5130107402802</text:p>
          </table:table-cell>
          <table:table-cell office:value-type="float" office:value="3.066514134407" calcext:value-type="float">
            <text:p>3,066514134407</text:p>
          </table:table-cell>
          <table:table-cell office:value-type="float" office:value="128.23987766436" calcext:value-type="float">
            <text:p>128,2398776643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270</text:p>
          </table:table-cell>
          <table:table-cell office:value-type="float" office:value="-0.48170622438192" calcext:value-type="float">
            <text:p>-0,48170622438192</text:p>
          </table:table-cell>
          <table:table-cell office:value-type="float" office:value="3.562670648098" calcext:value-type="float">
            <text:p>3,562670648098</text:p>
          </table:table-cell>
          <table:table-cell office:value-type="float" office:value="-67.717221891804" calcext:value-type="float">
            <text:p>-67,71722189180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281</text:p>
          </table:table-cell>
          <table:table-cell office:value-type="float" office:value="1.079046279192" calcext:value-type="float">
            <text:p>1,079046279192</text:p>
          </table:table-cell>
          <table:table-cell office:value-type="float" office:value="6.3616544008255" calcext:value-type="float">
            <text:p>6,3616544008255</text:p>
          </table:table-cell>
          <table:table-cell office:value-type="float" office:value="-91.291720700112" calcext:value-type="float">
            <text:p>-91,29172070011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292</text:p>
          </table:table-cell>
          <table:table-cell office:value-type="float" office:value="2.1132776141167" calcext:value-type="float">
            <text:p>2,1132776141167</text:p>
          </table:table-cell>
          <table:table-cell office:value-type="float" office:value="6.193722486496" calcext:value-type="float">
            <text:p>6,193722486496</text:p>
          </table:table-cell>
          <table:table-cell office:value-type="float" office:value="-61.862017698349" calcext:value-type="float">
            <text:p>-61,86201769834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03</text:p>
          </table:table-cell>
          <table:table-cell office:value-type="float" office:value="2.4399049580097" calcext:value-type="float">
            <text:p>2,4399049580097</text:p>
          </table:table-cell>
          <table:table-cell office:value-type="float" office:value="5.9857642650604" calcext:value-type="float">
            <text:p>5,9857642650604</text:p>
          </table:table-cell>
          <table:table-cell office:value-type="float" office:value="-36.96107256944" calcext:value-type="float">
            <text:p>-36,9610725694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14</text:p>
          </table:table-cell>
          <table:table-cell office:value-type="float" office:value="5.2819240093231" calcext:value-type="float">
            <text:p>5,2819240093231</text:p>
          </table:table-cell>
          <table:table-cell office:value-type="float" office:value="6.3897716999054" calcext:value-type="float">
            <text:p>6,3897716999054</text:p>
          </table:table-cell>
          <table:table-cell office:value-type="float" office:value="-133.64163477709" calcext:value-type="float">
            <text:p>-133,6416347770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25</text:p>
          </table:table-cell>
          <table:table-cell office:value-type="float" office:value="5.0926238298416" calcext:value-type="float">
            <text:p>5,0926238298416</text:p>
          </table:table-cell>
          <table:table-cell office:value-type="float" office:value="4.9786439538002" calcext:value-type="float">
            <text:p>4,9786439538002</text:p>
          </table:table-cell>
          <table:table-cell office:value-type="float" office:value="-63.612546890405" calcext:value-type="float">
            <text:p>-63,61254689040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36</text:p>
          </table:table-cell>
          <table:table-cell office:value-type="float" office:value="9.1411036252975" calcext:value-type="float">
            <text:p>9,1411036252975</text:p>
          </table:table-cell>
          <table:table-cell office:value-type="float" office:value="4.5351561903954" calcext:value-type="float">
            <text:p>4,5351561903954</text:p>
          </table:table-cell>
          <table:table-cell office:value-type="float" office:value="-41.031709142551" calcext:value-type="float">
            <text:p>-41,03170914255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47</text:p>
          </table:table-cell>
          <table:table-cell office:value-type="float" office:value="-0.57780504226685" calcext:value-type="float">
            <text:p>-0,57780504226685</text:p>
          </table:table-cell>
          <table:table-cell office:value-type="float" office:value="5.9287506341934" calcext:value-type="float">
            <text:p>5,9287506341934</text:p>
          </table:table-cell>
          <table:table-cell office:value-type="float" office:value="128.00242187111" calcext:value-type="float">
            <text:p>128,0024218711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58</text:p>
          </table:table-cell>
          <table:table-cell office:value-type="float" office:value="0.19464813172817" calcext:value-type="float">
            <text:p>0,19464813172817</text:p>
          </table:table-cell>
          <table:table-cell office:value-type="float" office:value="6.7256236076355" calcext:value-type="float">
            <text:p>6,7256236076355</text:p>
          </table:table-cell>
          <table:table-cell office:value-type="float" office:value="-48.913009607109" calcext:value-type="float">
            <text:p>-48,91300960710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69</text:p>
          </table:table-cell>
          <table:table-cell office:value-type="float" office:value="1.8661479651928" calcext:value-type="float">
            <text:p>1,8661479651928</text:p>
          </table:table-cell>
          <table:table-cell office:value-type="float" office:value="6.4667719602585" calcext:value-type="float">
            <text:p>6,4667719602585</text:p>
          </table:table-cell>
          <table:table-cell office:value-type="float" office:value="-63.672648873299" calcext:value-type="float">
            <text:p>-63,67264887329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80</text:p>
          </table:table-cell>
          <table:table-cell office:value-type="float" office:value="3.4396904706955" calcext:value-type="float">
            <text:p>3,4396904706955</text:p>
          </table:table-cell>
          <table:table-cell office:value-type="float" office:value="6.2385952472687" calcext:value-type="float">
            <text:p>6,2385952472687</text:p>
          </table:table-cell>
          <table:table-cell office:value-type="float" office:value="4.7415796263962" calcext:value-type="float">
            <text:p>4,741579626396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91</text:p>
          </table:table-cell>
          <table:table-cell office:value-type="float" office:value="5.2949184179306" calcext:value-type="float">
            <text:p>5,2949184179306</text:p>
          </table:table-cell>
          <table:table-cell office:value-type="float" office:value="5.4127830266953" calcext:value-type="float">
            <text:p>5,4127830266953</text:p>
          </table:table-cell>
          <table:table-cell office:value-type="float" office:value="-16.303009667974" calcext:value-type="float">
            <text:p>-16,30300966797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02</text:p>
          </table:table-cell>
          <table:table-cell office:value-type="float" office:value="6.7585730552673" calcext:value-type="float">
            <text:p>6,7585730552673</text:p>
          </table:table-cell>
          <table:table-cell office:value-type="float" office:value="5.5910742282867" calcext:value-type="float">
            <text:p>5,5910742282867</text:p>
          </table:table-cell>
          <table:table-cell office:value-type="float" office:value="-161.76254278535" calcext:value-type="float">
            <text:p>-161,7625427853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13</text:p>
          </table:table-cell>
          <table:table-cell office:value-type="float" office:value="9.3856227397919" calcext:value-type="float">
            <text:p>9,3856227397919</text:p>
          </table:table-cell>
          <table:table-cell office:value-type="float" office:value="6.3421440124512" calcext:value-type="float">
            <text:p>6,3421440124512</text:p>
          </table:table-cell>
          <table:table-cell office:value-type="float" office:value="63.218962614703" calcext:value-type="float">
            <text:p>63,21896261470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24</text:p>
          </table:table-cell>
          <table:table-cell office:value-type="float" office:value="0.3855999186635" calcext:value-type="float">
            <text:p>0,3855999186635</text:p>
          </table:table-cell>
          <table:table-cell office:value-type="float" office:value="8.8617932796478" calcext:value-type="float">
            <text:p>8,8617932796478</text:p>
          </table:table-cell>
          <table:table-cell office:value-type="float" office:value="-136.24468274937" calcext:value-type="float">
            <text:p>-136,2446827493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35</text:p>
          </table:table-cell>
          <table:table-cell office:value-type="float" office:value="0.17778288573027" calcext:value-type="float">
            <text:p>0,17778288573027</text:p>
          </table:table-cell>
          <table:table-cell office:value-type="float" office:value="7.7065896987915" calcext:value-type="float">
            <text:p>7,7065896987915</text:p>
          </table:table-cell>
          <table:table-cell office:value-type="float" office:value="-59.017085725335" calcext:value-type="float">
            <text:p>-59,01708572533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46</text:p>
          </table:table-cell>
          <table:table-cell office:value-type="float" office:value="2.2052495181561" calcext:value-type="float">
            <text:p>2,2052495181561</text:p>
          </table:table-cell>
          <table:table-cell office:value-type="float" office:value="6.6733473539352" calcext:value-type="float">
            <text:p>6,6733473539352</text:p>
          </table:table-cell>
          <table:table-cell office:value-type="float" office:value="-4.8784013291833" calcext:value-type="float">
            <text:p>-4,878401329183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57</text:p>
          </table:table-cell>
          <table:table-cell office:value-type="float" office:value="1.3243213295937" calcext:value-type="float">
            <text:p>1,3243213295937</text:p>
          </table:table-cell>
          <table:table-cell office:value-type="float" office:value="7.5093168020248" calcext:value-type="float">
            <text:p>7,5093168020248</text:p>
          </table:table-cell>
          <table:table-cell office:value-type="float" office:value="-6.5690177451273" calcext:value-type="float">
            <text:p>-6,569017745127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68</text:p>
          </table:table-cell>
          <table:table-cell office:value-type="float" office:value="3.7670302391052" calcext:value-type="float">
            <text:p>3,7670302391052</text:p>
          </table:table-cell>
          <table:table-cell office:value-type="float" office:value="9.149512052536" calcext:value-type="float">
            <text:p>9,149512052536</text:p>
          </table:table-cell>
          <table:table-cell office:value-type="float" office:value="-85.705489110036" calcext:value-type="float">
            <text:p>-85,70548911003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79</text:p>
          </table:table-cell>
          <table:table-cell office:value-type="float" office:value="6.6696119308472" calcext:value-type="float">
            <text:p>6,6696119308472</text:p>
          </table:table-cell>
          <table:table-cell office:value-type="float" office:value="9.5863497257233" calcext:value-type="float">
            <text:p>9,5863497257233</text:p>
          </table:table-cell>
          <table:table-cell office:value-type="float" office:value="-134.632979229" calcext:value-type="float">
            <text:p>-134,63297922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90</text:p>
          </table:table-cell>
          <table:table-cell office:value-type="float" office:value="8.3281326293945" calcext:value-type="float">
            <text:p>8,3281326293945</text:p>
          </table:table-cell>
          <table:table-cell office:value-type="float" office:value="7.5751978158951" calcext:value-type="float">
            <text:p>7,5751978158951</text:p>
          </table:table-cell>
          <table:table-cell office:value-type="float" office:value="-14.438247414911" calcext:value-type="float">
            <text:p>-14,43824741491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501</text:p>
          </table:table-cell>
          <table:table-cell office:value-type="float" office:value="-1.585009843111" calcext:value-type="float">
            <text:p>-1,585009843111</text:p>
          </table:table-cell>
          <table:table-cell office:value-type="float" office:value="9.4880169630051" calcext:value-type="float">
            <text:p>9,4880169630051</text:p>
          </table:table-cell>
          <table:table-cell office:value-type="float" office:value="-40.811675749007" calcext:value-type="float">
            <text:p>-40,81167574900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512</text:p>
          </table:table-cell>
          <table:table-cell office:value-type="float" office:value="1.4010699093342" calcext:value-type="float">
            <text:p>1,4010699093342</text:p>
          </table:table-cell>
          <table:table-cell office:value-type="float" office:value="10.622799396515" calcext:value-type="float">
            <text:p>10,622799396515</text:p>
          </table:table-cell>
          <table:table-cell office:value-type="float" office:value="-43.799089398354" calcext:value-type="float">
            <text:p>-43,79908939835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523</text:p>
          </table:table-cell>
          <table:table-cell office:value-type="float" office:value="1.7587594687939" calcext:value-type="float">
            <text:p>1,7587594687939</text:p>
          </table:table-cell>
          <table:table-cell office:value-type="float" office:value="7.8794431686401" calcext:value-type="float">
            <text:p>7,8794431686401</text:p>
          </table:table-cell>
          <table:table-cell office:value-type="float" office:value="128.33229599485" calcext:value-type="float">
            <text:p>128,3322959948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534</text:p>
          </table:table-cell>
          <table:table-cell office:value-type="float" office:value="1.9750715792179" calcext:value-type="float">
            <text:p>1,9750715792179</text:p>
          </table:table-cell>
          <table:table-cell office:value-type="float" office:value="10.008502006531" calcext:value-type="float">
            <text:p>10,008502006531</text:p>
          </table:table-cell>
          <table:table-cell office:value-type="float" office:value="-16.804796305432" calcext:value-type="float">
            <text:p>-16,80479630543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545</text:p>
          </table:table-cell>
          <table:table-cell office:value-type="float" office:value="3.1589764356613" calcext:value-type="float">
            <text:p>3,1589764356613</text:p>
          </table:table-cell>
          <table:table-cell office:value-type="float" office:value="8.7809354066849" calcext:value-type="float">
            <text:p>8,7809354066849</text:p>
          </table:table-cell>
          <table:table-cell office:value-type="float" office:value="44.542830081502" calcext:value-type="float">
            <text:p>44,54283008150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556</text:p>
          </table:table-cell>
          <table:table-cell office:value-type="float" office:value="7.3536646366119" calcext:value-type="float">
            <text:p>7,3536646366119</text:p>
          </table:table-cell>
          <table:table-cell office:value-type="float" office:value="10.740506649017" calcext:value-type="float">
            <text:p>10,740506649017</text:p>
          </table:table-cell>
          <table:table-cell office:value-type="float" office:value="177.07108843858" calcext:value-type="float">
            <text:p>177,0710884385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567</text:p>
          </table:table-cell>
          <table:table-cell office:value-type="float" office:value="7.4363529682159" calcext:value-type="float">
            <text:p>7,4363529682159</text:p>
          </table:table-cell>
          <table:table-cell office:value-type="float" office:value="8.2950401306152" calcext:value-type="float">
            <text:p>8,2950401306152</text:p>
          </table:table-cell>
          <table:table-cell office:value-type="float" office:value="147.43515944025" calcext:value-type="float">
            <text:p>147,4351594402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578</text:p>
          </table:table-cell>
          <table:table-cell office:value-type="float" office:value="-1.5849836170673" calcext:value-type="float">
            <text:p>-1,5849836170673</text:p>
          </table:table-cell>
          <table:table-cell office:value-type="float" office:value="10.89537024498" calcext:value-type="float">
            <text:p>10,89537024498</text:p>
          </table:table-cell>
          <table:table-cell office:value-type="float" office:value="-33.285848274352" calcext:value-type="float">
            <text:p>-33,28584827435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589</text:p>
          </table:table-cell>
          <table:table-cell office:value-type="float" office:value="0.48121549189091" calcext:value-type="float">
            <text:p>0,48121549189091</text:p>
          </table:table-cell>
          <table:table-cell office:value-type="float" office:value="10.095856189728" calcext:value-type="float">
            <text:p>10,095856189728</text:p>
          </table:table-cell>
          <table:table-cell office:value-type="float" office:value="89.39835448174" calcext:value-type="float">
            <text:p>89,3983544817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15</text:p>
          </table:table-cell>
          <table:table-cell office:value-type="float" office:value="0.07742085494101" calcext:value-type="float">
            <text:p>0,07742085494101</text:p>
          </table:table-cell>
          <table:table-cell office:value-type="float" office:value="2.0700068771839" calcext:value-type="float">
            <text:p>2,0700068771839</text:p>
          </table:table-cell>
          <table:table-cell office:value-type="float" office:value="-149.19344482908" calcext:value-type="float">
            <text:p>-149,1934448290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50</text:p>
          </table:table-cell>
          <table:table-cell office:value-type="float" office:value="2.0132200419903" calcext:value-type="float">
            <text:p>2,0132200419903</text:p>
          </table:table-cell>
          <table:table-cell office:value-type="float" office:value="0.094846254214644" calcext:value-type="float">
            <text:p>0,094846254214644</text:p>
          </table:table-cell>
          <table:table-cell office:value-type="float" office:value="-29.987216375436" calcext:value-type="float">
            <text:p>-29,98721637543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61</text:p>
          </table:table-cell>
          <table:table-cell office:value-type="float" office:value="1.6132694482803" calcext:value-type="float">
            <text:p>1,6132694482803</text:p>
          </table:table-cell>
          <table:table-cell office:value-type="float" office:value="0.14879032969475" calcext:value-type="float">
            <text:p>0,14879032969475</text:p>
          </table:table-cell>
          <table:table-cell office:value-type="float" office:value="-39.419698107774" calcext:value-type="float">
            <text:p>-39,41969810777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72</text:p>
          </table:table-cell>
          <table:table-cell office:value-type="float" office:value="4.1808503866196" calcext:value-type="float">
            <text:p>4,1808503866196</text:p>
          </table:table-cell>
          <table:table-cell office:value-type="float" office:value="0.25247478857636" calcext:value-type="float">
            <text:p>0,25247478857636</text:p>
          </table:table-cell>
          <table:table-cell office:value-type="float" office:value="68.310772537426" calcext:value-type="float">
            <text:p>68,31077253742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83</text:p>
          </table:table-cell>
          <table:table-cell office:value-type="float" office:value="4.1298824548721" calcext:value-type="float">
            <text:p>4,1298824548721</text:p>
          </table:table-cell>
          <table:table-cell office:value-type="float" office:value="-0.30996721237898" calcext:value-type="float">
            <text:p>-0,30996721237898</text:p>
          </table:table-cell>
          <table:table-cell office:value-type="float" office:value="0.44262767205857" calcext:value-type="float">
            <text:p>0,4426276720585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94</text:p>
          </table:table-cell>
          <table:table-cell office:value-type="float" office:value="6.413494348526" calcext:value-type="float">
            <text:p>6,413494348526</text:p>
          </table:table-cell>
          <table:table-cell office:value-type="float" office:value="-0.15682086348534" calcext:value-type="float">
            <text:p>-0,15682086348534</text:p>
          </table:table-cell>
          <table:table-cell office:value-type="float" office:value="142.29511759084" calcext:value-type="float">
            <text:p>142,2951175908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105</text:p>
          </table:table-cell>
          <table:table-cell office:value-type="float" office:value="9.0417689085007" calcext:value-type="float">
            <text:p>9,0417689085007</text:p>
          </table:table-cell>
          <table:table-cell office:value-type="float" office:value="-0.24326669052243" calcext:value-type="float">
            <text:p>-0,24326669052243</text:p>
          </table:table-cell>
          <table:table-cell office:value-type="float" office:value="-119.24793765803" calcext:value-type="float">
            <text:p>-119,2479376580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116</text:p>
          </table:table-cell>
          <table:table-cell office:value-type="float" office:value="-1.1579594761133" calcext:value-type="float">
            <text:p>-1,1579594761133</text:p>
          </table:table-cell>
          <table:table-cell office:value-type="float" office:value="1.1537955701351" calcext:value-type="float">
            <text:p>1,1537955701351</text:p>
          </table:table-cell>
          <table:table-cell office:value-type="float" office:value="23.883653294509" calcext:value-type="float">
            <text:p>23,88365329450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127</text:p>
          </table:table-cell>
          <table:table-cell office:value-type="float" office:value="0.87688967585564" calcext:value-type="float">
            <text:p>0,87688967585564</text:p>
          </table:table-cell>
          <table:table-cell office:value-type="float" office:value="1.50235414505" calcext:value-type="float">
            <text:p>1,50235414505</text:p>
          </table:table-cell>
          <table:table-cell office:value-type="float" office:value="-124.24747959064" calcext:value-type="float">
            <text:p>-124,2474795906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138</text:p>
          </table:table-cell>
          <table:table-cell office:value-type="float" office:value="2.3387150466442" calcext:value-type="float">
            <text:p>2,3387150466442</text:p>
          </table:table-cell>
          <table:table-cell office:value-type="float" office:value="0.45541681349277" calcext:value-type="float">
            <text:p>0,45541681349277</text:p>
          </table:table-cell>
          <table:table-cell office:value-type="float" office:value="-68.377113646003" calcext:value-type="float">
            <text:p>-68,37711364600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149</text:p>
          </table:table-cell>
          <table:table-cell office:value-type="float" office:value="4.1063007712364" calcext:value-type="float">
            <text:p>4,1063007712364</text:p>
          </table:table-cell>
          <table:table-cell office:value-type="float" office:value="0.76741971075535" calcext:value-type="float">
            <text:p>0,76741971075535</text:p>
          </table:table-cell>
          <table:table-cell office:value-type="float" office:value="86.766830675162" calcext:value-type="float">
            <text:p>86,76683067516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160</text:p>
          </table:table-cell>
          <table:table-cell office:value-type="float" office:value="5.3411328792572" calcext:value-type="float">
            <text:p>5,3411328792572</text:p>
          </table:table-cell>
          <table:table-cell office:value-type="float" office:value="2.5214537978172" calcext:value-type="float">
            <text:p>2,5214537978172</text:p>
          </table:table-cell>
          <table:table-cell office:value-type="float" office:value="-88.243979557305" calcext:value-type="float">
            <text:p>-88,24397955730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171</text:p>
          </table:table-cell>
          <table:table-cell office:value-type="float" office:value="6.4812958240509" calcext:value-type="float">
            <text:p>6,4812958240509</text:p>
          </table:table-cell>
          <table:table-cell office:value-type="float" office:value="1.072770729661" calcext:value-type="float">
            <text:p>1,072770729661</text:p>
          </table:table-cell>
          <table:table-cell office:value-type="float" office:value="-121.25690879336" calcext:value-type="float">
            <text:p>-121,2569087933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182</text:p>
          </table:table-cell>
          <table:table-cell office:value-type="float" office:value="8.0799072980881" calcext:value-type="float">
            <text:p>8,0799072980881</text:p>
          </table:table-cell>
          <table:table-cell office:value-type="float" office:value="0.23411110043526" calcext:value-type="float">
            <text:p>0,23411110043526</text:p>
          </table:table-cell>
          <table:table-cell office:value-type="float" office:value="-83.469435667536" calcext:value-type="float">
            <text:p>-83,46943566753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193</text:p>
          </table:table-cell>
          <table:table-cell office:value-type="float" office:value="-0.33803265541792" calcext:value-type="float">
            <text:p>-0,33803265541792</text:p>
          </table:table-cell>
          <table:table-cell office:value-type="float" office:value="2.6382720470428" calcext:value-type="float">
            <text:p>2,6382720470428</text:p>
          </table:table-cell>
          <table:table-cell office:value-type="float" office:value="30.683008728513" calcext:value-type="float">
            <text:p>30,68300872851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204</text:p>
          </table:table-cell>
          <table:table-cell office:value-type="float" office:value="-0.19169423729181" calcext:value-type="float">
            <text:p>-0,19169423729181</text:p>
          </table:table-cell>
          <table:table-cell office:value-type="float" office:value="3.6039584875107" calcext:value-type="float">
            <text:p>3,6039584875107</text:p>
          </table:table-cell>
          <table:table-cell office:value-type="float" office:value="5.9289427319909" calcext:value-type="float">
            <text:p>5,928942731990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215</text:p>
          </table:table-cell>
          <table:table-cell office:value-type="float" office:value="2.2561049461365" calcext:value-type="float">
            <text:p>2,2561049461365</text:p>
          </table:table-cell>
          <table:table-cell office:value-type="float" office:value="3.7861201167107" calcext:value-type="float">
            <text:p>3,7861201167107</text:p>
          </table:table-cell>
          <table:table-cell office:value-type="float" office:value="-31.656329419203" calcext:value-type="float">
            <text:p>-31,65632941920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226</text:p>
          </table:table-cell>
          <table:table-cell office:value-type="float" office:value="2.2865159809589" calcext:value-type="float">
            <text:p>2,2865159809589</text:p>
          </table:table-cell>
          <table:table-cell office:value-type="float" office:value="2.2683064639568" calcext:value-type="float">
            <text:p>2,2683064639568</text:p>
          </table:table-cell>
          <table:table-cell office:value-type="float" office:value="60.955519888811" calcext:value-type="float">
            <text:p>60,95551988881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237</text:p>
          </table:table-cell>
          <table:table-cell office:value-type="float" office:value="5.1053607463837" calcext:value-type="float">
            <text:p>5,1053607463837</text:p>
          </table:table-cell>
          <table:table-cell office:value-type="float" office:value="1.2484818696976" calcext:value-type="float">
            <text:p>1,2484818696976</text:p>
          </table:table-cell>
          <table:table-cell office:value-type="float" office:value="121.22257651797" calcext:value-type="float">
            <text:p>121,2225765179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248</text:p>
          </table:table-cell>
          <table:table-cell office:value-type="float" office:value="7.0350539684296" calcext:value-type="float">
            <text:p>7,0350539684296</text:p>
          </table:table-cell>
          <table:table-cell office:value-type="float" office:value="4.5245200395584" calcext:value-type="float">
            <text:p>4,5245200395584</text:p>
          </table:table-cell>
          <table:table-cell office:value-type="float" office:value="-97.32273429822" calcext:value-type="float">
            <text:p>-97,3227342982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259</text:p>
          </table:table-cell>
          <table:table-cell office:value-type="float" office:value="8.7516176700592" calcext:value-type="float">
            <text:p>8,7516176700592</text:p>
          </table:table-cell>
          <table:table-cell office:value-type="float" office:value="2.9302561283112" calcext:value-type="float">
            <text:p>2,9302561283112</text:p>
          </table:table-cell>
          <table:table-cell office:value-type="float" office:value="154.99108915876" calcext:value-type="float">
            <text:p>154,9910891587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270</text:p>
          </table:table-cell>
          <table:table-cell office:value-type="float" office:value="-0.61116565018892" calcext:value-type="float">
            <text:p>-0,61116565018892</text:p>
          </table:table-cell>
          <table:table-cell office:value-type="float" office:value="3.6658006906509" calcext:value-type="float">
            <text:p>3,6658006906509</text:p>
          </table:table-cell>
          <table:table-cell office:value-type="float" office:value="-40.017608624355" calcext:value-type="float">
            <text:p>-40,01760862435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281</text:p>
          </table:table-cell>
          <table:table-cell office:value-type="float" office:value="0.96835494041443" calcext:value-type="float">
            <text:p>0,96835494041443</text:p>
          </table:table-cell>
          <table:table-cell office:value-type="float" office:value="6.1528033018112" calcext:value-type="float">
            <text:p>6,1528033018112</text:p>
          </table:table-cell>
          <table:table-cell office:value-type="float" office:value="38.727524174247" calcext:value-type="float">
            <text:p>38,72752417424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292</text:p>
          </table:table-cell>
          <table:table-cell office:value-type="float" office:value="2.2980110347271" calcext:value-type="float">
            <text:p>2,2980110347271</text:p>
          </table:table-cell>
          <table:table-cell office:value-type="float" office:value="5.8479273319244" calcext:value-type="float">
            <text:p>5,8479273319244</text:p>
          </table:table-cell>
          <table:table-cell office:value-type="float" office:value="-61.868468667292" calcext:value-type="float">
            <text:p>-61,86846866729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03</text:p>
          </table:table-cell>
          <table:table-cell office:value-type="float" office:value="2.7263075113297" calcext:value-type="float">
            <text:p>2,7263075113297</text:p>
          </table:table-cell>
          <table:table-cell office:value-type="float" office:value="5.77123939991" calcext:value-type="float">
            <text:p>5,77123939991</text:p>
          </table:table-cell>
          <table:table-cell office:value-type="float" office:value="-37.034073073393" calcext:value-type="float">
            <text:p>-37,03407307339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14</text:p>
          </table:table-cell>
          <table:table-cell office:value-type="float" office:value="5.4938358068466" calcext:value-type="float">
            <text:p>5,4938358068466</text:p>
          </table:table-cell>
          <table:table-cell office:value-type="float" office:value="6.5342420339584" calcext:value-type="float">
            <text:p>6,5342420339584</text:p>
          </table:table-cell>
          <table:table-cell office:value-type="float" office:value="-153.29627474402" calcext:value-type="float">
            <text:p>-153,2962747440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25</text:p>
          </table:table-cell>
          <table:table-cell office:value-type="float" office:value="5.1779842376709" calcext:value-type="float">
            <text:p>5,1779842376709</text:p>
          </table:table-cell>
          <table:table-cell office:value-type="float" office:value="4.6746668219566" calcext:value-type="float">
            <text:p>4,6746668219566</text:p>
          </table:table-cell>
          <table:table-cell office:value-type="float" office:value="-21.340900355843" calcext:value-type="float">
            <text:p>-21,34090035584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36</text:p>
          </table:table-cell>
          <table:table-cell office:value-type="float" office:value="8.9489239454269" calcext:value-type="float">
            <text:p>8,9489239454269</text:p>
          </table:table-cell>
          <table:table-cell office:value-type="float" office:value="4.616781771183" calcext:value-type="float">
            <text:p>4,616781771183</text:p>
          </table:table-cell>
          <table:table-cell office:value-type="float" office:value="-21.974800308799" calcext:value-type="float">
            <text:p>-21,97480030879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47</text:p>
          </table:table-cell>
          <table:table-cell office:value-type="float" office:value="-0.31472094357014" calcext:value-type="float">
            <text:p>-0,31472094357014</text:p>
          </table:table-cell>
          <table:table-cell office:value-type="float" office:value="5.819011926651" calcext:value-type="float">
            <text:p>5,819011926651</text:p>
          </table:table-cell>
          <table:table-cell office:value-type="float" office:value="160.77054230271" calcext:value-type="float">
            <text:p>160,7705423027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58</text:p>
          </table:table-cell>
          <table:table-cell office:value-type="float" office:value="0.11997776106" calcext:value-type="float">
            <text:p>0,11997776106</text:p>
          </table:table-cell>
          <table:table-cell office:value-type="float" office:value="6.8358820676804" calcext:value-type="float">
            <text:p>6,8358820676804</text:p>
          </table:table-cell>
          <table:table-cell office:value-type="float" office:value="-58.81720819291" calcext:value-type="float">
            <text:p>-58,8172081929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69</text:p>
          </table:table-cell>
          <table:table-cell office:value-type="float" office:value="2.0401282608509" calcext:value-type="float">
            <text:p>2,0401282608509</text:p>
          </table:table-cell>
          <table:table-cell office:value-type="float" office:value="6.1148113012314" calcext:value-type="float">
            <text:p>6,1148113012314</text:p>
          </table:table-cell>
          <table:table-cell office:value-type="float" office:value="-63.66161252283" calcext:value-type="float">
            <text:p>-63,6616125228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80</text:p>
          </table:table-cell>
          <table:table-cell office:value-type="float" office:value="3.0758887529373" calcext:value-type="float">
            <text:p>3,0758887529373</text:p>
          </table:table-cell>
          <table:table-cell office:value-type="float" office:value="6.3072025775909" calcext:value-type="float">
            <text:p>6,3072025775909</text:p>
          </table:table-cell>
          <table:table-cell office:value-type="float" office:value="-8.8842817742354" calcext:value-type="float">
            <text:p>-8,884281774235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91</text:p>
          </table:table-cell>
          <table:table-cell office:value-type="float" office:value="5.6074631214142" calcext:value-type="float">
            <text:p>5,6074631214142</text:p>
          </table:table-cell>
          <table:table-cell office:value-type="float" office:value="5.2874636650085" calcext:value-type="float">
            <text:p>5,2874636650085</text:p>
          </table:table-cell>
          <table:table-cell office:value-type="float" office:value="12.658714488813" calcext:value-type="float">
            <text:p>12,65871448881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02</text:p>
          </table:table-cell>
          <table:table-cell office:value-type="float" office:value="6.9455695152283" calcext:value-type="float">
            <text:p>6,9455695152283</text:p>
          </table:table-cell>
          <table:table-cell office:value-type="float" office:value="5.4797577857971" calcext:value-type="float">
            <text:p>5,4797577857971</text:p>
          </table:table-cell>
          <table:table-cell office:value-type="float" office:value="144.80464018075" calcext:value-type="float">
            <text:p>144,8046401807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13</text:p>
          </table:table-cell>
          <table:table-cell office:value-type="float" office:value="9.1469061374664" calcext:value-type="float">
            <text:p>9,1469061374664</text:p>
          </table:table-cell>
          <table:table-cell office:value-type="float" office:value="6.2028211355209" calcext:value-type="float">
            <text:p>6,2028211355209</text:p>
          </table:table-cell>
          <table:table-cell office:value-type="float" office:value="23.735407431414" calcext:value-type="float">
            <text:p>23,73540743141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24</text:p>
          </table:table-cell>
          <table:table-cell office:value-type="float" office:value="0.39239965379238" calcext:value-type="float">
            <text:p>0,39239965379238</text:p>
          </table:table-cell>
          <table:table-cell office:value-type="float" office:value="9.1155159473419" calcext:value-type="float">
            <text:p>9,1155159473419</text:p>
          </table:table-cell>
          <table:table-cell office:value-type="float" office:value="-83.292997566758" calcext:value-type="float">
            <text:p>-83,29299756675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35</text:p>
          </table:table-cell>
          <table:table-cell office:value-type="float" office:value="-0.10712524875998" calcext:value-type="float">
            <text:p>-0,10712524875998</text:p>
          </table:table-cell>
          <table:table-cell office:value-type="float" office:value="7.8653329610825" calcext:value-type="float">
            <text:p>7,8653329610825</text:p>
          </table:table-cell>
          <table:table-cell office:value-type="float" office:value="-33.457895752731" calcext:value-type="float">
            <text:p>-33,45789575273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46</text:p>
          </table:table-cell>
          <table:table-cell office:value-type="float" office:value="2.587263584137" calcext:value-type="float">
            <text:p>2,587263584137</text:p>
          </table:table-cell>
          <table:table-cell office:value-type="float" office:value="6.6359627246857" calcext:value-type="float">
            <text:p>6,6359627246857</text:p>
          </table:table-cell>
          <table:table-cell office:value-type="float" office:value="-5.9347047832361" calcext:value-type="float">
            <text:p>-5,934704783236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57</text:p>
          </table:table-cell>
          <table:table-cell office:value-type="float" office:value="0.99201828241348" calcext:value-type="float">
            <text:p>0,99201828241348</text:p>
          </table:table-cell>
          <table:table-cell office:value-type="float" office:value="7.6345616579056" calcext:value-type="float">
            <text:p>7,6345616579056</text:p>
          </table:table-cell>
          <table:table-cell office:value-type="float" office:value="-25.089096111856" calcext:value-type="float">
            <text:p>-25,08909611185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68</text:p>
          </table:table-cell>
          <table:table-cell office:value-type="float" office:value="3.8504013419151" calcext:value-type="float">
            <text:p>3,8504013419151</text:p>
          </table:table-cell>
          <table:table-cell office:value-type="float" office:value="9.4971084594727" calcext:value-type="float">
            <text:p>9,4971084594727</text:p>
          </table:table-cell>
          <table:table-cell office:value-type="float" office:value="-104.79095407352" calcext:value-type="float">
            <text:p>-104,7909540735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79</text:p>
          </table:table-cell>
          <table:table-cell office:value-type="float" office:value="6.9487082958221" calcext:value-type="float">
            <text:p>6,9487082958221</text:p>
          </table:table-cell>
          <table:table-cell office:value-type="float" office:value="9.7780621051788" calcext:value-type="float">
            <text:p>9,7780621051788</text:p>
          </table:table-cell>
          <table:table-cell office:value-type="float" office:value="-144.84210226946" calcext:value-type="float">
            <text:p>-144,8421022694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90</text:p>
          </table:table-cell>
          <table:table-cell office:value-type="float" office:value="8.0370157957077" calcext:value-type="float">
            <text:p>8,0370157957077</text:p>
          </table:table-cell>
          <table:table-cell office:value-type="float" office:value="7.6019650697708" calcext:value-type="float">
            <text:p>7,6019650697708</text:p>
          </table:table-cell>
          <table:table-cell office:value-type="float" office:value="0.73435049575226" calcext:value-type="float">
            <text:p>0,7343504957522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501</text:p>
          </table:table-cell>
          <table:table-cell office:value-type="float" office:value="-1.5850089490414" calcext:value-type="float">
            <text:p>-1,5850089490414</text:p>
          </table:table-cell>
          <table:table-cell office:value-type="float" office:value="9.7336596250534" calcext:value-type="float">
            <text:p>9,7336596250534</text:p>
          </table:table-cell>
          <table:table-cell office:value-type="float" office:value="-34.915148452589" calcext:value-type="float">
            <text:p>-34,91514845258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512</text:p>
          </table:table-cell>
          <table:table-cell office:value-type="float" office:value="1.2009273469448" calcext:value-type="float">
            <text:p>1,2009273469448</text:p>
          </table:table-cell>
          <table:table-cell office:value-type="float" office:value="10.680797100067" calcext:value-type="float">
            <text:p>10,680797100067</text:p>
          </table:table-cell>
          <table:table-cell office:value-type="float" office:value="-14.351451472872" calcext:value-type="float">
            <text:p>-14,35145147287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523</text:p>
          </table:table-cell>
          <table:table-cell office:value-type="float" office:value="2.0378854870796" calcext:value-type="float">
            <text:p>2,0378854870796</text:p>
          </table:table-cell>
          <table:table-cell office:value-type="float" office:value="7.6844167709351" calcext:value-type="float">
            <text:p>7,6844167709351</text:p>
          </table:table-cell>
          <table:table-cell office:value-type="float" office:value="147.15435094894" calcext:value-type="float">
            <text:p>147,1543509489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534</text:p>
          </table:table-cell>
          <table:table-cell office:value-type="float" office:value="1.7273209989071" calcext:value-type="float">
            <text:p>1,7273209989071</text:p>
          </table:table-cell>
          <table:table-cell office:value-type="float" office:value="9.8837679624557" calcext:value-type="float">
            <text:p>9,8837679624557</text:p>
          </table:table-cell>
          <table:table-cell office:value-type="float" office:value="35.832029998682" calcext:value-type="float">
            <text:p>35,83202999868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545</text:p>
          </table:table-cell>
          <table:table-cell office:value-type="float" office:value="3.066398203373" calcext:value-type="float">
            <text:p>3,066398203373</text:p>
          </table:table-cell>
          <table:table-cell office:value-type="float" office:value="8.5555303096771" calcext:value-type="float">
            <text:p>8,5555303096771</text:p>
          </table:table-cell>
          <table:table-cell office:value-type="float" office:value="70.921856886262" calcext:value-type="float">
            <text:p>70,92185688626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556</text:p>
          </table:table-cell>
          <table:table-cell office:value-type="float" office:value="7.5213497877121" calcext:value-type="float">
            <text:p>7,5213497877121</text:p>
          </table:table-cell>
          <table:table-cell office:value-type="float" office:value="10.637167692184" calcext:value-type="float">
            <text:p>10,637167692184</text:p>
          </table:table-cell>
          <table:table-cell office:value-type="float" office:value="147.52257553635" calcext:value-type="float">
            <text:p>147,5225755363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567</text:p>
          </table:table-cell>
          <table:table-cell office:value-type="float" office:value="7.6476669311523" calcext:value-type="float">
            <text:p>7,6476669311523</text:p>
          </table:table-cell>
          <table:table-cell office:value-type="float" office:value="8.2813596725464" calcext:value-type="float">
            <text:p>8,2813596725464</text:p>
          </table:table-cell>
          <table:table-cell office:value-type="float" office:value="178.70791246937" calcext:value-type="float">
            <text:p>178,7079124693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578</text:p>
          </table:table-cell>
          <table:table-cell office:value-type="float" office:value="-1.5911822021008" calcext:value-type="float">
            <text:p>-1,5911822021008</text:p>
          </table:table-cell>
          <table:table-cell office:value-type="float" office:value="11.09251499176" calcext:value-type="float">
            <text:p>11,09251499176</text:p>
          </table:table-cell>
          <table:table-cell office:value-type="float" office:value="-48.623481373878" calcext:value-type="float">
            <text:p>-48,62348137387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589</text:p>
          </table:table-cell>
          <table:table-cell office:value-type="float" office:value="0.52521340548992" calcext:value-type="float">
            <text:p>0,52521340548992</text:p>
          </table:table-cell>
          <table:table-cell office:value-type="float" office:value="9.9435365200043" calcext:value-type="float">
            <text:p>9,9435365200043</text:p>
          </table:table-cell>
          <table:table-cell office:value-type="float" office:value="106.58818445388" calcext:value-type="float">
            <text:p>106,5881844538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15</text:p>
          </table:table-cell>
          <table:table-cell office:value-type="float" office:value="0.29276192188263" calcext:value-type="float">
            <text:p>0,29276192188263</text:p>
          </table:table-cell>
          <table:table-cell office:value-type="float" office:value="2.3330453038216" calcext:value-type="float">
            <text:p>2,3330453038216</text:p>
          </table:table-cell>
          <table:table-cell office:value-type="float" office:value="-123.80881370253" calcext:value-type="float">
            <text:p>-123,8088137025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50</text:p>
          </table:table-cell>
          <table:table-cell office:value-type="float" office:value="2.3054449260235" calcext:value-type="float">
            <text:p>2,3054449260235</text:p>
          </table:table-cell>
          <table:table-cell office:value-type="float" office:value="-0.10353098623455" calcext:value-type="float">
            <text:p>-0,10353098623455</text:p>
          </table:table-cell>
          <table:table-cell office:value-type="float" office:value="-10.881994465354" calcext:value-type="float">
            <text:p>-10,88199446535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61</text:p>
          </table:table-cell>
          <table:table-cell office:value-type="float" office:value="1.8544703722" calcext:value-type="float">
            <text:p>1,8544703722</text:p>
          </table:table-cell>
          <table:table-cell office:value-type="float" office:value="-0.093439593911171" calcext:value-type="float">
            <text:p>-0,093439593911171</text:p>
          </table:table-cell>
          <table:table-cell office:value-type="float" office:value="-17.625823901717" calcext:value-type="float">
            <text:p>-17,62582390171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72</text:p>
          </table:table-cell>
          <table:table-cell office:value-type="float" office:value="4.3188953399658" calcext:value-type="float">
            <text:p>4,3188953399658</text:p>
          </table:table-cell>
          <table:table-cell office:value-type="float" office:value="0.44742248952389" calcext:value-type="float">
            <text:p>0,44742248952389</text:p>
          </table:table-cell>
          <table:table-cell office:value-type="float" office:value="-133.29820268473" calcext:value-type="float">
            <text:p>-133,2982026847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83</text:p>
          </table:table-cell>
          <table:table-cell office:value-type="float" office:value="3.7824532389641" calcext:value-type="float">
            <text:p>3,7824532389641</text:p>
          </table:table-cell>
          <table:table-cell office:value-type="float" office:value="-0.26875779032707" calcext:value-type="float">
            <text:p>-0,26875779032707</text:p>
          </table:table-cell>
          <table:table-cell office:value-type="float" office:value="-10.106432020285" calcext:value-type="float">
            <text:p>-10,10643202028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94</text:p>
          </table:table-cell>
          <table:table-cell office:value-type="float" office:value="6.57854616642" calcext:value-type="float">
            <text:p>6,57854616642</text:p>
          </table:table-cell>
          <table:table-cell office:value-type="float" office:value="-0.25575425475836" calcext:value-type="float">
            <text:p>-0,25575425475836</text:p>
          </table:table-cell>
          <table:table-cell office:value-type="float" office:value="149.56124572997" calcext:value-type="float">
            <text:p>149,5612457299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105</text:p>
          </table:table-cell>
          <table:table-cell office:value-type="float" office:value="9.0193063020706" calcext:value-type="float">
            <text:p>9,0193063020706</text:p>
          </table:table-cell>
          <table:table-cell office:value-type="float" office:value="0.06195014808327" calcext:value-type="float">
            <text:p>0,06195014808327</text:p>
          </table:table-cell>
          <table:table-cell office:value-type="float" office:value="-77.522291499338" calcext:value-type="float">
            <text:p>-77,52229149933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116</text:p>
          </table:table-cell>
          <table:table-cell office:value-type="float" office:value="-1.3367834687233" calcext:value-type="float">
            <text:p>-1,3367834687233</text:p>
          </table:table-cell>
          <table:table-cell office:value-type="float" office:value="0.9933003783226" calcext:value-type="float">
            <text:p>0,9933003783226</text:p>
          </table:table-cell>
          <table:table-cell office:value-type="float" office:value="44.341739575574" calcext:value-type="float">
            <text:p>44,34173957557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127</text:p>
          </table:table-cell>
          <table:table-cell office:value-type="float" office:value="0.94451047480106" calcext:value-type="float">
            <text:p>0,94451047480106</text:p>
          </table:table-cell>
          <table:table-cell office:value-type="float" office:value="1.7924393713474" calcext:value-type="float">
            <text:p>1,7924393713474</text:p>
          </table:table-cell>
          <table:table-cell office:value-type="float" office:value="-115.64896668598" calcext:value-type="float">
            <text:p>-115,6489666859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138</text:p>
          </table:table-cell>
          <table:table-cell office:value-type="float" office:value="2.3455920815468" calcext:value-type="float">
            <text:p>2,3455920815468</text:p>
          </table:table-cell>
          <table:table-cell office:value-type="float" office:value="0.77490285038948" calcext:value-type="float">
            <text:p>0,77490285038948</text:p>
          </table:table-cell>
          <table:table-cell office:value-type="float" office:value="-95.749490579982" calcext:value-type="float">
            <text:p>-95,74949057998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149</text:p>
          </table:table-cell>
          <table:table-cell office:value-type="float" office:value="4.1924142837524" calcext:value-type="float">
            <text:p>4,1924142837524</text:p>
          </table:table-cell>
          <table:table-cell office:value-type="float" office:value="0.94422414898872" calcext:value-type="float">
            <text:p>0,94422414898872</text:p>
          </table:table-cell>
          <table:table-cell office:value-type="float" office:value="-164.2898875437" calcext:value-type="float">
            <text:p>-164,289887543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160</text:p>
          </table:table-cell>
          <table:table-cell office:value-type="float" office:value="5.3452771902084" calcext:value-type="float">
            <text:p>5,3452771902084</text:p>
          </table:table-cell>
          <table:table-cell office:value-type="float" office:value="2.8258621692657" calcext:value-type="float">
            <text:p>2,8258621692657</text:p>
          </table:table-cell>
          <table:table-cell office:value-type="float" office:value="-91.863314816906" calcext:value-type="float">
            <text:p>-91,86331481690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171</text:p>
          </table:table-cell>
          <table:table-cell office:value-type="float" office:value="6.6863238811493" calcext:value-type="float">
            <text:p>6,6863238811493</text:p>
          </table:table-cell>
          <table:table-cell office:value-type="float" office:value="1.4137503504753" calcext:value-type="float">
            <text:p>1,4137503504753</text:p>
          </table:table-cell>
          <table:table-cell office:value-type="float" office:value="-121.26383811805" calcext:value-type="float">
            <text:p>-121,2638381180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182</text:p>
          </table:table-cell>
          <table:table-cell office:value-type="float" office:value="8.1224888563156" calcext:value-type="float">
            <text:p>8,1224888563156</text:p>
          </table:table-cell>
          <table:table-cell office:value-type="float" office:value="0.58936394751072" calcext:value-type="float">
            <text:p>0,58936394751072</text:p>
          </table:table-cell>
          <table:table-cell office:value-type="float" office:value="-101.12957817734" calcext:value-type="float">
            <text:p>-101,129578177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193</text:p>
          </table:table-cell>
          <table:table-cell office:value-type="float" office:value="-0.68301267921925" calcext:value-type="float">
            <text:p>-0,68301267921925</text:p>
          </table:table-cell>
          <table:table-cell office:value-type="float" office:value="2.4731066823006" calcext:value-type="float">
            <text:p>2,4731066823006</text:p>
          </table:table-cell>
          <table:table-cell office:value-type="float" office:value="23.907678711946" calcext:value-type="float">
            <text:p>23,90767871194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204</text:p>
          </table:table-cell>
          <table:table-cell office:value-type="float" office:value="0.066716209985316" calcext:value-type="float">
            <text:p>0,066716209985316</text:p>
          </table:table-cell>
          <table:table-cell office:value-type="float" office:value="3.6329865455627" calcext:value-type="float">
            <text:p>3,6329865455627</text:p>
          </table:table-cell>
          <table:table-cell office:value-type="float" office:value="6.2566535772791" calcext:value-type="float">
            <text:p>6,256653577279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215</text:p>
          </table:table-cell>
          <table:table-cell office:value-type="float" office:value="2.0251090824604" calcext:value-type="float">
            <text:p>2,0251090824604</text:p>
          </table:table-cell>
          <table:table-cell office:value-type="float" office:value="3.7927025556564" calcext:value-type="float">
            <text:p>3,7927025556564</text:p>
          </table:table-cell>
          <table:table-cell office:value-type="float" office:value="1.9125111258713" calcext:value-type="float">
            <text:p>1,912511125871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226</text:p>
          </table:table-cell>
          <table:table-cell office:value-type="float" office:value="2.1257802844048" calcext:value-type="float">
            <text:p>2,1257802844048</text:p>
          </table:table-cell>
          <table:table-cell office:value-type="float" office:value="1.9186322391033" calcext:value-type="float">
            <text:p>1,9186322391033</text:p>
          </table:table-cell>
          <table:table-cell office:value-type="float" office:value="66.626878301049" calcext:value-type="float">
            <text:p>66,62687830104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237</text:p>
          </table:table-cell>
          <table:table-cell office:value-type="float" office:value="5.2966469526291" calcext:value-type="float">
            <text:p>5,2966469526291</text:p>
          </table:table-cell>
          <table:table-cell office:value-type="float" office:value="0.91174051165581" calcext:value-type="float">
            <text:p>0,91174051165581</text:p>
          </table:table-cell>
          <table:table-cell office:value-type="float" office:value="120.06915147137" calcext:value-type="float">
            <text:p>120,0691514713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248</text:p>
          </table:table-cell>
          <table:table-cell office:value-type="float" office:value="7.1532875299454" calcext:value-type="float">
            <text:p>7,1532875299454</text:p>
          </table:table-cell>
          <table:table-cell office:value-type="float" office:value="4.8294800519943" calcext:value-type="float">
            <text:p>4,8294800519943</text:p>
          </table:table-cell>
          <table:table-cell office:value-type="float" office:value="-107.96850046534" calcext:value-type="float">
            <text:p>-107,9685004653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259</text:p>
          </table:table-cell>
          <table:table-cell office:value-type="float" office:value="9.0349638462067" calcext:value-type="float">
            <text:p>9,0349638462067</text:p>
          </table:table-cell>
          <table:table-cell office:value-type="float" office:value="2.9256594181061" calcext:value-type="float">
            <text:p>2,9256594181061</text:p>
          </table:table-cell>
          <table:table-cell office:value-type="float" office:value="-174.52596251372" calcext:value-type="float">
            <text:p>-174,5259625137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270</text:p>
          </table:table-cell>
          <table:table-cell office:value-type="float" office:value="-0.36125831305981" calcext:value-type="float">
            <text:p>-0,36125831305981</text:p>
          </table:table-cell>
          <table:table-cell office:value-type="float" office:value="3.4753307700157" calcext:value-type="float">
            <text:p>3,4753307700157</text:p>
          </table:table-cell>
          <table:table-cell office:value-type="float" office:value="-36.389088934394" calcext:value-type="float">
            <text:p>-36,38908893439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281</text:p>
          </table:table-cell>
          <table:table-cell office:value-type="float" office:value="0.64427234232426" calcext:value-type="float">
            <text:p>0,64427234232426</text:p>
          </table:table-cell>
          <table:table-cell office:value-type="float" office:value="6.003594994545" calcext:value-type="float">
            <text:p>6,003594994545</text:p>
          </table:table-cell>
          <table:table-cell office:value-type="float" office:value="20.571748732002" calcext:value-type="float">
            <text:p>20,57174873200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292</text:p>
          </table:table-cell>
          <table:table-cell office:value-type="float" office:value="2.4828128516674" calcext:value-type="float">
            <text:p>2,4828128516674</text:p>
          </table:table-cell>
          <table:table-cell office:value-type="float" office:value="5.5018424987793" calcext:value-type="float">
            <text:p>5,5018424987793</text:p>
          </table:table-cell>
          <table:table-cell office:value-type="float" office:value="-61.862434551215" calcext:value-type="float">
            <text:p>-61,86243455121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03</text:p>
          </table:table-cell>
          <table:table-cell office:value-type="float" office:value="2.9552134871483" calcext:value-type="float">
            <text:p>2,9552134871483</text:p>
          </table:table-cell>
          <table:table-cell office:value-type="float" office:value="5.5462247133255" calcext:value-type="float">
            <text:p>5,5462247133255</text:p>
          </table:table-cell>
          <table:table-cell office:value-type="float" office:value="2.097719366763" calcext:value-type="float">
            <text:p>2,09771936676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14</text:p>
          </table:table-cell>
          <table:table-cell office:value-type="float" office:value="5.7992702722549" calcext:value-type="float">
            <text:p>5,7992702722549</text:p>
          </table:table-cell>
          <table:table-cell office:value-type="float" office:value="6.5010249614716" calcext:value-type="float">
            <text:p>6,5010249614716</text:p>
          </table:table-cell>
          <table:table-cell office:value-type="float" office:value="165.62385771685" calcext:value-type="float">
            <text:p>165,6238577168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25</text:p>
          </table:table-cell>
          <table:table-cell office:value-type="float" office:value="5.3073018789291" calcext:value-type="float">
            <text:p>5,3073018789291</text:p>
          </table:table-cell>
          <table:table-cell office:value-type="float" office:value="4.4813790917397" calcext:value-type="float">
            <text:p>4,4813790917397</text:p>
          </table:table-cell>
          <table:table-cell office:value-type="float" office:value="97.354818301596" calcext:value-type="float">
            <text:p>97,35481830159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36</text:p>
          </table:table-cell>
          <table:table-cell office:value-type="float" office:value="8.7049567699432" calcext:value-type="float">
            <text:p>8,7049567699432</text:p>
          </table:table-cell>
          <table:table-cell office:value-type="float" office:value="4.7092500329018" calcext:value-type="float">
            <text:p>4,7092500329018</text:p>
          </table:table-cell>
          <table:table-cell office:value-type="float" office:value="-27.717399559203" calcext:value-type="float">
            <text:p>-27,71739955920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47</text:p>
          </table:table-cell>
          <table:table-cell office:value-type="float" office:value="-0.08078733459115" calcext:value-type="float">
            <text:p>-0,08078733459115</text:p>
          </table:table-cell>
          <table:table-cell office:value-type="float" office:value="5.6342685222626" calcext:value-type="float">
            <text:p>5,6342685222626</text:p>
          </table:table-cell>
          <table:table-cell office:value-type="float" office:value="133.99247454989" calcext:value-type="float">
            <text:p>133,9924745498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58</text:p>
          </table:table-cell>
          <table:table-cell office:value-type="float" office:value="-0.0056276557734236" calcext:value-type="float">
            <text:p>-0,0056276557734236</text:p>
          </table:table-cell>
          <table:table-cell office:value-type="float" office:value="7.0072644948959" calcext:value-type="float">
            <text:p>7,0072644948959</text:p>
          </table:table-cell>
          <table:table-cell office:value-type="float" office:value="-53.399532084252" calcext:value-type="float">
            <text:p>-53,39953208425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69</text:p>
          </table:table-cell>
          <table:table-cell office:value-type="float" office:value="2.2141535580158" calcext:value-type="float">
            <text:p>2,2141535580158</text:p>
          </table:table-cell>
          <table:table-cell office:value-type="float" office:value="5.7625216245651" calcext:value-type="float">
            <text:p>5,7625216245651</text:p>
          </table:table-cell>
          <table:table-cell office:value-type="float" office:value="-63.637373553719" calcext:value-type="float">
            <text:p>-63,63737355371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80</text:p>
          </table:table-cell>
          <table:table-cell office:value-type="float" office:value="3.1586402654648" calcext:value-type="float">
            <text:p>3,1586402654648</text:p>
          </table:table-cell>
          <table:table-cell office:value-type="float" office:value="6.2935066223145" calcext:value-type="float">
            <text:p>6,2935066223145</text:p>
          </table:table-cell>
          <table:table-cell office:value-type="float" office:value="-8.9701141711253" calcext:value-type="float">
            <text:p>-8,970114171125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91</text:p>
          </table:table-cell>
          <table:table-cell office:value-type="float" office:value="5.7296949625015" calcext:value-type="float">
            <text:p>5,7296949625015</text:p>
          </table:table-cell>
          <table:table-cell office:value-type="float" office:value="5.2243006229401" calcext:value-type="float">
            <text:p>5,2243006229401</text:p>
          </table:table-cell>
          <table:table-cell office:value-type="float" office:value="74.830030180087" calcext:value-type="float">
            <text:p>74,83003018008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02</text:p>
          </table:table-cell>
          <table:table-cell office:value-type="float" office:value="6.9669008255005" calcext:value-type="float">
            <text:p>6,9669008255005</text:p>
          </table:table-cell>
          <table:table-cell office:value-type="float" office:value="5.2635049819946" calcext:value-type="float">
            <text:p>5,2635049819946</text:p>
          </table:table-cell>
          <table:table-cell office:value-type="float" office:value="91.222816971457" calcext:value-type="float">
            <text:p>91,22281697145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13</text:p>
          </table:table-cell>
          <table:table-cell office:value-type="float" office:value="8.8733416795731" calcext:value-type="float">
            <text:p>8,8733416795731</text:p>
          </table:table-cell>
          <table:table-cell office:value-type="float" office:value="6.2468594312668" calcext:value-type="float">
            <text:p>6,2468594312668</text:p>
          </table:table-cell>
          <table:table-cell office:value-type="float" office:value="-15.718363272916" calcext:value-type="float">
            <text:p>-15,71836327291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24</text:p>
          </table:table-cell>
          <table:table-cell office:value-type="float" office:value="0.17583081498742" calcext:value-type="float">
            <text:p>0,17583081498742</text:p>
          </table:table-cell>
          <table:table-cell office:value-type="float" office:value="9.26742374897" calcext:value-type="float">
            <text:p>9,26742374897</text:p>
          </table:table-cell>
          <table:table-cell office:value-type="float" office:value="-26.173936903097" calcext:value-type="float">
            <text:p>-26,17393690309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35</text:p>
          </table:table-cell>
          <table:table-cell office:value-type="float" office:value="-0.41216932237148" calcext:value-type="float">
            <text:p>-0,41216932237148</text:p>
          </table:table-cell>
          <table:table-cell office:value-type="float" office:value="8.0327177047729" calcext:value-type="float">
            <text:p>8,0327177047729</text:p>
          </table:table-cell>
          <table:table-cell office:value-type="float" office:value="-27.605869208172" calcext:value-type="float">
            <text:p>-27,60586920817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46</text:p>
          </table:table-cell>
          <table:table-cell office:value-type="float" office:value="2.7826470136642" calcext:value-type="float">
            <text:p>2,7826470136642</text:p>
          </table:table-cell>
          <table:table-cell office:value-type="float" office:value="6.7530244588852" calcext:value-type="float">
            <text:p>6,7530244588852</text:p>
          </table:table-cell>
          <table:table-cell office:value-type="float" office:value="50.412094517119" calcext:value-type="float">
            <text:p>50,41209451711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57</text:p>
          </table:table-cell>
          <table:table-cell office:value-type="float" office:value="0.71731194853783" calcext:value-type="float">
            <text:p>0,71731194853783</text:p>
          </table:table-cell>
          <table:table-cell office:value-type="float" office:value="7.8591591119766" calcext:value-type="float">
            <text:p>7,8591591119766</text:p>
          </table:table-cell>
          <table:table-cell office:value-type="float" office:value="-43.633181957682" calcext:value-type="float">
            <text:p>-43,63318195768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68</text:p>
          </table:table-cell>
          <table:table-cell office:value-type="float" office:value="3.9508020877838" calcext:value-type="float">
            <text:p>3,9508020877838</text:p>
          </table:table-cell>
          <table:table-cell office:value-type="float" office:value="9.8826110363007" calcext:value-type="float">
            <text:p>9,8826110363007</text:p>
          </table:table-cell>
          <table:table-cell office:value-type="float" office:value="-104.81663494353" calcext:value-type="float">
            <text:p>-104,8166349435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79</text:p>
          </table:table-cell>
          <table:table-cell office:value-type="float" office:value="7.0844113826752" calcext:value-type="float">
            <text:p>7,0844113826752</text:p>
          </table:table-cell>
          <table:table-cell office:value-type="float" office:value="9.9982959032059" calcext:value-type="float">
            <text:p>9,9982959032059</text:p>
          </table:table-cell>
          <table:table-cell office:value-type="float" office:value="-117.58705916678" calcext:value-type="float">
            <text:p>-117,5870591667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90</text:p>
          </table:table-cell>
          <table:table-cell office:value-type="float" office:value="7.7741646766663" calcext:value-type="float">
            <text:p>7,7741646766663</text:p>
          </table:table-cell>
          <table:table-cell office:value-type="float" office:value="7.5084191560745" calcext:value-type="float">
            <text:p>7,5084191560745</text:p>
          </table:table-cell>
          <table:table-cell office:value-type="float" office:value="23.513598996363" calcext:value-type="float">
            <text:p>23,51359899636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501</text:p>
          </table:table-cell>
          <table:table-cell office:value-type="float" office:value="-1.5850080549717" calcext:value-type="float">
            <text:p>-1,5850080549717</text:p>
          </table:table-cell>
          <table:table-cell office:value-type="float" office:value="10.023326873779" calcext:value-type="float">
            <text:p>10,023326873779</text:p>
          </table:table-cell>
          <table:table-cell office:value-type="float" office:value="-32.442524174976" calcext:value-type="float">
            <text:p>-32,44252417497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512</text:p>
          </table:table-cell>
          <table:table-cell office:value-type="float" office:value="1.011735573411" calcext:value-type="float">
            <text:p>1,011735573411</text:p>
          </table:table-cell>
          <table:table-cell office:value-type="float" office:value="10.643175840378" calcext:value-type="float">
            <text:p>10,643175840378</text:p>
          </table:table-cell>
          <table:table-cell office:value-type="float" office:value="10.980561375618" calcext:value-type="float">
            <text:p>10,98056137561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523</text:p>
          </table:table-cell>
          <table:table-cell office:value-type="float" office:value="2.3617276549339" calcext:value-type="float">
            <text:p>2,3617276549339</text:p>
          </table:table-cell>
          <table:table-cell office:value-type="float" office:value="7.5330299139023" calcext:value-type="float">
            <text:p>7,5330299139023</text:p>
          </table:table-cell>
          <table:table-cell office:value-type="float" office:value="157.52104437275" calcext:value-type="float">
            <text:p>157,5210443727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534</text:p>
          </table:table-cell>
          <table:table-cell office:value-type="float" office:value="1.6763903200626" calcext:value-type="float">
            <text:p>1,6763903200626</text:p>
          </table:table-cell>
          <table:table-cell office:value-type="float" office:value="9.611120223999" calcext:value-type="float">
            <text:p>9,611120223999</text:p>
          </table:table-cell>
          <table:table-cell office:value-type="float" office:value="88.474239513373" calcext:value-type="float">
            <text:p>88,47423951337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545</text:p>
          </table:table-cell>
          <table:table-cell office:value-type="float" office:value="3.083019554615" calcext:value-type="float">
            <text:p>3,083019554615</text:p>
          </table:table-cell>
          <table:table-cell office:value-type="float" office:value="8.3130818605423" calcext:value-type="float">
            <text:p>8,3130818605423</text:p>
          </table:table-cell>
          <table:table-cell office:value-type="float" office:value="97.260199534665" calcext:value-type="float">
            <text:p>97,26019953466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556</text:p>
          </table:table-cell>
          <table:table-cell office:value-type="float" office:value="7.6075631380081" calcext:value-type="float">
            <text:p>7,6075631380081</text:p>
          </table:table-cell>
          <table:table-cell office:value-type="float" office:value="10.444347858429" calcext:value-type="float">
            <text:p>10,444347858429</text:p>
          </table:table-cell>
          <table:table-cell office:value-type="float" office:value="111.52172012694" calcext:value-type="float">
            <text:p>111,5217201269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567</text:p>
          </table:table-cell>
          <table:table-cell office:value-type="float" office:value="7.8309869766235" calcext:value-type="float">
            <text:p>7,8309869766235</text:p>
          </table:table-cell>
          <table:table-cell office:value-type="float" office:value="8.3663845062256" calcext:value-type="float">
            <text:p>8,3663845062256</text:p>
          </table:table-cell>
          <table:table-cell office:value-type="float" office:value="-154.75849892683" calcext:value-type="float">
            <text:p>-154,7584989268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578</text:p>
          </table:table-cell>
          <table:table-cell office:value-type="float" office:value="-1.5685637295246" calcext:value-type="float">
            <text:p>-1,5685637295246</text:p>
          </table:table-cell>
          <table:table-cell office:value-type="float" office:value="11.059086322784" calcext:value-type="float">
            <text:p>11,059086322784</text:p>
          </table:table-cell>
          <table:table-cell office:value-type="float" office:value="-81.497584938244" calcext:value-type="float">
            <text:p>-81,49758493824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589</text:p>
          </table:table-cell>
          <table:table-cell office:value-type="float" office:value="0.54304759949446" calcext:value-type="float">
            <text:p>0,54304759949446</text:p>
          </table:table-cell>
          <table:table-cell office:value-type="float" office:value="9.6759498119354" calcext:value-type="float">
            <text:p>9,6759498119354</text:p>
          </table:table-cell>
          <table:table-cell office:value-type="float" office:value="85.13066950877" calcext:value-type="float">
            <text:p>85,1306695087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15</text:p>
          </table:table-cell>
          <table:table-cell office:value-type="float" office:value="0.37486921995878" calcext:value-type="float">
            <text:p>0,37486921995878</text:p>
          </table:table-cell>
          <table:table-cell office:value-type="float" office:value="2.6637846231461" calcext:value-type="float">
            <text:p>2,6637846231461</text:p>
          </table:table-cell>
          <table:table-cell office:value-type="float" office:value="-98.424524258656" calcext:value-type="float">
            <text:p>-98,42452425865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50</text:p>
          </table:table-cell>
          <table:table-cell office:value-type="float" office:value="2.4658973515034" calcext:value-type="float">
            <text:p>2,4658973515034</text:p>
          </table:table-cell>
          <table:table-cell office:value-type="float" office:value="-0.18983859568834" calcext:value-type="float">
            <text:p>-0,18983859568834</text:p>
          </table:table-cell>
          <table:table-cell office:value-type="float" office:value="95.888295750709" calcext:value-type="float">
            <text:p>95,88829575070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61</text:p>
          </table:table-cell>
          <table:table-cell office:value-type="float" office:value="2.055047750473" calcext:value-type="float">
            <text:p>2,055047750473</text:p>
          </table:table-cell>
          <table:table-cell office:value-type="float" office:value="-0.22762248292565" calcext:value-type="float">
            <text:p>-0,22762248292565</text:p>
          </table:table-cell>
          <table:table-cell office:value-type="float" office:value="136.17243736413" calcext:value-type="float">
            <text:p>136,1724373641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72</text:p>
          </table:table-cell>
          <table:table-cell office:value-type="float" office:value="4.2455497384071" calcext:value-type="float">
            <text:p>4,2455497384071</text:p>
          </table:table-cell>
          <table:table-cell office:value-type="float" office:value="0.35420916974545" calcext:value-type="float">
            <text:p>0,35420916974545</text:p>
          </table:table-cell>
          <table:table-cell office:value-type="float" office:value="-126.08142719147" calcext:value-type="float">
            <text:p>-126,0814271914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83</text:p>
          </table:table-cell>
          <table:table-cell office:value-type="float" office:value="3.4664037823677" calcext:value-type="float">
            <text:p>3,4664037823677</text:p>
          </table:table-cell>
          <table:table-cell office:value-type="float" office:value="-0.12733049690723" calcext:value-type="float">
            <text:p>-0,12733049690723</text:p>
          </table:table-cell>
          <table:table-cell office:value-type="float" office:value="-31.996313933354" calcext:value-type="float">
            <text:p>-31,99631393335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94</text:p>
          </table:table-cell>
          <table:table-cell office:value-type="float" office:value="6.7544835805893" calcext:value-type="float">
            <text:p>6,7544835805893</text:p>
          </table:table-cell>
          <table:table-cell office:value-type="float" office:value="-0.3333918005228" calcext:value-type="float">
            <text:p>-0,3333918005228</text:p>
          </table:table-cell>
          <table:table-cell office:value-type="float" office:value="156.67509273359" calcext:value-type="float">
            <text:p>156,6750927335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105</text:p>
          </table:table-cell>
          <table:table-cell office:value-type="float" office:value="8.8001710176468" calcext:value-type="float">
            <text:p>8,8001710176468</text:p>
          </table:table-cell>
          <table:table-cell office:value-type="float" office:value="0.27560900896788" calcext:value-type="float">
            <text:p>0,27560900896788</text:p>
          </table:table-cell>
          <table:table-cell office:value-type="float" office:value="-35.76497477331" calcext:value-type="float">
            <text:p>-35,7649747733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116</text:p>
          </table:table-cell>
          <table:table-cell office:value-type="float" office:value="-1.4483694732189" calcext:value-type="float">
            <text:p>-1,4483694732189</text:p>
          </table:table-cell>
          <table:table-cell office:value-type="float" office:value="0.7804448902607" calcext:value-type="float">
            <text:p>0,7804448902607</text:p>
          </table:table-cell>
          <table:table-cell office:value-type="float" office:value="64.815317749218" calcext:value-type="float">
            <text:p>64,81531774921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127</text:p>
          </table:table-cell>
          <table:table-cell office:value-type="float" office:value="1.1809839308262" calcext:value-type="float">
            <text:p>1,1809839308262</text:p>
          </table:table-cell>
          <table:table-cell office:value-type="float" office:value="2.0434454083443" calcext:value-type="float">
            <text:p>2,0434454083443</text:p>
          </table:table-cell>
          <table:table-cell office:value-type="float" office:value="-139.11916344029" calcext:value-type="float">
            <text:p>-139,1191634402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138</text:p>
          </table:table-cell>
          <table:table-cell office:value-type="float" office:value="2.3881153762341" calcext:value-type="float">
            <text:p>2,3881153762341</text:p>
          </table:table-cell>
          <table:table-cell office:value-type="float" office:value="1.0400875657797" calcext:value-type="float">
            <text:p>1,0400875657797</text:p>
          </table:table-cell>
          <table:table-cell office:value-type="float" office:value="-99.833972135167" calcext:value-type="float">
            <text:p>-99,83397213516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149</text:p>
          </table:table-cell>
          <table:table-cell office:value-type="float" office:value="4.0456104278564" calcext:value-type="float">
            <text:p>4,0456104278564</text:p>
          </table:table-cell>
          <table:table-cell office:value-type="float" office:value="0.93504808843136" calcext:value-type="float">
            <text:p>0,93504808843136</text:p>
          </table:table-cell>
          <table:table-cell office:value-type="float" office:value="179.14279251342" calcext:value-type="float">
            <text:p>179,1427925134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160</text:p>
          </table:table-cell>
          <table:table-cell office:value-type="float" office:value="5.364333987236" calcext:value-type="float">
            <text:p>5,364333987236</text:p>
          </table:table-cell>
          <table:table-cell office:value-type="float" office:value="3.1754833459854" calcext:value-type="float">
            <text:p>3,1754833459854</text:p>
          </table:table-cell>
          <table:table-cell office:value-type="float" office:value="-90.039405853126" calcext:value-type="float">
            <text:p>-90,03940585312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171</text:p>
          </table:table-cell>
          <table:table-cell office:value-type="float" office:value="6.8919557332993" calcext:value-type="float">
            <text:p>6,8919557332993</text:p>
          </table:table-cell>
          <table:table-cell office:value-type="float" office:value="1.7540889978409" calcext:value-type="float">
            <text:p>1,7540889978409</text:p>
          </table:table-cell>
          <table:table-cell office:value-type="float" office:value="-121.25474935884" calcext:value-type="float">
            <text:p>-121,2547493588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182</text:p>
          </table:table-cell>
          <table:table-cell office:value-type="float" office:value="8.2698631286621" calcext:value-type="float">
            <text:p>8,2698631286621</text:p>
          </table:table-cell>
          <table:table-cell office:value-type="float" office:value="0.91477364301682" calcext:value-type="float">
            <text:p>0,91477364301682</text:p>
          </table:table-cell>
          <table:table-cell office:value-type="float" office:value="-118.74068922298" calcext:value-type="float">
            <text:p>-118,7406892229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193</text:p>
          </table:table-cell>
          <table:table-cell office:value-type="float" office:value="-1.0458966344595" calcext:value-type="float">
            <text:p>-1,0458966344595</text:p>
          </table:table-cell>
          <table:table-cell office:value-type="float" office:value="2.3497354984283" calcext:value-type="float">
            <text:p>2,3497354984283</text:p>
          </table:table-cell>
          <table:table-cell office:value-type="float" office:value="17.110615968704" calcext:value-type="float">
            <text:p>17,11061596870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204</text:p>
          </table:table-cell>
          <table:table-cell office:value-type="float" office:value="0.37353228777647" calcext:value-type="float">
            <text:p>0,37353228777647</text:p>
          </table:table-cell>
          <table:table-cell office:value-type="float" office:value="3.6119285225868" calcext:value-type="float">
            <text:p>3,6119285225868</text:p>
          </table:table-cell>
          <table:table-cell office:value-type="float" office:value="58.952746877245" calcext:value-type="float">
            <text:p>58,95274687724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215</text:p>
          </table:table-cell>
          <table:table-cell office:value-type="float" office:value="1.8287904560566" calcext:value-type="float">
            <text:p>1,8287904560566</text:p>
          </table:table-cell>
          <table:table-cell office:value-type="float" office:value="3.6694201827049" calcext:value-type="float">
            <text:p>3,6694201827049</text:p>
          </table:table-cell>
          <table:table-cell office:value-type="float" office:value="35.591266717121" calcext:value-type="float">
            <text:p>35,59126671712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226</text:p>
          </table:table-cell>
          <table:table-cell office:value-type="float" office:value="1.9682070612907" calcext:value-type="float">
            <text:p>1,9682070612907</text:p>
          </table:table-cell>
          <table:table-cell office:value-type="float" office:value="1.5535607933998" calcext:value-type="float">
            <text:p>1,5535607933998</text:p>
          </table:table-cell>
          <table:table-cell office:value-type="float" office:value="66.645561509831" calcext:value-type="float">
            <text:p>66,64556150983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237</text:p>
          </table:table-cell>
          <table:table-cell office:value-type="float" office:value="5.5010503530502" calcext:value-type="float">
            <text:p>5,5010503530502</text:p>
          </table:table-cell>
          <table:table-cell office:value-type="float" office:value="0.57556562125683" calcext:value-type="float">
            <text:p>0,57556562125683</text:p>
          </table:table-cell>
          <table:table-cell office:value-type="float" office:value="121.88643862487" calcext:value-type="float">
            <text:p>121,8864386248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248</text:p>
          </table:table-cell>
          <table:table-cell office:value-type="float" office:value="7.0909851789474" calcext:value-type="float">
            <text:p>7,0909851789474</text:p>
          </table:table-cell>
          <table:table-cell office:value-type="float" office:value="4.5907002687454" calcext:value-type="float">
            <text:p>4,5907002687454</text:p>
          </table:table-cell>
          <table:table-cell office:value-type="float" office:value="-103.54909471645" calcext:value-type="float">
            <text:p>-103,5490947164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259</text:p>
          </table:table-cell>
          <table:table-cell office:value-type="float" office:value="9.275096654892" calcext:value-type="float">
            <text:p>9,275096654892</text:p>
          </table:table-cell>
          <table:table-cell office:value-type="float" office:value="3.1165501475334" calcext:value-type="float">
            <text:p>3,1165501475334</text:p>
          </table:table-cell>
          <table:table-cell office:value-type="float" office:value="-133.22446756302" calcext:value-type="float">
            <text:p>-133,2244675630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270</text:p>
          </table:table-cell>
          <table:table-cell office:value-type="float" office:value="-0.18609400838614" calcext:value-type="float">
            <text:p>-0,18609400838614</text:p>
          </table:table-cell>
          <table:table-cell office:value-type="float" office:value="3.2319393754005" calcext:value-type="float">
            <text:p>3,2319393754005</text:p>
          </table:table-cell>
          <table:table-cell office:value-type="float" office:value="35.965070982648" calcext:value-type="float">
            <text:p>35,96507098264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281</text:p>
          </table:table-cell>
          <table:table-cell office:value-type="float" office:value="0.2895375713706" calcext:value-type="float">
            <text:p>0,2895375713706</text:p>
          </table:table-cell>
          <table:table-cell office:value-type="float" office:value="5.9619534015656" calcext:value-type="float">
            <text:p>5,9619534015656</text:p>
          </table:table-cell>
          <table:table-cell office:value-type="float" office:value="2.4550573034271" calcext:value-type="float">
            <text:p>2,455057303427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292</text:p>
          </table:table-cell>
          <table:table-cell office:value-type="float" office:value="2.6680642366409" calcext:value-type="float">
            <text:p>2,6680642366409</text:p>
          </table:table-cell>
          <table:table-cell office:value-type="float" office:value="5.1551377773285" calcext:value-type="float">
            <text:p>5,1551377773285</text:p>
          </table:table-cell>
          <table:table-cell office:value-type="float" office:value="-61.890930886481" calcext:value-type="float">
            <text:p>-61,89093088648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03</text:p>
          </table:table-cell>
          <table:table-cell office:value-type="float" office:value="3.0291336774826" calcext:value-type="float">
            <text:p>3,0291336774826</text:p>
          </table:table-cell>
          <table:table-cell office:value-type="float" office:value="5.4434978961945" calcext:value-type="float">
            <text:p>5,4434978961945</text:p>
          </table:table-cell>
          <table:table-cell office:value-type="float" office:value="57.841007117253" calcext:value-type="float">
            <text:p>57,84100711725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14</text:p>
          </table:table-cell>
          <table:table-cell office:value-type="float" office:value="6.0061347484589" calcext:value-type="float">
            <text:p>6,0061347484589</text:p>
          </table:table-cell>
          <table:table-cell office:value-type="float" office:value="6.2748157978058" calcext:value-type="float">
            <text:p>6,2748157978058</text:p>
          </table:table-cell>
          <table:table-cell office:value-type="float" office:value="124.34379310365" calcext:value-type="float">
            <text:p>124,3437931036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25</text:p>
          </table:table-cell>
          <table:table-cell office:value-type="float" office:value="5.3729373216629" calcext:value-type="float">
            <text:p>5,3729373216629</text:p>
          </table:table-cell>
          <table:table-cell office:value-type="float" office:value="4.2011719942093" calcext:value-type="float">
            <text:p>4,2011719942093</text:p>
          </table:table-cell>
          <table:table-cell office:value-type="float" office:value="104.62137012725" calcext:value-type="float">
            <text:p>104,6213701272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36</text:p>
          </table:table-cell>
          <table:table-cell office:value-type="float" office:value="8.5115563869476" calcext:value-type="float">
            <text:p>8,5115563869476</text:p>
          </table:table-cell>
          <table:table-cell office:value-type="float" office:value="4.969636797905" calcext:value-type="float">
            <text:p>4,969636797905</text:p>
          </table:table-cell>
          <table:table-cell office:value-type="float" office:value="-60.328675683137" calcext:value-type="float">
            <text:p>-60,32867568313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47</text:p>
          </table:table-cell>
          <table:table-cell office:value-type="float" office:value="0.0066029385197908" calcext:value-type="float">
            <text:p>0,0066029385197908</text:p>
          </table:table-cell>
          <table:table-cell office:value-type="float" office:value="5.3268837928772" calcext:value-type="float">
            <text:p>5,3268837928772</text:p>
          </table:table-cell>
          <table:table-cell office:value-type="float" office:value="98.626745734245" calcext:value-type="float">
            <text:p>98,62674573424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58</text:p>
          </table:table-cell>
          <table:table-cell office:value-type="float" office:value="-0.1464887149632" calcext:value-type="float">
            <text:p>-0,1464887149632</text:p>
          </table:table-cell>
          <table:table-cell office:value-type="float" office:value="7.1660983562469" calcext:value-type="float">
            <text:p>7,1660983562469</text:p>
          </table:table-cell>
          <table:table-cell office:value-type="float" office:value="-47.963681874002" calcext:value-type="float">
            <text:p>-47,96368187400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69</text:p>
          </table:table-cell>
          <table:table-cell office:value-type="float" office:value="2.3886403441429" calcext:value-type="float">
            <text:p>2,3886403441429</text:p>
          </table:table-cell>
          <table:table-cell office:value-type="float" office:value="5.4110443592072" calcext:value-type="float">
            <text:p>5,4110443592072</text:p>
          </table:table-cell>
          <table:table-cell office:value-type="float" office:value="-63.624608288905" calcext:value-type="float">
            <text:p>-63,62460828890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80</text:p>
          </table:table-cell>
          <table:table-cell office:value-type="float" office:value="3.4182852506638" calcext:value-type="float">
            <text:p>3,4182852506638</text:p>
          </table:table-cell>
          <table:table-cell office:value-type="float" office:value="6.1772358417511" calcext:value-type="float">
            <text:p>6,1772358417511</text:p>
          </table:table-cell>
          <table:table-cell office:value-type="float" office:value="72.284835918694" calcext:value-type="float">
            <text:p>72,28483591869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91</text:p>
          </table:table-cell>
          <table:table-cell office:value-type="float" office:value="5.4721194505692" calcext:value-type="float">
            <text:p>5,4721194505692</text:p>
          </table:table-cell>
          <table:table-cell office:value-type="float" office:value="5.1156890392303" calcext:value-type="float">
            <text:p>5,1156890392303</text:p>
          </table:table-cell>
          <table:table-cell office:value-type="float" office:value="22.202998209911" calcext:value-type="float">
            <text:p>22,20299820991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02</text:p>
          </table:table-cell>
          <table:table-cell office:value-type="float" office:value="6.9975084066391" calcext:value-type="float">
            <text:p>6,9975084066391</text:p>
          </table:table-cell>
          <table:table-cell office:value-type="float" office:value="5.5066114664078" calcext:value-type="float">
            <text:p>5,5066114664078</text:p>
          </table:table-cell>
          <table:table-cell office:value-type="float" office:value="79.812487978844" calcext:value-type="float">
            <text:p>79,81248797884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13</text:p>
          </table:table-cell>
          <table:table-cell office:value-type="float" office:value="8.6914598941803" calcext:value-type="float">
            <text:p>8,6914598941803</text:p>
          </table:table-cell>
          <table:table-cell office:value-type="float" office:value="6.4534270763397" calcext:value-type="float">
            <text:p>6,4534270763397</text:p>
          </table:table-cell>
          <table:table-cell office:value-type="float" office:value="-55.195337647845" calcext:value-type="float">
            <text:p>-55,19533764784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24</text:p>
          </table:table-cell>
          <table:table-cell office:value-type="float" office:value="-0.068814591504633" calcext:value-type="float">
            <text:p>-0,068814591504633</text:p>
          </table:table-cell>
          <table:table-cell office:value-type="float" office:value="9.1684371232986" calcext:value-type="float">
            <text:p>9,1684371232986</text:p>
          </table:table-cell>
          <table:table-cell office:value-type="float" office:value="30.944993921146" calcext:value-type="float">
            <text:p>30,94499392114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35</text:p>
          </table:table-cell>
          <table:table-cell office:value-type="float" office:value="-0.73334574699402" calcext:value-type="float">
            <text:p>-0,73334574699402</text:p>
          </table:table-cell>
          <table:table-cell office:value-type="float" office:value="8.1683349609375" calcext:value-type="float">
            <text:p>8,1683349609375</text:p>
          </table:table-cell>
          <table:table-cell office:value-type="float" office:value="-21.766329457046" calcext:value-type="float">
            <text:p>-21,76632945704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46</text:p>
          </table:table-cell>
          <table:table-cell office:value-type="float" office:value="3.0284684896469" calcext:value-type="float">
            <text:p>3,0284684896469</text:p>
          </table:table-cell>
          <table:table-cell office:value-type="float" office:value="6.9033974409103" calcext:value-type="float">
            <text:p>6,9033974409103</text:p>
          </table:table-cell>
          <table:table-cell office:value-type="float" office:value="146.81623543903" calcext:value-type="float">
            <text:p>146,8162354390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57</text:p>
          </table:table-cell>
          <table:table-cell office:value-type="float" office:value="0.49368549138308" calcext:value-type="float">
            <text:p>0,49368549138308</text:p>
          </table:table-cell>
          <table:table-cell office:value-type="float" office:value="8.0272054672241" calcext:value-type="float">
            <text:p>8,0272054672241</text:p>
          </table:table-cell>
          <table:table-cell office:value-type="float" office:value="-29.360737770226" calcext:value-type="float">
            <text:p>-29,36073777022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68</text:p>
          </table:table-cell>
          <table:table-cell office:value-type="float" office:value="4.0514439344406" calcext:value-type="float">
            <text:p>4,0514439344406</text:p>
          </table:table-cell>
          <table:table-cell office:value-type="float" office:value="10.268113613129" calcext:value-type="float">
            <text:p>10,268113613129</text:p>
          </table:table-cell>
          <table:table-cell office:value-type="float" office:value="-104.85084421316" calcext:value-type="float">
            <text:p>-104,8508442131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79</text:p>
          </table:table-cell>
          <table:table-cell office:value-type="float" office:value="7.1041762828827" calcext:value-type="float">
            <text:p>7,1041762828827</text:p>
          </table:table-cell>
          <table:table-cell office:value-type="float" office:value="10.256184339523" calcext:value-type="float">
            <text:p>10,256184339523</text:p>
          </table:table-cell>
          <table:table-cell office:value-type="float" office:value="-90.330936346844" calcext:value-type="float">
            <text:p>-90,33093634684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90</text:p>
          </table:table-cell>
          <table:table-cell office:value-type="float" office:value="7.5685656070709" calcext:value-type="float">
            <text:p>7,5685656070709</text:p>
          </table:table-cell>
          <table:table-cell office:value-type="float" office:value="7.3209965229034" calcext:value-type="float">
            <text:p>7,3209965229034</text:p>
          </table:table-cell>
          <table:table-cell office:value-type="float" office:value="46.25736300353" calcext:value-type="float">
            <text:p>46,2573630035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501</text:p>
          </table:table-cell>
          <table:table-cell office:value-type="float" office:value="-1.5850904583931" calcext:value-type="float">
            <text:p>-1,5850904583931</text:p>
          </table:table-cell>
          <table:table-cell office:value-type="float" office:value="10.349996089935" calcext:value-type="float">
            <text:p>10,349996089935</text:p>
          </table:table-cell>
          <table:table-cell office:value-type="float" office:value="-27.172224346999" calcext:value-type="float">
            <text:p>-27,17222434699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512</text:p>
          </table:table-cell>
          <table:table-cell office:value-type="float" office:value="0.86664043366909" calcext:value-type="float">
            <text:p>0,86664043366909</text:p>
          </table:table-cell>
          <table:table-cell office:value-type="float" office:value="10.563178062439" calcext:value-type="float">
            <text:p>10,563178062439</text:p>
          </table:table-cell>
          <table:table-cell office:value-type="float" office:value="27.80784296382" calcext:value-type="float">
            <text:p>27,8078429638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523</text:p>
          </table:table-cell>
          <table:table-cell office:value-type="float" office:value="2.7037107944489" calcext:value-type="float">
            <text:p>2,7037107944489</text:p>
          </table:table-cell>
          <table:table-cell office:value-type="float" office:value="7.4404168128967" calcext:value-type="float">
            <text:p>7,4404168128967</text:p>
          </table:table-cell>
          <table:table-cell office:value-type="float" office:value="166.16244528704" calcext:value-type="float">
            <text:p>166,1624452870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534</text:p>
          </table:table-cell>
          <table:table-cell office:value-type="float" office:value="1.8616692721844" calcext:value-type="float">
            <text:p>1,8616692721844</text:p>
          </table:table-cell>
          <table:table-cell office:value-type="float" office:value="9.4051086902618" calcext:value-type="float">
            <text:p>9,4051086902618</text:p>
          </table:table-cell>
          <table:table-cell office:value-type="float" office:value="141.09582506168" calcext:value-type="float">
            <text:p>141,0958250616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545</text:p>
          </table:table-cell>
          <table:table-cell office:value-type="float" office:value="3.1914407014847" calcext:value-type="float">
            <text:p>3,1914407014847</text:p>
          </table:table-cell>
          <table:table-cell office:value-type="float" office:value="8.1057184934616" calcext:value-type="float">
            <text:p>8,1057184934616</text:p>
          </table:table-cell>
          <table:table-cell office:value-type="float" office:value="119.3509208169" calcext:value-type="float">
            <text:p>119,350920816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556</text:p>
          </table:table-cell>
          <table:table-cell office:value-type="float" office:value="7.5608646869659" calcext:value-type="float">
            <text:p>7,5608646869659</text:p>
          </table:table-cell>
          <table:table-cell office:value-type="float" office:value="10.236424207687" calcext:value-type="float">
            <text:p>10,236424207687</text:p>
          </table:table-cell>
          <table:table-cell office:value-type="float" office:value="74.738363551486" calcext:value-type="float">
            <text:p>74,73836355148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567</text:p>
          </table:table-cell>
          <table:table-cell office:value-type="float" office:value="7.9608297348022" calcext:value-type="float">
            <text:p>7,9608297348022</text:p>
          </table:table-cell>
          <table:table-cell office:value-type="float" office:value="8.5059720277786" calcext:value-type="float">
            <text:p>8,5059720277786</text:p>
          </table:table-cell>
          <table:table-cell office:value-type="float" office:value="-132.90811040599" calcext:value-type="float">
            <text:p>-132,9081104059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578</text:p>
          </table:table-cell>
          <table:table-cell office:value-type="float" office:value="-1.5893992781639" calcext:value-type="float">
            <text:p>-1,5893992781639</text:p>
          </table:table-cell>
          <table:table-cell office:value-type="float" office:value="11.037245988846" calcext:value-type="float">
            <text:p>11,037245988846</text:p>
          </table:table-cell>
          <table:table-cell office:value-type="float" office:value="-86.17548046598" calcext:value-type="float">
            <text:p>-86,1754804659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589</text:p>
          </table:table-cell>
          <table:table-cell office:value-type="float" office:value="0.35965118557215" calcext:value-type="float">
            <text:p>0,35965118557215</text:p>
          </table:table-cell>
          <table:table-cell office:value-type="float" office:value="9.4255912303925" calcext:value-type="float">
            <text:p>9,4255912303925</text:p>
          </table:table-cell>
          <table:table-cell office:value-type="float" office:value="45.673649402181" calcext:value-type="float">
            <text:p>45,67364940218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15</text:p>
          </table:table-cell>
          <table:table-cell office:value-type="float" office:value="0.33569514751434" calcext:value-type="float">
            <text:p>0,33569514751434</text:p>
          </table:table-cell>
          <table:table-cell office:value-type="float" office:value="2.9080909490585" calcext:value-type="float">
            <text:p>2,9080909490585</text:p>
          </table:table-cell>
          <table:table-cell office:value-type="float" office:value="-76.861429366337" calcext:value-type="float">
            <text:p>-76,86142936633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50</text:p>
          </table:table-cell>
          <table:table-cell office:value-type="float" office:value="2.4330258369446" calcext:value-type="float">
            <text:p>2,4330258369446</text:p>
          </table:table-cell>
          <table:table-cell office:value-type="float" office:value="0.14813093468547" calcext:value-type="float">
            <text:p>0,14813093468547</text:p>
          </table:table-cell>
          <table:table-cell office:value-type="float" office:value="95.448850826093" calcext:value-type="float">
            <text:p>95,44885082609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61</text:p>
          </table:table-cell>
          <table:table-cell office:value-type="float" office:value="1.8313093483448" calcext:value-type="float">
            <text:p>1,8313093483448</text:p>
          </table:table-cell>
          <table:table-cell office:value-type="float" office:value="-0.013579197693616" calcext:value-type="float">
            <text:p>-0,013579197693616</text:p>
          </table:table-cell>
          <table:table-cell office:value-type="float" office:value="136.10546755943" calcext:value-type="float">
            <text:p>136,1054675594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72</text:p>
          </table:table-cell>
          <table:table-cell office:value-type="float" office:value="4.0461906790733" calcext:value-type="float">
            <text:p>4,0461906790733</text:p>
          </table:table-cell>
          <table:table-cell office:value-type="float" office:value="0.16411481425166" calcext:value-type="float">
            <text:p>0,16411481425166</text:p>
          </table:table-cell>
          <table:table-cell office:value-type="float" office:value="-45.721361971205" calcext:value-type="float">
            <text:p>-45,72136197120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83</text:p>
          </table:table-cell>
          <table:table-cell office:value-type="float" office:value="3.3551558852196" calcext:value-type="float">
            <text:p>3,3551558852196</text:p>
          </table:table-cell>
          <table:table-cell office:value-type="float" office:value="0.15094853937626" calcext:value-type="float">
            <text:p>0,15094853937626</text:p>
          </table:table-cell>
          <table:table-cell office:value-type="float" office:value="-76.855244909882" calcext:value-type="float">
            <text:p>-76,85524490988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94</text:p>
          </table:table-cell>
          <table:table-cell office:value-type="float" office:value="6.9389843940735" calcext:value-type="float">
            <text:p>6,9389843940735</text:p>
          </table:table-cell>
          <table:table-cell office:value-type="float" office:value="-0.38806952536106" calcext:value-type="float">
            <text:p>-0,38806952536106</text:p>
          </table:table-cell>
          <table:table-cell office:value-type="float" office:value="163.88407786181" calcext:value-type="float">
            <text:p>163,8840778618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105</text:p>
          </table:table-cell>
          <table:table-cell office:value-type="float" office:value="8.4935486316681" calcext:value-type="float">
            <text:p>8,4935486316681</text:p>
          </table:table-cell>
          <table:table-cell office:value-type="float" office:value="0.28814379125834" calcext:value-type="float">
            <text:p>0,28814379125834</text:p>
          </table:table-cell>
          <table:table-cell office:value-type="float" office:value="5.9128016423268" calcext:value-type="float">
            <text:p>5,912801642326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116</text:p>
          </table:table-cell>
          <table:table-cell office:value-type="float" office:value="-1.4784675836563" calcext:value-type="float">
            <text:p>-1,4784675836563</text:p>
          </table:table-cell>
          <table:table-cell office:value-type="float" office:value="0.54256774485111" calcext:value-type="float">
            <text:p>0,54256774485111</text:p>
          </table:table-cell>
          <table:table-cell office:value-type="float" office:value="85.251502170684" calcext:value-type="float">
            <text:p>85,25150217068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127</text:p>
          </table:table-cell>
          <table:table-cell office:value-type="float" office:value="1.4962029457092" calcext:value-type="float">
            <text:p>1,4962029457092</text:p>
          </table:table-cell>
          <table:table-cell office:value-type="float" office:value="2.145789116621" calcext:value-type="float">
            <text:p>2,145789116621</text:p>
          </table:table-cell>
          <table:table-cell office:value-type="float" office:value="-168.57203252756" calcext:value-type="float">
            <text:p>-168,5720325275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138</text:p>
          </table:table-cell>
          <table:table-cell office:value-type="float" office:value="2.4492628872395" calcext:value-type="float">
            <text:p>2,4492628872395</text:p>
          </table:table-cell>
          <table:table-cell office:value-type="float" office:value="1.3013970851898" calcext:value-type="float">
            <text:p>1,3013970851898</text:p>
          </table:table-cell>
          <table:table-cell office:value-type="float" office:value="-103.88749723981" calcext:value-type="float">
            <text:p>-103,8874972398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149</text:p>
          </table:table-cell>
          <table:table-cell office:value-type="float" office:value="3.7775284051895" calcext:value-type="float">
            <text:p>3,7775284051895</text:p>
          </table:table-cell>
          <table:table-cell office:value-type="float" office:value="0.99415168166161" calcext:value-type="float">
            <text:p>0,99415168166161</text:p>
          </table:table-cell>
          <table:table-cell office:value-type="float" office:value="-102.15295196339" calcext:value-type="float">
            <text:p>-102,1529519633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160</text:p>
          </table:table-cell>
          <table:table-cell office:value-type="float" office:value="5.309436917305" calcext:value-type="float">
            <text:p>5,309436917305</text:p>
          </table:table-cell>
          <table:table-cell office:value-type="float" office:value="3.5423797369003" calcext:value-type="float">
            <text:p>3,5423797369003</text:p>
          </table:table-cell>
          <table:table-cell office:value-type="float" office:value="-78.767738524516" calcext:value-type="float">
            <text:p>-78,76773852451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171</text:p>
          </table:table-cell>
          <table:table-cell office:value-type="float" office:value="7.0971047878265" calcext:value-type="float">
            <text:p>7,0971047878265</text:p>
          </table:table-cell>
          <table:table-cell office:value-type="float" office:value="2.0954683423042" calcext:value-type="float">
            <text:p>2,0954683423042</text:p>
          </table:table-cell>
          <table:table-cell office:value-type="float" office:value="-121.29747336078" calcext:value-type="float">
            <text:p>-121,2974733607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182</text:p>
          </table:table-cell>
          <table:table-cell office:value-type="float" office:value="8.5101348161697" calcext:value-type="float">
            <text:p>8,5101348161697</text:p>
          </table:table-cell>
          <table:table-cell office:value-type="float" office:value="1.1802010238171" calcext:value-type="float">
            <text:p>1,1802010238171</text:p>
          </table:table-cell>
          <table:table-cell office:value-type="float" office:value="-136.42495452978" calcext:value-type="float">
            <text:p>-136,4249545297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193</text:p>
          </table:table-cell>
          <table:table-cell office:value-type="float" office:value="-1.3929460942745" calcext:value-type="float">
            <text:p>-1,3929460942745</text:p>
          </table:table-cell>
          <table:table-cell office:value-type="float" office:value="2.251749932766" calcext:value-type="float">
            <text:p>2,251749932766</text:p>
          </table:table-cell>
          <table:table-cell office:value-type="float" office:value="19.663826105701" calcext:value-type="float">
            <text:p>19,66382610570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204</text:p>
          </table:table-cell>
          <table:table-cell office:value-type="float" office:value="0.52001766860485" calcext:value-type="float">
            <text:p>0,52001766860485</text:p>
          </table:table-cell>
          <table:table-cell office:value-type="float" office:value="3.5670912265778" calcext:value-type="float">
            <text:p>3,5670912265778</text:p>
          </table:table-cell>
          <table:table-cell office:value-type="float" office:value="114.69053310953" calcext:value-type="float">
            <text:p>114,6905331095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215</text:p>
          </table:table-cell>
          <table:table-cell office:value-type="float" office:value="1.6154213249683" calcext:value-type="float">
            <text:p>1,6154213249683</text:p>
          </table:table-cell>
          <table:table-cell office:value-type="float" office:value="3.6063331365585" calcext:value-type="float">
            <text:p>3,6063331365585</text:p>
          </table:table-cell>
          <table:table-cell office:value-type="float" office:value="3.3309362876187" calcext:value-type="float">
            <text:p>3,330936287618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226</text:p>
          </table:table-cell>
          <table:table-cell office:value-type="float" office:value="1.8106904625893" calcext:value-type="float">
            <text:p>1,8106904625893</text:p>
          </table:table-cell>
          <table:table-cell office:value-type="float" office:value="1.1881722509861" calcext:value-type="float">
            <text:p>1,1881722509861</text:p>
          </table:table-cell>
          <table:table-cell office:value-type="float" office:value="66.6638346994" calcext:value-type="float">
            <text:p>66,663834699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237</text:p>
          </table:table-cell>
          <table:table-cell office:value-type="float" office:value="5.7147938013077" calcext:value-type="float">
            <text:p>5,7147938013077</text:p>
          </table:table-cell>
          <table:table-cell office:value-type="float" office:value="0.24399943649769" calcext:value-type="float">
            <text:p>0,24399943649769</text:p>
          </table:table-cell>
          <table:table-cell office:value-type="float" office:value="123.23691890498" calcext:value-type="float">
            <text:p>123,2369189049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248</text:p>
          </table:table-cell>
          <table:table-cell office:value-type="float" office:value="6.9857203960419" calcext:value-type="float">
            <text:p>6,9857203960419</text:p>
          </table:table-cell>
          <table:table-cell office:value-type="float" office:value="4.3796235322952" calcext:value-type="float">
            <text:p>4,3796235322952</text:p>
          </table:table-cell>
          <table:table-cell office:value-type="float" office:value="24.92917153486" calcext:value-type="float">
            <text:p>24,9291715348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259</text:p>
          </table:table-cell>
          <table:table-cell office:value-type="float" office:value="9.3292999267578" calcext:value-type="float">
            <text:p>9,3292999267578</text:p>
          </table:table-cell>
          <table:table-cell office:value-type="float" office:value="3.4193271398544" calcext:value-type="float">
            <text:p>3,4193271398544</text:p>
          </table:table-cell>
          <table:table-cell office:value-type="float" office:value="-91.928179856319" calcext:value-type="float">
            <text:p>-91,92817985631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270</text:p>
          </table:table-cell>
          <table:table-cell office:value-type="float" office:value="-0.0012074488768121" calcext:value-type="float">
            <text:p>-0,0012074488768121</text:p>
          </table:table-cell>
          <table:table-cell office:value-type="float" office:value="3.2269540429115" calcext:value-type="float">
            <text:p>3,2269540429115</text:p>
          </table:table-cell>
          <table:table-cell office:value-type="float" office:value="157.69608157456" calcext:value-type="float">
            <text:p>157,6960815745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281</text:p>
          </table:table-cell>
          <table:table-cell office:value-type="float" office:value="-0.060221320018172" calcext:value-type="float">
            <text:p>-0,060221320018172</text:p>
          </table:table-cell>
          <table:table-cell office:value-type="float" office:value="6.0314935445786" calcext:value-type="float">
            <text:p>6,0314935445786</text:p>
          </table:table-cell>
          <table:table-cell office:value-type="float" office:value="-15.618571430255" calcext:value-type="float">
            <text:p>-15,61857143025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292</text:p>
          </table:table-cell>
          <table:table-cell office:value-type="float" office:value="2.852868437767" calcext:value-type="float">
            <text:p>2,852868437767</text:p>
          </table:table-cell>
          <table:table-cell office:value-type="float" office:value="4.8096972703934" calcext:value-type="float">
            <text:p>4,8096972703934</text:p>
          </table:table-cell>
          <table:table-cell office:value-type="float" office:value="-61.872555192109" calcext:value-type="float">
            <text:p>-61,87255519210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03</text:p>
          </table:table-cell>
          <table:table-cell office:value-type="float" office:value="2.8000575304031" calcext:value-type="float">
            <text:p>2,8000575304031</text:p>
          </table:table-cell>
          <table:table-cell office:value-type="float" office:value="5.4038572311401" calcext:value-type="float">
            <text:p>5,4038572311401</text:p>
          </table:table-cell>
          <table:table-cell office:value-type="float" office:value="3.8652801589601" calcext:value-type="float">
            <text:p>3,865280158960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14</text:p>
          </table:table-cell>
          <table:table-cell office:value-type="float" office:value="6.0125648975372" calcext:value-type="float">
            <text:p>6,0125648975372</text:p>
          </table:table-cell>
          <table:table-cell office:value-type="float" office:value="5.9676510095596" calcext:value-type="float">
            <text:p>5,9676510095596</text:p>
          </table:table-cell>
          <table:table-cell office:value-type="float" office:value="83.112876126721" calcext:value-type="float">
            <text:p>83,11287612672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25</text:p>
          </table:table-cell>
          <table:table-cell office:value-type="float" office:value="5.4733091592789" calcext:value-type="float">
            <text:p>5,4733091592789</text:p>
          </table:table-cell>
          <table:table-cell office:value-type="float" office:value="3.9320766925812" calcext:value-type="float">
            <text:p>3,9320766925812</text:p>
          </table:table-cell>
          <table:table-cell office:value-type="float" office:value="111.84732321721" calcext:value-type="float">
            <text:p>111,8473232172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36</text:p>
          </table:table-cell>
          <table:table-cell office:value-type="float" office:value="8.4888160228729" calcext:value-type="float">
            <text:p>8,4888160228729</text:p>
          </table:table-cell>
          <table:table-cell office:value-type="float" office:value="5.2938210964203" calcext:value-type="float">
            <text:p>5,2938210964203</text:p>
          </table:table-cell>
          <table:table-cell office:value-type="float" office:value="-92.933198448959" calcext:value-type="float">
            <text:p>-92,93319844895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47</text:p>
          </table:table-cell>
          <table:table-cell office:value-type="float" office:value="-0.099262706935406" calcext:value-type="float">
            <text:p>-0,099262706935406</text:p>
          </table:table-cell>
          <table:table-cell office:value-type="float" office:value="5.0257754325867" calcext:value-type="float">
            <text:p>5,0257754325867</text:p>
          </table:table-cell>
          <table:table-cell office:value-type="float" office:value="63.251101287307" calcext:value-type="float">
            <text:p>63,25110128730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58</text:p>
          </table:table-cell>
          <table:table-cell office:value-type="float" office:value="-0.30175635591149" calcext:value-type="float">
            <text:p>-0,30175635591149</text:p>
          </table:table-cell>
          <table:table-cell office:value-type="float" office:value="7.3109018802643" calcext:value-type="float">
            <text:p>7,3109018802643</text:p>
          </table:table-cell>
          <table:table-cell office:value-type="float" office:value="-42.553369027034" calcext:value-type="float">
            <text:p>-42,55336902703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69</text:p>
          </table:table-cell>
          <table:table-cell office:value-type="float" office:value="2.5629588961601" calcext:value-type="float">
            <text:p>2,5629588961601</text:p>
          </table:table-cell>
          <table:table-cell office:value-type="float" office:value="5.0586903095245" calcext:value-type="float">
            <text:p>5,0586903095245</text:p>
          </table:table-cell>
          <table:table-cell office:value-type="float" office:value="-63.621956831331" calcext:value-type="float">
            <text:p>-63,62195683133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80</text:p>
          </table:table-cell>
          <table:table-cell office:value-type="float" office:value="3.627857863903" calcext:value-type="float">
            <text:p>3,627857863903</text:p>
          </table:table-cell>
          <table:table-cell office:value-type="float" office:value="6.0798805952072" calcext:value-type="float">
            <text:p>6,0798805952072</text:p>
          </table:table-cell>
          <table:table-cell office:value-type="float" office:value="127.40863204762" calcext:value-type="float">
            <text:p>127,4086320476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91</text:p>
          </table:table-cell>
          <table:table-cell office:value-type="float" office:value="5.1181000471115" calcext:value-type="float">
            <text:p>5,1181000471115</text:p>
          </table:table-cell>
          <table:table-cell office:value-type="float" office:value="4.9518871307373" calcext:value-type="float">
            <text:p>4,9518871307373</text:p>
          </table:table-cell>
          <table:table-cell office:value-type="float" office:value="25.870175877954" calcext:value-type="float">
            <text:p>25,87017587795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02</text:p>
          </table:table-cell>
          <table:table-cell office:value-type="float" office:value="7.0790159702301" calcext:value-type="float">
            <text:p>7,0790159702301</text:p>
          </table:table-cell>
          <table:table-cell office:value-type="float" office:value="5.7282763719559" calcext:value-type="float">
            <text:p>5,7282763719559</text:p>
          </table:table-cell>
          <table:table-cell office:value-type="float" office:value="-170.6157732921" calcext:value-type="float">
            <text:p>-170,615773292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13</text:p>
          </table:table-cell>
          <table:table-cell office:value-type="float" office:value="8.682724237442" calcext:value-type="float">
            <text:p>8,682724237442</text:p>
          </table:table-cell>
          <table:table-cell office:value-type="float" office:value="6.7294043302536" calcext:value-type="float">
            <text:p>6,7294043302536</text:p>
          </table:table-cell>
          <table:table-cell office:value-type="float" office:value="-94.644707479295" calcext:value-type="float">
            <text:p>-94,64470747929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24</text:p>
          </table:table-cell>
          <table:table-cell office:value-type="float" office:value="-0.01251011970453" calcext:value-type="float">
            <text:p>-0,01251011970453</text:p>
          </table:table-cell>
          <table:table-cell office:value-type="float" office:value="9.1949641704559" calcext:value-type="float">
            <text:p>9,1949641704559</text:p>
          </table:table-cell>
          <table:table-cell office:value-type="float" office:value="32.420451474038" calcext:value-type="float">
            <text:p>32,42045147403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35</text:p>
          </table:table-cell>
          <table:table-cell office:value-type="float" office:value="-1.0668475925922" calcext:value-type="float">
            <text:p>-1,0668475925922</text:p>
          </table:table-cell>
          <table:table-cell office:value-type="float" office:value="8.2706052064896" calcext:value-type="float">
            <text:p>8,2706052064896</text:p>
          </table:table-cell>
          <table:table-cell office:value-type="float" office:value="-15.918360394277" calcext:value-type="float">
            <text:p>-15,91836039427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46</text:p>
          </table:table-cell>
          <table:table-cell office:value-type="float" office:value="2.9337903857231" calcext:value-type="float">
            <text:p>2,9337903857231</text:p>
          </table:table-cell>
          <table:table-cell office:value-type="float" office:value="6.9394713640213" calcext:value-type="float">
            <text:p>6,9394713640213</text:p>
          </table:table-cell>
          <table:table-cell office:value-type="float" office:value="-130.59359295353" calcext:value-type="float">
            <text:p>-130,5935929535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57</text:p>
          </table:table-cell>
          <table:table-cell office:value-type="float" office:value="0.238191857934" calcext:value-type="float">
            <text:p>0,238191857934</text:p>
          </table:table-cell>
          <table:table-cell office:value-type="float" office:value="8.0542182922363" calcext:value-type="float">
            <text:p>8,0542182922363</text:p>
          </table:table-cell>
          <table:table-cell office:value-type="float" office:value="-2.1404051429527" calcext:value-type="float">
            <text:p>-2,140405142952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68</text:p>
          </table:table-cell>
          <table:table-cell office:value-type="float" office:value="4.0487766265869" calcext:value-type="float">
            <text:p>4,0487766265869</text:p>
          </table:table-cell>
          <table:table-cell office:value-type="float" office:value="10.612474679947" calcext:value-type="float">
            <text:p>10,612474679947</text:p>
          </table:table-cell>
          <table:table-cell office:value-type="float" office:value="-81.898228378053" calcext:value-type="float">
            <text:p>-81,89822837805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79</text:p>
          </table:table-cell>
          <table:table-cell office:value-type="float" office:value="7.0037662982941" calcext:value-type="float">
            <text:p>7,0037662982941</text:p>
          </table:table-cell>
          <table:table-cell office:value-type="float" office:value="10.494379997253" calcext:value-type="float">
            <text:p>10,494379997253</text:p>
          </table:table-cell>
          <table:table-cell office:value-type="float" office:value="-63.090578765626" calcext:value-type="float">
            <text:p>-63,09057876562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90</text:p>
          </table:table-cell>
          <table:table-cell office:value-type="float" office:value="7.4405324459076" calcext:value-type="float">
            <text:p>7,4405324459076</text:p>
          </table:table-cell>
          <table:table-cell office:value-type="float" office:value="7.1078813076019" calcext:value-type="float">
            <text:p>7,1078813076019</text:p>
          </table:table-cell>
          <table:table-cell office:value-type="float" office:value="55.897423795834" calcext:value-type="float">
            <text:p>55,89742379583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501</text:p>
          </table:table-cell>
          <table:table-cell office:value-type="float" office:value="-1.5850351750851" calcext:value-type="float">
            <text:p>-1,5850351750851</text:p>
          </table:table-cell>
          <table:table-cell office:value-type="float" office:value="10.427635908127" calcext:value-type="float">
            <text:p>10,427635908127</text:p>
          </table:table-cell>
          <table:table-cell office:value-type="float" office:value="-23.231989259173" calcext:value-type="float">
            <text:p>-23,23198925917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512</text:p>
          </table:table-cell>
          <table:table-cell office:value-type="float" office:value="0.75059279799461" calcext:value-type="float">
            <text:p>0,75059279799461</text:p>
          </table:table-cell>
          <table:table-cell office:value-type="float" office:value="10.445005893707" calcext:value-type="float">
            <text:p>10,445005893707</text:p>
          </table:table-cell>
          <table:table-cell office:value-type="float" office:value="44.60579536523" calcext:value-type="float">
            <text:p>44,6057953652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523</text:p>
          </table:table-cell>
          <table:table-cell office:value-type="float" office:value="2.7000194787979" calcext:value-type="float">
            <text:p>2,7000194787979</text:p>
          </table:table-cell>
          <table:table-cell office:value-type="float" office:value="7.4412697553635" calcext:value-type="float">
            <text:p>7,4412697553635</text:p>
          </table:table-cell>
          <table:table-cell office:value-type="float" office:value="166.15790774108" calcext:value-type="float">
            <text:p>166,1579077410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534</text:p>
          </table:table-cell>
          <table:table-cell office:value-type="float" office:value="2.1384806931019" calcext:value-type="float">
            <text:p>2,1384806931019</text:p>
          </table:table-cell>
          <table:table-cell office:value-type="float" office:value="9.4278460741043" calcext:value-type="float">
            <text:p>9,4278460741043</text:p>
          </table:table-cell>
          <table:table-cell office:value-type="float" office:value="-166.41630184878" calcext:value-type="float">
            <text:p>-166,4163018487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545</text:p>
          </table:table-cell>
          <table:table-cell office:value-type="float" office:value="3.2823538780212" calcext:value-type="float">
            <text:p>3,2823538780212</text:p>
          </table:table-cell>
          <table:table-cell office:value-type="float" office:value="7.8124105930328" calcext:value-type="float">
            <text:p>7,8124105930328</text:p>
          </table:table-cell>
          <table:table-cell office:value-type="float" office:value="100.1400036417" calcext:value-type="float">
            <text:p>100,140003641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556</text:p>
          </table:table-cell>
          <table:table-cell office:value-type="float" office:value="7.4446707963943" calcext:value-type="float">
            <text:p>7,4446707963943</text:p>
          </table:table-cell>
          <table:table-cell office:value-type="float" office:value="9.9943685531616" calcext:value-type="float">
            <text:p>9,9943685531616</text:p>
          </table:table-cell>
          <table:table-cell office:value-type="float" office:value="64.99396312009" calcext:value-type="float">
            <text:p>64,9939631200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567</text:p>
          </table:table-cell>
          <table:table-cell office:value-type="float" office:value="8.0303037166595" calcext:value-type="float">
            <text:p>8,0303037166595</text:p>
          </table:table-cell>
          <table:table-cell office:value-type="float" office:value="8.6835014820099" calcext:value-type="float">
            <text:p>8,6835014820099</text:p>
          </table:table-cell>
          <table:table-cell office:value-type="float" office:value="-111.08924552893" calcext:value-type="float">
            <text:p>-111,0892455289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578</text:p>
          </table:table-cell>
          <table:table-cell office:value-type="float" office:value="-1.5946528315544" calcext:value-type="float">
            <text:p>-1,5946528315544</text:p>
          </table:table-cell>
          <table:table-cell office:value-type="float" office:value="11.034774780273" calcext:value-type="float">
            <text:p>11,034774780273</text:p>
          </table:table-cell>
          <table:table-cell office:value-type="float" office:value="-86.981386895392" calcext:value-type="float">
            <text:p>-86,98138689539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589</text:p>
          </table:table-cell>
          <table:table-cell office:value-type="float" office:value="0.30477240681648" calcext:value-type="float">
            <text:p>0,30477240681648</text:p>
          </table:table-cell>
          <table:table-cell office:value-type="float" office:value="9.4020920991898" calcext:value-type="float">
            <text:p>9,4020920991898</text:p>
          </table:table-cell>
          <table:table-cell office:value-type="float" office:value="21.348441292526" calcext:value-type="float">
            <text:p>21,34844129252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15</text:p>
          </table:table-cell>
          <table:table-cell office:value-type="float" office:value="0.3765856102109" calcext:value-type="float">
            <text:p>0,3765856102109</text:p>
          </table:table-cell>
          <table:table-cell office:value-type="float" office:value="2.5722897052765" calcext:value-type="float">
            <text:p>2,5722897052765</text:p>
          </table:table-cell>
          <table:table-cell office:value-type="float" office:value="-51.579046780896" calcext:value-type="float">
            <text:p>-51,57904678089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50</text:p>
          </table:table-cell>
          <table:table-cell office:value-type="float" office:value="2.4155335128307" calcext:value-type="float">
            <text:p>2,4155335128307</text:p>
          </table:table-cell>
          <table:table-cell office:value-type="float" office:value="0.37027798593044" calcext:value-type="float">
            <text:p>0,37027798593044</text:p>
          </table:table-cell>
          <table:table-cell office:value-type="float" office:value="-162.58269054874" calcext:value-type="float">
            <text:p>-162,5826905487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61</text:p>
          </table:table-cell>
          <table:table-cell office:value-type="float" office:value="1.7018090188503" calcext:value-type="float">
            <text:p>1,7018090188503</text:p>
          </table:table-cell>
          <table:table-cell office:value-type="float" office:value="0.15530867502093" calcext:value-type="float">
            <text:p>0,15530867502093</text:p>
          </table:table-cell>
          <table:table-cell office:value-type="float" office:value="-67.287221076382" calcext:value-type="float">
            <text:p>-67,28722107638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72</text:p>
          </table:table-cell>
          <table:table-cell office:value-type="float" office:value="3.8830989599228" calcext:value-type="float">
            <text:p>3,8830989599228</text:p>
          </table:table-cell>
          <table:table-cell office:value-type="float" office:value="0.13675314374268" calcext:value-type="float">
            <text:p>0,13675314374268</text:p>
          </table:table-cell>
          <table:table-cell office:value-type="float" office:value="-21.042165482879" calcext:value-type="float">
            <text:p>-21,04216548287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83</text:p>
          </table:table-cell>
          <table:table-cell office:value-type="float" office:value="3.471814095974" calcext:value-type="float">
            <text:p>3,471814095974</text:p>
          </table:table-cell>
          <table:table-cell office:value-type="float" office:value="0.42623545974493" calcext:value-type="float">
            <text:p>0,42623545974493</text:p>
          </table:table-cell>
          <table:table-cell office:value-type="float" office:value="-121.72814387425" calcext:value-type="float">
            <text:p>-121,7281438742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94</text:p>
          </table:table-cell>
          <table:table-cell office:value-type="float" office:value="7.1502494812012" calcext:value-type="float">
            <text:p>7,1502494812012</text:p>
          </table:table-cell>
          <table:table-cell office:value-type="float" office:value="-0.39889730513096" calcext:value-type="float">
            <text:p>-0,39889730513096</text:p>
          </table:table-cell>
          <table:table-cell office:value-type="float" office:value="180.0078920498" calcext:value-type="float">
            <text:p>180,007892049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105</text:p>
          </table:table-cell>
          <table:table-cell office:value-type="float" office:value="8.2381945848465" calcext:value-type="float">
            <text:p>8,2381945848465</text:p>
          </table:table-cell>
          <table:table-cell office:value-type="float" office:value="0.094685414806008" calcext:value-type="float">
            <text:p>0,094685414806008</text:p>
          </table:table-cell>
          <table:table-cell office:value-type="float" office:value="41.511790387949" calcext:value-type="float">
            <text:p>41,51179038794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116</text:p>
          </table:table-cell>
          <table:table-cell office:value-type="float" office:value="-1.3221783936024" calcext:value-type="float">
            <text:p>-1,3221783936024</text:p>
          </table:table-cell>
          <table:table-cell office:value-type="float" office:value="0.29202938079834" calcext:value-type="float">
            <text:p>0,29202938079834</text:p>
          </table:table-cell>
          <table:table-cell office:value-type="float" office:value="130.98010439782" calcext:value-type="float">
            <text:p>130,9801043978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127</text:p>
          </table:table-cell>
          <table:table-cell office:value-type="float" office:value="1.8214815855026" calcext:value-type="float">
            <text:p>1,8214815855026</text:p>
          </table:table-cell>
          <table:table-cell office:value-type="float" office:value="2.0799334347248" calcext:value-type="float">
            <text:p>2,0799334347248</text:p>
          </table:table-cell>
          <table:table-cell office:value-type="float" office:value="162.17114059788" calcext:value-type="float">
            <text:p>162,1711405978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138</text:p>
          </table:table-cell>
          <table:table-cell office:value-type="float" office:value="2.5492817163467" calcext:value-type="float">
            <text:p>2,5492817163467</text:p>
          </table:table-cell>
          <table:table-cell office:value-type="float" office:value="1.5120843052864" calcext:value-type="float">
            <text:p>1,5120843052864</text:p>
          </table:table-cell>
          <table:table-cell office:value-type="float" office:value="-122.95056148699" calcext:value-type="float">
            <text:p>-122,9505614869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149</text:p>
          </table:table-cell>
          <table:table-cell office:value-type="float" office:value="3.6503729224205" calcext:value-type="float">
            <text:p>3,6503729224205</text:p>
          </table:table-cell>
          <table:table-cell office:value-type="float" office:value="1.0842818021774" calcext:value-type="float">
            <text:p>1,0842818021774</text:p>
          </table:table-cell>
          <table:table-cell office:value-type="float" office:value="-67.801542342848" calcext:value-type="float">
            <text:p>-67,80154234284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160</text:p>
          </table:table-cell>
          <table:table-cell office:value-type="float" office:value="5.376957654953" calcext:value-type="float">
            <text:p>5,376957654953</text:p>
          </table:table-cell>
          <table:table-cell office:value-type="float" office:value="3.2242009043694" calcext:value-type="float">
            <text:p>3,2242009043694</text:p>
          </table:table-cell>
          <table:table-cell office:value-type="float" office:value="-77.997496932935" calcext:value-type="float">
            <text:p>-77,99749693293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171</text:p>
          </table:table-cell>
          <table:table-cell office:value-type="float" office:value="7.3023474216461" calcext:value-type="float">
            <text:p>7,3023474216461</text:p>
          </table:table-cell>
          <table:table-cell office:value-type="float" office:value="2.4362953007221" calcext:value-type="float">
            <text:p>2,4362953007221</text:p>
          </table:table-cell>
          <table:table-cell office:value-type="float" office:value="-121.22250818143" calcext:value-type="float">
            <text:p>-121,2225081814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182</text:p>
          </table:table-cell>
          <table:table-cell office:value-type="float" office:value="8.8202792406082" calcext:value-type="float">
            <text:p>8,8202792406082</text:p>
          </table:table-cell>
          <table:table-cell office:value-type="float" office:value="1.3597398996353" calcext:value-type="float">
            <text:p>1,3597398996353</text:p>
          </table:table-cell>
          <table:table-cell office:value-type="float" office:value="-154.09370744304" calcext:value-type="float">
            <text:p>-154,0937074430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193</text:p>
          </table:table-cell>
          <table:table-cell office:value-type="float" office:value="-1.5850138664246" calcext:value-type="float">
            <text:p>-1,5850138664246</text:p>
          </table:table-cell>
          <table:table-cell office:value-type="float" office:value="2.0602551102638" calcext:value-type="float">
            <text:p>2,0602551102638</text:p>
          </table:table-cell>
          <table:table-cell office:value-type="float" office:value="43.934030138004" calcext:value-type="float">
            <text:p>43,93403013800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204</text:p>
          </table:table-cell>
          <table:table-cell office:value-type="float" office:value="0.45014567673206" calcext:value-type="float">
            <text:p>0,45014567673206</text:p>
          </table:table-cell>
          <table:table-cell office:value-type="float" office:value="3.303799033165" calcext:value-type="float">
            <text:p>3,303799033165</text:p>
          </table:table-cell>
          <table:table-cell office:value-type="float" office:value="67.531831704887" calcext:value-type="float">
            <text:p>67,53183170488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215</text:p>
          </table:table-cell>
          <table:table-cell office:value-type="float" office:value="1.4655667543411" calcext:value-type="float">
            <text:p>1,4655667543411</text:p>
          </table:table-cell>
          <table:table-cell office:value-type="float" office:value="3.8142827153206" calcext:value-type="float">
            <text:p>3,8142827153206</text:p>
          </table:table-cell>
          <table:table-cell office:value-type="float" office:value="-64.276702844413" calcext:value-type="float">
            <text:p>-64,27670284441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226</text:p>
          </table:table-cell>
          <table:table-cell office:value-type="float" office:value="1.6535054147243" calcext:value-type="float">
            <text:p>1,6535054147243</text:p>
          </table:table-cell>
          <table:table-cell office:value-type="float" office:value="0.82281552255154" calcext:value-type="float">
            <text:p>0,82281552255154</text:p>
          </table:table-cell>
          <table:table-cell office:value-type="float" office:value="66.636267741015" calcext:value-type="float">
            <text:p>66,6362677410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237</text:p>
          </table:table-cell>
          <table:table-cell office:value-type="float" office:value="5.9316831827164" calcext:value-type="float">
            <text:p>5,9316831827164</text:p>
          </table:table-cell>
          <table:table-cell office:value-type="float" office:value="-0.089128697291017" calcext:value-type="float">
            <text:p>-0,089128697291017</text:p>
          </table:table-cell>
          <table:table-cell office:value-type="float" office:value="123.21988944035" calcext:value-type="float">
            <text:p>123,2198894403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248</text:p>
          </table:table-cell>
          <table:table-cell office:value-type="float" office:value="6.9973576068878" calcext:value-type="float">
            <text:p>6,9973576068878</text:p>
          </table:table-cell>
          <table:table-cell office:value-type="float" office:value="4.1338863968849" calcext:value-type="float">
            <text:p>4,1338863968849</text:p>
          </table:table-cell>
          <table:table-cell office:value-type="float" office:value="83.598024526219" calcext:value-type="float">
            <text:p>83,59802452621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259</text:p>
          </table:table-cell>
          <table:table-cell office:value-type="float" office:value="9.1588342189789" calcext:value-type="float">
            <text:p>9,1588342189789</text:p>
          </table:table-cell>
          <table:table-cell office:value-type="float" office:value="3.655611872673" calcext:value-type="float">
            <text:p>3,655611872673</text:p>
          </table:table-cell>
          <table:table-cell office:value-type="float" office:value="-43.953666641454" calcext:value-type="float">
            <text:p>-43,95366664145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270</text:p>
          </table:table-cell>
          <table:table-cell office:value-type="float" office:value="-0.30543943867087" calcext:value-type="float">
            <text:p>-0,30543943867087</text:p>
          </table:table-cell>
          <table:table-cell office:value-type="float" office:value="3.3869558572769" calcext:value-type="float">
            <text:p>3,3869558572769</text:p>
          </table:table-cell>
          <table:table-cell office:value-type="float" office:value="176.62327912203" calcext:value-type="float">
            <text:p>176,6232791220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281</text:p>
          </table:table-cell>
          <table:table-cell office:value-type="float" office:value="-0.19563626497984" calcext:value-type="float">
            <text:p>-0,19563626497984</text:p>
          </table:table-cell>
          <table:table-cell office:value-type="float" office:value="6.158539056778" calcext:value-type="float">
            <text:p>6,158539056778</text:p>
          </table:table-cell>
          <table:table-cell office:value-type="float" office:value="-42.820745972311" calcext:value-type="float">
            <text:p>-42,82074597231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292</text:p>
          </table:table-cell>
          <table:table-cell office:value-type="float" office:value="3.0378276109695" calcext:value-type="float">
            <text:p>3,0378276109695</text:p>
          </table:table-cell>
          <table:table-cell office:value-type="float" office:value="4.4633936882019" calcext:value-type="float">
            <text:p>4,4633936882019</text:p>
          </table:table-cell>
          <table:table-cell office:value-type="float" office:value="-61.869562051858" calcext:value-type="float">
            <text:p>-61,86956205185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03</text:p>
          </table:table-cell>
          <table:table-cell office:value-type="float" office:value="2.6332312822342" calcext:value-type="float">
            <text:p>2,6332312822342</text:p>
          </table:table-cell>
          <table:table-cell office:value-type="float" office:value="5.5659002065659" calcext:value-type="float">
            <text:p>5,5659002065659</text:p>
          </table:table-cell>
          <table:table-cell office:value-type="float" office:value="-50.157687846263" calcext:value-type="float">
            <text:p>-50,15768784626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14</text:p>
          </table:table-cell>
          <table:table-cell office:value-type="float" office:value="5.8211976289749" calcext:value-type="float">
            <text:p>5,8211976289749</text:p>
          </table:table-cell>
          <table:table-cell office:value-type="float" office:value="5.7179963588715" calcext:value-type="float">
            <text:p>5,7179963588715</text:p>
          </table:table-cell>
          <table:table-cell office:value-type="float" office:value="45.069564679626" calcext:value-type="float">
            <text:p>45,06956467962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25</text:p>
          </table:table-cell>
          <table:table-cell office:value-type="float" office:value="5.345311164856" calcext:value-type="float">
            <text:p>5,345311164856</text:p>
          </table:table-cell>
          <table:table-cell office:value-type="float" office:value="4.2417502403259" calcext:value-type="float">
            <text:p>4,2417502403259</text:p>
          </table:table-cell>
          <table:table-cell office:value-type="float" office:value="112.54203926985" calcext:value-type="float">
            <text:p>112,5420392698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36</text:p>
          </table:table-cell>
          <table:table-cell office:value-type="float" office:value="8.6435240507126" calcext:value-type="float">
            <text:p>8,6435240507126</text:p>
          </table:table-cell>
          <table:table-cell office:value-type="float" office:value="5.5792307853699" calcext:value-type="float">
            <text:p>5,5792307853699</text:p>
          </table:table-cell>
          <table:table-cell office:value-type="float" office:value="-125.52764157581" calcext:value-type="float">
            <text:p>-125,5276415758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47</text:p>
          </table:table-cell>
          <table:table-cell office:value-type="float" office:value="-0.30422022566199" calcext:value-type="float">
            <text:p>-0,30422022566199</text:p>
          </table:table-cell>
          <table:table-cell office:value-type="float" office:value="4.8226842284203" calcext:value-type="float">
            <text:p>4,8226842284203</text:p>
          </table:table-cell>
          <table:table-cell office:value-type="float" office:value="42.687236883078" calcext:value-type="float">
            <text:p>42,68723688307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58</text:p>
          </table:table-cell>
          <table:table-cell office:value-type="float" office:value="-0.47019280493259" calcext:value-type="float">
            <text:p>-0,47019280493259</text:p>
          </table:table-cell>
          <table:table-cell office:value-type="float" office:value="7.4405133724213" calcext:value-type="float">
            <text:p>7,4405133724213</text:p>
          </table:table-cell>
          <table:table-cell office:value-type="float" office:value="-37.088585127691" calcext:value-type="float">
            <text:p>-37,08858512769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69</text:p>
          </table:table-cell>
          <table:table-cell office:value-type="float" office:value="2.7372923493385" calcext:value-type="float">
            <text:p>2,7372923493385</text:p>
          </table:table-cell>
          <table:table-cell office:value-type="float" office:value="4.7067221999168" calcext:value-type="float">
            <text:p>4,7067221999168</text:p>
          </table:table-cell>
          <table:table-cell office:value-type="float" office:value="-63.635931652822" calcext:value-type="float">
            <text:p>-63,63593165282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80</text:p>
          </table:table-cell>
          <table:table-cell office:value-type="float" office:value="3.7141141295433" calcext:value-type="float">
            <text:p>3,7141141295433</text:p>
          </table:table-cell>
          <table:table-cell office:value-type="float" office:value="5.7574045658112" calcext:value-type="float">
            <text:p>5,7574045658112</text:p>
          </table:table-cell>
          <table:table-cell office:value-type="float" office:value="98.791744298996" calcext:value-type="float">
            <text:p>98,79174429899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91</text:p>
          </table:table-cell>
          <table:table-cell office:value-type="float" office:value="4.7757005691528" calcext:value-type="float">
            <text:p>4,7757005691528</text:p>
          </table:table-cell>
          <table:table-cell office:value-type="float" office:value="4.7664588689804" calcext:value-type="float">
            <text:p>4,7664588689804</text:p>
          </table:table-cell>
          <table:table-cell office:value-type="float" office:value="29.51291981776" calcext:value-type="float">
            <text:p>29,5129198177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02</text:p>
          </table:table-cell>
          <table:table-cell office:value-type="float" office:value="7.2798472642899" calcext:value-type="float">
            <text:p>7,2798472642899</text:p>
          </table:table-cell>
          <table:table-cell office:value-type="float" office:value="5.8339953422546" calcext:value-type="float">
            <text:p>5,8339953422546</text:p>
          </table:table-cell>
          <table:table-cell office:value-type="float" office:value="-166.66484182807" calcext:value-type="float">
            <text:p>-166,6648418280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13</text:p>
          </table:table-cell>
          <table:table-cell office:value-type="float" office:value="8.8662326335907" calcext:value-type="float">
            <text:p>8,8662326335907</text:p>
          </table:table-cell>
          <table:table-cell office:value-type="float" office:value="6.9473505020142" calcext:value-type="float">
            <text:p>6,9473505020142</text:p>
          </table:table-cell>
          <table:table-cell office:value-type="float" office:value="-138.04431174211" calcext:value-type="float">
            <text:p>-138,0443117421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24</text:p>
          </table:table-cell>
          <table:table-cell office:value-type="float" office:value="0.31845048069954" calcext:value-type="float">
            <text:p>0,31845048069954</text:p>
          </table:table-cell>
          <table:table-cell office:value-type="float" office:value="9.405552148819" calcext:value-type="float">
            <text:p>9,405552148819</text:p>
          </table:table-cell>
          <table:table-cell office:value-type="float" office:value="32.442818022078" calcext:value-type="float">
            <text:p>32,44281802207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35</text:p>
          </table:table-cell>
          <table:table-cell office:value-type="float" office:value="-1.4092533290386" calcext:value-type="float">
            <text:p>-1,4092533290386</text:p>
          </table:table-cell>
          <table:table-cell office:value-type="float" office:value="8.3383303880692" calcext:value-type="float">
            <text:p>8,3383303880692</text:p>
          </table:table-cell>
          <table:table-cell office:value-type="float" office:value="-10.070815872235" calcext:value-type="float">
            <text:p>-10,07081587223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46</text:p>
          </table:table-cell>
          <table:table-cell office:value-type="float" office:value="2.6870328187943" calcext:value-type="float">
            <text:p>2,6870328187943</text:p>
          </table:table-cell>
          <table:table-cell office:value-type="float" office:value="6.7626732587814" calcext:value-type="float">
            <text:p>6,7626732587814</text:p>
          </table:table-cell>
          <table:table-cell office:value-type="float" office:value="-69.177744494882" calcext:value-type="float">
            <text:p>-69,17774449488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57</text:p>
          </table:table-cell>
          <table:table-cell office:value-type="float" office:value="-0.0095658685313538" calcext:value-type="float">
            <text:p>-0,0095658685313538</text:p>
          </table:table-cell>
          <table:table-cell office:value-type="float" office:value="7.9308605194092" calcext:value-type="float">
            <text:p>7,9308605194092</text:p>
          </table:table-cell>
          <table:table-cell office:value-type="float" office:value="34.367977813551" calcext:value-type="float">
            <text:p>34,36797781355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68</text:p>
          </table:table-cell>
          <table:table-cell office:value-type="float" office:value="3.8803139328957" calcext:value-type="float">
            <text:p>3,8803139328957</text:p>
          </table:table-cell>
          <table:table-cell office:value-type="float" office:value="10.900800228119" calcext:value-type="float">
            <text:p>10,900800228119</text:p>
          </table:table-cell>
          <table:table-cell office:value-type="float" office:value="-53.390928514444" calcext:value-type="float">
            <text:p>-53,39092851444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79</text:p>
          </table:table-cell>
          <table:table-cell office:value-type="float" office:value="6.8723964691162" calcext:value-type="float">
            <text:p>6,8723964691162</text:p>
          </table:table-cell>
          <table:table-cell office:value-type="float" office:value="10.670191049576" calcext:value-type="float">
            <text:p>10,670191049576</text:p>
          </table:table-cell>
          <table:table-cell office:value-type="float" office:value="-53.222342281585" calcext:value-type="float">
            <text:p>-53,22234228158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90</text:p>
          </table:table-cell>
          <table:table-cell office:value-type="float" office:value="7.2220981121063" calcext:value-type="float">
            <text:p>7,2220981121063</text:p>
          </table:table-cell>
          <table:table-cell office:value-type="float" office:value="7.0486265420914" calcext:value-type="float">
            <text:p>7,0486265420914</text:p>
          </table:table-cell>
          <table:table-cell office:value-type="float" office:value="9.7032157099171" calcext:value-type="float">
            <text:p>9,703215709917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501</text:p>
          </table:table-cell>
          <table:table-cell office:value-type="float" office:value="-1.5850067138672" calcext:value-type="float">
            <text:p>-1,5850067138672</text:p>
          </table:table-cell>
          <table:table-cell office:value-type="float" office:value="10.73858499527" calcext:value-type="float">
            <text:p>10,73858499527</text:p>
          </table:table-cell>
          <table:table-cell office:value-type="float" office:value="-26.835895837492" calcext:value-type="float">
            <text:p>-26,83589583749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512</text:p>
          </table:table-cell>
          <table:table-cell office:value-type="float" office:value="0.67387372255325" calcext:value-type="float">
            <text:p>0,67387372255325</text:p>
          </table:table-cell>
          <table:table-cell office:value-type="float" office:value="10.298274755478" calcext:value-type="float">
            <text:p>10,298274755478</text:p>
          </table:table-cell>
          <table:table-cell office:value-type="float" office:value="61.431996381966" calcext:value-type="float">
            <text:p>61,43199638196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523</text:p>
          </table:table-cell>
          <table:table-cell office:value-type="float" office:value="2.426640689373" calcext:value-type="float">
            <text:p>2,426640689373</text:p>
          </table:table-cell>
          <table:table-cell office:value-type="float" office:value="7.5721710920334" calcext:value-type="float">
            <text:p>7,5721710920334</text:p>
          </table:table-cell>
          <table:table-cell office:value-type="float" office:value="-139.09761009702" calcext:value-type="float">
            <text:p>-139,0976100970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534</text:p>
          </table:table-cell>
          <table:table-cell office:value-type="float" office:value="2.2883066534996" calcext:value-type="float">
            <text:p>2,2883066534996</text:p>
          </table:table-cell>
          <table:table-cell office:value-type="float" office:value="9.6609354019165" calcext:value-type="float">
            <text:p>9,6609354019165</text:p>
          </table:table-cell>
          <table:table-cell office:value-type="float" office:value="-113.71420219446" calcext:value-type="float">
            <text:p>-113,7142021944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545</text:p>
          </table:table-cell>
          <table:table-cell office:value-type="float" office:value="3.2088142633438" calcext:value-type="float">
            <text:p>3,2088142633438</text:p>
          </table:table-cell>
          <table:table-cell office:value-type="float" office:value="7.4893063306808" calcext:value-type="float">
            <text:p>7,4893063306808</text:p>
          </table:table-cell>
          <table:table-cell office:value-type="float" office:value="70.695129929075" calcext:value-type="float">
            <text:p>70,69512992907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556</text:p>
          </table:table-cell>
          <table:table-cell office:value-type="float" office:value="7.3089128732681" calcext:value-type="float">
            <text:p>7,3089128732681</text:p>
          </table:table-cell>
          <table:table-cell office:value-type="float" office:value="9.7512137889862" calcext:value-type="float">
            <text:p>9,7512137889862</text:p>
          </table:table-cell>
          <table:table-cell office:value-type="float" office:value="60.006673928279" calcext:value-type="float">
            <text:p>60,00667392827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567</text:p>
          </table:table-cell>
          <table:table-cell office:value-type="float" office:value="8.0289679765701" calcext:value-type="float">
            <text:p>8,0289679765701</text:p>
          </table:table-cell>
          <table:table-cell office:value-type="float" office:value="8.874329328537" calcext:value-type="float">
            <text:p>8,874329328537</text:p>
          </table:table-cell>
          <table:table-cell office:value-type="float" office:value="-89.281464837919" calcext:value-type="float">
            <text:p>-89,28146483791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578</text:p>
          </table:table-cell>
          <table:table-cell office:value-type="float" office:value="-1.5946562588215" calcext:value-type="float">
            <text:p>-1,5946562588215</text:p>
          </table:table-cell>
          <table:table-cell office:value-type="float" office:value="11.034796237946" calcext:value-type="float">
            <text:p>11,034796237946</text:p>
          </table:table-cell>
          <table:table-cell office:value-type="float" office:value="-86.975755964874" calcext:value-type="float">
            <text:p>-86,97575596487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589</text:p>
          </table:table-cell>
          <table:table-cell office:value-type="float" office:value="0.67026183009148" calcext:value-type="float">
            <text:p>0,67026183009148</text:p>
          </table:table-cell>
          <table:table-cell office:value-type="float" office:value="9.5451545715332" calcext:value-type="float">
            <text:p>9,5451545715332</text:p>
          </table:table-cell>
          <table:table-cell office:value-type="float" office:value="21.335942540199" calcext:value-type="float">
            <text:p>21,33594254019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15</text:p>
          </table:table-cell>
          <table:table-cell office:value-type="float" office:value="0.46825166791677" calcext:value-type="float">
            <text:p>0,46825166791677</text:p>
          </table:table-cell>
          <table:table-cell office:value-type="float" office:value="2.3434527218342" calcext:value-type="float">
            <text:p>2,3434527218342</text:p>
          </table:table-cell>
          <table:table-cell office:value-type="float" office:value="103.57835642092" calcext:value-type="float">
            <text:p>103,5783564209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50</text:p>
          </table:table-cell>
          <table:table-cell office:value-type="float" office:value="2.5866138935089" calcext:value-type="float">
            <text:p>2,5866138935089</text:p>
          </table:table-cell>
          <table:table-cell office:value-type="float" office:value="0.37312846630812" calcext:value-type="float">
            <text:p>0,37312846630812</text:p>
          </table:table-cell>
          <table:table-cell office:value-type="float" office:value="174.26971417324" calcext:value-type="float">
            <text:p>174,2697141732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61</text:p>
          </table:table-cell>
          <table:table-cell office:value-type="float" office:value="1.669690310955" calcext:value-type="float">
            <text:p>1,669690310955</text:p>
          </table:table-cell>
          <table:table-cell office:value-type="float" office:value="0.14061013236642" calcext:value-type="float">
            <text:p>0,14061013236642</text:p>
          </table:table-cell>
          <table:table-cell office:value-type="float" office:value="-33.19203587854" calcext:value-type="float">
            <text:p>-33,1920358785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72</text:p>
          </table:table-cell>
          <table:table-cell office:value-type="float" office:value="4.0178260207176" calcext:value-type="float">
            <text:p>4,0178260207176</text:p>
          </table:table-cell>
          <table:table-cell office:value-type="float" office:value="0.05552981980145" calcext:value-type="float">
            <text:p>0,05552981980145</text:p>
          </table:table-cell>
          <table:table-cell office:value-type="float" office:value="-35.114110275439" calcext:value-type="float">
            <text:p>-35,11411027543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83</text:p>
          </table:table-cell>
          <table:table-cell office:value-type="float" office:value="3.3758550882339" calcext:value-type="float">
            <text:p>3,3758550882339</text:p>
          </table:table-cell>
          <table:table-cell office:value-type="float" office:value="0.31835317611694" calcext:value-type="float">
            <text:p>0,31835317611694</text:p>
          </table:table-cell>
          <table:table-cell office:value-type="float" office:value="-136.30081437955" calcext:value-type="float">
            <text:p>-136,3008143795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94</text:p>
          </table:table-cell>
          <table:table-cell office:value-type="float" office:value="7.3641705513" calcext:value-type="float">
            <text:p>7,3641705513</text:p>
          </table:table-cell>
          <table:table-cell office:value-type="float" office:value="-0.31416401267052" calcext:value-type="float">
            <text:p>-0,31416401267052</text:p>
          </table:table-cell>
          <table:table-cell office:value-type="float" office:value="-156.05146717873" calcext:value-type="float">
            <text:p>-156,0514671787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105</text:p>
          </table:table-cell>
          <table:table-cell office:value-type="float" office:value="7.9395806789398" calcext:value-type="float">
            <text:p>7,9395806789398</text:p>
          </table:table-cell>
          <table:table-cell office:value-type="float" office:value="-0.16745053231716" calcext:value-type="float">
            <text:p>-0,16745053231716</text:p>
          </table:table-cell>
          <table:table-cell office:value-type="float" office:value="41.471413746002" calcext:value-type="float">
            <text:p>41,47141374600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116</text:p>
          </table:table-cell>
          <table:table-cell office:value-type="float" office:value="-1.0314899682999" calcext:value-type="float">
            <text:p>-1,0314899682999</text:p>
          </table:table-cell>
          <table:table-cell office:value-type="float" office:value="0.23181434720755" calcext:value-type="float">
            <text:p>0,23181434720755</text:p>
          </table:table-cell>
          <table:table-cell office:value-type="float" office:value="177.20206224235" calcext:value-type="float">
            <text:p>177,2020622423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127</text:p>
          </table:table-cell>
          <table:table-cell office:value-type="float" office:value="2.0726501941681" calcext:value-type="float">
            <text:p>2,0726501941681</text:p>
          </table:table-cell>
          <table:table-cell office:value-type="float" office:value="1.862774938345" calcext:value-type="float">
            <text:p>1,862774938345</text:p>
          </table:table-cell>
          <table:table-cell office:value-type="float" office:value="132.67478213948" calcext:value-type="float">
            <text:p>132,6747821394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138</text:p>
          </table:table-cell>
          <table:table-cell office:value-type="float" office:value="2.7339628338814" calcext:value-type="float">
            <text:p>2,7339628338814</text:p>
          </table:table-cell>
          <table:table-cell office:value-type="float" office:value="1.5602716803551" calcext:value-type="float">
            <text:p>1,5602716803551</text:p>
          </table:table-cell>
          <table:table-cell office:value-type="float" office:value="-166.48528074763" calcext:value-type="float">
            <text:p>-166,4852807476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149</text:p>
          </table:table-cell>
          <table:table-cell office:value-type="float" office:value="3.6612465977669" calcext:value-type="float">
            <text:p>3,6612465977669</text:p>
          </table:table-cell>
          <table:table-cell office:value-type="float" office:value="1.325508505106" calcext:value-type="float">
            <text:p>1,325508505106</text:p>
          </table:table-cell>
          <table:table-cell office:value-type="float" office:value="-95.988668453921" calcext:value-type="float">
            <text:p>-95,98866845392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160</text:p>
          </table:table-cell>
          <table:table-cell office:value-type="float" office:value="5.4071581363678" calcext:value-type="float">
            <text:p>5,4071581363678</text:p>
          </table:table-cell>
          <table:table-cell office:value-type="float" office:value="3.0149528384209" calcext:value-type="float">
            <text:p>3,0149528384209</text:p>
          </table:table-cell>
          <table:table-cell office:value-type="float" office:value="39.909729152728" calcext:value-type="float">
            <text:p>39,90972915272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171</text:p>
          </table:table-cell>
          <table:table-cell office:value-type="float" office:value="7.5075548887253" calcext:value-type="float">
            <text:p>7,5075548887253</text:p>
          </table:table-cell>
          <table:table-cell office:value-type="float" office:value="2.7767726778984" calcext:value-type="float">
            <text:p>2,7767726778984</text:p>
          </table:table-cell>
          <table:table-cell office:value-type="float" office:value="-121.23342835979" calcext:value-type="float">
            <text:p>-121,2334283597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182</text:p>
          </table:table-cell>
          <table:table-cell office:value-type="float" office:value="9.169774055481" calcext:value-type="float">
            <text:p>9,169774055481</text:p>
          </table:table-cell>
          <table:table-cell office:value-type="float" office:value="1.43724411726" calcext:value-type="float">
            <text:p>1,43724411726</text:p>
          </table:table-cell>
          <table:table-cell office:value-type="float" office:value="-171.73035585197" calcext:value-type="float">
            <text:p>-171,730355851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193</text:p>
          </table:table-cell>
          <table:table-cell office:value-type="float" office:value="-1.5850089490414" calcext:value-type="float">
            <text:p>-1,5850089490414</text:p>
          </table:table-cell>
          <table:table-cell office:value-type="float" office:value="1.896066069603" calcext:value-type="float">
            <text:p>1,896066069603</text:p>
          </table:table-cell>
          <table:table-cell office:value-type="float" office:value="34.325421236123" calcext:value-type="float">
            <text:p>34,32542123612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204</text:p>
          </table:table-cell>
          <table:table-cell office:value-type="float" office:value="0.20992178469896" calcext:value-type="float">
            <text:p>0,20992178469896</text:p>
          </table:table-cell>
          <table:table-cell office:value-type="float" office:value="3.1757417321205" calcext:value-type="float">
            <text:p>3,1757417321205</text:p>
          </table:table-cell>
          <table:table-cell office:value-type="float" office:value="20.330016780051" calcext:value-type="float">
            <text:p>20,33001678005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215</text:p>
          </table:table-cell>
          <table:table-cell office:value-type="float" office:value="1.6003985702991" calcext:value-type="float">
            <text:p>1,6003985702991</text:p>
          </table:table-cell>
          <table:table-cell office:value-type="float" office:value="4.032187461853" calcext:value-type="float">
            <text:p>4,032187461853</text:p>
          </table:table-cell>
          <table:table-cell office:value-type="float" office:value="-131.85261161464" calcext:value-type="float">
            <text:p>-131,8526116146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226</text:p>
          </table:table-cell>
          <table:table-cell office:value-type="float" office:value="1.6194194555283" calcext:value-type="float">
            <text:p>1,6194194555283</text:p>
          </table:table-cell>
          <table:table-cell office:value-type="float" office:value="0.74246421456337" calcext:value-type="float">
            <text:p>0,74246421456337</text:p>
          </table:table-cell>
          <table:table-cell office:value-type="float" office:value="66.635885056417" calcext:value-type="float">
            <text:p>66,63588505641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237</text:p>
          </table:table-cell>
          <table:table-cell office:value-type="float" office:value="6.1484843492508" calcext:value-type="float">
            <text:p>6,1484843492508</text:p>
          </table:table-cell>
          <table:table-cell office:value-type="float" office:value="-0.42196694761515" calcext:value-type="float">
            <text:p>-0,42196694761515</text:p>
          </table:table-cell>
          <table:table-cell office:value-type="float" office:value="123.21781200968" calcext:value-type="float">
            <text:p>123,2178120096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248</text:p>
          </table:table-cell>
          <table:table-cell office:value-type="float" office:value="7.0817559957504" calcext:value-type="float">
            <text:p>7,0817559957504</text:p>
          </table:table-cell>
          <table:table-cell office:value-type="float" office:value="3.889157474041" calcext:value-type="float">
            <text:p>3,889157474041</text:p>
          </table:table-cell>
          <table:table-cell office:value-type="float" office:value="113.54791890284" calcext:value-type="float">
            <text:p>113,5479189028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259</text:p>
          </table:table-cell>
          <table:table-cell office:value-type="float" office:value="8.8703680038452" calcext:value-type="float">
            <text:p>8,8703680038452</text:p>
          </table:table-cell>
          <table:table-cell office:value-type="float" office:value="3.6701101064682" calcext:value-type="float">
            <text:p>3,6701101064682</text:p>
          </table:table-cell>
          <table:table-cell office:value-type="float" office:value="6.3657054475918" calcext:value-type="float">
            <text:p>6,365705447591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270</text:p>
          </table:table-cell>
          <table:table-cell office:value-type="float" office:value="-0.53041182458401" calcext:value-type="float">
            <text:p>-0,53041182458401</text:p>
          </table:table-cell>
          <table:table-cell office:value-type="float" office:value="3.456719815731" calcext:value-type="float">
            <text:p>3,456719815731</text:p>
          </table:table-cell>
          <table:table-cell office:value-type="float" office:value="-24.853329939447" calcext:value-type="float">
            <text:p>-24,85332993944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281</text:p>
          </table:table-cell>
          <table:table-cell office:value-type="float" office:value="-0.26707202196121" calcext:value-type="float">
            <text:p>-0,26707202196121</text:p>
          </table:table-cell>
          <table:table-cell office:value-type="float" office:value="6.2601989507675" calcext:value-type="float">
            <text:p>6,2601989507675</text:p>
          </table:table-cell>
          <table:table-cell office:value-type="float" office:value="-52.813768386841" calcext:value-type="float">
            <text:p>-52,81376838684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292</text:p>
          </table:table-cell>
          <table:table-cell office:value-type="float" office:value="3.2227429747581" calcext:value-type="float">
            <text:p>3,2227429747581</text:p>
          </table:table-cell>
          <table:table-cell office:value-type="float" office:value="4.1166621446609" calcext:value-type="float">
            <text:p>4,1166621446609</text:p>
          </table:table-cell>
          <table:table-cell office:value-type="float" office:value="-61.851555374777" calcext:value-type="float">
            <text:p>-61,85155537477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03</text:p>
          </table:table-cell>
          <table:table-cell office:value-type="float" office:value="2.6988339424133" calcext:value-type="float">
            <text:p>2,6988339424133</text:p>
          </table:table-cell>
          <table:table-cell office:value-type="float" office:value="5.8118450641632" calcext:value-type="float">
            <text:p>5,8118450641632</text:p>
          </table:table-cell>
          <table:table-cell office:value-type="float" office:value="-114.63902102914" calcext:value-type="float">
            <text:p>-114,639021029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14</text:p>
          </table:table-cell>
          <table:table-cell office:value-type="float" office:value="5.5367457866669" calcext:value-type="float">
            <text:p>5,5367457866669</text:p>
          </table:table-cell>
          <table:table-cell office:value-type="float" office:value="5.6185579299927" calcext:value-type="float">
            <text:p>5,6185579299927</text:p>
          </table:table-cell>
          <table:table-cell office:value-type="float" office:value="15.218355093792" calcext:value-type="float">
            <text:p>15,21835509379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25</text:p>
          </table:table-cell>
          <table:table-cell office:value-type="float" office:value="5.2604228258133" calcext:value-type="float">
            <text:p>5,2604228258133</text:p>
          </table:table-cell>
          <table:table-cell office:value-type="float" office:value="4.4458746910095" calcext:value-type="float">
            <text:p>4,4458746910095</text:p>
          </table:table-cell>
          <table:table-cell office:value-type="float" office:value="-147.37254950651" calcext:value-type="float">
            <text:p>-147,3725495065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36</text:p>
          </table:table-cell>
          <table:table-cell office:value-type="float" office:value="8.9254057407379" calcext:value-type="float">
            <text:p>8,9254057407379</text:p>
          </table:table-cell>
          <table:table-cell office:value-type="float" office:value="5.7373261451721" calcext:value-type="float">
            <text:p>5,7373261451721</text:p>
          </table:table-cell>
          <table:table-cell office:value-type="float" office:value="-157.23393525288" calcext:value-type="float">
            <text:p>-157,2339352528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47</text:p>
          </table:table-cell>
          <table:table-cell office:value-type="float" office:value="-0.54323725402355" calcext:value-type="float">
            <text:p>-0,54323725402355</text:p>
          </table:table-cell>
          <table:table-cell office:value-type="float" office:value="4.6850538253784" calcext:value-type="float">
            <text:p>4,6850538253784</text:p>
          </table:table-cell>
          <table:table-cell office:value-type="float" office:value="27.287217651962" calcext:value-type="float">
            <text:p>27,28721765196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58</text:p>
          </table:table-cell>
          <table:table-cell office:value-type="float" office:value="-0.65020695328712" calcext:value-type="float">
            <text:p>-0,65020695328712</text:p>
          </table:table-cell>
          <table:table-cell office:value-type="float" office:value="7.5534695386887" calcext:value-type="float">
            <text:p>7,5534695386887</text:p>
          </table:table-cell>
          <table:table-cell office:value-type="float" office:value="-31.612013175989" calcext:value-type="float">
            <text:p>-31,61201317598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69</text:p>
          </table:table-cell>
          <table:table-cell office:value-type="float" office:value="2.9115596413612" calcext:value-type="float">
            <text:p>2,9115596413612</text:p>
          </table:table-cell>
          <table:table-cell office:value-type="float" office:value="4.3541043996811" calcext:value-type="float">
            <text:p>4,3541043996811</text:p>
          </table:table-cell>
          <table:table-cell office:value-type="float" office:value="-63.61458331916" calcext:value-type="float">
            <text:p>-63,6145833191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80</text:p>
          </table:table-cell>
          <table:table-cell office:value-type="float" office:value="3.6952424049377" calcext:value-type="float">
            <text:p>3,6952424049377</text:p>
          </table:table-cell>
          <table:table-cell office:value-type="float" office:value="5.3827631473541" calcext:value-type="float">
            <text:p>5,3827631473541</text:p>
          </table:table-cell>
          <table:table-cell office:value-type="float" office:value="88.066618913298" calcext:value-type="float">
            <text:p>88,06661891329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91</text:p>
          </table:table-cell>
          <table:table-cell office:value-type="float" office:value="4.4451799988747" calcext:value-type="float">
            <text:p>4,4451799988747</text:p>
          </table:table-cell>
          <table:table-cell office:value-type="float" office:value="4.5592331886292" calcext:value-type="float">
            <text:p>4,5592331886292</text:p>
          </table:table-cell>
          <table:table-cell office:value-type="float" office:value="33.201339897836" calcext:value-type="float">
            <text:p>33,20133989783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02</text:p>
          </table:table-cell>
          <table:table-cell office:value-type="float" office:value="7.5639343261719" calcext:value-type="float">
            <text:p>7,5639343261719</text:p>
          </table:table-cell>
          <table:table-cell office:value-type="float" office:value="5.7673102617264" calcext:value-type="float">
            <text:p>5,7673102617264</text:p>
          </table:table-cell>
          <table:table-cell office:value-type="float" office:value="160.90262315835" calcext:value-type="float">
            <text:p>160,9026231583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13</text:p>
          </table:table-cell>
          <table:table-cell office:value-type="float" office:value="9.1700381040573" calcext:value-type="float">
            <text:p>9,1700381040573</text:p>
          </table:table-cell>
          <table:table-cell office:value-type="float" office:value="7.1168196201324" calcext:value-type="float">
            <text:p>7,1168196201324</text:p>
          </table:table-cell>
          <table:table-cell office:value-type="float" office:value="-153.02716546757" calcext:value-type="float">
            <text:p>-153,0271654675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24</text:p>
          </table:table-cell>
          <table:table-cell office:value-type="float" office:value="0.649009719491" calcext:value-type="float">
            <text:p>0,649009719491</text:p>
          </table:table-cell>
          <table:table-cell office:value-type="float" office:value="9.6162128448486" calcext:value-type="float">
            <text:p>9,6162128448486</text:p>
          </table:table-cell>
          <table:table-cell office:value-type="float" office:value="32.408297821215" calcext:value-type="float">
            <text:p>32,4082978212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35</text:p>
          </table:table-cell>
          <table:table-cell office:value-type="float" office:value="-1.5850061178207" calcext:value-type="float">
            <text:p>-1,5850061178207</text:p>
          </table:table-cell>
          <table:table-cell office:value-type="float" office:value="8.4196203947067" calcext:value-type="float">
            <text:p>8,4196203947067</text:p>
          </table:table-cell>
          <table:table-cell office:value-type="float" office:value="-25.12769429547" calcext:value-type="float">
            <text:p>-25,1276942954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46</text:p>
          </table:table-cell>
          <table:table-cell office:value-type="float" office:value="2.5506231188774" calcext:value-type="float">
            <text:p>2,5506231188774</text:p>
          </table:table-cell>
          <table:table-cell office:value-type="float" office:value="6.5664964914322" calcext:value-type="float">
            <text:p>6,5664964914322</text:p>
          </table:table-cell>
          <table:table-cell office:value-type="float" office:value="26.961375383814" calcext:value-type="float">
            <text:p>26,96137538381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57</text:p>
          </table:table-cell>
          <table:table-cell office:value-type="float" office:value="-0.10394115932286" calcext:value-type="float">
            <text:p>-0,10394115932286</text:p>
          </table:table-cell>
          <table:table-cell office:value-type="float" office:value="7.6490044593811" calcext:value-type="float">
            <text:p>7,6490044593811</text:p>
          </table:table-cell>
          <table:table-cell office:value-type="float" office:value="80.20534788727" calcext:value-type="float">
            <text:p>80,2053478872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68</text:p>
          </table:table-cell>
          <table:table-cell office:value-type="float" office:value="3.593797981739" calcext:value-type="float">
            <text:p>3,593797981739</text:p>
          </table:table-cell>
          <table:table-cell office:value-type="float" office:value="11.073110103607" calcext:value-type="float">
            <text:p>11,073110103607</text:p>
          </table:table-cell>
          <table:table-cell office:value-type="float" office:value="-24.858914742804" calcext:value-type="float">
            <text:p>-24,85891474280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79</text:p>
          </table:table-cell>
          <table:table-cell office:value-type="float" office:value="6.7207950353622" calcext:value-type="float">
            <text:p>6,7207950353622</text:p>
          </table:table-cell>
          <table:table-cell office:value-type="float" office:value="10.824592113495" calcext:value-type="float">
            <text:p>10,824592113495</text:p>
          </table:table-cell>
          <table:table-cell office:value-type="float" office:value="-45.051527251104" calcext:value-type="float">
            <text:p>-45,05152725110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90</text:p>
          </table:table-cell>
          <table:table-cell office:value-type="float" office:value="7.0272290706635" calcext:value-type="float">
            <text:p>7,0272290706635</text:p>
          </table:table-cell>
          <table:table-cell office:value-type="float" office:value="7.1842235326767" calcext:value-type="float">
            <text:p>7,1842235326767</text:p>
          </table:table-cell>
          <table:table-cell office:value-type="float" office:value="-40.755424529884" calcext:value-type="float">
            <text:p>-40,75542452988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501</text:p>
          </table:table-cell>
          <table:table-cell office:value-type="float" office:value="-1.5850019454956" calcext:value-type="float">
            <text:p>-1,5850019454956</text:p>
          </table:table-cell>
          <table:table-cell office:value-type="float" office:value="10.739796161652" calcext:value-type="float">
            <text:p>10,739796161652</text:p>
          </table:table-cell>
          <table:table-cell office:value-type="float" office:value="-26.129892297611" calcext:value-type="float">
            <text:p>-26,12989229761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512</text:p>
          </table:table-cell>
          <table:table-cell office:value-type="float" office:value="0.57124368846416" calcext:value-type="float">
            <text:p>0,57124368846416</text:p>
          </table:table-cell>
          <table:table-cell office:value-type="float" office:value="10.111581087112" calcext:value-type="float">
            <text:p>10,111581087112</text:p>
          </table:table-cell>
          <table:table-cell office:value-type="float" office:value="55.00090995412" calcext:value-type="float">
            <text:p>55,0009099541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523</text:p>
          </table:table-cell>
          <table:table-cell office:value-type="float" office:value="2.2336809337139" calcext:value-type="float">
            <text:p>2,2336809337139</text:p>
          </table:table-cell>
          <table:table-cell office:value-type="float" office:value="7.6053845882416" calcext:value-type="float">
            <text:p>7,6053845882416</text:p>
          </table:table-cell>
          <table:table-cell office:value-type="float" office:value="-45.732220646682" calcext:value-type="float">
            <text:p>-45,73222064668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534</text:p>
          </table:table-cell>
          <table:table-cell office:value-type="float" office:value="2.1939472854137" calcext:value-type="float">
            <text:p>2,1939472854137</text:p>
          </table:table-cell>
          <table:table-cell office:value-type="float" office:value="9.9219447374344" calcext:value-type="float">
            <text:p>9,9219447374344</text:p>
          </table:table-cell>
          <table:table-cell office:value-type="float" office:value="-61.085017623415" calcext:value-type="float">
            <text:p>-61,08501762341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545</text:p>
          </table:table-cell>
          <table:table-cell office:value-type="float" office:value="2.985355257988" calcext:value-type="float">
            <text:p>2,985355257988</text:p>
          </table:table-cell>
          <table:table-cell office:value-type="float" office:value="7.2433722019196" calcext:value-type="float">
            <text:p>7,2433722019196</text:p>
          </table:table-cell>
          <table:table-cell office:value-type="float" office:value="41.192303417595" calcext:value-type="float">
            <text:p>41,19230341759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556</text:p>
          </table:table-cell>
          <table:table-cell office:value-type="float" office:value="7.1523404121399" calcext:value-type="float">
            <text:p>7,1523404121399</text:p>
          </table:table-cell>
          <table:table-cell office:value-type="float" office:value="9.5211619138718" calcext:value-type="float">
            <text:p>9,5211619138718</text:p>
          </table:table-cell>
          <table:table-cell office:value-type="float" office:value="55.05562018437" calcext:value-type="float">
            <text:p>55,0556201843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567</text:p>
          </table:table-cell>
          <table:table-cell office:value-type="float" office:value="8.0658739805222" calcext:value-type="float">
            <text:p>8,0658739805222</text:p>
          </table:table-cell>
          <table:table-cell office:value-type="float" office:value="9.1417074203491" calcext:value-type="float">
            <text:p>9,1417074203491</text:p>
          </table:table-cell>
          <table:table-cell office:value-type="float" office:value="-105.93774364253" calcext:value-type="float">
            <text:p>-105,9377436425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578</text:p>
          </table:table-cell>
          <table:table-cell office:value-type="float" office:value="-1.591525375843" calcext:value-type="float">
            <text:p>-1,591525375843</text:p>
          </table:table-cell>
          <table:table-cell office:value-type="float" office:value="11.036285161972" calcext:value-type="float">
            <text:p>11,036285161972</text:p>
          </table:table-cell>
          <table:table-cell office:value-type="float" office:value="-86.522548062027" calcext:value-type="float">
            <text:p>-86,52254806202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589</text:p>
          </table:table-cell>
          <table:table-cell office:value-type="float" office:value="1.035962253809" calcext:value-type="float">
            <text:p>1,035962253809</text:p>
          </table:table-cell>
          <table:table-cell office:value-type="float" office:value="9.6884697675705" calcext:value-type="float">
            <text:p>9,6884697675705</text:p>
          </table:table-cell>
          <table:table-cell office:value-type="float" office:value="21.356281201551" calcext:value-type="float">
            <text:p>21,35628120155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15</text:p>
          </table:table-cell>
          <table:table-cell office:value-type="float" office:value="0.57371128350496" calcext:value-type="float">
            <text:p>0,57371128350496</text:p>
          </table:table-cell>
          <table:table-cell office:value-type="float" office:value="1.9824628531933" calcext:value-type="float">
            <text:p>1,9824628531933</text:p>
          </table:table-cell>
          <table:table-cell office:value-type="float" office:value="112.13432299863" calcext:value-type="float">
            <text:p>112,1343229986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50</text:p>
          </table:table-cell>
          <table:table-cell office:value-type="float" office:value="2.7348145842552" calcext:value-type="float">
            <text:p>2,7348145842552</text:p>
          </table:table-cell>
          <table:table-cell office:value-type="float" office:value="0.22488784044981" calcext:value-type="float">
            <text:p>0,22488784044981</text:p>
          </table:table-cell>
          <table:table-cell office:value-type="float" office:value="132.44467935744" calcext:value-type="float">
            <text:p>132,4446793574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61</text:p>
          </table:table-cell>
          <table:table-cell office:value-type="float" office:value="1.9086328148842" calcext:value-type="float">
            <text:p>1,9086328148842</text:p>
          </table:table-cell>
          <table:table-cell office:value-type="float" office:value="-0.069358935579658" calcext:value-type="float">
            <text:p>-0,069358935579658</text:p>
          </table:table-cell>
          <table:table-cell office:value-type="float" office:value="10.005472477075" calcext:value-type="float">
            <text:p>10,00547247707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72</text:p>
          </table:table-cell>
          <table:table-cell office:value-type="float" office:value="4.1865628957748" calcext:value-type="float">
            <text:p>4,1865628957748</text:p>
          </table:table-cell>
          <table:table-cell office:value-type="float" office:value="-0.16184449195862" calcext:value-type="float">
            <text:p>-0,16184449195862</text:p>
          </table:table-cell>
          <table:table-cell office:value-type="float" office:value="67.141643754996" calcext:value-type="float">
            <text:p>67,14164375499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83</text:p>
          </table:table-cell>
          <table:table-cell office:value-type="float" office:value="3.1307652592659" calcext:value-type="float">
            <text:p>3,1307652592659</text:p>
          </table:table-cell>
          <table:table-cell office:value-type="float" office:value="0.19699091091752" calcext:value-type="float">
            <text:p>0,19699091091752</text:p>
          </table:table-cell>
          <table:table-cell office:value-type="float" office:value="-29.47027098601" calcext:value-type="float">
            <text:p>-29,4702709860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94</text:p>
          </table:table-cell>
          <table:table-cell office:value-type="float" office:value="7.2380793094635" calcext:value-type="float">
            <text:p>7,2380793094635</text:p>
          </table:table-cell>
          <table:table-cell office:value-type="float" office:value="-0.38766834884882" calcext:value-type="float">
            <text:p>-0,38766834884882</text:p>
          </table:table-cell>
          <table:table-cell office:value-type="float" office:value="-146.61637840757" calcext:value-type="float">
            <text:p>-146,6163784075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105</text:p>
          </table:table-cell>
          <table:table-cell office:value-type="float" office:value="7.9837334156036" calcext:value-type="float">
            <text:p>7,9837334156036</text:p>
          </table:table-cell>
          <table:table-cell office:value-type="float" office:value="-0.12881701812148" calcext:value-type="float">
            <text:p>-0,12881701812148</text:p>
          </table:table-cell>
          <table:table-cell office:value-type="float" office:value="41.474331716064" calcext:value-type="float">
            <text:p>41,47433171606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116</text:p>
          </table:table-cell>
          <table:table-cell office:value-type="float" office:value="-0.78698299825191" calcext:value-type="float">
            <text:p>-0,78698299825191</text:p>
          </table:table-cell>
          <table:table-cell office:value-type="float" office:value="0.40006868541241" calcext:value-type="float">
            <text:p>0,40006868541241</text:p>
          </table:table-cell>
          <table:table-cell office:value-type="float" office:value="-136.66854694391" calcext:value-type="float">
            <text:p>-136,6685469439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127</text:p>
          </table:table-cell>
          <table:table-cell office:value-type="float" office:value="2.197490632534" calcext:value-type="float">
            <text:p>2,197490632534</text:p>
          </table:table-cell>
          <table:table-cell office:value-type="float" office:value="1.5689952671528" calcext:value-type="float">
            <text:p>1,5689952671528</text:p>
          </table:table-cell>
          <table:table-cell office:value-type="float" office:value="109.33597604181" calcext:value-type="float">
            <text:p>109,3359760418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138</text:p>
          </table:table-cell>
          <table:table-cell office:value-type="float" office:value="2.9003590345383" calcext:value-type="float">
            <text:p>2,9003590345383</text:p>
          </table:table-cell>
          <table:table-cell office:value-type="float" office:value="1.4676770567894" calcext:value-type="float">
            <text:p>1,4676770567894</text:p>
          </table:table-cell>
          <table:table-cell office:value-type="float" office:value="150.08153277598" calcext:value-type="float">
            <text:p>150,0815327759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149</text:p>
          </table:table-cell>
          <table:table-cell office:value-type="float" office:value="3.7841656804085" calcext:value-type="float">
            <text:p>3,7841656804085</text:p>
          </table:table-cell>
          <table:table-cell office:value-type="float" office:value="1.5333922207355" calcext:value-type="float">
            <text:p>1,5333922207355</text:p>
          </table:table-cell>
          <table:table-cell office:value-type="float" office:value="-124.14092926463" calcext:value-type="float">
            <text:p>-124,1409292646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160</text:p>
          </table:table-cell>
          <table:table-cell office:value-type="float" office:value="5.2096349000931" calcext:value-type="float">
            <text:p>5,2096349000931</text:p>
          </table:table-cell>
          <table:table-cell office:value-type="float" office:value="2.8976693749428" calcext:value-type="float">
            <text:p>2,8976693749428</text:p>
          </table:table-cell>
          <table:table-cell office:value-type="float" office:value="20.946451622969" calcext:value-type="float">
            <text:p>20,94645162296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171</text:p>
          </table:table-cell>
          <table:table-cell office:value-type="float" office:value="7.7128863334656" calcext:value-type="float">
            <text:p>7,7128863334656</text:p>
          </table:table-cell>
          <table:table-cell office:value-type="float" office:value="3.1168565154076" calcext:value-type="float">
            <text:p>3,1168565154076</text:p>
          </table:table-cell>
          <table:table-cell office:value-type="float" office:value="-121.22043075076" calcext:value-type="float">
            <text:p>-121,2204307507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182</text:p>
          </table:table-cell>
          <table:table-cell office:value-type="float" office:value="9.4630801677704" calcext:value-type="float">
            <text:p>9,4630801677704</text:p>
          </table:table-cell>
          <table:table-cell office:value-type="float" office:value="1.4852376282215" calcext:value-type="float">
            <text:p>1,4852376282215</text:p>
          </table:table-cell>
          <table:table-cell office:value-type="float" office:value="-162.39667849936" calcext:value-type="float">
            <text:p>-162,3966784993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193</text:p>
          </table:table-cell>
          <table:table-cell office:value-type="float" office:value="-1.5850101411343" calcext:value-type="float">
            <text:p>-1,5850101411343</text:p>
          </table:table-cell>
          <table:table-cell office:value-type="float" office:value="1.7190644145012" calcext:value-type="float">
            <text:p>1,7190644145012</text:p>
          </table:table-cell>
          <table:table-cell office:value-type="float" office:value="20.180578444414" calcext:value-type="float">
            <text:p>20,18057844441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204</text:p>
          </table:table-cell>
          <table:table-cell office:value-type="float" office:value="-0.011581120779738" calcext:value-type="float">
            <text:p>-0,011581120779738</text:p>
          </table:table-cell>
          <table:table-cell office:value-type="float" office:value="3.2872357964516" calcext:value-type="float">
            <text:p>3,2872357964516</text:p>
          </table:table-cell>
          <table:table-cell office:value-type="float" office:value="-37.477532769464" calcext:value-type="float">
            <text:p>-37,47753276946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215</text:p>
          </table:table-cell>
          <table:table-cell office:value-type="float" office:value="1.8121825158596" calcext:value-type="float">
            <text:p>1,8121825158596</text:p>
          </table:table-cell>
          <table:table-cell office:value-type="float" office:value="4.0392631292343" calcext:value-type="float">
            <text:p>4,0392631292343</text:p>
          </table:table-cell>
          <table:table-cell office:value-type="float" office:value="-177.9806477249" calcext:value-type="float">
            <text:p>-177,980647724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226</text:p>
          </table:table-cell>
          <table:table-cell office:value-type="float" office:value="1.8068546056747" calcext:value-type="float">
            <text:p>1,8068546056747</text:p>
          </table:table-cell>
          <table:table-cell office:value-type="float" office:value="0.97914688289165" calcext:value-type="float">
            <text:p>0,97914688289165</text:p>
          </table:table-cell>
          <table:table-cell office:value-type="float" office:value="132.06661430893" calcext:value-type="float">
            <text:p>132,0666143089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237</text:p>
          </table:table-cell>
          <table:table-cell office:value-type="float" office:value="6.413437128067" calcext:value-type="float">
            <text:p>6,413437128067</text:p>
          </table:table-cell>
          <table:table-cell office:value-type="float" office:value="-0.58501005172729" calcext:value-type="float">
            <text:p>-0,58501005172729</text:p>
          </table:table-cell>
          <table:table-cell office:value-type="float" office:value="126.90074124913" calcext:value-type="float">
            <text:p>126,9007412491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248</text:p>
          </table:table-cell>
          <table:table-cell office:value-type="float" office:value="7.2763884067535" calcext:value-type="float">
            <text:p>7,2763884067535</text:p>
          </table:table-cell>
          <table:table-cell office:value-type="float" office:value="3.7183430790901" calcext:value-type="float">
            <text:p>3,7183430790901</text:p>
          </table:table-cell>
          <table:table-cell office:value-type="float" office:value="143.47155838256" calcext:value-type="float">
            <text:p>143,4715583825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259</text:p>
          </table:table-cell>
          <table:table-cell office:value-type="float" office:value="8.6696928739548" calcext:value-type="float">
            <text:p>8,6696928739548</text:p>
          </table:table-cell>
          <table:table-cell office:value-type="float" office:value="3.4861952066422" calcext:value-type="float">
            <text:p>3,4861952066422</text:p>
          </table:table-cell>
          <table:table-cell office:value-type="float" office:value="48.922289708617" calcext:value-type="float">
            <text:p>48,92228970861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270</text:p>
          </table:table-cell>
          <table:table-cell office:value-type="float" office:value="-0.88581517338753" calcext:value-type="float">
            <text:p>-0,88581517338753</text:p>
          </table:table-cell>
          <table:table-cell office:value-type="float" office:value="3.6227878928185" calcext:value-type="float">
            <text:p>3,6227878928185</text:p>
          </table:table-cell>
          <table:table-cell office:value-type="float" office:value="-25.284190086802" calcext:value-type="float">
            <text:p>-25,28419008680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281</text:p>
          </table:table-cell>
          <table:table-cell office:value-type="float" office:value="-0.34661050885916" calcext:value-type="float">
            <text:p>-0,34661050885916</text:p>
          </table:table-cell>
          <table:table-cell office:value-type="float" office:value="6.3805812597275" calcext:value-type="float">
            <text:p>6,3805812597275</text:p>
          </table:table-cell>
          <table:table-cell office:value-type="float" office:value="-53.047195741325" calcext:value-type="float">
            <text:p>-53,04719574132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292</text:p>
          </table:table-cell>
          <table:table-cell office:value-type="float" office:value="3.4079822897911" calcext:value-type="float">
            <text:p>3,4079822897911</text:p>
          </table:table-cell>
          <table:table-cell office:value-type="float" office:value="3.7709268927574" calcext:value-type="float">
            <text:p>3,7709268927574</text:p>
          </table:table-cell>
          <table:table-cell office:value-type="float" office:value="-61.89451855459" calcext:value-type="float">
            <text:p>-61,8945185545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03</text:p>
          </table:table-cell>
          <table:table-cell office:value-type="float" office:value="2.9538911581039" calcext:value-type="float">
            <text:p>2,9538911581039</text:p>
          </table:table-cell>
          <table:table-cell office:value-type="float" office:value="5.8535158634186" calcext:value-type="float">
            <text:p>5,8535158634186</text:p>
          </table:table-cell>
          <table:table-cell office:value-type="float" office:value="179.32482737644" calcext:value-type="float">
            <text:p>179,3248273764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14</text:p>
          </table:table-cell>
          <table:table-cell office:value-type="float" office:value="5.2592432498932" calcext:value-type="float">
            <text:p>5,2592432498932</text:p>
          </table:table-cell>
          <table:table-cell office:value-type="float" office:value="5.623322725296" calcext:value-type="float">
            <text:p>5,623322725296</text:p>
          </table:table-cell>
          <table:table-cell office:value-type="float" office:value="-4.2726351007534" calcext:value-type="float">
            <text:p>-4,27263510075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25</text:p>
          </table:table-cell>
          <table:table-cell office:value-type="float" office:value="5.4328721761703" calcext:value-type="float">
            <text:p>5,4328721761703</text:p>
          </table:table-cell>
          <table:table-cell office:value-type="float" office:value="4.4655331969261" calcext:value-type="float">
            <text:p>4,4655331969261</text:p>
          </table:table-cell>
          <table:table-cell office:value-type="float" office:value="-178.96864368657" calcext:value-type="float">
            <text:p>-178,9686436865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36</text:p>
          </table:table-cell>
          <table:table-cell office:value-type="float" office:value="9.2432272434235" calcext:value-type="float">
            <text:p>9,2432272434235</text:p>
          </table:table-cell>
          <table:table-cell office:value-type="float" office:value="5.7796972990036" calcext:value-type="float">
            <text:p>5,7796972990036</text:p>
          </table:table-cell>
          <table:table-cell office:value-type="float" office:value="-172.30671985893" calcext:value-type="float">
            <text:p>-172,3067198589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47</text:p>
          </table:table-cell>
          <table:table-cell office:value-type="float" office:value="-0.81008933484554" calcext:value-type="float">
            <text:p>-0,81008933484554</text:p>
          </table:table-cell>
          <table:table-cell office:value-type="float" office:value="4.6162948012352" calcext:value-type="float">
            <text:p>4,6162948012352</text:p>
          </table:table-cell>
          <table:table-cell office:value-type="float" office:value="11.891751342518" calcext:value-type="float">
            <text:p>11,89175134251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58</text:p>
          </table:table-cell>
          <table:table-cell office:value-type="float" office:value="-0.83961471915245" calcext:value-type="float">
            <text:p>-0,83961471915245</text:p>
          </table:table-cell>
          <table:table-cell office:value-type="float" office:value="7.6490533351898" calcext:value-type="float">
            <text:p>7,6490533351898</text:p>
          </table:table-cell>
          <table:table-cell office:value-type="float" office:value="-26.216775368733" calcext:value-type="float">
            <text:p>-26,21677536873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69</text:p>
          </table:table-cell>
          <table:table-cell office:value-type="float" office:value="3.086157143116" calcext:value-type="float">
            <text:p>3,086157143116</text:p>
          </table:table-cell>
          <table:table-cell office:value-type="float" office:value="4.0018087625504" calcext:value-type="float">
            <text:p>4,0018087625504</text:p>
          </table:table-cell>
          <table:table-cell office:value-type="float" office:value="-63.625578667708" calcext:value-type="float">
            <text:p>-63,62557866770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80</text:p>
          </table:table-cell>
          <table:table-cell office:value-type="float" office:value="3.6817899346352" calcext:value-type="float">
            <text:p>3,6817899346352</text:p>
          </table:table-cell>
          <table:table-cell office:value-type="float" office:value="4.9857330322266" calcext:value-type="float">
            <text:p>4,9857330322266</text:p>
          </table:table-cell>
          <table:table-cell office:value-type="float" office:value="88.053286455239" calcext:value-type="float">
            <text:p>88,05328645523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91</text:p>
          </table:table-cell>
          <table:table-cell office:value-type="float" office:value="4.1291236877441" calcext:value-type="float">
            <text:p>4,1291236877441</text:p>
          </table:table-cell>
          <table:table-cell office:value-type="float" office:value="4.3318945169449" calcext:value-type="float">
            <text:p>4,3318945169449</text:p>
          </table:table-cell>
          <table:table-cell office:value-type="float" office:value="36.866682729903" calcext:value-type="float">
            <text:p>36,86668272990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02</text:p>
          </table:table-cell>
          <table:table-cell office:value-type="float" office:value="7.81214594841" calcext:value-type="float">
            <text:p>7,81214594841</text:p>
          </table:table-cell>
          <table:table-cell office:value-type="float" office:value="5.567239522934" calcext:value-type="float">
            <text:p>5,567239522934</text:p>
          </table:table-cell>
          <table:table-cell office:value-type="float" office:value="140.13383798538" calcext:value-type="float">
            <text:p>140,1338379853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13</text:p>
          </table:table-cell>
          <table:table-cell office:value-type="float" office:value="9.5051163434982" calcext:value-type="float">
            <text:p>9,5051163434982</text:p>
          </table:table-cell>
          <table:table-cell office:value-type="float" office:value="7.2230041027069" calcext:value-type="float">
            <text:p>7,2230041027069</text:p>
          </table:table-cell>
          <table:table-cell office:value-type="float" office:value="-165.25576980251" calcext:value-type="float">
            <text:p>-165,2557698025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24</text:p>
          </table:table-cell>
          <table:table-cell office:value-type="float" office:value="0.97894743084908" calcext:value-type="float">
            <text:p>0,97894743084908</text:p>
          </table:table-cell>
          <table:table-cell office:value-type="float" office:value="9.8266381025314" calcext:value-type="float">
            <text:p>9,8266381025314</text:p>
          </table:table-cell>
          <table:table-cell office:value-type="float" office:value="32.391671542149" calcext:value-type="float">
            <text:p>32,39167154214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35</text:p>
          </table:table-cell>
          <table:table-cell office:value-type="float" office:value="-1.5850111842155" calcext:value-type="float">
            <text:p>-1,5850111842155</text:p>
          </table:table-cell>
          <table:table-cell office:value-type="float" office:value="8.6114549636841" calcext:value-type="float">
            <text:p>8,6114549636841</text:p>
          </table:table-cell>
          <table:table-cell office:value-type="float" office:value="-45.846793681953" calcext:value-type="float">
            <text:p>-45,84679368195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46</text:p>
          </table:table-cell>
          <table:table-cell office:value-type="float" office:value="2.2855171561241" calcext:value-type="float">
            <text:p>2,2855171561241</text:p>
          </table:table-cell>
          <table:table-cell office:value-type="float" office:value="6.4335477352142" calcext:value-type="float">
            <text:p>6,4335477352142</text:p>
          </table:table-cell>
          <table:table-cell office:value-type="float" office:value="26.562153343942" calcext:value-type="float">
            <text:p>26,56215334394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57</text:p>
          </table:table-cell>
          <table:table-cell office:value-type="float" office:value="0.031570724677294" calcext:value-type="float">
            <text:p>0,031570724677294</text:p>
          </table:table-cell>
          <table:table-cell office:value-type="float" office:value="7.3834693431854" calcext:value-type="float">
            <text:p>7,3834693431854</text:p>
          </table:table-cell>
          <table:table-cell office:value-type="float" office:value="126.0320745456" calcext:value-type="float">
            <text:p>126,032074545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68</text:p>
          </table:table-cell>
          <table:table-cell office:value-type="float" office:value="3.2384777069092" calcext:value-type="float">
            <text:p>3,2384777069092</text:p>
          </table:table-cell>
          <table:table-cell office:value-type="float" office:value="11.077255010605" calcext:value-type="float">
            <text:p>11,077255010605</text:p>
          </table:table-cell>
          <table:table-cell office:value-type="float" office:value="-2.0704819186098" calcext:value-type="float">
            <text:p>-2,070481918609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79</text:p>
          </table:table-cell>
          <table:table-cell office:value-type="float" office:value="6.5487682819366" calcext:value-type="float">
            <text:p>6,5487682819366</text:p>
          </table:table-cell>
          <table:table-cell office:value-type="float" office:value="10.956016778946" calcext:value-type="float">
            <text:p>10,956016778946</text:p>
          </table:table-cell>
          <table:table-cell office:value-type="float" office:value="-36.873564219019" calcext:value-type="float">
            <text:p>-36,87356421901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90</text:p>
          </table:table-cell>
          <table:table-cell office:value-type="float" office:value="7.0074969530106" calcext:value-type="float">
            <text:p>7,0074969530106</text:p>
          </table:table-cell>
          <table:table-cell office:value-type="float" office:value="7.4202167987823" calcext:value-type="float">
            <text:p>7,4202167987823</text:p>
          </table:table-cell>
          <table:table-cell office:value-type="float" office:value="-91.171421063174" calcext:value-type="float">
            <text:p>-91,17142106317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501</text:p>
          </table:table-cell>
          <table:table-cell office:value-type="float" office:value="-1.5850070118904" calcext:value-type="float">
            <text:p>-1,5850070118904</text:p>
          </table:table-cell>
          <table:table-cell office:value-type="float" office:value="10.739717483521" calcext:value-type="float">
            <text:p>10,739717483521</text:p>
          </table:table-cell>
          <table:table-cell office:value-type="float" office:value="-24.976166570263" calcext:value-type="float">
            <text:p>-24,97616657026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512</text:p>
          </table:table-cell>
          <table:table-cell office:value-type="float" office:value="0.32285094261169" calcext:value-type="float">
            <text:p>0,32285094261169</text:p>
          </table:table-cell>
          <table:table-cell office:value-type="float" office:value="9.9895095825195" calcext:value-type="float">
            <text:p>9,9895095825195</text:p>
          </table:table-cell>
          <table:table-cell office:value-type="float" office:value="20.584922307616" calcext:value-type="float">
            <text:p>20,58492230761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523</text:p>
          </table:table-cell>
          <table:table-cell office:value-type="float" office:value="2.0551550388336" calcext:value-type="float">
            <text:p>2,0551550388336</text:p>
          </table:table-cell>
          <table:table-cell office:value-type="float" office:value="7.7221363782883" calcext:value-type="float">
            <text:p>7,7221363782883</text:p>
          </table:table-cell>
          <table:table-cell office:value-type="float" office:value="-32.126450614565" calcext:value-type="float">
            <text:p>-32,12645061456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534</text:p>
          </table:table-cell>
          <table:table-cell office:value-type="float" office:value="1.9122289121151" calcext:value-type="float">
            <text:p>1,9122289121151</text:p>
          </table:table-cell>
          <table:table-cell office:value-type="float" office:value="10.033905506134" calcext:value-type="float">
            <text:p>10,033905506134</text:p>
          </table:table-cell>
          <table:table-cell office:value-type="float" office:value="-16.025669255834" calcext:value-type="float">
            <text:p>-16,0256692558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545</text:p>
          </table:table-cell>
          <table:table-cell office:value-type="float" office:value="2.6694768667221" calcext:value-type="float">
            <text:p>2,6694768667221</text:p>
          </table:table-cell>
          <table:table-cell office:value-type="float" office:value="7.1398448944092" calcext:value-type="float">
            <text:p>7,1398448944092</text:p>
          </table:table-cell>
          <table:table-cell office:value-type="float" office:value="11.690811176968" calcext:value-type="float">
            <text:p>11,69081117696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556</text:p>
          </table:table-cell>
          <table:table-cell office:value-type="float" office:value="6.9764196872711" calcext:value-type="float">
            <text:p>6,9764196872711</text:p>
          </table:table-cell>
          <table:table-cell office:value-type="float" office:value="9.3051862716675" calcext:value-type="float">
            <text:p>9,3051862716675</text:p>
          </table:table-cell>
          <table:table-cell office:value-type="float" office:value="50.098720249856" calcext:value-type="float">
            <text:p>50,09872024985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567</text:p>
          </table:table-cell>
          <table:table-cell office:value-type="float" office:value="8.2792407274246" calcext:value-type="float">
            <text:p>8,2792407274246</text:p>
          </table:table-cell>
          <table:table-cell office:value-type="float" office:value="9.4066286087036" calcext:value-type="float">
            <text:p>9,4066286087036</text:p>
          </table:table-cell>
          <table:table-cell office:value-type="float" office:value="-130.07184350566" calcext:value-type="float">
            <text:p>-130,0718435056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578</text:p>
          </table:table-cell>
          <table:table-cell office:value-type="float" office:value="-1.5910169482231" calcext:value-type="float">
            <text:p>-1,5910169482231</text:p>
          </table:table-cell>
          <table:table-cell office:value-type="float" office:value="11.036484241486" calcext:value-type="float">
            <text:p>11,036484241486</text:p>
          </table:table-cell>
          <table:table-cell office:value-type="float" office:value="-86.431209448796" calcext:value-type="float">
            <text:p>-86,43120944879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589</text:p>
          </table:table-cell>
          <table:table-cell office:value-type="float" office:value="1.4005227386951" calcext:value-type="float">
            <text:p>1,4005227386951</text:p>
          </table:table-cell>
          <table:table-cell office:value-type="float" office:value="9.8315125703812" calcext:value-type="float">
            <text:p>9,8315125703812</text:p>
          </table:table-cell>
          <table:table-cell office:value-type="float" office:value="21.315345908426" calcext:value-type="float">
            <text:p>21,31534590842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15</text:p>
          </table:table-cell>
          <table:table-cell office:value-type="float" office:value="0.82874462008476" calcext:value-type="float">
            <text:p>0,82874462008476</text:p>
          </table:table-cell>
          <table:table-cell office:value-type="float" office:value="1.8341493606567" calcext:value-type="float">
            <text:p>1,8341493606567</text:p>
          </table:table-cell>
          <table:table-cell office:value-type="float" office:value="158.83227214692" calcext:value-type="float">
            <text:p>158,8322721469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50</text:p>
          </table:table-cell>
          <table:table-cell office:value-type="float" office:value="2.4859258532524" calcext:value-type="float">
            <text:p>2,4859258532524</text:p>
          </table:table-cell>
          <table:table-cell office:value-type="float" office:value="0.50097905099392" calcext:value-type="float">
            <text:p>0,50097905099392</text:p>
          </table:table-cell>
          <table:table-cell office:value-type="float" office:value="131.8930531763" calcext:value-type="float">
            <text:p>131,893053176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61</text:p>
          </table:table-cell>
          <table:table-cell office:value-type="float" office:value="1.9646705687046" calcext:value-type="float">
            <text:p>1,9646705687046</text:p>
          </table:table-cell>
          <table:table-cell office:value-type="float" office:value="-0.16630293801427" calcext:value-type="float">
            <text:p>-0,16630293801427</text:p>
          </table:table-cell>
          <table:table-cell office:value-type="float" office:value="55.236947764257" calcext:value-type="float">
            <text:p>55,23694776425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72</text:p>
          </table:table-cell>
          <table:table-cell office:value-type="float" office:value="4.4310569763184" calcext:value-type="float">
            <text:p>4,4310569763184</text:p>
          </table:table-cell>
          <table:table-cell office:value-type="float" office:value="-0.20133474841714" calcext:value-type="float">
            <text:p>-0,20133474841714</text:p>
          </table:table-cell>
          <table:table-cell office:value-type="float" office:value="155.82612061956" calcext:value-type="float">
            <text:p>155,8261206195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83</text:p>
          </table:table-cell>
          <table:table-cell office:value-type="float" office:value="3.4769260883331" calcext:value-type="float">
            <text:p>3,4769260883331</text:p>
          </table:table-cell>
          <table:table-cell office:value-type="float" office:value="0.019049443071708" calcext:value-type="float">
            <text:p>0,019049443071708</text:p>
          </table:table-cell>
          <table:table-cell office:value-type="float" office:value="-26.389073983879" calcext:value-type="float">
            <text:p>-26,38907398387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94</text:p>
          </table:table-cell>
          <table:table-cell office:value-type="float" office:value="7.0435106754303" calcext:value-type="float">
            <text:p>7,0435106754303</text:p>
          </table:table-cell>
          <table:table-cell office:value-type="float" office:value="-0.52498687058687" calcext:value-type="float">
            <text:p>-0,52498687058687</text:p>
          </table:table-cell>
          <table:table-cell office:value-type="float" office:value="-85.923783338753" calcext:value-type="float">
            <text:p>-85,92378333875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105</text:p>
          </table:table-cell>
          <table:table-cell office:value-type="float" office:value="8.2372009754181" calcext:value-type="float">
            <text:p>8,2372009754181</text:p>
          </table:table-cell>
          <table:table-cell office:value-type="float" office:value="-0.018037103582174" calcext:value-type="float">
            <text:p>-0,018037103582174</text:p>
          </table:table-cell>
          <table:table-cell office:value-type="float" office:value="146.57604618437" calcext:value-type="float">
            <text:p>146,5760461843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116</text:p>
          </table:table-cell>
          <table:table-cell office:value-type="float" office:value="-0.72092160582542" calcext:value-type="float">
            <text:p>-0,72092160582542</text:p>
          </table:table-cell>
          <table:table-cell office:value-type="float" office:value="0.67058585584164" calcext:value-type="float">
            <text:p>0,67058585584164</text:p>
          </table:table-cell>
          <table:table-cell office:value-type="float" office:value="-99.731665508003" calcext:value-type="float">
            <text:p>-99,73166550800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127</text:p>
          </table:table-cell>
          <table:table-cell office:value-type="float" office:value="2.2231665253639" calcext:value-type="float">
            <text:p>2,2231665253639</text:p>
          </table:table-cell>
          <table:table-cell office:value-type="float" office:value="1.3565289974213" calcext:value-type="float">
            <text:p>1,3565289974213</text:p>
          </table:table-cell>
          <table:table-cell office:value-type="float" office:value="93.897836982824" calcext:value-type="float">
            <text:p>93,89783698282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138</text:p>
          </table:table-cell>
          <table:table-cell office:value-type="float" office:value="3.176529109478" calcext:value-type="float">
            <text:p>3,176529109478</text:p>
          </table:table-cell>
          <table:table-cell office:value-type="float" office:value="1.3401006162167" calcext:value-type="float">
            <text:p>1,3401006162167</text:p>
          </table:table-cell>
          <table:table-cell office:value-type="float" office:value="162.67617492919" calcext:value-type="float">
            <text:p>162,6761749291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149</text:p>
          </table:table-cell>
          <table:table-cell office:value-type="float" office:value="3.9910453557968" calcext:value-type="float">
            <text:p>3,9910453557968</text:p>
          </table:table-cell>
          <table:table-cell office:value-type="float" office:value="1.6588169336319" calcext:value-type="float">
            <text:p>1,6588169336319</text:p>
          </table:table-cell>
          <table:table-cell office:value-type="float" office:value="-152.26088056139" calcext:value-type="float">
            <text:p>-152,2608805613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160</text:p>
          </table:table-cell>
          <table:table-cell office:value-type="float" office:value="4.9476081132889" calcext:value-type="float">
            <text:p>4,9476081132889</text:p>
          </table:table-cell>
          <table:table-cell office:value-type="float" office:value="2.941842675209" calcext:value-type="float">
            <text:p>2,941842675209</text:p>
          </table:table-cell>
          <table:table-cell office:value-type="float" office:value="-15.355875537654" calcext:value-type="float">
            <text:p>-15,35587553765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171</text:p>
          </table:table-cell>
          <table:table-cell office:value-type="float" office:value="7.9178178310394" calcext:value-type="float">
            <text:p>7,9178178310394</text:p>
          </table:table-cell>
          <table:table-cell office:value-type="float" office:value="3.457413315773" calcext:value-type="float">
            <text:p>3,457413315773</text:p>
          </table:table-cell>
          <table:table-cell office:value-type="float" office:value="-121.20020313627" calcext:value-type="float">
            <text:p>-121,2002031362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182</text:p>
          </table:table-cell>
          <table:table-cell office:value-type="float" office:value="9.6470814943314" calcext:value-type="float">
            <text:p>9,6470814943314</text:p>
          </table:table-cell>
          <table:table-cell office:value-type="float" office:value="1.6082572937012" calcext:value-type="float">
            <text:p>1,6082572937012</text:p>
          </table:table-cell>
          <table:table-cell office:value-type="float" office:value="-145.0058366083" calcext:value-type="float">
            <text:p>-145,005836608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193</text:p>
          </table:table-cell>
          <table:table-cell office:value-type="float" office:value="-1.5850299596786" calcext:value-type="float">
            <text:p>-1,5850299596786</text:p>
          </table:table-cell>
          <table:table-cell office:value-type="float" office:value="1.7609520256519" calcext:value-type="float">
            <text:p>1,7609520256519</text:p>
          </table:table-cell>
          <table:table-cell office:value-type="float" office:value="3.6915930308354" calcext:value-type="float">
            <text:p>3,691593030835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204</text:p>
          </table:table-cell>
          <table:table-cell office:value-type="float" office:value="0.0028760847635567" calcext:value-type="float">
            <text:p>0,0028760847635567</text:p>
          </table:table-cell>
          <table:table-cell office:value-type="float" office:value="3.528881072998" calcext:value-type="float">
            <text:p>3,528881072998</text:p>
          </table:table-cell>
          <table:table-cell office:value-type="float" office:value="-101.45665733678" calcext:value-type="float">
            <text:p>-101,4566573367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215</text:p>
          </table:table-cell>
          <table:table-cell office:value-type="float" office:value="1.9433377683163" calcext:value-type="float">
            <text:p>1,9433377683163</text:p>
          </table:table-cell>
          <table:table-cell office:value-type="float" office:value="4.0015444159508" calcext:value-type="float">
            <text:p>4,0015444159508</text:p>
          </table:table-cell>
          <table:table-cell office:value-type="float" office:value="166.70770250308" calcext:value-type="float">
            <text:p>166,7077025030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226</text:p>
          </table:table-cell>
          <table:table-cell office:value-type="float" office:value="1.8250933289528" calcext:value-type="float">
            <text:p>1,8250933289528</text:p>
          </table:table-cell>
          <table:table-cell office:value-type="float" office:value="1.1718448251486" calcext:value-type="float">
            <text:p>1,1718448251486</text:p>
          </table:table-cell>
          <table:table-cell office:value-type="float" office:value="-126.3624543597" calcext:value-type="float">
            <text:p>-126,362454359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237</text:p>
          </table:table-cell>
          <table:table-cell office:value-type="float" office:value="6.7116391658783" calcext:value-type="float">
            <text:p>6,7116391658783</text:p>
          </table:table-cell>
          <table:table-cell office:value-type="float" office:value="-0.58071691542864" calcext:value-type="float">
            <text:p>-0,58071691542864</text:p>
          </table:table-cell>
          <table:table-cell office:value-type="float" office:value="129.05280908961" calcext:value-type="float">
            <text:p>129,0528090896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248</text:p>
          </table:table-cell>
          <table:table-cell office:value-type="float" office:value="7.5300866365433" calcext:value-type="float">
            <text:p>7,5300866365433</text:p>
          </table:table-cell>
          <table:table-cell office:value-type="float" office:value="3.6680716276169" calcext:value-type="float">
            <text:p>3,6680716276169</text:p>
          </table:table-cell>
          <table:table-cell office:value-type="float" office:value="173.37551694007" calcext:value-type="float">
            <text:p>173,3755169400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259</text:p>
          </table:table-cell>
          <table:table-cell office:value-type="float" office:value="8.6375397443771" calcext:value-type="float">
            <text:p>8,6375397443771</text:p>
          </table:table-cell>
          <table:table-cell office:value-type="float" office:value="3.2208707928658" calcext:value-type="float">
            <text:p>3,2208707928658</text:p>
          </table:table-cell>
          <table:table-cell office:value-type="float" office:value="89.308553440556" calcext:value-type="float">
            <text:p>89,30855344055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270</text:p>
          </table:table-cell>
          <table:table-cell office:value-type="float" office:value="-1.2405230849981" calcext:value-type="float">
            <text:p>-1,2405230849981</text:p>
          </table:table-cell>
          <table:table-cell office:value-type="float" office:value="3.7918427586555" calcext:value-type="float">
            <text:p>3,7918427586555</text:p>
          </table:table-cell>
          <table:table-cell office:value-type="float" office:value="-25.732879236246" calcext:value-type="float">
            <text:p>-25,73287923624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281</text:p>
          </table:table-cell>
          <table:table-cell office:value-type="float" office:value="-0.53344152867794" calcext:value-type="float">
            <text:p>-0,53344152867794</text:p>
          </table:table-cell>
          <table:table-cell office:value-type="float" office:value="6.4740979671478" calcext:value-type="float">
            <text:p>6,4740979671478</text:p>
          </table:table-cell>
          <table:table-cell office:value-type="float" office:value="-24.895751552217" calcext:value-type="float">
            <text:p>-24,89575155221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292</text:p>
          </table:table-cell>
          <table:table-cell office:value-type="float" office:value="3.5929185152054" calcext:value-type="float">
            <text:p>3,5929185152054</text:p>
          </table:table-cell>
          <table:table-cell office:value-type="float" office:value="3.4242564439774" calcext:value-type="float">
            <text:p>3,4242564439774</text:p>
          </table:table-cell>
          <table:table-cell office:value-type="float" office:value="-61.901898900415" calcext:value-type="float">
            <text:p>-61,90189890041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03</text:p>
          </table:table-cell>
          <table:table-cell office:value-type="float" office:value="3.2216656208038" calcext:value-type="float">
            <text:p>3,2216656208038</text:p>
          </table:table-cell>
          <table:table-cell office:value-type="float" office:value="5.6553494930267" calcext:value-type="float">
            <text:p>5,6553494930267</text:p>
          </table:table-cell>
          <table:table-cell office:value-type="float" office:value="146.30216701775" calcext:value-type="float">
            <text:p>146,3021670177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14</text:p>
          </table:table-cell>
          <table:table-cell office:value-type="float" office:value="5.0093126296997" calcext:value-type="float">
            <text:p>5,0093126296997</text:p>
          </table:table-cell>
          <table:table-cell office:value-type="float" office:value="5.7249653339386" calcext:value-type="float">
            <text:p>5,7249653339386</text:p>
          </table:table-cell>
          <table:table-cell office:value-type="float" office:value="-27.059532274866" calcext:value-type="float">
            <text:p>-27,05953227486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25</text:p>
          </table:table-cell>
          <table:table-cell office:value-type="float" office:value="5.5820214748383" calcext:value-type="float">
            <text:p>5,5820214748383</text:p>
          </table:table-cell>
          <table:table-cell office:value-type="float" office:value="4.3190789222717" calcext:value-type="float">
            <text:p>4,3190789222717</text:p>
          </table:table-cell>
          <table:table-cell office:value-type="float" office:value="132.58703802801" calcext:value-type="float">
            <text:p>132,5870380280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36</text:p>
          </table:table-cell>
          <table:table-cell office:value-type="float" office:value="9.6061211824417" calcext:value-type="float">
            <text:p>9,6061211824417</text:p>
          </table:table-cell>
          <table:table-cell office:value-type="float" office:value="5.8781886100769" calcext:value-type="float">
            <text:p>5,8781886100769</text:p>
          </table:table-cell>
          <table:table-cell office:value-type="float" office:value="-162.28374554093" calcext:value-type="float">
            <text:p>-162,2837455409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47</text:p>
          </table:table-cell>
          <table:table-cell office:value-type="float" office:value="-1.0861657559872" calcext:value-type="float">
            <text:p>-1,0861657559872</text:p>
          </table:table-cell>
          <table:table-cell office:value-type="float" office:value="4.6213307976723" calcext:value-type="float">
            <text:p>4,6213307976723</text:p>
          </table:table-cell>
          <table:table-cell office:value-type="float" office:value="-3.5147498225331" calcext:value-type="float">
            <text:p>-3,514749822533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58</text:p>
          </table:table-cell>
          <table:table-cell office:value-type="float" office:value="-1.0373659431934" calcext:value-type="float">
            <text:p>-1,0373659431934</text:p>
          </table:table-cell>
          <table:table-cell office:value-type="float" office:value="7.7259957790375" calcext:value-type="float">
            <text:p>7,7259957790375</text:p>
          </table:table-cell>
          <table:table-cell office:value-type="float" office:value="-20.852975784593" calcext:value-type="float">
            <text:p>-20,85297578459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69</text:p>
          </table:table-cell>
          <table:table-cell office:value-type="float" office:value="3.2605412602425" calcext:value-type="float">
            <text:p>3,2605412602425</text:p>
          </table:table-cell>
          <table:table-cell office:value-type="float" office:value="3.6498445272446" calcext:value-type="float">
            <text:p>3,6498445272446</text:p>
          </table:table-cell>
          <table:table-cell office:value-type="float" office:value="-63.589216797215" calcext:value-type="float">
            <text:p>-63,58921679721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80</text:p>
          </table:table-cell>
          <table:table-cell office:value-type="float" office:value="3.6682704091072" calcext:value-type="float">
            <text:p>3,6682704091072</text:p>
          </table:table-cell>
          <table:table-cell office:value-type="float" office:value="4.5880827307701" calcext:value-type="float">
            <text:p>4,5880827307701</text:p>
          </table:table-cell>
          <table:table-cell office:value-type="float" office:value="88.100254156028" calcext:value-type="float">
            <text:p>88,10025415602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91</text:p>
          </table:table-cell>
          <table:table-cell office:value-type="float" office:value="3.8289147615433" calcext:value-type="float">
            <text:p>3,8289147615433</text:p>
          </table:table-cell>
          <table:table-cell office:value-type="float" office:value="4.0844434499741" calcext:value-type="float">
            <text:p>4,0844434499741</text:p>
          </table:table-cell>
          <table:table-cell office:value-type="float" office:value="40.524060938768" calcext:value-type="float">
            <text:p>40,52406093876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02</text:p>
          </table:table-cell>
          <table:table-cell office:value-type="float" office:value="8.0365169048309" calcext:value-type="float">
            <text:p>8,0365169048309</text:p>
          </table:table-cell>
          <table:table-cell office:value-type="float" office:value="5.3132843971252" calcext:value-type="float">
            <text:p>5,3132843971252</text:p>
          </table:table-cell>
          <table:table-cell office:value-type="float" office:value="129.2880371118" calcext:value-type="float">
            <text:p>129,288037111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13</text:p>
          </table:table-cell>
          <table:table-cell office:value-type="float" office:value="9.8342770338058" calcext:value-type="float">
            <text:p>9,8342770338058</text:p>
          </table:table-cell>
          <table:table-cell office:value-type="float" office:value="7.2758102416992" calcext:value-type="float">
            <text:p>7,2758102416992</text:p>
          </table:table-cell>
          <table:table-cell office:value-type="float" office:value="-168.99320426261" calcext:value-type="float">
            <text:p>-168,9932042626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24</text:p>
          </table:table-cell>
          <table:table-cell office:value-type="float" office:value="1.2055870145559" calcext:value-type="float">
            <text:p>1,2055870145559</text:p>
          </table:table-cell>
          <table:table-cell office:value-type="float" office:value="9.9389714002609" calcext:value-type="float">
            <text:p>9,9389714002609</text:p>
          </table:table-cell>
          <table:table-cell office:value-type="float" office:value="118.13298608087" calcext:value-type="float">
            <text:p>118,1329860808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35</text:p>
          </table:table-cell>
          <table:table-cell office:value-type="float" office:value="-1.5850088000298" calcext:value-type="float">
            <text:p>-1,5850088000298</text:p>
          </table:table-cell>
          <table:table-cell office:value-type="float" office:value="8.9160525798798" calcext:value-type="float">
            <text:p>8,9160525798798</text:p>
          </table:table-cell>
          <table:table-cell office:value-type="float" office:value="-66.442349154478" calcext:value-type="float">
            <text:p>-66,44234915447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46</text:p>
          </table:table-cell>
          <table:table-cell office:value-type="float" office:value="2.0148856937885" calcext:value-type="float">
            <text:p>2,0148856937885</text:p>
          </table:table-cell>
          <table:table-cell office:value-type="float" office:value="6.2867897748947" calcext:value-type="float">
            <text:p>6,2867897748947</text:p>
          </table:table-cell>
          <table:table-cell office:value-type="float" office:value="31.365762470634" calcext:value-type="float">
            <text:p>31,36576247063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57</text:p>
          </table:table-cell>
          <table:table-cell office:value-type="float" office:value="0.31653702259064" calcext:value-type="float">
            <text:p>0,31653702259064</text:p>
          </table:table-cell>
          <table:table-cell office:value-type="float" office:value="7.2958952188492" calcext:value-type="float">
            <text:p>7,2958952188492</text:p>
          </table:table-cell>
          <table:table-cell office:value-type="float" office:value="171.84475121225" calcext:value-type="float">
            <text:p>171,8447512122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68</text:p>
          </table:table-cell>
          <table:table-cell office:value-type="float" office:value="2.8494137525558" calcext:value-type="float">
            <text:p>2,8494137525558</text:p>
          </table:table-cell>
          <table:table-cell office:value-type="float" office:value="11.068494319916" calcext:value-type="float">
            <text:p>11,068494319916</text:p>
          </table:table-cell>
          <table:table-cell office:value-type="float" office:value="2.4117889582731" calcext:value-type="float">
            <text:p>2,411788958273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79</text:p>
          </table:table-cell>
          <table:table-cell office:value-type="float" office:value="6.3590919971466" calcext:value-type="float">
            <text:p>6,3590919971466</text:p>
          </table:table-cell>
          <table:table-cell office:value-type="float" office:value="11.08500123024" calcext:value-type="float">
            <text:p>11,08500123024</text:p>
          </table:table-cell>
          <table:table-cell office:value-type="float" office:value="-59.034750719739" calcext:value-type="float">
            <text:p>-59,03475071973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90</text:p>
          </table:table-cell>
          <table:table-cell office:value-type="float" office:value="7.1767604351044" calcext:value-type="float">
            <text:p>7,1767604351044</text:p>
          </table:table-cell>
          <table:table-cell office:value-type="float" office:value="7.5859618186951" calcext:value-type="float">
            <text:p>7,5859618186951</text:p>
          </table:table-cell>
          <table:table-cell office:value-type="float" office:value="-141.50629529528" calcext:value-type="float">
            <text:p>-141,5062952952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501</text:p>
          </table:table-cell>
          <table:table-cell office:value-type="float" office:value="-1.5850046277046" calcext:value-type="float">
            <text:p>-1,5850046277046</text:p>
          </table:table-cell>
          <table:table-cell office:value-type="float" office:value="10.716551542282" calcext:value-type="float">
            <text:p>10,716551542282</text:p>
          </table:table-cell>
          <table:table-cell office:value-type="float" office:value="-20.429853041461" calcext:value-type="float">
            <text:p>-20,42985304146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512</text:p>
          </table:table-cell>
          <table:table-cell office:value-type="float" office:value="0.048558670096099" calcext:value-type="float">
            <text:p>0,048558670096099</text:p>
          </table:table-cell>
          <table:table-cell office:value-type="float" office:value="10.028429031372" calcext:value-type="float">
            <text:p>10,028429031372</text:p>
          </table:table-cell>
          <table:table-cell office:value-type="float" office:value="-13.885171645007" calcext:value-type="float">
            <text:p>-13,88517164500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523</text:p>
          </table:table-cell>
          <table:table-cell office:value-type="float" office:value="1.8546840548515" calcext:value-type="float">
            <text:p>1,8546840548515</text:p>
          </table:table-cell>
          <table:table-cell office:value-type="float" office:value="7.7936750650406" calcext:value-type="float">
            <text:p>7,7936750650406</text:p>
          </table:table-cell>
          <table:table-cell office:value-type="float" office:value="-18.537303444686" calcext:value-type="float">
            <text:p>-18,53730344468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534</text:p>
          </table:table-cell>
          <table:table-cell office:value-type="float" office:value="2.1089370548725" calcext:value-type="float">
            <text:p>2,1089370548725</text:p>
          </table:table-cell>
          <table:table-cell office:value-type="float" office:value="9.9989491701126" calcext:value-type="float">
            <text:p>9,9989491701126</text:p>
          </table:table-cell>
          <table:table-cell office:value-type="float" office:value="-7.5286352520536" calcext:value-type="float">
            <text:p>-7,528635252053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545</text:p>
          </table:table-cell>
          <table:table-cell office:value-type="float" office:value="2.3792710900307" calcext:value-type="float">
            <text:p>2,3792710900307</text:p>
          </table:table-cell>
          <table:table-cell office:value-type="float" office:value="7.1285563707352" calcext:value-type="float">
            <text:p>7,1285563707352</text:p>
          </table:table-cell>
          <table:table-cell office:value-type="float" office:value="1.3828914446436" calcext:value-type="float">
            <text:p>1,382891444643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556</text:p>
          </table:table-cell>
          <table:table-cell office:value-type="float" office:value="6.7829358577728" calcext:value-type="float">
            <text:p>6,7829358577728</text:p>
          </table:table-cell>
          <table:table-cell office:value-type="float" office:value="9.104973077774" calcext:value-type="float">
            <text:p>9,104973077774</text:p>
          </table:table-cell>
          <table:table-cell office:value-type="float" office:value="45.12824867941" calcext:value-type="float">
            <text:p>45,1282486794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567</text:p>
          </table:table-cell>
          <table:table-cell office:value-type="float" office:value="8.5375326871872" calcext:value-type="float">
            <text:p>8,5375326871872</text:p>
          </table:table-cell>
          <table:table-cell office:value-type="float" office:value="9.6933829784393" calcext:value-type="float">
            <text:p>9,6933829784393</text:p>
          </table:table-cell>
          <table:table-cell office:value-type="float" office:value="-132.78592468067" calcext:value-type="float">
            <text:p>-132,7859246806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578</text:p>
          </table:table-cell>
          <table:table-cell office:value-type="float" office:value="-1.5946546196938" calcext:value-type="float">
            <text:p>-1,5946546196938</text:p>
          </table:table-cell>
          <table:table-cell office:value-type="float" office:value="11.034785509109" calcext:value-type="float">
            <text:p>11,034785509109</text:p>
          </table:table-cell>
          <table:table-cell office:value-type="float" office:value="-86.975598790843" calcext:value-type="float">
            <text:p>-86,97559879084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589</text:p>
          </table:table-cell>
          <table:table-cell office:value-type="float" office:value="1.7658892273903" calcext:value-type="float">
            <text:p>1,7658892273903</text:p>
          </table:table-cell>
          <table:table-cell office:value-type="float" office:value="9.974240064621" calcext:value-type="float">
            <text:p>9,974240064621</text:p>
          </table:table-cell>
          <table:table-cell office:value-type="float" office:value="21.321245059846" calcext:value-type="float">
            <text:p>21,32124505984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15</text:p>
          </table:table-cell>
          <table:table-cell office:value-type="float" office:value="1.0991952568293" calcext:value-type="float">
            <text:p>1,0991952568293</text:p>
          </table:table-cell>
          <table:table-cell office:value-type="float" office:value="1.923226416111" calcext:value-type="float">
            <text:p>1,923226416111</text:p>
          </table:table-cell>
          <table:table-cell office:value-type="float" office:value="-150.11790148012" calcext:value-type="float">
            <text:p>-150,1179014801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50</text:p>
          </table:table-cell>
          <table:table-cell office:value-type="float" office:value="2.3748084902763" calcext:value-type="float">
            <text:p>2,3748084902763</text:p>
          </table:table-cell>
          <table:table-cell office:value-type="float" office:value="0.63463985919952" calcext:value-type="float">
            <text:p>0,63463985919952</text:p>
          </table:table-cell>
          <table:table-cell office:value-type="float" office:value="-49.80023651366" calcext:value-type="float">
            <text:p>-49,8002365136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61</text:p>
          </table:table-cell>
          <table:table-cell office:value-type="float" office:value="1.7076754570007" calcext:value-type="float">
            <text:p>1,7076754570007</text:p>
          </table:table-cell>
          <table:table-cell office:value-type="float" office:value="-0.15785777941346" calcext:value-type="float">
            <text:p>-0,15785777941346</text:p>
          </table:table-cell>
          <table:table-cell office:value-type="float" office:value="-11.921556322438" calcext:value-type="float">
            <text:p>-11,92155632243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72</text:p>
          </table:table-cell>
          <table:table-cell office:value-type="float" office:value="4.6633997559547" calcext:value-type="float">
            <text:p>4,6633997559547</text:p>
          </table:table-cell>
          <table:table-cell office:value-type="float" office:value="-0.17185863107443" calcext:value-type="float">
            <text:p>-0,17185863107443</text:p>
          </table:table-cell>
          <table:table-cell office:value-type="float" office:value="-171.0688718565" calcext:value-type="float">
            <text:p>-171,068871856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83</text:p>
          </table:table-cell>
          <table:table-cell office:value-type="float" office:value="3.6361640691757" calcext:value-type="float">
            <text:p>3,6361640691757</text:p>
          </table:table-cell>
          <table:table-cell office:value-type="float" office:value="-0.059299017302692" calcext:value-type="float">
            <text:p>-0,059299017302692</text:p>
          </table:table-cell>
          <table:table-cell office:value-type="float" office:value="123.0188843551" calcext:value-type="float">
            <text:p>123,018884355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94</text:p>
          </table:table-cell>
          <table:table-cell office:value-type="float" office:value="7.055624127388" calcext:value-type="float">
            <text:p>7,055624127388</text:p>
          </table:table-cell>
          <table:table-cell office:value-type="float" office:value="-0.58499954640865" calcext:value-type="float">
            <text:p>-0,58499954640865</text:p>
          </table:table-cell>
          <table:table-cell office:value-type="float" office:value="-88.757849802637" calcext:value-type="float">
            <text:p>-88,75784980263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105</text:p>
          </table:table-cell>
          <table:table-cell office:value-type="float" office:value="8.4428614377975" calcext:value-type="float">
            <text:p>8,4428614377975</text:p>
          </table:table-cell>
          <table:table-cell office:value-type="float" office:value="0.21571898832917" calcext:value-type="float">
            <text:p>0,21571898832917</text:p>
          </table:table-cell>
          <table:table-cell office:value-type="float" office:value="-148.24263760998" calcext:value-type="float">
            <text:p>-148,2426376099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116</text:p>
          </table:table-cell>
          <table:table-cell office:value-type="float" office:value="-0.75230047106743" calcext:value-type="float">
            <text:p>-0,75230047106743</text:p>
          </table:table-cell>
          <table:table-cell office:value-type="float" office:value="0.90515598654747" calcext:value-type="float">
            <text:p>0,90515598654747</text:p>
          </table:table-cell>
          <table:table-cell office:value-type="float" office:value="-80.415551070195" calcext:value-type="float">
            <text:p>-80,41555107019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127</text:p>
          </table:table-cell>
          <table:table-cell office:value-type="float" office:value="2.222047150135" calcext:value-type="float">
            <text:p>2,222047150135</text:p>
          </table:table-cell>
          <table:table-cell office:value-type="float" office:value="1.7116919159889" calcext:value-type="float">
            <text:p>1,7116919159889</text:p>
          </table:table-cell>
          <table:table-cell office:value-type="float" office:value="108.38430094871" calcext:value-type="float">
            <text:p>108,3843009487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138</text:p>
          </table:table-cell>
          <table:table-cell office:value-type="float" office:value="3.5375145077705" calcext:value-type="float">
            <text:p>3,5375145077705</text:p>
          </table:table-cell>
          <table:table-cell office:value-type="float" office:value="1.3011708855629" calcext:value-type="float">
            <text:p>1,3011708855629</text:p>
          </table:table-cell>
          <table:table-cell office:value-type="float" office:value="177.48520784317" calcext:value-type="float">
            <text:p>177,4852078431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149</text:p>
          </table:table-cell>
          <table:table-cell office:value-type="float" office:value="4.2319187521935" calcext:value-type="float">
            <text:p>4,2319187521935</text:p>
          </table:table-cell>
          <table:table-cell office:value-type="float" office:value="1.6722443699837" calcext:value-type="float">
            <text:p>1,6722443699837</text:p>
          </table:table-cell>
          <table:table-cell office:value-type="float" office:value="179.82824896551" calcext:value-type="float">
            <text:p>179,8282489655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160</text:p>
          </table:table-cell>
          <table:table-cell office:value-type="float" office:value="4.6687689423561" calcext:value-type="float">
            <text:p>4,6687689423561</text:p>
          </table:table-cell>
          <table:table-cell office:value-type="float" office:value="3.0870825052261" calcext:value-type="float">
            <text:p>3,0870825052261</text:p>
          </table:table-cell>
          <table:table-cell office:value-type="float" office:value="-28.939419111628" calcext:value-type="float">
            <text:p>-28,93941911162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171</text:p>
          </table:table-cell>
          <table:table-cell office:value-type="float" office:value="7.82111287117" calcext:value-type="float">
            <text:p>7,82111287117</text:p>
          </table:table-cell>
          <table:table-cell office:value-type="float" office:value="3.2965603470802" calcext:value-type="float">
            <text:p>3,2965603470802</text:p>
          </table:table-cell>
          <table:table-cell office:value-type="float" office:value="-121.16757927427" calcext:value-type="float">
            <text:p>-121,1675792742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182</text:p>
          </table:table-cell>
          <table:table-cell office:value-type="float" office:value="9.7859752178192" calcext:value-type="float">
            <text:p>9,7859752178192</text:p>
          </table:table-cell>
          <table:table-cell office:value-type="float" office:value="1.7806686460972" calcext:value-type="float">
            <text:p>1,7806686460972</text:p>
          </table:table-cell>
          <table:table-cell office:value-type="float" office:value="-127.71249728598" calcext:value-type="float">
            <text:p>-127,7124972859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193</text:p>
          </table:table-cell>
          <table:table-cell office:value-type="float" office:value="-1.585009098053" calcext:value-type="float">
            <text:p>-1,585009098053</text:p>
          </table:table-cell>
          <table:table-cell office:value-type="float" office:value="1.8215504288673" calcext:value-type="float">
            <text:p>1,8215504288673</text:p>
          </table:table-cell>
          <table:table-cell office:value-type="float" office:value="-15.831121973171" calcext:value-type="float">
            <text:p>-15,83112197317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204</text:p>
          </table:table-cell>
          <table:table-cell office:value-type="float" office:value="0.22618798539042" calcext:value-type="float">
            <text:p>0,22618798539042</text:p>
          </table:table-cell>
          <table:table-cell office:value-type="float" office:value="3.6225518584251" calcext:value-type="float">
            <text:p>3,6225518584251</text:p>
          </table:table-cell>
          <table:table-cell office:value-type="float" office:value="-165.34075311794" calcext:value-type="float">
            <text:p>-165,3407531179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215</text:p>
          </table:table-cell>
          <table:table-cell office:value-type="float" office:value="2.0595546066761" calcext:value-type="float">
            <text:p>2,0595546066761</text:p>
          </table:table-cell>
          <table:table-cell office:value-type="float" office:value="3.9295816421509" calcext:value-type="float">
            <text:p>3,9295816421509</text:p>
          </table:table-cell>
          <table:table-cell office:value-type="float" office:value="151.21798302717" calcext:value-type="float">
            <text:p>151,2179830271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226</text:p>
          </table:table-cell>
          <table:table-cell office:value-type="float" office:value="1.5953013300896" calcext:value-type="float">
            <text:p>1,5953013300896</text:p>
          </table:table-cell>
          <table:table-cell office:value-type="float" office:value="0.90820908546448" calcext:value-type="float">
            <text:p>0,90820908546448</text:p>
          </table:table-cell>
          <table:table-cell office:value-type="float" office:value="-107.30413266808" calcext:value-type="float">
            <text:p>-107,3041326680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237</text:p>
          </table:table-cell>
          <table:table-cell office:value-type="float" office:value="6.4800119400024" calcext:value-type="float">
            <text:p>6,4800119400024</text:p>
          </table:table-cell>
          <table:table-cell office:value-type="float" office:value="-0.29407581314445" calcext:value-type="float">
            <text:p>-0,29407581314445</text:p>
          </table:table-cell>
          <table:table-cell office:value-type="float" office:value="128.47574804999" calcext:value-type="float">
            <text:p>128,4757480499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248</text:p>
          </table:table-cell>
          <table:table-cell office:value-type="float" office:value="7.3359018564224" calcext:value-type="float">
            <text:p>7,3359018564224</text:p>
          </table:table-cell>
          <table:table-cell office:value-type="float" office:value="3.6719831824303" calcext:value-type="float">
            <text:p>3,6719831824303</text:p>
          </table:table-cell>
          <table:table-cell office:value-type="float" office:value="-179.19811777249" calcext:value-type="float">
            <text:p>-179,1981177724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259</text:p>
          </table:table-cell>
          <table:table-cell office:value-type="float" office:value="8.7842547893524" calcext:value-type="float">
            <text:p>8,7842547893524</text:p>
          </table:table-cell>
          <table:table-cell office:value-type="float" office:value="2.9977497458458" calcext:value-type="float">
            <text:p>2,9977497458458</text:p>
          </table:table-cell>
          <table:table-cell office:value-type="float" office:value="129.67724101559" calcext:value-type="float">
            <text:p>129,6772410155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270</text:p>
          </table:table-cell>
          <table:table-cell office:value-type="float" office:value="-1.5850086510181" calcext:value-type="float">
            <text:p>-1,5850086510181</text:p>
          </table:table-cell>
          <table:table-cell office:value-type="float" office:value="3.9636689424515" calcext:value-type="float">
            <text:p>3,9636689424515</text:p>
          </table:table-cell>
          <table:table-cell office:value-type="float" office:value="-26.570410105833" calcext:value-type="float">
            <text:p>-26,57041010583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281</text:p>
          </table:table-cell>
          <table:table-cell office:value-type="float" office:value="-0.74282839894295" calcext:value-type="float">
            <text:p>-0,74282839894295</text:p>
          </table:table-cell>
          <table:table-cell office:value-type="float" office:value="6.4685076475143" calcext:value-type="float">
            <text:p>6,4685076475143</text:p>
          </table:table-cell>
          <table:table-cell office:value-type="float" office:value="3.2242802535273" calcext:value-type="float">
            <text:p>3,224280253527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292</text:p>
          </table:table-cell>
          <table:table-cell office:value-type="float" office:value="3.759625852108" calcext:value-type="float">
            <text:p>3,759625852108</text:p>
          </table:table-cell>
          <table:table-cell office:value-type="float" office:value="3.1193396449089" calcext:value-type="float">
            <text:p>3,1193396449089</text:p>
          </table:table-cell>
          <table:table-cell office:value-type="float" office:value="-57.067888557531" calcext:value-type="float">
            <text:p>-57,06788855753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03</text:p>
          </table:table-cell>
          <table:table-cell office:value-type="float" office:value="3.5266879200935" calcext:value-type="float">
            <text:p>3,5266879200935</text:p>
          </table:table-cell>
          <table:table-cell office:value-type="float" office:value="5.5361145734787" calcext:value-type="float">
            <text:p>5,5361145734787</text:p>
          </table:table-cell>
          <table:table-cell office:value-type="float" office:value="174.22826123086" calcext:value-type="float">
            <text:p>174,2282612308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14</text:p>
          </table:table-cell>
          <table:table-cell office:value-type="float" office:value="4.8480573296547" calcext:value-type="float">
            <text:p>4,8480573296547</text:p>
          </table:table-cell>
          <table:table-cell office:value-type="float" office:value="5.9267908334732" calcext:value-type="float">
            <text:p>5,9267908334732</text:p>
          </table:table-cell>
          <table:table-cell office:value-type="float" office:value="-55.67409999811" calcext:value-type="float">
            <text:p>-55,6740999981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25</text:p>
          </table:table-cell>
          <table:table-cell office:value-type="float" office:value="5.5706435441971" calcext:value-type="float">
            <text:p>5,5706435441971</text:p>
          </table:table-cell>
          <table:table-cell office:value-type="float" office:value="4.1099435091019" calcext:value-type="float">
            <text:p>4,1099435091019</text:p>
          </table:table-cell>
          <table:table-cell office:value-type="float" office:value="83.987337768457" calcext:value-type="float">
            <text:p>83,98733776845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36</text:p>
          </table:table-cell>
          <table:table-cell office:value-type="float" office:value="9.9470674991608" calcext:value-type="float">
            <text:p>9,9470674991608</text:p>
          </table:table-cell>
          <table:table-cell office:value-type="float" office:value="6.0378414392471" calcext:value-type="float">
            <text:p>6,0378414392471</text:p>
          </table:table-cell>
          <table:table-cell office:value-type="float" office:value="-152.2786480606" calcext:value-type="float">
            <text:p>-152,278648060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47</text:p>
          </table:table-cell>
          <table:table-cell office:value-type="float" office:value="-1.3505038619041" calcext:value-type="float">
            <text:p>-1,3505038619041</text:p>
          </table:table-cell>
          <table:table-cell office:value-type="float" office:value="4.6996992826462" calcext:value-type="float">
            <text:p>4,6996992826462</text:p>
          </table:table-cell>
          <table:table-cell office:value-type="float" office:value="-18.992288097454" calcext:value-type="float">
            <text:p>-18,99228809745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58</text:p>
          </table:table-cell>
          <table:table-cell office:value-type="float" office:value="-1.3161620497704" calcext:value-type="float">
            <text:p>-1,3161620497704</text:p>
          </table:table-cell>
          <table:table-cell office:value-type="float" office:value="7.7166491746902" calcext:value-type="float">
            <text:p>7,7166491746902</text:p>
          </table:table-cell>
          <table:table-cell office:value-type="float" office:value="6.2888631490385" calcext:value-type="float">
            <text:p>6,288863149038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69</text:p>
          </table:table-cell>
          <table:table-cell office:value-type="float" office:value="3.435420691967" calcext:value-type="float">
            <text:p>3,435420691967</text:p>
          </table:table-cell>
          <table:table-cell office:value-type="float" office:value="3.297726213932" calcext:value-type="float">
            <text:p>3,297726213932</text:p>
          </table:table-cell>
          <table:table-cell office:value-type="float" office:value="-63.620248417945" calcext:value-type="float">
            <text:p>-63,62024841794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80</text:p>
          </table:table-cell>
          <table:table-cell office:value-type="float" office:value="3.6578151583672" calcext:value-type="float">
            <text:p>3,6578151583672</text:p>
          </table:table-cell>
          <table:table-cell office:value-type="float" office:value="4.2755055427551" calcext:value-type="float">
            <text:p>4,2755055427551</text:p>
          </table:table-cell>
          <table:table-cell office:value-type="float" office:value="88.12476647128" calcext:value-type="float">
            <text:p>88,1247664712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91</text:p>
          </table:table-cell>
          <table:table-cell office:value-type="float" office:value="3.6148270964622" calcext:value-type="float">
            <text:p>3,6148270964622</text:p>
          </table:table-cell>
          <table:table-cell office:value-type="float" office:value="3.8905158638954" calcext:value-type="float">
            <text:p>3,8905158638954</text:p>
          </table:table-cell>
          <table:table-cell office:value-type="float" office:value="43.724763165614" calcext:value-type="float">
            <text:p>43,7247631656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02</text:p>
          </table:table-cell>
          <table:table-cell office:value-type="float" office:value="8.2088243961334" calcext:value-type="float">
            <text:p>8,2088243961334</text:p>
          </table:table-cell>
          <table:table-cell office:value-type="float" office:value="5.0219279527664" calcext:value-type="float">
            <text:p>5,0219279527664</text:p>
          </table:table-cell>
          <table:table-cell office:value-type="float" office:value="118.44954824751" calcext:value-type="float">
            <text:p>118,4495482475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13</text:p>
          </table:table-cell>
          <table:table-cell office:value-type="float" office:value="10.085009336472" calcext:value-type="float">
            <text:p>10,085009336472</text:p>
          </table:table-cell>
          <table:table-cell office:value-type="float" office:value="7.4009865522385" calcext:value-type="float">
            <text:p>7,4009865522385</text:p>
          </table:table-cell>
          <table:table-cell office:value-type="float" office:value="-154.93518987279" calcext:value-type="float">
            <text:p>-154,9351898727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24</text:p>
          </table:table-cell>
          <table:table-cell office:value-type="float" office:value="1.297701895237" calcext:value-type="float">
            <text:p>1,297701895237</text:p>
          </table:table-cell>
          <table:table-cell office:value-type="float" office:value="9.8694562911987" calcext:value-type="float">
            <text:p>9,8694562911987</text:p>
          </table:table-cell>
          <table:table-cell office:value-type="float" office:value="123.8820841358" calcext:value-type="float">
            <text:p>123,882084135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35</text:p>
          </table:table-cell>
          <table:table-cell office:value-type="float" office:value="-1.5850123763084" calcext:value-type="float">
            <text:p>-1,5850123763084</text:p>
          </table:table-cell>
          <table:table-cell office:value-type="float" office:value="9.231498837471" calcext:value-type="float">
            <text:p>9,231498837471</text:p>
          </table:table-cell>
          <table:table-cell office:value-type="float" office:value="-66.165046327433" calcext:value-type="float">
            <text:p>-66,16504632743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46</text:p>
          </table:table-cell>
          <table:table-cell office:value-type="float" office:value="1.7876832187176" calcext:value-type="float">
            <text:p>1,7876832187176</text:p>
          </table:table-cell>
          <table:table-cell office:value-type="float" office:value="6.0257285833359" calcext:value-type="float">
            <text:p>6,0257285833359</text:p>
          </table:table-cell>
          <table:table-cell office:value-type="float" office:value="54.042110777205" calcext:value-type="float">
            <text:p>54,04211077720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57</text:p>
          </table:table-cell>
          <table:table-cell office:value-type="float" office:value="0.57828526943922" calcext:value-type="float">
            <text:p>0,57828526943922</text:p>
          </table:table-cell>
          <table:table-cell office:value-type="float" office:value="7.4386894702911" calcext:value-type="float">
            <text:p>7,4386894702911</text:p>
          </table:table-cell>
          <table:table-cell office:value-type="float" office:value="-142.48123897868" calcext:value-type="float">
            <text:p>-142,4812389786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68</text:p>
          </table:table-cell>
          <table:table-cell office:value-type="float" office:value="2.4624259769917" calcext:value-type="float">
            <text:p>2,4624259769917</text:p>
          </table:table-cell>
          <table:table-cell office:value-type="float" office:value="11.029889583588" calcext:value-type="float">
            <text:p>11,029889583588</text:p>
          </table:table-cell>
          <table:table-cell office:value-type="float" office:value="6.9067736340177" calcext:value-type="float">
            <text:p>6,906773634017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79</text:p>
          </table:table-cell>
          <table:table-cell office:value-type="float" office:value="6.2053692340851" calcext:value-type="float">
            <text:p>6,2053692340851</text:p>
          </table:table-cell>
          <table:table-cell office:value-type="float" office:value="11.084991693497" calcext:value-type="float">
            <text:p>11,084991693497</text:p>
          </table:table-cell>
          <table:table-cell office:value-type="float" office:value="-79.170220217128" calcext:value-type="float">
            <text:p>-79,17022021712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90</text:p>
          </table:table-cell>
          <table:table-cell office:value-type="float" office:value="7.3752558231354" calcext:value-type="float">
            <text:p>7,3752558231354</text:p>
          </table:table-cell>
          <table:table-cell office:value-type="float" office:value="7.8186869621277" calcext:value-type="float">
            <text:p>7,8186869621277</text:p>
          </table:table-cell>
          <table:table-cell office:value-type="float" office:value="-116.37762549576" calcext:value-type="float">
            <text:p>-116,3776254957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501</text:p>
          </table:table-cell>
          <table:table-cell office:value-type="float" office:value="-1.5850041806698" calcext:value-type="float">
            <text:p>-1,5850041806698</text:p>
          </table:table-cell>
          <table:table-cell office:value-type="float" office:value="10.728824138641" calcext:value-type="float">
            <text:p>10,728824138641</text:p>
          </table:table-cell>
          <table:table-cell office:value-type="float" office:value="-16.08717042929" calcext:value-type="float">
            <text:p>-16,0871704292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512</text:p>
          </table:table-cell>
          <table:table-cell office:value-type="float" office:value="-0.15501047484577" calcext:value-type="float">
            <text:p>-0,15501047484577</text:p>
          </table:table-cell>
          <table:table-cell office:value-type="float" office:value="10.215896368027" calcext:value-type="float">
            <text:p>10,215896368027</text:p>
          </table:table-cell>
          <table:table-cell office:value-type="float" office:value="-48.377924284358" calcext:value-type="float">
            <text:p>-48,37792428435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523</text:p>
          </table:table-cell>
          <table:table-cell office:value-type="float" office:value="1.6431877017021" calcext:value-type="float">
            <text:p>1,6431877017021</text:p>
          </table:table-cell>
          <table:table-cell office:value-type="float" office:value="7.815455198288" calcext:value-type="float">
            <text:p>7,815455198288</text:p>
          </table:table-cell>
          <table:table-cell office:value-type="float" office:value="-4.9641760671215" calcext:value-type="float">
            <text:p>-4,96417606712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534</text:p>
          </table:table-cell>
          <table:table-cell office:value-type="float" office:value="2.4971899390221" calcext:value-type="float">
            <text:p>2,4971899390221</text:p>
          </table:table-cell>
          <table:table-cell office:value-type="float" office:value="9.9476259946823" calcext:value-type="float">
            <text:p>9,9476259946823</text:p>
          </table:table-cell>
          <table:table-cell office:value-type="float" office:value="-7.4819349179602" calcext:value-type="float">
            <text:p>-7,481934917960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545</text:p>
          </table:table-cell>
          <table:table-cell office:value-type="float" office:value="2.0961546897888" calcext:value-type="float">
            <text:p>2,0961546897888</text:p>
          </table:table-cell>
          <table:table-cell office:value-type="float" office:value="7.1527320146561" calcext:value-type="float">
            <text:p>7,1527320146561</text:p>
          </table:table-cell>
          <table:table-cell office:value-type="float" office:value="-6.3302409212301" calcext:value-type="float">
            <text:p>-6,330240921230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556</text:p>
          </table:table-cell>
          <table:table-cell office:value-type="float" office:value="6.5725958347321" calcext:value-type="float">
            <text:p>6,5725958347321</text:p>
          </table:table-cell>
          <table:table-cell office:value-type="float" office:value="8.9224636554718" calcext:value-type="float">
            <text:p>8,9224636554718</text:p>
          </table:table-cell>
          <table:table-cell office:value-type="float" office:value="40.142889994725" calcext:value-type="float">
            <text:p>40,14288999472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567</text:p>
          </table:table-cell>
          <table:table-cell office:value-type="float" office:value="8.7681216001511" calcext:value-type="float">
            <text:p>8,7681216001511</text:p>
          </table:table-cell>
          <table:table-cell office:value-type="float" office:value="9.9683701992035" calcext:value-type="float">
            <text:p>9,9683701992035</text:p>
          </table:table-cell>
          <table:table-cell office:value-type="float" office:value="-124.32714632362" calcext:value-type="float">
            <text:p>-124,3271463236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578</text:p>
          </table:table-cell>
          <table:table-cell office:value-type="float" office:value="-1.5905876457691" calcext:value-type="float">
            <text:p>-1,5905876457691</text:p>
          </table:table-cell>
          <table:table-cell office:value-type="float" office:value="11.036702394485" calcext:value-type="float">
            <text:p>11,036702394485</text:p>
          </table:table-cell>
          <table:table-cell office:value-type="float" office:value="-86.353818322443" calcext:value-type="float">
            <text:p>-86,35381832244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589</text:p>
          </table:table-cell>
          <table:table-cell office:value-type="float" office:value="2.130674123764" calcext:value-type="float">
            <text:p>2,130674123764</text:p>
          </table:table-cell>
          <table:table-cell office:value-type="float" office:value="10.11700630188" calcext:value-type="float">
            <text:p>10,11700630188</text:p>
          </table:table-cell>
          <table:table-cell office:value-type="float" office:value="21.32601153319" calcext:value-type="float">
            <text:p>21,3260115331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15</text:p>
          </table:table-cell>
          <table:table-cell office:value-type="float" office:value="1.1078099906445" calcext:value-type="float">
            <text:p>1,1078099906445</text:p>
          </table:table-cell>
          <table:table-cell office:value-type="float" office:value="2.1790751814842" calcext:value-type="float">
            <text:p>2,1790751814842</text:p>
          </table:table-cell>
          <table:table-cell office:value-type="float" office:value="-82.05959143912" calcext:value-type="float">
            <text:p>-82,0595914391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50</text:p>
          </table:table-cell>
          <table:table-cell office:value-type="float" office:value="2.097279727459" calcext:value-type="float">
            <text:p>2,097279727459</text:p>
          </table:table-cell>
          <table:table-cell office:value-type="float" office:value="0.92835284769535" calcext:value-type="float">
            <text:p>0,92835284769535</text:p>
          </table:table-cell>
          <table:table-cell office:value-type="float" office:value="-46.416833142566" calcext:value-type="float">
            <text:p>-46,41683314256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61</text:p>
          </table:table-cell>
          <table:table-cell office:value-type="float" office:value="1.6109655797482" calcext:value-type="float">
            <text:p>1,6109655797482</text:p>
          </table:table-cell>
          <table:table-cell office:value-type="float" office:value="0.087556140497327" calcext:value-type="float">
            <text:p>0,087556140497327</text:p>
          </table:table-cell>
          <table:table-cell office:value-type="float" office:value="-76.932656537196" calcext:value-type="float">
            <text:p>-76,93265653719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72</text:p>
          </table:table-cell>
          <table:table-cell office:value-type="float" office:value="4.8051118850708" calcext:value-type="float">
            <text:p>4,8051118850708</text:p>
          </table:table-cell>
          <table:table-cell office:value-type="float" office:value="-0.17130214720964" calcext:value-type="float">
            <text:p>-0,17130214720964</text:p>
          </table:table-cell>
          <table:table-cell office:value-type="float" office:value="-178.67625898616" calcext:value-type="float">
            <text:p>-178,6762589861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83</text:p>
          </table:table-cell>
          <table:table-cell office:value-type="float" office:value="3.7472623586655" calcext:value-type="float">
            <text:p>3,7472623586655</text:p>
          </table:table-cell>
          <table:table-cell office:value-type="float" office:value="-0.34789774566889" calcext:value-type="float">
            <text:p>-0,34789774566889</text:p>
          </table:table-cell>
          <table:table-cell office:value-type="float" office:value="106.97060937335" calcext:value-type="float">
            <text:p>106,9706093733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94</text:p>
          </table:table-cell>
          <table:table-cell office:value-type="float" office:value="6.9459933042526" calcext:value-type="float">
            <text:p>6,9459933042526</text:p>
          </table:table-cell>
          <table:table-cell office:value-type="float" office:value="-0.58501034975052" calcext:value-type="float">
            <text:p>-0,58501034975052</text:p>
          </table:table-cell>
          <table:table-cell office:value-type="float" office:value="18.901292875314" calcext:value-type="float">
            <text:p>18,90129287531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105</text:p>
          </table:table-cell>
          <table:table-cell office:value-type="float" office:value="8.7840861082077" calcext:value-type="float">
            <text:p>8,7840861082077</text:p>
          </table:table-cell>
          <table:table-cell office:value-type="float" office:value="0.39576929062605" calcext:value-type="float">
            <text:p>0,39576929062605</text:p>
          </table:table-cell>
          <table:table-cell office:value-type="float" office:value="-153.61093715498" calcext:value-type="float">
            <text:p>-153,6109371549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116</text:p>
          </table:table-cell>
          <table:table-cell office:value-type="float" office:value="-0.75595572590828" calcext:value-type="float">
            <text:p>-0,75595572590828</text:p>
          </table:table-cell>
          <table:table-cell office:value-type="float" office:value="1.1906780302525" calcext:value-type="float">
            <text:p>1,1906780302525</text:p>
          </table:table-cell>
          <table:table-cell office:value-type="float" office:value="-96.843134825397" calcext:value-type="float">
            <text:p>-96,84313482539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127</text:p>
          </table:table-cell>
          <table:table-cell office:value-type="float" office:value="2.2060537338257" calcext:value-type="float">
            <text:p>2,2060537338257</text:p>
          </table:table-cell>
          <table:table-cell office:value-type="float" office:value="1.9060009717941" calcext:value-type="float">
            <text:p>1,9060009717941</text:p>
          </table:table-cell>
          <table:table-cell office:value-type="float" office:value="-132.9197139497" calcext:value-type="float">
            <text:p>-132,919713949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138</text:p>
          </table:table-cell>
          <table:table-cell office:value-type="float" office:value="3.8974684476852" calcext:value-type="float">
            <text:p>3,8974684476852</text:p>
          </table:table-cell>
          <table:table-cell office:value-type="float" office:value="1.3552650809288" calcext:value-type="float">
            <text:p>1,3552650809288</text:p>
          </table:table-cell>
          <table:table-cell office:value-type="float" office:value="-167.90836176295" calcext:value-type="float">
            <text:p>-167,9083617629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149</text:p>
          </table:table-cell>
          <table:table-cell office:value-type="float" office:value="4.4508585333824" calcext:value-type="float">
            <text:p>4,4508585333824</text:p>
          </table:table-cell>
          <table:table-cell office:value-type="float" office:value="1.5700182318687" calcext:value-type="float">
            <text:p>1,5700182318687</text:p>
          </table:table-cell>
          <table:table-cell office:value-type="float" office:value="151.62179728223" calcext:value-type="float">
            <text:p>151,6217972822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160</text:p>
          </table:table-cell>
          <table:table-cell office:value-type="float" office:value="4.414350092411" calcext:value-type="float">
            <text:p>4,414350092411</text:p>
          </table:table-cell>
          <table:table-cell office:value-type="float" office:value="3.2246297597885" calcext:value-type="float">
            <text:p>3,2246297597885</text:p>
          </table:table-cell>
          <table:table-cell office:value-type="float" office:value="-25.57725473574" calcext:value-type="float">
            <text:p>-25,5772547357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171</text:p>
          </table:table-cell>
          <table:table-cell office:value-type="float" office:value="7.626918554306" calcext:value-type="float">
            <text:p>7,626918554306</text:p>
          </table:table-cell>
          <table:table-cell office:value-type="float" office:value="3.1180381774902" calcext:value-type="float">
            <text:p>3,1180381774902</text:p>
          </table:table-cell>
          <table:table-cell office:value-type="float" office:value="5.3657770726331" calcext:value-type="float">
            <text:p>5,365777072633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182</text:p>
          </table:table-cell>
          <table:table-cell office:value-type="float" office:value="9.8686093091965" calcext:value-type="float">
            <text:p>9,8686093091965</text:p>
          </table:table-cell>
          <table:table-cell office:value-type="float" office:value="1.9858579337597" calcext:value-type="float">
            <text:p>1,9858579337597</text:p>
          </table:table-cell>
          <table:table-cell office:value-type="float" office:value="-110.4749274102" calcext:value-type="float">
            <text:p>-110,474927410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193</text:p>
          </table:table-cell>
          <table:table-cell office:value-type="float" office:value="-1.5799896419048" calcext:value-type="float">
            <text:p>-1,5799896419048</text:p>
          </table:table-cell>
          <table:table-cell office:value-type="float" office:value="2.0029909908772" calcext:value-type="float">
            <text:p>2,0029909908772</text:p>
          </table:table-cell>
          <table:table-cell office:value-type="float" office:value="-34.826375876263" calcext:value-type="float">
            <text:p>-34,82637587626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204</text:p>
          </table:table-cell>
          <table:table-cell office:value-type="float" office:value="0.35739202052355" calcext:value-type="float">
            <text:p>0,35739202052355</text:p>
          </table:table-cell>
          <table:table-cell office:value-type="float" office:value="3.6030334234238" calcext:value-type="float">
            <text:p>3,6030334234238</text:p>
          </table:table-cell>
          <table:table-cell office:value-type="float" office:value="177.86848013568" calcext:value-type="float">
            <text:p>177,8684801356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215</text:p>
          </table:table-cell>
          <table:table-cell office:value-type="float" office:value="2.1526703238487" calcext:value-type="float">
            <text:p>2,1526703238487</text:p>
          </table:table-cell>
          <table:table-cell office:value-type="float" office:value="3.8289883732796" calcext:value-type="float">
            <text:p>3,8289883732796</text:p>
          </table:table-cell>
          <table:table-cell office:value-type="float" office:value="135.76748872259" calcext:value-type="float">
            <text:p>135,7674887225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226</text:p>
          </table:table-cell>
          <table:table-cell office:value-type="float" office:value="1.4729772508144" calcext:value-type="float">
            <text:p>1,4729772508144</text:p>
          </table:table-cell>
          <table:table-cell office:value-type="float" office:value="0.71520373225212" calcext:value-type="float">
            <text:p>0,71520373225212</text:p>
          </table:table-cell>
          <table:table-cell office:value-type="float" office:value="44.994695171429" calcext:value-type="float">
            <text:p>44,99469517142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237</text:p>
          </table:table-cell>
          <table:table-cell office:value-type="float" office:value="6.3650166988373" calcext:value-type="float">
            <text:p>6,3650166988373</text:p>
          </table:table-cell>
          <table:table-cell office:value-type="float" office:value="-0.063499361276627" calcext:value-type="float">
            <text:p>-0,063499361276627</text:p>
          </table:table-cell>
          <table:table-cell office:value-type="float" office:value="-136.28389425338" calcext:value-type="float">
            <text:p>-136,2838942533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248</text:p>
          </table:table-cell>
          <table:table-cell office:value-type="float" office:value="7.0889645814896" calcext:value-type="float">
            <text:p>7,0889645814896</text:p>
          </table:table-cell>
          <table:table-cell office:value-type="float" office:value="3.736298084259" calcext:value-type="float">
            <text:p>3,736298084259</text:p>
          </table:table-cell>
          <table:table-cell office:value-type="float" office:value="-61.167944009137" calcext:value-type="float">
            <text:p>-61,16794400913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259</text:p>
          </table:table-cell>
          <table:table-cell office:value-type="float" office:value="9.043305516243" calcext:value-type="float">
            <text:p>9,043305516243</text:p>
          </table:table-cell>
          <table:table-cell office:value-type="float" office:value="2.9198950529099" calcext:value-type="float">
            <text:p>2,9198950529099</text:p>
          </table:table-cell>
          <table:table-cell office:value-type="float" office:value="168.74545698713" calcext:value-type="float">
            <text:p>168,7454569871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270</text:p>
          </table:table-cell>
          <table:table-cell office:value-type="float" office:value="-1.5850141644478" calcext:value-type="float">
            <text:p>-1,5850141644478</text:p>
          </table:table-cell>
          <table:table-cell office:value-type="float" office:value="4.2545714974403" calcext:value-type="float">
            <text:p>4,2545714974403</text:p>
          </table:table-cell>
          <table:table-cell office:value-type="float" office:value="-34.652807909972" calcext:value-type="float">
            <text:p>-34,65280790997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281</text:p>
          </table:table-cell>
          <table:table-cell office:value-type="float" office:value="-0.92394389212132" calcext:value-type="float">
            <text:p>-0,92394389212132</text:p>
          </table:table-cell>
          <table:table-cell office:value-type="float" office:value="6.3648879528046" calcext:value-type="float">
            <text:p>6,3648879528046</text:p>
          </table:table-cell>
          <table:table-cell office:value-type="float" office:value="31.400846447914" calcext:value-type="float">
            <text:p>31,40084644791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292</text:p>
          </table:table-cell>
          <table:table-cell office:value-type="float" office:value="3.973091840744" calcext:value-type="float">
            <text:p>3,973091840744</text:p>
          </table:table-cell>
          <table:table-cell office:value-type="float" office:value="2.7892708778381" calcext:value-type="float">
            <text:p>2,7892708778381</text:p>
          </table:table-cell>
          <table:table-cell office:value-type="float" office:value="-57.079642441622" calcext:value-type="float">
            <text:p>-57,07964244162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03</text:p>
          </table:table-cell>
          <table:table-cell office:value-type="float" office:value="3.6990836262703" calcext:value-type="float">
            <text:p>3,6990836262703</text:p>
          </table:table-cell>
          <table:table-cell office:value-type="float" office:value="5.7316076755524" calcext:value-type="float">
            <text:p>5,7316076755524</text:p>
          </table:table-cell>
          <table:table-cell office:value-type="float" office:value="-121.5261957448" calcext:value-type="float">
            <text:p>-121,526195744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14</text:p>
          </table:table-cell>
          <table:table-cell office:value-type="float" office:value="4.8031681776047" calcext:value-type="float">
            <text:p>4,8031681776047</text:p>
          </table:table-cell>
          <table:table-cell office:value-type="float" office:value="6.1806958913803" calcext:value-type="float">
            <text:p>6,1806958913803</text:p>
          </table:table-cell>
          <table:table-cell office:value-type="float" office:value="-84.288305537716" calcext:value-type="float">
            <text:p>-84,28830553771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25</text:p>
          </table:table-cell>
          <table:table-cell office:value-type="float" office:value="5.4067385196686" calcext:value-type="float">
            <text:p>5,4067385196686</text:p>
          </table:table-cell>
          <table:table-cell office:value-type="float" office:value="3.9796704053879" calcext:value-type="float">
            <text:p>3,9796704053879</text:p>
          </table:table-cell>
          <table:table-cell office:value-type="float" office:value="35.414275090406" calcext:value-type="float">
            <text:p>35,41427509040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36</text:p>
          </table:table-cell>
          <table:table-cell office:value-type="float" office:value="10.085515975952" calcext:value-type="float">
            <text:p>10,085515975952</text:p>
          </table:table-cell>
          <table:table-cell office:value-type="float" office:value="6.3913601636887" calcext:value-type="float">
            <text:p>6,3913601636887</text:p>
          </table:table-cell>
          <table:table-cell office:value-type="float" office:value="-149.04943241435" calcext:value-type="float">
            <text:p>-149,0494324143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47</text:p>
          </table:table-cell>
          <table:table-cell office:value-type="float" office:value="-1.5661200881004" calcext:value-type="float">
            <text:p>-1,5661200881004</text:p>
          </table:table-cell>
          <table:table-cell office:value-type="float" office:value="4.8996537923813" calcext:value-type="float">
            <text:p>4,8996537923813</text:p>
          </table:table-cell>
          <table:table-cell office:value-type="float" office:value="-49.335794084391" calcext:value-type="float">
            <text:p>-49,33579408439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58</text:p>
          </table:table-cell>
          <table:table-cell office:value-type="float" office:value="-1.5850016474724" calcext:value-type="float">
            <text:p>-1,5850016474724</text:p>
          </table:table-cell>
          <table:table-cell office:value-type="float" office:value="7.7023077011108" calcext:value-type="float">
            <text:p>7,7023077011108</text:p>
          </table:table-cell>
          <table:table-cell office:value-type="float" office:value="0.84334807055201" calcext:value-type="float">
            <text:p>0,8433480705520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69</text:p>
          </table:table-cell>
          <table:table-cell office:value-type="float" office:value="3.610303401947" calcext:value-type="float">
            <text:p>3,610303401947</text:p>
          </table:table-cell>
          <table:table-cell office:value-type="float" office:value="2.9456096887589" calcext:value-type="float">
            <text:p>2,9456096887589</text:p>
          </table:table-cell>
          <table:table-cell office:value-type="float" office:value="-63.582492482131" calcext:value-type="float">
            <text:p>-63,58249248213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80</text:p>
          </table:table-cell>
          <table:table-cell office:value-type="float" office:value="3.6708053946495" calcext:value-type="float">
            <text:p>3,6708053946495</text:p>
          </table:table-cell>
          <table:table-cell office:value-type="float" office:value="4.6679443120956" calcext:value-type="float">
            <text:p>4,6679443120956</text:p>
          </table:table-cell>
          <table:table-cell office:value-type="float" office:value="88.116395245692" calcext:value-type="float">
            <text:p>88,11639524569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91</text:p>
          </table:table-cell>
          <table:table-cell office:value-type="float" office:value="3.8981023430824" calcext:value-type="float">
            <text:p>3,8981023430824</text:p>
          </table:table-cell>
          <table:table-cell office:value-type="float" office:value="4.1616255044937" calcext:value-type="float">
            <text:p>4,1616255044937</text:p>
          </table:table-cell>
          <table:table-cell office:value-type="float" office:value="43.705218916486" calcext:value-type="float">
            <text:p>43,70521891648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02</text:p>
          </table:table-cell>
          <table:table-cell office:value-type="float" office:value="8.3235043287277" calcext:value-type="float">
            <text:p>8,3235043287277</text:p>
          </table:table-cell>
          <table:table-cell office:value-type="float" office:value="4.7031766176224" calcext:value-type="float">
            <text:p>4,7031766176224</text:p>
          </table:table-cell>
          <table:table-cell office:value-type="float" office:value="107.65957832336" calcext:value-type="float">
            <text:p>107,6595783233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13</text:p>
          </table:table-cell>
          <table:table-cell office:value-type="float" office:value="10.085008144379" calcext:value-type="float">
            <text:p>10,085008144379</text:p>
          </table:table-cell>
          <table:table-cell office:value-type="float" office:value="7.5819689035416" calcext:value-type="float">
            <text:p>7,5819689035416</text:p>
          </table:table-cell>
          <table:table-cell office:value-type="float" office:value="-137.08019256592" calcext:value-type="float">
            <text:p>-137,0801925659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24</text:p>
          </table:table-cell>
          <table:table-cell office:value-type="float" office:value="1.3012729585171" calcext:value-type="float">
            <text:p>1,3012729585171</text:p>
          </table:table-cell>
          <table:table-cell office:value-type="float" office:value="9.676867723465" calcext:value-type="float">
            <text:p>9,676867723465</text:p>
          </table:table-cell>
          <table:table-cell office:value-type="float" office:value="90.278686231868" calcext:value-type="float">
            <text:p>90,27868623186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35</text:p>
          </table:table-cell>
          <table:table-cell office:value-type="float" office:value="-1.5600907802582" calcext:value-type="float">
            <text:p>-1,5600907802582</text:p>
          </table:table-cell>
          <table:table-cell office:value-type="float" office:value="9.474738240242" calcext:value-type="float">
            <text:p>9,474738240242</text:p>
          </table:table-cell>
          <table:table-cell office:value-type="float" office:value="-77.651604725297" calcext:value-type="float">
            <text:p>-77,65160472529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46</text:p>
          </table:table-cell>
          <table:table-cell office:value-type="float" office:value="1.6784952580929" calcext:value-type="float">
            <text:p>1,6784952580929</text:p>
          </table:table-cell>
          <table:table-cell office:value-type="float" office:value="5.6969624757767" calcext:value-type="float">
            <text:p>5,6969624757767</text:p>
          </table:table-cell>
          <table:table-cell office:value-type="float" office:value="76.709448911582" calcext:value-type="float">
            <text:p>76,70944891158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57</text:p>
          </table:table-cell>
          <table:table-cell office:value-type="float" office:value="0.65730698406696" calcext:value-type="float">
            <text:p>0,65730698406696</text:p>
          </table:table-cell>
          <table:table-cell office:value-type="float" office:value="7.7256697416306" calcext:value-type="float">
            <text:p>7,7256697416306</text:p>
          </table:table-cell>
          <table:table-cell office:value-type="float" office:value="-96.640708340201" calcext:value-type="float">
            <text:p>-96,64070834020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68</text:p>
          </table:table-cell>
          <table:table-cell office:value-type="float" office:value="2.0798070728779" calcext:value-type="float">
            <text:p>2,0798070728779</text:p>
          </table:table-cell>
          <table:table-cell office:value-type="float" office:value="10.960944890976" calcext:value-type="float">
            <text:p>10,960944890976</text:p>
          </table:table-cell>
          <table:table-cell office:value-type="float" office:value="11.423356498882" calcext:value-type="float">
            <text:p>11,42335649888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79</text:p>
          </table:table-cell>
          <table:table-cell office:value-type="float" office:value="6.3186556100845" calcext:value-type="float">
            <text:p>6,3186556100845</text:p>
          </table:table-cell>
          <table:table-cell office:value-type="float" office:value="11.084998846054" calcext:value-type="float">
            <text:p>11,084998846054</text:p>
          </table:table-cell>
          <table:table-cell office:value-type="float" office:value="-103.66010741823" calcext:value-type="float">
            <text:p>-103,6601074182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90</text:p>
          </table:table-cell>
          <table:table-cell office:value-type="float" office:value="7.2800052165985" calcext:value-type="float">
            <text:p>7,2800052165985</text:p>
          </table:table-cell>
          <table:table-cell office:value-type="float" office:value="8.0786907672882" calcext:value-type="float">
            <text:p>8,0786907672882</text:p>
          </table:table-cell>
          <table:table-cell office:value-type="float" office:value="-60.13506461101" calcext:value-type="float">
            <text:p>-60,1350646110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501</text:p>
          </table:table-cell>
          <table:table-cell office:value-type="float" office:value="-1.5850037336349" calcext:value-type="float">
            <text:p>-1,5850037336349</text:p>
          </table:table-cell>
          <table:table-cell office:value-type="float" office:value="10.73629617691" calcext:value-type="float">
            <text:p>10,73629617691</text:p>
          </table:table-cell>
          <table:table-cell office:value-type="float" office:value="-11.447321267644" calcext:value-type="float">
            <text:p>-11,44732126764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512</text:p>
          </table:table-cell>
          <table:table-cell office:value-type="float" office:value="-0.23705357685685" calcext:value-type="float">
            <text:p>-0,23705357685685</text:p>
          </table:table-cell>
          <table:table-cell office:value-type="float" office:value="10.497510433197" calcext:value-type="float">
            <text:p>10,497510433197</text:p>
          </table:table-cell>
          <table:table-cell office:value-type="float" office:value="-75.821818819471" calcext:value-type="float">
            <text:p>-75,82181881947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523</text:p>
          </table:table-cell>
          <table:table-cell office:value-type="float" office:value="1.4323630928993" calcext:value-type="float">
            <text:p>1,4323630928993</text:p>
          </table:table-cell>
          <table:table-cell office:value-type="float" office:value="7.7870309352875" calcext:value-type="float">
            <text:p>7,7870309352875</text:p>
          </table:table-cell>
          <table:table-cell office:value-type="float" office:value="8.6362295469661" calcext:value-type="float">
            <text:p>8,636229546966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534</text:p>
          </table:table-cell>
          <table:table-cell office:value-type="float" office:value="2.8662270307541" calcext:value-type="float">
            <text:p>2,8662270307541</text:p>
          </table:table-cell>
          <table:table-cell office:value-type="float" office:value="9.8926317691803" calcext:value-type="float">
            <text:p>9,8926317691803</text:p>
          </table:table-cell>
          <table:table-cell office:value-type="float" office:value="-3.7552109284765" calcext:value-type="float">
            <text:p>-3,755210928476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545</text:p>
          </table:table-cell>
          <table:table-cell office:value-type="float" office:value="1.8181648850441" calcext:value-type="float">
            <text:p>1,8181648850441</text:p>
          </table:table-cell>
          <table:table-cell office:value-type="float" office:value="7.2154712677002" calcext:value-type="float">
            <text:p>7,2154712677002</text:p>
          </table:table-cell>
          <table:table-cell office:value-type="float" office:value="-14.111971209763" calcext:value-type="float">
            <text:p>-14,11197120976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556</text:p>
          </table:table-cell>
          <table:table-cell office:value-type="float" office:value="6.3470041751862" calcext:value-type="float">
            <text:p>6,3470041751862</text:p>
          </table:table-cell>
          <table:table-cell office:value-type="float" office:value="8.7581712007523" calcext:value-type="float">
            <text:p>8,7581712007523</text:p>
          </table:table-cell>
          <table:table-cell office:value-type="float" office:value="35.203258702709" calcext:value-type="float">
            <text:p>35,20325870270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567</text:p>
          </table:table-cell>
          <table:table-cell office:value-type="float" office:value="8.8288831710815" calcext:value-type="float">
            <text:p>8,8288831710815</text:p>
          </table:table-cell>
          <table:table-cell office:value-type="float" office:value="10.277632474899" calcext:value-type="float">
            <text:p>10,277632474899</text:p>
          </table:table-cell>
          <table:table-cell office:value-type="float" office:value="-95.375799069739" calcext:value-type="float">
            <text:p>-95,37579906973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578</text:p>
          </table:table-cell>
          <table:table-cell office:value-type="float" office:value="-1.5946589410305" calcext:value-type="float">
            <text:p>-1,5946589410305</text:p>
          </table:table-cell>
          <table:table-cell office:value-type="float" office:value="11.034791469574" calcext:value-type="float">
            <text:p>11,034791469574</text:p>
          </table:table-cell>
          <table:table-cell office:value-type="float" office:value="-86.968197944058" calcext:value-type="float">
            <text:p>-86,96819794405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589</text:p>
          </table:table-cell>
          <table:table-cell office:value-type="float" office:value="2.4831409752369" calcext:value-type="float">
            <text:p>2,4831409752369</text:p>
          </table:table-cell>
          <table:table-cell office:value-type="float" office:value="10.2479159832" calcext:value-type="float">
            <text:p>10,2479159832</text:p>
          </table:table-cell>
          <table:table-cell office:value-type="float" office:value="25.507259330932" calcext:value-type="float">
            <text:p>25,50725933093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15</text:p>
          </table:table-cell>
          <table:table-cell office:value-type="float" office:value="0.87413534522057" calcext:value-type="float">
            <text:p>0,87413534522057</text:p>
          </table:table-cell>
          <table:table-cell office:value-type="float" office:value="2.2831626236439" calcext:value-type="float">
            <text:p>2,2831626236439</text:p>
          </table:table-cell>
          <table:table-cell office:value-type="float" office:value="-14.021448363924" calcext:value-type="float">
            <text:p>-14,02144836392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50</text:p>
          </table:table-cell>
          <table:table-cell office:value-type="float" office:value="1.8193365633488" calcext:value-type="float">
            <text:p>1,8193365633488</text:p>
          </table:table-cell>
          <table:table-cell office:value-type="float" office:value="1.2071365118027" calcext:value-type="float">
            <text:p>1,2071365118027</text:p>
          </table:table-cell>
          <table:table-cell office:value-type="float" office:value="-44.57156901147" calcext:value-type="float">
            <text:p>-44,5715690114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61</text:p>
          </table:table-cell>
          <table:table-cell office:value-type="float" office:value="1.6091758012772" calcext:value-type="float">
            <text:p>1,6091758012772</text:p>
          </table:table-cell>
          <table:table-cell office:value-type="float" office:value="0.095633985474706" calcext:value-type="float">
            <text:p>0,095633985474706</text:p>
          </table:table-cell>
          <table:table-cell office:value-type="float" office:value="-76.930756781511" calcext:value-type="float">
            <text:p>-76,93075678151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72</text:p>
          </table:table-cell>
          <table:table-cell office:value-type="float" office:value="4.9855846166611" calcext:value-type="float">
            <text:p>4,9855846166611</text:p>
          </table:table-cell>
          <table:table-cell office:value-type="float" office:value="-0.30637552961707" calcext:value-type="float">
            <text:p>-0,30637552961707</text:p>
          </table:table-cell>
          <table:table-cell office:value-type="float" office:value="135.83767034446" calcext:value-type="float">
            <text:p>135,8376703444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83</text:p>
          </table:table-cell>
          <table:table-cell office:value-type="float" office:value="3.8927558064461" calcext:value-type="float">
            <text:p>3,8927558064461</text:p>
          </table:table-cell>
          <table:table-cell office:value-type="float" office:value="-0.58500569313765" calcext:value-type="float">
            <text:p>-0,58500569313765</text:p>
          </table:table-cell>
          <table:table-cell office:value-type="float" office:value="112.04919617647" calcext:value-type="float">
            <text:p>112,0491961764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94</text:p>
          </table:table-cell>
          <table:table-cell office:value-type="float" office:value="6.6387629508972" calcext:value-type="float">
            <text:p>6,6387629508972</text:p>
          </table:table-cell>
          <table:table-cell office:value-type="float" office:value="-0.58500450104475" calcext:value-type="float">
            <text:p>-0,58500450104475</text:p>
          </table:table-cell>
          <table:table-cell office:value-type="float" office:value="24.555529568605" calcext:value-type="float">
            <text:p>24,55552956860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105</text:p>
          </table:table-cell>
          <table:table-cell office:value-type="float" office:value="9.1410177946091" calcext:value-type="float">
            <text:p>9,1410177946091</text:p>
          </table:table-cell>
          <table:table-cell office:value-type="float" office:value="0.54285656660795" calcext:value-type="float">
            <text:p>0,54285656660795</text:p>
          </table:table-cell>
          <table:table-cell office:value-type="float" office:value="-158.99483109735" calcext:value-type="float">
            <text:p>-158,9948310973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116</text:p>
          </table:table-cell>
          <table:table-cell office:value-type="float" office:value="-0.58115493506193" calcext:value-type="float">
            <text:p>-0,58115493506193</text:p>
          </table:table-cell>
          <table:table-cell office:value-type="float" office:value="1.4627534151077" calcext:value-type="float">
            <text:p>1,4627534151077</text:p>
          </table:table-cell>
          <table:table-cell office:value-type="float" office:value="-129.89348514824" calcext:value-type="float">
            <text:p>-129,8934851482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127</text:p>
          </table:table-cell>
          <table:table-cell office:value-type="float" office:value="2.3172375559807" calcext:value-type="float">
            <text:p>2,3172375559807</text:p>
          </table:table-cell>
          <table:table-cell office:value-type="float" office:value="2.150502204895" calcext:value-type="float">
            <text:p>2,150502204895</text:p>
          </table:table-cell>
          <table:table-cell office:value-type="float" office:value="-106.27341953812" calcext:value-type="float">
            <text:p>-106,2734195381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138</text:p>
          </table:table-cell>
          <table:table-cell office:value-type="float" office:value="4.183107316494" calcext:value-type="float">
            <text:p>4,183107316494</text:p>
          </table:table-cell>
          <table:table-cell office:value-type="float" office:value="1.4749948680401" calcext:value-type="float">
            <text:p>1,4749948680401</text:p>
          </table:table-cell>
          <table:table-cell office:value-type="float" office:value="-154.58327038273" calcext:value-type="float">
            <text:p>-154,5832703827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149</text:p>
          </table:table-cell>
          <table:table-cell office:value-type="float" office:value="4.5645260810852" calcext:value-type="float">
            <text:p>4,5645260810852</text:p>
          </table:table-cell>
          <table:table-cell office:value-type="float" office:value="1.4260846376419" calcext:value-type="float">
            <text:p>1,4260846376419</text:p>
          </table:table-cell>
          <table:table-cell office:value-type="float" office:value="126.56814733129" calcext:value-type="float">
            <text:p>126,5681473312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160</text:p>
          </table:table-cell>
          <table:table-cell office:value-type="float" office:value="4.1490307450294" calcext:value-type="float">
            <text:p>4,1490307450294</text:p>
          </table:table-cell>
          <table:table-cell office:value-type="float" office:value="3.3069330453873" calcext:value-type="float">
            <text:p>3,3069330453873</text:p>
          </table:table-cell>
          <table:table-cell office:value-type="float" office:value="-15.517423107366" calcext:value-type="float">
            <text:p>-15,51742310736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171</text:p>
          </table:table-cell>
          <table:table-cell office:value-type="float" office:value="7.5393271446228" calcext:value-type="float">
            <text:p>7,5393271446228</text:p>
          </table:table-cell>
          <table:table-cell office:value-type="float" office:value="2.7984422445297" calcext:value-type="float">
            <text:p>2,7984422445297</text:p>
          </table:table-cell>
          <table:table-cell office:value-type="float" office:value="64.241051673889" calcext:value-type="float">
            <text:p>64,24105167388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182</text:p>
          </table:table-cell>
          <table:table-cell office:value-type="float" office:value="9.8897361755371" calcext:value-type="float">
            <text:p>9,8897361755371</text:p>
          </table:table-cell>
          <table:table-cell office:value-type="float" office:value="2.2100523114204" calcext:value-type="float">
            <text:p>2,2100523114204</text:p>
          </table:table-cell>
          <table:table-cell office:value-type="float" office:value="-95.045309917183" calcext:value-type="float">
            <text:p>-95,04530991718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193</text:p>
          </table:table-cell>
          <table:table-cell office:value-type="float" office:value="-1.5765288472176" calcext:value-type="float">
            <text:p>-1,5765288472176</text:p>
          </table:table-cell>
          <table:table-cell office:value-type="float" office:value="2.1356444060802" calcext:value-type="float">
            <text:p>2,1356444060802</text:p>
          </table:table-cell>
          <table:table-cell office:value-type="float" office:value="-34.90719066304" calcext:value-type="float">
            <text:p>-34,9071906630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204</text:p>
          </table:table-cell>
          <table:table-cell office:value-type="float" office:value="0.46468965709209" calcext:value-type="float">
            <text:p>0,46468965709209</text:p>
          </table:table-cell>
          <table:table-cell office:value-type="float" office:value="3.5803735256195" calcext:value-type="float">
            <text:p>3,5803735256195</text:p>
          </table:table-cell>
          <table:table-cell office:value-type="float" office:value="170.55371005064" calcext:value-type="float">
            <text:p>170,5537100506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215</text:p>
          </table:table-cell>
          <table:table-cell office:value-type="float" office:value="2.2161546349525" calcext:value-type="float">
            <text:p>2,2161546349525</text:p>
          </table:table-cell>
          <table:table-cell office:value-type="float" office:value="3.7079042196274" calcext:value-type="float">
            <text:p>3,7079042196274</text:p>
          </table:table-cell>
          <table:table-cell office:value-type="float" office:value="120.29083519225" calcext:value-type="float">
            <text:p>120,2908351922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226</text:p>
          </table:table-cell>
          <table:table-cell office:value-type="float" office:value="1.4871992170811" calcext:value-type="float">
            <text:p>1,4871992170811</text:p>
          </table:table-cell>
          <table:table-cell office:value-type="float" office:value="0.72660364210606" calcext:value-type="float">
            <text:p>0,72660364210606</text:p>
          </table:table-cell>
          <table:table-cell office:value-type="float" office:value="45.837226566995" calcext:value-type="float">
            <text:p>45,83722656699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237</text:p>
          </table:table-cell>
          <table:table-cell office:value-type="float" office:value="6.3020938634872" calcext:value-type="float">
            <text:p>6,3020938634872</text:p>
          </table:table-cell>
          <table:table-cell office:value-type="float" office:value="0.1020637806505" calcext:value-type="float">
            <text:p>0,1020637806505</text:p>
          </table:table-cell>
          <table:table-cell office:value-type="float" office:value="-93.321643817197" calcext:value-type="float">
            <text:p>-93,32164381719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248</text:p>
          </table:table-cell>
          <table:table-cell office:value-type="float" office:value="6.8255591392517" calcext:value-type="float">
            <text:p>6,8255591392517</text:p>
          </table:table-cell>
          <table:table-cell office:value-type="float" office:value="3.6663213372231" calcext:value-type="float">
            <text:p>3,6663213372231</text:p>
          </table:table-cell>
          <table:table-cell office:value-type="float" office:value="1.6574681778053" calcext:value-type="float">
            <text:p>1,657468177805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259</text:p>
          </table:table-cell>
          <table:table-cell office:value-type="float" office:value="9.3992376327515" calcext:value-type="float">
            <text:p>9,3992376327515</text:p>
          </table:table-cell>
          <table:table-cell office:value-type="float" office:value="2.8001016378403" calcext:value-type="float">
            <text:p>2,8001016378403</text:p>
          </table:table-cell>
          <table:table-cell office:value-type="float" office:value="158.81330192469" calcext:value-type="float">
            <text:p>158,8133019246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270</text:p>
          </table:table-cell>
          <table:table-cell office:value-type="float" office:value="-1.5850332379341" calcext:value-type="float">
            <text:p>-1,5850332379341</text:p>
          </table:table-cell>
          <table:table-cell office:value-type="float" office:value="4.5924344658852" calcext:value-type="float">
            <text:p>4,5924344658852</text:p>
          </table:table-cell>
          <table:table-cell office:value-type="float" office:value="-34.353941489177" calcext:value-type="float">
            <text:p>-34,35394148917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281</text:p>
          </table:table-cell>
          <table:table-cell office:value-type="float" office:value="-1.0766385495663" calcext:value-type="float">
            <text:p>-1,0766385495663</text:p>
          </table:table-cell>
          <table:table-cell office:value-type="float" office:value="6.1914312839508" calcext:value-type="float">
            <text:p>6,1914312839508</text:p>
          </table:table-cell>
          <table:table-cell office:value-type="float" office:value="48.823369156783" calcext:value-type="float">
            <text:p>48,82336915678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292</text:p>
          </table:table-cell>
          <table:table-cell office:value-type="float" office:value="4.1865760087967" calcext:value-type="float">
            <text:p>4,1865760087967</text:p>
          </table:table-cell>
          <table:table-cell office:value-type="float" office:value="2.4594712257385" calcext:value-type="float">
            <text:p>2,4594712257385</text:p>
          </table:table-cell>
          <table:table-cell office:value-type="float" office:value="-57.066894260941" calcext:value-type="float">
            <text:p>-57,06689426094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03</text:p>
          </table:table-cell>
          <table:table-cell office:value-type="float" office:value="3.6064261198044" calcext:value-type="float">
            <text:p>3,6064261198044</text:p>
          </table:table-cell>
          <table:table-cell office:value-type="float" office:value="5.9693628549576" calcext:value-type="float">
            <text:p>5,9693628549576</text:p>
          </table:table-cell>
          <table:table-cell office:value-type="float" office:value="-60.590199604156" calcext:value-type="float">
            <text:p>-60,59019960415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14</text:p>
          </table:table-cell>
          <table:table-cell office:value-type="float" office:value="4.8836302757263" calcext:value-type="float">
            <text:p>4,8836302757263</text:p>
          </table:table-cell>
          <table:table-cell office:value-type="float" office:value="6.4308458566666" calcext:value-type="float">
            <text:p>6,4308458566666</text:p>
          </table:table-cell>
          <table:table-cell office:value-type="float" office:value="-110.79212510662" calcext:value-type="float">
            <text:p>-110,7921251066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25</text:p>
          </table:table-cell>
          <table:table-cell office:value-type="float" office:value="5.1997345685959" calcext:value-type="float">
            <text:p>5,1997345685959</text:p>
          </table:table-cell>
          <table:table-cell office:value-type="float" office:value="4.0162935853004" calcext:value-type="float">
            <text:p>4,0162935853004</text:p>
          </table:table-cell>
          <table:table-cell office:value-type="float" office:value="-13.3131546959" calcext:value-type="float">
            <text:p>-13,313154695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36</text:p>
          </table:table-cell>
          <table:table-cell office:value-type="float" office:value="10.085008144379" calcext:value-type="float">
            <text:p>10,085008144379</text:p>
          </table:table-cell>
          <table:table-cell office:value-type="float" office:value="6.6274905204773" calcext:value-type="float">
            <text:p>6,6274905204773</text:p>
          </table:table-cell>
          <table:table-cell office:value-type="float" office:value="-139.92189905446" calcext:value-type="float">
            <text:p>-139,9218990544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47</text:p>
          </table:table-cell>
          <table:table-cell office:value-type="float" office:value="-1.5794894099236" calcext:value-type="float">
            <text:p>-1,5794894099236</text:p>
          </table:table-cell>
          <table:table-cell office:value-type="float" office:value="5.196567773819" calcext:value-type="float">
            <text:p>5,196567773819</text:p>
          </table:table-cell>
          <table:table-cell office:value-type="float" office:value="-85.956947059388" calcext:value-type="float">
            <text:p>-85,95694705938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58</text:p>
          </table:table-cell>
          <table:table-cell office:value-type="float" office:value="-1.5850147604942" calcext:value-type="float">
            <text:p>-1,5850147604942</text:p>
          </table:table-cell>
          <table:table-cell office:value-type="float" office:value="8.0428218841553" calcext:value-type="float">
            <text:p>8,0428218841553</text:p>
          </table:table-cell>
          <table:table-cell office:value-type="float" office:value="-12.206493194695" calcext:value-type="float">
            <text:p>-12,20649319469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69</text:p>
          </table:table-cell>
          <table:table-cell office:value-type="float" office:value="3.7850469350815" calcext:value-type="float">
            <text:p>3,7850469350815</text:p>
          </table:table-cell>
          <table:table-cell office:value-type="float" office:value="2.5933718681335" calcext:value-type="float">
            <text:p>2,5933718681335</text:p>
          </table:table-cell>
          <table:table-cell office:value-type="float" office:value="-63.561923184972" calcext:value-type="float">
            <text:p>-63,56192318497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80</text:p>
          </table:table-cell>
          <table:table-cell office:value-type="float" office:value="3.7117022275925" calcext:value-type="float">
            <text:p>3,7117022275925</text:p>
          </table:table-cell>
          <table:table-cell office:value-type="float" office:value="4.8825374245644" calcext:value-type="float">
            <text:p>4,8825374245644</text:p>
          </table:table-cell>
          <table:table-cell office:value-type="float" office:value="-114.6315108439" calcext:value-type="float">
            <text:p>-114,631510843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91</text:p>
          </table:table-cell>
          <table:table-cell office:value-type="float" office:value="4.0644478797913" calcext:value-type="float">
            <text:p>4,0644478797913</text:p>
          </table:table-cell>
          <table:table-cell office:value-type="float" office:value="4.2908817529678" calcext:value-type="float">
            <text:p>4,2908817529678</text:p>
          </table:table-cell>
          <table:table-cell office:value-type="float" office:value="169.07478441858" calcext:value-type="float">
            <text:p>169,0747844185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02</text:p>
          </table:table-cell>
          <table:table-cell office:value-type="float" office:value="8.3768880367279" calcext:value-type="float">
            <text:p>8,3768880367279</text:p>
          </table:table-cell>
          <table:table-cell office:value-type="float" office:value="4.3688988685608" calcext:value-type="float">
            <text:p>4,3688988685608</text:p>
          </table:table-cell>
          <table:table-cell office:value-type="float" office:value="96.836834196832" calcext:value-type="float">
            <text:p>96,83683419683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13</text:p>
          </table:table-cell>
          <table:table-cell office:value-type="float" office:value="10.085003376007" calcext:value-type="float">
            <text:p>10,085003376007</text:p>
          </table:table-cell>
          <table:table-cell office:value-type="float" office:value="7.8470325469971" calcext:value-type="float">
            <text:p>7,8470325469971</text:p>
          </table:table-cell>
          <table:table-cell office:value-type="float" office:value="-130.00460035482" calcext:value-type="float">
            <text:p>-130,0046003548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24</text:p>
          </table:table-cell>
          <table:table-cell office:value-type="float" office:value="1.1972749233246" calcext:value-type="float">
            <text:p>1,1972749233246</text:p>
          </table:table-cell>
          <table:table-cell office:value-type="float" office:value="9.514719247818" calcext:value-type="float">
            <text:p>9,514719247818</text:p>
          </table:table-cell>
          <table:table-cell office:value-type="float" office:value="56.682856599237" calcext:value-type="float">
            <text:p>56,68285659923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35</text:p>
          </table:table-cell>
          <table:table-cell office:value-type="float" office:value="-1.4776968955994" calcext:value-type="float">
            <text:p>-1,4776968955994</text:p>
          </table:table-cell>
          <table:table-cell office:value-type="float" office:value="9.6537667512894" calcext:value-type="float">
            <text:p>9,6537667512894</text:p>
          </table:table-cell>
          <table:table-cell office:value-type="float" office:value="-116.2570798473" calcext:value-type="float">
            <text:p>-116,257079847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46</text:p>
          </table:table-cell>
          <table:table-cell office:value-type="float" office:value="1.6797785460949" calcext:value-type="float">
            <text:p>1,6797785460949</text:p>
          </table:table-cell>
          <table:table-cell office:value-type="float" office:value="5.366148352623" calcext:value-type="float">
            <text:p>5,366148352623</text:p>
          </table:table-cell>
          <table:table-cell office:value-type="float" office:value="91.77300808536" calcext:value-type="float">
            <text:p>91,7730080853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57</text:p>
          </table:table-cell>
          <table:table-cell office:value-type="float" office:value="0.51713924854994" calcext:value-type="float">
            <text:p>0,51713924854994</text:p>
          </table:table-cell>
          <table:table-cell office:value-type="float" office:value="8.0023300647736" calcext:value-type="float">
            <text:p>8,0023300647736</text:p>
          </table:table-cell>
          <table:table-cell office:value-type="float" office:value="-55.848146320149" calcext:value-type="float">
            <text:p>-55,84814632014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68</text:p>
          </table:table-cell>
          <table:table-cell office:value-type="float" office:value="1.7036163806915" calcext:value-type="float">
            <text:p>1,7036163806915</text:p>
          </table:table-cell>
          <table:table-cell office:value-type="float" office:value="10.862820148468" calcext:value-type="float">
            <text:p>10,862820148468</text:p>
          </table:table-cell>
          <table:table-cell office:value-type="float" office:value="15.921657632111" calcext:value-type="float">
            <text:p>15,92165763211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79</text:p>
          </table:table-cell>
          <table:table-cell office:value-type="float" office:value="6.5266716480255" calcext:value-type="float">
            <text:p>6,5266716480255</text:p>
          </table:table-cell>
          <table:table-cell office:value-type="float" office:value="11.082513332367" calcext:value-type="float">
            <text:p>11,082513332367</text:p>
          </table:table-cell>
          <table:table-cell office:value-type="float" office:value="-131.00165774108" calcext:value-type="float">
            <text:p>-131,0016577410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90</text:p>
          </table:table-cell>
          <table:table-cell office:value-type="float" office:value="7.0106554031372" calcext:value-type="float">
            <text:p>7,0106554031372</text:p>
          </table:table-cell>
          <table:table-cell office:value-type="float" office:value="8.1433308124542" calcext:value-type="float">
            <text:p>8,1433308124542</text:p>
          </table:table-cell>
          <table:table-cell office:value-type="float" office:value="-3.9236463938549" calcext:value-type="float">
            <text:p>-3,923646393854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501</text:p>
          </table:table-cell>
          <table:table-cell office:value-type="float" office:value="-1.5849983692169" calcext:value-type="float">
            <text:p>-1,5849983692169</text:p>
          </table:table-cell>
          <table:table-cell office:value-type="float" office:value="10.737971067429" calcext:value-type="float">
            <text:p>10,737971067429</text:p>
          </table:table-cell>
          <table:table-cell office:value-type="float" office:value="-11.823208089087" calcext:value-type="float">
            <text:p>-11,82320808908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512</text:p>
          </table:table-cell>
          <table:table-cell office:value-type="float" office:value="-0.25631347671151" calcext:value-type="float">
            <text:p>-0,25631347671151</text:p>
          </table:table-cell>
          <table:table-cell office:value-type="float" office:value="10.817900896072" calcext:value-type="float">
            <text:p>10,817900896072</text:p>
          </table:table-cell>
          <table:table-cell office:value-type="float" office:value="-89.383463950673" calcext:value-type="float">
            <text:p>-89,38346395067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523</text:p>
          </table:table-cell>
          <table:table-cell office:value-type="float" office:value="1.2345612049103" calcext:value-type="float">
            <text:p>1,2345612049103</text:p>
          </table:table-cell>
          <table:table-cell office:value-type="float" office:value="7.7093029022217" calcext:value-type="float">
            <text:p>7,7093029022217</text:p>
          </table:table-cell>
          <table:table-cell office:value-type="float" office:value="22.345649019168" calcext:value-type="float">
            <text:p>22,34564901916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534</text:p>
          </table:table-cell>
          <table:table-cell office:value-type="float" office:value="3.0563446879387" calcext:value-type="float">
            <text:p>3,0563446879387</text:p>
          </table:table-cell>
          <table:table-cell office:value-type="float" office:value="9.8634898662567" calcext:value-type="float">
            <text:p>9,8634898662567</text:p>
          </table:table-cell>
          <table:table-cell office:value-type="float" office:value="141.6790637241" calcext:value-type="float">
            <text:p>141,679063724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545</text:p>
          </table:table-cell>
          <table:table-cell office:value-type="float" office:value="1.5185059607029" calcext:value-type="float">
            <text:p>1,5185059607029</text:p>
          </table:table-cell>
          <table:table-cell office:value-type="float" office:value="7.2926205396652" calcext:value-type="float">
            <text:p>7,2926205396652</text:p>
          </table:table-cell>
          <table:table-cell office:value-type="float" office:value="-10.310335428851" calcext:value-type="float">
            <text:p>-10,31033542885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556</text:p>
          </table:table-cell>
          <table:table-cell office:value-type="float" office:value="6.1099189519882" calcext:value-type="float">
            <text:p>6,1099189519882</text:p>
          </table:table-cell>
          <table:table-cell office:value-type="float" office:value="8.6136370897293" calcext:value-type="float">
            <text:p>8,6136370897293</text:p>
          </table:table-cell>
          <table:table-cell office:value-type="float" office:value="30.729798754309" calcext:value-type="float">
            <text:p>30,72979875430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567</text:p>
          </table:table-cell>
          <table:table-cell office:value-type="float" office:value="8.7335681915283" calcext:value-type="float">
            <text:p>8,7335681915283</text:p>
          </table:table-cell>
          <table:table-cell office:value-type="float" office:value="10.578715801239" calcext:value-type="float">
            <text:p>10,578715801239</text:p>
          </table:table-cell>
          <table:table-cell office:value-type="float" office:value="-66.40294630816" calcext:value-type="float">
            <text:p>-66,4029463081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578</text:p>
          </table:table-cell>
          <table:table-cell office:value-type="float" office:value="-1.594657599926" calcext:value-type="float">
            <text:p>-1,594657599926</text:p>
          </table:table-cell>
          <table:table-cell office:value-type="float" office:value="11.034786701202" calcext:value-type="float">
            <text:p>11,034786701202</text:p>
          </table:table-cell>
          <table:table-cell office:value-type="float" office:value="-86.976815181173" calcext:value-type="float">
            <text:p>-86,97681518117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589</text:p>
          </table:table-cell>
          <table:table-cell office:value-type="float" office:value="2.6640945672989" calcext:value-type="float">
            <text:p>2,6640945672989</text:p>
          </table:table-cell>
          <table:table-cell office:value-type="float" office:value="10.318430662155" calcext:value-type="float">
            <text:p>10,318430662155</text:p>
          </table:table-cell>
          <table:table-cell office:value-type="float" office:value="153.47092926123" calcext:value-type="float">
            <text:p>153,4709292612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15</text:p>
          </table:table-cell>
          <table:table-cell office:value-type="float" office:value="0.6908692419529" calcext:value-type="float">
            <text:p>0,6908692419529</text:p>
          </table:table-cell>
          <table:table-cell office:value-type="float" office:value="2.1057839691639" calcext:value-type="float">
            <text:p>2,1057839691639</text:p>
          </table:table-cell>
          <table:table-cell office:value-type="float" office:value="54.024790882305" calcext:value-type="float">
            <text:p>54,02479088230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50</text:p>
          </table:table-cell>
          <table:table-cell office:value-type="float" office:value="1.5325412154198" calcext:value-type="float">
            <text:p>1,5325412154198</text:p>
          </table:table-cell>
          <table:table-cell office:value-type="float" office:value="1.4763654768467" calcext:value-type="float">
            <text:p>1,4763654768467</text:p>
          </table:table-cell>
          <table:table-cell office:value-type="float" office:value="-42.745763708831" calcext:value-type="float">
            <text:p>-42,74576370883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61</text:p>
          </table:table-cell>
          <table:table-cell office:value-type="float" office:value="1.6195288300514" calcext:value-type="float">
            <text:p>1,6195288300514</text:p>
          </table:table-cell>
          <table:table-cell office:value-type="float" office:value="-0.20608337596059" calcext:value-type="float">
            <text:p>-0,20608337596059</text:p>
          </table:table-cell>
          <table:table-cell office:value-type="float" office:value="-19.405614798236" calcext:value-type="float">
            <text:p>-19,40561479823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72</text:p>
          </table:table-cell>
          <table:table-cell office:value-type="float" office:value="4.9553257226944" calcext:value-type="float">
            <text:p>4,9553257226944</text:p>
          </table:table-cell>
          <table:table-cell office:value-type="float" office:value="-0.57055253535509" calcext:value-type="float">
            <text:p>-0,57055253535509</text:p>
          </table:table-cell>
          <table:table-cell office:value-type="float" office:value="73.646120205047" calcext:value-type="float">
            <text:p>73,64612020504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83</text:p>
          </table:table-cell>
          <table:table-cell office:value-type="float" office:value="4.2251181602478" calcext:value-type="float">
            <text:p>4,2251181602478</text:p>
          </table:table-cell>
          <table:table-cell office:value-type="float" office:value="-0.58306585997343" calcext:value-type="float">
            <text:p>-0,58306585997343</text:p>
          </table:table-cell>
          <table:table-cell office:value-type="float" office:value="125.57126762001" calcext:value-type="float">
            <text:p>125,5712676200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94</text:p>
          </table:table-cell>
          <table:table-cell office:value-type="float" office:value="6.3592457771301" calcext:value-type="float">
            <text:p>6,3592457771301</text:p>
          </table:table-cell>
          <table:table-cell office:value-type="float" office:value="-0.58500312268734" calcext:value-type="float">
            <text:p>-0,58500312268734</text:p>
          </table:table-cell>
          <table:table-cell office:value-type="float" office:value="18.656050133857" calcext:value-type="float">
            <text:p>18,65605013385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105</text:p>
          </table:table-cell>
          <table:table-cell office:value-type="float" office:value="9.5103406906128" calcext:value-type="float">
            <text:p>9,5103406906128</text:p>
          </table:table-cell>
          <table:table-cell office:value-type="float" office:value="0.65580412745476" calcext:value-type="float">
            <text:p>0,65580412745476</text:p>
          </table:table-cell>
          <table:table-cell office:value-type="float" office:value="-164.48459200039" calcext:value-type="float">
            <text:p>-164,4845920003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116</text:p>
          </table:table-cell>
          <table:table-cell office:value-type="float" office:value="-0.28455283492804" calcext:value-type="float">
            <text:p>-0,28455283492804</text:p>
          </table:table-cell>
          <table:table-cell office:value-type="float" office:value="1.5955571830273" calcext:value-type="float">
            <text:p>1,5955571830273</text:p>
          </table:table-cell>
          <table:table-cell office:value-type="float" office:value="-162.80410092348" calcext:value-type="float">
            <text:p>-162,8041009234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127</text:p>
          </table:table-cell>
          <table:table-cell office:value-type="float" office:value="2.225276529789" calcext:value-type="float">
            <text:p>2,225276529789</text:p>
          </table:table-cell>
          <table:table-cell office:value-type="float" office:value="2.4414034187794" calcext:value-type="float">
            <text:p>2,4414034187794</text:p>
          </table:table-cell>
          <table:table-cell office:value-type="float" office:value="-64.098371821604" calcext:value-type="float">
            <text:p>-64,09837182160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138</text:p>
          </table:table-cell>
          <table:table-cell office:value-type="float" office:value="3.8304594159126" calcext:value-type="float">
            <text:p>3,8304594159126</text:p>
          </table:table-cell>
          <table:table-cell office:value-type="float" office:value="1.3057813048363" calcext:value-type="float">
            <text:p>1,3057813048363</text:p>
          </table:table-cell>
          <table:table-cell office:value-type="float" office:value="-154.56274208749" calcext:value-type="float">
            <text:p>-154,5627420874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149</text:p>
          </table:table-cell>
          <table:table-cell office:value-type="float" office:value="4.3314319849014" calcext:value-type="float">
            <text:p>4,3314319849014</text:p>
          </table:table-cell>
          <table:table-cell office:value-type="float" office:value="1.7421352863312" calcext:value-type="float">
            <text:p>1,7421352863312</text:p>
          </table:table-cell>
          <table:table-cell office:value-type="float" office:value="126.61806033675" calcext:value-type="float">
            <text:p>126,6180603367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160</text:p>
          </table:table-cell>
          <table:table-cell office:value-type="float" office:value="3.8706132769585" calcext:value-type="float">
            <text:p>3,8706132769585</text:p>
          </table:table-cell>
          <table:table-cell office:value-type="float" office:value="3.3380323648453" calcext:value-type="float">
            <text:p>3,3380323648453</text:p>
          </table:table-cell>
          <table:table-cell office:value-type="float" office:value="-4.6620606711716" calcext:value-type="float">
            <text:p>-4,662060671171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171</text:p>
          </table:table-cell>
          <table:table-cell office:value-type="float" office:value="7.4139535427094" calcext:value-type="float">
            <text:p>7,4139535427094</text:p>
          </table:table-cell>
          <table:table-cell office:value-type="float" office:value="2.4411348998547" calcext:value-type="float">
            <text:p>2,4411348998547</text:p>
          </table:table-cell>
          <table:table-cell office:value-type="float" office:value="72.855746670134" calcext:value-type="float">
            <text:p>72,85574667013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182</text:p>
          </table:table-cell>
          <table:table-cell office:value-type="float" office:value="9.900506734848" calcext:value-type="float">
            <text:p>9,900506734848</text:p>
          </table:table-cell>
          <table:table-cell office:value-type="float" office:value="2.3074372112751" calcext:value-type="float">
            <text:p>2,3074372112751</text:p>
          </table:table-cell>
          <table:table-cell office:value-type="float" office:value="-95.997668375635" calcext:value-type="float">
            <text:p>-95,99766837563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193</text:p>
          </table:table-cell>
          <table:table-cell office:value-type="float" office:value="-1.580525636673" calcext:value-type="float">
            <text:p>-1,580525636673</text:p>
          </table:table-cell>
          <table:table-cell office:value-type="float" office:value="2.2779724001884" calcext:value-type="float">
            <text:p>2,2779724001884</text:p>
          </table:table-cell>
          <table:table-cell office:value-type="float" office:value="-43.24110108576" calcext:value-type="float">
            <text:p>-43,2411010857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204</text:p>
          </table:table-cell>
          <table:table-cell office:value-type="float" office:value="0.56834448128939" calcext:value-type="float">
            <text:p>0,56834448128939</text:p>
          </table:table-cell>
          <table:table-cell office:value-type="float" office:value="3.5441637039185" calcext:value-type="float">
            <text:p>3,5441637039185</text:p>
          </table:table-cell>
          <table:table-cell office:value-type="float" office:value="163.19372851378" calcext:value-type="float">
            <text:p>163,1937285137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215</text:p>
          </table:table-cell>
          <table:table-cell office:value-type="float" office:value="2.3431324958801" calcext:value-type="float">
            <text:p>2,3431324958801</text:p>
          </table:table-cell>
          <table:table-cell office:value-type="float" office:value="3.5572522878647" calcext:value-type="float">
            <text:p>3,5572522878647</text:p>
          </table:table-cell>
          <table:table-cell office:value-type="float" office:value="133.51131700406" calcext:value-type="float">
            <text:p>133,5113170040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226</text:p>
          </table:table-cell>
          <table:table-cell office:value-type="float" office:value="1.7507807910442" calcext:value-type="float">
            <text:p>1,7507807910442</text:p>
          </table:table-cell>
          <table:table-cell office:value-type="float" office:value="0.86499355733395" calcext:value-type="float">
            <text:p>0,86499355733395</text:p>
          </table:table-cell>
          <table:table-cell office:value-type="float" office:value="122.70404426915" calcext:value-type="float">
            <text:p>122,704044269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237</text:p>
          </table:table-cell>
          <table:table-cell office:value-type="float" office:value="6.3178664445877" calcext:value-type="float">
            <text:p>6,3178664445877</text:p>
          </table:table-cell>
          <table:table-cell office:value-type="float" office:value="0.323138050735" calcext:value-type="float">
            <text:p>0,323138050735</text:p>
          </table:table-cell>
          <table:table-cell office:value-type="float" office:value="-94.212178212063" calcext:value-type="float">
            <text:p>-94,21217821206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248</text:p>
          </table:table-cell>
          <table:table-cell office:value-type="float" office:value="6.5340501070023" calcext:value-type="float">
            <text:p>6,5340501070023</text:p>
          </table:table-cell>
          <table:table-cell office:value-type="float" office:value="3.5811465978622" calcext:value-type="float">
            <text:p>3,5811465978622</text:p>
          </table:table-cell>
          <table:table-cell office:value-type="float" office:value="19.881799152702" calcext:value-type="float">
            <text:p>19,88179915270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259</text:p>
          </table:table-cell>
          <table:table-cell office:value-type="float" office:value="9.5559918880463" calcext:value-type="float">
            <text:p>9,5559918880463</text:p>
          </table:table-cell>
          <table:table-cell office:value-type="float" office:value="2.7224057912827" calcext:value-type="float">
            <text:p>2,7224057912827</text:p>
          </table:table-cell>
          <table:table-cell office:value-type="float" office:value="152.53307864924" calcext:value-type="float">
            <text:p>152,5330786492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270</text:p>
          </table:table-cell>
          <table:table-cell office:value-type="float" office:value="-1.5850022435188" calcext:value-type="float">
            <text:p>-1,5850022435188</text:p>
          </table:table-cell>
          <table:table-cell office:value-type="float" office:value="4.9751669168472" calcext:value-type="float">
            <text:p>4,9751669168472</text:p>
          </table:table-cell>
          <table:table-cell office:value-type="float" office:value="-28.640909749232" calcext:value-type="float">
            <text:p>-28,64090974923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281</text:p>
          </table:table-cell>
          <table:table-cell office:value-type="float" office:value="-1.1905052512884" calcext:value-type="float">
            <text:p>-1,1905052512884</text:p>
          </table:table-cell>
          <table:table-cell office:value-type="float" office:value="5.9824788570404" calcext:value-type="float">
            <text:p>5,9824788570404</text:p>
          </table:table-cell>
          <table:table-cell office:value-type="float" office:value="62.945855650932" calcext:value-type="float">
            <text:p>62,94585565093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292</text:p>
          </table:table-cell>
          <table:table-cell office:value-type="float" office:value="4.2803686857224" calcext:value-type="float">
            <text:p>4,2803686857224</text:p>
          </table:table-cell>
          <table:table-cell office:value-type="float" office:value="2.2556900978088" calcext:value-type="float">
            <text:p>2,2556900978088</text:p>
          </table:table-cell>
          <table:table-cell office:value-type="float" office:value="81.312017076334" calcext:value-type="float">
            <text:p>81,31201707633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03</text:p>
          </table:table-cell>
          <table:table-cell office:value-type="float" office:value="3.3729064464569" calcext:value-type="float">
            <text:p>3,3729064464569</text:p>
          </table:table-cell>
          <table:table-cell office:value-type="float" office:value="6.0233902931213" calcext:value-type="float">
            <text:p>6,0233902931213</text:p>
          </table:table-cell>
          <table:table-cell office:value-type="float" office:value="-6.6357757065706" calcext:value-type="float">
            <text:p>-6,635775706570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14</text:p>
          </table:table-cell>
          <table:table-cell office:value-type="float" office:value="4.9647927284241" calcext:value-type="float">
            <text:p>4,9647927284241</text:p>
          </table:table-cell>
          <table:table-cell office:value-type="float" office:value="6.7592293024063" calcext:value-type="float">
            <text:p>6,7592293024063</text:p>
          </table:table-cell>
          <table:table-cell office:value-type="float" office:value="-102.2134776328" calcext:value-type="float">
            <text:p>-102,213477632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25</text:p>
          </table:table-cell>
          <table:table-cell office:value-type="float" office:value="5.0278490781784" calcext:value-type="float">
            <text:p>5,0278490781784</text:p>
          </table:table-cell>
          <table:table-cell office:value-type="float" office:value="4.2109832167625" calcext:value-type="float">
            <text:p>4,2109832167625</text:p>
          </table:table-cell>
          <table:table-cell office:value-type="float" office:value="-44.294235432983" calcext:value-type="float">
            <text:p>-44,29423543298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36</text:p>
          </table:table-cell>
          <table:table-cell office:value-type="float" office:value="10.08501291275" calcext:value-type="float">
            <text:p>10,08501291275</text:p>
          </table:table-cell>
          <table:table-cell office:value-type="float" office:value="6.9319206476212" calcext:value-type="float">
            <text:p>6,9319206476212</text:p>
          </table:table-cell>
          <table:table-cell office:value-type="float" office:value="-131.30452526603" calcext:value-type="float">
            <text:p>-131,3045252660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47</text:p>
          </table:table-cell>
          <table:table-cell office:value-type="float" office:value="-1.4641405642033" calcext:value-type="float">
            <text:p>-1,4641405642033</text:p>
          </table:table-cell>
          <table:table-cell office:value-type="float" office:value="5.472936630249" calcext:value-type="float">
            <text:p>5,472936630249</text:p>
          </table:table-cell>
          <table:table-cell office:value-type="float" office:value="-119.07141071976" calcext:value-type="float">
            <text:p>-119,0714107197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58</text:p>
          </table:table-cell>
          <table:table-cell office:value-type="float" office:value="-1.5851934254169" calcext:value-type="float">
            <text:p>-1,5851934254169</text:p>
          </table:table-cell>
          <table:table-cell office:value-type="float" office:value="8.4345042705536" calcext:value-type="float">
            <text:p>8,4345042705536</text:p>
          </table:table-cell>
          <table:table-cell office:value-type="float" office:value="-25.396668607262" calcext:value-type="float">
            <text:p>-25,39666860726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69</text:p>
          </table:table-cell>
          <table:table-cell office:value-type="float" office:value="3.8469365239143" calcext:value-type="float">
            <text:p>3,8469365239143</text:p>
          </table:table-cell>
          <table:table-cell office:value-type="float" office:value="2.370203435421" calcext:value-type="float">
            <text:p>2,370203435421</text:p>
          </table:table-cell>
          <table:table-cell office:value-type="float" office:value="75.962674086261" calcext:value-type="float">
            <text:p>75,96267408626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80</text:p>
          </table:table-cell>
          <table:table-cell office:value-type="float" office:value="3.6476066708565" calcext:value-type="float">
            <text:p>3,6476066708565</text:p>
          </table:table-cell>
          <table:table-cell office:value-type="float" office:value="5.2253091335297" calcext:value-type="float">
            <text:p>5,2253091335297</text:p>
          </table:table-cell>
          <table:table-cell office:value-type="float" office:value="-82.697164480853" calcext:value-type="float">
            <text:p>-82,69716448085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91</text:p>
          </table:table-cell>
          <table:table-cell office:value-type="float" office:value="4.1982561349869" calcext:value-type="float">
            <text:p>4,1982561349869</text:p>
          </table:table-cell>
          <table:table-cell office:value-type="float" office:value="4.4010925292969" calcext:value-type="float">
            <text:p>4,4010925292969</text:p>
          </table:table-cell>
          <table:table-cell office:value-type="float" office:value="-151.24006939542" calcext:value-type="float">
            <text:p>-151,2400693954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02</text:p>
          </table:table-cell>
          <table:table-cell office:value-type="float" office:value="8.3157920837402" calcext:value-type="float">
            <text:p>8,3157920837402</text:p>
          </table:table-cell>
          <table:table-cell office:value-type="float" office:value="4.0741196274757" calcext:value-type="float">
            <text:p>4,0741196274757</text:p>
          </table:table-cell>
          <table:table-cell office:value-type="float" office:value="69.823579423746" calcext:value-type="float">
            <text:p>69,82357942374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13</text:p>
          </table:table-cell>
          <table:table-cell office:value-type="float" office:value="10.085006952286" calcext:value-type="float">
            <text:p>10,085006952286</text:p>
          </table:table-cell>
          <table:table-cell office:value-type="float" office:value="8.100460767746" calcext:value-type="float">
            <text:p>8,100460767746</text:p>
          </table:table-cell>
          <table:table-cell office:value-type="float" office:value="-134.08467420347" calcext:value-type="float">
            <text:p>-134,0846742034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24</text:p>
          </table:table-cell>
          <table:table-cell office:value-type="float" office:value="1.0204216092825" calcext:value-type="float">
            <text:p>1,0204216092825</text:p>
          </table:table-cell>
          <table:table-cell office:value-type="float" office:value="9.436092376709" calcext:value-type="float">
            <text:p>9,436092376709</text:p>
          </table:table-cell>
          <table:table-cell office:value-type="float" office:value="23.084746234736" calcext:value-type="float">
            <text:p>23,08474623473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35</text:p>
          </table:table-cell>
          <table:table-cell office:value-type="float" office:value="-1.3022491335869" calcext:value-type="float">
            <text:p>-1,3022491335869</text:p>
          </table:table-cell>
          <table:table-cell office:value-type="float" office:value="9.7428894042969" calcext:value-type="float">
            <text:p>9,7428894042969</text:p>
          </table:table-cell>
          <table:table-cell office:value-type="float" office:value="-154.84756876709" calcext:value-type="float">
            <text:p>-154,8475687670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46</text:p>
          </table:table-cell>
          <table:table-cell office:value-type="float" office:value="1.7371118068695" calcext:value-type="float">
            <text:p>1,7371118068695</text:p>
          </table:table-cell>
          <table:table-cell office:value-type="float" office:value="5.0713753700256" calcext:value-type="float">
            <text:p>5,0713753700256</text:p>
          </table:table-cell>
          <table:table-cell office:value-type="float" office:value="104.10010586878" calcext:value-type="float">
            <text:p>104,1001058687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57</text:p>
          </table:table-cell>
          <table:table-cell office:value-type="float" office:value="0.2337322384119" calcext:value-type="float">
            <text:p>0,2337322384119</text:p>
          </table:table-cell>
          <table:table-cell office:value-type="float" office:value="8.1357753276825" calcext:value-type="float">
            <text:p>8,1357753276825</text:p>
          </table:table-cell>
          <table:table-cell office:value-type="float" office:value="-17.259962050019" calcext:value-type="float">
            <text:p>-17,25996205001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68</text:p>
          </table:table-cell>
          <table:table-cell office:value-type="float" office:value="1.3365495204926" calcext:value-type="float">
            <text:p>1,3365495204926</text:p>
          </table:table-cell>
          <table:table-cell office:value-type="float" office:value="10.735502243042" calcext:value-type="float">
            <text:p>10,735502243042</text:p>
          </table:table-cell>
          <table:table-cell office:value-type="float" office:value="20.44321625096" calcext:value-type="float">
            <text:p>20,4432162509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79</text:p>
          </table:table-cell>
          <table:table-cell office:value-type="float" office:value="6.810599565506" calcext:value-type="float">
            <text:p>6,810599565506</text:p>
          </table:table-cell>
          <table:table-cell office:value-type="float" office:value="11.08500123024" calcext:value-type="float">
            <text:p>11,08500123024</text:p>
          </table:table-cell>
          <table:table-cell office:value-type="float" office:value="-158.74016816449" calcext:value-type="float">
            <text:p>-158,7401681644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90</text:p>
          </table:table-cell>
          <table:table-cell office:value-type="float" office:value="6.8074285984039" calcext:value-type="float">
            <text:p>6,8074285984039</text:p>
          </table:table-cell>
          <table:table-cell office:value-type="float" office:value="7.9561507701874" calcext:value-type="float">
            <text:p>7,9561507701874</text:p>
          </table:table-cell>
          <table:table-cell office:value-type="float" office:value="52.334876197159" calcext:value-type="float">
            <text:p>52,33487619715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501</text:p>
          </table:table-cell>
          <table:table-cell office:value-type="float" office:value="-1.5850041806698" calcext:value-type="float">
            <text:p>-1,5850041806698</text:p>
          </table:table-cell>
          <table:table-cell office:value-type="float" office:value="10.721387863159" calcext:value-type="float">
            <text:p>10,721387863159</text:p>
          </table:table-cell>
          <table:table-cell office:value-type="float" office:value="-13.564317089737" calcext:value-type="float">
            <text:p>-13,56431708973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512</text:p>
          </table:table-cell>
          <table:table-cell office:value-type="float" office:value="-0.159697458148" calcext:value-type="float">
            <text:p>-0,159697458148</text:p>
          </table:table-cell>
          <table:table-cell office:value-type="float" office:value="11.085016727448" calcext:value-type="float">
            <text:p>11,085016727448</text:p>
          </table:table-cell>
          <table:table-cell office:value-type="float" office:value="-109.73621629606" calcext:value-type="float">
            <text:p>-109,7362162960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523</text:p>
          </table:table-cell>
          <table:table-cell office:value-type="float" office:value="1.2408588826656" calcext:value-type="float">
            <text:p>1,2408588826656</text:p>
          </table:table-cell>
          <table:table-cell office:value-type="float" office:value="7.7075707912445" calcext:value-type="float">
            <text:p>7,7075707912445</text:p>
          </table:table-cell>
          <table:table-cell office:value-type="float" office:value="30.885650473795" calcext:value-type="float">
            <text:p>30,88565047379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534</text:p>
          </table:table-cell>
          <table:table-cell office:value-type="float" office:value="3.2599428296089" calcext:value-type="float">
            <text:p>3,2599428296089</text:p>
          </table:table-cell>
          <table:table-cell office:value-type="float" office:value="9.7989416122437" calcext:value-type="float">
            <text:p>9,7989416122437</text:p>
          </table:table-cell>
          <table:table-cell office:value-type="float" office:value="164.34375040091" calcext:value-type="float">
            <text:p>164,3437504009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545</text:p>
          </table:table-cell>
          <table:table-cell office:value-type="float" office:value="1.4145474135876" calcext:value-type="float">
            <text:p>1,4145474135876</text:p>
          </table:table-cell>
          <table:table-cell office:value-type="float" office:value="7.2914028167725" calcext:value-type="float">
            <text:p>7,2914028167725</text:p>
          </table:table-cell>
          <table:table-cell office:value-type="float" office:value="3.4830839533335" calcext:value-type="float">
            <text:p>3,483083953333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556</text:p>
          </table:table-cell>
          <table:table-cell office:value-type="float" office:value="5.87870657444" calcext:value-type="float">
            <text:p>5,87870657444</text:p>
          </table:table-cell>
          <table:table-cell office:value-type="float" office:value="8.5619336366653" calcext:value-type="float">
            <text:p>8,5619336366653</text:p>
          </table:table-cell>
          <table:table-cell office:value-type="float" office:value="8.7794988018692" calcext:value-type="float">
            <text:p>8,779498801869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567</text:p>
          </table:table-cell>
          <table:table-cell office:value-type="float" office:value="8.503286242485" calcext:value-type="float">
            <text:p>8,503286242485</text:p>
          </table:table-cell>
          <table:table-cell office:value-type="float" office:value="10.809828042984" calcext:value-type="float">
            <text:p>10,809828042984</text:p>
          </table:table-cell>
          <table:table-cell office:value-type="float" office:value="-41.737143780775" calcext:value-type="float">
            <text:p>-41,73714378077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578</text:p>
          </table:table-cell>
          <table:table-cell office:value-type="float" office:value="-1.5946574509144" calcext:value-type="float">
            <text:p>-1,5946574509144</text:p>
          </table:table-cell>
          <table:table-cell office:value-type="float" office:value="11.034784317017" calcext:value-type="float">
            <text:p>11,034784317017</text:p>
          </table:table-cell>
          <table:table-cell office:value-type="float" office:value="-86.973596530355" calcext:value-type="float">
            <text:p>-86,97359653035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589</text:p>
          </table:table-cell>
          <table:table-cell office:value-type="float" office:value="2.8328758478165" calcext:value-type="float">
            <text:p>2,8328758478165</text:p>
          </table:table-cell>
          <table:table-cell office:value-type="float" office:value="10.229734182358" calcext:value-type="float">
            <text:p>10,229734182358</text:p>
          </table:table-cell>
          <table:table-cell office:value-type="float" office:value="152.4994160719" calcext:value-type="float">
            <text:p>152,499416071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15</text:p>
          </table:table-cell>
          <table:table-cell office:value-type="float" office:value="0.78720331192017" calcext:value-type="float">
            <text:p>0,78720331192017</text:p>
          </table:table-cell>
          <table:table-cell office:value-type="float" office:value="1.8683424592018" calcext:value-type="float">
            <text:p>1,8683424592018</text:p>
          </table:table-cell>
          <table:table-cell office:value-type="float" office:value="122.08673301016" calcext:value-type="float">
            <text:p>122,0867330101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50</text:p>
          </table:table-cell>
          <table:table-cell office:value-type="float" office:value="1.2274980545044" calcext:value-type="float">
            <text:p>1,2274980545044</text:p>
          </table:table-cell>
          <table:table-cell office:value-type="float" office:value="1.6914130747318" calcext:value-type="float">
            <text:p>1,6914130747318</text:p>
          </table:table-cell>
          <table:table-cell office:value-type="float" office:value="-31.998531453928" calcext:value-type="float">
            <text:p>-31,99853145392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61</text:p>
          </table:table-cell>
          <table:table-cell office:value-type="float" office:value="1.6239763796329" calcext:value-type="float">
            <text:p>1,6239763796329</text:p>
          </table:table-cell>
          <table:table-cell office:value-type="float" office:value="-0.38684971630573" calcext:value-type="float">
            <text:p>-0,38684971630573</text:p>
          </table:table-cell>
          <table:table-cell office:value-type="float" office:value="49.243536344759" calcext:value-type="float">
            <text:p>49,24353634475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72</text:p>
          </table:table-cell>
          <table:table-cell office:value-type="float" office:value="4.7969713807106" calcext:value-type="float">
            <text:p>4,7969713807106</text:p>
          </table:table-cell>
          <table:table-cell office:value-type="float" office:value="-0.53370028734207" calcext:value-type="float">
            <text:p>-0,53370028734207</text:p>
          </table:table-cell>
          <table:table-cell office:value-type="float" office:value="10.047874443091" calcext:value-type="float">
            <text:p>10,04787444309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83</text:p>
          </table:table-cell>
          <table:table-cell office:value-type="float" office:value="4.4526958465576" calcext:value-type="float">
            <text:p>4,4526958465576</text:p>
          </table:table-cell>
          <table:table-cell office:value-type="float" office:value="-0.54094828665257" calcext:value-type="float">
            <text:p>-0,54094828665257</text:p>
          </table:table-cell>
          <table:table-cell office:value-type="float" office:value="124.90061286149" calcext:value-type="float">
            <text:p>124,9006128614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94</text:p>
          </table:table-cell>
          <table:table-cell office:value-type="float" office:value="6.0464936494827" calcext:value-type="float">
            <text:p>6,0464936494827</text:p>
          </table:table-cell>
          <table:table-cell office:value-type="float" office:value="-0.57872273027897" calcext:value-type="float">
            <text:p>-0,57872273027897</text:p>
          </table:table-cell>
          <table:table-cell office:value-type="float" office:value="47.92940426784" calcext:value-type="float">
            <text:p>47,9294042678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105</text:p>
          </table:table-cell>
          <table:table-cell office:value-type="float" office:value="9.8871409893036" calcext:value-type="float">
            <text:p>9,8871409893036</text:p>
          </table:table-cell>
          <table:table-cell office:value-type="float" office:value="0.73114983737469" calcext:value-type="float">
            <text:p>0,73114983737469</text:p>
          </table:table-cell>
          <table:table-cell office:value-type="float" office:value="-170.62122654763" calcext:value-type="float">
            <text:p>-170,6212265476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116</text:p>
          </table:table-cell>
          <table:table-cell office:value-type="float" office:value="0.096376817673445" calcext:value-type="float">
            <text:p>0,096376817673445</text:p>
          </table:table-cell>
          <table:table-cell office:value-type="float" office:value="1.7126823961735" calcext:value-type="float">
            <text:p>1,7126823961735</text:p>
          </table:table-cell>
          <table:table-cell office:value-type="float" office:value="-162.84748095616" calcext:value-type="float">
            <text:p>-162,8474809561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127</text:p>
          </table:table-cell>
          <table:table-cell office:value-type="float" office:value="1.9622865319252" calcext:value-type="float">
            <text:p>1,9622865319252</text:p>
          </table:table-cell>
          <table:table-cell office:value-type="float" office:value="2.5950658321381" calcext:value-type="float">
            <text:p>2,5950658321381</text:p>
          </table:table-cell>
          <table:table-cell office:value-type="float" office:value="-21.924829217279" calcext:value-type="float">
            <text:p>-21,92482921727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138</text:p>
          </table:table-cell>
          <table:table-cell office:value-type="float" office:value="3.6079058051109" calcext:value-type="float">
            <text:p>3,6079058051109</text:p>
          </table:table-cell>
          <table:table-cell office:value-type="float" office:value="1.2483757734299" calcext:value-type="float">
            <text:p>1,2483757734299</text:p>
          </table:table-cell>
          <table:table-cell office:value-type="float" office:value="-2.0841517883122" calcext:value-type="float">
            <text:p>-2,084151788312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149</text:p>
          </table:table-cell>
          <table:table-cell office:value-type="float" office:value="4.084460735321" calcext:value-type="float">
            <text:p>4,084460735321</text:p>
          </table:table-cell>
          <table:table-cell office:value-type="float" office:value="1.9915184378624" calcext:value-type="float">
            <text:p>1,9915184378624</text:p>
          </table:table-cell>
          <table:table-cell office:value-type="float" office:value="141.8610302506" calcext:value-type="float">
            <text:p>141,861030250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160</text:p>
          </table:table-cell>
          <table:table-cell office:value-type="float" office:value="3.5912102460861" calcext:value-type="float">
            <text:p>3,5912102460861</text:p>
          </table:table-cell>
          <table:table-cell office:value-type="float" office:value="3.3165520429611" calcext:value-type="float">
            <text:p>3,3165520429611</text:p>
          </table:table-cell>
          <table:table-cell office:value-type="float" office:value="6.2182979883662" calcext:value-type="float">
            <text:p>6,218297988366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171</text:p>
          </table:table-cell>
          <table:table-cell office:value-type="float" office:value="7.3435294628143" calcext:value-type="float">
            <text:p>7,3435294628143</text:p>
          </table:table-cell>
          <table:table-cell office:value-type="float" office:value="2.0681850612164" calcext:value-type="float">
            <text:p>2,0681850612164</text:p>
          </table:table-cell>
          <table:table-cell office:value-type="float" office:value="81.486432415665" calcext:value-type="float">
            <text:p>81,48643241566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182</text:p>
          </table:table-cell>
          <table:table-cell office:value-type="float" office:value="9.8229295015335" calcext:value-type="float">
            <text:p>9,8229295015335</text:p>
          </table:table-cell>
          <table:table-cell office:value-type="float" office:value="1.9896095991135" calcext:value-type="float">
            <text:p>1,9896095991135</text:p>
          </table:table-cell>
          <table:table-cell office:value-type="float" office:value="-61.735957291476" calcext:value-type="float">
            <text:p>-61,73595729147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193</text:p>
          </table:table-cell>
          <table:table-cell office:value-type="float" office:value="-1.5758533775806" calcext:value-type="float">
            <text:p>-1,5758533775806</text:p>
          </table:table-cell>
          <table:table-cell office:value-type="float" office:value="2.4609473347664" calcext:value-type="float">
            <text:p>2,4609473347664</text:p>
          </table:table-cell>
          <table:table-cell office:value-type="float" office:value="-49.296753421711" calcext:value-type="float">
            <text:p>-49,29675342171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204</text:p>
          </table:table-cell>
          <table:table-cell office:value-type="float" office:value="0.66615328192711" calcext:value-type="float">
            <text:p>0,66615328192711</text:p>
          </table:table-cell>
          <table:table-cell office:value-type="float" office:value="3.4945279359818" calcext:value-type="float">
            <text:p>3,4945279359818</text:p>
          </table:table-cell>
          <table:table-cell office:value-type="float" office:value="155.87957345756" calcext:value-type="float">
            <text:p>155,8795734575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215</text:p>
          </table:table-cell>
          <table:table-cell office:value-type="float" office:value="2.5239580869675" calcext:value-type="float">
            <text:p>2,5239580869675</text:p>
          </table:table-cell>
          <table:table-cell office:value-type="float" office:value="3.3655998110771" calcext:value-type="float">
            <text:p>3,3655998110771</text:p>
          </table:table-cell>
          <table:table-cell office:value-type="float" office:value="132.62526548592" calcext:value-type="float">
            <text:p>132,6252654859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226</text:p>
          </table:table-cell>
          <table:table-cell office:value-type="float" office:value="1.8958953022957" calcext:value-type="float">
            <text:p>1,8958953022957</text:p>
          </table:table-cell>
          <table:table-cell office:value-type="float" office:value="1.1376497894526" calcext:value-type="float">
            <text:p>1,1376497894526</text:p>
          </table:table-cell>
          <table:table-cell office:value-type="float" office:value="-134.42537283442" calcext:value-type="float">
            <text:p>-134,4253728344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237</text:p>
          </table:table-cell>
          <table:table-cell office:value-type="float" office:value="6.3373178243637" calcext:value-type="float">
            <text:p>6,3373178243637</text:p>
          </table:table-cell>
          <table:table-cell office:value-type="float" office:value="0.5447093769908" calcext:value-type="float">
            <text:p>0,5447093769908</text:p>
          </table:table-cell>
          <table:table-cell office:value-type="float" office:value="-95.109710268154" calcext:value-type="float">
            <text:p>-95,10971026815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248</text:p>
          </table:table-cell>
          <table:table-cell office:value-type="float" office:value="6.2886106967926" calcext:value-type="float">
            <text:p>6,2886106967926</text:p>
          </table:table-cell>
          <table:table-cell office:value-type="float" office:value="3.4770259261131" calcext:value-type="float">
            <text:p>3,4770259261131</text:p>
          </table:table-cell>
          <table:table-cell office:value-type="float" office:value="21.148403169243" calcext:value-type="float">
            <text:p>21,14840316924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259</text:p>
          </table:table-cell>
          <table:table-cell office:value-type="float" office:value="9.2700511217117" calcext:value-type="float">
            <text:p>9,2700511217117</text:p>
          </table:table-cell>
          <table:table-cell office:value-type="float" office:value="2.9079395532608" calcext:value-type="float">
            <text:p>2,9079395532608</text:p>
          </table:table-cell>
          <table:table-cell office:value-type="float" office:value="179.09998650763" calcext:value-type="float">
            <text:p>179,0999865076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270</text:p>
          </table:table-cell>
          <table:table-cell office:value-type="float" office:value="-1.5075796842575" calcext:value-type="float">
            <text:p>-1,5075796842575</text:p>
          </table:table-cell>
          <table:table-cell office:value-type="float" office:value="5.0915271043777" calcext:value-type="float">
            <text:p>5,0915271043777</text:p>
          </table:table-cell>
          <table:table-cell office:value-type="float" office:value="-8.6385999705381" calcext:value-type="float">
            <text:p>-8,638599970538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281</text:p>
          </table:table-cell>
          <table:table-cell office:value-type="float" office:value="-1.1289019882679" calcext:value-type="float">
            <text:p>-1,1289019882679</text:p>
          </table:table-cell>
          <table:table-cell office:value-type="float" office:value="6.1198723316193" calcext:value-type="float">
            <text:p>6,1198723316193</text:p>
          </table:table-cell>
          <table:table-cell office:value-type="float" office:value="68.065943232008" calcext:value-type="float">
            <text:p>68,06594323200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292</text:p>
          </table:table-cell>
          <table:table-cell office:value-type="float" office:value="4.2648139595985" calcext:value-type="float">
            <text:p>4,2648139595985</text:p>
          </table:table-cell>
          <table:table-cell office:value-type="float" office:value="2.4544954299927" calcext:value-type="float">
            <text:p>2,4544954299927</text:p>
          </table:table-cell>
          <table:table-cell office:value-type="float" office:value="105.63624968195" calcext:value-type="float">
            <text:p>105,6362496819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03</text:p>
          </table:table-cell>
          <table:table-cell office:value-type="float" office:value="3.1924051046371" calcext:value-type="float">
            <text:p>3,1924051046371</text:p>
          </table:table-cell>
          <table:table-cell office:value-type="float" office:value="5.8664900064468" calcext:value-type="float">
            <text:p>5,8664900064468</text:p>
          </table:table-cell>
          <table:table-cell office:value-type="float" office:value="47.373240540741" calcext:value-type="float">
            <text:p>47,37324054074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14</text:p>
          </table:table-cell>
          <table:table-cell office:value-type="float" office:value="5.0220477581024" calcext:value-type="float">
            <text:p>5,0220477581024</text:p>
          </table:table-cell>
          <table:table-cell office:value-type="float" office:value="7.1102941036224" calcext:value-type="float">
            <text:p>7,1102941036224</text:p>
          </table:table-cell>
          <table:table-cell office:value-type="float" office:value="-101.2817636417" calcext:value-type="float">
            <text:p>-101,281763641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25</text:p>
          </table:table-cell>
          <table:table-cell office:value-type="float" office:value="4.7207790613174" calcext:value-type="float">
            <text:p>4,7207790613174</text:p>
          </table:table-cell>
          <table:table-cell office:value-type="float" office:value="4.3936514854431" calcext:value-type="float">
            <text:p>4,3936514854431</text:p>
          </table:table-cell>
          <table:table-cell office:value-type="float" office:value="-26.685278696619" calcext:value-type="float">
            <text:p>-26,68527869661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36</text:p>
          </table:table-cell>
          <table:table-cell office:value-type="float" office:value="10.08501291275" calcext:value-type="float">
            <text:p>10,08501291275</text:p>
          </table:table-cell>
          <table:table-cell office:value-type="float" office:value="7.3184639215469" calcext:value-type="float">
            <text:p>7,3184639215469</text:p>
          </table:table-cell>
          <table:table-cell office:value-type="float" office:value="-121.90566852594" calcext:value-type="float">
            <text:p>-121,9056685259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47</text:p>
          </table:table-cell>
          <table:table-cell office:value-type="float" office:value="-1.51407122612" calcext:value-type="float">
            <text:p>-1,51407122612</text:p>
          </table:table-cell>
          <table:table-cell office:value-type="float" office:value="5.4212963581085" calcext:value-type="float">
            <text:p>5,4212963581085</text:p>
          </table:table-cell>
          <table:table-cell office:value-type="float" office:value="-126.43836258323" calcext:value-type="float">
            <text:p>-126,4383625832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58</text:p>
          </table:table-cell>
          <table:table-cell office:value-type="float" office:value="-1.5849992632866" calcext:value-type="float">
            <text:p>-1,5849992632866</text:p>
          </table:table-cell>
          <table:table-cell office:value-type="float" office:value="8.6150950193405" calcext:value-type="float">
            <text:p>8,6150950193405</text:p>
          </table:table-cell>
          <table:table-cell office:value-type="float" office:value="-19.922780572988" calcext:value-type="float">
            <text:p>-19,92278057298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69</text:p>
          </table:table-cell>
          <table:table-cell office:value-type="float" office:value="3.8359069824219" calcext:value-type="float">
            <text:p>3,8359069824219</text:p>
          </table:table-cell>
          <table:table-cell office:value-type="float" office:value="2.4901828169823" calcext:value-type="float">
            <text:p>2,4901828169823</text:p>
          </table:table-cell>
          <table:table-cell office:value-type="float" office:value="121.24951478023" calcext:value-type="float">
            <text:p>121,2495147802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80</text:p>
          </table:table-cell>
          <table:table-cell office:value-type="float" office:value="3.5430824756622" calcext:value-type="float">
            <text:p>3,5430824756622</text:p>
          </table:table-cell>
          <table:table-cell office:value-type="float" office:value="5.5797469615936" calcext:value-type="float">
            <text:p>5,5797469615936</text:p>
          </table:table-cell>
          <table:table-cell office:value-type="float" office:value="-70.514325123684" calcext:value-type="float">
            <text:p>-70,51432512368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91</text:p>
          </table:table-cell>
          <table:table-cell office:value-type="float" office:value="4.3019360303879" calcext:value-type="float">
            <text:p>4,3019360303879</text:p>
          </table:table-cell>
          <table:table-cell office:value-type="float" office:value="4.547655582428" calcext:value-type="float">
            <text:p>4,547655582428</text:p>
          </table:table-cell>
          <table:table-cell office:value-type="float" office:value="-125.78101978181" calcext:value-type="float">
            <text:p>-125,7810197818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02</text:p>
          </table:table-cell>
          <table:table-cell office:value-type="float" office:value="8.0983459949493" calcext:value-type="float">
            <text:p>8,0983459949493</text:p>
          </table:table-cell>
          <table:table-cell office:value-type="float" office:value="3.8869160413742" calcext:value-type="float">
            <text:p>3,8869160413742</text:p>
          </table:table-cell>
          <table:table-cell office:value-type="float" office:value="34.447268695588" calcext:value-type="float">
            <text:p>34,44726869558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13</text:p>
          </table:table-cell>
          <table:table-cell office:value-type="float" office:value="10.085014104843" calcext:value-type="float">
            <text:p>10,085014104843</text:p>
          </table:table-cell>
          <table:table-cell office:value-type="float" office:value="8.2684648036957" calcext:value-type="float">
            <text:p>8,2684648036957</text:p>
          </table:table-cell>
          <table:table-cell office:value-type="float" office:value="-152.59142438318" calcext:value-type="float">
            <text:p>-152,5914243831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24</text:p>
          </table:table-cell>
          <table:table-cell office:value-type="float" office:value="0.78258119523525" calcext:value-type="float">
            <text:p>0,78258119523525</text:p>
          </table:table-cell>
          <table:table-cell office:value-type="float" office:value="9.3685066699982" calcext:value-type="float">
            <text:p>9,3685066699982</text:p>
          </table:table-cell>
          <table:table-cell office:value-type="float" office:value="16.669049194664" calcext:value-type="float">
            <text:p>16,66904919466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35</text:p>
          </table:table-cell>
          <table:table-cell office:value-type="float" office:value="-1.1097984015942" calcext:value-type="float">
            <text:p>-1,1097984015942</text:p>
          </table:table-cell>
          <table:table-cell office:value-type="float" office:value="9.7022849321365" calcext:value-type="float">
            <text:p>9,7022849321365</text:p>
          </table:table-cell>
          <table:table-cell office:value-type="float" office:value="166.73062257706" calcext:value-type="float">
            <text:p>166,7306225770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46</text:p>
          </table:table-cell>
          <table:table-cell office:value-type="float" office:value="1.8624760210514" calcext:value-type="float">
            <text:p>1,8624760210514</text:p>
          </table:table-cell>
          <table:table-cell office:value-type="float" office:value="4.8020753264427" calcext:value-type="float">
            <text:p>4,8020753264427</text:p>
          </table:table-cell>
          <table:table-cell office:value-type="float" office:value="117.71221069773" calcext:value-type="float">
            <text:p>117,7122106977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57</text:p>
          </table:table-cell>
          <table:table-cell office:value-type="float" office:value="-0.044447113759816" calcext:value-type="float">
            <text:p>-0,044447113759816</text:p>
          </table:table-cell>
          <table:table-cell office:value-type="float" office:value="8.1275975704193" calcext:value-type="float">
            <text:p>8,1275975704193</text:p>
          </table:table-cell>
          <table:table-cell office:value-type="float" office:value="5.2375815761317" calcext:value-type="float">
            <text:p>5,237581576131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68</text:p>
          </table:table-cell>
          <table:table-cell office:value-type="float" office:value="0.98072245717049" calcext:value-type="float">
            <text:p>0,98072245717049</text:p>
          </table:table-cell>
          <table:table-cell office:value-type="float" office:value="10.579206943512" calcext:value-type="float">
            <text:p>10,579206943512</text:p>
          </table:table-cell>
          <table:table-cell office:value-type="float" office:value="24.970856821461" calcext:value-type="float">
            <text:p>24,97085682146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79</text:p>
          </table:table-cell>
          <table:table-cell office:value-type="float" office:value="7.1120822429657" calcext:value-type="float">
            <text:p>7,1120822429657</text:p>
          </table:table-cell>
          <table:table-cell office:value-type="float" office:value="11.054153442383" calcext:value-type="float">
            <text:p>11,054153442383</text:p>
          </table:table-cell>
          <table:table-cell office:value-type="float" office:value="168.87546041209" calcext:value-type="float">
            <text:p>168,8754604120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90</text:p>
          </table:table-cell>
          <table:table-cell office:value-type="float" office:value="6.8505728244781" calcext:value-type="float">
            <text:p>6,8505728244781</text:p>
          </table:table-cell>
          <table:table-cell office:value-type="float" office:value="7.6824343204498" calcext:value-type="float">
            <text:p>7,6824343204498</text:p>
          </table:table-cell>
          <table:table-cell office:value-type="float" office:value="108.56820139915" calcext:value-type="float">
            <text:p>108,568201399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501</text:p>
          </table:table-cell>
          <table:table-cell office:value-type="float" office:value="-1.5910023450851" calcext:value-type="float">
            <text:p>-1,5910023450851</text:p>
          </table:table-cell>
          <table:table-cell office:value-type="float" office:value="10.74959397316" calcext:value-type="float">
            <text:p>10,74959397316</text:p>
          </table:table-cell>
          <table:table-cell office:value-type="float" office:value="-31.506409310991" calcext:value-type="float">
            <text:p>-31,50640931099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512</text:p>
          </table:table-cell>
          <table:table-cell office:value-type="float" office:value="0.064238049089909" calcext:value-type="float">
            <text:p>0,064238049089909</text:p>
          </table:table-cell>
          <table:table-cell office:value-type="float" office:value="11.085008382797" calcext:value-type="float">
            <text:p>11,085008382797</text:p>
          </table:table-cell>
          <table:table-cell office:value-type="float" office:value="-138.12236573286" calcext:value-type="float">
            <text:p>-138,1223657328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523</text:p>
          </table:table-cell>
          <table:table-cell office:value-type="float" office:value="1.5351074934006" calcext:value-type="float">
            <text:p>1,5351074934006</text:p>
          </table:table-cell>
          <table:table-cell office:value-type="float" office:value="7.7989816665649" calcext:value-type="float">
            <text:p>7,7989816665649</text:p>
          </table:table-cell>
          <table:table-cell office:value-type="float" office:value="82.135636335725" calcext:value-type="float">
            <text:p>82,13563633572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534</text:p>
          </table:table-cell>
          <table:table-cell office:value-type="float" office:value="3.4722381830215" calcext:value-type="float">
            <text:p>3,4722381830215</text:p>
          </table:table-cell>
          <table:table-cell office:value-type="float" office:value="9.8184442520142" calcext:value-type="float">
            <text:p>9,8184442520142</text:p>
          </table:table-cell>
          <table:table-cell office:value-type="float" office:value="-173.15551429797" calcext:value-type="float">
            <text:p>-173,155514297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545</text:p>
          </table:table-cell>
          <table:table-cell office:value-type="float" office:value="1.7297281324863" calcext:value-type="float">
            <text:p>1,7297281324863</text:p>
          </table:table-cell>
          <table:table-cell office:value-type="float" office:value="7.2611063718796" calcext:value-type="float">
            <text:p>7,2611063718796</text:p>
          </table:table-cell>
          <table:table-cell office:value-type="float" office:value="45.208311764298" calcext:value-type="float">
            <text:p>45,20831176429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556</text:p>
          </table:table-cell>
          <table:table-cell office:value-type="float" office:value="5.6516301631927" calcext:value-type="float">
            <text:p>5,6516301631927</text:p>
          </table:table-cell>
          <table:table-cell office:value-type="float" office:value="8.6143589019775" calcext:value-type="float">
            <text:p>8,6143589019775</text:p>
          </table:table-cell>
          <table:table-cell office:value-type="float" office:value="-15.685742827737" calcext:value-type="float">
            <text:p>-15,68574282773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567</text:p>
          </table:table-cell>
          <table:table-cell office:value-type="float" office:value="8.2725250720978" calcext:value-type="float">
            <text:p>8,2725250720978</text:p>
          </table:table-cell>
          <table:table-cell office:value-type="float" office:value="11.037021875381" calcext:value-type="float">
            <text:p>11,037021875381</text:p>
          </table:table-cell>
          <table:table-cell office:value-type="float" office:value="-49.160302444628" calcext:value-type="float">
            <text:p>-49,16030244462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578</text:p>
          </table:table-cell>
          <table:table-cell office:value-type="float" office:value="-1.5917710959911" calcext:value-type="float">
            <text:p>-1,5917710959911</text:p>
          </table:table-cell>
          <table:table-cell office:value-type="float" office:value="11.033337116241" calcext:value-type="float">
            <text:p>11,033337116241</text:p>
          </table:table-cell>
          <table:table-cell office:value-type="float" office:value="-87.774767237864" calcext:value-type="float">
            <text:p>-87,77476723786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589</text:p>
          </table:table-cell>
          <table:table-cell office:value-type="float" office:value="2.9998874664307" calcext:value-type="float">
            <text:p>2,9998874664307</text:p>
          </table:table-cell>
          <table:table-cell office:value-type="float" office:value="10.138146877289" calcext:value-type="float">
            <text:p>10,138146877289</text:p>
          </table:table-cell>
          <table:table-cell office:value-type="float" office:value="151.50346573751" calcext:value-type="float">
            <text:p>151,5034657375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15</text:p>
          </table:table-cell>
          <table:table-cell office:value-type="float" office:value="0.6070002913475" calcext:value-type="float">
            <text:p>0,6070002913475</text:p>
          </table:table-cell>
          <table:table-cell office:value-type="float" office:value="2.0868091285229" calcext:value-type="float">
            <text:p>2,0868091285229</text:p>
          </table:table-cell>
          <table:table-cell office:value-type="float" office:value="131.87088480421" calcext:value-type="float">
            <text:p>131,8708848042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50</text:p>
          </table:table-cell>
          <table:table-cell office:value-type="float" office:value="1.454002559185" calcext:value-type="float">
            <text:p>1,454002559185</text:p>
          </table:table-cell>
          <table:table-cell office:value-type="float" office:value="1.5555381774902" calcext:value-type="float">
            <text:p>1,5555381774902</text:p>
          </table:table-cell>
          <table:table-cell office:value-type="float" office:value="-30.356848695476" calcext:value-type="float">
            <text:p>-30,35684869547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61</text:p>
          </table:table-cell>
          <table:table-cell office:value-type="float" office:value="1.4192679524422" calcext:value-type="float">
            <text:p>1,4192679524422</text:p>
          </table:table-cell>
          <table:table-cell office:value-type="float" office:value="-0.51351081579924" calcext:value-type="float">
            <text:p>-0,51351081579924</text:p>
          </table:table-cell>
          <table:table-cell office:value-type="float" office:value="29.314248425186" calcext:value-type="float">
            <text:p>29,31424842518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72</text:p>
          </table:table-cell>
          <table:table-cell office:value-type="float" office:value="5.1837033033371" calcext:value-type="float">
            <text:p>5,1837033033371</text:p>
          </table:table-cell>
          <table:table-cell office:value-type="float" office:value="-0.46570651233196" calcext:value-type="float">
            <text:p>-0,46570651233196</text:p>
          </table:table-cell>
          <table:table-cell office:value-type="float" office:value="9.986114445006" calcext:value-type="float">
            <text:p>9,98611444500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83</text:p>
          </table:table-cell>
          <table:table-cell office:value-type="float" office:value="4.2370337247849" calcext:value-type="float">
            <text:p>4,2370337247849</text:p>
          </table:table-cell>
          <table:table-cell office:value-type="float" office:value="-0.22982608526945" calcext:value-type="float">
            <text:p>-0,22982608526945</text:p>
          </table:table-cell>
          <table:table-cell office:value-type="float" office:value="124.97113616603" calcext:value-type="float">
            <text:p>124,9711361660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94</text:p>
          </table:table-cell>
          <table:table-cell office:value-type="float" office:value="5.9889900684357" calcext:value-type="float">
            <text:p>5,9889900684357</text:p>
          </table:table-cell>
          <table:table-cell office:value-type="float" office:value="-0.58500777930021" calcext:value-type="float">
            <text:p>-0,58500777930021</text:p>
          </table:table-cell>
          <table:table-cell office:value-type="float" office:value="110.00854422332" calcext:value-type="float">
            <text:p>110,0085442233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105</text:p>
          </table:table-cell>
          <table:table-cell office:value-type="float" office:value="10.085002183914" calcext:value-type="float">
            <text:p>10,085002183914</text:p>
          </table:table-cell>
          <table:table-cell office:value-type="float" office:value="0.90116009116173" calcext:value-type="float">
            <text:p>0,90116009116173</text:p>
          </table:table-cell>
          <table:table-cell office:value-type="float" office:value="-174.15104094584" calcext:value-type="float">
            <text:p>-174,1510409458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116</text:p>
          </table:table-cell>
          <table:table-cell office:value-type="float" office:value="0.26196662336588" calcext:value-type="float">
            <text:p>0,26196662336588</text:p>
          </table:table-cell>
          <table:table-cell office:value-type="float" office:value="1.7643246054649" calcext:value-type="float">
            <text:p>1,7643246054649</text:p>
          </table:table-cell>
          <table:table-cell office:value-type="float" office:value="-162.88256493344" calcext:value-type="float">
            <text:p>-162,8825649334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127</text:p>
          </table:table-cell>
          <table:table-cell office:value-type="float" office:value="1.6030757129192" calcext:value-type="float">
            <text:p>1,6030757129192</text:p>
          </table:table-cell>
          <table:table-cell office:value-type="float" office:value="2.6028391718864" calcext:value-type="float">
            <text:p>2,6028391718864</text:p>
          </table:table-cell>
          <table:table-cell office:value-type="float" office:value="-2.4594289197284" calcext:value-type="float">
            <text:p>-2,459428919728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138</text:p>
          </table:table-cell>
          <table:table-cell office:value-type="float" office:value="3.3029043674469" calcext:value-type="float">
            <text:p>3,3029043674469</text:p>
          </table:table-cell>
          <table:table-cell office:value-type="float" office:value="1.0466257482767" calcext:value-type="float">
            <text:p>1,0466257482767</text:p>
          </table:table-cell>
          <table:table-cell office:value-type="float" office:value="26.339227606536" calcext:value-type="float">
            <text:p>26,33922760653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149</text:p>
          </table:table-cell>
          <table:table-cell office:value-type="float" office:value="3.9069533348083" calcext:value-type="float">
            <text:p>3,9069533348083</text:p>
          </table:table-cell>
          <table:table-cell office:value-type="float" office:value="2.211791574955" calcext:value-type="float">
            <text:p>2,211791574955</text:p>
          </table:table-cell>
          <table:table-cell office:value-type="float" office:value="-144.1412837642" calcext:value-type="float">
            <text:p>-144,141283764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160</text:p>
          </table:table-cell>
          <table:table-cell office:value-type="float" office:value="3.3208504319191" calcext:value-type="float">
            <text:p>3,3208504319191</text:p>
          </table:table-cell>
          <table:table-cell office:value-type="float" office:value="3.242791891098" calcext:value-type="float">
            <text:p>3,242791891098</text:p>
          </table:table-cell>
          <table:table-cell office:value-type="float" office:value="17.133380577063" calcext:value-type="float">
            <text:p>17,13338057706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171</text:p>
          </table:table-cell>
          <table:table-cell office:value-type="float" office:value="7.3296082019806" calcext:value-type="float">
            <text:p>7,3296082019806</text:p>
          </table:table-cell>
          <table:table-cell office:value-type="float" office:value="1.6889627277851" calcext:value-type="float">
            <text:p>1,6889627277851</text:p>
          </table:table-cell>
          <table:table-cell office:value-type="float" office:value="90.146591708918" calcext:value-type="float">
            <text:p>90,14659170891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182</text:p>
          </table:table-cell>
          <table:table-cell office:value-type="float" office:value="9.7814738750458" calcext:value-type="float">
            <text:p>9,7814738750458</text:p>
          </table:table-cell>
          <table:table-cell office:value-type="float" office:value="1.7818637192249" calcext:value-type="float">
            <text:p>1,7818637192249</text:p>
          </table:table-cell>
          <table:table-cell office:value-type="float" office:value="41.092593578776" calcext:value-type="float">
            <text:p>41,09259357877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193</text:p>
          </table:table-cell>
          <table:table-cell office:value-type="float" office:value="-1.5850192308426" calcext:value-type="float">
            <text:p>-1,5850192308426</text:p>
          </table:table-cell>
          <table:table-cell office:value-type="float" office:value="2.6659652590752" calcext:value-type="float">
            <text:p>2,6659652590752</text:p>
          </table:table-cell>
          <table:table-cell office:value-type="float" office:value="-67.908202007318" calcext:value-type="float">
            <text:p>-67,90820200731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204</text:p>
          </table:table-cell>
          <table:table-cell office:value-type="float" office:value="0.76070688664913" calcext:value-type="float">
            <text:p>0,76070688664913</text:p>
          </table:table-cell>
          <table:table-cell office:value-type="float" office:value="3.3718067407608" calcext:value-type="float">
            <text:p>3,3718067407608</text:p>
          </table:table-cell>
          <table:table-cell office:value-type="float" office:value="129.45543428895" calcext:value-type="float">
            <text:p>129,4554342889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215</text:p>
          </table:table-cell>
          <table:table-cell office:value-type="float" office:value="2.6970466971397" calcext:value-type="float">
            <text:p>2,6970466971397</text:p>
          </table:table-cell>
          <table:table-cell office:value-type="float" office:value="3.1633371114731" calcext:value-type="float">
            <text:p>3,1633371114731</text:p>
          </table:table-cell>
          <table:table-cell office:value-type="float" office:value="130.33018294413" calcext:value-type="float">
            <text:p>130,3301829441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226</text:p>
          </table:table-cell>
          <table:table-cell office:value-type="float" office:value="2.1741466224194" calcext:value-type="float">
            <text:p>2,1741466224194</text:p>
          </table:table-cell>
          <table:table-cell office:value-type="float" office:value="1.4214789867401" calcext:value-type="float">
            <text:p>1,4214789867401</text:p>
          </table:table-cell>
          <table:table-cell office:value-type="float" office:value="-134.37801561538" calcext:value-type="float">
            <text:p>-134,3780156153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237</text:p>
          </table:table-cell>
          <table:table-cell office:value-type="float" office:value="6.2760549783707" calcext:value-type="float">
            <text:p>6,2760549783707</text:p>
          </table:table-cell>
          <table:table-cell office:value-type="float" office:value="0.81591784954071" calcext:value-type="float">
            <text:p>0,81591784954071</text:p>
          </table:table-cell>
          <table:table-cell office:value-type="float" office:value="-69.280925829699" calcext:value-type="float">
            <text:p>-69,28092582969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248</text:p>
          </table:table-cell>
          <table:table-cell office:value-type="float" office:value="6.0458642244339" calcext:value-type="float">
            <text:p>6,0458642244339</text:p>
          </table:table-cell>
          <table:table-cell office:value-type="float" office:value="3.399738073349" calcext:value-type="float">
            <text:p>3,399738073349</text:p>
          </table:table-cell>
          <table:table-cell office:value-type="float" office:value="17.103954864915" calcext:value-type="float">
            <text:p>17,1039548649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259</text:p>
          </table:table-cell>
          <table:table-cell office:value-type="float" office:value="9.1561019420624" calcext:value-type="float">
            <text:p>9,1561019420624</text:p>
          </table:table-cell>
          <table:table-cell office:value-type="float" office:value="2.9997208714485" calcext:value-type="float">
            <text:p>2,9997208714485</text:p>
          </table:table-cell>
          <table:table-cell office:value-type="float" office:value="-113.63789761902" calcext:value-type="float">
            <text:p>-113,6378976190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270</text:p>
          </table:table-cell>
          <table:table-cell office:value-type="float" office:value="-1.1268173158169" calcext:value-type="float">
            <text:p>-1,1268173158169</text:p>
          </table:table-cell>
          <table:table-cell office:value-type="float" office:value="5.0519818067551" calcext:value-type="float">
            <text:p>5,0519818067551</text:p>
          </table:table-cell>
          <table:table-cell office:value-type="float" office:value="-0.29580758670997" calcext:value-type="float">
            <text:p>-0,2958075867099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281</text:p>
          </table:table-cell>
          <table:table-cell office:value-type="float" office:value="-0.94898238778114" calcext:value-type="float">
            <text:p>-0,94898238778114</text:p>
          </table:table-cell>
          <table:table-cell office:value-type="float" office:value="6.335357427597" calcext:value-type="float">
            <text:p>6,335357427597</text:p>
          </table:table-cell>
          <table:table-cell office:value-type="float" office:value="174.55076867608" calcext:value-type="float">
            <text:p>174,5507686760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292</text:p>
          </table:table-cell>
          <table:table-cell office:value-type="float" office:value="4.2190098762512" calcext:value-type="float">
            <text:p>4,2190098762512</text:p>
          </table:table-cell>
          <table:table-cell office:value-type="float" office:value="2.7742546796799" calcext:value-type="float">
            <text:p>2,7742546796799</text:p>
          </table:table-cell>
          <table:table-cell office:value-type="float" office:value="144.19373888878" calcext:value-type="float">
            <text:p>144,1937388887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03</text:p>
          </table:table-cell>
          <table:table-cell office:value-type="float" office:value="3.3612185716629" calcext:value-type="float">
            <text:p>3,3612185716629</text:p>
          </table:table-cell>
          <table:table-cell office:value-type="float" office:value="6.0929524898529" calcext:value-type="float">
            <text:p>6,0929524898529</text:p>
          </table:table-cell>
          <table:table-cell office:value-type="float" office:value="55.733733875736" calcext:value-type="float">
            <text:p>55,73373387573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14</text:p>
          </table:table-cell>
          <table:table-cell office:value-type="float" office:value="5.1321142911911" calcext:value-type="float">
            <text:p>5,1321142911911</text:p>
          </table:table-cell>
          <table:table-cell office:value-type="float" office:value="7.4650013446808" calcext:value-type="float">
            <text:p>7,4650013446808</text:p>
          </table:table-cell>
          <table:table-cell office:value-type="float" office:value="-110.31294932031" calcext:value-type="float">
            <text:p>-110,3129493203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25</text:p>
          </table:table-cell>
          <table:table-cell office:value-type="float" office:value="4.9628973007202" calcext:value-type="float">
            <text:p>4,9628973007202</text:p>
          </table:table-cell>
          <table:table-cell office:value-type="float" office:value="4.2830103635788" calcext:value-type="float">
            <text:p>4,2830103635788</text:p>
          </table:table-cell>
          <table:table-cell office:value-type="float" office:value="-23.939661918932" calcext:value-type="float">
            <text:p>-23,93966191893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36</text:p>
          </table:table-cell>
          <table:table-cell office:value-type="float" office:value="10.085000991821" calcext:value-type="float">
            <text:p>10,085000991821</text:p>
          </table:table-cell>
          <table:table-cell office:value-type="float" office:value="7.5507116317749" calcext:value-type="float">
            <text:p>7,5507116317749</text:p>
          </table:table-cell>
          <table:table-cell office:value-type="float" office:value="-135.68650992813" calcext:value-type="float">
            <text:p>-135,6865099281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47</text:p>
          </table:table-cell>
          <table:table-cell office:value-type="float" office:value="-1.5850059688091" calcext:value-type="float">
            <text:p>-1,5850059688091</text:p>
          </table:table-cell>
          <table:table-cell office:value-type="float" office:value="5.1159155368805" calcext:value-type="float">
            <text:p>5,1159155368805</text:p>
          </table:table-cell>
          <table:table-cell office:value-type="float" office:value="-146.21126575834" calcext:value-type="float">
            <text:p>-146,2112657583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58</text:p>
          </table:table-cell>
          <table:table-cell office:value-type="float" office:value="-1.585001796484" calcext:value-type="float">
            <text:p>-1,585001796484</text:p>
          </table:table-cell>
          <table:table-cell office:value-type="float" office:value="8.6184817552567" calcext:value-type="float">
            <text:p>8,6184817552567</text:p>
          </table:table-cell>
          <table:table-cell office:value-type="float" office:value="-0.90786528767674" calcext:value-type="float">
            <text:p>-0,9078652876767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69</text:p>
          </table:table-cell>
          <table:table-cell office:value-type="float" office:value="3.7385231256485" calcext:value-type="float">
            <text:p>3,7385231256485</text:p>
          </table:table-cell>
          <table:table-cell office:value-type="float" office:value="2.7859133481979" calcext:value-type="float">
            <text:p>2,7859133481979</text:p>
          </table:table-cell>
          <table:table-cell office:value-type="float" office:value="176.05394011091" calcext:value-type="float">
            <text:p>176,0539401109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80</text:p>
          </table:table-cell>
          <table:table-cell office:value-type="float" office:value="3.6313563585281" calcext:value-type="float">
            <text:p>3,6313563585281</text:p>
          </table:table-cell>
          <table:table-cell office:value-type="float" office:value="5.352126955986" calcext:value-type="float">
            <text:p>5,352126955986</text:p>
          </table:table-cell>
          <table:table-cell office:value-type="float" office:value="-68.574442225657" calcext:value-type="float">
            <text:p>-68,57444222565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391</text:p>
          </table:table-cell>
          <table:table-cell office:value-type="float" office:value="4.1507601737976" calcext:value-type="float">
            <text:p>4,1507601737976</text:p>
          </table:table-cell>
          <table:table-cell office:value-type="float" office:value="4.3105530738831" calcext:value-type="float">
            <text:p>4,3105530738831</text:p>
          </table:table-cell>
          <table:table-cell office:value-type="float" office:value="-121.78722764276" calcext:value-type="float">
            <text:p>-121,7872276427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02</text:p>
          </table:table-cell>
          <table:table-cell office:value-type="float" office:value="7.8270423412323" calcext:value-type="float">
            <text:p>7,8270423412323</text:p>
          </table:table-cell>
          <table:table-cell office:value-type="float" office:value="3.8456356525421" calcext:value-type="float">
            <text:p>3,8456356525421</text:p>
          </table:table-cell>
          <table:table-cell office:value-type="float" office:value="4.85549065148" calcext:value-type="float">
            <text:p>4,8554906514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13</text:p>
          </table:table-cell>
          <table:table-cell office:value-type="float" office:value="10.08501291275" calcext:value-type="float">
            <text:p>10,08501291275</text:p>
          </table:table-cell>
          <table:table-cell office:value-type="float" office:value="8.2931911945343" calcext:value-type="float">
            <text:p>8,2931911945343</text:p>
          </table:table-cell>
          <table:table-cell office:value-type="float" office:value="168.9192777986" calcext:value-type="float">
            <text:p>168,919277798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24</text:p>
          </table:table-cell>
          <table:table-cell office:value-type="float" office:value="0.53551226854324" calcext:value-type="float">
            <text:p>0,53551226854324</text:p>
          </table:table-cell>
          <table:table-cell office:value-type="float" office:value="9.3050497770309" calcext:value-type="float">
            <text:p>9,3050497770309</text:p>
          </table:table-cell>
          <table:table-cell office:value-type="float" office:value="13.944757687058" calcext:value-type="float">
            <text:p>13,94475768705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35</text:p>
          </table:table-cell>
          <table:table-cell office:value-type="float" office:value="-0.98489686846733" calcext:value-type="float">
            <text:p>-0,98489686846733</text:p>
          </table:table-cell>
          <table:table-cell office:value-type="float" office:value="9.5491868257523" calcext:value-type="float">
            <text:p>9,5491868257523</text:p>
          </table:table-cell>
          <table:table-cell office:value-type="float" office:value="128.06566050098" calcext:value-type="float">
            <text:p>128,0656605009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46</text:p>
          </table:table-cell>
          <table:table-cell office:value-type="float" office:value="2.0482638478279" calcext:value-type="float">
            <text:p>2,0482638478279</text:p>
          </table:table-cell>
          <table:table-cell office:value-type="float" office:value="4.56985861063" calcext:value-type="float">
            <text:p>4,56985861063</text:p>
          </table:table-cell>
          <table:table-cell office:value-type="float" office:value="131.334388332" calcext:value-type="float">
            <text:p>131,33438833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57</text:p>
          </table:table-cell>
          <table:table-cell office:value-type="float" office:value="-0.24850234389305" calcext:value-type="float">
            <text:p>-0,24850234389305</text:p>
          </table:table-cell>
          <table:table-cell office:value-type="float" office:value="8.1245720386505" calcext:value-type="float">
            <text:p>8,1245720386505</text:p>
          </table:table-cell>
          <table:table-cell office:value-type="float" office:value="-4.5504884640123" calcext:value-type="float">
            <text:p>-4,550488464012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68</text:p>
          </table:table-cell>
          <table:table-cell office:value-type="float" office:value="0.63873708248138" calcext:value-type="float">
            <text:p>0,63873708248138</text:p>
          </table:table-cell>
          <table:table-cell office:value-type="float" office:value="10.395842790604" calcext:value-type="float">
            <text:p>10,395842790604</text:p>
          </table:table-cell>
          <table:table-cell office:value-type="float" office:value="29.485988389155" calcext:value-type="float">
            <text:p>29,48598838915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79</text:p>
          </table:table-cell>
          <table:table-cell office:value-type="float" office:value="7.2784847021103" calcext:value-type="float">
            <text:p>7,2784847021103</text:p>
          </table:table-cell>
          <table:table-cell office:value-type="float" office:value="10.845055580139" calcext:value-type="float">
            <text:p>10,845055580139</text:p>
          </table:table-cell>
          <table:table-cell office:value-type="float" office:value="121.21873600468" calcext:value-type="float">
            <text:p>121,2187360046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490</text:p>
          </table:table-cell>
          <table:table-cell office:value-type="float" office:value="7.1016621589661" calcext:value-type="float">
            <text:p>7,1016621589661</text:p>
          </table:table-cell>
          <table:table-cell office:value-type="float" office:value="7.566129565239" calcext:value-type="float">
            <text:p>7,566129565239</text:p>
          </table:table-cell>
          <table:table-cell office:value-type="float" office:value="164.82825643697" calcext:value-type="float">
            <text:p>164,8282564369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501</text:p>
          </table:table-cell>
          <table:table-cell office:value-type="float" office:value="-1.5710410475731" calcext:value-type="float">
            <text:p>-1,5710410475731</text:p>
          </table:table-cell>
          <table:table-cell office:value-type="float" office:value="10.727832317352" calcext:value-type="float">
            <text:p>10,727832317352</text:p>
          </table:table-cell>
          <table:table-cell office:value-type="float" office:value="-42.91364265855" calcext:value-type="float">
            <text:p>-42,9136426585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512</text:p>
          </table:table-cell>
          <table:table-cell office:value-type="float" office:value="0.37544138729572" calcext:value-type="float">
            <text:p>0,37544138729572</text:p>
          </table:table-cell>
          <table:table-cell office:value-type="float" office:value="11.085007190704" calcext:value-type="float">
            <text:p>11,085007190704</text:p>
          </table:table-cell>
          <table:table-cell office:value-type="float" office:value="-166.76048564303" calcext:value-type="float">
            <text:p>-166,7604856430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523</text:p>
          </table:table-cell>
          <table:table-cell office:value-type="float" office:value="1.694897711277" calcext:value-type="float">
            <text:p>1,694897711277</text:p>
          </table:table-cell>
          <table:table-cell office:value-type="float" office:value="8.0123680830002" calcext:value-type="float">
            <text:p>8,0123680830002</text:p>
          </table:table-cell>
          <table:table-cell office:value-type="float" office:value="-137.27395397842" calcext:value-type="float">
            <text:p>-137,2739539784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534</text:p>
          </table:table-cell>
          <table:table-cell office:value-type="float" office:value="3.6604878306389" calcext:value-type="float">
            <text:p>3,6604878306389</text:p>
          </table:table-cell>
          <table:table-cell office:value-type="float" office:value="9.9193179607391" calcext:value-type="float">
            <text:p>9,9193179607391</text:p>
          </table:table-cell>
          <table:table-cell office:value-type="float" office:value="-150.37789466275" calcext:value-type="float">
            <text:p>-150,3778946627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545</text:p>
          </table:table-cell>
          <table:table-cell office:value-type="float" office:value="1.9028183817863" calcext:value-type="float">
            <text:p>1,9028183817863</text:p>
          </table:table-cell>
          <table:table-cell office:value-type="float" office:value="7.2247636318207" calcext:value-type="float">
            <text:p>7,2247636318207</text:p>
          </table:table-cell>
          <table:table-cell office:value-type="float" office:value="119.9933662536" calcext:value-type="float">
            <text:p>119,993366253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556</text:p>
          </table:table-cell>
          <table:table-cell office:value-type="float" office:value="5.4668533802032" calcext:value-type="float">
            <text:p>5,4668533802032</text:p>
          </table:table-cell>
          <table:table-cell office:value-type="float" office:value="8.7574082612991" calcext:value-type="float">
            <text:p>8,7574082612991</text:p>
          </table:table-cell>
          <table:table-cell office:value-type="float" office:value="-40.232089674397" calcext:value-type="float">
            <text:p>-40,2320896743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567</text:p>
          </table:table-cell>
          <table:table-cell office:value-type="float" office:value="8.1307488679886" calcext:value-type="float">
            <text:p>8,1307488679886</text:p>
          </table:table-cell>
          <table:table-cell office:value-type="float" office:value="11.08499288559" calcext:value-type="float">
            <text:p>11,08499288559</text:p>
          </table:table-cell>
          <table:table-cell office:value-type="float" office:value="-63.603020777368" calcext:value-type="float">
            <text:p>-63,60302077736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578</text:p>
          </table:table-cell>
          <table:table-cell office:value-type="float" office:value="-1.5138936042786" calcext:value-type="float">
            <text:p>-1,5138936042786</text:p>
          </table:table-cell>
          <table:table-cell office:value-type="float" office:value="11.028746366501" calcext:value-type="float">
            <text:p>11,028746366501</text:p>
          </table:table-cell>
          <table:table-cell office:value-type="float" office:value="-91.825811726272" calcext:value-type="float">
            <text:p>-91,82581172627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1</text:p>
          </table:table-cell>
          <table:table-cell office:value-type="string" calcext:value-type="string">
            <text:p>589</text:p>
          </table:table-cell>
          <table:table-cell office:value-type="float" office:value="3.1648743152618" calcext:value-type="float">
            <text:p>3,1648743152618</text:p>
          </table:table-cell>
          <table:table-cell office:value-type="float" office:value="10.042208433151" calcext:value-type="float">
            <text:p>10,042208433151</text:p>
          </table:table-cell>
          <table:table-cell office:value-type="float" office:value="150.33333924166" calcext:value-type="float">
            <text:p>150,3333392416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15</text:p>
          </table:table-cell>
          <table:table-cell office:value-type="float" office:value="0.45002095401287" calcext:value-type="float">
            <text:p>0,45002095401287</text:p>
          </table:table-cell>
          <table:table-cell office:value-type="float" office:value="2.3581323027611" calcext:value-type="float">
            <text:p>2,3581323027611</text:p>
          </table:table-cell>
          <table:table-cell office:value-type="float" office:value="173.48720617355" calcext:value-type="float">
            <text:p>173,4872061735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50</text:p>
          </table:table-cell>
          <table:table-cell office:value-type="float" office:value="1.6236248612404" calcext:value-type="float">
            <text:p>1,6236248612404</text:p>
          </table:table-cell>
          <table:table-cell office:value-type="float" office:value="1.3977472484112" calcext:value-type="float">
            <text:p>1,3977472484112</text:p>
          </table:table-cell>
          <table:table-cell office:value-type="float" office:value="111.38776685022" calcext:value-type="float">
            <text:p>111,3877668502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61</text:p>
          </table:table-cell>
          <table:table-cell office:value-type="float" office:value="1.1739103496075" calcext:value-type="float">
            <text:p>1,1739103496075</text:p>
          </table:table-cell>
          <table:table-cell office:value-type="float" office:value="-0.57778161019087" calcext:value-type="float">
            <text:p>-0,57778161019087</text:p>
          </table:table-cell>
          <table:table-cell office:value-type="float" office:value="15.224431920203" calcext:value-type="float">
            <text:p>15,22443192020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72</text:p>
          </table:table-cell>
          <table:table-cell office:value-type="float" office:value="5.3887981176376" calcext:value-type="float">
            <text:p>5,3887981176376</text:p>
          </table:table-cell>
          <table:table-cell office:value-type="float" office:value="-0.45443143695593" calcext:value-type="float">
            <text:p>-0,45443143695593</text:p>
          </table:table-cell>
          <table:table-cell office:value-type="float" office:value="174.04412160254" calcext:value-type="float">
            <text:p>174,0441216025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83</text:p>
          </table:table-cell>
          <table:table-cell office:value-type="float" office:value="4.139296412468" calcext:value-type="float">
            <text:p>4,139296412468</text:p>
          </table:table-cell>
          <table:table-cell office:value-type="float" office:value="-0.04942144267261" calcext:value-type="float">
            <text:p>-0,04942144267261</text:p>
          </table:table-cell>
          <table:table-cell office:value-type="float" office:value="-91.915223249205" calcext:value-type="float">
            <text:p>-91,91522324920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94</text:p>
          </table:table-cell>
          <table:table-cell office:value-type="float" office:value="6.1333495378494" calcext:value-type="float">
            <text:p>6,1333495378494</text:p>
          </table:table-cell>
          <table:table-cell office:value-type="float" office:value="-0.57996280491352" calcext:value-type="float">
            <text:p>-0,57996280491352</text:p>
          </table:table-cell>
          <table:table-cell office:value-type="float" office:value="136.0336321934" calcext:value-type="float">
            <text:p>136,033632193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105</text:p>
          </table:table-cell>
          <table:table-cell office:value-type="float" office:value="10.08501291275" calcext:value-type="float">
            <text:p>10,08501291275</text:p>
          </table:table-cell>
          <table:table-cell office:value-type="float" office:value="1.1232334375381" calcext:value-type="float">
            <text:p>1,1232334375381</text:p>
          </table:table-cell>
          <table:table-cell office:value-type="float" office:value="-174.21486726992" calcext:value-type="float">
            <text:p>-174,2148672699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116</text:p>
          </table:table-cell>
          <table:table-cell office:value-type="float" office:value="-0.057328352704644" calcext:value-type="float">
            <text:p>-0,057328352704644</text:p>
          </table:table-cell>
          <table:table-cell office:value-type="float" office:value="1.7340895533562" calcext:value-type="float">
            <text:p>1,7340895533562</text:p>
          </table:table-cell>
          <table:table-cell office:value-type="float" office:value="-120.06115609673" calcext:value-type="float">
            <text:p>-120,0611560967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127</text:p>
          </table:table-cell>
          <table:table-cell office:value-type="float" office:value="1.2052311748266" calcext:value-type="float">
            <text:p>1,2052311748266</text:p>
          </table:table-cell>
          <table:table-cell office:value-type="float" office:value="2.6193970441818" calcext:value-type="float">
            <text:p>2,6193970441818</text:p>
          </table:table-cell>
          <table:table-cell office:value-type="float" office:value="-2.4194432908942" calcext:value-type="float">
            <text:p>-2,419443290894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138</text:p>
          </table:table-cell>
          <table:table-cell office:value-type="float" office:value="2.9464399814606" calcext:value-type="float">
            <text:p>2,9464399814606</text:p>
          </table:table-cell>
          <table:table-cell office:value-type="float" office:value="0.87075844407082" calcext:value-type="float">
            <text:p>0,87075844407082</text:p>
          </table:table-cell>
          <table:table-cell office:value-type="float" office:value="26.313551861769" calcext:value-type="float">
            <text:p>26,31355186176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149</text:p>
          </table:table-cell>
          <table:table-cell office:value-type="float" office:value="3.7674537301064" calcext:value-type="float">
            <text:p>3,7674537301064</text:p>
          </table:table-cell>
          <table:table-cell office:value-type="float" office:value="2.3324005305767" calcext:value-type="float">
            <text:p>2,3324005305767</text:p>
          </table:table-cell>
          <table:table-cell office:value-type="float" office:value="-74.827071208103" calcext:value-type="float">
            <text:p>-74,82707120810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160</text:p>
          </table:table-cell>
          <table:table-cell office:value-type="float" office:value="3.2892948389053" calcext:value-type="float">
            <text:p>3,2892948389053</text:p>
          </table:table-cell>
          <table:table-cell office:value-type="float" office:value="3.2278972864151" calcext:value-type="float">
            <text:p>3,2278972864151</text:p>
          </table:table-cell>
          <table:table-cell office:value-type="float" office:value="25.472634916852" calcext:value-type="float">
            <text:p>25,47263491685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171</text:p>
          </table:table-cell>
          <table:table-cell office:value-type="float" office:value="7.3726886510849" calcext:value-type="float">
            <text:p>7,3726886510849</text:p>
          </table:table-cell>
          <table:table-cell office:value-type="float" office:value="1.3118474185467" calcext:value-type="float">
            <text:p>1,3118474185467</text:p>
          </table:table-cell>
          <table:table-cell office:value-type="float" office:value="98.746150162569" calcext:value-type="float">
            <text:p>98,74615016256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182</text:p>
          </table:table-cell>
          <table:table-cell office:value-type="float" office:value="9.4769668579102" calcext:value-type="float">
            <text:p>9,4769668579102</text:p>
          </table:table-cell>
          <table:table-cell office:value-type="float" office:value="1.6995641589165" calcext:value-type="float">
            <text:p>1,6995641589165</text:p>
          </table:table-cell>
          <table:table-cell office:value-type="float" office:value="8.4876821489091" calcext:value-type="float">
            <text:p>8,487682148909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193</text:p>
          </table:table-cell>
          <table:table-cell office:value-type="float" office:value="-1.5831390023232" calcext:value-type="float">
            <text:p>-1,5831390023232</text:p>
          </table:table-cell>
          <table:table-cell office:value-type="float" office:value="2.8684663772583" calcext:value-type="float">
            <text:p>2,8684663772583</text:p>
          </table:table-cell>
          <table:table-cell office:value-type="float" office:value="-80.722607624759" calcext:value-type="float">
            <text:p>-80,72260762475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204</text:p>
          </table:table-cell>
          <table:table-cell office:value-type="float" office:value="1.0272096097469" calcext:value-type="float">
            <text:p>1,0272096097469</text:p>
          </table:table-cell>
          <table:table-cell office:value-type="float" office:value="3.24796885252" calcext:value-type="float">
            <text:p>3,24796885252</text:p>
          </table:table-cell>
          <table:table-cell office:value-type="float" office:value="162.51567974212" calcext:value-type="float">
            <text:p>162,5156797421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215</text:p>
          </table:table-cell>
          <table:table-cell office:value-type="float" office:value="2.7119103074074" calcext:value-type="float">
            <text:p>2,7119103074074</text:p>
          </table:table-cell>
          <table:table-cell office:value-type="float" office:value="3.1430980563164" calcext:value-type="float">
            <text:p>3,1430980563164</text:p>
          </table:table-cell>
          <table:table-cell office:value-type="float" office:value="128.94848653465" calcext:value-type="float">
            <text:p>128,9484865346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226</text:p>
          </table:table-cell>
          <table:table-cell office:value-type="float" office:value="2.4516086280346" calcext:value-type="float">
            <text:p>2,4516086280346</text:p>
          </table:table-cell>
          <table:table-cell office:value-type="float" office:value="1.7062982916832" calcext:value-type="float">
            <text:p>1,7062982916832</text:p>
          </table:table-cell>
          <table:table-cell office:value-type="float" office:value="-134.37336873097" calcext:value-type="float">
            <text:p>-134,3733687309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237</text:p>
          </table:table-cell>
          <table:table-cell office:value-type="float" office:value="6.0308516025543" calcext:value-type="float">
            <text:p>6,0308516025543</text:p>
          </table:table-cell>
          <table:table-cell office:value-type="float" office:value="1.0065823793411" calcext:value-type="float">
            <text:p>1,0065823793411</text:p>
          </table:table-cell>
          <table:table-cell office:value-type="float" office:value="-29.81622469653" calcext:value-type="float">
            <text:p>-29,8162246965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248</text:p>
          </table:table-cell>
          <table:table-cell office:value-type="float" office:value="5.8043777942657" calcext:value-type="float">
            <text:p>5,8043777942657</text:p>
          </table:table-cell>
          <table:table-cell office:value-type="float" office:value="3.3534249663353" calcext:value-type="float">
            <text:p>3,3534249663353</text:p>
          </table:table-cell>
          <table:table-cell office:value-type="float" office:value="8.9837336426328" calcext:value-type="float">
            <text:p>8,983733642632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259</text:p>
          </table:table-cell>
          <table:table-cell office:value-type="float" office:value="9.4072878360748" calcext:value-type="float">
            <text:p>9,4072878360748</text:p>
          </table:table-cell>
          <table:table-cell office:value-type="float" office:value="3.0287677049637" calcext:value-type="float">
            <text:p>3,0287677049637</text:p>
          </table:table-cell>
          <table:table-cell office:value-type="float" office:value="176.7067863683" calcext:value-type="float">
            <text:p>176,706786368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270</text:p>
          </table:table-cell>
          <table:table-cell office:value-type="float" office:value="-0.79252630472183" calcext:value-type="float">
            <text:p>-0,79252630472183</text:p>
          </table:table-cell>
          <table:table-cell office:value-type="float" office:value="5.013125538826" calcext:value-type="float">
            <text:p>5,013125538826</text:p>
          </table:table-cell>
          <table:table-cell office:value-type="float" office:value="26.536583520804" calcext:value-type="float">
            <text:p>26,53658352080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281</text:p>
          </table:table-cell>
          <table:table-cell office:value-type="float" office:value="-0.94869419932365" calcext:value-type="float">
            <text:p>-0,94869419932365</text:p>
          </table:table-cell>
          <table:table-cell office:value-type="float" office:value="6.647167801857" calcext:value-type="float">
            <text:p>6,647167801857</text:p>
          </table:table-cell>
          <table:table-cell office:value-type="float" office:value="-103.51382623053" calcext:value-type="float">
            <text:p>-103,5138262305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292</text:p>
          </table:table-cell>
          <table:table-cell office:value-type="float" office:value="4.219810962677" calcext:value-type="float">
            <text:p>4,219810962677</text:p>
          </table:table-cell>
          <table:table-cell office:value-type="float" office:value="2.9027250409126" calcext:value-type="float">
            <text:p>2,9027250409126</text:p>
          </table:table-cell>
          <table:table-cell office:value-type="float" office:value="-159.33973925888" calcext:value-type="float">
            <text:p>-159,3397392588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03</text:p>
          </table:table-cell>
          <table:table-cell office:value-type="float" office:value="3.550118803978" calcext:value-type="float">
            <text:p>3,550118803978</text:p>
          </table:table-cell>
          <table:table-cell office:value-type="float" office:value="6.2548822164536" calcext:value-type="float">
            <text:p>6,2548822164536</text:p>
          </table:table-cell>
          <table:table-cell office:value-type="float" office:value="-177.46834238623" calcext:value-type="float">
            <text:p>-177,4683423862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14</text:p>
          </table:table-cell>
          <table:table-cell office:value-type="float" office:value="5.3522551059723" calcext:value-type="float">
            <text:p>5,3522551059723</text:p>
          </table:table-cell>
          <table:table-cell office:value-type="float" office:value="7.7103036642075" calcext:value-type="float">
            <text:p>7,7103036642075</text:p>
          </table:table-cell>
          <table:table-cell office:value-type="float" office:value="-137.97607087785" calcext:value-type="float">
            <text:p>-137,9760708778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25</text:p>
          </table:table-cell>
          <table:table-cell office:value-type="float" office:value="5.1551878452301" calcext:value-type="float">
            <text:p>5,1551878452301</text:p>
          </table:table-cell>
          <table:table-cell office:value-type="float" office:value="4.1611990332603" calcext:value-type="float">
            <text:p>4,1611990332603</text:p>
          </table:table-cell>
          <table:table-cell office:value-type="float" office:value="93.258904044036" calcext:value-type="float">
            <text:p>93,25890404403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36</text:p>
          </table:table-cell>
          <table:table-cell office:value-type="float" office:value="10.085003376007" calcext:value-type="float">
            <text:p>10,085003376007</text:p>
          </table:table-cell>
          <table:table-cell office:value-type="float" office:value="7.7493345737457" calcext:value-type="float">
            <text:p>7,7493345737457</text:p>
          </table:table-cell>
          <table:table-cell office:value-type="float" office:value="-162.47008560569" calcext:value-type="float">
            <text:p>-162,4700856056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47</text:p>
          </table:table-cell>
          <table:table-cell office:value-type="float" office:value="-1.5850111842155" calcext:value-type="float">
            <text:p>-1,5850111842155</text:p>
          </table:table-cell>
          <table:table-cell office:value-type="float" office:value="5.0522935390472" calcext:value-type="float">
            <text:p>5,0522935390472</text:p>
          </table:table-cell>
          <table:table-cell office:value-type="float" office:value="-95.561086751853" calcext:value-type="float">
            <text:p>-95,56108675185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58</text:p>
          </table:table-cell>
          <table:table-cell office:value-type="float" office:value="-1.5850123763084" calcext:value-type="float">
            <text:p>-1,5850123763084</text:p>
          </table:table-cell>
          <table:table-cell office:value-type="float" office:value="8.4912937879562" calcext:value-type="float">
            <text:p>8,4912937879562</text:p>
          </table:table-cell>
          <table:table-cell office:value-type="float" office:value="24.749485740236" calcext:value-type="float">
            <text:p>24,74948574023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69</text:p>
          </table:table-cell>
          <table:table-cell office:value-type="float" office:value="3.5569056868553" calcext:value-type="float">
            <text:p>3,5569056868553</text:p>
          </table:table-cell>
          <table:table-cell office:value-type="float" office:value="2.9360318183899" calcext:value-type="float">
            <text:p>2,9360318183899</text:p>
          </table:table-cell>
          <table:table-cell office:value-type="float" office:value="-59.035481920668" calcext:value-type="float">
            <text:p>-59,03548192066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80</text:p>
          </table:table-cell>
          <table:table-cell office:value-type="float" office:value="3.6988160014153" calcext:value-type="float">
            <text:p>3,6988160014153</text:p>
          </table:table-cell>
          <table:table-cell office:value-type="float" office:value="5.1108241081238" calcext:value-type="float">
            <text:p>5,1108241081238</text:p>
          </table:table-cell>
          <table:table-cell office:value-type="float" office:value="18.76050081982" calcext:value-type="float">
            <text:p>18,7605008198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391</text:p>
          </table:table-cell>
          <table:table-cell office:value-type="float" office:value="3.9926928281784" calcext:value-type="float">
            <text:p>3,9926928281784</text:p>
          </table:table-cell>
          <table:table-cell office:value-type="float" office:value="4.1459903120995" calcext:value-type="float">
            <text:p>4,1459903120995</text:p>
          </table:table-cell>
          <table:table-cell office:value-type="float" office:value="11.680540195696" calcext:value-type="float">
            <text:p>11,68054019569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02</text:p>
          </table:table-cell>
          <table:table-cell office:value-type="float" office:value="7.5754749774933" calcext:value-type="float">
            <text:p>7,5754749774933</text:p>
          </table:table-cell>
          <table:table-cell office:value-type="float" office:value="3.916007578373" calcext:value-type="float">
            <text:p>3,916007578373</text:p>
          </table:table-cell>
          <table:table-cell office:value-type="float" office:value="-19.205540798272" calcext:value-type="float">
            <text:p>-19,20554079827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13</text:p>
          </table:table-cell>
          <table:table-cell office:value-type="float" office:value="10.077060461044" calcext:value-type="float">
            <text:p>10,077060461044</text:p>
          </table:table-cell>
          <table:table-cell office:value-type="float" office:value="8.1508427858353" calcext:value-type="float">
            <text:p>8,1508427858353</text:p>
          </table:table-cell>
          <table:table-cell office:value-type="float" office:value="126.19623257096" calcext:value-type="float">
            <text:p>126,1962325709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24</text:p>
          </table:table-cell>
          <table:table-cell office:value-type="float" office:value="0.28339643031359" calcext:value-type="float">
            <text:p>0,28339643031359</text:p>
          </table:table-cell>
          <table:table-cell office:value-type="float" office:value="9.2552489042282" calcext:value-type="float">
            <text:p>9,2552489042282</text:p>
          </table:table-cell>
          <table:table-cell office:value-type="float" office:value="10.363328703649" calcext:value-type="float">
            <text:p>10,36332870364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35</text:p>
          </table:table-cell>
          <table:table-cell office:value-type="float" office:value="-0.98660334944725" calcext:value-type="float">
            <text:p>-0,98660334944725</text:p>
          </table:table-cell>
          <table:table-cell office:value-type="float" office:value="9.3471777439117" calcext:value-type="float">
            <text:p>9,3471777439117</text:p>
          </table:table-cell>
          <table:table-cell office:value-type="float" office:value="87.155993577022" calcext:value-type="float">
            <text:p>87,15599357702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46</text:p>
          </table:table-cell>
          <table:table-cell office:value-type="float" office:value="2.2833080589771" calcext:value-type="float">
            <text:p>2,2833080589771</text:p>
          </table:table-cell>
          <table:table-cell office:value-type="float" office:value="4.3875592947006" calcext:value-type="float">
            <text:p>4,3875592947006</text:p>
          </table:table-cell>
          <table:table-cell office:value-type="float" office:value="144.94645215903" calcext:value-type="float">
            <text:p>144,9464521590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57</text:p>
          </table:table-cell>
          <table:table-cell office:value-type="float" office:value="-0.41108459234238" calcext:value-type="float">
            <text:p>-0,41108459234238</text:p>
          </table:table-cell>
          <table:table-cell office:value-type="float" office:value="8.2012349367142" calcext:value-type="float">
            <text:p>8,2012349367142</text:p>
          </table:table-cell>
          <table:table-cell office:value-type="float" office:value="-24.807998898682" calcext:value-type="float">
            <text:p>-24,80799889868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68</text:p>
          </table:table-cell>
          <table:table-cell office:value-type="float" office:value="0.35665594041348" calcext:value-type="float">
            <text:p>0,35665594041348</text:p>
          </table:table-cell>
          <table:table-cell office:value-type="float" office:value="10.1720058918" calcext:value-type="float">
            <text:p>10,1720058918</text:p>
          </table:table-cell>
          <table:table-cell office:value-type="float" office:value="45.401355643181" calcext:value-type="float">
            <text:p>45,40135564318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79</text:p>
          </table:table-cell>
          <table:table-cell office:value-type="float" office:value="7.2365283966064" calcext:value-type="float">
            <text:p>7,2365283966064</text:p>
          </table:table-cell>
          <table:table-cell office:value-type="float" office:value="10.580767393112" calcext:value-type="float">
            <text:p>10,580767393112</text:p>
          </table:table-cell>
          <table:table-cell office:value-type="float" office:value="73.644691971457" calcext:value-type="float">
            <text:p>73,64469197145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490</text:p>
          </table:table-cell>
          <table:table-cell office:value-type="float" office:value="7.3977440595627" calcext:value-type="float">
            <text:p>7,3977440595627</text:p>
          </table:table-cell>
          <table:table-cell office:value-type="float" office:value="7.6107907295227" calcext:value-type="float">
            <text:p>7,6107907295227</text:p>
          </table:table-cell>
          <table:table-cell office:value-type="float" office:value="-171.72736271172" calcext:value-type="float">
            <text:p>-171,7273627117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501</text:p>
          </table:table-cell>
          <table:table-cell office:value-type="float" office:value="-1.3118109107018" calcext:value-type="float">
            <text:p>-1,3118109107018</text:p>
          </table:table-cell>
          <table:table-cell office:value-type="float" office:value="10.465593338013" calcext:value-type="float">
            <text:p>10,465593338013</text:p>
          </table:table-cell>
          <table:table-cell office:value-type="float" office:value="-34.310069433443" calcext:value-type="float">
            <text:p>-34,31006943344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512</text:p>
          </table:table-cell>
          <table:table-cell office:value-type="float" office:value="0.68677075207233" calcext:value-type="float">
            <text:p>0,68677075207233</text:p>
          </table:table-cell>
          <table:table-cell office:value-type="float" office:value="11.08408331871" calcext:value-type="float">
            <text:p>11,08408331871</text:p>
          </table:table-cell>
          <table:table-cell office:value-type="float" office:value="-179.29603036042" calcext:value-type="float">
            <text:p>-179,2960303604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523</text:p>
          </table:table-cell>
          <table:table-cell office:value-type="float" office:value="1.7625024914742" calcext:value-type="float">
            <text:p>1,7625024914742</text:p>
          </table:table-cell>
          <table:table-cell office:value-type="float" office:value="8.3086931705475" calcext:value-type="float">
            <text:p>8,3086931705475</text:p>
          </table:table-cell>
          <table:table-cell office:value-type="float" office:value="-94.630165464559" calcext:value-type="float">
            <text:p>-94,63016546455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534</text:p>
          </table:table-cell>
          <table:table-cell office:value-type="float" office:value="3.795770406723" calcext:value-type="float">
            <text:p>3,795770406723</text:p>
          </table:table-cell>
          <table:table-cell office:value-type="float" office:value="10.086889266968" calcext:value-type="float">
            <text:p>10,086889266968</text:p>
          </table:table-cell>
          <table:table-cell office:value-type="float" office:value="-127.24194557044" calcext:value-type="float">
            <text:p>-127,2419455704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545</text:p>
          </table:table-cell>
          <table:table-cell office:value-type="float" office:value="1.8581275641918" calcext:value-type="float">
            <text:p>1,8581275641918</text:p>
          </table:table-cell>
          <table:table-cell office:value-type="float" office:value="6.9346088171005" calcext:value-type="float">
            <text:p>6,9346088171005</text:p>
          </table:table-cell>
          <table:table-cell office:value-type="float" office:value="72.380985424017" calcext:value-type="float">
            <text:p>72,38098542401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556</text:p>
          </table:table-cell>
          <table:table-cell office:value-type="float" office:value="5.3565567731857" calcext:value-type="float">
            <text:p>5,3565567731857</text:p>
          </table:table-cell>
          <table:table-cell office:value-type="float" office:value="8.9584475755692" calcext:value-type="float">
            <text:p>8,9584475755692</text:p>
          </table:table-cell>
          <table:table-cell office:value-type="float" office:value="-62.956181301433" calcext:value-type="float">
            <text:p>-62,95618130143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567</text:p>
          </table:table-cell>
          <table:table-cell office:value-type="float" office:value="7.9748177528381" calcext:value-type="float">
            <text:p>7,9748177528381</text:p>
          </table:table-cell>
          <table:table-cell office:value-type="float" office:value="11.085010766983" calcext:value-type="float">
            <text:p>11,085010766983</text:p>
          </table:table-cell>
          <table:table-cell office:value-type="float" office:value="-69.278042027905" calcext:value-type="float">
            <text:p>-69,27804202790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578</text:p>
          </table:table-cell>
          <table:table-cell office:value-type="float" office:value="-1.5563127398491" calcext:value-type="float">
            <text:p>-1,5563127398491</text:p>
          </table:table-cell>
          <table:table-cell office:value-type="float" office:value="11.032655239105" calcext:value-type="float">
            <text:p>11,032655239105</text:p>
          </table:table-cell>
          <table:table-cell office:value-type="float" office:value="-87.875802805469" calcext:value-type="float">
            <text:p>-87,87580280546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2</text:p>
          </table:table-cell>
          <table:table-cell office:value-type="string" calcext:value-type="string">
            <text:p>589</text:p>
          </table:table-cell>
          <table:table-cell office:value-type="float" office:value="3.2808431982994" calcext:value-type="float">
            <text:p>3,2808431982994</text:p>
          </table:table-cell>
          <table:table-cell office:value-type="float" office:value="9.9292308092117" calcext:value-type="float">
            <text:p>9,9292308092117</text:p>
          </table:table-cell>
          <table:table-cell office:value-type="float" office:value="135.96923184243" calcext:value-type="float">
            <text:p>135,9692318424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15</text:p>
          </table:table-cell>
          <table:table-cell office:value-type="float" office:value="0.22760968655348" calcext:value-type="float">
            <text:p>0,22760968655348</text:p>
          </table:table-cell>
          <table:table-cell office:value-type="float" office:value="2.5132223963737" calcext:value-type="float">
            <text:p>2,5132223963737</text:p>
          </table:table-cell>
          <table:table-cell office:value-type="float" office:value="-47.798464632338" calcext:value-type="float">
            <text:p>-47,79846463233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50</text:p>
          </table:table-cell>
          <table:table-cell office:value-type="float" office:value="1.8961212038994" calcext:value-type="float">
            <text:p>1,8961212038994</text:p>
          </table:table-cell>
          <table:table-cell office:value-type="float" office:value="1.1987759172916" calcext:value-type="float">
            <text:p>1,1987759172916</text:p>
          </table:table-cell>
          <table:table-cell office:value-type="float" office:value="133.98603724826" calcext:value-type="float">
            <text:p>133,9860372482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61</text:p>
          </table:table-cell>
          <table:table-cell office:value-type="float" office:value="0.86107164621353" calcext:value-type="float">
            <text:p>0,86107164621353</text:p>
          </table:table-cell>
          <table:table-cell office:value-type="float" office:value="-0.56362800300121" calcext:value-type="float">
            <text:p>-0,56362800300121</text:p>
          </table:table-cell>
          <table:table-cell office:value-type="float" office:value="3.3911845534091" calcext:value-type="float">
            <text:p>3,391184553409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72</text:p>
          </table:table-cell>
          <table:table-cell office:value-type="float" office:value="5.6445533037186" calcext:value-type="float">
            <text:p>5,6445533037186</text:p>
          </table:table-cell>
          <table:table-cell office:value-type="float" office:value="-0.27143839746714" calcext:value-type="float">
            <text:p>-0,27143839746714</text:p>
          </table:table-cell>
          <table:table-cell office:value-type="float" office:value="-142.89634242939" calcext:value-type="float">
            <text:p>-142,8963424293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83</text:p>
          </table:table-cell>
          <table:table-cell office:value-type="float" office:value="4.0496045351028" calcext:value-type="float">
            <text:p>4,0496045351028</text:p>
          </table:table-cell>
          <table:table-cell office:value-type="float" office:value="0.22181421518326" calcext:value-type="float">
            <text:p>0,22181421518326</text:p>
          </table:table-cell>
          <table:table-cell office:value-type="float" office:value="-76.505990544702" calcext:value-type="float">
            <text:p>-76,50599054470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94</text:p>
          </table:table-cell>
          <table:table-cell office:value-type="float" office:value="6.2921917438507" calcext:value-type="float">
            <text:p>6,2921917438507</text:p>
          </table:table-cell>
          <table:table-cell office:value-type="float" office:value="-0.585001334548" calcext:value-type="float">
            <text:p>-0,585001334548</text:p>
          </table:table-cell>
          <table:table-cell office:value-type="float" office:value="157.78277330338" calcext:value-type="float">
            <text:p>157,7827733033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105</text:p>
          </table:table-cell>
          <table:table-cell office:value-type="float" office:value="10.085018873215" calcext:value-type="float">
            <text:p>10,085018873215</text:p>
          </table:table-cell>
          <table:table-cell office:value-type="float" office:value="1.3928945362568" calcext:value-type="float">
            <text:p>1,3928945362568</text:p>
          </table:table-cell>
          <table:table-cell office:value-type="float" office:value="-171.07752326188" calcext:value-type="float">
            <text:p>-171,0775232618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116</text:p>
          </table:table-cell>
          <table:table-cell office:value-type="float" office:value="-0.28704455122352" calcext:value-type="float">
            <text:p>-0,28704455122352</text:p>
          </table:table-cell>
          <table:table-cell office:value-type="float" office:value="1.5910157561302" calcext:value-type="float">
            <text:p>1,5910157561302</text:p>
          </table:table-cell>
          <table:table-cell office:value-type="float" office:value="19.24293967569" calcext:value-type="float">
            <text:p>19,2429396756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127</text:p>
          </table:table-cell>
          <table:table-cell office:value-type="float" office:value="0.83050981163979" calcext:value-type="float">
            <text:p>0,83050981163979</text:p>
          </table:table-cell>
          <table:table-cell office:value-type="float" office:value="2.6535645127296" calcext:value-type="float">
            <text:p>2,6535645127296</text:p>
          </table:table-cell>
          <table:table-cell office:value-type="float" office:value="-11.283049632789" calcext:value-type="float">
            <text:p>-11,28304963278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138</text:p>
          </table:table-cell>
          <table:table-cell office:value-type="float" office:value="2.5904384255409" calcext:value-type="float">
            <text:p>2,5904384255409</text:p>
          </table:table-cell>
          <table:table-cell office:value-type="float" office:value="0.69497622549534" calcext:value-type="float">
            <text:p>0,69497622549534</text:p>
          </table:table-cell>
          <table:table-cell office:value-type="float" office:value="26.324786388191" calcext:value-type="float">
            <text:p>26,32478638819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149</text:p>
          </table:table-cell>
          <table:table-cell office:value-type="float" office:value="3.8039988279343" calcext:value-type="float">
            <text:p>3,8039988279343</text:p>
          </table:table-cell>
          <table:table-cell office:value-type="float" office:value="2.2059181332588" calcext:value-type="float">
            <text:p>2,2059181332588</text:p>
          </table:table-cell>
          <table:table-cell office:value-type="float" office:value="-73.165119833248" calcext:value-type="float">
            <text:p>-73,16511983324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160</text:p>
          </table:table-cell>
          <table:table-cell office:value-type="float" office:value="3.6429041624069" calcext:value-type="float">
            <text:p>3,6429041624069</text:p>
          </table:table-cell>
          <table:table-cell office:value-type="float" office:value="3.3973532915115" calcext:value-type="float">
            <text:p>3,3973532915115</text:p>
          </table:table-cell>
          <table:table-cell office:value-type="float" office:value="25.448331028033" calcext:value-type="float">
            <text:p>25,44833102803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171</text:p>
          </table:table-cell>
          <table:table-cell office:value-type="float" office:value="7.4709874391556" calcext:value-type="float">
            <text:p>7,4709874391556</text:p>
          </table:table-cell>
          <table:table-cell office:value-type="float" office:value="0.94603799283504" calcext:value-type="float">
            <text:p>0,94603799283504</text:p>
          </table:table-cell>
          <table:table-cell office:value-type="float" office:value="107.42260771952" calcext:value-type="float">
            <text:p>107,4226077195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182</text:p>
          </table:table-cell>
          <table:table-cell office:value-type="float" office:value="9.1760587692261" calcext:value-type="float">
            <text:p>9,1760587692261</text:p>
          </table:table-cell>
          <table:table-cell office:value-type="float" office:value="1.794061511755" calcext:value-type="float">
            <text:p>1,794061511755</text:p>
          </table:table-cell>
          <table:table-cell office:value-type="float" office:value="-24.214815561938" calcext:value-type="float">
            <text:p>-24,21481556193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193</text:p>
          </table:table-cell>
          <table:table-cell office:value-type="float" office:value="-1.5850067138672" calcext:value-type="float">
            <text:p>-1,5850067138672</text:p>
          </table:table-cell>
          <table:table-cell office:value-type="float" office:value="3.0519497394562" calcext:value-type="float">
            <text:p>3,0519497394562</text:p>
          </table:table-cell>
          <table:table-cell office:value-type="float" office:value="-85.875018387084" calcext:value-type="float">
            <text:p>-85,87501838708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204</text:p>
          </table:table-cell>
          <table:table-cell office:value-type="float" office:value="1.3241405785084" calcext:value-type="float">
            <text:p>1,3241405785084</text:p>
          </table:table-cell>
          <table:table-cell office:value-type="float" office:value="3.3126002550125" calcext:value-type="float">
            <text:p>3,3126002550125</text:p>
          </table:table-cell>
          <table:table-cell office:value-type="float" office:value="-160.52880864234" calcext:value-type="float">
            <text:p>-160,5288086423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215</text:p>
          </table:table-cell>
          <table:table-cell office:value-type="float" office:value="2.570703625679" calcext:value-type="float">
            <text:p>2,570703625679</text:p>
          </table:table-cell>
          <table:table-cell office:value-type="float" office:value="3.4181639552116" calcext:value-type="float">
            <text:p>3,4181639552116</text:p>
          </table:table-cell>
          <table:table-cell office:value-type="float" office:value="-179.54105784179" calcext:value-type="float">
            <text:p>-179,5410578417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226</text:p>
          </table:table-cell>
          <table:table-cell office:value-type="float" office:value="2.7290385961533" calcext:value-type="float">
            <text:p>2,7290385961533</text:p>
          </table:table-cell>
          <table:table-cell office:value-type="float" office:value="1.9910001754761" calcext:value-type="float">
            <text:p>1,9910001754761</text:p>
          </table:table-cell>
          <table:table-cell office:value-type="float" office:value="-134.40528189301" calcext:value-type="float">
            <text:p>-134,4052818930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237</text:p>
          </table:table-cell>
          <table:table-cell office:value-type="float" office:value="5.720608830452" calcext:value-type="float">
            <text:p>5,720608830452</text:p>
          </table:table-cell>
          <table:table-cell office:value-type="float" office:value="0.99821411073208" calcext:value-type="float">
            <text:p>0,99821411073208</text:p>
          </table:table-cell>
          <table:table-cell office:value-type="float" office:value="9.6370035865504" calcext:value-type="float">
            <text:p>9,637003586550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248</text:p>
          </table:table-cell>
          <table:table-cell office:value-type="float" office:value="5.5646800994873" calcext:value-type="float">
            <text:p>5,5646800994873</text:p>
          </table:table-cell>
          <table:table-cell office:value-type="float" office:value="3.3558267354965" calcext:value-type="float">
            <text:p>3,3558267354965</text:p>
          </table:table-cell>
          <table:table-cell office:value-type="float" office:value="-1.8896139019234" calcext:value-type="float">
            <text:p>-1,889613901923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259</text:p>
          </table:table-cell>
          <table:table-cell office:value-type="float" office:value="9.5204150676727" calcext:value-type="float">
            <text:p>9,5204150676727</text:p>
          </table:table-cell>
          <table:table-cell office:value-type="float" office:value="2.8031969070435" calcext:value-type="float">
            <text:p>2,8031969070435</text:p>
          </table:table-cell>
          <table:table-cell office:value-type="float" office:value="106.79043326408" calcext:value-type="float">
            <text:p>106,7904332640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270</text:p>
          </table:table-cell>
          <table:table-cell office:value-type="float" office:value="-0.582360252738" calcext:value-type="float">
            <text:p>-0,582360252738</text:p>
          </table:table-cell>
          <table:table-cell office:value-type="float" office:value="4.9962466955185" calcext:value-type="float">
            <text:p>4,9962466955185</text:p>
          </table:table-cell>
          <table:table-cell office:value-type="float" office:value="136.61057022726" calcext:value-type="float">
            <text:p>136,6105702272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281</text:p>
          </table:table-cell>
          <table:table-cell office:value-type="float" office:value="-0.94886966049671" calcext:value-type="float">
            <text:p>-0,94886966049671</text:p>
          </table:table-cell>
          <table:table-cell office:value-type="float" office:value="7.0044654607773" calcext:value-type="float">
            <text:p>7,0044654607773</text:p>
          </table:table-cell>
          <table:table-cell office:value-type="float" office:value="-85.900835930162" calcext:value-type="float">
            <text:p>-85,90083593016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292</text:p>
          </table:table-cell>
          <table:table-cell office:value-type="float" office:value="4.4214934110641" calcext:value-type="float">
            <text:p>4,4214934110641</text:p>
          </table:table-cell>
          <table:table-cell office:value-type="float" office:value="2.7964624762535" calcext:value-type="float">
            <text:p>2,7964624762535</text:p>
          </table:table-cell>
          <table:table-cell office:value-type="float" office:value="146.79384839003" calcext:value-type="float">
            <text:p>146,7938483900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03</text:p>
          </table:table-cell>
          <table:table-cell office:value-type="float" office:value="3.5547772049904" calcext:value-type="float">
            <text:p>3,5547772049904</text:p>
          </table:table-cell>
          <table:table-cell office:value-type="float" office:value="6.5093910694122" calcext:value-type="float">
            <text:p>6,5093910694122</text:p>
          </table:table-cell>
          <table:table-cell office:value-type="float" office:value="-99.580163408996" calcext:value-type="float">
            <text:p>-99,58016340899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14</text:p>
          </table:table-cell>
          <table:table-cell office:value-type="float" office:value="5.6619989871979" calcext:value-type="float">
            <text:p>5,6619989871979</text:p>
          </table:table-cell>
          <table:table-cell office:value-type="float" office:value="7.8256410360336" calcext:value-type="float">
            <text:p>7,8256410360336</text:p>
          </table:table-cell>
          <table:table-cell office:value-type="float" office:value="-165.59778049493" calcext:value-type="float">
            <text:p>-165,5977804949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25</text:p>
          </table:table-cell>
          <table:table-cell office:value-type="float" office:value="5.2133524417877" calcext:value-type="float">
            <text:p>5,2133524417877</text:p>
          </table:table-cell>
          <table:table-cell office:value-type="float" office:value="3.9151078462601" calcext:value-type="float">
            <text:p>3,9151078462601</text:p>
          </table:table-cell>
          <table:table-cell office:value-type="float" office:value="88.965640705862" calcext:value-type="float">
            <text:p>88,96564070586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36</text:p>
          </table:table-cell>
          <table:table-cell office:value-type="float" office:value="10.085393190384" calcext:value-type="float">
            <text:p>10,085393190384</text:p>
          </table:table-cell>
          <table:table-cell office:value-type="float" office:value="7.6704967021942" calcext:value-type="float">
            <text:p>7,6704967021942</text:p>
          </table:table-cell>
          <table:table-cell office:value-type="float" office:value="158.37801186142" calcext:value-type="float">
            <text:p>158,3780118614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47</text:p>
          </table:table-cell>
          <table:table-cell office:value-type="float" office:value="-1.5627391636372" calcext:value-type="float">
            <text:p>-1,5627391636372</text:p>
          </table:table-cell>
          <table:table-cell office:value-type="float" office:value="5.201997756958" calcext:value-type="float">
            <text:p>5,201997756958</text:p>
          </table:table-cell>
          <table:table-cell office:value-type="float" office:value="-95.969664063423" calcext:value-type="float">
            <text:p>-95,96966406342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58</text:p>
          </table:table-cell>
          <table:table-cell office:value-type="float" office:value="-1.5846416354179" calcext:value-type="float">
            <text:p>-1,5846416354179</text:p>
          </table:table-cell>
          <table:table-cell office:value-type="float" office:value="8.2471358776093" calcext:value-type="float">
            <text:p>8,2471358776093</text:p>
          </table:table-cell>
          <table:table-cell office:value-type="float" office:value="63.551966551762" calcext:value-type="float">
            <text:p>63,55196655176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69</text:p>
          </table:table-cell>
          <table:table-cell office:value-type="float" office:value="3.7586125731468" calcext:value-type="float">
            <text:p>3,7586125731468</text:p>
          </table:table-cell>
          <table:table-cell office:value-type="float" office:value="2.5989559292793" calcext:value-type="float">
            <text:p>2,5989559292793</text:p>
          </table:table-cell>
          <table:table-cell office:value-type="float" office:value="-59.042397578051" calcext:value-type="float">
            <text:p>-59,04239757805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80</text:p>
          </table:table-cell>
          <table:table-cell office:value-type="float" office:value="3.5879281163216" calcext:value-type="float">
            <text:p>3,5879281163216</text:p>
          </table:table-cell>
          <table:table-cell office:value-type="float" office:value="5.0436240434647" calcext:value-type="float">
            <text:p>5,0436240434647</text:p>
          </table:table-cell>
          <table:table-cell office:value-type="float" office:value="15.761673260646" calcext:value-type="float">
            <text:p>15,76167326064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391</text:p>
          </table:table-cell>
          <table:table-cell office:value-type="float" office:value="3.9311325550079" calcext:value-type="float">
            <text:p>3,9311325550079</text:p>
          </table:table-cell>
          <table:table-cell office:value-type="float" office:value="3.9101120829582" calcext:value-type="float">
            <text:p>3,9101120829582</text:p>
          </table:table-cell>
          <table:table-cell office:value-type="float" office:value="69.379275771463" calcext:value-type="float">
            <text:p>69,37927577146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02</text:p>
          </table:table-cell>
          <table:table-cell office:value-type="float" office:value="7.3742139339447" calcext:value-type="float">
            <text:p>7,3742139339447</text:p>
          </table:table-cell>
          <table:table-cell office:value-type="float" office:value="4.0837678313255" calcext:value-type="float">
            <text:p>4,0837678313255</text:p>
          </table:table-cell>
          <table:table-cell office:value-type="float" office:value="-43.320798570183" calcext:value-type="float">
            <text:p>-43,32079857018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13</text:p>
          </table:table-cell>
          <table:table-cell office:value-type="float" office:value="9.96706366539" calcext:value-type="float">
            <text:p>9,96706366539</text:p>
          </table:table-cell>
          <table:table-cell office:value-type="float" office:value="8.3869284391403" calcext:value-type="float">
            <text:p>8,3869284391403</text:p>
          </table:table-cell>
          <table:table-cell office:value-type="float" office:value="108.98782189485" calcext:value-type="float">
            <text:p>108,9878218948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24</text:p>
          </table:table-cell>
          <table:table-cell office:value-type="float" office:value="0.025166193954647" calcext:value-type="float">
            <text:p>0,025166193954647</text:p>
          </table:table-cell>
          <table:table-cell office:value-type="float" office:value="9.2272740602493" calcext:value-type="float">
            <text:p>9,2272740602493</text:p>
          </table:table-cell>
          <table:table-cell office:value-type="float" office:value="5.3998560757394" calcext:value-type="float">
            <text:p>5,399856075739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35</text:p>
          </table:table-cell>
          <table:table-cell office:value-type="float" office:value="-1.1877144873142" calcext:value-type="float">
            <text:p>-1,1877144873142</text:p>
          </table:table-cell>
          <table:table-cell office:value-type="float" office:value="9.2066061496735" calcext:value-type="float">
            <text:p>9,2066061496735</text:p>
          </table:table-cell>
          <table:table-cell office:value-type="float" office:value="27.255058478398" calcext:value-type="float">
            <text:p>27,25505847839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46</text:p>
          </table:table-cell>
          <table:table-cell office:value-type="float" office:value="2.5542595982552" calcext:value-type="float">
            <text:p>2,5542595982552</text:p>
          </table:table-cell>
          <table:table-cell office:value-type="float" office:value="4.2646616697311" calcext:value-type="float">
            <text:p>4,2646616697311</text:p>
          </table:table-cell>
          <table:table-cell office:value-type="float" office:value="158.51405623612" calcext:value-type="float">
            <text:p>158,5140562361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57</text:p>
          </table:table-cell>
          <table:table-cell office:value-type="float" office:value="-0.53808085620403" calcext:value-type="float">
            <text:p>-0,53808085620403</text:p>
          </table:table-cell>
          <table:table-cell office:value-type="float" office:value="8.3242082595825" calcext:value-type="float">
            <text:p>8,3242082595825</text:p>
          </table:table-cell>
          <table:table-cell office:value-type="float" office:value="-43.878206022226" calcext:value-type="float">
            <text:p>-43,87820602222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68</text:p>
          </table:table-cell>
          <table:table-cell office:value-type="float" office:value="0.22287597879767" calcext:value-type="float">
            <text:p>0,22287597879767</text:p>
          </table:table-cell>
          <table:table-cell office:value-type="float" office:value="9.8621416091919" calcext:value-type="float">
            <text:p>9,8621416091919</text:p>
          </table:table-cell>
          <table:table-cell office:value-type="float" office:value="72.543332531194" calcext:value-type="float">
            <text:p>72,54333253119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79</text:p>
          </table:table-cell>
          <table:table-cell office:value-type="float" office:value="7.0421785116196" calcext:value-type="float">
            <text:p>7,0421785116196</text:p>
          </table:table-cell>
          <table:table-cell office:value-type="float" office:value="10.424090623856" calcext:value-type="float">
            <text:p>10,424090623856</text:p>
          </table:table-cell>
          <table:table-cell office:value-type="float" office:value="34.744915309226" calcext:value-type="float">
            <text:p>34,74491530922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490</text:p>
          </table:table-cell>
          <table:table-cell office:value-type="float" office:value="7.6477038860321" calcext:value-type="float">
            <text:p>7,6477038860321</text:p>
          </table:table-cell>
          <table:table-cell office:value-type="float" office:value="7.6370894908905" calcext:value-type="float">
            <text:p>7,6370894908905</text:p>
          </table:table-cell>
          <table:table-cell office:value-type="float" office:value="-174.37547179544" calcext:value-type="float">
            <text:p>-174,3754717954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501</text:p>
          </table:table-cell>
          <table:table-cell office:value-type="float" office:value="-1.1701916158199" calcext:value-type="float">
            <text:p>-1,1701916158199</text:p>
          </table:table-cell>
          <table:table-cell office:value-type="float" office:value="10.333445072174" calcext:value-type="float">
            <text:p>10,333445072174</text:p>
          </table:table-cell>
          <table:table-cell office:value-type="float" office:value="89.437333641538" calcext:value-type="float">
            <text:p>89,43733364153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512</text:p>
          </table:table-cell>
          <table:table-cell office:value-type="float" office:value="0.9936111420393" calcext:value-type="float">
            <text:p>0,9936111420393</text:p>
          </table:table-cell>
          <table:table-cell office:value-type="float" office:value="11.055564880371" calcext:value-type="float">
            <text:p>11,055564880371</text:p>
          </table:table-cell>
          <table:table-cell office:value-type="float" office:value="173.18062114108" calcext:value-type="float">
            <text:p>173,1806211410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523</text:p>
          </table:table-cell>
          <table:table-cell office:value-type="float" office:value="1.6124555468559" calcext:value-type="float">
            <text:p>1,6124555468559</text:p>
          </table:table-cell>
          <table:table-cell office:value-type="float" office:value="8.5726422071457" calcext:value-type="float">
            <text:p>8,5726422071457</text:p>
          </table:table-cell>
          <table:table-cell office:value-type="float" office:value="-51.982550104712" calcext:value-type="float">
            <text:p>-51,98255010471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534</text:p>
          </table:table-cell>
          <table:table-cell office:value-type="float" office:value="3.8415944576263" calcext:value-type="float">
            <text:p>3,8415944576263</text:p>
          </table:table-cell>
          <table:table-cell office:value-type="float" office:value="10.308083295822" calcext:value-type="float">
            <text:p>10,308083295822</text:p>
          </table:table-cell>
          <table:table-cell office:value-type="float" office:value="-99.070543696167" calcext:value-type="float">
            <text:p>-99,07054369616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545</text:p>
          </table:table-cell>
          <table:table-cell office:value-type="float" office:value="1.6137281060219" calcext:value-type="float">
            <text:p>1,6137281060219</text:p>
          </table:table-cell>
          <table:table-cell office:value-type="float" office:value="6.7709666490555" calcext:value-type="float">
            <text:p>6,7709666490555</text:p>
          </table:table-cell>
          <table:table-cell office:value-type="float" office:value="24.69402551651" calcext:value-type="float">
            <text:p>24,6940255165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556</text:p>
          </table:table-cell>
          <table:table-cell office:value-type="float" office:value="5.3078103065491" calcext:value-type="float">
            <text:p>5,3078103065491</text:p>
          </table:table-cell>
          <table:table-cell office:value-type="float" office:value="9.1635400056839" calcext:value-type="float">
            <text:p>9,1635400056839</text:p>
          </table:table-cell>
          <table:table-cell office:value-type="float" office:value="-77.482806649178" calcext:value-type="float">
            <text:p>-77,48280664917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567</text:p>
          </table:table-cell>
          <table:table-cell office:value-type="float" office:value="7.7405202388763" calcext:value-type="float">
            <text:p>7,7405202388763</text:p>
          </table:table-cell>
          <table:table-cell office:value-type="float" office:value="11.08500123024" calcext:value-type="float">
            <text:p>11,08500123024</text:p>
          </table:table-cell>
          <table:table-cell office:value-type="float" office:value="-65.027427521481" calcext:value-type="float">
            <text:p>-65,02742752148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578</text:p>
          </table:table-cell>
          <table:table-cell office:value-type="float" office:value="-1.5921950340271" calcext:value-type="float">
            <text:p>-1,5921950340271</text:p>
          </table:table-cell>
          <table:table-cell office:value-type="float" office:value="11.033074855804" calcext:value-type="float">
            <text:p>11,033074855804</text:p>
          </table:table-cell>
          <table:table-cell office:value-type="float" office:value="-87.649731879022" calcext:value-type="float">
            <text:p>-87,64973187902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3</text:p>
          </table:table-cell>
          <table:table-cell office:value-type="string" calcext:value-type="string">
            <text:p>589</text:p>
          </table:table-cell>
          <table:table-cell office:value-type="float" office:value="3.3502915501595" calcext:value-type="float">
            <text:p>3,3502915501595</text:p>
          </table:table-cell>
          <table:table-cell office:value-type="float" office:value="9.7684586048126" calcext:value-type="float">
            <text:p>9,7684586048126</text:p>
          </table:table-cell>
          <table:table-cell office:value-type="float" office:value="112.08125284523" calcext:value-type="float">
            <text:p>112,0812528452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15</text:p>
          </table:table-cell>
          <table:table-cell office:value-type="float" office:value="-0.055467588827014" calcext:value-type="float">
            <text:p>-0,055467588827014</text:p>
          </table:table-cell>
          <table:table-cell office:value-type="float" office:value="2.7756309509277" calcext:value-type="float">
            <text:p>2,7756309509277</text:p>
          </table:table-cell>
          <table:table-cell office:value-type="float" office:value="-42.638167833826" calcext:value-type="float">
            <text:p>-42,63816783382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50</text:p>
          </table:table-cell>
          <table:table-cell office:value-type="float" office:value="2.1297153830528" calcext:value-type="float">
            <text:p>2,1297153830528</text:p>
          </table:table-cell>
          <table:table-cell office:value-type="float" office:value="0.89685633778572" calcext:value-type="float">
            <text:p>0,89685633778572</text:p>
          </table:table-cell>
          <table:table-cell office:value-type="float" office:value="125.82255472803" calcext:value-type="float">
            <text:p>125,8225547280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61</text:p>
          </table:table-cell>
          <table:table-cell office:value-type="float" office:value="0.56078277528286" calcext:value-type="float">
            <text:p>0,56078277528286</text:p>
          </table:table-cell>
          <table:table-cell office:value-type="float" office:value="-0.56186765432358" calcext:value-type="float">
            <text:p>-0,56186765432358</text:p>
          </table:table-cell>
          <table:table-cell office:value-type="float" office:value="1.6541515067694" calcext:value-type="float">
            <text:p>1,654151506769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72</text:p>
          </table:table-cell>
          <table:table-cell office:value-type="float" office:value="5.8219963312149" calcext:value-type="float">
            <text:p>5,8219963312149</text:p>
          </table:table-cell>
          <table:table-cell office:value-type="float" office:value="-0.037710431497544" calcext:value-type="float">
            <text:p>-0,037710431497544</text:p>
          </table:table-cell>
          <table:table-cell office:value-type="float" office:value="-123.8128182235" calcext:value-type="float">
            <text:p>-123,812818223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83</text:p>
          </table:table-cell>
          <table:table-cell office:value-type="float" office:value="3.9752921462059" calcext:value-type="float">
            <text:p>3,9752921462059</text:p>
          </table:table-cell>
          <table:table-cell office:value-type="float" office:value="0.47887101769447" calcext:value-type="float">
            <text:p>0,47887101769447</text:p>
          </table:table-cell>
          <table:table-cell office:value-type="float" office:value="-70.972514759963" calcext:value-type="float">
            <text:p>-70,97251475996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94</text:p>
          </table:table-cell>
          <table:table-cell office:value-type="float" office:value="6.4706885814667" calcext:value-type="float">
            <text:p>6,4706885814667</text:p>
          </table:table-cell>
          <table:table-cell office:value-type="float" office:value="-0.56090153753757" calcext:value-type="float">
            <text:p>-0,56090153753757</text:p>
          </table:table-cell>
          <table:table-cell office:value-type="float" office:value="-174.39288394466" calcext:value-type="float">
            <text:p>-174,3928839446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105</text:p>
          </table:table-cell>
          <table:table-cell office:value-type="float" office:value="10.0850045681" calcext:value-type="float">
            <text:p>10,0850045681</text:p>
          </table:table-cell>
          <table:table-cell office:value-type="float" office:value="1.7361465096474" calcext:value-type="float">
            <text:p>1,7361465096474</text:p>
          </table:table-cell>
          <table:table-cell office:value-type="float" office:value="-162.12376971154" calcext:value-type="float">
            <text:p>-162,1237697115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116</text:p>
          </table:table-cell>
          <table:table-cell office:value-type="float" office:value="-0.61474226415157" calcext:value-type="float">
            <text:p>-0,61474226415157</text:p>
          </table:table-cell>
          <table:table-cell office:value-type="float" office:value="1.4177544414997" calcext:value-type="float">
            <text:p>1,4177544414997</text:p>
          </table:table-cell>
          <table:table-cell office:value-type="float" office:value="30.595541380014" calcext:value-type="float">
            <text:p>30,59554138001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127</text:p>
          </table:table-cell>
          <table:table-cell office:value-type="float" office:value="0.69643281400204" calcext:value-type="float">
            <text:p>0,69643281400204</text:p>
          </table:table-cell>
          <table:table-cell office:value-type="float" office:value="2.8903216123581" calcext:value-type="float">
            <text:p>2,8903216123581</text:p>
          </table:table-cell>
          <table:table-cell office:value-type="float" office:value="-70.285117550261" calcext:value-type="float">
            <text:p>-70,28511755026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138</text:p>
          </table:table-cell>
          <table:table-cell office:value-type="float" office:value="2.2314269840717" calcext:value-type="float">
            <text:p>2,2314269840717</text:p>
          </table:table-cell>
          <table:table-cell office:value-type="float" office:value="0.51846921443939" calcext:value-type="float">
            <text:p>0,51846921443939</text:p>
          </table:table-cell>
          <table:table-cell office:value-type="float" office:value="26.405409832669" calcext:value-type="float">
            <text:p>26,40540983266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149</text:p>
          </table:table-cell>
          <table:table-cell office:value-type="float" office:value="3.9175301790237" calcext:value-type="float">
            <text:p>3,9175301790237</text:p>
          </table:table-cell>
          <table:table-cell office:value-type="float" office:value="1.8302275240421" calcext:value-type="float">
            <text:p>1,8302275240421</text:p>
          </table:table-cell>
          <table:table-cell office:value-type="float" office:value="-73.19127222535" calcext:value-type="float">
            <text:p>-73,1912722253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160</text:p>
          </table:table-cell>
          <table:table-cell office:value-type="float" office:value="3.7313318252563" calcext:value-type="float">
            <text:p>3,7313318252563</text:p>
          </table:table-cell>
          <table:table-cell office:value-type="float" office:value="3.5440075397491" calcext:value-type="float">
            <text:p>3,5440075397491</text:p>
          </table:table-cell>
          <table:table-cell office:value-type="float" office:value="106.26694123456" calcext:value-type="float">
            <text:p>106,2669412345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171</text:p>
          </table:table-cell>
          <table:table-cell office:value-type="float" office:value="7.6606112718582" calcext:value-type="float">
            <text:p>7,6606112718582</text:p>
          </table:table-cell>
          <table:table-cell office:value-type="float" office:value="0.68345718085766" calcext:value-type="float">
            <text:p>0,68345718085766</text:p>
          </table:table-cell>
          <table:table-cell office:value-type="float" office:value="138.01774249715" calcext:value-type="float">
            <text:p>138,017742497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182</text:p>
          </table:table-cell>
          <table:table-cell office:value-type="float" office:value="8.9740240573883" calcext:value-type="float">
            <text:p>8,9740240573883</text:p>
          </table:table-cell>
          <table:table-cell office:value-type="float" office:value="2.0365078747272" calcext:value-type="float">
            <text:p>2,0365078747272</text:p>
          </table:table-cell>
          <table:table-cell office:value-type="float" office:value="-56.879143046725" calcext:value-type="float">
            <text:p>-56,87914304672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193</text:p>
          </table:table-cell>
          <table:table-cell office:value-type="float" office:value="-1.5845793485641" calcext:value-type="float">
            <text:p>-1,5845793485641</text:p>
          </table:table-cell>
          <table:table-cell office:value-type="float" office:value="3.2581859827042" calcext:value-type="float">
            <text:p>3,2581859827042</text:p>
          </table:table-cell>
          <table:table-cell office:value-type="float" office:value="-83.581247906776" calcext:value-type="float">
            <text:p>-83,58124790677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204</text:p>
          </table:table-cell>
          <table:table-cell office:value-type="float" office:value="1.5214318037033" calcext:value-type="float">
            <text:p>1,5214318037033</text:p>
          </table:table-cell>
          <table:table-cell office:value-type="float" office:value="3.5434752702713" calcext:value-type="float">
            <text:p>3,5434752702713</text:p>
          </table:table-cell>
          <table:table-cell office:value-type="float" office:value="-123.30900028253" calcext:value-type="float">
            <text:p>-123,3090002825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215</text:p>
          </table:table-cell>
          <table:table-cell office:value-type="float" office:value="2.4477896094322" calcext:value-type="float">
            <text:p>2,4477896094322</text:p>
          </table:table-cell>
          <table:table-cell office:value-type="float" office:value="3.5983166098595" calcext:value-type="float">
            <text:p>3,5983166098595</text:p>
          </table:table-cell>
          <table:table-cell office:value-type="float" office:value="-91.164785585586" calcext:value-type="float">
            <text:p>-91,16478558558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226</text:p>
          </table:table-cell>
          <table:table-cell office:value-type="float" office:value="3.0068412423134" calcext:value-type="float">
            <text:p>3,0068412423134</text:p>
          </table:table-cell>
          <table:table-cell office:value-type="float" office:value="2.2758992016315" calcext:value-type="float">
            <text:p>2,2758992016315</text:p>
          </table:table-cell>
          <table:table-cell office:value-type="float" office:value="-134.40466686419" calcext:value-type="float">
            <text:p>-134,4046668641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237</text:p>
          </table:table-cell>
          <table:table-cell office:value-type="float" office:value="5.5235135555267" calcext:value-type="float">
            <text:p>5,5235135555267</text:p>
          </table:table-cell>
          <table:table-cell office:value-type="float" office:value="0.785251557827" calcext:value-type="float">
            <text:p>0,785251557827</text:p>
          </table:table-cell>
          <table:table-cell office:value-type="float" office:value="57.607227829611" calcext:value-type="float">
            <text:p>57,60722782961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248</text:p>
          </table:table-cell>
          <table:table-cell office:value-type="float" office:value="5.4143631458282" calcext:value-type="float">
            <text:p>5,4143631458282</text:p>
          </table:table-cell>
          <table:table-cell office:value-type="float" office:value="3.3838906884193" calcext:value-type="float">
            <text:p>3,3838906884193</text:p>
          </table:table-cell>
          <table:table-cell office:value-type="float" office:value="-11.12499576845" calcext:value-type="float">
            <text:p>-11,1249957684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259</text:p>
          </table:table-cell>
          <table:table-cell office:value-type="float" office:value="9.3478429317474" calcext:value-type="float">
            <text:p>9,3478429317474</text:p>
          </table:table-cell>
          <table:table-cell office:value-type="float" office:value="2.6185753941536" calcext:value-type="float">
            <text:p>2,6185753941536</text:p>
          </table:table-cell>
          <table:table-cell office:value-type="float" office:value="36.881050486474" calcext:value-type="float">
            <text:p>36,88105048647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270</text:p>
          </table:table-cell>
          <table:table-cell office:value-type="float" office:value="-0.48255600035191" calcext:value-type="float">
            <text:p>-0,48255600035191</text:p>
          </table:table-cell>
          <table:table-cell office:value-type="float" office:value="4.6945157647133" calcext:value-type="float">
            <text:p>4,6945157647133</text:p>
          </table:table-cell>
          <table:table-cell office:value-type="float" office:value="100.80347623035" calcext:value-type="float">
            <text:p>100,8034762303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281</text:p>
          </table:table-cell>
          <table:table-cell office:value-type="float" office:value="-1.0569886863232" calcext:value-type="float">
            <text:p>-1,0569886863232</text:p>
          </table:table-cell>
          <table:table-cell office:value-type="float" office:value="7.3453724384308" calcext:value-type="float">
            <text:p>7,3453724384308</text:p>
          </table:table-cell>
          <table:table-cell office:value-type="float" office:value="-68.228440679562" calcext:value-type="float">
            <text:p>-68,22844067956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292</text:p>
          </table:table-cell>
          <table:table-cell office:value-type="float" office:value="4.4544944167137" calcext:value-type="float">
            <text:p>4,4544944167137</text:p>
          </table:table-cell>
          <table:table-cell office:value-type="float" office:value="2.5700455904007" calcext:value-type="float">
            <text:p>2,5700455904007</text:p>
          </table:table-cell>
          <table:table-cell office:value-type="float" office:value="92.760348016289" calcext:value-type="float">
            <text:p>92,76034801628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03</text:p>
          </table:table-cell>
          <table:table-cell office:value-type="float" office:value="3.4216916561127" calcext:value-type="float">
            <text:p>3,4216916561127</text:p>
          </table:table-cell>
          <table:table-cell office:value-type="float" office:value="6.7272436618805" calcext:value-type="float">
            <text:p>6,7272436618805</text:p>
          </table:table-cell>
          <table:table-cell office:value-type="float" office:value="-51.973584351266" calcext:value-type="float">
            <text:p>-51,97358435126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14</text:p>
          </table:table-cell>
          <table:table-cell office:value-type="float" office:value="6.0296624898911" calcext:value-type="float">
            <text:p>6,0296624898911</text:p>
          </table:table-cell>
          <table:table-cell office:value-type="float" office:value="7.8410851955414" calcext:value-type="float">
            <text:p>7,8410851955414</text:p>
          </table:table-cell>
          <table:table-cell office:value-type="float" office:value="-177.05286991824" calcext:value-type="float">
            <text:p>-177,0528699182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25</text:p>
          </table:table-cell>
          <table:table-cell office:value-type="float" office:value="5.1170629262924" calcext:value-type="float">
            <text:p>5,1170629262924</text:p>
          </table:table-cell>
          <table:table-cell office:value-type="float" office:value="3.7227720022202" calcext:value-type="float">
            <text:p>3,7227720022202</text:p>
          </table:table-cell>
          <table:table-cell office:value-type="float" office:value="57.447867029032" calcext:value-type="float">
            <text:p>57,44786702903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36</text:p>
          </table:table-cell>
          <table:table-cell office:value-type="float" office:value="10.080510377884" calcext:value-type="float">
            <text:p>10,080510377884</text:p>
          </table:table-cell>
          <table:table-cell office:value-type="float" office:value="7.4913293123245" calcext:value-type="float">
            <text:p>7,4913293123245</text:p>
          </table:table-cell>
          <table:table-cell office:value-type="float" office:value="137.6473174733" calcext:value-type="float">
            <text:p>137,647317473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47</text:p>
          </table:table-cell>
          <table:table-cell office:value-type="float" office:value="-1.4506773650646" calcext:value-type="float">
            <text:p>-1,4506773650646</text:p>
          </table:table-cell>
          <table:table-cell office:value-type="float" office:value="5.4147964715958" calcext:value-type="float">
            <text:p>5,4147964715958</text:p>
          </table:table-cell>
          <table:table-cell office:value-type="float" office:value="-120.91373637983" calcext:value-type="float">
            <text:p>-120,9137363798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58</text:p>
          </table:table-cell>
          <table:table-cell office:value-type="float" office:value="-1.5442642569542" calcext:value-type="float">
            <text:p>-1,5442642569542</text:p>
          </table:table-cell>
          <table:table-cell office:value-type="float" office:value="7.981681227684" calcext:value-type="float">
            <text:p>7,981681227684</text:p>
          </table:table-cell>
          <table:table-cell office:value-type="float" office:value="102.11750580247" calcext:value-type="float">
            <text:p>102,1175058024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69</text:p>
          </table:table-cell>
          <table:table-cell office:value-type="float" office:value="3.9602282643318" calcext:value-type="float">
            <text:p>3,9602282643318</text:p>
          </table:table-cell>
          <table:table-cell office:value-type="float" office:value="2.2623893618584" calcext:value-type="float">
            <text:p>2,2623893618584</text:p>
          </table:table-cell>
          <table:table-cell office:value-type="float" office:value="-59.040244977186" calcext:value-type="float">
            <text:p>-59,04024497718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80</text:p>
          </table:table-cell>
          <table:table-cell office:value-type="float" office:value="3.3899861574173" calcext:value-type="float">
            <text:p>3,3899861574173</text:p>
          </table:table-cell>
          <table:table-cell office:value-type="float" office:value="5.1319599151611" calcext:value-type="float">
            <text:p>5,1319599151611</text:p>
          </table:table-cell>
          <table:table-cell office:value-type="float" office:value="-27.369072862491" calcext:value-type="float">
            <text:p>-27,36907286249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391</text:p>
          </table:table-cell>
          <table:table-cell office:value-type="float" office:value="3.936759531498" calcext:value-type="float">
            <text:p>3,936759531498</text:p>
          </table:table-cell>
          <table:table-cell office:value-type="float" office:value="3.8606524467468" calcext:value-type="float">
            <text:p>3,8606524467468</text:p>
          </table:table-cell>
          <table:table-cell office:value-type="float" office:value="90.791285417642" calcext:value-type="float">
            <text:p>90,79128541764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02</text:p>
          </table:table-cell>
          <table:table-cell office:value-type="float" office:value="7.2643792629242" calcext:value-type="float">
            <text:p>7,2643792629242</text:p>
          </table:table-cell>
          <table:table-cell office:value-type="float" office:value="4.3159613013268" calcext:value-type="float">
            <text:p>4,3159613013268</text:p>
          </table:table-cell>
          <table:table-cell office:value-type="float" office:value="-69.690166005663" calcext:value-type="float">
            <text:p>-69,69016600566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13</text:p>
          </table:table-cell>
          <table:table-cell office:value-type="float" office:value="9.9140673875809" calcext:value-type="float">
            <text:p>9,9140673875809</text:p>
          </table:table-cell>
          <table:table-cell office:value-type="float" office:value="8.6514073610306" calcext:value-type="float">
            <text:p>8,6514073610306</text:p>
          </table:table-cell>
          <table:table-cell office:value-type="float" office:value="-174.3406611643" calcext:value-type="float">
            <text:p>-174,340661164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24</text:p>
          </table:table-cell>
          <table:table-cell office:value-type="float" office:value="-0.23451123386621" calcext:value-type="float">
            <text:p>-0,23451123386621</text:p>
          </table:table-cell>
          <table:table-cell office:value-type="float" office:value="9.2216312885284" calcext:value-type="float">
            <text:p>9,2216312885284</text:p>
          </table:table-cell>
          <table:table-cell office:value-type="float" office:value="0.4869665784441" calcext:value-type="float">
            <text:p>0,486966578444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35</text:p>
          </table:table-cell>
          <table:table-cell office:value-type="float" office:value="-1.411004960537" calcext:value-type="float">
            <text:p>-1,411004960537</text:p>
          </table:table-cell>
          <table:table-cell office:value-type="float" office:value="9.3096339702606" calcext:value-type="float">
            <text:p>9,3096339702606</text:p>
          </table:table-cell>
          <table:table-cell office:value-type="float" office:value="-32.668649770652" calcext:value-type="float">
            <text:p>-32,66864977065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46</text:p>
          </table:table-cell>
          <table:table-cell office:value-type="float" office:value="2.8463393449783" calcext:value-type="float">
            <text:p>2,8463393449783</text:p>
          </table:table-cell>
          <table:table-cell office:value-type="float" office:value="4.209112226963" calcext:value-type="float">
            <text:p>4,209112226963</text:p>
          </table:table-cell>
          <table:table-cell office:value-type="float" office:value="172.03560148834" calcext:value-type="float">
            <text:p>172,0356014883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57</text:p>
          </table:table-cell>
          <table:table-cell office:value-type="float" office:value="-0.61783354729414" calcext:value-type="float">
            <text:p>-0,61783354729414</text:p>
          </table:table-cell>
          <table:table-cell office:value-type="float" office:value="8.4814900159836" calcext:value-type="float">
            <text:p>8,4814900159836</text:p>
          </table:table-cell>
          <table:table-cell office:value-type="float" office:value="-62.954507056315" calcext:value-type="float">
            <text:p>-62,9545070563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68</text:p>
          </table:table-cell>
          <table:table-cell office:value-type="float" office:value="0.24364437907934" calcext:value-type="float">
            <text:p>0,24364437907934</text:p>
          </table:table-cell>
          <table:table-cell office:value-type="float" office:value="9.5254355669022" calcext:value-type="float">
            <text:p>9,5254355669022</text:p>
          </table:table-cell>
          <table:table-cell office:value-type="float" office:value="99.700736392076" calcext:value-type="float">
            <text:p>99,70073639207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79</text:p>
          </table:table-cell>
          <table:table-cell office:value-type="float" office:value="6.8046635389328" calcext:value-type="float">
            <text:p>6,8046635389328</text:p>
          </table:table-cell>
          <table:table-cell office:value-type="float" office:value="10.404462814331" calcext:value-type="float">
            <text:p>10,404462814331</text:p>
          </table:table-cell>
          <table:table-cell office:value-type="float" office:value="0.75392362774368" calcext:value-type="float">
            <text:p>0,7539236277436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490</text:p>
          </table:table-cell>
          <table:table-cell office:value-type="float" office:value="7.8987127542496" calcext:value-type="float">
            <text:p>7,8987127542496</text:p>
          </table:table-cell>
          <table:table-cell office:value-type="float" office:value="7.6519125699997" calcext:value-type="float">
            <text:p>7,6519125699997</text:p>
          </table:table-cell>
          <table:table-cell office:value-type="float" office:value="-177.03779487853" calcext:value-type="float">
            <text:p>-177,0377948785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501</text:p>
          </table:table-cell>
          <table:table-cell office:value-type="float" office:value="-1.1879436671734" calcext:value-type="float">
            <text:p>-1,1879436671734</text:p>
          </table:table-cell>
          <table:table-cell office:value-type="float" office:value="10.134720802307" calcext:value-type="float">
            <text:p>10,134720802307</text:p>
          </table:table-cell>
          <table:table-cell office:value-type="float" office:value="84.883257082313" calcext:value-type="float">
            <text:p>84,88325708231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512</text:p>
          </table:table-cell>
          <table:table-cell office:value-type="float" office:value="1.2935909628868" calcext:value-type="float">
            <text:p>1,2935909628868</text:p>
          </table:table-cell>
          <table:table-cell office:value-type="float" office:value="10.985387563705" calcext:value-type="float">
            <text:p>10,985387563705</text:p>
          </table:table-cell>
          <table:table-cell office:value-type="float" office:value="165.34076678525" calcext:value-type="float">
            <text:p>165,3407667852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523</text:p>
          </table:table-cell>
          <table:table-cell office:value-type="float" office:value="1.4035955071449" calcext:value-type="float">
            <text:p>1,4035955071449</text:p>
          </table:table-cell>
          <table:table-cell office:value-type="float" office:value="8.700138926506" calcext:value-type="float">
            <text:p>8,700138926506</text:p>
          </table:table-cell>
          <table:table-cell office:value-type="float" office:value="-36.455122528562" calcext:value-type="float">
            <text:p>-36,45512252856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534</text:p>
          </table:table-cell>
          <table:table-cell office:value-type="float" office:value="3.7777605652809" calcext:value-type="float">
            <text:p>3,7777605652809</text:p>
          </table:table-cell>
          <table:table-cell office:value-type="float" office:value="10.524815320969" calcext:value-type="float">
            <text:p>10,524815320969</text:p>
          </table:table-cell>
          <table:table-cell office:value-type="float" office:value="-70.907485712865" calcext:value-type="float">
            <text:p>-70,90748571286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545</text:p>
          </table:table-cell>
          <table:table-cell office:value-type="float" office:value="1.3286319375038" calcext:value-type="float">
            <text:p>1,3286319375038</text:p>
          </table:table-cell>
          <table:table-cell office:value-type="float" office:value="6.8416219949722" calcext:value-type="float">
            <text:p>6,8416219949722</text:p>
          </table:table-cell>
          <table:table-cell office:value-type="float" office:value="-22.903842341368" calcext:value-type="float">
            <text:p>-22,90384234136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556</text:p>
          </table:table-cell>
          <table:table-cell office:value-type="float" office:value="5.3117316961288" calcext:value-type="float">
            <text:p>5,3117316961288</text:p>
          </table:table-cell>
          <table:table-cell office:value-type="float" office:value="9.3739902973175" calcext:value-type="float">
            <text:p>9,3739902973175</text:p>
          </table:table-cell>
          <table:table-cell office:value-type="float" office:value="-92.031340690175" calcext:value-type="float">
            <text:p>-92,03134069017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567</text:p>
          </table:table-cell>
          <table:table-cell office:value-type="float" office:value="7.481182217598" calcext:value-type="float">
            <text:p>7,481182217598</text:p>
          </table:table-cell>
          <table:table-cell office:value-type="float" office:value="11.085002422333" calcext:value-type="float">
            <text:p>11,085002422333</text:p>
          </table:table-cell>
          <table:table-cell office:value-type="float" office:value="-62.706260924127" calcext:value-type="float">
            <text:p>-62,70626092412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578</text:p>
          </table:table-cell>
          <table:table-cell office:value-type="float" office:value="-1.5946541726589" calcext:value-type="float">
            <text:p>-1,5946541726589</text:p>
          </table:table-cell>
          <table:table-cell office:value-type="float" office:value="11.034775972366" calcext:value-type="float">
            <text:p>11,034775972366</text:p>
          </table:table-cell>
          <table:table-cell office:value-type="float" office:value="-86.979582810857" calcext:value-type="float">
            <text:p>-86,97958281085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4</text:p>
          </table:table-cell>
          <table:table-cell office:value-type="string" calcext:value-type="string">
            <text:p>589</text:p>
          </table:table-cell>
          <table:table-cell office:value-type="float" office:value="3.2739838957787" calcext:value-type="float">
            <text:p>3,2739838957787</text:p>
          </table:table-cell>
          <table:table-cell office:value-type="float" office:value="9.5545369386673" calcext:value-type="float">
            <text:p>9,5545369386673</text:p>
          </table:table-cell>
          <table:table-cell office:value-type="float" office:value="65.754938277469" calcext:value-type="float">
            <text:p>65,75493827746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15</text:p>
          </table:table-cell>
          <table:table-cell office:value-type="float" office:value="-0.34768790006638" calcext:value-type="float">
            <text:p>-0,34768790006638</text:p>
          </table:table-cell>
          <table:table-cell office:value-type="float" office:value="3.0445289611816" calcext:value-type="float">
            <text:p>3,0445289611816</text:p>
          </table:table-cell>
          <table:table-cell office:value-type="float" office:value="-42.645254332548" calcext:value-type="float">
            <text:p>-42,64525433254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50</text:p>
          </table:table-cell>
          <table:table-cell office:value-type="float" office:value="1.9165316224098" calcext:value-type="float">
            <text:p>1,9165316224098</text:p>
          </table:table-cell>
          <table:table-cell office:value-type="float" office:value="1.1936923116446" calcext:value-type="float">
            <text:p>1,1936923116446</text:p>
          </table:table-cell>
          <table:table-cell office:value-type="float" office:value="125.75932976547" calcext:value-type="float">
            <text:p>125,7593297654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61</text:p>
          </table:table-cell>
          <table:table-cell office:value-type="float" office:value="0.25969186797738" calcext:value-type="float">
            <text:p>0,25969186797738</text:p>
          </table:table-cell>
          <table:table-cell office:value-type="float" office:value="-0.55835038423538" calcext:value-type="float">
            <text:p>-0,55835038423538</text:p>
          </table:table-cell>
          <table:table-cell office:value-type="float" office:value="0.30332719491925" calcext:value-type="float">
            <text:p>0,3033271949192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72</text:p>
          </table:table-cell>
          <table:table-cell office:value-type="float" office:value="5.9140145778656" calcext:value-type="float">
            <text:p>5,9140145778656</text:p>
          </table:table-cell>
          <table:table-cell office:value-type="float" office:value="0.24142019450665" calcext:value-type="float">
            <text:p>0,24142019450665</text:p>
          </table:table-cell>
          <table:table-cell office:value-type="float" office:value="-104.74231896127" calcext:value-type="float">
            <text:p>-104,7423189612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83</text:p>
          </table:table-cell>
          <table:table-cell office:value-type="float" office:value="3.8644236326218" calcext:value-type="float">
            <text:p>3,8644236326218</text:p>
          </table:table-cell>
          <table:table-cell office:value-type="float" office:value="0.62194168567657" calcext:value-type="float">
            <text:p>0,62194168567657</text:p>
          </table:table-cell>
          <table:table-cell office:value-type="float" office:value="-52.394397319502" calcext:value-type="float">
            <text:p>-52,39439731950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94</text:p>
          </table:table-cell>
          <table:table-cell office:value-type="float" office:value="6.5601789951324" calcext:value-type="float">
            <text:p>6,5601789951324</text:p>
          </table:table-cell>
          <table:table-cell office:value-type="float" office:value="-0.3461229801178" calcext:value-type="float">
            <text:p>-0,3461229801178</text:p>
          </table:table-cell>
          <table:table-cell office:value-type="float" office:value="-104.89873445717" calcext:value-type="float">
            <text:p>-104,8987344571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105</text:p>
          </table:table-cell>
          <table:table-cell office:value-type="float" office:value="10.08501291275" calcext:value-type="float">
            <text:p>10,08501291275</text:p>
          </table:table-cell>
          <table:table-cell office:value-type="float" office:value="1.980194747448" calcext:value-type="float">
            <text:p>1,980194747448</text:p>
          </table:table-cell>
          <table:table-cell office:value-type="float" office:value="-148.42845831707" calcext:value-type="float">
            <text:p>-148,4284583170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116</text:p>
          </table:table-cell>
          <table:table-cell office:value-type="float" office:value="-0.90136058628559" calcext:value-type="float">
            <text:p>-0,90136058628559</text:p>
          </table:table-cell>
          <table:table-cell office:value-type="float" office:value="1.1834558099508" calcext:value-type="float">
            <text:p>1,1834558099508</text:p>
          </table:table-cell>
          <table:table-cell office:value-type="float" office:value="41.886496695743" calcext:value-type="float">
            <text:p>41,88649669574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127</text:p>
          </table:table-cell>
          <table:table-cell office:value-type="float" office:value="0.82737289369106" calcext:value-type="float">
            <text:p>0,82737289369106</text:p>
          </table:table-cell>
          <table:table-cell office:value-type="float" office:value="3.1443244218826" calcext:value-type="float">
            <text:p>3,1443244218826</text:p>
          </table:table-cell>
          <table:table-cell office:value-type="float" office:value="-123.96341828024" calcext:value-type="float">
            <text:p>-123,9634182802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138</text:p>
          </table:table-cell>
          <table:table-cell office:value-type="float" office:value="2.5589972734451" calcext:value-type="float">
            <text:p>2,5589972734451</text:p>
          </table:table-cell>
          <table:table-cell office:value-type="float" office:value="0.6836312264204" calcext:value-type="float">
            <text:p>0,6836312264204</text:p>
          </table:table-cell>
          <table:table-cell office:value-type="float" office:value="26.366005277937" calcext:value-type="float">
            <text:p>26,36600527793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149</text:p>
          </table:table-cell>
          <table:table-cell office:value-type="float" office:value="3.9432722330093" calcext:value-type="float">
            <text:p>3,9432722330093</text:p>
          </table:table-cell>
          <table:table-cell office:value-type="float" office:value="1.6143970191479" calcext:value-type="float">
            <text:p>1,6143970191479</text:p>
          </table:table-cell>
          <table:table-cell office:value-type="float" office:value="83.832705856129" calcext:value-type="float">
            <text:p>83,83270585612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160</text:p>
          </table:table-cell>
          <table:table-cell office:value-type="float" office:value="3.6219918727875" calcext:value-type="float">
            <text:p>3,6219918727875</text:p>
          </table:table-cell>
          <table:table-cell office:value-type="float" office:value="3.9211639761925" calcext:value-type="float">
            <text:p>3,9211639761925</text:p>
          </table:table-cell>
          <table:table-cell office:value-type="float" office:value="106.26378408663" calcext:value-type="float">
            <text:p>106,2637840866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171</text:p>
          </table:table-cell>
          <table:table-cell office:value-type="float" office:value="7.9593175649643" calcext:value-type="float">
            <text:p>7,9593175649643</text:p>
          </table:table-cell>
          <table:table-cell office:value-type="float" office:value="0.65307065844536" calcext:value-type="float">
            <text:p>0,65307065844536</text:p>
          </table:table-cell>
          <table:table-cell office:value-type="float" office:value="-177.27732810245" calcext:value-type="float">
            <text:p>-177,2773281024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182</text:p>
          </table:table-cell>
          <table:table-cell office:value-type="float" office:value="8.941542506218" calcext:value-type="float">
            <text:p>8,941542506218</text:p>
          </table:table-cell>
          <table:table-cell office:value-type="float" office:value="2.3173853754997" calcext:value-type="float">
            <text:p>2,3173853754997</text:p>
          </table:table-cell>
          <table:table-cell office:value-type="float" office:value="-90.303629067293" calcext:value-type="float">
            <text:p>-90,30362906729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193</text:p>
          </table:table-cell>
          <table:table-cell office:value-type="float" office:value="-1.5837800502777" calcext:value-type="float">
            <text:p>-1,5837800502777</text:p>
          </table:table-cell>
          <table:table-cell office:value-type="float" office:value="3.4721612930298" calcext:value-type="float">
            <text:p>3,4721612930298</text:p>
          </table:table-cell>
          <table:table-cell office:value-type="float" office:value="-81.830766550295" calcext:value-type="float">
            <text:p>-81,83076655029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204</text:p>
          </table:table-cell>
          <table:table-cell office:value-type="float" office:value="1.5387661755085" calcext:value-type="float">
            <text:p>1,5387661755085</text:p>
          </table:table-cell>
          <table:table-cell office:value-type="float" office:value="3.8468840718269" calcext:value-type="float">
            <text:p>3,8468840718269</text:p>
          </table:table-cell>
          <table:table-cell office:value-type="float" office:value="-86.117039060896" calcext:value-type="float">
            <text:p>-86,11703906089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215</text:p>
          </table:table-cell>
          <table:table-cell office:value-type="float" office:value="2.5212162733078" calcext:value-type="float">
            <text:p>2,5212162733078</text:p>
          </table:table-cell>
          <table:table-cell office:value-type="float" office:value="3.8771516084671" calcext:value-type="float">
            <text:p>3,8771516084671</text:p>
          </table:table-cell>
          <table:table-cell office:value-type="float" office:value="-107.91411141681" calcext:value-type="float">
            <text:p>-107,9141114168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226</text:p>
          </table:table-cell>
          <table:table-cell office:value-type="float" office:value="3.2908222079277" calcext:value-type="float">
            <text:p>3,2908222079277</text:p>
          </table:table-cell>
          <table:table-cell office:value-type="float" office:value="2.5224310159683" calcext:value-type="float">
            <text:p>2,5224310159683</text:p>
          </table:table-cell>
          <table:table-cell office:value-type="float" office:value="-143.49401376809" calcext:value-type="float">
            <text:p>-143,4940137680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237</text:p>
          </table:table-cell>
          <table:table-cell office:value-type="float" office:value="5.5692428350449" calcext:value-type="float">
            <text:p>5,5692428350449</text:p>
          </table:table-cell>
          <table:table-cell office:value-type="float" office:value="0.50161343067884" calcext:value-type="float">
            <text:p>0,50161343067884</text:p>
          </table:table-cell>
          <table:table-cell office:value-type="float" office:value="108.3806244431" calcext:value-type="float">
            <text:p>108,380624443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248</text:p>
          </table:table-cell>
          <table:table-cell office:value-type="float" office:value="5.7415992021561" calcext:value-type="float">
            <text:p>5,7415992021561</text:p>
          </table:table-cell>
          <table:table-cell office:value-type="float" office:value="3.2816118001938" calcext:value-type="float">
            <text:p>3,2816118001938</text:p>
          </table:table-cell>
          <table:table-cell office:value-type="float" office:value="12.234805875523" calcext:value-type="float">
            <text:p>12,23480587552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259</text:p>
          </table:table-cell>
          <table:table-cell office:value-type="float" office:value="9.1509163379669" calcext:value-type="float">
            <text:p>9,1509163379669</text:p>
          </table:table-cell>
          <table:table-cell office:value-type="float" office:value="2.6622143387794" calcext:value-type="float">
            <text:p>2,6622143387794</text:p>
          </table:table-cell>
          <table:table-cell office:value-type="float" office:value="-12.626446830999" calcext:value-type="float">
            <text:p>-12,62644683099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270</text:p>
          </table:table-cell>
          <table:table-cell office:value-type="float" office:value="-0.5782375484705" calcext:value-type="float">
            <text:p>-0,5782375484705</text:p>
          </table:table-cell>
          <table:table-cell office:value-type="float" office:value="4.3911743164062" calcext:value-type="float">
            <text:p>4,3911743164062</text:p>
          </table:table-cell>
          <table:table-cell office:value-type="float" office:value="64.989459742406" calcext:value-type="float">
            <text:p>64,98945974240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281</text:p>
          </table:table-cell>
          <table:table-cell office:value-type="float" office:value="-1.1173912137747" calcext:value-type="float">
            <text:p>-1,1173912137747</text:p>
          </table:table-cell>
          <table:table-cell office:value-type="float" office:value="7.4477529525757" calcext:value-type="float">
            <text:p>7,4477529525757</text:p>
          </table:table-cell>
          <table:table-cell office:value-type="float" office:value="-56.668164244123" calcext:value-type="float">
            <text:p>-56,66816424412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292</text:p>
          </table:table-cell>
          <table:table-cell office:value-type="float" office:value="4.290534555912" calcext:value-type="float">
            <text:p>4,290534555912</text:p>
          </table:table-cell>
          <table:table-cell office:value-type="float" office:value="2.4105563759804" calcext:value-type="float">
            <text:p>2,4105563759804</text:p>
          </table:table-cell>
          <table:table-cell office:value-type="float" office:value="38.702444665751" calcext:value-type="float">
            <text:p>38,70244466575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03</text:p>
          </table:table-cell>
          <table:table-cell office:value-type="float" office:value="3.1710425019264" calcext:value-type="float">
            <text:p>3,1710425019264</text:p>
          </table:table-cell>
          <table:table-cell office:value-type="float" office:value="6.775735616684" calcext:value-type="float">
            <text:p>6,775735616684</text:p>
          </table:table-cell>
          <table:table-cell office:value-type="float" office:value="-4.3303850255195" calcext:value-type="float">
            <text:p>-4,330385025519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14</text:p>
          </table:table-cell>
          <table:table-cell office:value-type="float" office:value="6.4188069105148" calcext:value-type="float">
            <text:p>6,4188069105148</text:p>
          </table:table-cell>
          <table:table-cell office:value-type="float" office:value="7.8581410646439" calcext:value-type="float">
            <text:p>7,8581410646439</text:p>
          </table:table-cell>
          <table:table-cell office:value-type="float" office:value="-177.65300137222" calcext:value-type="float">
            <text:p>-177,6530013722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25</text:p>
          </table:table-cell>
          <table:table-cell office:value-type="float" office:value="5.3279632329941" calcext:value-type="float">
            <text:p>5,3279632329941</text:p>
          </table:table-cell>
          <table:table-cell office:value-type="float" office:value="3.9877438545227" calcext:value-type="float">
            <text:p>3,9877438545227</text:p>
          </table:table-cell>
          <table:table-cell office:value-type="float" office:value="81.4678790463" calcext:value-type="float">
            <text:p>81,467879046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36</text:p>
          </table:table-cell>
          <table:table-cell office:value-type="float" office:value="10.085006952286" calcext:value-type="float">
            <text:p>10,085006952286</text:p>
          </table:table-cell>
          <table:table-cell office:value-type="float" office:value="7.2267544269562" calcext:value-type="float">
            <text:p>7,2267544269562</text:p>
          </table:table-cell>
          <table:table-cell office:value-type="float" office:value="113.08865638296" calcext:value-type="float">
            <text:p>113,0886563829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47</text:p>
          </table:table-cell>
          <table:table-cell office:value-type="float" office:value="-1.2359061092138" calcext:value-type="float">
            <text:p>-1,2359061092138</text:p>
          </table:table-cell>
          <table:table-cell office:value-type="float" office:value="5.5542087554932" calcext:value-type="float">
            <text:p>5,5542087554932</text:p>
          </table:table-cell>
          <table:table-cell office:value-type="float" office:value="-153.3099283838" calcext:value-type="float">
            <text:p>-153,309928383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58</text:p>
          </table:table-cell>
          <table:table-cell office:value-type="float" office:value="-1.5097859501839" calcext:value-type="float">
            <text:p>-1,5097859501839</text:p>
          </table:table-cell>
          <table:table-cell office:value-type="float" office:value="7.9353094100952" calcext:value-type="float">
            <text:p>7,9353094100952</text:p>
          </table:table-cell>
          <table:table-cell office:value-type="float" office:value="127.26344424448" calcext:value-type="float">
            <text:p>127,2634442444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69</text:p>
          </table:table-cell>
          <table:table-cell office:value-type="float" office:value="4.044554233551" calcext:value-type="float">
            <text:p>4,044554233551</text:p>
          </table:table-cell>
          <table:table-cell office:value-type="float" office:value="2.0627346634865" calcext:value-type="float">
            <text:p>2,0627346634865</text:p>
          </table:table-cell>
          <table:table-cell office:value-type="float" office:value="66.724790888987" calcext:value-type="float">
            <text:p>66,72479088898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80</text:p>
          </table:table-cell>
          <table:table-cell office:value-type="float" office:value="3.3057796955109" calcext:value-type="float">
            <text:p>3,3057796955109</text:p>
          </table:table-cell>
          <table:table-cell office:value-type="float" office:value="5.3319054841995" calcext:value-type="float">
            <text:p>5,3319054841995</text:p>
          </table:table-cell>
          <table:table-cell office:value-type="float" office:value="-70.542835126257" calcext:value-type="float">
            <text:p>-70,54283512625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391</text:p>
          </table:table-cell>
          <table:table-cell office:value-type="float" office:value="3.9320078492165" calcext:value-type="float">
            <text:p>3,9320078492165</text:p>
          </table:table-cell>
          <table:table-cell office:value-type="float" office:value="4.2537665367126" calcext:value-type="float">
            <text:p>4,2537665367126</text:p>
          </table:table-cell>
          <table:table-cell office:value-type="float" office:value="90.822973069112" calcext:value-type="float">
            <text:p>90,82297306911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02</text:p>
          </table:table-cell>
          <table:table-cell office:value-type="float" office:value="7.3251050710678" calcext:value-type="float">
            <text:p>7,3251050710678</text:p>
          </table:table-cell>
          <table:table-cell office:value-type="float" office:value="4.5380368828773" calcext:value-type="float">
            <text:p>4,5380368828773</text:p>
          </table:table-cell>
          <table:table-cell office:value-type="float" office:value="-109.64177520412" calcext:value-type="float">
            <text:p>-109,6417752041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13</text:p>
          </table:table-cell>
          <table:table-cell office:value-type="float" office:value="9.9100780487061" calcext:value-type="float">
            <text:p>9,9100780487061</text:p>
          </table:table-cell>
          <table:table-cell office:value-type="float" office:value="8.7467801570892" calcext:value-type="float">
            <text:p>8,7467801570892</text:p>
          </table:table-cell>
          <table:table-cell office:value-type="float" office:value="-136.85637674514" calcext:value-type="float">
            <text:p>-136,8563767451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24</text:p>
          </table:table-cell>
          <table:table-cell office:value-type="float" office:value="-0.48766143620014" calcext:value-type="float">
            <text:p>-0,48766143620014</text:p>
          </table:table-cell>
          <table:table-cell office:value-type="float" office:value="9.2274177074432" calcext:value-type="float">
            <text:p>9,2274177074432</text:p>
          </table:table-cell>
          <table:table-cell office:value-type="float" office:value="-1.5016791357356" calcext:value-type="float">
            <text:p>-1,501679135735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35</text:p>
          </table:table-cell>
          <table:table-cell office:value-type="float" office:value="-1.432990282774" calcext:value-type="float">
            <text:p>-1,432990282774</text:p>
          </table:table-cell>
          <table:table-cell office:value-type="float" office:value="9.5536005496979" calcext:value-type="float">
            <text:p>9,5536005496979</text:p>
          </table:table-cell>
          <table:table-cell office:value-type="float" office:value="-92.571875851625" calcext:value-type="float">
            <text:p>-92,57187585162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46</text:p>
          </table:table-cell>
          <table:table-cell office:value-type="float" office:value="3.0875453352928" calcext:value-type="float">
            <text:p>3,0875453352928</text:p>
          </table:table-cell>
          <table:table-cell office:value-type="float" office:value="4.1567477583885" calcext:value-type="float">
            <text:p>4,1567477583885</text:p>
          </table:table-cell>
          <table:table-cell office:value-type="float" office:value="163.36813701946" calcext:value-type="float">
            <text:p>163,3681370194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57</text:p>
          </table:table-cell>
          <table:table-cell office:value-type="float" office:value="-0.64187444746494" calcext:value-type="float">
            <text:p>-0,64187444746494</text:p>
          </table:table-cell>
          <table:table-cell office:value-type="float" office:value="8.6561405658722" calcext:value-type="float">
            <text:p>8,6561405658722</text:p>
          </table:table-cell>
          <table:table-cell office:value-type="float" office:value="-82.026209041571" calcext:value-type="float">
            <text:p>-82,02620904157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68</text:p>
          </table:table-cell>
          <table:table-cell office:value-type="float" office:value="0.4156756401062" calcext:value-type="float">
            <text:p>0,4156756401062</text:p>
          </table:table-cell>
          <table:table-cell office:value-type="float" office:value="9.2356717586517" calcext:value-type="float">
            <text:p>9,2356717586517</text:p>
          </table:table-cell>
          <table:table-cell office:value-type="float" office:value="126.89225385143" calcext:value-type="float">
            <text:p>126,8922538514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79</text:p>
          </table:table-cell>
          <table:table-cell office:value-type="float" office:value="6.5972650051117" calcext:value-type="float">
            <text:p>6,5972650051117</text:p>
          </table:table-cell>
          <table:table-cell office:value-type="float" office:value="10.520970821381" calcext:value-type="float">
            <text:p>10,520970821381</text:p>
          </table:table-cell>
          <table:table-cell office:value-type="float" office:value="-33.326822860985" calcext:value-type="float">
            <text:p>-33,32682286098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490</text:p>
          </table:table-cell>
          <table:table-cell office:value-type="float" office:value="8.1502896547318" calcext:value-type="float">
            <text:p>8,1502896547318</text:p>
          </table:table-cell>
          <table:table-cell office:value-type="float" office:value="7.6548689603806" calcext:value-type="float">
            <text:p>7,6548689603806</text:p>
          </table:table-cell>
          <table:table-cell office:value-type="float" office:value="-179.7630012415" calcext:value-type="float">
            <text:p>-179,76300124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501</text:p>
          </table:table-cell>
          <table:table-cell office:value-type="float" office:value="-1.221069470048" calcext:value-type="float">
            <text:p>-1,221069470048</text:p>
          </table:table-cell>
          <table:table-cell office:value-type="float" office:value="9.9376088380814" calcext:value-type="float">
            <text:p>9,9376088380814</text:p>
          </table:table-cell>
          <table:table-cell office:value-type="float" office:value="80.344159891651" calcext:value-type="float">
            <text:p>80,34415989165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512</text:p>
          </table:table-cell>
          <table:table-cell office:value-type="float" office:value="1.5810963511467" calcext:value-type="float">
            <text:p>1,5810963511467</text:p>
          </table:table-cell>
          <table:table-cell office:value-type="float" office:value="10.874518156052" calcext:value-type="float">
            <text:p>10,874518156052</text:p>
          </table:table-cell>
          <table:table-cell office:value-type="float" office:value="157.52656596481" calcext:value-type="float">
            <text:p>157,5265659648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523</text:p>
          </table:table-cell>
          <table:table-cell office:value-type="float" office:value="1.3245917856693" calcext:value-type="float">
            <text:p>1,3245917856693</text:p>
          </table:table-cell>
          <table:table-cell office:value-type="float" office:value="8.8427686691284" calcext:value-type="float">
            <text:p>8,8427686691284</text:p>
          </table:table-cell>
          <table:table-cell office:value-type="float" office:value="-59.613984861192" calcext:value-type="float">
            <text:p>-59,61398486119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534</text:p>
          </table:table-cell>
          <table:table-cell office:value-type="float" office:value="3.6185163259506" calcext:value-type="float">
            <text:p>3,6185163259506</text:p>
          </table:table-cell>
          <table:table-cell office:value-type="float" office:value="10.685206651688" calcext:value-type="float">
            <text:p>10,685206651688</text:p>
          </table:table-cell>
          <table:table-cell office:value-type="float" office:value="-42.749091698106" calcext:value-type="float">
            <text:p>-42,74909169810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545</text:p>
          </table:table-cell>
          <table:table-cell office:value-type="float" office:value="1.1777497828007" calcext:value-type="float">
            <text:p>1,1777497828007</text:p>
          </table:table-cell>
          <table:table-cell office:value-type="float" office:value="7.0965373516083" calcext:value-type="float">
            <text:p>7,0965373516083</text:p>
          </table:table-cell>
          <table:table-cell office:value-type="float" office:value="-65.798584822636" calcext:value-type="float">
            <text:p>-65,79858482263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556</text:p>
          </table:table-cell>
          <table:table-cell office:value-type="float" office:value="5.3675651550293" calcext:value-type="float">
            <text:p>5,3675651550293</text:p>
          </table:table-cell>
          <table:table-cell office:value-type="float" office:value="9.5775020122528" calcext:value-type="float">
            <text:p>9,5775020122528</text:p>
          </table:table-cell>
          <table:table-cell office:value-type="float" office:value="-106.52897084595" calcext:value-type="float">
            <text:p>-106,5289708459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567</text:p>
          </table:table-cell>
          <table:table-cell office:value-type="float" office:value="7.2848331928253" calcext:value-type="float">
            <text:p>7,2848331928253</text:p>
          </table:table-cell>
          <table:table-cell office:value-type="float" office:value="11.084994077682" calcext:value-type="float">
            <text:p>11,084994077682</text:p>
          </table:table-cell>
          <table:table-cell office:value-type="float" office:value="-63.113006816548" calcext:value-type="float">
            <text:p>-63,11300681654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578</text:p>
          </table:table-cell>
          <table:table-cell office:value-type="float" office:value="-1.5946501493454" calcext:value-type="float">
            <text:p>-1,5946501493454</text:p>
          </table:table-cell>
          <table:table-cell office:value-type="float" office:value="11.034767627716" calcext:value-type="float">
            <text:p>11,034767627716</text:p>
          </table:table-cell>
          <table:table-cell office:value-type="float" office:value="-86.988241049894" calcext:value-type="float">
            <text:p>-86,98824104989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5</text:p>
          </table:table-cell>
          <table:table-cell office:value-type="string" calcext:value-type="string">
            <text:p>589</text:p>
          </table:table-cell>
          <table:table-cell office:value-type="float" office:value="3.0660629272461" calcext:value-type="float">
            <text:p>3,0660629272461</text:p>
          </table:table-cell>
          <table:table-cell office:value-type="float" office:value="9.46169257164" calcext:value-type="float">
            <text:p>9,46169257164</text:p>
          </table:table-cell>
          <table:table-cell office:value-type="float" office:value="19.45584044335" calcext:value-type="float">
            <text:p>19,4558404433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15</text:p>
          </table:table-cell>
          <table:table-cell office:value-type="float" office:value="-0.55485188961029" calcext:value-type="float">
            <text:p>-0,55485188961029</text:p>
          </table:table-cell>
          <table:table-cell office:value-type="float" office:value="3.3373540639877" calcext:value-type="float">
            <text:p>3,3373540639877</text:p>
          </table:table-cell>
          <table:table-cell office:value-type="float" office:value="-59.366702274152" calcext:value-type="float">
            <text:p>-59,36670227415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50</text:p>
          </table:table-cell>
          <table:table-cell office:value-type="float" office:value="1.8152964115143" calcext:value-type="float">
            <text:p>1,8152964115143</text:p>
          </table:table-cell>
          <table:table-cell office:value-type="float" office:value="1.3745459914207" calcext:value-type="float">
            <text:p>1,3745459914207</text:p>
          </table:table-cell>
          <table:table-cell office:value-type="float" office:value="-70.217047527338" calcext:value-type="float">
            <text:p>-70,21704752733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61</text:p>
          </table:table-cell>
          <table:table-cell office:value-type="float" office:value="-0.040569575503469" calcext:value-type="float">
            <text:p>-0,040569575503469</text:p>
          </table:table-cell>
          <table:table-cell office:value-type="float" office:value="-0.56125789880753" calcext:value-type="float">
            <text:p>-0,56125789880753</text:p>
          </table:table-cell>
          <table:table-cell office:value-type="float" office:value="-0.30163090059142" calcext:value-type="float">
            <text:p>-0,3016309005914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72</text:p>
          </table:table-cell>
          <table:table-cell office:value-type="float" office:value="5.8433264493942" calcext:value-type="float">
            <text:p>5,8433264493942</text:p>
          </table:table-cell>
          <table:table-cell office:value-type="float" office:value="-0.061011635698378" calcext:value-type="float">
            <text:p>-0,061011635698378</text:p>
          </table:table-cell>
          <table:table-cell office:value-type="float" office:value="-102.84206442013" calcext:value-type="float">
            <text:p>-102,8420644201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83</text:p>
          </table:table-cell>
          <table:table-cell office:value-type="float" office:value="3.713261783123" calcext:value-type="float">
            <text:p>3,713261783123</text:p>
          </table:table-cell>
          <table:table-cell office:value-type="float" office:value="0.72269335389137" calcext:value-type="float">
            <text:p>0,72269335389137</text:p>
          </table:table-cell>
          <table:table-cell office:value-type="float" office:value="-33.793551147364" calcext:value-type="float">
            <text:p>-33,79355114736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94</text:p>
          </table:table-cell>
          <table:table-cell office:value-type="float" office:value="6.3899862766266" calcext:value-type="float">
            <text:p>6,3899862766266</text:p>
          </table:table-cell>
          <table:table-cell office:value-type="float" office:value="-0.18640998750925" calcext:value-type="float">
            <text:p>-0,18640998750925</text:p>
          </table:table-cell>
          <table:table-cell office:value-type="float" office:value="-35.519137503995" calcext:value-type="float">
            <text:p>-35,51913750399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105</text:p>
          </table:table-cell>
          <table:table-cell office:value-type="float" office:value="10.085006952286" calcext:value-type="float">
            <text:p>10,085006952286</text:p>
          </table:table-cell>
          <table:table-cell office:value-type="float" office:value="2.2759509086609" calcext:value-type="float">
            <text:p>2,2759509086609</text:p>
          </table:table-cell>
          <table:table-cell office:value-type="float" office:value="-145.5135497318" calcext:value-type="float">
            <text:p>-145,513549731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116</text:p>
          </table:table-cell>
          <table:table-cell office:value-type="float" office:value="-1.1525128781796" calcext:value-type="float">
            <text:p>-1,1525128781796</text:p>
          </table:table-cell>
          <table:table-cell office:value-type="float" office:value="0.96487998962402" calcext:value-type="float">
            <text:p>0,96487998962402</text:p>
          </table:table-cell>
          <table:table-cell office:value-type="float" office:value="36.551442875224" calcext:value-type="float">
            <text:p>36,55144287522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127</text:p>
          </table:table-cell>
          <table:table-cell office:value-type="float" office:value="1.103083640337" calcext:value-type="float">
            <text:p>1,103083640337</text:p>
          </table:table-cell>
          <table:table-cell office:value-type="float" office:value="3.3374455571175" calcext:value-type="float">
            <text:p>3,3374455571175</text:p>
          </table:table-cell>
          <table:table-cell office:value-type="float" office:value="-151.14785607453" calcext:value-type="float">
            <text:p>-151,1478560745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138</text:p>
          </table:table-cell>
          <table:table-cell office:value-type="float" office:value="2.7499943971634" calcext:value-type="float">
            <text:p>2,7499943971634</text:p>
          </table:table-cell>
          <table:table-cell office:value-type="float" office:value="0.75699962675571" calcext:value-type="float">
            <text:p>0,75699962675571</text:p>
          </table:table-cell>
          <table:table-cell office:value-type="float" office:value="-167.09257387052" calcext:value-type="float">
            <text:p>-167,0925738705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149</text:p>
          </table:table-cell>
          <table:table-cell office:value-type="float" office:value="4.1327357292175" calcext:value-type="float">
            <text:p>4,1327357292175</text:p>
          </table:table-cell>
          <table:table-cell office:value-type="float" office:value="1.3375025987625" calcext:value-type="float">
            <text:p>1,3375025987625</text:p>
          </table:table-cell>
          <table:table-cell office:value-type="float" office:value="122.32138700546" calcext:value-type="float">
            <text:p>122,3213870054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160</text:p>
          </table:table-cell>
          <table:table-cell office:value-type="float" office:value="3.6137592792511" calcext:value-type="float">
            <text:p>3,6137592792511</text:p>
          </table:table-cell>
          <table:table-cell office:value-type="float" office:value="4.1511350870132" calcext:value-type="float">
            <text:p>4,1511350870132</text:p>
          </table:table-cell>
          <table:table-cell office:value-type="float" office:value="-143.68869089017" calcext:value-type="float">
            <text:p>-143,6886908901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171</text:p>
          </table:table-cell>
          <table:table-cell office:value-type="float" office:value="8.1361258029938" calcext:value-type="float">
            <text:p>8,1361258029938</text:p>
          </table:table-cell>
          <table:table-cell office:value-type="float" office:value="0.660649985075" calcext:value-type="float">
            <text:p>0,660649985075</text:p>
          </table:table-cell>
          <table:table-cell office:value-type="float" office:value="173.88355807894" calcext:value-type="float">
            <text:p>173,8835580789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182</text:p>
          </table:table-cell>
          <table:table-cell office:value-type="float" office:value="8.9360201358795" calcext:value-type="float">
            <text:p>8,9360201358795</text:p>
          </table:table-cell>
          <table:table-cell office:value-type="float" office:value="1.9585517048836" calcext:value-type="float">
            <text:p>1,9585517048836</text:p>
          </table:table-cell>
          <table:table-cell office:value-type="float" office:value="-88.610769077471" calcext:value-type="float">
            <text:p>-88,61076907747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193</text:p>
          </table:table-cell>
          <table:table-cell office:value-type="float" office:value="-1.5611638128757" calcext:value-type="float">
            <text:p>-1,5611638128757</text:p>
          </table:table-cell>
          <table:table-cell office:value-type="float" office:value="3.7341439723969" calcext:value-type="float">
            <text:p>3,7341439723969</text:p>
          </table:table-cell>
          <table:table-cell office:value-type="float" office:value="-97.155904314321" calcext:value-type="float">
            <text:p>-97,15590431432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204</text:p>
          </table:table-cell>
          <table:table-cell office:value-type="float" office:value="1.3717661798" calcext:value-type="float">
            <text:p>1,3717661798</text:p>
          </table:table-cell>
          <table:table-cell office:value-type="float" office:value="4.1206470131874" calcext:value-type="float">
            <text:p>4,1206470131874</text:p>
          </table:table-cell>
          <table:table-cell office:value-type="float" office:value="-55.476388733858" calcext:value-type="float">
            <text:p>-55,47638873385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215</text:p>
          </table:table-cell>
          <table:table-cell office:value-type="float" office:value="2.6718956232071" calcext:value-type="float">
            <text:p>2,6718956232071</text:p>
          </table:table-cell>
          <table:table-cell office:value-type="float" office:value="4.1254991292953" calcext:value-type="float">
            <text:p>4,1254991292953</text:p>
          </table:table-cell>
          <table:table-cell office:value-type="float" office:value="-123.74839053792" calcext:value-type="float">
            <text:p>-123,7483905379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226</text:p>
          </table:table-cell>
          <table:table-cell office:value-type="float" office:value="3.6206221580505" calcext:value-type="float">
            <text:p>3,6206221580505</text:p>
          </table:table-cell>
          <table:table-cell office:value-type="float" office:value="2.6654258370399" calcext:value-type="float">
            <text:p>2,6654258370399</text:p>
          </table:table-cell>
          <table:table-cell office:value-type="float" office:value="-160.68178681052" calcext:value-type="float">
            <text:p>-160,6817868105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237</text:p>
          </table:table-cell>
          <table:table-cell office:value-type="float" office:value="5.4552406072617" calcext:value-type="float">
            <text:p>5,4552406072617</text:p>
          </table:table-cell>
          <table:table-cell office:value-type="float" office:value="0.77875182032585" calcext:value-type="float">
            <text:p>0,77875182032585</text:p>
          </table:table-cell>
          <table:table-cell office:value-type="float" office:value="113.27685520148" calcext:value-type="float">
            <text:p>113,2768552014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248</text:p>
          </table:table-cell>
          <table:table-cell office:value-type="float" office:value="5.9567177295685" calcext:value-type="float">
            <text:p>5,9567177295685</text:p>
          </table:table-cell>
          <table:table-cell office:value-type="float" office:value="3.253159224987" calcext:value-type="float">
            <text:p>3,253159224987</text:p>
          </table:table-cell>
          <table:table-cell office:value-type="float" office:value="144.32401565989" calcext:value-type="float">
            <text:p>144,3240156598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259</text:p>
          </table:table-cell>
          <table:table-cell office:value-type="float" office:value="9.5141327381134" calcext:value-type="float">
            <text:p>9,5141327381134</text:p>
          </table:table-cell>
          <table:table-cell office:value-type="float" office:value="2.5791496038437" calcext:value-type="float">
            <text:p>2,5791496038437</text:p>
          </table:table-cell>
          <table:table-cell office:value-type="float" office:value="-10.87658989961" calcext:value-type="float">
            <text:p>-10,8765898996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270</text:p>
          </table:table-cell>
          <table:table-cell office:value-type="float" office:value="-0.83320148289204" calcext:value-type="float">
            <text:p>-0,83320148289204</text:p>
          </table:table-cell>
          <table:table-cell office:value-type="float" office:value="4.2016935348511" calcext:value-type="float">
            <text:p>4,2016935348511</text:p>
          </table:table-cell>
          <table:table-cell office:value-type="float" office:value="29.167567468753" calcext:value-type="float">
            <text:p>29,16756746875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281</text:p>
          </table:table-cell>
          <table:table-cell office:value-type="float" office:value="-1.0230161994696" calcext:value-type="float">
            <text:p>-1,0230161994696</text:p>
          </table:table-cell>
          <table:table-cell office:value-type="float" office:value="7.1562033891678" calcext:value-type="float">
            <text:p>7,1562033891678</text:p>
          </table:table-cell>
          <table:table-cell office:value-type="float" office:value="2.428062877078" calcext:value-type="float">
            <text:p>2,42806287707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292</text:p>
          </table:table-cell>
          <table:table-cell office:value-type="float" office:value="4.5512613654137" calcext:value-type="float">
            <text:p>4,5512613654137</text:p>
          </table:table-cell>
          <table:table-cell office:value-type="float" office:value="2.5914996862411" calcext:value-type="float">
            <text:p>2,5914996862411</text:p>
          </table:table-cell>
          <table:table-cell office:value-type="float" office:value="33.326884363867" calcext:value-type="float">
            <text:p>33,32688436386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03</text:p>
          </table:table-cell>
          <table:table-cell office:value-type="float" office:value="2.9675605893135" calcext:value-type="float">
            <text:p>2,9675605893135</text:p>
          </table:table-cell>
          <table:table-cell office:value-type="float" office:value="6.6233605146408" calcext:value-type="float">
            <text:p>6,6233605146408</text:p>
          </table:table-cell>
          <table:table-cell office:value-type="float" office:value="43.339348522721" calcext:value-type="float">
            <text:p>43,33934852272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14</text:p>
          </table:table-cell>
          <table:table-cell office:value-type="float" office:value="6.8075454235077" calcext:value-type="float">
            <text:p>6,8075454235077</text:p>
          </table:table-cell>
          <table:table-cell office:value-type="float" office:value="7.8723430633545" calcext:value-type="float">
            <text:p>7,8723430633545</text:p>
          </table:table-cell>
          <table:table-cell office:value-type="float" office:value="-178.09008185271" calcext:value-type="float">
            <text:p>-178,0900818527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25</text:p>
          </table:table-cell>
          <table:table-cell office:value-type="float" office:value="5.4316294193268" calcext:value-type="float">
            <text:p>5,4316294193268</text:p>
          </table:table-cell>
          <table:table-cell office:value-type="float" office:value="4.193200469017" calcext:value-type="float">
            <text:p>4,193200469017</text:p>
          </table:table-cell>
          <table:table-cell office:value-type="float" office:value="-134.7703903344" calcext:value-type="float">
            <text:p>-134,770390334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36</text:p>
          </table:table-cell>
          <table:table-cell office:value-type="float" office:value="10.085006952286" calcext:value-type="float">
            <text:p>10,085006952286</text:p>
          </table:table-cell>
          <table:table-cell office:value-type="float" office:value="7.0404040813446" calcext:value-type="float">
            <text:p>7,0404040813446</text:p>
          </table:table-cell>
          <table:table-cell office:value-type="float" office:value="106.89037544712" calcext:value-type="float">
            <text:p>106,8903754471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47</text:p>
          </table:table-cell>
          <table:table-cell office:value-type="float" office:value="-0.95995761454105" calcext:value-type="float">
            <text:p>-0,95995761454105</text:p>
          </table:table-cell>
          <table:table-cell office:value-type="float" office:value="5.5145359039307" calcext:value-type="float">
            <text:p>5,5145359039307</text:p>
          </table:table-cell>
          <table:table-cell office:value-type="float" office:value="164.66018956178" calcext:value-type="float">
            <text:p>164,6601895617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58</text:p>
          </table:table-cell>
          <table:table-cell office:value-type="float" office:value="-1.5744939446449" calcext:value-type="float">
            <text:p>-1,5744939446449</text:p>
          </table:table-cell>
          <table:table-cell office:value-type="float" office:value="8.2268220186234" calcext:value-type="float">
            <text:p>8,2268220186234</text:p>
          </table:table-cell>
          <table:table-cell office:value-type="float" office:value="-158.43641226459" calcext:value-type="float">
            <text:p>-158,4364122645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69</text:p>
          </table:table-cell>
          <table:table-cell office:value-type="float" office:value="4.115244448185" calcext:value-type="float">
            <text:p>4,115244448185</text:p>
          </table:table-cell>
          <table:table-cell office:value-type="float" office:value="2.412360906601" calcext:value-type="float">
            <text:p>2,412360906601</text:p>
          </table:table-cell>
          <table:table-cell office:value-type="float" office:value="82.850648339387" calcext:value-type="float">
            <text:p>82,85064833938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80</text:p>
          </table:table-cell>
          <table:table-cell office:value-type="float" office:value="3.3805340528488" calcext:value-type="float">
            <text:p>3,3805340528488</text:p>
          </table:table-cell>
          <table:table-cell office:value-type="float" office:value="5.5353367328644" calcext:value-type="float">
            <text:p>5,5353367328644</text:p>
          </table:table-cell>
          <table:table-cell office:value-type="float" office:value="-113.65867192578" calcext:value-type="float">
            <text:p>-113,6586719257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391</text:p>
          </table:table-cell>
          <table:table-cell office:value-type="float" office:value="4.0052318572998" calcext:value-type="float">
            <text:p>4,0052318572998</text:p>
          </table:table-cell>
          <table:table-cell office:value-type="float" office:value="4.509289264679" calcext:value-type="float">
            <text:p>4,509289264679</text:p>
          </table:table-cell>
          <table:table-cell office:value-type="float" office:value="-144.34543233009" calcext:value-type="float">
            <text:p>-144,3454323300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02</text:p>
          </table:table-cell>
          <table:table-cell office:value-type="float" office:value="7.5600838661194" calcext:value-type="float">
            <text:p>7,5600838661194</text:p>
          </table:table-cell>
          <table:table-cell office:value-type="float" office:value="4.6495723724365" calcext:value-type="float">
            <text:p>4,6495723724365</text:p>
          </table:table-cell>
          <table:table-cell office:value-type="float" office:value="-163.810916767" calcext:value-type="float">
            <text:p>-163,81091676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13</text:p>
          </table:table-cell>
          <table:table-cell office:value-type="float" office:value="10.009196996689" calcext:value-type="float">
            <text:p>10,009196996689</text:p>
          </table:table-cell>
          <table:table-cell office:value-type="float" office:value="8.8231241703033" calcext:value-type="float">
            <text:p>8,8231241703033</text:p>
          </table:table-cell>
          <table:table-cell office:value-type="float" office:value="-141.39172226001" calcext:value-type="float">
            <text:p>-141,3917222600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24</text:p>
          </table:table-cell>
          <table:table-cell office:value-type="float" office:value="-0.73981232941151" calcext:value-type="float">
            <text:p>-0,73981232941151</text:p>
          </table:table-cell>
          <table:table-cell office:value-type="float" office:value="9.2411148548126" calcext:value-type="float">
            <text:p>9,2411148548126</text:p>
          </table:table-cell>
          <table:table-cell office:value-type="float" office:value="-3.364829073666" calcext:value-type="float">
            <text:p>-3,36482907366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35</text:p>
          </table:table-cell>
          <table:table-cell office:value-type="float" office:value="-1.4730098843575" calcext:value-type="float">
            <text:p>-1,4730098843575</text:p>
          </table:table-cell>
          <table:table-cell office:value-type="float" office:value="9.2473793029785" calcext:value-type="float">
            <text:p>9,2473793029785</text:p>
          </table:table-cell>
          <table:table-cell office:value-type="float" office:value="-99.003929241448" calcext:value-type="float">
            <text:p>-99,00392924144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46</text:p>
          </table:table-cell>
          <table:table-cell office:value-type="float" office:value="3.2407820224762" calcext:value-type="float">
            <text:p>3,2407820224762</text:p>
          </table:table-cell>
          <table:table-cell office:value-type="float" office:value="4.080682694912" calcext:value-type="float">
            <text:p>4,080682694912</text:p>
          </table:table-cell>
          <table:table-cell office:value-type="float" office:value="154.91982781963" calcext:value-type="float">
            <text:p>154,9198278196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57</text:p>
          </table:table-cell>
          <table:table-cell office:value-type="float" office:value="-0.60749161988497" calcext:value-type="float">
            <text:p>-0,60749161988497</text:p>
          </table:table-cell>
          <table:table-cell office:value-type="float" office:value="8.8287085294724" calcext:value-type="float">
            <text:p>8,8287085294724</text:p>
          </table:table-cell>
          <table:table-cell office:value-type="float" office:value="-101.0823234631" calcext:value-type="float">
            <text:p>-101,082323463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68</text:p>
          </table:table-cell>
          <table:table-cell office:value-type="float" office:value="0.70133157074451" calcext:value-type="float">
            <text:p>0,70133157074451</text:p>
          </table:table-cell>
          <table:table-cell office:value-type="float" office:value="9.0568602085114" calcext:value-type="float">
            <text:p>9,0568602085114</text:p>
          </table:table-cell>
          <table:table-cell office:value-type="float" office:value="154.00784941995" calcext:value-type="float">
            <text:p>154,0078494199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79</text:p>
          </table:table-cell>
          <table:table-cell office:value-type="float" office:value="6.33156478405" calcext:value-type="float">
            <text:p>6,33156478405</text:p>
          </table:table-cell>
          <table:table-cell office:value-type="float" office:value="10.696220397949" calcext:value-type="float">
            <text:p>10,696220397949</text:p>
          </table:table-cell>
          <table:table-cell office:value-type="float" office:value="-28.728840077759" calcext:value-type="float">
            <text:p>-28,72884007775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490</text:p>
          </table:table-cell>
          <table:table-cell office:value-type="float" office:value="8.4278929233551" calcext:value-type="float">
            <text:p>8,4278929233551</text:p>
          </table:table-cell>
          <table:table-cell office:value-type="float" office:value="7.7169519662857" calcext:value-type="float">
            <text:p>7,7169519662857</text:p>
          </table:table-cell>
          <table:table-cell office:value-type="float" office:value="-166.89836143688" calcext:value-type="float">
            <text:p>-166,8983614368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501</text:p>
          </table:table-cell>
          <table:table-cell office:value-type="float" office:value="-1.1668237298727" calcext:value-type="float">
            <text:p>-1,1668237298727</text:p>
          </table:table-cell>
          <table:table-cell office:value-type="float" office:value="10.242578983307" calcext:value-type="float">
            <text:p>10,242578983307</text:p>
          </table:table-cell>
          <table:table-cell office:value-type="float" office:value="79.834417173058" calcext:value-type="float">
            <text:p>79,83441717305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512</text:p>
          </table:table-cell>
          <table:table-cell office:value-type="float" office:value="1.9264689087868" calcext:value-type="float">
            <text:p>1,9264689087868</text:p>
          </table:table-cell>
          <table:table-cell office:value-type="float" office:value="10.807468891144" calcext:value-type="float">
            <text:p>10,807468891144</text:p>
          </table:table-cell>
          <table:table-cell office:value-type="float" office:value="174.50916539332" calcext:value-type="float">
            <text:p>174,5091653933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523</text:p>
          </table:table-cell>
          <table:table-cell office:value-type="float" office:value="1.3079771399498" calcext:value-type="float">
            <text:p>1,3079771399498</text:p>
          </table:table-cell>
          <table:table-cell office:value-type="float" office:value="9.0053015947342" calcext:value-type="float">
            <text:p>9,0053015947342</text:p>
          </table:table-cell>
          <table:table-cell office:value-type="float" office:value="-82.761469160675" calcext:value-type="float">
            <text:p>-82,76146916067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534</text:p>
          </table:table-cell>
          <table:table-cell office:value-type="float" office:value="3.393332362175" calcext:value-type="float">
            <text:p>3,393332362175</text:p>
          </table:table-cell>
          <table:table-cell office:value-type="float" office:value="10.771797895432" calcext:value-type="float">
            <text:p>10,771797895432</text:p>
          </table:table-cell>
          <table:table-cell office:value-type="float" office:value="-21.407373012251" calcext:value-type="float">
            <text:p>-21,40737301225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545</text:p>
          </table:table-cell>
          <table:table-cell office:value-type="float" office:value="1.0051715373993" calcext:value-type="float">
            <text:p>1,0051715373993</text:p>
          </table:table-cell>
          <table:table-cell office:value-type="float" office:value="7.4483025074005" calcext:value-type="float">
            <text:p>7,4483025074005</text:p>
          </table:table-cell>
          <table:table-cell office:value-type="float" office:value="-63.081243994889" calcext:value-type="float">
            <text:p>-63,08124399488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556</text:p>
          </table:table-cell>
          <table:table-cell office:value-type="float" office:value="5.5653488636017" calcext:value-type="float">
            <text:p>5,5653488636017</text:p>
          </table:table-cell>
          <table:table-cell office:value-type="float" office:value="9.7547149658203" calcext:value-type="float">
            <text:p>9,7547149658203</text:p>
          </table:table-cell>
          <table:table-cell office:value-type="float" office:value="-146.7470788652" calcext:value-type="float">
            <text:p>-146,747078865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567</text:p>
          </table:table-cell>
          <table:table-cell office:value-type="float" office:value="7.0157688856125" calcext:value-type="float">
            <text:p>7,0157688856125</text:p>
          </table:table-cell>
          <table:table-cell office:value-type="float" office:value="11.08501791954" calcext:value-type="float">
            <text:p>11,08501791954</text:p>
          </table:table-cell>
          <table:table-cell office:value-type="float" office:value="-67.901327351856" calcext:value-type="float">
            <text:p>-67,90132735185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578</text:p>
          </table:table-cell>
          <table:table-cell office:value-type="float" office:value="-1.5946544706821" calcext:value-type="float">
            <text:p>-1,5946544706821</text:p>
          </table:table-cell>
          <table:table-cell office:value-type="float" office:value="11.034789085388" calcext:value-type="float">
            <text:p>11,034789085388</text:p>
          </table:table-cell>
          <table:table-cell office:value-type="float" office:value="-86.979070286842" calcext:value-type="float">
            <text:p>-86,97907028684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6</text:p>
          </table:table-cell>
          <table:table-cell office:value-type="string" calcext:value-type="string">
            <text:p>589</text:p>
          </table:table-cell>
          <table:table-cell office:value-type="float" office:value="2.8072085976601" calcext:value-type="float">
            <text:p>2,8072085976601</text:p>
          </table:table-cell>
          <table:table-cell office:value-type="float" office:value="9.5049810409546" calcext:value-type="float">
            <text:p>9,5049810409546</text:p>
          </table:table-cell>
          <table:table-cell office:value-type="float" office:value="-10.244512823737" calcext:value-type="float">
            <text:p>-10,24451282373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15</text:p>
          </table:table-cell>
          <table:table-cell office:value-type="float" office:value="-0.6547112762928" calcext:value-type="float">
            <text:p>-0,6547112762928</text:p>
          </table:table-cell>
          <table:table-cell office:value-type="float" office:value="3.6787897348404" calcext:value-type="float">
            <text:p>3,6787897348404</text:p>
          </table:table-cell>
          <table:table-cell office:value-type="float" office:value="-77.932932574278" calcext:value-type="float">
            <text:p>-77,93293257427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50</text:p>
          </table:table-cell>
          <table:table-cell office:value-type="float" office:value="1.5488114953041" calcext:value-type="float">
            <text:p>1,5488114953041</text:p>
          </table:table-cell>
          <table:table-cell office:value-type="float" office:value="1.3716439902782" calcext:value-type="float">
            <text:p>1,3716439902782</text:p>
          </table:table-cell>
          <table:table-cell office:value-type="float" office:value="6.7340671351761" calcext:value-type="float">
            <text:p>6,734067135176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61</text:p>
          </table:table-cell>
          <table:table-cell office:value-type="float" office:value="-0.34313920885324" calcext:value-type="float">
            <text:p>-0,34313920885324</text:p>
          </table:table-cell>
          <table:table-cell office:value-type="float" office:value="-0.55959951132536" calcext:value-type="float">
            <text:p>-0,55959951132536</text:p>
          </table:table-cell>
          <table:table-cell office:value-type="float" office:value="-0.071513637081738" calcext:value-type="float">
            <text:p>-0,07151363708173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72</text:p>
          </table:table-cell>
          <table:table-cell office:value-type="float" office:value="5.7585322856903" calcext:value-type="float">
            <text:p>5,7585322856903</text:p>
          </table:table-cell>
          <table:table-cell office:value-type="float" office:value="-0.26466097682714" calcext:value-type="float">
            <text:p>-0,26466097682714</text:p>
          </table:table-cell>
          <table:table-cell office:value-type="float" office:value="52.923605700207" calcext:value-type="float">
            <text:p>52,92360570020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83</text:p>
          </table:table-cell>
          <table:table-cell office:value-type="float" office:value="3.5282090306282" calcext:value-type="float">
            <text:p>3,5282090306282</text:p>
          </table:table-cell>
          <table:table-cell office:value-type="float" office:value="0.78366056084633" calcext:value-type="float">
            <text:p>0,78366056084633</text:p>
          </table:table-cell>
          <table:table-cell office:value-type="float" office:value="-20.865577041723" calcext:value-type="float">
            <text:p>-20,86557704172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94</text:p>
          </table:table-cell>
          <table:table-cell office:value-type="float" office:value="6.1803805828094" calcext:value-type="float">
            <text:p>6,1803805828094</text:p>
          </table:table-cell>
          <table:table-cell office:value-type="float" office:value="-0.28961982578039" calcext:value-type="float">
            <text:p>-0,28961982578039</text:p>
          </table:table-cell>
          <table:table-cell office:value-type="float" office:value="33.912870155019" calcext:value-type="float">
            <text:p>33,91287015501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105</text:p>
          </table:table-cell>
          <table:table-cell office:value-type="float" office:value="10.0850045681" calcext:value-type="float">
            <text:p>10,0850045681</text:p>
          </table:table-cell>
          <table:table-cell office:value-type="float" office:value="2.5260144472122" calcext:value-type="float">
            <text:p>2,5260144472122</text:p>
          </table:table-cell>
          <table:table-cell office:value-type="float" office:value="-146.39321861753" calcext:value-type="float">
            <text:p>-146,3932186175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116</text:p>
          </table:table-cell>
          <table:table-cell office:value-type="float" office:value="-1.4375627040863" calcext:value-type="float">
            <text:p>-1,4375627040863</text:p>
          </table:table-cell>
          <table:table-cell office:value-type="float" office:value="0.83315342664719" calcext:value-type="float">
            <text:p>0,83315342664719</text:p>
          </table:table-cell>
          <table:table-cell office:value-type="float" office:value="21.609972047198" calcext:value-type="float">
            <text:p>21,60997204719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127</text:p>
          </table:table-cell>
          <table:table-cell office:value-type="float" office:value="1.4367473125458" calcext:value-type="float">
            <text:p>1,4367473125458</text:p>
          </table:table-cell>
          <table:table-cell office:value-type="float" office:value="3.3830580115318" calcext:value-type="float">
            <text:p>3,3830580115318</text:p>
          </table:table-cell>
          <table:table-cell office:value-type="float" office:value="-178.32705929021" calcext:value-type="float">
            <text:p>-178,3270592902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138</text:p>
          </table:table-cell>
          <table:table-cell office:value-type="float" office:value="2.8979223966599" calcext:value-type="float">
            <text:p>2,8979223966599</text:p>
          </table:table-cell>
          <table:table-cell office:value-type="float" office:value="1.0203281790018" calcext:value-type="float">
            <text:p>1,0203281790018</text:p>
          </table:table-cell>
          <table:table-cell office:value-type="float" office:value="-114.5889713506" calcext:value-type="float">
            <text:p>-114,588971350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149</text:p>
          </table:table-cell>
          <table:table-cell office:value-type="float" office:value="4.3919587135315" calcext:value-type="float">
            <text:p>4,3919587135315</text:p>
          </table:table-cell>
          <table:table-cell office:value-type="float" office:value="1.0976825654507" calcext:value-type="float">
            <text:p>1,0976825654507</text:p>
          </table:table-cell>
          <table:table-cell office:value-type="float" office:value="141.75747306484" calcext:value-type="float">
            <text:p>141,7574730648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160</text:p>
          </table:table-cell>
          <table:table-cell office:value-type="float" office:value="3.2977876067162" calcext:value-type="float">
            <text:p>3,2977876067162</text:p>
          </table:table-cell>
          <table:table-cell office:value-type="float" office:value="3.9173236489296" calcext:value-type="float">
            <text:p>3,9173236489296</text:p>
          </table:table-cell>
          <table:table-cell office:value-type="float" office:value="-143.66119226832" calcext:value-type="float">
            <text:p>-143,6611922683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171</text:p>
          </table:table-cell>
          <table:table-cell office:value-type="float" office:value="8.2369929552078" calcext:value-type="float">
            <text:p>8,2369929552078</text:p>
          </table:table-cell>
          <table:table-cell office:value-type="float" office:value="0.56464929133654" calcext:value-type="float">
            <text:p>0,56464929133654</text:p>
          </table:table-cell>
          <table:table-cell office:value-type="float" office:value="142.02961648346" calcext:value-type="float">
            <text:p>142,0296164834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182</text:p>
          </table:table-cell>
          <table:table-cell office:value-type="float" office:value="8.931992650032" calcext:value-type="float">
            <text:p>8,931992650032</text:p>
          </table:table-cell>
          <table:table-cell office:value-type="float" office:value="1.7640890181065" calcext:value-type="float">
            <text:p>1,7640890181065</text:p>
          </table:table-cell>
          <table:table-cell office:value-type="float" office:value="89.01007995484" calcext:value-type="float">
            <text:p>89,0100799548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193</text:p>
          </table:table-cell>
          <table:table-cell office:value-type="float" office:value="-1.4830802381039" calcext:value-type="float">
            <text:p>-1,4830802381039</text:p>
          </table:table-cell>
          <table:table-cell office:value-type="float" office:value="3.93683552742" calcext:value-type="float">
            <text:p>3,93683552742</text:p>
          </table:table-cell>
          <table:table-cell office:value-type="float" office:value="-113.58385708681" calcext:value-type="float">
            <text:p>-113,5838570868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204</text:p>
          </table:table-cell>
          <table:table-cell office:value-type="float" office:value="1.1995800584555" calcext:value-type="float">
            <text:p>1,1995800584555</text:p>
          </table:table-cell>
          <table:table-cell office:value-type="float" office:value="4.4507417082787" calcext:value-type="float">
            <text:p>4,4507417082787</text:p>
          </table:table-cell>
          <table:table-cell office:value-type="float" office:value="-66.277746941633" calcext:value-type="float">
            <text:p>-66,27774694163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215</text:p>
          </table:table-cell>
          <table:table-cell office:value-type="float" office:value="2.6172599196434" calcext:value-type="float">
            <text:p>2,6172599196434</text:p>
          </table:table-cell>
          <table:table-cell office:value-type="float" office:value="4.0439677238464" calcext:value-type="float">
            <text:p>4,0439677238464</text:p>
          </table:table-cell>
          <table:table-cell office:value-type="float" office:value="-116.42341097449" calcext:value-type="float">
            <text:p>-116,4234109744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226</text:p>
          </table:table-cell>
          <table:table-cell office:value-type="float" office:value="3.5520529747009" calcext:value-type="float">
            <text:p>3,5520529747009</text:p>
          </table:table-cell>
          <table:table-cell office:value-type="float" office:value="2.6453393697739" calcext:value-type="float">
            <text:p>2,6453393697739</text:p>
          </table:table-cell>
          <table:table-cell office:value-type="float" office:value="-167.54106655242" calcext:value-type="float">
            <text:p>-167,5410665524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237</text:p>
          </table:table-cell>
          <table:table-cell office:value-type="float" office:value="5.3910177946091" calcext:value-type="float">
            <text:p>5,3910177946091</text:p>
          </table:table-cell>
          <table:table-cell office:value-type="float" office:value="0.98796471953392" calcext:value-type="float">
            <text:p>0,98796471953392</text:p>
          </table:table-cell>
          <table:table-cell office:value-type="float" office:value="-124.09137160915" calcext:value-type="float">
            <text:p>-124,091371609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248</text:p>
          </table:table-cell>
          <table:table-cell office:value-type="float" office:value="6.1895543336868" calcext:value-type="float">
            <text:p>6,1895543336868</text:p>
          </table:table-cell>
          <table:table-cell office:value-type="float" office:value="3.1184560060501" calcext:value-type="float">
            <text:p>3,1184560060501</text:p>
          </table:table-cell>
          <table:table-cell office:value-type="float" office:value="151.11882671429" calcext:value-type="float">
            <text:p>151,1188267142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259</text:p>
          </table:table-cell>
          <table:table-cell office:value-type="float" office:value="9.659024477005" calcext:value-type="float">
            <text:p>9,659024477005</text:p>
          </table:table-cell>
          <table:table-cell office:value-type="float" office:value="2.5392240285873" calcext:value-type="float">
            <text:p>2,5392240285873</text:p>
          </table:table-cell>
          <table:table-cell office:value-type="float" office:value="157.61018254954" calcext:value-type="float">
            <text:p>157,6101825495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270</text:p>
          </table:table-cell>
          <table:table-cell office:value-type="float" office:value="-1.1223477125168" calcext:value-type="float">
            <text:p>-1,1223477125168</text:p>
          </table:table-cell>
          <table:table-cell office:value-type="float" office:value="4.1665416955948" calcext:value-type="float">
            <text:p>4,1665416955948</text:p>
          </table:table-cell>
          <table:table-cell office:value-type="float" office:value="4.1987483573567" calcext:value-type="float">
            <text:p>4,198748357356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281</text:p>
          </table:table-cell>
          <table:table-cell office:value-type="float" office:value="-0.79301118850708" calcext:value-type="float">
            <text:p>-0,79301118850708</text:p>
          </table:table-cell>
          <table:table-cell office:value-type="float" office:value="7.0000195503235" calcext:value-type="float">
            <text:p>7,0000195503235</text:p>
          </table:table-cell>
          <table:table-cell office:value-type="float" office:value="133.30283590183" calcext:value-type="float">
            <text:p>133,3028359018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292</text:p>
          </table:table-cell>
          <table:table-cell office:value-type="float" office:value="4.8254609107971" calcext:value-type="float">
            <text:p>4,8254609107971</text:p>
          </table:table-cell>
          <table:table-cell office:value-type="float" office:value="2.6955369114876" calcext:value-type="float">
            <text:p>2,6955369114876</text:p>
          </table:table-cell>
          <table:table-cell office:value-type="float" office:value="101.04926224727" calcext:value-type="float">
            <text:p>101,0492622472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03</text:p>
          </table:table-cell>
          <table:table-cell office:value-type="float" office:value="2.9158636927605" calcext:value-type="float">
            <text:p>2,9158636927605</text:p>
          </table:table-cell>
          <table:table-cell office:value-type="float" office:value="6.4018827676773" calcext:value-type="float">
            <text:p>6,4018827676773</text:p>
          </table:table-cell>
          <table:table-cell office:value-type="float" office:value="78.111263597087" calcext:value-type="float">
            <text:p>78,11126359708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14</text:p>
          </table:table-cell>
          <table:table-cell office:value-type="float" office:value="7.1963679790497" calcext:value-type="float">
            <text:p>7,1963679790497</text:p>
          </table:table-cell>
          <table:table-cell office:value-type="float" office:value="7.8837466239929" calcext:value-type="float">
            <text:p>7,8837466239929</text:p>
          </table:table-cell>
          <table:table-cell office:value-type="float" office:value="-178.49246104052" calcext:value-type="float">
            <text:p>-178,4924610405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25</text:p>
          </table:table-cell>
          <table:table-cell office:value-type="float" office:value="5.6414550542831" calcext:value-type="float">
            <text:p>5,6414550542831</text:p>
          </table:table-cell>
          <table:table-cell office:value-type="float" office:value="4.4423127174377" calcext:value-type="float">
            <text:p>4,4423127174377</text:p>
          </table:table-cell>
          <table:table-cell office:value-type="float" office:value="-128.86276518463" calcext:value-type="float">
            <text:p>-128,8627651846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36</text:p>
          </table:table-cell>
          <table:table-cell office:value-type="float" office:value="10.085003376007" calcext:value-type="float">
            <text:p>10,085003376007</text:p>
          </table:table-cell>
          <table:table-cell office:value-type="float" office:value="6.8497216701508" calcext:value-type="float">
            <text:p>6,8497216701508</text:p>
          </table:table-cell>
          <table:table-cell office:value-type="float" office:value="111.1132999894" calcext:value-type="float">
            <text:p>111,113299989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47</text:p>
          </table:table-cell>
          <table:table-cell office:value-type="float" office:value="-0.61462797224522" calcext:value-type="float">
            <text:p>-0,61462797224522</text:p>
          </table:table-cell>
          <table:table-cell office:value-type="float" office:value="5.3907644748688" calcext:value-type="float">
            <text:p>5,3907644748688</text:p>
          </table:table-cell>
          <table:table-cell office:value-type="float" office:value="163.21530919166" calcext:value-type="float">
            <text:p>163,2153091916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58</text:p>
          </table:table-cell>
          <table:table-cell office:value-type="float" office:value="-1.5844748914242" calcext:value-type="float">
            <text:p>-1,5844748914242</text:p>
          </table:table-cell>
          <table:table-cell office:value-type="float" office:value="8.4327638149261" calcext:value-type="float">
            <text:p>8,4327638149261</text:p>
          </table:table-cell>
          <table:table-cell office:value-type="float" office:value="-73.140026657445" calcext:value-type="float">
            <text:p>-73,14002665744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69</text:p>
          </table:table-cell>
          <table:table-cell office:value-type="float" office:value="4.1646647453308" calcext:value-type="float">
            <text:p>4,1646647453308</text:p>
          </table:table-cell>
          <table:table-cell office:value-type="float" office:value="2.8021830320358" calcext:value-type="float">
            <text:p>2,8021830320358</text:p>
          </table:table-cell>
          <table:table-cell office:value-type="float" office:value="82.853791820016" calcext:value-type="float">
            <text:p>82,85379182001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80</text:p>
          </table:table-cell>
          <table:table-cell office:value-type="float" office:value="3.574087023735" calcext:value-type="float">
            <text:p>3,574087023735</text:p>
          </table:table-cell>
          <table:table-cell office:value-type="float" office:value="5.633459687233" calcext:value-type="float">
            <text:p>5,633459687233</text:p>
          </table:table-cell>
          <table:table-cell office:value-type="float" office:value="-156.76410790462" calcext:value-type="float">
            <text:p>-156,7641079046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391</text:p>
          </table:table-cell>
          <table:table-cell office:value-type="float" office:value="3.9015910029411" calcext:value-type="float">
            <text:p>3,9015910029411</text:p>
          </table:table-cell>
          <table:table-cell office:value-type="float" office:value="4.8192811012268" calcext:value-type="float">
            <text:p>4,8192811012268</text:p>
          </table:table-cell>
          <table:table-cell office:value-type="float" office:value="-82.026516555981" calcext:value-type="float">
            <text:p>-82,02651655598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02</text:p>
          </table:table-cell>
          <table:table-cell office:value-type="float" office:value="7.7883023023605" calcext:value-type="float">
            <text:p>7,7883023023605</text:p>
          </table:table-cell>
          <table:table-cell office:value-type="float" office:value="4.5026206970215" calcext:value-type="float">
            <text:p>4,5026206970215</text:p>
          </table:table-cell>
          <table:table-cell office:value-type="float" office:value="137.4649682622" calcext:value-type="float">
            <text:p>137,464968262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13</text:p>
          </table:table-cell>
          <table:table-cell office:value-type="float" office:value="10.085010528564" calcext:value-type="float">
            <text:p>10,085010528564</text:p>
          </table:table-cell>
          <table:table-cell office:value-type="float" office:value="8.9129865169525" calcext:value-type="float">
            <text:p>8,9129865169525</text:p>
          </table:table-cell>
          <table:table-cell office:value-type="float" office:value="-142.78118169991" calcext:value-type="float">
            <text:p>-142,7811816999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24</text:p>
          </table:table-cell>
          <table:table-cell office:value-type="float" office:value="-0.99174082279205" calcext:value-type="float">
            <text:p>-0,99174082279205</text:p>
          </table:table-cell>
          <table:table-cell office:value-type="float" office:value="9.2627793550491" calcext:value-type="float">
            <text:p>9,2627793550491</text:p>
          </table:table-cell>
          <table:table-cell office:value-type="float" office:value="-5.1411984452776" calcext:value-type="float">
            <text:p>-5,141198445277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35</text:p>
          </table:table-cell>
          <table:table-cell office:value-type="float" office:value="-1.5360060334206" calcext:value-type="float">
            <text:p>-1,5360060334206</text:p>
          </table:table-cell>
          <table:table-cell office:value-type="float" office:value="9.0435922145844" calcext:value-type="float">
            <text:p>9,0435922145844</text:p>
          </table:table-cell>
          <table:table-cell office:value-type="float" office:value="61.571744596882" calcext:value-type="float">
            <text:p>61,57174459688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46</text:p>
          </table:table-cell>
          <table:table-cell office:value-type="float" office:value="2.8933688998222" calcext:value-type="float">
            <text:p>2,8933688998222</text:p>
          </table:table-cell>
          <table:table-cell office:value-type="float" office:value="4.2471972107887" calcext:value-type="float">
            <text:p>4,2471972107887</text:p>
          </table:table-cell>
          <table:table-cell office:value-type="float" office:value="158.00470303578" calcext:value-type="float">
            <text:p>158,0047030357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57</text:p>
          </table:table-cell>
          <table:table-cell office:value-type="float" office:value="-0.51872950047255" calcext:value-type="float">
            <text:p>-0,51872950047255</text:p>
          </table:table-cell>
          <table:table-cell office:value-type="float" office:value="8.98078083992" calcext:value-type="float">
            <text:p>8,98078083992</text:p>
          </table:table-cell>
          <table:table-cell office:value-type="float" office:value="-120.15533750984" calcext:value-type="float">
            <text:p>-120,1553375098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68</text:p>
          </table:table-cell>
          <table:table-cell office:value-type="float" office:value="1.0265622287989" calcext:value-type="float">
            <text:p>1,0265622287989</text:p>
          </table:table-cell>
          <table:table-cell office:value-type="float" office:value="9.0355789661407" calcext:value-type="float">
            <text:p>9,0355789661407</text:p>
          </table:table-cell>
          <table:table-cell office:value-type="float" office:value="-175.01866893404" calcext:value-type="float">
            <text:p>-175,0186689340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79</text:p>
          </table:table-cell>
          <table:table-cell office:value-type="float" office:value="6.0047680139542" calcext:value-type="float">
            <text:p>6,0047680139542</text:p>
          </table:table-cell>
          <table:table-cell office:value-type="float" office:value="10.79652428627" calcext:value-type="float">
            <text:p>10,79652428627</text:p>
          </table:table-cell>
          <table:table-cell office:value-type="float" office:value="-13.837206230801" calcext:value-type="float">
            <text:p>-13,83720623080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490</text:p>
          </table:table-cell>
          <table:table-cell office:value-type="float" office:value="8.6625444889069" calcext:value-type="float">
            <text:p>8,6625444889069</text:p>
          </table:table-cell>
          <table:table-cell office:value-type="float" office:value="7.6552844047546" calcext:value-type="float">
            <text:p>7,6552844047546</text:p>
          </table:table-cell>
          <table:table-cell office:value-type="float" office:value="160.09797412119" calcext:value-type="float">
            <text:p>160,0979741211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501</text:p>
          </table:table-cell>
          <table:table-cell office:value-type="float" office:value="-1.1082082986832" calcext:value-type="float">
            <text:p>-1,1082082986832</text:p>
          </table:table-cell>
          <table:table-cell office:value-type="float" office:value="10.446285009384" calcext:value-type="float">
            <text:p>10,446285009384</text:p>
          </table:table-cell>
          <table:table-cell office:value-type="float" office:value="-152.95341667856" calcext:value-type="float">
            <text:p>-152,9534166785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512</text:p>
          </table:table-cell>
          <table:table-cell office:value-type="float" office:value="2.2684648633003" calcext:value-type="float">
            <text:p>2,2684648633003</text:p>
          </table:table-cell>
          <table:table-cell office:value-type="float" office:value="10.874216556549" calcext:value-type="float">
            <text:p>10,874216556549</text:p>
          </table:table-cell>
          <table:table-cell office:value-type="float" office:value="-163.99080586282" calcext:value-type="float">
            <text:p>-163,9908058628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523</text:p>
          </table:table-cell>
          <table:table-cell office:value-type="float" office:value="1.4210176467896" calcext:value-type="float">
            <text:p>1,4210176467896</text:p>
          </table:table-cell>
          <table:table-cell office:value-type="float" office:value="9.1827267408371" calcext:value-type="float">
            <text:p>9,1827267408371</text:p>
          </table:table-cell>
          <table:table-cell office:value-type="float" office:value="-127.42780727945" calcext:value-type="float">
            <text:p>-127,4278072794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534</text:p>
          </table:table-cell>
          <table:table-cell office:value-type="float" office:value="3.0922991037369" calcext:value-type="float">
            <text:p>3,0922991037369</text:p>
          </table:table-cell>
          <table:table-cell office:value-type="float" office:value="10.826824903488" calcext:value-type="float">
            <text:p>10,826824903488</text:p>
          </table:table-cell>
          <table:table-cell office:value-type="float" office:value="-4.3173741762805" calcext:value-type="float">
            <text:p>-4,317374176280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545</text:p>
          </table:table-cell>
          <table:table-cell office:value-type="float" office:value="0.8163870126009" calcext:value-type="float">
            <text:p>0,8163870126009</text:p>
          </table:table-cell>
          <table:table-cell office:value-type="float" office:value="7.7914941310883" calcext:value-type="float">
            <text:p>7,7914941310883</text:p>
          </table:table-cell>
          <table:table-cell office:value-type="float" office:value="-60.347878249588" calcext:value-type="float">
            <text:p>-60,34787824958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556</text:p>
          </table:table-cell>
          <table:table-cell office:value-type="float" office:value="5.8964568376541" calcext:value-type="float">
            <text:p>5,8964568376541</text:p>
          </table:table-cell>
          <table:table-cell office:value-type="float" office:value="9.811452627182" calcext:value-type="float">
            <text:p>9,811452627182</text:p>
          </table:table-cell>
          <table:table-cell office:value-type="float" office:value="-174.9697673093" calcext:value-type="float">
            <text:p>-174,969767309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567</text:p>
          </table:table-cell>
          <table:table-cell office:value-type="float" office:value="6.8054974079132" calcext:value-type="float">
            <text:p>6,8054974079132</text:p>
          </table:table-cell>
          <table:table-cell office:value-type="float" office:value="11.084998846054" calcext:value-type="float">
            <text:p>11,084998846054</text:p>
          </table:table-cell>
          <table:table-cell office:value-type="float" office:value="-76.083178732805" calcext:value-type="float">
            <text:p>-76,08317873280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578</text:p>
          </table:table-cell>
          <table:table-cell office:value-type="float" office:value="-1.5946570038795" calcext:value-type="float">
            <text:p>-1,5946570038795</text:p>
          </table:table-cell>
          <table:table-cell office:value-type="float" office:value="11.034778356552" calcext:value-type="float">
            <text:p>11,034778356552</text:p>
          </table:table-cell>
          <table:table-cell office:value-type="float" office:value="-86.976965521551" calcext:value-type="float">
            <text:p>-86,97696552155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7</text:p>
          </table:table-cell>
          <table:table-cell office:value-type="string" calcext:value-type="string">
            <text:p>589</text:p>
          </table:table-cell>
          <table:table-cell office:value-type="float" office:value="2.5579354166985" calcext:value-type="float">
            <text:p>2,5579354166985</text:p>
          </table:table-cell>
          <table:table-cell office:value-type="float" office:value="9.636687040329" calcext:value-type="float">
            <text:p>9,636687040329</text:p>
          </table:table-cell>
          <table:table-cell office:value-type="float" office:value="-32.151786385068" calcext:value-type="float">
            <text:p>-32,15178638506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15</text:p>
          </table:table-cell>
          <table:table-cell office:value-type="float" office:value="-0.65690100193024" calcext:value-type="float">
            <text:p>-0,65690100193024</text:p>
          </table:table-cell>
          <table:table-cell office:value-type="float" office:value="3.7264722585678" calcext:value-type="float">
            <text:p>3,7264722585678</text:p>
          </table:table-cell>
          <table:table-cell office:value-type="float" office:value="-88.359837319441" calcext:value-type="float">
            <text:p>-88,35983731944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50</text:p>
          </table:table-cell>
          <table:table-cell office:value-type="float" office:value="1.4358888566494" calcext:value-type="float">
            <text:p>1,4358888566494</text:p>
          </table:table-cell>
          <table:table-cell office:value-type="float" office:value="1.1409280449152" calcext:value-type="float">
            <text:p>1,1409280449152</text:p>
          </table:table-cell>
          <table:table-cell office:value-type="float" office:value="73.907821801058" calcext:value-type="float">
            <text:p>73,90782180105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61</text:p>
          </table:table-cell>
          <table:table-cell office:value-type="float" office:value="-0.55573485791683" calcext:value-type="float">
            <text:p>-0,55573485791683</text:p>
          </table:table-cell>
          <table:table-cell office:value-type="float" office:value="-0.58501791208982" calcext:value-type="float">
            <text:p>-0,58501791208982</text:p>
          </table:table-cell>
          <table:table-cell office:value-type="float" office:value="28.056904009193" calcext:value-type="float">
            <text:p>28,05690400919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72</text:p>
          </table:table-cell>
          <table:table-cell office:value-type="float" office:value="5.9065455198288" calcext:value-type="float">
            <text:p>5,9065455198288</text:p>
          </table:table-cell>
          <table:table-cell office:value-type="float" office:value="0.0584154156968" calcext:value-type="float">
            <text:p>0,0584154156968</text:p>
          </table:table-cell>
          <table:table-cell office:value-type="float" office:value="69.679881357084" calcext:value-type="float">
            <text:p>69,67988135708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83</text:p>
          </table:table-cell>
          <table:table-cell office:value-type="float" office:value="3.3433839678764" calcext:value-type="float">
            <text:p>3,3433839678764</text:p>
          </table:table-cell>
          <table:table-cell office:value-type="float" office:value="1.0298261791468" calcext:value-type="float">
            <text:p>1,0298261791468</text:p>
          </table:table-cell>
          <table:table-cell office:value-type="float" office:value="-61.206116797818" calcext:value-type="float">
            <text:p>-61,20611679781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94</text:p>
          </table:table-cell>
          <table:table-cell office:value-type="float" office:value="6.4387619495392" calcext:value-type="float">
            <text:p>6,4387619495392</text:p>
          </table:table-cell>
          <table:table-cell office:value-type="float" office:value="-0.085204280912876" calcext:value-type="float">
            <text:p>-0,085204280912876</text:p>
          </table:table-cell>
          <table:table-cell office:value-type="float" office:value="39.774600487606" calcext:value-type="float">
            <text:p>39,77460048760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105</text:p>
          </table:table-cell>
          <table:table-cell office:value-type="float" office:value="10.082213878632" calcext:value-type="float">
            <text:p>10,082213878632</text:p>
          </table:table-cell>
          <table:table-cell office:value-type="float" office:value="2.8217846155167" calcext:value-type="float">
            <text:p>2,8217846155167</text:p>
          </table:table-cell>
          <table:table-cell office:value-type="float" office:value="-145.29930102597" calcext:value-type="float">
            <text:p>-145,299301025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116</text:p>
          </table:table-cell>
          <table:table-cell office:value-type="float" office:value="-1.5850180387497" calcext:value-type="float">
            <text:p>-1,5850180387497</text:p>
          </table:table-cell>
          <table:table-cell office:value-type="float" office:value="0.70739291608334" calcext:value-type="float">
            <text:p>0,70739291608334</text:p>
          </table:table-cell>
          <table:table-cell office:value-type="float" office:value="12.585433805065" calcext:value-type="float">
            <text:p>12,58543380506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127</text:p>
          </table:table-cell>
          <table:table-cell office:value-type="float" office:value="1.7538301646709" calcext:value-type="float">
            <text:p>1,7538301646709</text:p>
          </table:table-cell>
          <table:table-cell office:value-type="float" office:value="3.272413611412" calcext:value-type="float">
            <text:p>3,272413611412</text:p>
          </table:table-cell>
          <table:table-cell office:value-type="float" office:value="154.72059948429" calcext:value-type="float">
            <text:p>154,7205994842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138</text:p>
          </table:table-cell>
          <table:table-cell office:value-type="float" office:value="2.8470399975777" calcext:value-type="float">
            <text:p>2,8470399975777</text:p>
          </table:table-cell>
          <table:table-cell office:value-type="float" office:value="1.3206447660923" calcext:value-type="float">
            <text:p>1,3206447660923</text:p>
          </table:table-cell>
          <table:table-cell office:value-type="float" office:value="-71.942893562803" calcext:value-type="float">
            <text:p>-71,94289356280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149</text:p>
          </table:table-cell>
          <table:table-cell office:value-type="float" office:value="4.7170227766037" calcext:value-type="float">
            <text:p>4,7170227766037</text:p>
          </table:table-cell>
          <table:table-cell office:value-type="float" office:value="0.95780558884144" calcext:value-type="float">
            <text:p>0,95780558884144</text:p>
          </table:table-cell>
          <table:table-cell office:value-type="float" office:value="161.21185964839" calcext:value-type="float">
            <text:p>161,2118596483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160</text:p>
          </table:table-cell>
          <table:table-cell office:value-type="float" office:value="3.0281808972359" calcext:value-type="float">
            <text:p>3,0281808972359</text:p>
          </table:table-cell>
          <table:table-cell office:value-type="float" office:value="3.826576769352" calcext:value-type="float">
            <text:p>3,826576769352</text:p>
          </table:table-cell>
          <table:table-cell office:value-type="float" office:value="-38.037646348309" calcext:value-type="float">
            <text:p>-38,03764634830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171</text:p>
          </table:table-cell>
          <table:table-cell office:value-type="float" office:value="8.272145986557" calcext:value-type="float">
            <text:p>8,272145986557</text:p>
          </table:table-cell>
          <table:table-cell office:value-type="float" office:value="0.43056957423687" calcext:value-type="float">
            <text:p>0,43056957423687</text:p>
          </table:table-cell>
          <table:table-cell office:value-type="float" office:value="110.22689995492" calcext:value-type="float">
            <text:p>110,2268999549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182</text:p>
          </table:table-cell>
          <table:table-cell office:value-type="float" office:value="8.9923828840256" calcext:value-type="float">
            <text:p>8,9923828840256</text:p>
          </table:table-cell>
          <table:table-cell office:value-type="float" office:value="1.3979171216488" calcext:value-type="float">
            <text:p>1,3979171216488</text:p>
          </table:table-cell>
          <table:table-cell office:value-type="float" office:value="103.02122231502" calcext:value-type="float">
            <text:p>103,0212223150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193</text:p>
          </table:table-cell>
          <table:table-cell office:value-type="float" office:value="-1.5850096940994" calcext:value-type="float">
            <text:p>-1,5850096940994</text:p>
          </table:table-cell>
          <table:table-cell office:value-type="float" office:value="3.6259084939957" calcext:value-type="float">
            <text:p>3,6259084939957</text:p>
          </table:table-cell>
          <table:table-cell office:value-type="float" office:value="-112.16219747142" calcext:value-type="float">
            <text:p>-112,1621974714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204</text:p>
          </table:table-cell>
          <table:table-cell office:value-type="float" office:value="1.1171348392963" calcext:value-type="float">
            <text:p>1,1171348392963</text:p>
          </table:table-cell>
          <table:table-cell office:value-type="float" office:value="4.8076456785202" calcext:value-type="float">
            <text:p>4,8076456785202</text:p>
          </table:table-cell>
          <table:table-cell office:value-type="float" office:value="-80.302939293491" calcext:value-type="float">
            <text:p>-80,30293929349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215</text:p>
          </table:table-cell>
          <table:table-cell office:value-type="float" office:value="2.4430802464485" calcext:value-type="float">
            <text:p>2,4430802464485</text:p>
          </table:table-cell>
          <table:table-cell office:value-type="float" office:value="3.6917290091515" calcext:value-type="float">
            <text:p>3,6917290091515</text:p>
          </table:table-cell>
          <table:table-cell office:value-type="float" office:value="-116.45859062292" calcext:value-type="float">
            <text:p>-116,4585906229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226</text:p>
          </table:table-cell>
          <table:table-cell office:value-type="float" office:value="3.2670512795448" calcext:value-type="float">
            <text:p>3,2670512795448</text:p>
          </table:table-cell>
          <table:table-cell office:value-type="float" office:value="2.6575711369514" calcext:value-type="float">
            <text:p>2,6575711369514</text:p>
          </table:table-cell>
          <table:table-cell office:value-type="float" office:value="-87.288053931704" calcext:value-type="float">
            <text:p>-87,28805393170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237</text:p>
          </table:table-cell>
          <table:table-cell office:value-type="float" office:value="5.5458986759186" calcext:value-type="float">
            <text:p>5,5458986759186</text:p>
          </table:table-cell>
          <table:table-cell office:value-type="float" office:value="1.2029211223125" calcext:value-type="float">
            <text:p>1,2029211223125</text:p>
          </table:table-cell>
          <table:table-cell office:value-type="float" office:value="-138.36185795486" calcext:value-type="float">
            <text:p>-138,3618579548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248</text:p>
          </table:table-cell>
          <table:table-cell office:value-type="float" office:value="6.4357775449753" calcext:value-type="float">
            <text:p>6,4357775449753</text:p>
          </table:table-cell>
          <table:table-cell office:value-type="float" office:value="3.0111730098724" calcext:value-type="float">
            <text:p>3,0111730098724</text:p>
          </table:table-cell>
          <table:table-cell office:value-type="float" office:value="157.80675942731" calcext:value-type="float">
            <text:p>157,8067594273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259</text:p>
          </table:table-cell>
          <table:table-cell office:value-type="float" office:value="9.3245232105255" calcext:value-type="float">
            <text:p>9,3245232105255</text:p>
          </table:table-cell>
          <table:table-cell office:value-type="float" office:value="2.693110704422" calcext:value-type="float">
            <text:p>2,693110704422</text:p>
          </table:table-cell>
          <table:table-cell office:value-type="float" office:value="165.86631574449" calcext:value-type="float">
            <text:p>165,8663157444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270</text:p>
          </table:table-cell>
          <table:table-cell office:value-type="float" office:value="-0.73140293359756" calcext:value-type="float">
            <text:p>-0,73140293359756</text:p>
          </table:table-cell>
          <table:table-cell office:value-type="float" office:value="4.1957718133926" calcext:value-type="float">
            <text:p>4,1957718133926</text:p>
          </table:table-cell>
          <table:table-cell office:value-type="float" office:value="4.2177194337936" calcext:value-type="float">
            <text:p>4,217719433793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281</text:p>
          </table:table-cell>
          <table:table-cell office:value-type="float" office:value="-0.48872489482164" calcext:value-type="float">
            <text:p>-0,48872489482164</text:p>
          </table:table-cell>
          <table:table-cell office:value-type="float" office:value="6.8686419725418" calcext:value-type="float">
            <text:p>6,8686419725418</text:p>
          </table:table-cell>
          <table:table-cell office:value-type="float" office:value="163.22374192013" calcext:value-type="float">
            <text:p>163,2237419201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292</text:p>
          </table:table-cell>
          <table:table-cell office:value-type="float" office:value="5.0031912326813" calcext:value-type="float">
            <text:p>5,0031912326813</text:p>
          </table:table-cell>
          <table:table-cell office:value-type="float" office:value="2.7571606636047" calcext:value-type="float">
            <text:p>2,7571606636047</text:p>
          </table:table-cell>
          <table:table-cell office:value-type="float" office:value="162.40705198543" calcext:value-type="float">
            <text:p>162,4070519854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03</text:p>
          </table:table-cell>
          <table:table-cell office:value-type="float" office:value="2.9520520567894" calcext:value-type="float">
            <text:p>2,9520520567894</text:p>
          </table:table-cell>
          <table:table-cell office:value-type="float" office:value="6.2056052684784" calcext:value-type="float">
            <text:p>6,2056052684784</text:p>
          </table:table-cell>
          <table:table-cell office:value-type="float" office:value="101.29283416043" calcext:value-type="float">
            <text:p>101,2928341604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14</text:p>
          </table:table-cell>
          <table:table-cell office:value-type="float" office:value="7.5860816240311" calcext:value-type="float">
            <text:p>7,5860816240311</text:p>
          </table:table-cell>
          <table:table-cell office:value-type="float" office:value="7.8920996189117" calcext:value-type="float">
            <text:p>7,8920996189117</text:p>
          </table:table-cell>
          <table:table-cell office:value-type="float" office:value="-178.9426348012" calcext:value-type="float">
            <text:p>-178,942634801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25</text:p>
          </table:table-cell>
          <table:table-cell office:value-type="float" office:value="5.824431180954" calcext:value-type="float">
            <text:p>5,824431180954</text:p>
          </table:table-cell>
          <table:table-cell office:value-type="float" office:value="4.7119861841202" calcext:value-type="float">
            <text:p>4,7119861841202</text:p>
          </table:table-cell>
          <table:table-cell office:value-type="float" office:value="-122.96064795962" calcext:value-type="float">
            <text:p>-122,9606479596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36</text:p>
          </table:table-cell>
          <table:table-cell office:value-type="float" office:value="10.079288482666" calcext:value-type="float">
            <text:p>10,079288482666</text:p>
          </table:table-cell>
          <table:table-cell office:value-type="float" office:value="6.6851490736008" calcext:value-type="float">
            <text:p>6,6851490736008</text:p>
          </table:table-cell>
          <table:table-cell office:value-type="float" office:value="131.13934219263" calcext:value-type="float">
            <text:p>131,1393421926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47</text:p>
          </table:table-cell>
          <table:table-cell office:value-type="float" office:value="-0.23924754932523" calcext:value-type="float">
            <text:p>-0,23924754932523</text:p>
          </table:table-cell>
          <table:table-cell office:value-type="float" office:value="5.3101623058319" calcext:value-type="float">
            <text:p>5,3101623058319</text:p>
          </table:table-cell>
          <table:table-cell office:value-type="float" office:value="169.51436601627" calcext:value-type="float">
            <text:p>169,5143660162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58</text:p>
          </table:table-cell>
          <table:table-cell office:value-type="float" office:value="-1.5840688347816" calcext:value-type="float">
            <text:p>-1,5840688347816</text:p>
          </table:table-cell>
          <table:table-cell office:value-type="float" office:value="8.7573206424713" calcext:value-type="float">
            <text:p>8,7573206424713</text:p>
          </table:table-cell>
          <table:table-cell office:value-type="float" office:value="-74.034818418466" calcext:value-type="float">
            <text:p>-74,03481841846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69</text:p>
          </table:table-cell>
          <table:table-cell office:value-type="float" office:value="4.2910107970238" calcext:value-type="float">
            <text:p>4,2910107970238</text:p>
          </table:table-cell>
          <table:table-cell office:value-type="float" office:value="3.0636692047119" calcext:value-type="float">
            <text:p>3,0636692047119</text:p>
          </table:table-cell>
          <table:table-cell office:value-type="float" office:value="175.13365198852" calcext:value-type="float">
            <text:p>175,1336519885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80</text:p>
          </table:table-cell>
          <table:table-cell office:value-type="float" office:value="3.8660222291946" calcext:value-type="float">
            <text:p>3,8660222291946</text:p>
          </table:table-cell>
          <table:table-cell office:value-type="float" office:value="5.7694798707962" calcext:value-type="float">
            <text:p>5,7694798707962</text:p>
          </table:table-cell>
          <table:table-cell office:value-type="float" office:value="-148.44286365873" calcext:value-type="float">
            <text:p>-148,4428636587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391</text:p>
          </table:table-cell>
          <table:table-cell office:value-type="float" office:value="3.7979143857956" calcext:value-type="float">
            <text:p>3,7979143857956</text:p>
          </table:table-cell>
          <table:table-cell office:value-type="float" office:value="5.1768887042999" calcext:value-type="float">
            <text:p>5,1768887042999</text:p>
          </table:table-cell>
          <table:table-cell office:value-type="float" office:value="-71.188451378209" calcext:value-type="float">
            <text:p>-71,18845137820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402</text:p>
          </table:table-cell>
          <table:table-cell office:value-type="float" office:value="7.7793157100677" calcext:value-type="float">
            <text:p>7,7793157100677</text:p>
          </table:table-cell>
          <table:table-cell office:value-type="float" office:value="4.2305111885071" calcext:value-type="float">
            <text:p>4,2305111885071</text:p>
          </table:table-cell>
          <table:table-cell office:value-type="float" office:value="78.468239990769" calcext:value-type="float">
            <text:p>78,46823999076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413</text:p>
          </table:table-cell>
          <table:table-cell office:value-type="float" office:value="10.085020065308" calcext:value-type="float">
            <text:p>10,085020065308</text:p>
          </table:table-cell>
          <table:table-cell office:value-type="float" office:value="9.0702742338181" calcext:value-type="float">
            <text:p>9,0702742338181</text:p>
          </table:table-cell>
          <table:table-cell office:value-type="float" office:value="-131.06135653842" calcext:value-type="float">
            <text:p>-131,0613565384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424</text:p>
          </table:table-cell>
          <table:table-cell office:value-type="float" office:value="-1.0743878036737" calcext:value-type="float">
            <text:p>-1,0743878036737</text:p>
          </table:table-cell>
          <table:table-cell office:value-type="float" office:value="9.268439412117" calcext:value-type="float">
            <text:p>9,268439412117</text:p>
          </table:table-cell>
          <table:table-cell office:value-type="float" office:value="-2.4796296266993" calcext:value-type="float">
            <text:p>-2,479629626699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435</text:p>
          </table:table-cell>
          <table:table-cell office:value-type="float" office:value="-1.5015017986298" calcext:value-type="float">
            <text:p>-1,5015017986298</text:p>
          </table:table-cell>
          <table:table-cell office:value-type="float" office:value="9.1698658466339" calcext:value-type="float">
            <text:p>9,1698658466339</text:p>
          </table:table-cell>
          <table:table-cell office:value-type="float" office:value="91.587460724411" calcext:value-type="float">
            <text:p>91,58746072441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446</text:p>
          </table:table-cell>
          <table:table-cell office:value-type="float" office:value="2.5302916765213" calcext:value-type="float">
            <text:p>2,5302916765213</text:p>
          </table:table-cell>
          <table:table-cell office:value-type="float" office:value="4.3952471017838" calcext:value-type="float">
            <text:p>4,3952471017838</text:p>
          </table:table-cell>
          <table:table-cell office:value-type="float" office:value="157.97780577544" calcext:value-type="float">
            <text:p>157,9778057754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457</text:p>
          </table:table-cell>
          <table:table-cell office:value-type="float" office:value="-0.43565101921558" calcext:value-type="float">
            <text:p>-0,43565101921558</text:p>
          </table:table-cell>
          <table:table-cell office:value-type="float" office:value="9.2069435119629" calcext:value-type="float">
            <text:p>9,2069435119629</text:p>
          </table:table-cell>
          <table:table-cell office:value-type="float" office:value="-108.68700446597" calcext:value-type="float">
            <text:p>-108,6870044659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468</text:p>
          </table:table-cell>
          <table:table-cell office:value-type="float" office:value="1.180442199111" calcext:value-type="float">
            <text:p>1,180442199111</text:p>
          </table:table-cell>
          <table:table-cell office:value-type="float" office:value="9.2564707994461" calcext:value-type="float">
            <text:p>9,2564707994461</text:p>
          </table:table-cell>
          <table:table-cell office:value-type="float" office:value="-115.07979168254" calcext:value-type="float">
            <text:p>-115,0797916825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479</text:p>
          </table:table-cell>
          <table:table-cell office:value-type="float" office:value="5.6420665979385" calcext:value-type="float">
            <text:p>5,6420665979385</text:p>
          </table:table-cell>
          <table:table-cell office:value-type="float" office:value="10.845720767975" calcext:value-type="float">
            <text:p>10,845720767975</text:p>
          </table:table-cell>
          <table:table-cell office:value-type="float" office:value="-9.2873118675438" calcext:value-type="float">
            <text:p>-9,287311867543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490</text:p>
          </table:table-cell>
          <table:table-cell office:value-type="float" office:value="8.8117438554764" calcext:value-type="float">
            <text:p>8,8117438554764</text:p>
          </table:table-cell>
          <table:table-cell office:value-type="float" office:value="7.4394381046295" calcext:value-type="float">
            <text:p>7,4394381046295</text:p>
          </table:table-cell>
          <table:table-cell office:value-type="float" office:value="117.93865064147" calcext:value-type="float">
            <text:p>117,9386506414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501</text:p>
          </table:table-cell>
          <table:table-cell office:value-type="float" office:value="-0.89694127440453" calcext:value-type="float">
            <text:p>-0,89694127440453</text:p>
          </table:table-cell>
          <table:table-cell office:value-type="float" office:value="10.568660497665" calcext:value-type="float">
            <text:p>10,568660497665</text:p>
          </table:table-cell>
          <table:table-cell office:value-type="float" office:value="-157.37787933107" calcext:value-type="float">
            <text:p>-157,3778793310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512</text:p>
          </table:table-cell>
          <table:table-cell office:value-type="float" office:value="2.5608038902283" calcext:value-type="float">
            <text:p>2,5608038902283</text:p>
          </table:table-cell>
          <table:table-cell office:value-type="float" office:value="11.063259840012" calcext:value-type="float">
            <text:p>11,063259840012</text:p>
          </table:table-cell>
          <table:table-cell office:value-type="float" office:value="-142.24827972947" calcext:value-type="float">
            <text:p>-142,2482797294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523</text:p>
          </table:table-cell>
          <table:table-cell office:value-type="float" office:value="1.6619288921356" calcext:value-type="float">
            <text:p>1,6619288921356</text:p>
          </table:table-cell>
          <table:table-cell office:value-type="float" office:value="9.1942608356476" calcext:value-type="float">
            <text:p>9,1942608356476</text:p>
          </table:table-cell>
          <table:table-cell office:value-type="float" office:value="176.08914709395" calcext:value-type="float">
            <text:p>176,0891470939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534</text:p>
          </table:table-cell>
          <table:table-cell office:value-type="float" office:value="2.7762800455093" calcext:value-type="float">
            <text:p>2,7762800455093</text:p>
          </table:table-cell>
          <table:table-cell office:value-type="float" office:value="10.723057985306" calcext:value-type="float">
            <text:p>10,723057985306</text:p>
          </table:table-cell>
          <table:table-cell office:value-type="float" office:value="24.69249136129" calcext:value-type="float">
            <text:p>24,6924913612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545</text:p>
          </table:table-cell>
          <table:table-cell office:value-type="float" office:value="0.74529424309731" calcext:value-type="float">
            <text:p>0,74529424309731</text:p>
          </table:table-cell>
          <table:table-cell office:value-type="float" office:value="8.1113660335541" calcext:value-type="float">
            <text:p>8,1113660335541</text:p>
          </table:table-cell>
          <table:table-cell office:value-type="float" office:value="-84.945238319932" calcext:value-type="float">
            <text:p>-84,94523831993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556</text:p>
          </table:table-cell>
          <table:table-cell office:value-type="float" office:value="6.2252187728882" calcext:value-type="float">
            <text:p>6,2252187728882</text:p>
          </table:table-cell>
          <table:table-cell office:value-type="float" office:value="9.726357460022" calcext:value-type="float">
            <text:p>9,726357460022</text:p>
          </table:table-cell>
          <table:table-cell office:value-type="float" office:value="159.85129289566" calcext:value-type="float">
            <text:p>159,8512928956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567</text:p>
          </table:table-cell>
          <table:table-cell office:value-type="float" office:value="6.9046360254288" calcext:value-type="float">
            <text:p>6,9046360254288</text:p>
          </table:table-cell>
          <table:table-cell office:value-type="float" office:value="11.085003614426" calcext:value-type="float">
            <text:p>11,085003614426</text:p>
          </table:table-cell>
          <table:table-cell office:value-type="float" office:value="-95.3072165228" calcext:value-type="float">
            <text:p>-95,307216522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578</text:p>
          </table:table-cell>
          <table:table-cell office:value-type="float" office:value="-1.5946558117867" calcext:value-type="float">
            <text:p>-1,5946558117867</text:p>
          </table:table-cell>
          <table:table-cell office:value-type="float" office:value="11.034785509109" calcext:value-type="float">
            <text:p>11,034785509109</text:p>
          </table:table-cell>
          <table:table-cell office:value-type="float" office:value="-86.976781012906" calcext:value-type="float">
            <text:p>-86,97678101290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8</text:p>
          </table:table-cell>
          <table:table-cell office:value-type="string" calcext:value-type="string">
            <text:p>589</text:p>
          </table:table-cell>
          <table:table-cell office:value-type="float" office:value="2.3887936770916" calcext:value-type="float">
            <text:p>2,3887936770916</text:p>
          </table:table-cell>
          <table:table-cell office:value-type="float" office:value="9.8792374134064" calcext:value-type="float">
            <text:p>9,8792374134064</text:p>
          </table:table-cell>
          <table:table-cell office:value-type="float" office:value="-60.288070113796" calcext:value-type="float">
            <text:p>-60,28807011379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15</text:p>
          </table:table-cell>
          <table:table-cell office:value-type="float" office:value="-0.69700248539448" calcext:value-type="float">
            <text:p>-0,69700248539448</text:p>
          </table:table-cell>
          <table:table-cell office:value-type="float" office:value="3.4069195389748" calcext:value-type="float">
            <text:p>3,4069195389748</text:p>
          </table:table-cell>
          <table:table-cell office:value-type="float" office:value="-51.371481388238" calcext:value-type="float">
            <text:p>-51,37148138823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50</text:p>
          </table:table-cell>
          <table:table-cell office:value-type="float" office:value="1.5269215404987" calcext:value-type="float">
            <text:p>1,5269215404987</text:p>
          </table:table-cell>
          <table:table-cell office:value-type="float" office:value="0.91713666915894" calcext:value-type="float">
            <text:p>0,91713666915894</text:p>
          </table:table-cell>
          <table:table-cell office:value-type="float" office:value="113.2325184573" calcext:value-type="float">
            <text:p>113,232518457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61</text:p>
          </table:table-cell>
          <table:table-cell office:value-type="float" office:value="-0.69649316370487" calcext:value-type="float">
            <text:p>-0,69649316370487</text:p>
          </table:table-cell>
          <table:table-cell office:value-type="float" office:value="-0.58501936495304" calcext:value-type="float">
            <text:p>-0,58501936495304</text:p>
          </table:table-cell>
          <table:table-cell office:value-type="float" office:value="77.557929002555" calcext:value-type="float">
            <text:p>77,55792900255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72</text:p>
          </table:table-cell>
          <table:table-cell office:value-type="float" office:value="6.0031640529633" calcext:value-type="float">
            <text:p>6,0031640529633</text:p>
          </table:table-cell>
          <table:table-cell office:value-type="float" office:value="0.27554992586374" calcext:value-type="float">
            <text:p>0,27554992586374</text:p>
          </table:table-cell>
          <table:table-cell office:value-type="float" office:value="165.19784775509" calcext:value-type="float">
            <text:p>165,1978477550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83</text:p>
          </table:table-cell>
          <table:table-cell office:value-type="float" office:value="3.3615997433662" calcext:value-type="float">
            <text:p>3,3615997433662</text:p>
          </table:table-cell>
          <table:table-cell office:value-type="float" office:value="1.3385175168514" calcext:value-type="float">
            <text:p>1,3385175168514</text:p>
          </table:table-cell>
          <table:table-cell office:value-type="float" office:value="-101.5442169396" calcext:value-type="float">
            <text:p>-101,544216939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94</text:p>
          </table:table-cell>
          <table:table-cell office:value-type="float" office:value="6.6398465633392" calcext:value-type="float">
            <text:p>6,6398465633392</text:p>
          </table:table-cell>
          <table:table-cell office:value-type="float" office:value="0.025088177062571" calcext:value-type="float">
            <text:p>0,025088177062571</text:p>
          </table:table-cell>
          <table:table-cell office:value-type="float" office:value="169.02220628823" calcext:value-type="float">
            <text:p>169,0222062882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105</text:p>
          </table:table-cell>
          <table:table-cell office:value-type="float" office:value="10.085005760193" calcext:value-type="float">
            <text:p>10,085005760193</text:p>
          </table:table-cell>
          <table:table-cell office:value-type="float" office:value="2.8442633152008" calcext:value-type="float">
            <text:p>2,8442633152008</text:p>
          </table:table-cell>
          <table:table-cell office:value-type="float" office:value="173.18213821217" calcext:value-type="float">
            <text:p>173,1821382121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116</text:p>
          </table:table-cell>
          <table:table-cell office:value-type="float" office:value="-1.5850223600864" calcext:value-type="float">
            <text:p>-1,5850223600864</text:p>
          </table:table-cell>
          <table:table-cell office:value-type="float" office:value="0.69278284907341" calcext:value-type="float">
            <text:p>0,69278284907341</text:p>
          </table:table-cell>
          <table:table-cell office:value-type="float" office:value="5.5644057548729" calcext:value-type="float">
            <text:p>5,564405754872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127</text:p>
          </table:table-cell>
          <table:table-cell office:value-type="float" office:value="1.9855551421642" calcext:value-type="float">
            <text:p>1,9855551421642</text:p>
          </table:table-cell>
          <table:table-cell office:value-type="float" office:value="3.0285960435867" calcext:value-type="float">
            <text:p>3,0285960435867</text:p>
          </table:table-cell>
          <table:table-cell office:value-type="float" office:value="127.52589754238" calcext:value-type="float">
            <text:p>127,5258975423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138</text:p>
          </table:table-cell>
          <table:table-cell office:value-type="float" office:value="2.6069647073746" calcext:value-type="float">
            <text:p>2,6069647073746</text:p>
          </table:table-cell>
          <table:table-cell office:value-type="float" office:value="1.5069994330406" calcext:value-type="float">
            <text:p>1,5069994330406</text:p>
          </table:table-cell>
          <table:table-cell office:value-type="float" office:value="-29.321468180152" calcext:value-type="float">
            <text:p>-29,32146818015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149</text:p>
          </table:table-cell>
          <table:table-cell office:value-type="float" office:value="4.9661058187485" calcext:value-type="float">
            <text:p>4,9661058187485</text:p>
          </table:table-cell>
          <table:table-cell office:value-type="float" office:value="0.85119605064392" calcext:value-type="float">
            <text:p>0,85119605064392</text:p>
          </table:table-cell>
          <table:table-cell office:value-type="float" office:value="148.03067134444" calcext:value-type="float">
            <text:p>148,0306713444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160</text:p>
          </table:table-cell>
          <table:table-cell office:value-type="float" office:value="2.8282922506332" calcext:value-type="float">
            <text:p>2,8282922506332</text:p>
          </table:table-cell>
          <table:table-cell office:value-type="float" office:value="3.5706216096878" calcext:value-type="float">
            <text:p>3,5706216096878</text:p>
          </table:table-cell>
          <table:table-cell office:value-type="float" office:value="37.204039704268" calcext:value-type="float">
            <text:p>37,20403970426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171</text:p>
          </table:table-cell>
          <table:table-cell office:value-type="float" office:value="8.2318621873856" calcext:value-type="float">
            <text:p>8,2318621873856</text:p>
          </table:table-cell>
          <table:table-cell office:value-type="float" office:value="0.29800713062286" calcext:value-type="float">
            <text:p>0,29800713062286</text:p>
          </table:table-cell>
          <table:table-cell office:value-type="float" office:value="78.451846055924" calcext:value-type="float">
            <text:p>78,45184605592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182</text:p>
          </table:table-cell>
          <table:table-cell office:value-type="float" office:value="9.1384106874466" calcext:value-type="float">
            <text:p>9,1384106874466</text:p>
          </table:table-cell>
          <table:table-cell office:value-type="float" office:value="1.062940582633" calcext:value-type="float">
            <text:p>1,062940582633</text:p>
          </table:table-cell>
          <table:table-cell office:value-type="float" office:value="117.01125551941" calcext:value-type="float">
            <text:p>117,0112555194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193</text:p>
          </table:table-cell>
          <table:table-cell office:value-type="float" office:value="-1.5850147604942" calcext:value-type="float">
            <text:p>-1,5850147604942</text:p>
          </table:table-cell>
          <table:table-cell office:value-type="float" office:value="3.5963481664658" calcext:value-type="float">
            <text:p>3,5963481664658</text:p>
          </table:table-cell>
          <table:table-cell office:value-type="float" office:value="-13.036388310657" calcext:value-type="float">
            <text:p>-13,03638831065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204</text:p>
          </table:table-cell>
          <table:table-cell office:value-type="float" office:value="1.1226584762335" calcext:value-type="float">
            <text:p>1,1226584762335</text:p>
          </table:table-cell>
          <table:table-cell office:value-type="float" office:value="5.1732087135315" calcext:value-type="float">
            <text:p>5,1732087135315</text:p>
          </table:table-cell>
          <table:table-cell office:value-type="float" office:value="-94.314635179605" calcext:value-type="float">
            <text:p>-94,31463517960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215</text:p>
          </table:table-cell>
          <table:table-cell office:value-type="float" office:value="2.2846338152885" calcext:value-type="float">
            <text:p>2,2846338152885</text:p>
          </table:table-cell>
          <table:table-cell office:value-type="float" office:value="3.5041928291321" calcext:value-type="float">
            <text:p>3,5041928291321</text:p>
          </table:table-cell>
          <table:table-cell office:value-type="float" office:value="9.1937480458788" calcext:value-type="float">
            <text:p>9,193748045878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226</text:p>
          </table:table-cell>
          <table:table-cell office:value-type="float" office:value="3.0203974246979" calcext:value-type="float">
            <text:p>3,0203974246979</text:p>
          </table:table-cell>
          <table:table-cell office:value-type="float" office:value="2.6442921161652" calcext:value-type="float">
            <text:p>2,6442921161652</text:p>
          </table:table-cell>
          <table:table-cell office:value-type="float" office:value="-24.538566732103" calcext:value-type="float">
            <text:p>-24,53856673210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237</text:p>
          </table:table-cell>
          <table:table-cell office:value-type="float" office:value="5.8527845144272" calcext:value-type="float">
            <text:p>5,8527845144272</text:p>
          </table:table-cell>
          <table:table-cell office:value-type="float" office:value="1.2607057392597" calcext:value-type="float">
            <text:p>1,2607057392597</text:p>
          </table:table-cell>
          <table:table-cell office:value-type="float" office:value="-177.29532794588" calcext:value-type="float">
            <text:p>-177,2953279458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248</text:p>
          </table:table-cell>
          <table:table-cell office:value-type="float" office:value="6.6933339834213" calcext:value-type="float">
            <text:p>6,6933339834213</text:p>
          </table:table-cell>
          <table:table-cell office:value-type="float" office:value="2.9338926076889" calcext:value-type="float">
            <text:p>2,9338926076889</text:p>
          </table:table-cell>
          <table:table-cell office:value-type="float" office:value="164.52381717172" calcext:value-type="float">
            <text:p>164,5238171717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259</text:p>
          </table:table-cell>
          <table:table-cell office:value-type="float" office:value="9.1374826431274" calcext:value-type="float">
            <text:p>9,1374826431274</text:p>
          </table:table-cell>
          <table:table-cell office:value-type="float" office:value="2.774244248867" calcext:value-type="float">
            <text:p>2,774244248867</text:p>
          </table:table-cell>
          <table:table-cell office:value-type="float" office:value="-56.485189753733" calcext:value-type="float">
            <text:p>-56,48518975373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270</text:p>
          </table:table-cell>
          <table:table-cell office:value-type="float" office:value="-0.41513055562973" calcext:value-type="float">
            <text:p>-0,41513055562973</text:p>
          </table:table-cell>
          <table:table-cell office:value-type="float" office:value="4.1526541113853" calcext:value-type="float">
            <text:p>4,1526541113853</text:p>
          </table:table-cell>
          <table:table-cell office:value-type="float" office:value="48.909633782259" calcext:value-type="float">
            <text:p>48,90963378225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281</text:p>
          </table:table-cell>
          <table:table-cell office:value-type="float" office:value="-0.1599040068686" calcext:value-type="float">
            <text:p>-0,1599040068686</text:p>
          </table:table-cell>
          <table:table-cell office:value-type="float" office:value="6.906019449234" calcext:value-type="float">
            <text:p>6,906019449234</text:p>
          </table:table-cell>
          <table:table-cell office:value-type="float" office:value="-167.06139874306" calcext:value-type="float">
            <text:p>-167,0613987430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292</text:p>
          </table:table-cell>
          <table:table-cell office:value-type="float" office:value="5.2190887928009" calcext:value-type="float">
            <text:p>5,2190887928009</text:p>
          </table:table-cell>
          <table:table-cell office:value-type="float" office:value="2.5970539450645" calcext:value-type="float">
            <text:p>2,5970539450645</text:p>
          </table:table-cell>
          <table:table-cell office:value-type="float" office:value="140.12860340677" calcext:value-type="float">
            <text:p>140,1286034067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03</text:p>
          </table:table-cell>
          <table:table-cell office:value-type="float" office:value="3.0329757928848" calcext:value-type="float">
            <text:p>3,0329757928848</text:p>
          </table:table-cell>
          <table:table-cell office:value-type="float" office:value="5.9754377603531" calcext:value-type="float">
            <text:p>5,9754377603531</text:p>
          </table:table-cell>
          <table:table-cell office:value-type="float" office:value="103.29924267568" calcext:value-type="float">
            <text:p>103,2992426756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14</text:p>
          </table:table-cell>
          <table:table-cell office:value-type="float" office:value="7.894914150238" calcext:value-type="float">
            <text:p>7,894914150238</text:p>
          </table:table-cell>
          <table:table-cell office:value-type="float" office:value="7.7866399288177" calcext:value-type="float">
            <text:p>7,7866399288177</text:p>
          </table:table-cell>
          <table:table-cell office:value-type="float" office:value="153.85059338466" calcext:value-type="float">
            <text:p>153,8505933846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25</text:p>
          </table:table-cell>
          <table:table-cell office:value-type="float" office:value="5.9791964292526" calcext:value-type="float">
            <text:p>5,9791964292526</text:p>
          </table:table-cell>
          <table:table-cell office:value-type="float" office:value="4.9989494681358" calcext:value-type="float">
            <text:p>4,9989494681358</text:p>
          </table:table-cell>
          <table:table-cell office:value-type="float" office:value="-117.05799770963" calcext:value-type="float">
            <text:p>-117,0579977096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36</text:p>
          </table:table-cell>
          <table:table-cell office:value-type="float" office:value="10.085002183914" calcext:value-type="float">
            <text:p>10,085002183914</text:p>
          </table:table-cell>
          <table:table-cell office:value-type="float" office:value="6.5752220153809" calcext:value-type="float">
            <text:p>6,5752220153809</text:p>
          </table:table-cell>
          <table:table-cell office:value-type="float" office:value="159.80962127637" calcext:value-type="float">
            <text:p>159,8096212763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47</text:p>
          </table:table-cell>
          <table:table-cell office:value-type="float" office:value="0.15015311539173" calcext:value-type="float">
            <text:p>0,15015311539173</text:p>
          </table:table-cell>
          <table:table-cell office:value-type="float" office:value="5.2523183822632" calcext:value-type="float">
            <text:p>5,2523183822632</text:p>
          </table:table-cell>
          <table:table-cell office:value-type="float" office:value="171.46902327325" calcext:value-type="float">
            <text:p>171,4690232732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58</text:p>
          </table:table-cell>
          <table:table-cell office:value-type="float" office:value="-1.5832310914993" calcext:value-type="float">
            <text:p>-1,5832310914993</text:p>
          </table:table-cell>
          <table:table-cell office:value-type="float" office:value="9.095441699028" calcext:value-type="float">
            <text:p>9,095441699028</text:p>
          </table:table-cell>
          <table:table-cell office:value-type="float" office:value="-75.680321189249" calcext:value-type="float">
            <text:p>-75,68032118924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69</text:p>
          </table:table-cell>
          <table:table-cell office:value-type="float" office:value="4.1685169935226" calcext:value-type="float">
            <text:p>4,1685169935226</text:p>
          </table:table-cell>
          <table:table-cell office:value-type="float" office:value="3.3281084895134" calcext:value-type="float">
            <text:p>3,3281084895134</text:p>
          </table:table-cell>
          <table:table-cell office:value-type="float" office:value="-75.789700647828" calcext:value-type="float">
            <text:p>-75,78970064782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80</text:p>
          </table:table-cell>
          <table:table-cell office:value-type="float" office:value="4.1267290711403" calcext:value-type="float">
            <text:p>4,1267290711403</text:p>
          </table:table-cell>
          <table:table-cell office:value-type="float" office:value="6.021940112114" calcext:value-type="float">
            <text:p>6,021940112114</text:p>
          </table:table-cell>
          <table:table-cell office:value-type="float" office:value="-136.56021986797" calcext:value-type="float">
            <text:p>-136,5602198679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391</text:p>
          </table:table-cell>
          <table:table-cell office:value-type="float" office:value="3.6286991834641" calcext:value-type="float">
            <text:p>3,6286991834641</text:p>
          </table:table-cell>
          <table:table-cell office:value-type="float" office:value="5.5085176229477" calcext:value-type="float">
            <text:p>5,5085176229477</text:p>
          </table:table-cell>
          <table:table-cell office:value-type="float" office:value="-60.317318150952" calcext:value-type="float">
            <text:p>-60,31731815095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402</text:p>
          </table:table-cell>
          <table:table-cell office:value-type="float" office:value="7.6833909749985" calcext:value-type="float">
            <text:p>7,6833909749985</text:p>
          </table:table-cell>
          <table:table-cell office:value-type="float" office:value="4.0781125426292" calcext:value-type="float">
            <text:p>4,0781125426292</text:p>
          </table:table-cell>
          <table:table-cell office:value-type="float" office:value="60.34367555266" calcext:value-type="float">
            <text:p>60,3436755526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413</text:p>
          </table:table-cell>
          <table:table-cell office:value-type="float" office:value="10.085034370422" calcext:value-type="float">
            <text:p>10,085034370422</text:p>
          </table:table-cell>
          <table:table-cell office:value-type="float" office:value="9.3067294359207" calcext:value-type="float">
            <text:p>9,3067294359207</text:p>
          </table:table-cell>
          <table:table-cell office:value-type="float" office:value="-179.2218852195" calcext:value-type="float">
            <text:p>-179,221885219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424</text:p>
          </table:table-cell>
          <table:table-cell office:value-type="float" office:value="-0.70210121572018" calcext:value-type="float">
            <text:p>-0,70210121572018</text:p>
          </table:table-cell>
          <table:table-cell office:value-type="float" office:value="9.2474615573883" calcext:value-type="float">
            <text:p>9,2474615573883</text:p>
          </table:table-cell>
          <table:table-cell office:value-type="float" office:value="-1.1023168991895" calcext:value-type="float">
            <text:p>-1,102316899189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435</text:p>
          </table:table-cell>
          <table:table-cell office:value-type="float" office:value="-1.4788369834423" calcext:value-type="float">
            <text:p>-1,4788369834423</text:p>
          </table:table-cell>
          <table:table-cell office:value-type="float" office:value="9.5128810405731" calcext:value-type="float">
            <text:p>9,5128810405731</text:p>
          </table:table-cell>
          <table:table-cell office:value-type="float" office:value="113.24896022772" calcext:value-type="float">
            <text:p>113,2489602277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446</text:p>
          </table:table-cell>
          <table:table-cell office:value-type="float" office:value="2.3286607861519" calcext:value-type="float">
            <text:p>2,3286607861519</text:p>
          </table:table-cell>
          <table:table-cell office:value-type="float" office:value="4.5509868860245" calcext:value-type="float">
            <text:p>4,5509868860245</text:p>
          </table:table-cell>
          <table:table-cell office:value-type="float" office:value="-66.799967911593" calcext:value-type="float">
            <text:p>-66,79996791159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457</text:p>
          </table:table-cell>
          <table:table-cell office:value-type="float" office:value="-0.38495093584061" calcext:value-type="float">
            <text:p>-0,38495093584061</text:p>
          </table:table-cell>
          <table:table-cell office:value-type="float" office:value="9.3382626771927" calcext:value-type="float">
            <text:p>9,3382626771927</text:p>
          </table:table-cell>
          <table:table-cell office:value-type="float" office:value="-107.2639439516" calcext:value-type="float">
            <text:p>-107,263943951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468</text:p>
          </table:table-cell>
          <table:table-cell office:value-type="float" office:value="1.0677789151669" calcext:value-type="float">
            <text:p>1,0677789151669</text:p>
          </table:table-cell>
          <table:table-cell office:value-type="float" office:value="9.5011281967163" calcext:value-type="float">
            <text:p>9,5011281967163</text:p>
          </table:table-cell>
          <table:table-cell office:value-type="float" office:value="-55.858147372106" calcext:value-type="float">
            <text:p>-55,85814737210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479</text:p>
          </table:table-cell>
          <table:table-cell office:value-type="float" office:value="5.2654325962067" calcext:value-type="float">
            <text:p>5,2654325962067</text:p>
          </table:table-cell>
          <table:table-cell office:value-type="float" office:value="10.93226313591" calcext:value-type="float">
            <text:p>10,93226313591</text:p>
          </table:table-cell>
          <table:table-cell office:value-type="float" office:value="-14.306850778829" calcext:value-type="float">
            <text:p>-14,30685077882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490</text:p>
          </table:table-cell>
          <table:table-cell office:value-type="float" office:value="8.7669324874878" calcext:value-type="float">
            <text:p>8,7669324874878</text:p>
          </table:table-cell>
          <table:table-cell office:value-type="float" office:value="7.1743285655975" calcext:value-type="float">
            <text:p>7,1743285655975</text:p>
          </table:table-cell>
          <table:table-cell office:value-type="float" office:value="73.525567722928" calcext:value-type="float">
            <text:p>73,52556772292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501</text:p>
          </table:table-cell>
          <table:table-cell office:value-type="float" office:value="-0.62570974230766" calcext:value-type="float">
            <text:p>-0,62570974230766</text:p>
          </table:table-cell>
          <table:table-cell office:value-type="float" office:value="10.595921278" calcext:value-type="float">
            <text:p>10,595921278</text:p>
          </table:table-cell>
          <table:table-cell office:value-type="float" office:value="-177.6869236284" calcext:value-type="float">
            <text:p>-177,686923628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512</text:p>
          </table:table-cell>
          <table:table-cell office:value-type="float" office:value="2.8084990382195" calcext:value-type="float">
            <text:p>2,8084990382195</text:p>
          </table:table-cell>
          <table:table-cell office:value-type="float" office:value="11.08500957489" calcext:value-type="float">
            <text:p>11,08500957489</text:p>
          </table:table-cell>
          <table:table-cell office:value-type="float" office:value="-138.31086523214" calcext:value-type="float">
            <text:p>-138,310865232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523</text:p>
          </table:table-cell>
          <table:table-cell office:value-type="float" office:value="1.8038754165173" calcext:value-type="float">
            <text:p>1,8038754165173</text:p>
          </table:table-cell>
          <table:table-cell office:value-type="float" office:value="8.9999169111252" calcext:value-type="float">
            <text:p>8,9999169111252</text:p>
          </table:table-cell>
          <table:table-cell office:value-type="float" office:value="119.35234221683" calcext:value-type="float">
            <text:p>119,3523422168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534</text:p>
          </table:table-cell>
          <table:table-cell office:value-type="float" office:value="2.5616383552551" calcext:value-type="float">
            <text:p>2,5616383552551</text:p>
          </table:table-cell>
          <table:table-cell office:value-type="float" office:value="10.493305921555" calcext:value-type="float">
            <text:p>10,493305921555</text:p>
          </table:table-cell>
          <table:table-cell office:value-type="float" office:value="52.51951126536" calcext:value-type="float">
            <text:p>52,5195112653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545</text:p>
          </table:table-cell>
          <table:table-cell office:value-type="float" office:value="0.84343530237675" calcext:value-type="float">
            <text:p>0,84343530237675</text:p>
          </table:table-cell>
          <table:table-cell office:value-type="float" office:value="8.4173518419266" calcext:value-type="float">
            <text:p>8,4173518419266</text:p>
          </table:table-cell>
          <table:table-cell office:value-type="float" office:value="-113.99078748788" calcext:value-type="float">
            <text:p>-113,9907874878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556</text:p>
          </table:table-cell>
          <table:table-cell office:value-type="float" office:value="6.4850229024887" calcext:value-type="float">
            <text:p>6,4850229024887</text:p>
          </table:table-cell>
          <table:table-cell office:value-type="float" office:value="9.5081359148026" calcext:value-type="float">
            <text:p>9,5081359148026</text:p>
          </table:table-cell>
          <table:table-cell office:value-type="float" office:value="134.49484375632" calcext:value-type="float">
            <text:p>134,4948437563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567</text:p>
          </table:table-cell>
          <table:table-cell office:value-type="float" office:value="7.1657568216324" calcext:value-type="float">
            <text:p>7,1657568216324</text:p>
          </table:table-cell>
          <table:table-cell office:value-type="float" office:value="11.085000038147" calcext:value-type="float">
            <text:p>11,085000038147</text:p>
          </table:table-cell>
          <table:table-cell office:value-type="float" office:value="-118.7044435246" calcext:value-type="float">
            <text:p>-118,704443524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578</text:p>
          </table:table-cell>
          <table:table-cell office:value-type="float" office:value="-1.5946559607983" calcext:value-type="float">
            <text:p>-1,5946559607983</text:p>
          </table:table-cell>
          <table:table-cell office:value-type="float" office:value="11.034771203995" calcext:value-type="float">
            <text:p>11,034771203995</text:p>
          </table:table-cell>
          <table:table-cell office:value-type="float" office:value="-86.978366420527" calcext:value-type="float">
            <text:p>-86,97836642052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29</text:p>
          </table:table-cell>
          <table:table-cell office:value-type="string" calcext:value-type="string">
            <text:p>589</text:p>
          </table:table-cell>
          <table:table-cell office:value-type="float" office:value="2.3539200425148" calcext:value-type="float">
            <text:p>2,3539200425148</text:p>
          </table:table-cell>
          <table:table-cell office:value-type="float" office:value="10.157902240753" calcext:value-type="float">
            <text:p>10,157902240753</text:p>
          </table:table-cell>
          <table:table-cell office:value-type="float" office:value="-87.517548518576" calcext:value-type="float">
            <text:p>-87,51754851857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15</text:p>
          </table:table-cell>
          <table:table-cell office:value-type="float" office:value="-0.66674448549747" calcext:value-type="float">
            <text:p>-0,66674448549747</text:p>
          </table:table-cell>
          <table:table-cell office:value-type="float" office:value="3.1977573037148" calcext:value-type="float">
            <text:p>3,1977573037148</text:p>
          </table:table-cell>
          <table:table-cell office:value-type="float" office:value="65.732018203492" calcext:value-type="float">
            <text:p>65,73201820349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50</text:p>
          </table:table-cell>
          <table:table-cell office:value-type="float" office:value="1.713300049305" calcext:value-type="float">
            <text:p>1,713300049305</text:p>
          </table:table-cell>
          <table:table-cell office:value-type="float" office:value="0.74196808040142" calcext:value-type="float">
            <text:p>0,74196808040142</text:p>
          </table:table-cell>
          <table:table-cell office:value-type="float" office:value="140.89293388804" calcext:value-type="float">
            <text:p>140,8929338880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61</text:p>
          </table:table-cell>
          <table:table-cell office:value-type="float" office:value="-0.55398106575012" calcext:value-type="float">
            <text:p>-0,55398106575012</text:p>
          </table:table-cell>
          <table:table-cell office:value-type="float" office:value="-0.58001775294542" calcext:value-type="float">
            <text:p>-0,58001775294542</text:p>
          </table:table-cell>
          <table:table-cell office:value-type="float" office:value="128.89619541776" calcext:value-type="float">
            <text:p>128,8961954177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72</text:p>
          </table:table-cell>
          <table:table-cell office:value-type="float" office:value="6.1266368627548" calcext:value-type="float">
            <text:p>6,1266368627548</text:p>
          </table:table-cell>
          <table:table-cell office:value-type="float" office:value="0.27321645990014" calcext:value-type="float">
            <text:p>0,27321645990014</text:p>
          </table:table-cell>
          <table:table-cell office:value-type="float" office:value="166.94156379457" calcext:value-type="float">
            <text:p>166,9415637945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83</text:p>
          </table:table-cell>
          <table:table-cell office:value-type="float" office:value="3.5746130347252" calcext:value-type="float">
            <text:p>3,5746130347252</text:p>
          </table:table-cell>
          <table:table-cell office:value-type="float" office:value="1.5621204674244" calcext:value-type="float">
            <text:p>1,5621204674244</text:p>
          </table:table-cell>
          <table:table-cell office:value-type="float" office:value="-141.8890208955" calcext:value-type="float">
            <text:p>-141,889020895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94</text:p>
          </table:table-cell>
          <table:table-cell office:value-type="float" office:value="6.8006908893585" calcext:value-type="float">
            <text:p>6,8006908893585</text:p>
          </table:table-cell>
          <table:table-cell office:value-type="float" office:value="0.19935734570026" calcext:value-type="float">
            <text:p>0,19935734570026</text:p>
          </table:table-cell>
          <table:table-cell office:value-type="float" office:value="-141.72424784132" calcext:value-type="float">
            <text:p>-141,7242478413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105</text:p>
          </table:table-cell>
          <table:table-cell office:value-type="float" office:value="10.085008144379" calcext:value-type="float">
            <text:p>10,085008144379</text:p>
          </table:table-cell>
          <table:table-cell office:value-type="float" office:value="2.7122849225998" calcext:value-type="float">
            <text:p>2,7122849225998</text:p>
          </table:table-cell>
          <table:table-cell office:value-type="float" office:value="124.96506788169" calcext:value-type="float">
            <text:p>124,9650678816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116</text:p>
          </table:table-cell>
          <table:table-cell office:value-type="float" office:value="-1.5850088000298" calcext:value-type="float">
            <text:p>-1,5850088000298</text:p>
          </table:table-cell>
          <table:table-cell office:value-type="float" office:value="0.82195699214935" calcext:value-type="float">
            <text:p>0,82195699214935</text:p>
          </table:table-cell>
          <table:table-cell office:value-type="float" office:value="-3.0929301717099" calcext:value-type="float">
            <text:p>-3,092930171709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127</text:p>
          </table:table-cell>
          <table:table-cell office:value-type="float" office:value="2.1501612663269" calcext:value-type="float">
            <text:p>2,1501612663269</text:p>
          </table:table-cell>
          <table:table-cell office:value-type="float" office:value="2.6913174986839" calcext:value-type="float">
            <text:p>2,6913174986839</text:p>
          </table:table-cell>
          <table:table-cell office:value-type="float" office:value="116.97798929397" calcext:value-type="float">
            <text:p>116,9779892939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138</text:p>
          </table:table-cell>
          <table:table-cell office:value-type="float" office:value="2.2501584887505" calcext:value-type="float">
            <text:p>2,2501584887505</text:p>
          </table:table-cell>
          <table:table-cell office:value-type="float" office:value="1.5800249576569" calcext:value-type="float">
            <text:p>1,5800249576569</text:p>
          </table:table-cell>
          <table:table-cell office:value-type="float" office:value="-13.181644450327" calcext:value-type="float">
            <text:p>-13,18164445032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149</text:p>
          </table:table-cell>
          <table:table-cell office:value-type="float" office:value="5.0891089439392" calcext:value-type="float">
            <text:p>5,0891089439392</text:p>
          </table:table-cell>
          <table:table-cell office:value-type="float" office:value="0.68660728633404" calcext:value-type="float">
            <text:p>0,68660728633404</text:p>
          </table:table-cell>
          <table:table-cell office:value-type="float" office:value="125.7426146489" calcext:value-type="float">
            <text:p>125,742614648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160</text:p>
          </table:table-cell>
          <table:table-cell office:value-type="float" office:value="2.5225004553795" calcext:value-type="float">
            <text:p>2,5225004553795</text:p>
          </table:table-cell>
          <table:table-cell office:value-type="float" office:value="3.3248466253281" calcext:value-type="float">
            <text:p>3,3248466253281</text:p>
          </table:table-cell>
          <table:table-cell office:value-type="float" office:value="39.421345018277" calcext:value-type="float">
            <text:p>39,42134501827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171</text:p>
          </table:table-cell>
          <table:table-cell office:value-type="float" office:value="8.12828540802" calcext:value-type="float">
            <text:p>8,12828540802</text:p>
          </table:table-cell>
          <table:table-cell office:value-type="float" office:value="0.20664762705564" calcext:value-type="float">
            <text:p>0,20664762705564</text:p>
          </table:table-cell>
          <table:table-cell office:value-type="float" office:value="46.688091603054" calcext:value-type="float">
            <text:p>46,68809160305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182</text:p>
          </table:table-cell>
          <table:table-cell office:value-type="float" office:value="9.361664056778" calcext:value-type="float">
            <text:p>9,361664056778</text:p>
          </table:table-cell>
          <table:table-cell office:value-type="float" office:value="0.77357403934002" calcext:value-type="float">
            <text:p>0,77357403934002</text:p>
          </table:table-cell>
          <table:table-cell office:value-type="float" office:value="131.03407659348" calcext:value-type="float">
            <text:p>131,0340765934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193</text:p>
          </table:table-cell>
          <table:table-cell office:value-type="float" office:value="-1.5850180387497" calcext:value-type="float">
            <text:p>-1,5850180387497</text:p>
          </table:table-cell>
          <table:table-cell office:value-type="float" office:value="3.6067241430283" calcext:value-type="float">
            <text:p>3,6067241430283</text:p>
          </table:table-cell>
          <table:table-cell office:value-type="float" office:value="27.000270831357" calcext:value-type="float">
            <text:p>27,00027083135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204</text:p>
          </table:table-cell>
          <table:table-cell office:value-type="float" office:value="1.215597614646" calcext:value-type="float">
            <text:p>1,215597614646</text:p>
          </table:table-cell>
          <table:table-cell office:value-type="float" office:value="5.5249989032745" calcext:value-type="float">
            <text:p>5,5249989032745</text:p>
          </table:table-cell>
          <table:table-cell office:value-type="float" office:value="-108.02174829374" calcext:value-type="float">
            <text:p>-108,0217482937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215</text:p>
          </table:table-cell>
          <table:table-cell office:value-type="float" office:value="2.1009346842766" calcext:value-type="float">
            <text:p>2,1009346842766</text:p>
          </table:table-cell>
          <table:table-cell office:value-type="float" office:value="3.266998231411" calcext:value-type="float">
            <text:p>3,266998231411</text:p>
          </table:table-cell>
          <table:table-cell office:value-type="float" office:value="37.651158821811" calcext:value-type="float">
            <text:p>37,65115882181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226</text:p>
          </table:table-cell>
          <table:table-cell office:value-type="float" office:value="2.7700436115265" calcext:value-type="float">
            <text:p>2,7700436115265</text:p>
          </table:table-cell>
          <table:table-cell office:value-type="float" office:value="2.8788205981255" calcext:value-type="float">
            <text:p>2,8788205981255</text:p>
          </table:table-cell>
          <table:table-cell office:value-type="float" office:value="-48.550764466547" calcext:value-type="float">
            <text:p>-48,55076446654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237</text:p>
          </table:table-cell>
          <table:table-cell office:value-type="float" office:value="6.1271774768829" calcext:value-type="float">
            <text:p>6,1271774768829</text:p>
          </table:table-cell>
          <table:table-cell office:value-type="float" office:value="1.1133144050837" calcext:value-type="float">
            <text:p>1,1133144050837</text:p>
          </table:table-cell>
          <table:table-cell office:value-type="float" office:value="143.8471769831" calcext:value-type="float">
            <text:p>143,847176983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248</text:p>
          </table:table-cell>
          <table:table-cell office:value-type="float" office:value="6.9574552774429" calcext:value-type="float">
            <text:p>6,9574552774429</text:p>
          </table:table-cell>
          <table:table-cell office:value-type="float" office:value="2.8877085447311" calcext:value-type="float">
            <text:p>2,8877085447311</text:p>
          </table:table-cell>
          <table:table-cell office:value-type="float" office:value="171.23628270095" calcext:value-type="float">
            <text:p>171,2362827009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259</text:p>
          </table:table-cell>
          <table:table-cell office:value-type="float" office:value="9.010106921196" calcext:value-type="float">
            <text:p>9,010106921196</text:p>
          </table:table-cell>
          <table:table-cell office:value-type="float" office:value="3.0017349123955" calcext:value-type="float">
            <text:p>3,0017349123955</text:p>
          </table:table-cell>
          <table:table-cell office:value-type="float" office:value="-61.509114162178" calcext:value-type="float">
            <text:p>-61,50911416217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270</text:p>
          </table:table-cell>
          <table:table-cell office:value-type="float" office:value="-0.16252066940069" calcext:value-type="float">
            <text:p>-0,16252066940069</text:p>
          </table:table-cell>
          <table:table-cell office:value-type="float" office:value="4.2478528618813" calcext:value-type="float">
            <text:p>4,2478528618813</text:p>
          </table:table-cell>
          <table:table-cell office:value-type="float" office:value="-170.41241743003" calcext:value-type="float">
            <text:p>-170,4124174300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281</text:p>
          </table:table-cell>
          <table:table-cell office:value-type="float" office:value="0.11380707845092" calcext:value-type="float">
            <text:p>0,11380707845092</text:p>
          </table:table-cell>
          <table:table-cell office:value-type="float" office:value="7.0994997024536" calcext:value-type="float">
            <text:p>7,0994997024536</text:p>
          </table:table-cell>
          <table:table-cell office:value-type="float" office:value="-139.17286228982" calcext:value-type="float">
            <text:p>-139,1728622898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292</text:p>
          </table:table-cell>
          <table:table-cell office:value-type="float" office:value="5.3593242168427" calcext:value-type="float">
            <text:p>5,3593242168427</text:p>
          </table:table-cell>
          <table:table-cell office:value-type="float" office:value="2.3669822514057" calcext:value-type="float">
            <text:p>2,3669822514057</text:p>
          </table:table-cell>
          <table:table-cell office:value-type="float" office:value="117.8707787945" calcext:value-type="float">
            <text:p>117,870778794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03</text:p>
          </table:table-cell>
          <table:table-cell office:value-type="float" office:value="2.9714065790176" calcext:value-type="float">
            <text:p>2,9714065790176</text:p>
          </table:table-cell>
          <table:table-cell office:value-type="float" office:value="5.666229724884" calcext:value-type="float">
            <text:p>5,666229724884</text:p>
          </table:table-cell>
          <table:table-cell office:value-type="float" office:value="72.488273784613" calcext:value-type="float">
            <text:p>72,48827378461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14</text:p>
          </table:table-cell>
          <table:table-cell office:value-type="float" office:value="8.1032007932663" calcext:value-type="float">
            <text:p>8,1032007932663</text:p>
          </table:table-cell>
          <table:table-cell office:value-type="float" office:value="7.5399160385132" calcext:value-type="float">
            <text:p>7,5399160385132</text:p>
          </table:table-cell>
          <table:table-cell office:value-type="float" office:value="123.93292651814" calcext:value-type="float">
            <text:p>123,932926518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25</text:p>
          </table:table-cell>
          <table:table-cell office:value-type="float" office:value="6.1034190654755" calcext:value-type="float">
            <text:p>6,1034190654755</text:p>
          </table:table-cell>
          <table:table-cell office:value-type="float" office:value="5.3002160787582" calcext:value-type="float">
            <text:p>5,3002160787582</text:p>
          </table:table-cell>
          <table:table-cell office:value-type="float" office:value="-111.15478710004" calcext:value-type="float">
            <text:p>-111,1547871000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36</text:p>
          </table:table-cell>
          <table:table-cell office:value-type="float" office:value="10.085003376007" calcext:value-type="float">
            <text:p>10,085003376007</text:p>
          </table:table-cell>
          <table:table-cell office:value-type="float" office:value="6.5104979276657" calcext:value-type="float">
            <text:p>6,5104979276657</text:p>
          </table:table-cell>
          <table:table-cell office:value-type="float" office:value="157.57293913774" calcext:value-type="float">
            <text:p>157,5729391377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47</text:p>
          </table:table-cell>
          <table:table-cell office:value-type="float" office:value="0.54377146065235" calcext:value-type="float">
            <text:p>0,54377146065235</text:p>
          </table:table-cell>
          <table:table-cell office:value-type="float" office:value="5.1929903030396" calcext:value-type="float">
            <text:p>5,1929903030396</text:p>
          </table:table-cell>
          <table:table-cell office:value-type="float" office:value="171.44285038019" calcext:value-type="float">
            <text:p>171,4428503801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58</text:p>
          </table:table-cell>
          <table:table-cell office:value-type="float" office:value="-1.5650363266468" calcext:value-type="float">
            <text:p>-1,5650363266468</text:p>
          </table:table-cell>
          <table:table-cell office:value-type="float" office:value="9.1763764619827" calcext:value-type="float">
            <text:p>9,1763764619827</text:p>
          </table:table-cell>
          <table:table-cell office:value-type="float" office:value="-104.66524901663" calcext:value-type="float">
            <text:p>-104,6652490166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69</text:p>
          </table:table-cell>
          <table:table-cell office:value-type="float" office:value="3.9418530464172" calcext:value-type="float">
            <text:p>3,9418530464172</text:p>
          </table:table-cell>
          <table:table-cell office:value-type="float" office:value="3.5324695706367" calcext:value-type="float">
            <text:p>3,5324695706367</text:p>
          </table:table-cell>
          <table:table-cell office:value-type="float" office:value="-33.641645862798" calcext:value-type="float">
            <text:p>-33,64164586279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80</text:p>
          </table:table-cell>
          <table:table-cell office:value-type="float" office:value="4.4304448366165" calcext:value-type="float">
            <text:p>4,4304448366165</text:p>
          </table:table-cell>
          <table:table-cell office:value-type="float" office:value="6.0875505208969" calcext:value-type="float">
            <text:p>6,0875505208969</text:p>
          </table:table-cell>
          <table:table-cell office:value-type="float" office:value="-175.92973162414" calcext:value-type="float">
            <text:p>-175,9297316241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391</text:p>
          </table:table-cell>
          <table:table-cell office:value-type="float" office:value="3.3996334671974" calcext:value-type="float">
            <text:p>3,3996334671974</text:p>
          </table:table-cell>
          <table:table-cell office:value-type="float" office:value="5.8024114370346" calcext:value-type="float">
            <text:p>5,8024114370346</text:p>
          </table:table-cell>
          <table:table-cell office:value-type="float" office:value="-49.492438507688" calcext:value-type="float">
            <text:p>-49,49243850768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402</text:p>
          </table:table-cell>
          <table:table-cell office:value-type="float" office:value="7.5811737775803" calcext:value-type="float">
            <text:p>7,5811737775803</text:p>
          </table:table-cell>
          <table:table-cell office:value-type="float" office:value="3.9197489619255" calcext:value-type="float">
            <text:p>3,9197489619255</text:p>
          </table:table-cell>
          <table:table-cell office:value-type="float" office:value="59.479122708558" calcext:value-type="float">
            <text:p>59,47912270855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413</text:p>
          </table:table-cell>
          <table:table-cell office:value-type="float" office:value="10.077757835388" calcext:value-type="float">
            <text:p>10,077757835388</text:p>
          </table:table-cell>
          <table:table-cell office:value-type="float" office:value="9.1804963350296" calcext:value-type="float">
            <text:p>9,1804963350296</text:p>
          </table:table-cell>
          <table:table-cell office:value-type="float" office:value="125.53577362352" calcext:value-type="float">
            <text:p>125,5357736235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424</text:p>
          </table:table-cell>
          <table:table-cell office:value-type="float" office:value="-0.53404975682497" calcext:value-type="float">
            <text:p>-0,53404975682497</text:p>
          </table:table-cell>
          <table:table-cell office:value-type="float" office:value="9.3126183748245" calcext:value-type="float">
            <text:p>9,3126183748245</text:p>
          </table:table-cell>
          <table:table-cell office:value-type="float" office:value="-23.984837494079" calcext:value-type="float">
            <text:p>-23,98483749407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435</text:p>
          </table:table-cell>
          <table:table-cell office:value-type="float" office:value="-1.5850207209587" calcext:value-type="float">
            <text:p>-1,5850207209587</text:p>
          </table:table-cell>
          <table:table-cell office:value-type="float" office:value="9.7814673185349" calcext:value-type="float">
            <text:p>9,7814673185349</text:p>
          </table:table-cell>
          <table:table-cell office:value-type="float" office:value="152.82606471116" calcext:value-type="float">
            <text:p>152,8260647111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446</text:p>
          </table:table-cell>
          <table:table-cell office:value-type="float" office:value="2.0269727706909" calcext:value-type="float">
            <text:p>2,0269727706909</text:p>
          </table:table-cell>
          <table:table-cell office:value-type="float" office:value="4.5125961303711" calcext:value-type="float">
            <text:p>4,5125961303711</text:p>
          </table:table-cell>
          <table:table-cell office:value-type="float" office:value="2.2415133181271" calcext:value-type="float">
            <text:p>2,241513318127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457</text:p>
          </table:table-cell>
          <table:table-cell office:value-type="float" office:value="-0.30423510819674" calcext:value-type="float">
            <text:p>-0,30423510819674</text:p>
          </table:table-cell>
          <table:table-cell office:value-type="float" office:value="9.0760409832001" calcext:value-type="float">
            <text:p>9,0760409832001</text:p>
          </table:table-cell>
          <table:table-cell office:value-type="float" office:value="146.80687333368" calcext:value-type="float">
            <text:p>146,8068733336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468</text:p>
          </table:table-cell>
          <table:table-cell office:value-type="float" office:value="0.87241902947426" calcext:value-type="float">
            <text:p>0,87241902947426</text:p>
          </table:table-cell>
          <table:table-cell office:value-type="float" office:value="9.5875406265259" calcext:value-type="float">
            <text:p>9,5875406265259</text:p>
          </table:table-cell>
          <table:table-cell office:value-type="float" office:value="-21.350923617175" calcext:value-type="float">
            <text:p>-21,35092361717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479</text:p>
          </table:table-cell>
          <table:table-cell office:value-type="float" office:value="4.8969388008118" calcext:value-type="float">
            <text:p>4,8969388008118</text:p>
          </table:table-cell>
          <table:table-cell office:value-type="float" office:value="11.051023006439" calcext:value-type="float">
            <text:p>11,051023006439</text:p>
          </table:table-cell>
          <table:table-cell office:value-type="float" office:value="-19.262077322431" calcext:value-type="float">
            <text:p>-19,26207732243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490</text:p>
          </table:table-cell>
          <table:table-cell office:value-type="float" office:value="8.5497963428497" calcext:value-type="float">
            <text:p>8,5497963428497</text:p>
          </table:table-cell>
          <table:table-cell office:value-type="float" office:value="7.0161616802216" calcext:value-type="float">
            <text:p>7,0161616802216</text:p>
          </table:table-cell>
          <table:table-cell office:value-type="float" office:value="29.062090026345" calcext:value-type="float">
            <text:p>29,06209002634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501</text:p>
          </table:table-cell>
          <table:table-cell office:value-type="float" office:value="-0.3613181039691" calcext:value-type="float">
            <text:p>-0,3613181039691</text:p>
          </table:table-cell>
          <table:table-cell office:value-type="float" office:value="10.526653528214" calcext:value-type="float">
            <text:p>10,526653528214</text:p>
          </table:table-cell>
          <table:table-cell office:value-type="float" office:value="162.03811669805" calcext:value-type="float">
            <text:p>162,0381166980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512</text:p>
          </table:table-cell>
          <table:table-cell office:value-type="float" office:value="3.0378311872482" calcext:value-type="float">
            <text:p>3,0378311872482</text:p>
          </table:table-cell>
          <table:table-cell office:value-type="float" office:value="11.085007190704" calcext:value-type="float">
            <text:p>11,085007190704</text:p>
          </table:table-cell>
          <table:table-cell office:value-type="float" office:value="-145.47063438756" calcext:value-type="float">
            <text:p>-145,4706343875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523</text:p>
          </table:table-cell>
          <table:table-cell office:value-type="float" office:value="1.7613565921783" calcext:value-type="float">
            <text:p>1,7613565921783</text:p>
          </table:table-cell>
          <table:table-cell office:value-type="float" office:value="8.7268173694611" calcext:value-type="float">
            <text:p>8,7268173694611</text:p>
          </table:table-cell>
          <table:table-cell office:value-type="float" office:value="79.025353595709" calcext:value-type="float">
            <text:p>79,02535359570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534</text:p>
          </table:table-cell>
          <table:table-cell office:value-type="float" office:value="2.7932259440422" calcext:value-type="float">
            <text:p>2,7932259440422</text:p>
          </table:table-cell>
          <table:table-cell office:value-type="float" office:value="10.79696893692" calcext:value-type="float">
            <text:p>10,79696893692</text:p>
          </table:table-cell>
          <table:table-cell office:value-type="float" office:value="52.524404161295" calcext:value-type="float">
            <text:p>52,52440416129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545</text:p>
          </table:table-cell>
          <table:table-cell office:value-type="float" office:value="1.0773657262325" calcext:value-type="float">
            <text:p>1,0773657262325</text:p>
          </table:table-cell>
          <table:table-cell office:value-type="float" office:value="8.6367845535278" calcext:value-type="float">
            <text:p>8,6367845535278</text:p>
          </table:table-cell>
          <table:table-cell office:value-type="float" office:value="-142.99548507496" calcext:value-type="float">
            <text:p>-142,9954850749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556</text:p>
          </table:table-cell>
          <table:table-cell office:value-type="float" office:value="6.6022491455078" calcext:value-type="float">
            <text:p>6,6022491455078</text:p>
          </table:table-cell>
          <table:table-cell office:value-type="float" office:value="9.2538577318192" calcext:value-type="float">
            <text:p>9,2538577318192</text:p>
          </table:table-cell>
          <table:table-cell office:value-type="float" office:value="114.2520175618" calcext:value-type="float">
            <text:p>114,252017561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567</text:p>
          </table:table-cell>
          <table:table-cell office:value-type="float" office:value="7.4534553289413" calcext:value-type="float">
            <text:p>7,4534553289413</text:p>
          </table:table-cell>
          <table:table-cell office:value-type="float" office:value="11.085023880005" calcext:value-type="float">
            <text:p>11,085023880005</text:p>
          </table:table-cell>
          <table:table-cell office:value-type="float" office:value="-136.58051581899" calcext:value-type="float">
            <text:p>-136,5805158189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578</text:p>
          </table:table-cell>
          <table:table-cell office:value-type="float" office:value="-1.5946507453918" calcext:value-type="float">
            <text:p>-1,5946507453918</text:p>
          </table:table-cell>
          <table:table-cell office:value-type="float" office:value="11.034772396088" calcext:value-type="float">
            <text:p>11,034772396088</text:p>
          </table:table-cell>
          <table:table-cell office:value-type="float" office:value="-86.986518969202" calcext:value-type="float">
            <text:p>-86,98651896920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0</text:p>
          </table:table-cell>
          <table:table-cell office:value-type="string" calcext:value-type="string">
            <text:p>589</text:p>
          </table:table-cell>
          <table:table-cell office:value-type="float" office:value="2.3711128532887" calcext:value-type="float">
            <text:p>2,3711128532887</text:p>
          </table:table-cell>
          <table:table-cell office:value-type="float" office:value="9.7777956724167" calcext:value-type="float">
            <text:p>9,7777956724167</text:p>
          </table:table-cell>
          <table:table-cell office:value-type="float" office:value="-87.490227571718" calcext:value-type="float">
            <text:p>-87,49022757171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15</text:p>
          </table:table-cell>
          <table:table-cell office:value-type="float" office:value="-0.7018368691206" calcext:value-type="float">
            <text:p>-0,7018368691206</text:p>
          </table:table-cell>
          <table:table-cell office:value-type="float" office:value="2.9720017313957" calcext:value-type="float">
            <text:p>2,9720017313957</text:p>
          </table:table-cell>
          <table:table-cell office:value-type="float" office:value="82.993683541656" calcext:value-type="float">
            <text:p>82,99368354165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50</text:p>
          </table:table-cell>
          <table:table-cell office:value-type="float" office:value="1.9595994055271" calcext:value-type="float">
            <text:p>1,9595994055271</text:p>
          </table:table-cell>
          <table:table-cell office:value-type="float" office:value="0.6729930639267" calcext:value-type="float">
            <text:p>0,6729930639267</text:p>
          </table:table-cell>
          <table:table-cell office:value-type="float" office:value="168.5261787123" calcext:value-type="float">
            <text:p>168,526178712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61</text:p>
          </table:table-cell>
          <table:table-cell office:value-type="float" office:value="-0.35509623587132" calcext:value-type="float">
            <text:p>-0,35509623587132</text:p>
          </table:table-cell>
          <table:table-cell office:value-type="float" office:value="-0.53797014057636" calcext:value-type="float">
            <text:p>-0,53797014057636</text:p>
          </table:table-cell>
          <table:table-cell office:value-type="float" office:value="-177.80938269986" calcext:value-type="float">
            <text:p>-177,8093826998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72</text:p>
          </table:table-cell>
          <table:table-cell office:value-type="float" office:value="6.2627452611923" calcext:value-type="float">
            <text:p>6,2627452611923</text:p>
          </table:table-cell>
          <table:table-cell office:value-type="float" office:value="0.16625516116619" calcext:value-type="float">
            <text:p>0,16625516116619</text:p>
          </table:table-cell>
          <table:table-cell office:value-type="float" office:value="142.75198833198" calcext:value-type="float">
            <text:p>142,7519883319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83</text:p>
          </table:table-cell>
          <table:table-cell office:value-type="float" office:value="3.8820463418961" calcext:value-type="float">
            <text:p>3,8820463418961</text:p>
          </table:table-cell>
          <table:table-cell office:value-type="float" office:value="1.5945681929588" calcext:value-type="float">
            <text:p>1,5945681929588</text:p>
          </table:table-cell>
          <table:table-cell office:value-type="float" office:value="177.93614697304" calcext:value-type="float">
            <text:p>177,9361469730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94</text:p>
          </table:table-cell>
          <table:table-cell office:value-type="float" office:value="6.9244849681854" calcext:value-type="float">
            <text:p>6,9244849681854</text:p>
          </table:table-cell>
          <table:table-cell office:value-type="float" office:value="0.41798181831837" calcext:value-type="float">
            <text:p>0,41798181831837</text:p>
          </table:table-cell>
          <table:table-cell office:value-type="float" office:value="-116.25069721489" calcext:value-type="float">
            <text:p>-116,2506972148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105</text:p>
          </table:table-cell>
          <table:table-cell office:value-type="float" office:value="10.023846626282" calcext:value-type="float">
            <text:p>10,023846626282</text:p>
          </table:table-cell>
          <table:table-cell office:value-type="float" office:value="2.4609103798866" calcext:value-type="float">
            <text:p>2,4609103798866</text:p>
          </table:table-cell>
          <table:table-cell office:value-type="float" office:value="76.28481251419" calcext:value-type="float">
            <text:p>76,2848125141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116</text:p>
          </table:table-cell>
          <table:table-cell office:value-type="float" office:value="-1.5850110352039" calcext:value-type="float">
            <text:p>-1,5850110352039</text:p>
          </table:table-cell>
          <table:table-cell office:value-type="float" office:value="0.90068057179451" calcext:value-type="float">
            <text:p>0,90068057179451</text:p>
          </table:table-cell>
          <table:table-cell office:value-type="float" office:value="-1.2160456579202" calcext:value-type="float">
            <text:p>-1,216045657920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127</text:p>
          </table:table-cell>
          <table:table-cell office:value-type="float" office:value="2.3295216262341" calcext:value-type="float">
            <text:p>2,3295216262341</text:p>
          </table:table-cell>
          <table:table-cell office:value-type="float" office:value="2.3372152447701" calcext:value-type="float">
            <text:p>2,3372152447701</text:p>
          </table:table-cell>
          <table:table-cell office:value-type="float" office:value="116.96668643101" calcext:value-type="float">
            <text:p>116,9666864310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138</text:p>
          </table:table-cell>
          <table:table-cell office:value-type="float" office:value="1.8627034127712" calcext:value-type="float">
            <text:p>1,8627034127712</text:p>
          </table:table-cell>
          <table:table-cell office:value-type="float" office:value="1.6705052554607" calcext:value-type="float">
            <text:p>1,6705052554607</text:p>
          </table:table-cell>
          <table:table-cell office:value-type="float" office:value="-13.238580743219" calcext:value-type="float">
            <text:p>-13,23858074321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149</text:p>
          </table:table-cell>
          <table:table-cell office:value-type="float" office:value="5.1404368877411" calcext:value-type="float">
            <text:p>5,1404368877411</text:p>
          </table:table-cell>
          <table:table-cell office:value-type="float" office:value="0.48836208879948" calcext:value-type="float">
            <text:p>0,48836208879948</text:p>
          </table:table-cell>
          <table:table-cell office:value-type="float" office:value="103.46714554319" calcext:value-type="float">
            <text:p>103,4671455431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160</text:p>
          </table:table-cell>
          <table:table-cell office:value-type="float" office:value="2.6002013683319" calcext:value-type="float">
            <text:p>2,6002013683319</text:p>
          </table:table-cell>
          <table:table-cell office:value-type="float" office:value="3.3900195360184" calcext:value-type="float">
            <text:p>3,3900195360184</text:p>
          </table:table-cell>
          <table:table-cell office:value-type="float" office:value="40.161525367931" calcext:value-type="float">
            <text:p>40,16152536793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171</text:p>
          </table:table-cell>
          <table:table-cell office:value-type="float" office:value="7.9846090078354" calcext:value-type="float">
            <text:p>7,9846090078354</text:p>
          </table:table-cell>
          <table:table-cell office:value-type="float" office:value="0.044976780191064" calcext:value-type="float">
            <text:p>0,044976780191064</text:p>
          </table:table-cell>
          <table:table-cell office:value-type="float" office:value="54.728059252356" calcext:value-type="float">
            <text:p>54,72805925235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182</text:p>
          </table:table-cell>
          <table:table-cell office:value-type="float" office:value="9.6487522125244" calcext:value-type="float">
            <text:p>9,6487522125244</text:p>
          </table:table-cell>
          <table:table-cell office:value-type="float" office:value="0.54675210267305" calcext:value-type="float">
            <text:p>0,54675210267305</text:p>
          </table:table-cell>
          <table:table-cell office:value-type="float" office:value="145.03604135696" calcext:value-type="float">
            <text:p>145,0360413569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193</text:p>
          </table:table-cell>
          <table:table-cell office:value-type="float" office:value="-1.5850088000298" calcext:value-type="float">
            <text:p>-1,5850088000298</text:p>
          </table:table-cell>
          <table:table-cell office:value-type="float" office:value="3.377710878849" calcext:value-type="float">
            <text:p>3,377710878849</text:p>
          </table:table-cell>
          <table:table-cell office:value-type="float" office:value="67.407561715241" calcext:value-type="float">
            <text:p>67,40756171524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204</text:p>
          </table:table-cell>
          <table:table-cell office:value-type="float" office:value="1.3533027470112" calcext:value-type="float">
            <text:p>1,3533027470112</text:p>
          </table:table-cell>
          <table:table-cell office:value-type="float" office:value="5.8335185050964" calcext:value-type="float">
            <text:p>5,8335185050964</text:p>
          </table:table-cell>
          <table:table-cell office:value-type="float" office:value="-118.07566539497" calcext:value-type="float">
            <text:p>-118,0756653949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215</text:p>
          </table:table-cell>
          <table:table-cell office:value-type="float" office:value="1.7742528021336" calcext:value-type="float">
            <text:p>1,7742528021336</text:p>
          </table:table-cell>
          <table:table-cell office:value-type="float" office:value="3.1042349338531" calcext:value-type="float">
            <text:p>3,1042349338531</text:p>
          </table:table-cell>
          <table:table-cell office:value-type="float" office:value="23.164934033801" calcext:value-type="float">
            <text:p>23,16493403380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226</text:p>
          </table:table-cell>
          <table:table-cell office:value-type="float" office:value="2.8477984666824" calcext:value-type="float">
            <text:p>2,8477984666824</text:p>
          </table:table-cell>
          <table:table-cell office:value-type="float" office:value="2.7742704749107" calcext:value-type="float">
            <text:p>2,7742704749107</text:p>
          </table:table-cell>
          <table:table-cell office:value-type="float" office:value="-56.456505492994" calcext:value-type="float">
            <text:p>-56,45650549299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237</text:p>
          </table:table-cell>
          <table:table-cell office:value-type="float" office:value="6.2625563144684" calcext:value-type="float">
            <text:p>6,2625563144684</text:p>
          </table:table-cell>
          <table:table-cell office:value-type="float" office:value="0.85038974881172" calcext:value-type="float">
            <text:p>0,85038974881172</text:p>
          </table:table-cell>
          <table:table-cell office:value-type="float" office:value="112.06748303334" calcext:value-type="float">
            <text:p>112,0674830333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248</text:p>
          </table:table-cell>
          <table:table-cell office:value-type="float" office:value="7.2254532575607" calcext:value-type="float">
            <text:p>7,2254532575607</text:p>
          </table:table-cell>
          <table:table-cell office:value-type="float" office:value="2.8729751706123" calcext:value-type="float">
            <text:p>2,8729751706123</text:p>
          </table:table-cell>
          <table:table-cell office:value-type="float" office:value="178.04592278353" calcext:value-type="float">
            <text:p>178,0459227835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259</text:p>
          </table:table-cell>
          <table:table-cell office:value-type="float" office:value="8.9031112194061" calcext:value-type="float">
            <text:p>8,9031112194061</text:p>
          </table:table-cell>
          <table:table-cell office:value-type="float" office:value="3.239232301712" calcext:value-type="float">
            <text:p>3,239232301712</text:p>
          </table:table-cell>
          <table:table-cell office:value-type="float" office:value="-66.507002350631" calcext:value-type="float">
            <text:p>-66,50700235063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270</text:p>
          </table:table-cell>
          <table:table-cell office:value-type="float" office:value="0.15387931838632" calcext:value-type="float">
            <text:p>0,15387931838632</text:p>
          </table:table-cell>
          <table:table-cell office:value-type="float" office:value="4.3997240066528" calcext:value-type="float">
            <text:p>4,3997240066528</text:p>
          </table:table-cell>
          <table:table-cell office:value-type="float" office:value="-149.51004799764" calcext:value-type="float">
            <text:p>-149,5100479976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281</text:p>
          </table:table-cell>
          <table:table-cell office:value-type="float" office:value="0.27865204960108" calcext:value-type="float">
            <text:p>0,27865204960108</text:p>
          </table:table-cell>
          <table:table-cell office:value-type="float" office:value="7.3966282606125" calcext:value-type="float">
            <text:p>7,3966282606125</text:p>
          </table:table-cell>
          <table:table-cell office:value-type="float" office:value="-113.276411014" calcext:value-type="float">
            <text:p>-113,27641101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292</text:p>
          </table:table-cell>
          <table:table-cell office:value-type="float" office:value="5.4712074995041" calcext:value-type="float">
            <text:p>5,4712074995041</text:p>
          </table:table-cell>
          <table:table-cell office:value-type="float" office:value="2.155360430479" calcext:value-type="float">
            <text:p>2,155360430479</text:p>
          </table:table-cell>
          <table:table-cell office:value-type="float" office:value="119.91420521098" calcext:value-type="float">
            <text:p>119,9142052109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03</text:p>
          </table:table-cell>
          <table:table-cell office:value-type="float" office:value="2.7601933479309" calcext:value-type="float">
            <text:p>2,7601933479309</text:p>
          </table:table-cell>
          <table:table-cell office:value-type="float" office:value="5.4317820072174" calcext:value-type="float">
            <text:p>5,4317820072174</text:p>
          </table:table-cell>
          <table:table-cell office:value-type="float" office:value="41.672487167796" calcext:value-type="float">
            <text:p>41,67248716779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14</text:p>
          </table:table-cell>
          <table:table-cell office:value-type="float" office:value="8.1278926134109" calcext:value-type="float">
            <text:p>8,1278926134109</text:p>
          </table:table-cell>
          <table:table-cell office:value-type="float" office:value="7.4588650465012" calcext:value-type="float">
            <text:p>7,4588650465012</text:p>
          </table:table-cell>
          <table:table-cell office:value-type="float" office:value="104.88098745893" calcext:value-type="float">
            <text:p>104,8809874589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25</text:p>
          </table:table-cell>
          <table:table-cell office:value-type="float" office:value="6.1959302425385" calcext:value-type="float">
            <text:p>6,1959302425385</text:p>
          </table:table-cell>
          <table:table-cell office:value-type="float" office:value="5.6125110387802" calcext:value-type="float">
            <text:p>5,6125110387802</text:p>
          </table:table-cell>
          <table:table-cell office:value-type="float" office:value="-105.24696377432" calcext:value-type="float">
            <text:p>-105,2469637743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36</text:p>
          </table:table-cell>
          <table:table-cell office:value-type="float" office:value="10.084338188171" calcext:value-type="float">
            <text:p>10,084338188171</text:p>
          </table:table-cell>
          <table:table-cell office:value-type="float" office:value="6.3129764795303" calcext:value-type="float">
            <text:p>6,3129764795303</text:p>
          </table:table-cell>
          <table:table-cell office:value-type="float" office:value="145.09330737363" calcext:value-type="float">
            <text:p>145,0933073736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47</text:p>
          </table:table-cell>
          <table:table-cell office:value-type="float" office:value="0.937435105443" calcext:value-type="float">
            <text:p>0,937435105443</text:p>
          </table:table-cell>
          <table:table-cell office:value-type="float" office:value="5.1333111524582" calcext:value-type="float">
            <text:p>5,1333111524582</text:p>
          </table:table-cell>
          <table:table-cell office:value-type="float" office:value="171.42634027323" calcext:value-type="float">
            <text:p>171,4263402732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58</text:p>
          </table:table-cell>
          <table:table-cell office:value-type="float" office:value="-1.5740357339382" calcext:value-type="float">
            <text:p>-1,5740357339382</text:p>
          </table:table-cell>
          <table:table-cell office:value-type="float" office:value="8.9253056049347" calcext:value-type="float">
            <text:p>8,9253056049347</text:p>
          </table:table-cell>
          <table:table-cell office:value-type="float" office:value="-94.573097623837" calcext:value-type="float">
            <text:p>-94,57309762383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69</text:p>
          </table:table-cell>
          <table:table-cell office:value-type="float" office:value="3.6368307471275" calcext:value-type="float">
            <text:p>3,6368307471275</text:p>
          </table:table-cell>
          <table:table-cell office:value-type="float" office:value="3.5316032171249" calcext:value-type="float">
            <text:p>3,5316032171249</text:p>
          </table:table-cell>
          <table:table-cell office:value-type="float" office:value="8.5209031013926" calcext:value-type="float">
            <text:p>8,520903101392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80</text:p>
          </table:table-cell>
          <table:table-cell office:value-type="float" office:value="4.7058391571045" calcext:value-type="float">
            <text:p>4,7058391571045</text:p>
          </table:table-cell>
          <table:table-cell office:value-type="float" office:value="5.9454256296158" calcext:value-type="float">
            <text:p>5,9454256296158</text:p>
          </table:table-cell>
          <table:table-cell office:value-type="float" office:value="144.7700072246" calcext:value-type="float">
            <text:p>144,770007224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391</text:p>
          </table:table-cell>
          <table:table-cell office:value-type="float" office:value="3.1302636861801" calcext:value-type="float">
            <text:p>3,1302636861801</text:p>
          </table:table-cell>
          <table:table-cell office:value-type="float" office:value="6.0492324829102" calcext:value-type="float">
            <text:p>6,0492324829102</text:p>
          </table:table-cell>
          <table:table-cell office:value-type="float" office:value="-41.890716476805" calcext:value-type="float">
            <text:p>-41,89071647680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402</text:p>
          </table:table-cell>
          <table:table-cell office:value-type="float" office:value="7.4976009130478" calcext:value-type="float">
            <text:p>7,4976009130478</text:p>
          </table:table-cell>
          <table:table-cell office:value-type="float" office:value="3.7310427427292" calcext:value-type="float">
            <text:p>3,7310427427292</text:p>
          </table:table-cell>
          <table:table-cell office:value-type="float" office:value="66.758972823999" calcext:value-type="float">
            <text:p>66,75897282399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413</text:p>
          </table:table-cell>
          <table:table-cell office:value-type="float" office:value="10.055601596832" calcext:value-type="float">
            <text:p>10,055601596832</text:p>
          </table:table-cell>
          <table:table-cell office:value-type="float" office:value="8.8798916339874" calcext:value-type="float">
            <text:p>8,8798916339874</text:p>
          </table:table-cell>
          <table:table-cell office:value-type="float" office:value="81.856392751074" calcext:value-type="float">
            <text:p>81,85639275107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424</text:p>
          </table:table-cell>
          <table:table-cell office:value-type="float" office:value="-0.32337628304958" calcext:value-type="float">
            <text:p>-0,32337628304958</text:p>
          </table:table-cell>
          <table:table-cell office:value-type="float" office:value="9.3523263931274" calcext:value-type="float">
            <text:p>9,3523263931274</text:p>
          </table:table-cell>
          <table:table-cell office:value-type="float" office:value="-110.58435470435" calcext:value-type="float">
            <text:p>-110,5843547043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435</text:p>
          </table:table-cell>
          <table:table-cell office:value-type="float" office:value="-1.585029810667" calcext:value-type="float">
            <text:p>-1,585029810667</text:p>
          </table:table-cell>
          <table:table-cell office:value-type="float" office:value="10.043566226959" calcext:value-type="float">
            <text:p>10,043566226959</text:p>
          </table:table-cell>
          <table:table-cell office:value-type="float" office:value="-139.63740039024" calcext:value-type="float">
            <text:p>-139,6374003902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446</text:p>
          </table:table-cell>
          <table:table-cell office:value-type="float" office:value="1.7458887398243" calcext:value-type="float">
            <text:p>1,7458887398243</text:p>
          </table:table-cell>
          <table:table-cell office:value-type="float" office:value="4.3565893173218" calcext:value-type="float">
            <text:p>4,3565893173218</text:p>
          </table:table-cell>
          <table:table-cell office:value-type="float" office:value="36.320622559566" calcext:value-type="float">
            <text:p>36,32062255956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457</text:p>
          </table:table-cell>
          <table:table-cell office:value-type="float" office:value="-0.49831490963697" calcext:value-type="float">
            <text:p>-0,49831490963697</text:p>
          </table:table-cell>
          <table:table-cell office:value-type="float" office:value="9.0726870298386" calcext:value-type="float">
            <text:p>9,0726870298386</text:p>
          </table:table-cell>
          <table:table-cell office:value-type="float" office:value="74.596011714571" calcext:value-type="float">
            <text:p>74,59601171457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468</text:p>
          </table:table-cell>
          <table:table-cell office:value-type="float" office:value="0.66213570535183" calcext:value-type="float">
            <text:p>0,66213570535183</text:p>
          </table:table-cell>
          <table:table-cell office:value-type="float" office:value="9.5479929447174" calcext:value-type="float">
            <text:p>9,5479929447174</text:p>
          </table:table-cell>
          <table:table-cell office:value-type="float" office:value="13.119458203103" calcext:value-type="float">
            <text:p>13,11945820310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479</text:p>
          </table:table-cell>
          <table:table-cell office:value-type="float" office:value="4.5477923750877" calcext:value-type="float">
            <text:p>4,5477923750877</text:p>
          </table:table-cell>
          <table:table-cell office:value-type="float" office:value="11.080076694489" calcext:value-type="float">
            <text:p>11,080076694489</text:p>
          </table:table-cell>
          <table:table-cell office:value-type="float" office:value="-10.027291478625" calcext:value-type="float">
            <text:p>-10,02729147862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490</text:p>
          </table:table-cell>
          <table:table-cell office:value-type="float" office:value="8.5059756040573" calcext:value-type="float">
            <text:p>8,5059756040573</text:p>
          </table:table-cell>
          <table:table-cell office:value-type="float" office:value="7.0194309949875" calcext:value-type="float">
            <text:p>7,0194309949875</text:p>
          </table:table-cell>
          <table:table-cell office:value-type="float" office:value="0.62178607413154" calcext:value-type="float">
            <text:p>0,6217860741315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501</text:p>
          </table:table-cell>
          <table:table-cell office:value-type="float" office:value="-0.13783526606858" calcext:value-type="float">
            <text:p>-0,13783526606858</text:p>
          </table:table-cell>
          <table:table-cell office:value-type="float" office:value="10.361111164093" calcext:value-type="float">
            <text:p>10,361111164093</text:p>
          </table:table-cell>
          <table:table-cell office:value-type="float" office:value="139.43135206866" calcext:value-type="float">
            <text:p>139,4313520686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512</text:p>
          </table:table-cell>
          <table:table-cell office:value-type="float" office:value="3.1040221452713" calcext:value-type="float">
            <text:p>3,1040221452713</text:p>
          </table:table-cell>
          <table:table-cell office:value-type="float" office:value="11.027435064316" calcext:value-type="float">
            <text:p>11,027435064316</text:p>
          </table:table-cell>
          <table:table-cell office:value-type="float" office:value="-163.42884719751" calcext:value-type="float">
            <text:p>-163,4288471975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523</text:p>
          </table:table-cell>
          <table:table-cell office:value-type="float" office:value="1.7059482634068" calcext:value-type="float">
            <text:p>1,7059482634068</text:p>
          </table:table-cell>
          <table:table-cell office:value-type="float" office:value="8.6274683475494" calcext:value-type="float">
            <text:p>8,6274683475494</text:p>
          </table:table-cell>
          <table:table-cell office:value-type="float" office:value="58.163254883639" calcext:value-type="float">
            <text:p>58,16325488363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534</text:p>
          </table:table-cell>
          <table:table-cell office:value-type="float" office:value="2.7890175580978" calcext:value-type="float">
            <text:p>2,7890175580978</text:p>
          </table:table-cell>
          <table:table-cell office:value-type="float" office:value="10.929440259933" calcext:value-type="float">
            <text:p>10,929440259933</text:p>
          </table:table-cell>
          <table:table-cell office:value-type="float" office:value="17.136295130298" calcext:value-type="float">
            <text:p>17,13629513029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545</text:p>
          </table:table-cell>
          <table:table-cell office:value-type="float" office:value="1.2085352838039" calcext:value-type="float">
            <text:p>1,2085352838039</text:p>
          </table:table-cell>
          <table:table-cell office:value-type="float" office:value="8.6846476793289" calcext:value-type="float">
            <text:p>8,6846476793289</text:p>
          </table:table-cell>
          <table:table-cell office:value-type="float" office:value="-163.89270193258" calcext:value-type="float">
            <text:p>-163,8927019325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556</text:p>
          </table:table-cell>
          <table:table-cell office:value-type="float" office:value="6.7081326246262" calcext:value-type="float">
            <text:p>6,7081326246262</text:p>
          </table:table-cell>
          <table:table-cell office:value-type="float" office:value="9.0800619125366" calcext:value-type="float">
            <text:p>9,0800619125366</text:p>
          </table:table-cell>
          <table:table-cell office:value-type="float" office:value="121.95590954677" calcext:value-type="float">
            <text:p>121,9559095467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567</text:p>
          </table:table-cell>
          <table:table-cell office:value-type="float" office:value="7.7586001157761" calcext:value-type="float">
            <text:p>7,7586001157761</text:p>
          </table:table-cell>
          <table:table-cell office:value-type="float" office:value="11.085011959076" calcext:value-type="float">
            <text:p>11,085011959076</text:p>
          </table:table-cell>
          <table:table-cell office:value-type="float" office:value="-155.58783112058" calcext:value-type="float">
            <text:p>-155,5878311205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578</text:p>
          </table:table-cell>
          <table:table-cell office:value-type="float" office:value="-1.5946587920189" calcext:value-type="float">
            <text:p>-1,5946587920189</text:p>
          </table:table-cell>
          <table:table-cell office:value-type="float" office:value="11.03476524353" calcext:value-type="float">
            <text:p>11,03476524353</text:p>
          </table:table-cell>
          <table:table-cell office:value-type="float" office:value="-86.9700156959" calcext:value-type="float">
            <text:p>-86,970015695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1</text:p>
          </table:table-cell>
          <table:table-cell office:value-type="string" calcext:value-type="string">
            <text:p>589</text:p>
          </table:table-cell>
          <table:table-cell office:value-type="float" office:value="2.3871919512749" calcext:value-type="float">
            <text:p>2,3871919512749</text:p>
          </table:table-cell>
          <table:table-cell office:value-type="float" office:value="9.5917290449142" calcext:value-type="float">
            <text:p>9,5917290449142</text:p>
          </table:table-cell>
          <table:table-cell office:value-type="float" office:value="36.59229787292" calcext:value-type="float">
            <text:p>36,5922978729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15</text:p>
          </table:table-cell>
          <table:table-cell office:value-type="float" office:value="-0.66824734210968" calcext:value-type="float">
            <text:p>-0,66824734210968</text:p>
          </table:table-cell>
          <table:table-cell office:value-type="float" office:value="2.7461570501328" calcext:value-type="float">
            <text:p>2,7461570501328</text:p>
          </table:table-cell>
          <table:table-cell office:value-type="float" office:value="100.22607350805" calcext:value-type="float">
            <text:p>100,2260735080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50</text:p>
          </table:table-cell>
          <table:table-cell office:value-type="float" office:value="2.2092506289482" calcext:value-type="float">
            <text:p>2,2092506289482</text:p>
          </table:table-cell>
          <table:table-cell office:value-type="float" office:value="0.72698928415775" calcext:value-type="float">
            <text:p>0,72698928415775</text:p>
          </table:table-cell>
          <table:table-cell office:value-type="float" office:value="-163.95872869309" calcext:value-type="float">
            <text:p>-163,9587286930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61</text:p>
          </table:table-cell>
          <table:table-cell office:value-type="float" office:value="-0.25300184264779" calcext:value-type="float">
            <text:p>-0,25300184264779</text:p>
          </table:table-cell>
          <table:table-cell office:value-type="float" office:value="-0.36804564297199" calcext:value-type="float">
            <text:p>-0,36804564297199</text:p>
          </table:table-cell>
          <table:table-cell office:value-type="float" office:value="-118.69486274233" calcext:value-type="float">
            <text:p>-118,6948627423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72</text:p>
          </table:table-cell>
          <table:table-cell office:value-type="float" office:value="6.343377828598" calcext:value-type="float">
            <text:p>6,343377828598</text:p>
          </table:table-cell>
          <table:table-cell office:value-type="float" office:value="0.013636009534821" calcext:value-type="float">
            <text:p>0,013636009534821</text:p>
          </table:table-cell>
          <table:table-cell office:value-type="float" office:value="118.66521835327" calcext:value-type="float">
            <text:p>118,6652183532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83</text:p>
          </table:table-cell>
          <table:table-cell office:value-type="float" office:value="4.1371709108353" calcext:value-type="float">
            <text:p>4,1371709108353</text:p>
          </table:table-cell>
          <table:table-cell office:value-type="float" office:value="1.4205899834633" calcext:value-type="float">
            <text:p>1,4205899834633</text:p>
          </table:table-cell>
          <table:table-cell office:value-type="float" office:value="137.57486707845" calcext:value-type="float">
            <text:p>137,5748670784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94</text:p>
          </table:table-cell>
          <table:table-cell office:value-type="float" office:value="6.9427132606506" calcext:value-type="float">
            <text:p>6,9427132606506</text:p>
          </table:table-cell>
          <table:table-cell office:value-type="float" office:value="0.66784679889679" calcext:value-type="float">
            <text:p>0,66784679889679</text:p>
          </table:table-cell>
          <table:table-cell office:value-type="float" office:value="-90.820178104814" calcext:value-type="float">
            <text:p>-90,82017810481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105</text:p>
          </table:table-cell>
          <table:table-cell office:value-type="float" office:value="9.8237502574921" calcext:value-type="float">
            <text:p>9,8237502574921</text:p>
          </table:table-cell>
          <table:table-cell office:value-type="float" office:value="2.3162634670734" calcext:value-type="float">
            <text:p>2,3162634670734</text:p>
          </table:table-cell>
          <table:table-cell office:value-type="float" office:value="29.546360301364" calcext:value-type="float">
            <text:p>29,54636030136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116</text:p>
          </table:table-cell>
          <table:table-cell office:value-type="float" office:value="-1.5850147604942" calcext:value-type="float">
            <text:p>-1,5850147604942</text:p>
          </table:table-cell>
          <table:table-cell office:value-type="float" office:value="0.86163200438023" calcext:value-type="float">
            <text:p>0,86163200438023</text:p>
          </table:table-cell>
          <table:table-cell office:value-type="float" office:value="27.063101150428" calcext:value-type="float">
            <text:p>27,06310115042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127</text:p>
          </table:table-cell>
          <table:table-cell office:value-type="float" office:value="2.5095385313034" calcext:value-type="float">
            <text:p>2,5095385313034</text:p>
          </table:table-cell>
          <table:table-cell office:value-type="float" office:value="1.9857224822044" calcext:value-type="float">
            <text:p>1,9857224822044</text:p>
          </table:table-cell>
          <table:table-cell office:value-type="float" office:value="118.07350596045" calcext:value-type="float">
            <text:p>118,0735059604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138</text:p>
          </table:table-cell>
          <table:table-cell office:value-type="float" office:value="1.5916238725185" calcext:value-type="float">
            <text:p>1,5916238725185</text:p>
          </table:table-cell>
          <table:table-cell office:value-type="float" office:value="1.8411555886269" calcext:value-type="float">
            <text:p>1,8411555886269</text:p>
          </table:table-cell>
          <table:table-cell office:value-type="float" office:value="-44.569457412525" calcext:value-type="float">
            <text:p>-44,56945741252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149</text:p>
          </table:table-cell>
          <table:table-cell office:value-type="float" office:value="5.113331079483" calcext:value-type="float">
            <text:p>5,113331079483</text:p>
          </table:table-cell>
          <table:table-cell office:value-type="float" office:value="0.28585974127054" calcext:value-type="float">
            <text:p>0,28585974127054</text:p>
          </table:table-cell>
          <table:table-cell office:value-type="float" office:value="81.218457525703" calcext:value-type="float">
            <text:p>81,21845752570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160</text:p>
          </table:table-cell>
          <table:table-cell office:value-type="float" office:value="2.8592991828918" calcext:value-type="float">
            <text:p>2,8592991828918</text:p>
          </table:table-cell>
          <table:table-cell office:value-type="float" office:value="3.4971278905869" calcext:value-type="float">
            <text:p>3,4971278905869</text:p>
          </table:table-cell>
          <table:table-cell office:value-type="float" office:value="149.28605450187" calcext:value-type="float">
            <text:p>149,2860545018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171</text:p>
          </table:table-cell>
          <table:table-cell office:value-type="float" office:value="7.8857576847076" calcext:value-type="float">
            <text:p>7,8857576847076</text:p>
          </table:table-cell>
          <table:table-cell office:value-type="float" office:value="-0.22538226097822" calcext:value-type="float">
            <text:p>-0,22538226097822</text:p>
          </table:table-cell>
          <table:table-cell office:value-type="float" office:value="67.036815509675" calcext:value-type="float">
            <text:p>67,03681550967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182</text:p>
          </table:table-cell>
          <table:table-cell office:value-type="float" office:value="9.9824732542038" calcext:value-type="float">
            <text:p>9,9824732542038</text:p>
          </table:table-cell>
          <table:table-cell office:value-type="float" office:value="0.39577707648277" calcext:value-type="float">
            <text:p>0,39577707648277</text:p>
          </table:table-cell>
          <table:table-cell office:value-type="float" office:value="159.10056138494" calcext:value-type="float">
            <text:p>159,1005613849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193</text:p>
          </table:table-cell>
          <table:table-cell office:value-type="float" office:value="-1.5142843127251" calcext:value-type="float">
            <text:p>-1,5142843127251</text:p>
          </table:table-cell>
          <table:table-cell office:value-type="float" office:value="3.1426113843918" calcext:value-type="float">
            <text:p>3,1426113843918</text:p>
          </table:table-cell>
          <table:table-cell office:value-type="float" office:value="108.15924823664" calcext:value-type="float">
            <text:p>108,1592482366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204</text:p>
          </table:table-cell>
          <table:table-cell office:value-type="float" office:value="1.577413380146" calcext:value-type="float">
            <text:p>1,577413380146</text:p>
          </table:table-cell>
          <table:table-cell office:value-type="float" office:value="6.0514295101166" calcext:value-type="float">
            <text:p>6,0514295101166</text:p>
          </table:table-cell>
          <table:table-cell office:value-type="float" office:value="-140.29244708407" calcext:value-type="float">
            <text:p>-140,2924470840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215</text:p>
          </table:table-cell>
          <table:table-cell office:value-type="float" office:value="1.4172601699829" calcext:value-type="float">
            <text:p>1,4172601699829</text:p>
          </table:table-cell>
          <table:table-cell office:value-type="float" office:value="3.0274146795273" calcext:value-type="float">
            <text:p>3,0274146795273</text:p>
          </table:table-cell>
          <table:table-cell office:value-type="float" office:value="8.6838729252481" calcext:value-type="float">
            <text:p>8,683872925248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226</text:p>
          </table:table-cell>
          <table:table-cell office:value-type="float" office:value="2.9478925466537" calcext:value-type="float">
            <text:p>2,9478925466537</text:p>
          </table:table-cell>
          <table:table-cell office:value-type="float" office:value="2.5205588340759" calcext:value-type="float">
            <text:p>2,5205588340759</text:p>
          </table:table-cell>
          <table:table-cell office:value-type="float" office:value="26.223462098723" calcext:value-type="float">
            <text:p>26,22346209872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237</text:p>
          </table:table-cell>
          <table:table-cell office:value-type="float" office:value="6.1817729473114" calcext:value-type="float">
            <text:p>6,1817729473114</text:p>
          </table:table-cell>
          <table:table-cell office:value-type="float" office:value="0.60728061944246" calcext:value-type="float">
            <text:p>0,60728061944246</text:p>
          </table:table-cell>
          <table:table-cell office:value-type="float" office:value="64.90428508467" calcext:value-type="float">
            <text:p>64,9042850846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248</text:p>
          </table:table-cell>
          <table:table-cell office:value-type="float" office:value="7.4425929784775" calcext:value-type="float">
            <text:p>7,4425929784775</text:p>
          </table:table-cell>
          <table:table-cell office:value-type="float" office:value="2.9305443167686" calcext:value-type="float">
            <text:p>2,9305443167686</text:p>
          </table:table-cell>
          <table:table-cell office:value-type="float" office:value="-156.89985159856" calcext:value-type="float">
            <text:p>-156,8998515985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259</text:p>
          </table:table-cell>
          <table:table-cell office:value-type="float" office:value="8.8223141431808" calcext:value-type="float">
            <text:p>8,8223141431808</text:p>
          </table:table-cell>
          <table:table-cell office:value-type="float" office:value="3.4956046938896" calcext:value-type="float">
            <text:p>3,4956046938896</text:p>
          </table:table-cell>
          <table:table-cell office:value-type="float" office:value="-75.304251567573" calcext:value-type="float">
            <text:p>-75,30425156757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270</text:p>
          </table:table-cell>
          <table:table-cell office:value-type="float" office:value="0.39470810443163" calcext:value-type="float">
            <text:p>0,39470810443163</text:p>
          </table:table-cell>
          <table:table-cell office:value-type="float" office:value="4.6542796492577" calcext:value-type="float">
            <text:p>4,6542796492577</text:p>
          </table:table-cell>
          <table:table-cell office:value-type="float" office:value="-128.64657572121" calcext:value-type="float">
            <text:p>-128,6465757212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281</text:p>
          </table:table-cell>
          <table:table-cell office:value-type="float" office:value="0.3946191817522" calcext:value-type="float">
            <text:p>0,3946191817522</text:p>
          </table:table-cell>
          <table:table-cell office:value-type="float" office:value="7.6250004768372" calcext:value-type="float">
            <text:p>7,6250004768372</text:p>
          </table:table-cell>
          <table:table-cell office:value-type="float" office:value="-123.7996976087" calcext:value-type="float">
            <text:p>-123,799697608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292</text:p>
          </table:table-cell>
          <table:table-cell office:value-type="float" office:value="5.6270730495453" calcext:value-type="float">
            <text:p>5,6270730495453</text:p>
          </table:table-cell>
          <table:table-cell office:value-type="float" office:value="1.9559864699841" calcext:value-type="float">
            <text:p>1,9559864699841</text:p>
          </table:table-cell>
          <table:table-cell office:value-type="float" office:value="129.43593104174" calcext:value-type="float">
            <text:p>129,4359310417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03</text:p>
          </table:table-cell>
          <table:table-cell office:value-type="float" office:value="2.458311766386" calcext:value-type="float">
            <text:p>2,458311766386</text:p>
          </table:table-cell>
          <table:table-cell office:value-type="float" office:value="5.3385317325592" calcext:value-type="float">
            <text:p>5,3385317325592</text:p>
          </table:table-cell>
          <table:table-cell office:value-type="float" office:value="10.828638152712" calcext:value-type="float">
            <text:p>10,82863815271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14</text:p>
          </table:table-cell>
          <table:table-cell office:value-type="float" office:value="8.1208097934723" calcext:value-type="float">
            <text:p>8,1208097934723</text:p>
          </table:table-cell>
          <table:table-cell office:value-type="float" office:value="7.7657318115234" calcext:value-type="float">
            <text:p>7,7657318115234</text:p>
          </table:table-cell>
          <table:table-cell office:value-type="float" office:value="156.53105298425" calcext:value-type="float">
            <text:p>156,5310529842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25</text:p>
          </table:table-cell>
          <table:table-cell office:value-type="float" office:value="6.243017911911" calcext:value-type="float">
            <text:p>6,243017911911</text:p>
          </table:table-cell>
          <table:table-cell office:value-type="float" office:value="5.9462457895279" calcext:value-type="float">
            <text:p>5,9462457895279</text:p>
          </table:table-cell>
          <table:table-cell office:value-type="float" office:value="-94.151351861893" calcext:value-type="float">
            <text:p>-94,15135186189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36</text:p>
          </table:table-cell>
          <table:table-cell office:value-type="float" office:value="10.08495926857" calcext:value-type="float">
            <text:p>10,08495926857</text:p>
          </table:table-cell>
          <table:table-cell office:value-type="float" office:value="6.1046350002289" calcext:value-type="float">
            <text:p>6,1046350002289</text:p>
          </table:table-cell>
          <table:table-cell office:value-type="float" office:value="145.18929287127" calcext:value-type="float">
            <text:p>145,1892928712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47</text:p>
          </table:table-cell>
          <table:table-cell office:value-type="float" office:value="1.3306131958961" calcext:value-type="float">
            <text:p>1,3306131958961</text:p>
          </table:table-cell>
          <table:table-cell office:value-type="float" office:value="5.0733292102814" calcext:value-type="float">
            <text:p>5,0733292102814</text:p>
          </table:table-cell>
          <table:table-cell office:value-type="float" office:value="171.34419975767" calcext:value-type="float">
            <text:p>171,3441997576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58</text:p>
          </table:table-cell>
          <table:table-cell office:value-type="float" office:value="-1.5850107371807" calcext:value-type="float">
            <text:p>-1,5850107371807</text:p>
          </table:table-cell>
          <table:table-cell office:value-type="float" office:value="8.8807660341263" calcext:value-type="float">
            <text:p>8,8807660341263</text:p>
          </table:table-cell>
          <table:table-cell office:value-type="float" office:value="-27.079949523233" calcext:value-type="float">
            <text:p>-27,07994952323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69</text:p>
          </table:table-cell>
          <table:table-cell office:value-type="float" office:value="3.4113374352455" calcext:value-type="float">
            <text:p>3,4113374352455</text:p>
          </table:table-cell>
          <table:table-cell office:value-type="float" office:value="3.3361154794693" calcext:value-type="float">
            <text:p>3,3361154794693</text:p>
          </table:table-cell>
          <table:table-cell office:value-type="float" office:value="47.698016758937" calcext:value-type="float">
            <text:p>47,69801675893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80</text:p>
          </table:table-cell>
          <table:table-cell office:value-type="float" office:value="4.8278245329857" calcext:value-type="float">
            <text:p>4,8278245329857</text:p>
          </table:table-cell>
          <table:table-cell office:value-type="float" office:value="5.6597971916199" calcext:value-type="float">
            <text:p>5,6597971916199</text:p>
          </table:table-cell>
          <table:table-cell office:value-type="float" office:value="105.31239600698" calcext:value-type="float">
            <text:p>105,3123960069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391</text:p>
          </table:table-cell>
          <table:table-cell office:value-type="float" office:value="2.8794452548027" calcext:value-type="float">
            <text:p>2,8794452548027</text:p>
          </table:table-cell>
          <table:table-cell office:value-type="float" office:value="6.2845981121063" calcext:value-type="float">
            <text:p>6,2845981121063</text:p>
          </table:table-cell>
          <table:table-cell office:value-type="float" office:value="-43.361602315478" calcext:value-type="float">
            <text:p>-43,36160231547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402</text:p>
          </table:table-cell>
          <table:table-cell office:value-type="float" office:value="7.4387210607529" calcext:value-type="float">
            <text:p>7,4387210607529</text:p>
          </table:table-cell>
          <table:table-cell office:value-type="float" office:value="3.5331782698631" calcext:value-type="float">
            <text:p>3,5331782698631</text:p>
          </table:table-cell>
          <table:table-cell office:value-type="float" office:value="74.025381142926" calcext:value-type="float">
            <text:p>74,02538114292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413</text:p>
          </table:table-cell>
          <table:table-cell office:value-type="float" office:value="9.8567342758179" calcext:value-type="float">
            <text:p>9,8567342758179</text:p>
          </table:table-cell>
          <table:table-cell office:value-type="float" office:value="8.6535084247589" calcext:value-type="float">
            <text:p>8,6535084247589</text:p>
          </table:table-cell>
          <table:table-cell office:value-type="float" office:value="40.550421757303" calcext:value-type="float">
            <text:p>40,55042175730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424</text:p>
          </table:table-cell>
          <table:table-cell office:value-type="float" office:value="-0.25445878505707" calcext:value-type="float">
            <text:p>-0,25445878505707</text:p>
          </table:table-cell>
          <table:table-cell office:value-type="float" office:value="9.1779291629791" calcext:value-type="float">
            <text:p>9,1779291629791</text:p>
          </table:table-cell>
          <table:table-cell office:value-type="float" office:value="-179.26398052531" calcext:value-type="float">
            <text:p>-179,2639805253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435</text:p>
          </table:table-cell>
          <table:table-cell office:value-type="float" office:value="-1.5756192803383" calcext:value-type="float">
            <text:p>-1,5756192803383</text:p>
          </table:table-cell>
          <table:table-cell office:value-type="float" office:value="10.20717382431" calcext:value-type="float">
            <text:p>10,20717382431</text:p>
          </table:table-cell>
          <table:table-cell office:value-type="float" office:value="-74.625068409428" calcext:value-type="float">
            <text:p>-74,62506840942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446</text:p>
          </table:table-cell>
          <table:table-cell office:value-type="float" office:value="1.6005845367908" calcext:value-type="float">
            <text:p>1,6005845367908</text:p>
          </table:table-cell>
          <table:table-cell office:value-type="float" office:value="4.0695437788963" calcext:value-type="float">
            <text:p>4,0695437788963</text:p>
          </table:table-cell>
          <table:table-cell office:value-type="float" office:value="70.332351763537" calcext:value-type="float">
            <text:p>70,33235176353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457</text:p>
          </table:table-cell>
          <table:table-cell office:value-type="float" office:value="-0.5784547328949" calcext:value-type="float">
            <text:p>-0,5784547328949</text:p>
          </table:table-cell>
          <table:table-cell office:value-type="float" office:value="9.2400377988815" calcext:value-type="float">
            <text:p>9,2400377988815</text:p>
          </table:table-cell>
          <table:table-cell office:value-type="float" office:value="-2.3666426397053" calcext:value-type="float">
            <text:p>-2,366642639705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468</text:p>
          </table:table-cell>
          <table:table-cell office:value-type="float" office:value="0.51167298108339" calcext:value-type="float">
            <text:p>0,51167298108339</text:p>
          </table:table-cell>
          <table:table-cell office:value-type="float" office:value="9.3959629535675" calcext:value-type="float">
            <text:p>9,3959629535675</text:p>
          </table:table-cell>
          <table:table-cell office:value-type="float" office:value="47.629321456715" calcext:value-type="float">
            <text:p>47,6293214567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479</text:p>
          </table:table-cell>
          <table:table-cell office:value-type="float" office:value="4.1537442803383" calcext:value-type="float">
            <text:p>4,1537442803383</text:p>
          </table:table-cell>
          <table:table-cell office:value-type="float" office:value="11.078038215637" calcext:value-type="float">
            <text:p>11,078038215637</text:p>
          </table:table-cell>
          <table:table-cell office:value-type="float" office:value="-1.6570267664969" calcext:value-type="float">
            <text:p>-1,657026766496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490</text:p>
          </table:table-cell>
          <table:table-cell office:value-type="float" office:value="8.8087403774261" calcext:value-type="float">
            <text:p>8,8087403774261</text:p>
          </table:table-cell>
          <table:table-cell office:value-type="float" office:value="6.9518679380417" calcext:value-type="float">
            <text:p>6,9518679380417</text:p>
          </table:table-cell>
          <table:table-cell office:value-type="float" office:value="54.090127443812" calcext:value-type="float">
            <text:p>54,09012744381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501</text:p>
          </table:table-cell>
          <table:table-cell office:value-type="float" office:value="-0.009255584445782" calcext:value-type="float">
            <text:p>-0,009255584445782</text:p>
          </table:table-cell>
          <table:table-cell office:value-type="float" office:value="10.115749835968" calcext:value-type="float">
            <text:p>10,115749835968</text:p>
          </table:table-cell>
          <table:table-cell office:value-type="float" office:value="112.5807177489" calcext:value-type="float">
            <text:p>112,580717748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512</text:p>
          </table:table-cell>
          <table:table-cell office:value-type="float" office:value="3.0747753381729" calcext:value-type="float">
            <text:p>3,0747753381729</text:p>
          </table:table-cell>
          <table:table-cell office:value-type="float" office:value="11.036992073059" calcext:value-type="float">
            <text:p>11,036992073059</text:p>
          </table:table-cell>
          <table:table-cell office:value-type="float" office:value="-156.42638874661" calcext:value-type="float">
            <text:p>-156,4263887466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523</text:p>
          </table:table-cell>
          <table:table-cell office:value-type="float" office:value="1.9149163365364" calcext:value-type="float">
            <text:p>1,9149163365364</text:p>
          </table:table-cell>
          <table:table-cell office:value-type="float" office:value="8.8850575685501" calcext:value-type="float">
            <text:p>8,8850575685501</text:p>
          </table:table-cell>
          <table:table-cell office:value-type="float" office:value="91.236614117956" calcext:value-type="float">
            <text:p>91,23661411795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534</text:p>
          </table:table-cell>
          <table:table-cell office:value-type="float" office:value="2.7727481722832" calcext:value-type="float">
            <text:p>2,7727481722832</text:p>
          </table:table-cell>
          <table:table-cell office:value-type="float" office:value="10.904657840729" calcext:value-type="float">
            <text:p>10,904657840729</text:p>
          </table:table-cell>
          <table:table-cell office:value-type="float" office:value="24.01885712982" calcext:value-type="float">
            <text:p>24,0188571298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545</text:p>
          </table:table-cell>
          <table:table-cell office:value-type="float" office:value="0.89279651641846" calcext:value-type="float">
            <text:p>0,89279651641846</text:p>
          </table:table-cell>
          <table:table-cell office:value-type="float" office:value="8.6429870128632" calcext:value-type="float">
            <text:p>8,6429870128632</text:p>
          </table:table-cell>
          <table:table-cell office:value-type="float" office:value="-125.23208606015" calcext:value-type="float">
            <text:p>-125,232086060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556</text:p>
          </table:table-cell>
          <table:table-cell office:value-type="float" office:value="6.8361866474152" calcext:value-type="float">
            <text:p>6,8361866474152</text:p>
          </table:table-cell>
          <table:table-cell office:value-type="float" office:value="8.922313451767" calcext:value-type="float">
            <text:p>8,922313451767</text:p>
          </table:table-cell>
          <table:table-cell office:value-type="float" office:value="129.65814778759" calcext:value-type="float">
            <text:p>129,6581477875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567</text:p>
          </table:table-cell>
          <table:table-cell office:value-type="float" office:value="8.0843007564545" calcext:value-type="float">
            <text:p>8,0843007564545</text:p>
          </table:table-cell>
          <table:table-cell office:value-type="float" office:value="11.078218221664" calcext:value-type="float">
            <text:p>11,078218221664</text:p>
          </table:table-cell>
          <table:table-cell office:value-type="float" office:value="-167.32829391577" calcext:value-type="float">
            <text:p>-167,3282939157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578</text:p>
          </table:table-cell>
          <table:table-cell office:value-type="float" office:value="-1.5946505963802" calcext:value-type="float">
            <text:p>-1,5946505963802</text:p>
          </table:table-cell>
          <table:table-cell office:value-type="float" office:value="11.034774780273" calcext:value-type="float">
            <text:p>11,034774780273</text:p>
          </table:table-cell>
          <table:table-cell office:value-type="float" office:value="-86.987065661485" calcext:value-type="float">
            <text:p>-86,98706566148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2</text:p>
          </table:table-cell>
          <table:table-cell office:value-type="string" calcext:value-type="string">
            <text:p>589</text:p>
          </table:table-cell>
          <table:table-cell office:value-type="float" office:value="2.1644619107246" calcext:value-type="float">
            <text:p>2,1644619107246</text:p>
          </table:table-cell>
          <table:table-cell office:value-type="float" office:value="9.5423012971878" calcext:value-type="float">
            <text:p>9,5423012971878</text:p>
          </table:table-cell>
          <table:table-cell office:value-type="float" office:value="8.5741082194504" calcext:value-type="float">
            <text:p>8,574108219450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15</text:p>
          </table:table-cell>
          <table:table-cell office:value-type="float" office:value="-0.56931428611279" calcext:value-type="float">
            <text:p>-0,56931428611279</text:p>
          </table:table-cell>
          <table:table-cell office:value-type="float" office:value="2.5395902991295" calcext:value-type="float">
            <text:p>2,5395902991295</text:p>
          </table:table-cell>
          <table:table-cell office:value-type="float" office:value="117.48746550007" calcext:value-type="float">
            <text:p>117,4874655000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50</text:p>
          </table:table-cell>
          <table:table-cell office:value-type="float" office:value="2.4057793617249" calcext:value-type="float">
            <text:p>2,4057793617249</text:p>
          </table:table-cell>
          <table:table-cell office:value-type="float" office:value="0.89126899838448" calcext:value-type="float">
            <text:p>0,89126899838448</text:p>
          </table:table-cell>
          <table:table-cell office:value-type="float" office:value="-136.24022720726" calcext:value-type="float">
            <text:p>-136,2402272072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61</text:p>
          </table:table-cell>
          <table:table-cell office:value-type="float" office:value="-0.332300812006" calcext:value-type="float">
            <text:p>-0,332300812006</text:p>
          </table:table-cell>
          <table:table-cell office:value-type="float" office:value="-0.15578928403556" calcext:value-type="float">
            <text:p>-0,15578928403556</text:p>
          </table:table-cell>
          <table:table-cell office:value-type="float" office:value="-72.400071818358" calcext:value-type="float">
            <text:p>-72,40007181835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72</text:p>
          </table:table-cell>
          <table:table-cell office:value-type="float" office:value="6.3546460866928" calcext:value-type="float">
            <text:p>6,3546460866928</text:p>
          </table:table-cell>
          <table:table-cell office:value-type="float" office:value="-0.1584342494607" calcext:value-type="float">
            <text:p>-0,1584342494607</text:p>
          </table:table-cell>
          <table:table-cell office:value-type="float" office:value="94.597384428522" calcext:value-type="float">
            <text:p>94,59738442852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83</text:p>
          </table:table-cell>
          <table:table-cell office:value-type="float" office:value="4.2204007506371" calcext:value-type="float">
            <text:p>4,2204007506371</text:p>
          </table:table-cell>
          <table:table-cell office:value-type="float" office:value="1.16155564785" calcext:value-type="float">
            <text:p>1,16155564785</text:p>
          </table:table-cell>
          <table:table-cell office:value-type="float" office:value="105.4673969366" calcext:value-type="float">
            <text:p>105,467396936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94</text:p>
          </table:table-cell>
          <table:table-cell office:value-type="float" office:value="6.8520450592041" calcext:value-type="float">
            <text:p>6,8520450592041</text:p>
          </table:table-cell>
          <table:table-cell office:value-type="float" office:value="0.90143248438835" calcext:value-type="float">
            <text:p>0,90143248438835</text:p>
          </table:table-cell>
          <table:table-cell office:value-type="float" office:value="-65.407768176619" calcext:value-type="float">
            <text:p>-65,40776817661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105</text:p>
          </table:table-cell>
          <table:table-cell office:value-type="float" office:value="9.568093419075" calcext:value-type="float">
            <text:p>9,568093419075</text:p>
          </table:table-cell>
          <table:table-cell office:value-type="float" office:value="2.3545941710472" calcext:value-type="float">
            <text:p>2,3545941710472</text:p>
          </table:table-cell>
          <table:table-cell office:value-type="float" office:value="-12.138282227668" calcext:value-type="float">
            <text:p>-12,13828222766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116</text:p>
          </table:table-cell>
          <table:table-cell office:value-type="float" office:value="-1.5850315988064" calcext:value-type="float">
            <text:p>-1,5850315988064</text:p>
          </table:table-cell>
          <table:table-cell office:value-type="float" office:value="0.62597803771496" calcext:value-type="float">
            <text:p>0,62597803771496</text:p>
          </table:table-cell>
          <table:table-cell office:value-type="float" office:value="56.067308422866" calcext:value-type="float">
            <text:p>56,06730842286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127</text:p>
          </table:table-cell>
          <table:table-cell office:value-type="float" office:value="2.7187132835388" calcext:value-type="float">
            <text:p>2,7187132835388</text:p>
          </table:table-cell>
          <table:table-cell office:value-type="float" office:value="1.6669870913029" calcext:value-type="float">
            <text:p>1,6669870913029</text:p>
          </table:table-cell>
          <table:table-cell office:value-type="float" office:value="125.30307405314" calcext:value-type="float">
            <text:p>125,3030740531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138</text:p>
          </table:table-cell>
          <table:table-cell office:value-type="float" office:value="1.544194072485" calcext:value-type="float">
            <text:p>1,544194072485</text:p>
          </table:table-cell>
          <table:table-cell office:value-type="float" office:value="2.1371681988239" calcext:value-type="float">
            <text:p>2,1371681988239</text:p>
          </table:table-cell>
          <table:table-cell office:value-type="float" office:value="-89.507610934555" calcext:value-type="float">
            <text:p>-89,50761093455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149</text:p>
          </table:table-cell>
          <table:table-cell office:value-type="float" office:value="5.0112950801849" calcext:value-type="float">
            <text:p>5,0112950801849</text:p>
          </table:table-cell>
          <table:table-cell office:value-type="float" office:value="0.10813974775374" calcext:value-type="float">
            <text:p>0,10813974775374</text:p>
          </table:table-cell>
          <table:table-cell office:value-type="float" office:value="58.984359358526" calcext:value-type="float">
            <text:p>58,98435935852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160</text:p>
          </table:table-cell>
          <table:table-cell office:value-type="float" office:value="2.9270029067993" calcext:value-type="float">
            <text:p>2,9270029067993</text:p>
          </table:table-cell>
          <table:table-cell office:value-type="float" office:value="3.7803903222084" calcext:value-type="float">
            <text:p>3,7803903222084</text:p>
          </table:table-cell>
          <table:table-cell office:value-type="float" office:value="-112.50516487535" calcext:value-type="float">
            <text:p>-112,5051648753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171</text:p>
          </table:table-cell>
          <table:table-cell office:value-type="float" office:value="7.669939994812" calcext:value-type="float">
            <text:p>7,669939994812</text:p>
          </table:table-cell>
          <table:table-cell office:value-type="float" office:value="-0.50642032176256" calcext:value-type="float">
            <text:p>-0,50642032176256</text:p>
          </table:table-cell>
          <table:table-cell office:value-type="float" office:value="47.989140650269" calcext:value-type="float">
            <text:p>47,98914065026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182</text:p>
          </table:table-cell>
          <table:table-cell office:value-type="float" office:value="10.085020065308" calcext:value-type="float">
            <text:p>10,085020065308</text:p>
          </table:table-cell>
          <table:table-cell office:value-type="float" office:value="0.39212893694639" calcext:value-type="float">
            <text:p>0,39212893694639</text:p>
          </table:table-cell>
          <table:table-cell office:value-type="float" office:value="170.73016865238" calcext:value-type="float">
            <text:p>170,7301686523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193</text:p>
          </table:table-cell>
          <table:table-cell office:value-type="float" office:value="-1.322930753231" calcext:value-type="float">
            <text:p>-1,322930753231</text:p>
          </table:table-cell>
          <table:table-cell office:value-type="float" office:value="2.997190952301" calcext:value-type="float">
            <text:p>2,997190952301</text:p>
          </table:table-cell>
          <table:table-cell office:value-type="float" office:value="147.65826456106" calcext:value-type="float">
            <text:p>147,6582645610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204</text:p>
          </table:table-cell>
          <table:table-cell office:value-type="float" office:value="1.8672451376915" calcext:value-type="float">
            <text:p>1,8672451376915</text:p>
          </table:table-cell>
          <table:table-cell office:value-type="float" office:value="6.1685258150101" calcext:value-type="float">
            <text:p>6,1685258150101</text:p>
          </table:table-cell>
          <table:table-cell office:value-type="float" office:value="-162.52733795506" calcext:value-type="float">
            <text:p>-162,5273379550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215</text:p>
          </table:table-cell>
          <table:table-cell office:value-type="float" office:value="1.0534411668777" calcext:value-type="float">
            <text:p>1,0534411668777</text:p>
          </table:table-cell>
          <table:table-cell office:value-type="float" office:value="3.0415028333664" calcext:value-type="float">
            <text:p>3,0415028333664</text:p>
          </table:table-cell>
          <table:table-cell office:value-type="float" office:value="-5.8009637768861" calcext:value-type="float">
            <text:p>-5,800963776886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226</text:p>
          </table:table-cell>
          <table:table-cell office:value-type="float" office:value="2.9178738594055" calcext:value-type="float">
            <text:p>2,9178738594055</text:p>
          </table:table-cell>
          <table:table-cell office:value-type="float" office:value="2.3354506492615" calcext:value-type="float">
            <text:p>2,3354506492615</text:p>
          </table:table-cell>
          <table:table-cell office:value-type="float" office:value="53.41536224268" calcext:value-type="float">
            <text:p>53,4153622426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237</text:p>
          </table:table-cell>
          <table:table-cell office:value-type="float" office:value="5.9482705593109" calcext:value-type="float">
            <text:p>5,9482705593109</text:p>
          </table:table-cell>
          <table:table-cell office:value-type="float" office:value="0.50220407545567" calcext:value-type="float">
            <text:p>0,50220407545567</text:p>
          </table:table-cell>
          <table:table-cell office:value-type="float" office:value="17.710079433052" calcext:value-type="float">
            <text:p>17,71007943305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248</text:p>
          </table:table-cell>
          <table:table-cell office:value-type="float" office:value="7.3946887254715" calcext:value-type="float">
            <text:p>7,3946887254715</text:p>
          </table:table-cell>
          <table:table-cell office:value-type="float" office:value="2.8880840539932" calcext:value-type="float">
            <text:p>2,8880840539932</text:p>
          </table:table-cell>
          <table:table-cell office:value-type="float" office:value="-121.26472649301" calcext:value-type="float">
            <text:p>-121,2647264930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259</text:p>
          </table:table-cell>
          <table:table-cell office:value-type="float" office:value="8.8374269008636" calcext:value-type="float">
            <text:p>8,8374269008636</text:p>
          </table:table-cell>
          <table:table-cell office:value-type="float" office:value="3.7923160195351" calcext:value-type="float">
            <text:p>3,7923160195351</text:p>
          </table:table-cell>
          <table:table-cell office:value-type="float" office:value="-97.107371706871" calcext:value-type="float">
            <text:p>-97,10737170687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270</text:p>
          </table:table-cell>
          <table:table-cell office:value-type="float" office:value="0.52884876728058" calcext:value-type="float">
            <text:p>0,52884876728058</text:p>
          </table:table-cell>
          <table:table-cell office:value-type="float" office:value="4.9779087305069" calcext:value-type="float">
            <text:p>4,9779087305069</text:p>
          </table:table-cell>
          <table:table-cell office:value-type="float" office:value="-107.82372951508" calcext:value-type="float">
            <text:p>-107,8237295150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281</text:p>
          </table:table-cell>
          <table:table-cell office:value-type="float" office:value="0.58397203683853" calcext:value-type="float">
            <text:p>0,58397203683853</text:p>
          </table:table-cell>
          <table:table-cell office:value-type="float" office:value="7.7617233991623" calcext:value-type="float">
            <text:p>7,7617233991623</text:p>
          </table:table-cell>
          <table:table-cell office:value-type="float" office:value="-146.93922753547" calcext:value-type="float">
            <text:p>-146,9392275354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292</text:p>
          </table:table-cell>
          <table:table-cell office:value-type="float" office:value="5.9136766195297" calcext:value-type="float">
            <text:p>5,9136766195297</text:p>
          </table:table-cell>
          <table:table-cell office:value-type="float" office:value="1.8368366360664" calcext:value-type="float">
            <text:p>1,8368366360664</text:p>
          </table:table-cell>
          <table:table-cell office:value-type="float" office:value="165.34504465237" calcext:value-type="float">
            <text:p>165,3450446523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03</text:p>
          </table:table-cell>
          <table:table-cell office:value-type="float" office:value="2.1517923474312" calcext:value-type="float">
            <text:p>2,1517923474312</text:p>
          </table:table-cell>
          <table:table-cell office:value-type="float" office:value="5.4125171899796" calcext:value-type="float">
            <text:p>5,4125171899796</text:p>
          </table:table-cell>
          <table:table-cell office:value-type="float" office:value="-20.015212570786" calcext:value-type="float">
            <text:p>-20,01521257078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14</text:p>
          </table:table-cell>
          <table:table-cell office:value-type="float" office:value="7.9956513643265" calcext:value-type="float">
            <text:p>7,9956513643265</text:p>
          </table:table-cell>
          <table:table-cell office:value-type="float" office:value="7.9698717594147" calcext:value-type="float">
            <text:p>7,9698717594147</text:p>
          </table:table-cell>
          <table:table-cell office:value-type="float" office:value="-79.199816770614" calcext:value-type="float">
            <text:p>-79,19981677061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25</text:p>
          </table:table-cell>
          <table:table-cell office:value-type="float" office:value="6.178857088089" calcext:value-type="float">
            <text:p>6,178857088089</text:p>
          </table:table-cell>
          <table:table-cell office:value-type="float" office:value="6.2951326370239" calcext:value-type="float">
            <text:p>6,2951326370239</text:p>
          </table:table-cell>
          <table:table-cell office:value-type="float" office:value="-75.148000079355" calcext:value-type="float">
            <text:p>-75,14800007935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36</text:p>
          </table:table-cell>
          <table:table-cell office:value-type="float" office:value="10.083296298981" calcext:value-type="float">
            <text:p>10,083296298981</text:p>
          </table:table-cell>
          <table:table-cell office:value-type="float" office:value="5.8836138248444" calcext:value-type="float">
            <text:p>5,8836138248444</text:p>
          </table:table-cell>
          <table:table-cell office:value-type="float" office:value="145.01284793684" calcext:value-type="float">
            <text:p>145,0128479368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47</text:p>
          </table:table-cell>
          <table:table-cell office:value-type="float" office:value="1.7238016426563" calcext:value-type="float">
            <text:p>1,7238016426563</text:p>
          </table:table-cell>
          <table:table-cell office:value-type="float" office:value="5.0128173828125" calcext:value-type="float">
            <text:p>5,0128173828125</text:p>
          </table:table-cell>
          <table:table-cell office:value-type="float" office:value="171.28391326613" calcext:value-type="float">
            <text:p>171,2839132661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58</text:p>
          </table:table-cell>
          <table:table-cell office:value-type="float" office:value="-1.5850019454956" calcext:value-type="float">
            <text:p>-1,5850019454956</text:p>
          </table:table-cell>
          <table:table-cell office:value-type="float" office:value="9.1588342189789" calcext:value-type="float">
            <text:p>9,1588342189789</text:p>
          </table:table-cell>
          <table:table-cell office:value-type="float" office:value="-69.896733684904" calcext:value-type="float">
            <text:p>-69,89673368490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69</text:p>
          </table:table-cell>
          <table:table-cell office:value-type="float" office:value="3.3062338829041" calcext:value-type="float">
            <text:p>3,3062338829041</text:p>
          </table:table-cell>
          <table:table-cell office:value-type="float" office:value="3.0976748466492" calcext:value-type="float">
            <text:p>3,0976748466492</text:p>
          </table:table-cell>
          <table:table-cell office:value-type="float" office:value="69.50742727632" calcext:value-type="float">
            <text:p>69,5074272763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80</text:p>
          </table:table-cell>
          <table:table-cell office:value-type="float" office:value="4.7730880975723" calcext:value-type="float">
            <text:p>4,7730880975723</text:p>
          </table:table-cell>
          <table:table-cell office:value-type="float" office:value="5.3720510005951" calcext:value-type="float">
            <text:p>5,3720510005951</text:p>
          </table:table-cell>
          <table:table-cell office:value-type="float" office:value="74.557948264347" calcext:value-type="float">
            <text:p>74,55794826434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391</text:p>
          </table:table-cell>
          <table:table-cell office:value-type="float" office:value="2.6303642988205" calcext:value-type="float">
            <text:p>2,6303642988205</text:p>
          </table:table-cell>
          <table:table-cell office:value-type="float" office:value="6.5144395828247" calcext:value-type="float">
            <text:p>6,5144395828247</text:p>
          </table:table-cell>
          <table:table-cell office:value-type="float" office:value="-42.489153184709" calcext:value-type="float">
            <text:p>-42,48915318470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402</text:p>
          </table:table-cell>
          <table:table-cell office:value-type="float" office:value="7.4586141109467" calcext:value-type="float">
            <text:p>7,4586141109467</text:p>
          </table:table-cell>
          <table:table-cell office:value-type="float" office:value="3.6179977655411" calcext:value-type="float">
            <text:p>3,6179977655411</text:p>
          </table:table-cell>
          <table:table-cell office:value-type="float" office:value="77.696563331944" calcext:value-type="float">
            <text:p>77,69656333194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413</text:p>
          </table:table-cell>
          <table:table-cell office:value-type="float" office:value="9.5563328266144" calcext:value-type="float">
            <text:p>9,5563328266144</text:p>
          </table:table-cell>
          <table:table-cell office:value-type="float" office:value="8.6140471696854" calcext:value-type="float">
            <text:p>8,6140471696854</text:p>
          </table:table-cell>
          <table:table-cell office:value-type="float" office:value="-0.15899134283755" calcext:value-type="float">
            <text:p>-0,1589913428375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424</text:p>
          </table:table-cell>
          <table:table-cell office:value-type="float" office:value="-0.34417845308781" calcext:value-type="float">
            <text:p>-0,34417845308781</text:p>
          </table:table-cell>
          <table:table-cell office:value-type="float" office:value="9.0493029356003" calcext:value-type="float">
            <text:p>9,0493029356003</text:p>
          </table:table-cell>
          <table:table-cell office:value-type="float" office:value="116.04292681263" calcext:value-type="float">
            <text:p>116,0429268126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435</text:p>
          </table:table-cell>
          <table:table-cell office:value-type="float" office:value="-1.5850242972374" calcext:value-type="float">
            <text:p>-1,5850242972374</text:p>
          </table:table-cell>
          <table:table-cell office:value-type="float" office:value="10.526568889618" calcext:value-type="float">
            <text:p>10,526568889618</text:p>
          </table:table-cell>
          <table:table-cell office:value-type="float" office:value="-83.959066943758" calcext:value-type="float">
            <text:p>-83,95906694375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446</text:p>
          </table:table-cell>
          <table:table-cell office:value-type="float" office:value="1.6404858231544" calcext:value-type="float">
            <text:p>1,6404858231544</text:p>
          </table:table-cell>
          <table:table-cell office:value-type="float" office:value="3.7498340010643" calcext:value-type="float">
            <text:p>3,7498340010643</text:p>
          </table:table-cell>
          <table:table-cell office:value-type="float" office:value="104.34964356149" calcext:value-type="float">
            <text:p>104,3496435614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457</text:p>
          </table:table-cell>
          <table:table-cell office:value-type="float" office:value="-0.47771785408258" calcext:value-type="float">
            <text:p>-0,47771785408258</text:p>
          </table:table-cell>
          <table:table-cell office:value-type="float" office:value="9.3508195877075" calcext:value-type="float">
            <text:p>9,3508195877075</text:p>
          </table:table-cell>
          <table:table-cell office:value-type="float" office:value="-61.138545631603" calcext:value-type="float">
            <text:p>-61,13854563160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468</text:p>
          </table:table-cell>
          <table:table-cell office:value-type="float" office:value="0.46998076140881" calcext:value-type="float">
            <text:p>0,46998076140881</text:p>
          </table:table-cell>
          <table:table-cell office:value-type="float" office:value="9.1814774274826" calcext:value-type="float">
            <text:p>9,1814774274826</text:p>
          </table:table-cell>
          <table:table-cell office:value-type="float" office:value="80.445967662107" calcext:value-type="float">
            <text:p>80,44596766210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479</text:p>
          </table:table-cell>
          <table:table-cell office:value-type="float" office:value="3.7755075097084" calcext:value-type="float">
            <text:p>3,7755075097084</text:p>
          </table:table-cell>
          <table:table-cell office:value-type="float" office:value="11.080002784729" calcext:value-type="float">
            <text:p>11,080002784729</text:p>
          </table:table-cell>
          <table:table-cell office:value-type="float" office:value="-0.43936009121359" calcext:value-type="float">
            <text:p>-0,4393600912135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490</text:p>
          </table:table-cell>
          <table:table-cell office:value-type="float" office:value="9.070543050766" calcext:value-type="float">
            <text:p>9,070543050766</text:p>
          </table:table-cell>
          <table:table-cell office:value-type="float" office:value="7.0069801807404" calcext:value-type="float">
            <text:p>7,0069801807404</text:p>
          </table:table-cell>
          <table:table-cell office:value-type="float" office:value="172.58188375242" calcext:value-type="float">
            <text:p>172,5818837524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501</text:p>
          </table:table-cell>
          <table:table-cell office:value-type="float" office:value="0.066164517775178" calcext:value-type="float">
            <text:p>0,066164517775178</text:p>
          </table:table-cell>
          <table:table-cell office:value-type="float" office:value="9.9149131774902" calcext:value-type="float">
            <text:p>9,9149131774902</text:p>
          </table:table-cell>
          <table:table-cell office:value-type="float" office:value="110.9279508044" calcext:value-type="float">
            <text:p>110,927950804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512</text:p>
          </table:table-cell>
          <table:table-cell office:value-type="float" office:value="3.0520072579384" calcext:value-type="float">
            <text:p>3,0520072579384</text:p>
          </table:table-cell>
          <table:table-cell office:value-type="float" office:value="11.023579835892" calcext:value-type="float">
            <text:p>11,023579835892</text:p>
          </table:table-cell>
          <table:table-cell office:value-type="float" office:value="-157.49744093342" calcext:value-type="float">
            <text:p>-157,4974409334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523</text:p>
          </table:table-cell>
          <table:table-cell office:value-type="float" office:value="2.0115511119366" calcext:value-type="float">
            <text:p>2,0115511119366</text:p>
          </table:table-cell>
          <table:table-cell office:value-type="float" office:value="9.0161162614822" calcext:value-type="float">
            <text:p>9,0161162614822</text:p>
          </table:table-cell>
          <table:table-cell office:value-type="float" office:value="171.70787313182" calcext:value-type="float">
            <text:p>171,7078731318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534</text:p>
          </table:table-cell>
          <table:table-cell office:value-type="float" office:value="2.7478593587875" calcext:value-type="float">
            <text:p>2,7478593587875</text:p>
          </table:table-cell>
          <table:table-cell office:value-type="float" office:value="10.896265506744" calcext:value-type="float">
            <text:p>10,896265506744</text:p>
          </table:table-cell>
          <table:table-cell office:value-type="float" office:value="22.903879926463" calcext:value-type="float">
            <text:p>22,90387992646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545</text:p>
          </table:table-cell>
          <table:table-cell office:value-type="float" office:value="0.71836061775684" calcext:value-type="float">
            <text:p>0,71836061775684</text:p>
          </table:table-cell>
          <table:table-cell office:value-type="float" office:value="8.5476094484329" calcext:value-type="float">
            <text:p>8,5476094484329</text:p>
          </table:table-cell>
          <table:table-cell office:value-type="float" office:value="-7.1840226460414" calcext:value-type="float">
            <text:p>-7,184022646041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556</text:p>
          </table:table-cell>
          <table:table-cell office:value-type="float" office:value="6.9847118854523" calcext:value-type="float">
            <text:p>6,9847118854523</text:p>
          </table:table-cell>
          <table:table-cell office:value-type="float" office:value="8.7831735610962" calcext:value-type="float">
            <text:p>8,7831735610962</text:p>
          </table:table-cell>
          <table:table-cell office:value-type="float" office:value="137.37375265474" calcext:value-type="float">
            <text:p>137,3737526547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567</text:p>
          </table:table-cell>
          <table:table-cell office:value-type="float" office:value="8.4777909517288" calcext:value-type="float">
            <text:p>8,4777909517288</text:p>
          </table:table-cell>
          <table:table-cell office:value-type="float" office:value="11.080179214478" calcext:value-type="float">
            <text:p>11,080179214478</text:p>
          </table:table-cell>
          <table:table-cell office:value-type="float" office:value="-173.44565756002" calcext:value-type="float">
            <text:p>-173,4456575600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578</text:p>
          </table:table-cell>
          <table:table-cell office:value-type="float" office:value="-1.5946507453918" calcext:value-type="float">
            <text:p>-1,5946507453918</text:p>
          </table:table-cell>
          <table:table-cell office:value-type="float" office:value="11.034768819809" calcext:value-type="float">
            <text:p>11,034768819809</text:p>
          </table:table-cell>
          <table:table-cell office:value-type="float" office:value="-86.986156785564" calcext:value-type="float">
            <text:p>-86,98615678556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3</text:p>
          </table:table-cell>
          <table:table-cell office:value-type="string" calcext:value-type="string">
            <text:p>589</text:p>
          </table:table-cell>
          <table:table-cell office:value-type="float" office:value="1.9548645615578" calcext:value-type="float">
            <text:p>1,9548645615578</text:p>
          </table:table-cell>
          <table:table-cell office:value-type="float" office:value="9.6107119321823" calcext:value-type="float">
            <text:p>9,6107119321823</text:p>
          </table:table-cell>
          <table:table-cell office:value-type="float" office:value="-20.525929085009" calcext:value-type="float">
            <text:p>-20,52592908500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15</text:p>
          </table:table-cell>
          <table:table-cell office:value-type="float" office:value="-0.41355229914188" calcext:value-type="float">
            <text:p>-0,41355229914188</text:p>
          </table:table-cell>
          <table:table-cell office:value-type="float" office:value="2.3720352351665" calcext:value-type="float">
            <text:p>2,3720352351665</text:p>
          </table:table-cell>
          <table:table-cell office:value-type="float" office:value="134.7163498022" calcext:value-type="float">
            <text:p>134,716349802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50</text:p>
          </table:table-cell>
          <table:table-cell office:value-type="float" office:value="2.5031763315201" calcext:value-type="float">
            <text:p>2,5031763315201</text:p>
          </table:table-cell>
          <table:table-cell office:value-type="float" office:value="1.1283896863461" calcext:value-type="float">
            <text:p>1,1283896863461</text:p>
          </table:table-cell>
          <table:table-cell office:value-type="float" office:value="-108.52022231764" calcext:value-type="float">
            <text:p>-108,5202223176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61</text:p>
          </table:table-cell>
          <table:table-cell office:value-type="float" office:value="-0.35132393240929" calcext:value-type="float">
            <text:p>-0,35132393240929</text:p>
          </table:table-cell>
          <table:table-cell office:value-type="float" office:value="0.19874570891261" calcext:value-type="float">
            <text:p>0,19874570891261</text:p>
          </table:table-cell>
          <table:table-cell office:value-type="float" office:value="-91.407072771886" calcext:value-type="float">
            <text:p>-91,40707277188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72</text:p>
          </table:table-cell>
          <table:table-cell office:value-type="float" office:value="6.4481556415558" calcext:value-type="float">
            <text:p>6,4481556415558</text:p>
          </table:table-cell>
          <table:table-cell office:value-type="float" office:value="-0.40608756244183" calcext:value-type="float">
            <text:p>-0,40608756244183</text:p>
          </table:table-cell>
          <table:table-cell office:value-type="float" office:value="114.00923835244" calcext:value-type="float">
            <text:p>114,0092383524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83</text:p>
          </table:table-cell>
          <table:table-cell office:value-type="float" office:value="4.2515197396278" calcext:value-type="float">
            <text:p>4,2515197396278</text:p>
          </table:table-cell>
          <table:table-cell office:value-type="float" office:value="0.94830624759197" calcext:value-type="float">
            <text:p>0,94830624759197</text:p>
          </table:table-cell>
          <table:table-cell office:value-type="float" office:value="97.72702690902" calcext:value-type="float">
            <text:p>97,7270269090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94</text:p>
          </table:table-cell>
          <table:table-cell office:value-type="float" office:value="6.7095690965652" calcext:value-type="float">
            <text:p>6,7095690965652</text:p>
          </table:table-cell>
          <table:table-cell office:value-type="float" office:value="1.0729216039181" calcext:value-type="float">
            <text:p>1,0729216039181</text:p>
          </table:table-cell>
          <table:table-cell office:value-type="float" office:value="-52.688459681857" calcext:value-type="float">
            <text:p>-52,68845968185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105</text:p>
          </table:table-cell>
          <table:table-cell office:value-type="float" office:value="9.3613177537918" calcext:value-type="float">
            <text:p>9,3613177537918</text:p>
          </table:table-cell>
          <table:table-cell office:value-type="float" office:value="2.3769406974316" calcext:value-type="float">
            <text:p>2,3769406974316</text:p>
          </table:table-cell>
          <table:table-cell office:value-type="float" office:value="0.0039092327170015" calcext:value-type="float">
            <text:p>0,003909232717001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116</text:p>
          </table:table-cell>
          <table:table-cell office:value-type="float" office:value="-1.5760231018066" calcext:value-type="float">
            <text:p>-1,5760231018066</text:p>
          </table:table-cell>
          <table:table-cell office:value-type="float" office:value="0.29346054419875" calcext:value-type="float">
            <text:p>0,29346054419875</text:p>
          </table:table-cell>
          <table:table-cell office:value-type="float" office:value="84.16731570177" calcext:value-type="float">
            <text:p>84,1673157017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127</text:p>
          </table:table-cell>
          <table:table-cell office:value-type="float" office:value="2.9667872190475" calcext:value-type="float">
            <text:p>2,9667872190475</text:p>
          </table:table-cell>
          <table:table-cell office:value-type="float" office:value="1.3769714534283" calcext:value-type="float">
            <text:p>1,3769714534283</text:p>
          </table:table-cell>
          <table:table-cell office:value-type="float" office:value="132.56834115192" calcext:value-type="float">
            <text:p>132,5683411519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138</text:p>
          </table:table-cell>
          <table:table-cell office:value-type="float" office:value="1.7180110514164" calcext:value-type="float">
            <text:p>1,7180110514164</text:p>
          </table:table-cell>
          <table:table-cell office:value-type="float" office:value="2.3808367550373" calcext:value-type="float">
            <text:p>2,3808367550373</text:p>
          </table:table-cell>
          <table:table-cell office:value-type="float" office:value="-134.39525008961" calcext:value-type="float">
            <text:p>-134,3952500896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149</text:p>
          </table:table-cell>
          <table:table-cell office:value-type="float" office:value="4.8498964309692" calcext:value-type="float">
            <text:p>4,8498964309692</text:p>
          </table:table-cell>
          <table:table-cell office:value-type="float" office:value="-0.031670834869146" calcext:value-type="float">
            <text:p>-0,031670834869146</text:p>
          </table:table-cell>
          <table:table-cell office:value-type="float" office:value="40.857351889276" calcext:value-type="float">
            <text:p>40,85735188927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160</text:p>
          </table:table-cell>
          <table:table-cell office:value-type="float" office:value="2.8556659817696" calcext:value-type="float">
            <text:p>2,8556659817696</text:p>
          </table:table-cell>
          <table:table-cell office:value-type="float" office:value="4.0708240866661" calcext:value-type="float">
            <text:p>4,0708240866661</text:p>
          </table:table-cell>
          <table:table-cell office:value-type="float" office:value="-67.644252139292" calcext:value-type="float">
            <text:p>-67,64425213929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171</text:p>
          </table:table-cell>
          <table:table-cell office:value-type="float" office:value="7.3486655950546" calcext:value-type="float">
            <text:p>7,3486655950546</text:p>
          </table:table-cell>
          <table:table-cell office:value-type="float" office:value="-0.58501660823822" calcext:value-type="float">
            <text:p>-0,58501660823822</text:p>
          </table:table-cell>
          <table:table-cell office:value-type="float" office:value="16.984056705123" calcext:value-type="float">
            <text:p>16,98405670512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182</text:p>
          </table:table-cell>
          <table:table-cell office:value-type="float" office:value="10.085010528564" calcext:value-type="float">
            <text:p>10,085010528564</text:p>
          </table:table-cell>
          <table:table-cell office:value-type="float" office:value="0.69772213697433" calcext:value-type="float">
            <text:p>0,69772213697433</text:p>
          </table:table-cell>
          <table:table-cell office:value-type="float" office:value="-166.53742152415" calcext:value-type="float">
            <text:p>-166,5374215241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193</text:p>
          </table:table-cell>
          <table:table-cell office:value-type="float" office:value="-1.0829682648182" calcext:value-type="float">
            <text:p>-1,0829682648182</text:p>
          </table:table-cell>
          <table:table-cell office:value-type="float" office:value="3.0057284235954" calcext:value-type="float">
            <text:p>3,0057284235954</text:p>
          </table:table-cell>
          <table:table-cell office:value-type="float" office:value="-173.07744663992" calcext:value-type="float">
            <text:p>-173,0774466399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204</text:p>
          </table:table-cell>
          <table:table-cell office:value-type="float" office:value="2.1799397468567" calcext:value-type="float">
            <text:p>2,1799397468567</text:p>
          </table:table-cell>
          <table:table-cell office:value-type="float" office:value="6.1677944660187" calcext:value-type="float">
            <text:p>6,1677944660187</text:p>
          </table:table-cell>
          <table:table-cell office:value-type="float" office:value="175.47970820384" calcext:value-type="float">
            <text:p>175,4797082038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215</text:p>
          </table:table-cell>
          <table:table-cell office:value-type="float" office:value="0.70441462099552" calcext:value-type="float">
            <text:p>0,70441462099552</text:p>
          </table:table-cell>
          <table:table-cell office:value-type="float" office:value="3.146176636219" calcext:value-type="float">
            <text:p>3,146176636219</text:p>
          </table:table-cell>
          <table:table-cell office:value-type="float" office:value="-20.215787135871" calcext:value-type="float">
            <text:p>-20,21578713587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226</text:p>
          </table:table-cell>
          <table:table-cell office:value-type="float" office:value="2.6310139894485" calcext:value-type="float">
            <text:p>2,6310139894485</text:p>
          </table:table-cell>
          <table:table-cell office:value-type="float" office:value="2.2399768233299" calcext:value-type="float">
            <text:p>2,2399768233299</text:p>
          </table:table-cell>
          <table:table-cell office:value-type="float" office:value="9.8976066727547" calcext:value-type="float">
            <text:p>9,897606672754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237</text:p>
          </table:table-cell>
          <table:table-cell office:value-type="float" office:value="5.6660139560699" calcext:value-type="float">
            <text:p>5,6660139560699</text:p>
          </table:table-cell>
          <table:table-cell office:value-type="float" office:value="0.56813854724169" calcext:value-type="float">
            <text:p>0,56813854724169</text:p>
          </table:table-cell>
          <table:table-cell office:value-type="float" office:value="-14.505482023689" calcext:value-type="float">
            <text:p>-14,50548202368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248</text:p>
          </table:table-cell>
          <table:table-cell office:value-type="float" office:value="7.198993563652" calcext:value-type="float">
            <text:p>7,198993563652</text:p>
          </table:table-cell>
          <table:table-cell office:value-type="float" office:value="2.6701271533966" calcext:value-type="float">
            <text:p>2,6701271533966</text:p>
          </table:table-cell>
          <table:table-cell office:value-type="float" office:value="-57.230447507968" calcext:value-type="float">
            <text:p>-57,23044750796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259</text:p>
          </table:table-cell>
          <table:table-cell office:value-type="float" office:value="8.9614760875702" calcext:value-type="float">
            <text:p>8,9614760875702</text:p>
          </table:table-cell>
          <table:table-cell office:value-type="float" office:value="4.062365591526" calcext:value-type="float">
            <text:p>4,062365591526</text:p>
          </table:table-cell>
          <table:table-cell office:value-type="float" office:value="-118.87825066876" calcext:value-type="float">
            <text:p>-118,8782506687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270</text:p>
          </table:table-cell>
          <table:table-cell office:value-type="float" office:value="0.55893421173096" calcext:value-type="float">
            <text:p>0,55893421173096</text:p>
          </table:table-cell>
          <table:table-cell office:value-type="float" office:value="5.3094798326492" calcext:value-type="float">
            <text:p>5,3094798326492</text:p>
          </table:table-cell>
          <table:table-cell office:value-type="float" office:value="-95.239672691199" calcext:value-type="float">
            <text:p>-95,23967269119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281</text:p>
          </table:table-cell>
          <table:table-cell office:value-type="float" office:value="0.81188671290874" calcext:value-type="float">
            <text:p>0,81188671290874</text:p>
          </table:table-cell>
          <table:table-cell office:value-type="float" office:value="7.8130900859833" calcext:value-type="float">
            <text:p>7,8130900859833</text:p>
          </table:table-cell>
          <table:table-cell office:value-type="float" office:value="-170.03966896397" calcext:value-type="float">
            <text:p>-170,0396689639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292</text:p>
          </table:table-cell>
          <table:table-cell office:value-type="float" office:value="6.2176620960236" calcext:value-type="float">
            <text:p>6,2176620960236</text:p>
          </table:table-cell>
          <table:table-cell office:value-type="float" office:value="1.9188825786114" calcext:value-type="float">
            <text:p>1,9188825786114</text:p>
          </table:table-cell>
          <table:table-cell office:value-type="float" office:value="-157.18450060316" calcext:value-type="float">
            <text:p>-157,1845006031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03</text:p>
          </table:table-cell>
          <table:table-cell office:value-type="float" office:value="1.9269327819347" calcext:value-type="float">
            <text:p>1,9269327819347</text:p>
          </table:table-cell>
          <table:table-cell office:value-type="float" office:value="5.6327784061432" calcext:value-type="float">
            <text:p>5,6327784061432</text:p>
          </table:table-cell>
          <table:table-cell office:value-type="float" office:value="-50.845857258815" calcext:value-type="float">
            <text:p>-50,8458572588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14</text:p>
          </table:table-cell>
          <table:table-cell office:value-type="float" office:value="7.8268337249756" calcext:value-type="float">
            <text:p>7,8268337249756</text:p>
          </table:table-cell>
          <table:table-cell office:value-type="float" office:value="8.1602555513382" calcext:value-type="float">
            <text:p>8,1602555513382</text:p>
          </table:table-cell>
          <table:table-cell office:value-type="float" office:value="-43.332508035526" calcext:value-type="float">
            <text:p>-43,33250803552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25</text:p>
          </table:table-cell>
          <table:table-cell office:value-type="float" office:value="6.0004907846451" calcext:value-type="float">
            <text:p>6,0004907846451</text:p>
          </table:table-cell>
          <table:table-cell office:value-type="float" office:value="6.5921223163605" calcext:value-type="float">
            <text:p>6,5921223163605</text:p>
          </table:table-cell>
          <table:table-cell office:value-type="float" office:value="-53.11115873847" calcext:value-type="float">
            <text:p>-53,1111587384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36</text:p>
          </table:table-cell>
          <table:table-cell office:value-type="float" office:value="10.082176923752" calcext:value-type="float">
            <text:p>10,082176923752</text:p>
          </table:table-cell>
          <table:table-cell office:value-type="float" office:value="5.6585967540741" calcext:value-type="float">
            <text:p>5,6585967540741</text:p>
          </table:table-cell>
          <table:table-cell office:value-type="float" office:value="143.90724479772" calcext:value-type="float">
            <text:p>143,9072447977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47</text:p>
          </table:table-cell>
          <table:table-cell office:value-type="float" office:value="2.1103326976299" calcext:value-type="float">
            <text:p>2,1103326976299</text:p>
          </table:table-cell>
          <table:table-cell office:value-type="float" office:value="4.9607029557228" calcext:value-type="float">
            <text:p>4,9607029557228</text:p>
          </table:table-cell>
          <table:table-cell office:value-type="float" office:value="174.38844206986" calcext:value-type="float">
            <text:p>174,3884420698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58</text:p>
          </table:table-cell>
          <table:table-cell office:value-type="float" office:value="-1.445025652647" calcext:value-type="float">
            <text:p>-1,445025652647</text:p>
          </table:table-cell>
          <table:table-cell office:value-type="float" office:value="9.4484490156174" calcext:value-type="float">
            <text:p>9,4484490156174</text:p>
          </table:table-cell>
          <table:table-cell office:value-type="float" office:value="-121.35777351963" calcext:value-type="float">
            <text:p>-121,3577735196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69</text:p>
          </table:table-cell>
          <table:table-cell office:value-type="float" office:value="3.297207057476" calcext:value-type="float">
            <text:p>3,297207057476</text:p>
          </table:table-cell>
          <table:table-cell office:value-type="float" office:value="2.8374052047729" calcext:value-type="float">
            <text:p>2,8374052047729</text:p>
          </table:table-cell>
          <table:table-cell office:value-type="float" office:value="91.306030370627" calcext:value-type="float">
            <text:p>91,30603037062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80</text:p>
          </table:table-cell>
          <table:table-cell office:value-type="float" office:value="4.6162343025208" calcext:value-type="float">
            <text:p>4,6162343025208</text:p>
          </table:table-cell>
          <table:table-cell office:value-type="float" office:value="5.1026380062103" calcext:value-type="float">
            <text:p>5,1026380062103</text:p>
          </table:table-cell>
          <table:table-cell office:value-type="float" office:value="59.446355339828" calcext:value-type="float">
            <text:p>59,44635533982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391</text:p>
          </table:table-cell>
          <table:table-cell office:value-type="float" office:value="2.3780283331871" calcext:value-type="float">
            <text:p>2,3780283331871</text:p>
          </table:table-cell>
          <table:table-cell office:value-type="float" office:value="6.7406207323074" calcext:value-type="float">
            <text:p>6,7406207323074</text:p>
          </table:table-cell>
          <table:table-cell office:value-type="float" office:value="-41.5961245063" calcext:value-type="float">
            <text:p>-41,596124506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402</text:p>
          </table:table-cell>
          <table:table-cell office:value-type="float" office:value="7.6091849803925" calcext:value-type="float">
            <text:p>7,6091849803925</text:p>
          </table:table-cell>
          <table:table-cell office:value-type="float" office:value="3.869067132473" calcext:value-type="float">
            <text:p>3,869067132473</text:p>
          </table:table-cell>
          <table:table-cell office:value-type="float" office:value="166.33811118496" calcext:value-type="float">
            <text:p>166,3381111849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413</text:p>
          </table:table-cell>
          <table:table-cell office:value-type="float" office:value="9.2894494533539" calcext:value-type="float">
            <text:p>9,2894494533539</text:p>
          </table:table-cell>
          <table:table-cell office:value-type="float" office:value="8.7688463926315" calcext:value-type="float">
            <text:p>8,7688463926315</text:p>
          </table:table-cell>
          <table:table-cell office:value-type="float" office:value="-37.830234712856" calcext:value-type="float">
            <text:p>-37,83023471285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424</text:p>
          </table:table-cell>
          <table:table-cell office:value-type="float" office:value="-0.39355777204037" calcext:value-type="float">
            <text:p>-0,39355777204037</text:p>
          </table:table-cell>
          <table:table-cell office:value-type="float" office:value="9.0553826093674" calcext:value-type="float">
            <text:p>9,0553826093674</text:p>
          </table:table-cell>
          <table:table-cell office:value-type="float" office:value="97.869037063258" calcext:value-type="float">
            <text:p>97,86903706325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435</text:p>
          </table:table-cell>
          <table:table-cell office:value-type="float" office:value="-1.5794993937016" calcext:value-type="float">
            <text:p>-1,5794993937016</text:p>
          </table:table-cell>
          <table:table-cell office:value-type="float" office:value="10.721433162689" calcext:value-type="float">
            <text:p>10,721433162689</text:p>
          </table:table-cell>
          <table:table-cell office:value-type="float" office:value="-81.517525539277" calcext:value-type="float">
            <text:p>-81,51752553927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446</text:p>
          </table:table-cell>
          <table:table-cell office:value-type="float" office:value="1.8514007329941" calcext:value-type="float">
            <text:p>1,8514007329941</text:p>
          </table:table-cell>
          <table:table-cell office:value-type="float" office:value="3.5066714882851" calcext:value-type="float">
            <text:p>3,5066714882851</text:p>
          </table:table-cell>
          <table:table-cell office:value-type="float" office:value="138.35168947839" calcext:value-type="float">
            <text:p>138,3516894783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457</text:p>
          </table:table-cell>
          <table:table-cell office:value-type="float" office:value="-0.43832641094923" calcext:value-type="float">
            <text:p>-0,43832641094923</text:p>
          </table:table-cell>
          <table:table-cell office:value-type="float" office:value="9.3822365999222" calcext:value-type="float">
            <text:p>9,3822365999222</text:p>
          </table:table-cell>
          <table:table-cell office:value-type="float" office:value="-82.042199790857" calcext:value-type="float">
            <text:p>-82,04219979085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468</text:p>
          </table:table-cell>
          <table:table-cell office:value-type="float" office:value="0.37936504930258" calcext:value-type="float">
            <text:p>0,37936504930258</text:p>
          </table:table-cell>
          <table:table-cell office:value-type="float" office:value="8.8012897968292" calcext:value-type="float">
            <text:p>8,8012897968292</text:p>
          </table:table-cell>
          <table:table-cell office:value-type="float" office:value="77.114404386776" calcext:value-type="float">
            <text:p>77,11440438677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479</text:p>
          </table:table-cell>
          <table:table-cell office:value-type="float" office:value="3.4026962518692" calcext:value-type="float">
            <text:p>3,4026962518692</text:p>
          </table:table-cell>
          <table:table-cell office:value-type="float" office:value="11.073801517487" calcext:value-type="float">
            <text:p>11,073801517487</text:p>
          </table:table-cell>
          <table:table-cell office:value-type="float" office:value="1.3637678923121" calcext:value-type="float">
            <text:p>1,363767892312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490</text:p>
          </table:table-cell>
          <table:table-cell office:value-type="float" office:value="9.4125282764435" calcext:value-type="float">
            <text:p>9,4125282764435</text:p>
          </table:table-cell>
          <table:table-cell office:value-type="float" office:value="6.9877934455872" calcext:value-type="float">
            <text:p>6,9877934455872</text:p>
          </table:table-cell>
          <table:table-cell office:value-type="float" office:value="178.0321734726" calcext:value-type="float">
            <text:p>178,032173472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501</text:p>
          </table:table-cell>
          <table:table-cell office:value-type="float" office:value="0.14042602851987" calcext:value-type="float">
            <text:p>0,14042602851987</text:p>
          </table:table-cell>
          <table:table-cell office:value-type="float" office:value="9.7149074077606" calcext:value-type="float">
            <text:p>9,7149074077606</text:p>
          </table:table-cell>
          <table:table-cell office:value-type="float" office:value="110.47403903524" calcext:value-type="float">
            <text:p>110,4740390352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512</text:p>
          </table:table-cell>
          <table:table-cell office:value-type="float" office:value="3.0264690518379" calcext:value-type="float">
            <text:p>3,0264690518379</text:p>
          </table:table-cell>
          <table:table-cell office:value-type="float" office:value="11.007616519928" calcext:value-type="float">
            <text:p>11,007616519928</text:p>
          </table:table-cell>
          <table:table-cell office:value-type="float" office:value="-159.59358215332" calcext:value-type="float">
            <text:p>-159,5935821533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523</text:p>
          </table:table-cell>
          <table:table-cell office:value-type="float" office:value="2.2119481861591" calcext:value-type="float">
            <text:p>2,2119481861591</text:p>
          </table:table-cell>
          <table:table-cell office:value-type="float" office:value="8.8881027698517" calcext:value-type="float">
            <text:p>8,8881027698517</text:p>
          </table:table-cell>
          <table:table-cell office:value-type="float" office:value="150.50241749757" calcext:value-type="float">
            <text:p>150,5024174975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534</text:p>
          </table:table-cell>
          <table:table-cell office:value-type="float" office:value="2.7196770906448" calcext:value-type="float">
            <text:p>2,7196770906448</text:p>
          </table:table-cell>
          <table:table-cell office:value-type="float" office:value="10.886750221252" calcext:value-type="float">
            <text:p>10,886750221252</text:p>
          </table:table-cell>
          <table:table-cell office:value-type="float" office:value="22.115235305895" calcext:value-type="float">
            <text:p>22,11523530589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545</text:p>
          </table:table-cell>
          <table:table-cell office:value-type="float" office:value="0.58227844536304" calcext:value-type="float">
            <text:p>0,58227844536304</text:p>
          </table:table-cell>
          <table:table-cell office:value-type="float" office:value="8.4507244825363" calcext:value-type="float">
            <text:p>8,4507244825363</text:p>
          </table:table-cell>
          <table:table-cell office:value-type="float" office:value="33.25748519533" calcext:value-type="float">
            <text:p>33,2574851953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556</text:p>
          </table:table-cell>
          <table:table-cell office:value-type="float" office:value="7.1502065658569" calcext:value-type="float">
            <text:p>7,1502065658569</text:p>
          </table:table-cell>
          <table:table-cell office:value-type="float" office:value="8.6649769544601" calcext:value-type="float">
            <text:p>8,6649769544601</text:p>
          </table:table-cell>
          <table:table-cell office:value-type="float" office:value="145.06776317669" calcext:value-type="float">
            <text:p>145,0677631766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567</text:p>
          </table:table-cell>
          <table:table-cell office:value-type="float" office:value="8.8768166303635" calcext:value-type="float">
            <text:p>8,8768166303635</text:p>
          </table:table-cell>
          <table:table-cell office:value-type="float" office:value="11.056954860687" calcext:value-type="float">
            <text:p>11,056954860687</text:p>
          </table:table-cell>
          <table:table-cell office:value-type="float" office:value="-179.531231048" calcext:value-type="float">
            <text:p>-179,53123104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578</text:p>
          </table:table-cell>
          <table:table-cell office:value-type="float" office:value="-1.5948012471199" calcext:value-type="float">
            <text:p>-1,5948012471199</text:p>
          </table:table-cell>
          <table:table-cell office:value-type="float" office:value="11.046261787415" calcext:value-type="float">
            <text:p>11,046261787415</text:p>
          </table:table-cell>
          <table:table-cell office:value-type="float" office:value="-80.457851385615" calcext:value-type="float">
            <text:p>-80,45785138561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4</text:p>
          </table:table-cell>
          <table:table-cell office:value-type="string" calcext:value-type="string">
            <text:p>589</text:p>
          </table:table-cell>
          <table:table-cell office:value-type="float" office:value="1.8050754070282" calcext:value-type="float">
            <text:p>1,8050754070282</text:p>
          </table:table-cell>
          <table:table-cell office:value-type="float" office:value="9.7726857662201" calcext:value-type="float">
            <text:p>9,7726857662201</text:p>
          </table:table-cell>
          <table:table-cell office:value-type="float" office:value="-49.62888948477" calcext:value-type="float">
            <text:p>-49,6288894847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15</text:p>
          </table:table-cell>
          <table:table-cell office:value-type="float" office:value="-0.21512482315302" calcext:value-type="float">
            <text:p>-0,21512482315302</text:p>
          </table:table-cell>
          <table:table-cell office:value-type="float" office:value="2.2576348483562" calcext:value-type="float">
            <text:p>2,2576348483562</text:p>
          </table:table-cell>
          <table:table-cell office:value-type="float" office:value="151.96030914404" calcext:value-type="float">
            <text:p>151,9603091440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50</text:p>
          </table:table-cell>
          <table:table-cell office:value-type="float" office:value="2.4796140193939" calcext:value-type="float">
            <text:p>2,4796140193939</text:p>
          </table:table-cell>
          <table:table-cell office:value-type="float" office:value="1.3838836550713" calcext:value-type="float">
            <text:p>1,3838836550713</text:p>
          </table:table-cell>
          <table:table-cell office:value-type="float" office:value="-80.83413285055" calcext:value-type="float">
            <text:p>-80,8341328505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61</text:p>
          </table:table-cell>
          <table:table-cell office:value-type="float" office:value="-0.25442581623793" calcext:value-type="float">
            <text:p>-0,25442581623793</text:p>
          </table:table-cell>
          <table:table-cell office:value-type="float" office:value="0.53999651223421" calcext:value-type="float">
            <text:p>0,53999651223421</text:p>
          </table:table-cell>
          <table:table-cell office:value-type="float" office:value="-110.41554296093" calcext:value-type="float">
            <text:p>-110,4155429609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72</text:p>
          </table:table-cell>
          <table:table-cell office:value-type="float" office:value="6.6148412227631" calcext:value-type="float">
            <text:p>6,6148412227631</text:p>
          </table:table-cell>
          <table:table-cell office:value-type="float" office:value="-0.58042250573635" calcext:value-type="float">
            <text:p>-0,58042250573635</text:p>
          </table:table-cell>
          <table:table-cell office:value-type="float" office:value="134.23804872355" calcext:value-type="float">
            <text:p>134,2380487235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83</text:p>
          </table:table-cell>
          <table:table-cell office:value-type="float" office:value="4.2530861496925" calcext:value-type="float">
            <text:p>4,2530861496925</text:p>
          </table:table-cell>
          <table:table-cell office:value-type="float" office:value="0.73298908770084" calcext:value-type="float">
            <text:p>0,73298908770084</text:p>
          </table:table-cell>
          <table:table-cell office:value-type="float" office:value="89.985153477663" calcext:value-type="float">
            <text:p>89,98515347766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94</text:p>
          </table:table-cell>
          <table:table-cell office:value-type="float" office:value="6.620922088623" calcext:value-type="float">
            <text:p>6,620922088623</text:p>
          </table:table-cell>
          <table:table-cell office:value-type="float" office:value="1.2282045185566" calcext:value-type="float">
            <text:p>1,2282045185566</text:p>
          </table:table-cell>
          <table:table-cell office:value-type="float" office:value="-60.003332271697" calcext:value-type="float">
            <text:p>-60,00333227169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105</text:p>
          </table:table-cell>
          <table:table-cell office:value-type="float" office:value="9.19089615345" calcext:value-type="float">
            <text:p>9,19089615345</text:p>
          </table:table-cell>
          <table:table-cell office:value-type="float" office:value="2.2998766601086" calcext:value-type="float">
            <text:p>2,2998766601086</text:p>
          </table:table-cell>
          <table:table-cell office:value-type="float" office:value="24.552365587016" calcext:value-type="float">
            <text:p>24,55236558701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116</text:p>
          </table:table-cell>
          <table:table-cell office:value-type="float" office:value="-1.5029865503311" calcext:value-type="float">
            <text:p>-1,5029865503311</text:p>
          </table:table-cell>
          <table:table-cell office:value-type="float" office:value="-0.043725306168199" calcext:value-type="float">
            <text:p>-0,043725306168199</text:p>
          </table:table-cell>
          <table:table-cell office:value-type="float" office:value="107.71713135349" calcext:value-type="float">
            <text:p>107,7171313534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127</text:p>
          </table:table-cell>
          <table:table-cell office:value-type="float" office:value="3.2495728135109" calcext:value-type="float">
            <text:p>3,2495728135109</text:p>
          </table:table-cell>
          <table:table-cell office:value-type="float" office:value="1.1207745969296" calcext:value-type="float">
            <text:p>1,1207745969296</text:p>
          </table:table-cell>
          <table:table-cell office:value-type="float" office:value="139.78383191832" calcext:value-type="float">
            <text:p>139,7838319183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138</text:p>
          </table:table-cell>
          <table:table-cell office:value-type="float" office:value="1.9615563750267" calcext:value-type="float">
            <text:p>1,9615563750267</text:p>
          </table:table-cell>
          <table:table-cell office:value-type="float" office:value="2.4339552223682" calcext:value-type="float">
            <text:p>2,4339552223682</text:p>
          </table:table-cell>
          <table:table-cell office:value-type="float" office:value="-175.28366435106" calcext:value-type="float">
            <text:p>-175,2836643510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149</text:p>
          </table:table-cell>
          <table:table-cell office:value-type="float" office:value="4.6897155046463" calcext:value-type="float">
            <text:p>4,6897155046463</text:p>
          </table:table-cell>
          <table:table-cell office:value-type="float" office:value="-0.15275220386684" calcext:value-type="float">
            <text:p>-0,15275220386684</text:p>
          </table:table-cell>
          <table:table-cell office:value-type="float" office:value="37.876536132424" calcext:value-type="float">
            <text:p>37,87653613242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160</text:p>
          </table:table-cell>
          <table:table-cell office:value-type="float" office:value="2.6007235050201" calcext:value-type="float">
            <text:p>2,6007235050201</text:p>
          </table:table-cell>
          <table:table-cell office:value-type="float" office:value="4.2270320653915" calcext:value-type="float">
            <text:p>4,2270320653915</text:p>
          </table:table-cell>
          <table:table-cell office:value-type="float" office:value="-22.752312907747" calcext:value-type="float">
            <text:p>-22,75231290774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171</text:p>
          </table:table-cell>
          <table:table-cell office:value-type="float" office:value="6.9951421022415" calcext:value-type="float">
            <text:p>6,9951421022415</text:p>
          </table:table-cell>
          <table:table-cell office:value-type="float" office:value="-0.57348590344191" calcext:value-type="float">
            <text:p>-0,57348590344191</text:p>
          </table:table-cell>
          <table:table-cell office:value-type="float" office:value="-3.3952522856794" calcext:value-type="float">
            <text:p>-3,395252285679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182</text:p>
          </table:table-cell>
          <table:table-cell office:value-type="float" office:value="10.078276395798" calcext:value-type="float">
            <text:p>10,078276395798</text:p>
          </table:table-cell>
          <table:table-cell office:value-type="float" office:value="0.98048962652683" calcext:value-type="float">
            <text:p>0,98048962652683</text:p>
          </table:table-cell>
          <table:table-cell office:value-type="float" office:value="-146.52010589648" calcext:value-type="float">
            <text:p>-146,5201058964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193</text:p>
          </table:table-cell>
          <table:table-cell office:value-type="float" office:value="-0.83346977829933" calcext:value-type="float">
            <text:p>-0,83346977829933</text:p>
          </table:table-cell>
          <table:table-cell office:value-type="float" office:value="3.1394952535629" calcext:value-type="float">
            <text:p>3,1394952535629</text:p>
          </table:table-cell>
          <table:table-cell office:value-type="float" office:value="-153.26553697039" calcext:value-type="float">
            <text:p>-153,2655369703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204</text:p>
          </table:table-cell>
          <table:table-cell office:value-type="float" office:value="2.4692039191723" calcext:value-type="float">
            <text:p>2,4692039191723</text:p>
          </table:table-cell>
          <table:table-cell office:value-type="float" office:value="6.0492670536041" calcext:value-type="float">
            <text:p>6,0492670536041</text:p>
          </table:table-cell>
          <table:table-cell office:value-type="float" office:value="153.3419645516" calcext:value-type="float">
            <text:p>153,341964551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215</text:p>
          </table:table-cell>
          <table:table-cell office:value-type="float" office:value="0.40870256721973" calcext:value-type="float">
            <text:p>0,40870256721973</text:p>
          </table:table-cell>
          <table:table-cell office:value-type="float" office:value="3.335348367691" calcext:value-type="float">
            <text:p>3,335348367691</text:p>
          </table:table-cell>
          <table:table-cell office:value-type="float" office:value="-39.768016262419" calcext:value-type="float">
            <text:p>-39,76801626241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226</text:p>
          </table:table-cell>
          <table:table-cell office:value-type="float" office:value="2.3714296519756" calcext:value-type="float">
            <text:p>2,3714296519756</text:p>
          </table:table-cell>
          <table:table-cell office:value-type="float" office:value="2.3394663631916" calcext:value-type="float">
            <text:p>2,3394663631916</text:p>
          </table:table-cell>
          <table:table-cell office:value-type="float" office:value="-23.730623873935" calcext:value-type="float">
            <text:p>-23,73062387393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237</text:p>
          </table:table-cell>
          <table:table-cell office:value-type="float" office:value="5.3909713029861" calcext:value-type="float">
            <text:p>5,3909713029861</text:p>
          </table:table-cell>
          <table:table-cell office:value-type="float" office:value="0.72045303881168" calcext:value-type="float">
            <text:p>0,72045303881168</text:p>
          </table:table-cell>
          <table:table-cell office:value-type="float" office:value="-32.63812725711" calcext:value-type="float">
            <text:p>-32,6381272571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248</text:p>
          </table:table-cell>
          <table:table-cell office:value-type="float" office:value="7.0643150806427" calcext:value-type="float">
            <text:p>7,0643150806427</text:p>
          </table:table-cell>
          <table:table-cell office:value-type="float" office:value="2.5856322050095" calcext:value-type="float">
            <text:p>2,5856322050095</text:p>
          </table:table-cell>
          <table:table-cell office:value-type="float" office:value="-8.4677688824903" calcext:value-type="float">
            <text:p>-8,467768882490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259</text:p>
          </table:table-cell>
          <table:table-cell office:value-type="float" office:value="9.172175526619" calcext:value-type="float">
            <text:p>9,172175526619</text:p>
          </table:table-cell>
          <table:table-cell office:value-type="float" office:value="4.3075910210609" calcext:value-type="float">
            <text:p>4,3075910210609</text:p>
          </table:table-cell>
          <table:table-cell office:value-type="float" office:value="-129.07777925965" calcext:value-type="float">
            <text:p>-129,0777792596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270</text:p>
          </table:table-cell>
          <table:table-cell office:value-type="float" office:value="0.61242442578077" calcext:value-type="float">
            <text:p>0,61242442578077</text:p>
          </table:table-cell>
          <table:table-cell office:value-type="float" office:value="5.5945056676865" calcext:value-type="float">
            <text:p>5,5945056676865</text:p>
          </table:table-cell>
          <table:table-cell office:value-type="float" office:value="-102.05238791788" calcext:value-type="float">
            <text:p>-102,0523879178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281</text:p>
          </table:table-cell>
          <table:table-cell office:value-type="float" office:value="1.0416650772095" calcext:value-type="float">
            <text:p>1,0416650772095</text:p>
          </table:table-cell>
          <table:table-cell office:value-type="float" office:value="7.7697122097015" calcext:value-type="float">
            <text:p>7,7697122097015</text:p>
          </table:table-cell>
          <table:table-cell office:value-type="float" office:value="166.89258016598" calcext:value-type="float">
            <text:p>166,8925801659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292</text:p>
          </table:table-cell>
          <table:table-cell office:value-type="float" office:value="6.5591728687286" calcext:value-type="float">
            <text:p>6,5591728687286</text:p>
          </table:table-cell>
          <table:table-cell office:value-type="float" office:value="2.1018843352795" calcext:value-type="float">
            <text:p>2,1018843352795</text:p>
          </table:table-cell>
          <table:table-cell office:value-type="float" office:value="-152.65486802265" calcext:value-type="float">
            <text:p>-152,6548680226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03</text:p>
          </table:table-cell>
          <table:table-cell office:value-type="float" office:value="1.8068154156208" calcext:value-type="float">
            <text:p>1,8068154156208</text:p>
          </table:table-cell>
          <table:table-cell office:value-type="float" office:value="5.8950698375702" calcext:value-type="float">
            <text:p>5,8950698375702</text:p>
          </table:table-cell>
          <table:table-cell office:value-type="float" office:value="-66.176178349051" calcext:value-type="float">
            <text:p>-66,17617834905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14</text:p>
          </table:table-cell>
          <table:table-cell office:value-type="float" office:value="7.5780016183853" calcext:value-type="float">
            <text:p>7,5780016183853</text:p>
          </table:table-cell>
          <table:table-cell office:value-type="float" office:value="8.2157707214355" calcext:value-type="float">
            <text:p>8,2157707214355</text:p>
          </table:table-cell>
          <table:table-cell office:value-type="float" office:value="-7.4783267488905" calcext:value-type="float">
            <text:p>-7,478326748890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25</text:p>
          </table:table-cell>
          <table:table-cell office:value-type="float" office:value="5.7161313295364" calcext:value-type="float">
            <text:p>5,7161313295364</text:p>
          </table:table-cell>
          <table:table-cell office:value-type="float" office:value="6.7794531583786" calcext:value-type="float">
            <text:p>6,7794531583786</text:p>
          </table:table-cell>
          <table:table-cell office:value-type="float" office:value="-27.75599945123" calcext:value-type="float">
            <text:p>-27,7559994512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36</text:p>
          </table:table-cell>
          <table:table-cell office:value-type="float" office:value="10.07675409317" calcext:value-type="float">
            <text:p>10,07675409317</text:p>
          </table:table-cell>
          <table:table-cell office:value-type="float" office:value="5.3777402639389" calcext:value-type="float">
            <text:p>5,3777402639389</text:p>
          </table:table-cell>
          <table:table-cell office:value-type="float" office:value="93.134265037099" calcext:value-type="float">
            <text:p>93,13426503709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47</text:p>
          </table:table-cell>
          <table:table-cell office:value-type="float" office:value="2.4749222397804" calcext:value-type="float">
            <text:p>2,4749222397804</text:p>
          </table:table-cell>
          <table:table-cell office:value-type="float" office:value="4.9916380643845" calcext:value-type="float">
            <text:p>4,9916380643845</text:p>
          </table:table-cell>
          <table:table-cell office:value-type="float" office:value="-171.8678079593" calcext:value-type="float">
            <text:p>-171,867807959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58</text:p>
          </table:table-cell>
          <table:table-cell office:value-type="float" office:value="-1.1680420488119" calcext:value-type="float">
            <text:p>-1,1680420488119</text:p>
          </table:table-cell>
          <table:table-cell office:value-type="float" office:value="9.5773667097092" calcext:value-type="float">
            <text:p>9,5773667097092</text:p>
          </table:table-cell>
          <table:table-cell office:value-type="float" office:value="-163.55216730932" calcext:value-type="float">
            <text:p>-163,5521673093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69</text:p>
          </table:table-cell>
          <table:table-cell office:value-type="float" office:value="3.384947180748" calcext:value-type="float">
            <text:p>3,384947180748</text:p>
          </table:table-cell>
          <table:table-cell office:value-type="float" office:value="2.5921502709389" calcext:value-type="float">
            <text:p>2,5921502709389</text:p>
          </table:table-cell>
          <table:table-cell office:value-type="float" office:value="113.08385915817" calcext:value-type="float">
            <text:p>113,0838591581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80</text:p>
          </table:table-cell>
          <table:table-cell office:value-type="float" office:value="4.4243437051773" calcext:value-type="float">
            <text:p>4,4243437051773</text:p>
          </table:table-cell>
          <table:table-cell office:value-type="float" office:value="4.8367047309875" calcext:value-type="float">
            <text:p>4,8367047309875</text:p>
          </table:table-cell>
          <table:table-cell office:value-type="float" office:value="52.656341510214" calcext:value-type="float">
            <text:p>52,65634151021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391</text:p>
          </table:table-cell>
          <table:table-cell office:value-type="float" office:value="2.1216145157814" calcext:value-type="float">
            <text:p>2,1216145157814</text:p>
          </table:table-cell>
          <table:table-cell office:value-type="float" office:value="6.9623053073883" calcext:value-type="float">
            <text:p>6,9623053073883</text:p>
          </table:table-cell>
          <table:table-cell office:value-type="float" office:value="-40.682058425466" calcext:value-type="float">
            <text:p>-40,68205842546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402</text:p>
          </table:table-cell>
          <table:table-cell office:value-type="float" office:value="7.4766731262207" calcext:value-type="float">
            <text:p>7,4766731262207</text:p>
          </table:table-cell>
          <table:table-cell office:value-type="float" office:value="4.0985876321793" calcext:value-type="float">
            <text:p>4,0985876321793</text:p>
          </table:table-cell>
          <table:table-cell office:value-type="float" office:value="-67.356411818486" calcext:value-type="float">
            <text:p>-67,35641181848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413</text:p>
          </table:table-cell>
          <table:table-cell office:value-type="float" office:value="9.1743135452271" calcext:value-type="float">
            <text:p>9,1743135452271</text:p>
          </table:table-cell>
          <table:table-cell office:value-type="float" office:value="9.0544307231903" calcext:value-type="float">
            <text:p>9,0544307231903</text:p>
          </table:table-cell>
          <table:table-cell office:value-type="float" office:value="-75.467808231427" calcext:value-type="float">
            <text:p>-75,46780823142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424</text:p>
          </table:table-cell>
          <table:table-cell office:value-type="float" office:value="-0.38506727665663" calcext:value-type="float">
            <text:p>-0,38506727665663</text:p>
          </table:table-cell>
          <table:table-cell office:value-type="float" office:value="9.0836918354034" calcext:value-type="float">
            <text:p>9,0836918354034</text:p>
          </table:table-cell>
          <table:table-cell office:value-type="float" office:value="102.27818549818" calcext:value-type="float">
            <text:p>102,2781854981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435</text:p>
          </table:table-cell>
          <table:table-cell office:value-type="float" office:value="-1.5850389003754" calcext:value-type="float">
            <text:p>-1,5850389003754</text:p>
          </table:table-cell>
          <table:table-cell office:value-type="float" office:value="10.762188434601" calcext:value-type="float">
            <text:p>10,762188434601</text:p>
          </table:table-cell>
          <table:table-cell office:value-type="float" office:value="-33.416791326681" calcext:value-type="float">
            <text:p>-33,41679132668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446</text:p>
          </table:table-cell>
          <table:table-cell office:value-type="float" office:value="2.1628603339195" calcext:value-type="float">
            <text:p>2,1628603339195</text:p>
          </table:table-cell>
          <table:table-cell office:value-type="float" office:value="3.423720896244" calcext:value-type="float">
            <text:p>3,423720896244</text:p>
          </table:table-cell>
          <table:table-cell office:value-type="float" office:value="172.32907957332" calcext:value-type="float">
            <text:p>172,3290795733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457</text:p>
          </table:table-cell>
          <table:table-cell office:value-type="float" office:value="-0.45753233134747" calcext:value-type="float">
            <text:p>-0,45753233134747</text:p>
          </table:table-cell>
          <table:table-cell office:value-type="float" office:value="9.4055569171906" calcext:value-type="float">
            <text:p>9,4055569171906</text:p>
          </table:table-cell>
          <table:table-cell office:value-type="float" office:value="-77.714549508064" calcext:value-type="float">
            <text:p>-77,71454950806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468</text:p>
          </table:table-cell>
          <table:table-cell office:value-type="float" office:value="0.45093454420567" calcext:value-type="float">
            <text:p>0,45093454420567</text:p>
          </table:table-cell>
          <table:table-cell office:value-type="float" office:value="9.1284066438675" calcext:value-type="float">
            <text:p>9,1284066438675</text:p>
          </table:table-cell>
          <table:table-cell office:value-type="float" office:value="77.390203810042" calcext:value-type="float">
            <text:p>77,39020381004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479</text:p>
          </table:table-cell>
          <table:table-cell office:value-type="float" office:value="3.6551815271378" calcext:value-type="float">
            <text:p>3,6551815271378</text:p>
          </table:table-cell>
          <table:table-cell office:value-type="float" office:value="11.081753969193" calcext:value-type="float">
            <text:p>11,081753969193</text:p>
          </table:table-cell>
          <table:table-cell office:value-type="float" office:value="1.5786867232839" calcext:value-type="float">
            <text:p>1,578686723283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490</text:p>
          </table:table-cell>
          <table:table-cell office:value-type="float" office:value="9.7534453868866" calcext:value-type="float">
            <text:p>9,7534453868866</text:p>
          </table:table-cell>
          <table:table-cell office:value-type="float" office:value="7.0005005598068" calcext:value-type="float">
            <text:p>7,0005005598068</text:p>
          </table:table-cell>
          <table:table-cell office:value-type="float" office:value="-176.761783612" calcext:value-type="float">
            <text:p>-176,76178361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501</text:p>
          </table:table-cell>
          <table:table-cell office:value-type="float" office:value="0.21312620490789" calcext:value-type="float">
            <text:p>0,21312620490789</text:p>
          </table:table-cell>
          <table:table-cell office:value-type="float" office:value="9.5146191120148" calcext:value-type="float">
            <text:p>9,5146191120148</text:p>
          </table:table-cell>
          <table:table-cell office:value-type="float" office:value="110.01063532131" calcext:value-type="float">
            <text:p>110,0106353213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512</text:p>
          </table:table-cell>
          <table:table-cell office:value-type="float" office:value="2.9961544275284" calcext:value-type="float">
            <text:p>2,9961544275284</text:p>
          </table:table-cell>
          <table:table-cell office:value-type="float" office:value="11.026647090912" calcext:value-type="float">
            <text:p>11,026647090912</text:p>
          </table:table-cell>
          <table:table-cell office:value-type="float" office:value="-149.51469488205" calcext:value-type="float">
            <text:p>-149,5146948820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523</text:p>
          </table:table-cell>
          <table:table-cell office:value-type="float" office:value="2.501508295536" calcext:value-type="float">
            <text:p>2,501508295536</text:p>
          </table:table-cell>
          <table:table-cell office:value-type="float" office:value="8.7851506471634" calcext:value-type="float">
            <text:p>8,7851506471634</text:p>
          </table:table-cell>
          <table:table-cell office:value-type="float" office:value="163.15335528866" calcext:value-type="float">
            <text:p>163,1533552886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534</text:p>
          </table:table-cell>
          <table:table-cell office:value-type="float" office:value="2.7101475000381" calcext:value-type="float">
            <text:p>2,7101475000381</text:p>
          </table:table-cell>
          <table:table-cell office:value-type="float" office:value="10.862482786179" calcext:value-type="float">
            <text:p>10,862482786179</text:p>
          </table:table-cell>
          <table:table-cell office:value-type="float" office:value="29.156305607717" calcext:value-type="float">
            <text:p>29,15630560771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545</text:p>
          </table:table-cell>
          <table:table-cell office:value-type="float" office:value="0.88281318545341" calcext:value-type="float">
            <text:p>0,88281318545341</text:p>
          </table:table-cell>
          <table:table-cell office:value-type="float" office:value="8.6576253175735" calcext:value-type="float">
            <text:p>8,6576253175735</text:p>
          </table:table-cell>
          <table:table-cell office:value-type="float" office:value="35.028163414852" calcext:value-type="float">
            <text:p>35,02816341485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556</text:p>
          </table:table-cell>
          <table:table-cell office:value-type="float" office:value="7.3300790786743" calcext:value-type="float">
            <text:p>7,3300790786743</text:p>
          </table:table-cell>
          <table:table-cell office:value-type="float" office:value="8.5697793960571" calcext:value-type="float">
            <text:p>8,5697793960571</text:p>
          </table:table-cell>
          <table:table-cell office:value-type="float" office:value="152.79596930097" calcext:value-type="float">
            <text:p>152,7959693009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567</text:p>
          </table:table-cell>
          <table:table-cell office:value-type="float" office:value="9.2693340778351" calcext:value-type="float">
            <text:p>9,2693340778351</text:p>
          </table:table-cell>
          <table:table-cell office:value-type="float" office:value="11.073404550552" calcext:value-type="float">
            <text:p>11,073404550552</text:p>
          </table:table-cell>
          <table:table-cell office:value-type="float" office:value="-177.24568828656" calcext:value-type="float">
            <text:p>-177,2456882865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578</text:p>
          </table:table-cell>
          <table:table-cell office:value-type="float" office:value="-1.5056768059731" calcext:value-type="float">
            <text:p>-1,5056768059731</text:p>
          </table:table-cell>
          <table:table-cell office:value-type="float" office:value="11.043474674225" calcext:value-type="float">
            <text:p>11,043474674225</text:p>
          </table:table-cell>
          <table:table-cell office:value-type="float" office:value="-95.493665926016" calcext:value-type="float">
            <text:p>-95,49366592601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5</text:p>
          </table:table-cell>
          <table:table-cell office:value-type="string" calcext:value-type="string">
            <text:p>589</text:p>
          </table:table-cell>
          <table:table-cell office:value-type="float" office:value="1.752721965313" calcext:value-type="float">
            <text:p>1,752721965313</text:p>
          </table:table-cell>
          <table:table-cell office:value-type="float" office:value="9.9870508909225" calcext:value-type="float">
            <text:p>9,9870508909225</text:p>
          </table:table-cell>
          <table:table-cell office:value-type="float" office:value="-78.740752426682" calcext:value-type="float">
            <text:p>-78,74075242668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15</text:p>
          </table:table-cell>
          <table:table-cell office:value-type="float" office:value="0.014339832123369" calcext:value-type="float">
            <text:p>0,014339832123369</text:p>
          </table:table-cell>
          <table:table-cell office:value-type="float" office:value="2.2111675143242" calcext:value-type="float">
            <text:p>2,2111675143242</text:p>
          </table:table-cell>
          <table:table-cell office:value-type="float" office:value="171.83150759168" calcext:value-type="float">
            <text:p>171,8315075916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50</text:p>
          </table:table-cell>
          <table:table-cell office:value-type="float" office:value="2.3922157287598" calcext:value-type="float">
            <text:p>2,3922157287598</text:p>
          </table:table-cell>
          <table:table-cell office:value-type="float" office:value="1.6652227938175" calcext:value-type="float">
            <text:p>1,6652227938175</text:p>
          </table:table-cell>
          <table:table-cell office:value-type="float" office:value="-71.440100669861" calcext:value-type="float">
            <text:p>-71,44010066986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61</text:p>
          </table:table-cell>
          <table:table-cell office:value-type="float" office:value="-0.045478520914912" calcext:value-type="float">
            <text:p>-0,045478520914912</text:p>
          </table:table-cell>
          <table:table-cell office:value-type="float" office:value="0.8177100867033" calcext:value-type="float">
            <text:p>0,8177100867033</text:p>
          </table:table-cell>
          <table:table-cell office:value-type="float" office:value="-132.59419969692" calcext:value-type="float">
            <text:p>-132,5941996969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72</text:p>
          </table:table-cell>
          <table:table-cell office:value-type="float" office:value="6.4046841859818" calcext:value-type="float">
            <text:p>6,4046841859818</text:p>
          </table:table-cell>
          <table:table-cell office:value-type="float" office:value="-0.32671272754669" calcext:value-type="float">
            <text:p>-0,32671272754669</text:p>
          </table:table-cell>
          <table:table-cell office:value-type="float" office:value="133.57961253755" calcext:value-type="float">
            <text:p>133,5796125375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83</text:p>
          </table:table-cell>
          <table:table-cell office:value-type="float" office:value="4.2158311605453" calcext:value-type="float">
            <text:p>4,2158311605453</text:p>
          </table:table-cell>
          <table:table-cell office:value-type="float" office:value="0.51269702613354" calcext:value-type="float">
            <text:p>0,51269702613354</text:p>
          </table:table-cell>
          <table:table-cell office:value-type="float" office:value="78.47900982875" calcext:value-type="float">
            <text:p>78,4790098287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94</text:p>
          </table:table-cell>
          <table:table-cell office:value-type="float" office:value="6.5526974201202" calcext:value-type="float">
            <text:p>6,5526974201202</text:p>
          </table:table-cell>
          <table:table-cell office:value-type="float" office:value="1.3932982087135" calcext:value-type="float">
            <text:p>1,3932982087135</text:p>
          </table:table-cell>
          <table:table-cell office:value-type="float" office:value="-67.277647127771" calcext:value-type="float">
            <text:p>-67,27764712777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105</text:p>
          </table:table-cell>
          <table:table-cell office:value-type="float" office:value="9.0678948163986" calcext:value-type="float">
            <text:p>9,0678948163986</text:p>
          </table:table-cell>
          <table:table-cell office:value-type="float" office:value="2.158909291029" calcext:value-type="float">
            <text:p>2,158909291029</text:p>
          </table:table-cell>
          <table:table-cell office:value-type="float" office:value="49.095768837412" calcext:value-type="float">
            <text:p>49,09576883741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116</text:p>
          </table:table-cell>
          <table:table-cell office:value-type="float" office:value="-1.3398870825768" calcext:value-type="float">
            <text:p>-1,3398870825768</text:p>
          </table:table-cell>
          <table:table-cell office:value-type="float" office:value="-0.38988627493382" calcext:value-type="float">
            <text:p>-0,38988627493382</text:p>
          </table:table-cell>
          <table:table-cell office:value-type="float" office:value="114.58737910933" calcext:value-type="float">
            <text:p>114,5873791093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127</text:p>
          </table:table-cell>
          <table:table-cell office:value-type="float" office:value="3.5631984472275" calcext:value-type="float">
            <text:p>3,5631984472275</text:p>
          </table:table-cell>
          <table:table-cell office:value-type="float" office:value="0.90276502072811" calcext:value-type="float">
            <text:p>0,90276502072811</text:p>
          </table:table-cell>
          <table:table-cell office:value-type="float" office:value="147.04333141351" calcext:value-type="float">
            <text:p>147,0433314135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138</text:p>
          </table:table-cell>
          <table:table-cell office:value-type="float" office:value="1.5937781333923" calcext:value-type="float">
            <text:p>1,5937781333923</text:p>
          </table:table-cell>
          <table:table-cell office:value-type="float" office:value="2.4129414558411" calcext:value-type="float">
            <text:p>2,4129414558411</text:p>
          </table:table-cell>
          <table:table-cell office:value-type="float" office:value="-169.34027185865" calcext:value-type="float">
            <text:p>-169,3402718586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149</text:p>
          </table:table-cell>
          <table:table-cell office:value-type="float" office:value="4.5347699522972" calcext:value-type="float">
            <text:p>4,5347699522972</text:p>
          </table:table-cell>
          <table:table-cell office:value-type="float" office:value="-0.27182335034013" calcext:value-type="float">
            <text:p>-0,27182335034013</text:p>
          </table:table-cell>
          <table:table-cell office:value-type="float" office:value="37.424366944914" calcext:value-type="float">
            <text:p>37,42436694491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160</text:p>
          </table:table-cell>
          <table:table-cell office:value-type="float" office:value="2.3100197315216" calcext:value-type="float">
            <text:p>2,3100197315216</text:p>
          </table:table-cell>
          <table:table-cell office:value-type="float" office:value="4.158182144165" calcext:value-type="float">
            <text:p>4,158182144165</text:p>
          </table:table-cell>
          <table:table-cell office:value-type="float" office:value="22.028837424175" calcext:value-type="float">
            <text:p>22,02883742417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171</text:p>
          </table:table-cell>
          <table:table-cell office:value-type="float" office:value="7.3171043395996" calcext:value-type="float">
            <text:p>7,3171043395996</text:p>
          </table:table-cell>
          <table:table-cell office:value-type="float" office:value="-0.58500617742538" calcext:value-type="float">
            <text:p>-0,58500617742538</text:p>
          </table:table-cell>
          <table:table-cell office:value-type="float" office:value="-8.364025479669" calcext:value-type="float">
            <text:p>-8,36402547966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182</text:p>
          </table:table-cell>
          <table:table-cell office:value-type="float" office:value="10.08501291275" calcext:value-type="float">
            <text:p>10,08501291275</text:p>
          </table:table-cell>
          <table:table-cell office:value-type="float" office:value="1.2240131944418" calcext:value-type="float">
            <text:p>1,2240131944418</text:p>
          </table:table-cell>
          <table:table-cell office:value-type="float" office:value="-147.79567566647" calcext:value-type="float">
            <text:p>-147,7956756664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193</text:p>
          </table:table-cell>
          <table:table-cell office:value-type="float" office:value="-0.56757770478725" calcext:value-type="float">
            <text:p>-0,56757770478725</text:p>
          </table:table-cell>
          <table:table-cell office:value-type="float" office:value="3.3017456531525" calcext:value-type="float">
            <text:p>3,3017456531525</text:p>
          </table:table-cell>
          <table:table-cell office:value-type="float" office:value="-147.76398118135" calcext:value-type="float">
            <text:p>-147,7639811813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204</text:p>
          </table:table-cell>
          <table:table-cell office:value-type="float" office:value="2.743952870369" calcext:value-type="float">
            <text:p>2,743952870369</text:p>
          </table:table-cell>
          <table:table-cell office:value-type="float" office:value="5.8425539731979" calcext:value-type="float">
            <text:p>5,8425539731979</text:p>
          </table:table-cell>
          <table:table-cell office:value-type="float" office:value="145.24325139963" calcext:value-type="float">
            <text:p>145,2432513996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215</text:p>
          </table:table-cell>
          <table:table-cell office:value-type="float" office:value="0.37917699664831" calcext:value-type="float">
            <text:p>0,37917699664831</text:p>
          </table:table-cell>
          <table:table-cell office:value-type="float" office:value="3.5875540971756" calcext:value-type="float">
            <text:p>3,5875540971756</text:p>
          </table:table-cell>
          <table:table-cell office:value-type="float" office:value="-87.890016804835" calcext:value-type="float">
            <text:p>-87,89001680483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226</text:p>
          </table:table-cell>
          <table:table-cell office:value-type="float" office:value="2.6998919248581" calcext:value-type="float">
            <text:p>2,6998919248581</text:p>
          </table:table-cell>
          <table:table-cell office:value-type="float" office:value="2.1848292648792" calcext:value-type="float">
            <text:p>2,1848292648792</text:p>
          </table:table-cell>
          <table:table-cell office:value-type="float" office:value="-17.109293656744" calcext:value-type="float">
            <text:p>-17,10929365674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237</text:p>
          </table:table-cell>
          <table:table-cell office:value-type="float" office:value="5.1768976449966" calcext:value-type="float">
            <text:p>5,1768976449966</text:p>
          </table:table-cell>
          <table:table-cell office:value-type="float" office:value="0.95153547823429" calcext:value-type="float">
            <text:p>0,95153547823429</text:p>
          </table:table-cell>
          <table:table-cell office:value-type="float" office:value="-50.778672194025" calcext:value-type="float">
            <text:p>-50,77867219402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248</text:p>
          </table:table-cell>
          <table:table-cell office:value-type="float" office:value="6.8629330396652" calcext:value-type="float">
            <text:p>6,8629330396652</text:p>
          </table:table-cell>
          <table:table-cell office:value-type="float" office:value="2.7383804321289" calcext:value-type="float">
            <text:p>2,7383804321289</text:p>
          </table:table-cell>
          <table:table-cell office:value-type="float" office:value="-41.684046292761" calcext:value-type="float">
            <text:p>-41,68404629276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259</text:p>
          </table:table-cell>
          <table:table-cell office:value-type="float" office:value="9.3623721599579" calcext:value-type="float">
            <text:p>9,3623721599579</text:p>
          </table:table-cell>
          <table:table-cell office:value-type="float" office:value="4.6288615465164" calcext:value-type="float">
            <text:p>4,6288615465164</text:p>
          </table:table-cell>
          <table:table-cell office:value-type="float" office:value="-118.21676667329" calcext:value-type="float">
            <text:p>-118,2167666732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270</text:p>
          </table:table-cell>
          <table:table-cell office:value-type="float" office:value="0.58394968509674" calcext:value-type="float">
            <text:p>0,58394968509674</text:p>
          </table:table-cell>
          <table:table-cell office:value-type="float" office:value="5.7993710041046" calcext:value-type="float">
            <text:p>5,7993710041046</text:p>
          </table:table-cell>
          <table:table-cell office:value-type="float" office:value="-73.337772089964" calcext:value-type="float">
            <text:p>-73,33777208996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281</text:p>
          </table:table-cell>
          <table:table-cell office:value-type="float" office:value="1.2384309619665" calcext:value-type="float">
            <text:p>1,2384309619665</text:p>
          </table:table-cell>
          <table:table-cell office:value-type="float" office:value="7.619549036026" calcext:value-type="float">
            <text:p>7,619549036026</text:p>
          </table:table-cell>
          <table:table-cell office:value-type="float" office:value="137.36853174343" calcext:value-type="float">
            <text:p>137,3685317434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292</text:p>
          </table:table-cell>
          <table:table-cell office:value-type="float" office:value="6.9124048948288" calcext:value-type="float">
            <text:p>6,9124048948288</text:p>
          </table:table-cell>
          <table:table-cell office:value-type="float" office:value="2.2845458984375" calcext:value-type="float">
            <text:p>2,2845458984375</text:p>
          </table:table-cell>
          <table:table-cell office:value-type="float" office:value="-152.62667236814" calcext:value-type="float">
            <text:p>-152,6266723681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03</text:p>
          </table:table-cell>
          <table:table-cell office:value-type="float" office:value="1.6898766160011" calcext:value-type="float">
            <text:p>1,6898766160011</text:p>
          </table:table-cell>
          <table:table-cell office:value-type="float" office:value="6.171749830246" calcext:value-type="float">
            <text:p>6,171749830246</text:p>
          </table:table-cell>
          <table:table-cell office:value-type="float" office:value="-67.534824845138" calcext:value-type="float">
            <text:p>-67,53482484513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14</text:p>
          </table:table-cell>
          <table:table-cell office:value-type="float" office:value="7.866073846817" calcext:value-type="float">
            <text:p>7,866073846817</text:p>
          </table:table-cell>
          <table:table-cell office:value-type="float" office:value="8.196479678154" calcext:value-type="float">
            <text:p>8,196479678154</text:p>
          </table:table-cell>
          <table:table-cell office:value-type="float" office:value="-2.6312959469428" calcext:value-type="float">
            <text:p>-2,631295946942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25</text:p>
          </table:table-cell>
          <table:table-cell office:value-type="float" office:value="5.4193568229675" calcext:value-type="float">
            <text:p>5,4193568229675</text:p>
          </table:table-cell>
          <table:table-cell office:value-type="float" office:value="6.7858320474625" calcext:value-type="float">
            <text:p>6,7858320474625</text:p>
          </table:table-cell>
          <table:table-cell office:value-type="float" office:value="14.125159306891" calcext:value-type="float">
            <text:p>14,12515930689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36</text:p>
          </table:table-cell>
          <table:table-cell office:value-type="float" office:value="9.9029904603958" calcext:value-type="float">
            <text:p>9,9029904603958</text:p>
          </table:table-cell>
          <table:table-cell office:value-type="float" office:value="5.1446688175201" calcext:value-type="float">
            <text:p>5,1446688175201</text:p>
          </table:table-cell>
          <table:table-cell office:value-type="float" office:value="44.180489269791" calcext:value-type="float">
            <text:p>44,18048926979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47</text:p>
          </table:table-cell>
          <table:table-cell office:value-type="float" office:value="2.8201025724411" calcext:value-type="float">
            <text:p>2,8201025724411</text:p>
          </table:table-cell>
          <table:table-cell office:value-type="float" office:value="5.1092898845673" calcext:value-type="float">
            <text:p>5,1092898845673</text:p>
          </table:table-cell>
          <table:table-cell office:value-type="float" office:value="-157.92603401621" calcext:value-type="float">
            <text:p>-157,9260340162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58</text:p>
          </table:table-cell>
          <table:table-cell office:value-type="float" office:value="-0.83833262324333" calcext:value-type="float">
            <text:p>-0,83833262324333</text:p>
          </table:table-cell>
          <table:table-cell office:value-type="float" office:value="9.5720416307449" calcext:value-type="float">
            <text:p>9,5720416307449</text:p>
          </table:table-cell>
          <table:table-cell office:value-type="float" office:value="179.94185162198" calcext:value-type="float">
            <text:p>179,9418516219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69</text:p>
          </table:table-cell>
          <table:table-cell office:value-type="float" office:value="3.5570022463799" calcext:value-type="float">
            <text:p>3,5570022463799</text:p>
          </table:table-cell>
          <table:table-cell office:value-type="float" office:value="2.3967239260674" calcext:value-type="float">
            <text:p>2,3967239260674</text:p>
          </table:table-cell>
          <table:table-cell office:value-type="float" office:value="134.85797043819" calcext:value-type="float">
            <text:p>134,8579704381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80</text:p>
          </table:table-cell>
          <table:table-cell office:value-type="float" office:value="4.2021885514259" calcext:value-type="float">
            <text:p>4,2021885514259</text:p>
          </table:table-cell>
          <table:table-cell office:value-type="float" office:value="4.5948162674904" calcext:value-type="float">
            <text:p>4,5948162674904</text:p>
          </table:table-cell>
          <table:table-cell office:value-type="float" office:value="46.091694740733" calcext:value-type="float">
            <text:p>46,09169474073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391</text:p>
          </table:table-cell>
          <table:table-cell office:value-type="float" office:value="1.8643645942211" calcext:value-type="float">
            <text:p>1,8643645942211</text:p>
          </table:table-cell>
          <table:table-cell office:value-type="float" office:value="7.1590173244476" calcext:value-type="float">
            <text:p>7,1590173244476</text:p>
          </table:table-cell>
          <table:table-cell office:value-type="float" office:value="-33.333410502999" calcext:value-type="float">
            <text:p>-33,33341050299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402</text:p>
          </table:table-cell>
          <table:table-cell office:value-type="float" office:value="7.2288942337036" calcext:value-type="float">
            <text:p>7,2288942337036</text:p>
          </table:table-cell>
          <table:table-cell office:value-type="float" office:value="4.1209721565247" calcext:value-type="float">
            <text:p>4,1209721565247</text:p>
          </table:table-cell>
          <table:table-cell office:value-type="float" office:value="4.7245305150178" calcext:value-type="float">
            <text:p>4,724530515017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413</text:p>
          </table:table-cell>
          <table:table-cell office:value-type="float" office:value="9.2300796508789" calcext:value-type="float">
            <text:p>9,2300796508789</text:p>
          </table:table-cell>
          <table:table-cell office:value-type="float" office:value="9.3407362699509" calcext:value-type="float">
            <text:p>9,3407362699509</text:p>
          </table:table-cell>
          <table:table-cell office:value-type="float" office:value="-104.78315687483" calcext:value-type="float">
            <text:p>-104,7831568748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424</text:p>
          </table:table-cell>
          <table:table-cell office:value-type="float" office:value="-0.39449222385883" calcext:value-type="float">
            <text:p>-0,39449222385883</text:p>
          </table:table-cell>
          <table:table-cell office:value-type="float" office:value="9.1079819202423" calcext:value-type="float">
            <text:p>9,1079819202423</text:p>
          </table:table-cell>
          <table:table-cell office:value-type="float" office:value="101.65192215306" calcext:value-type="float">
            <text:p>101,6519221530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435</text:p>
          </table:table-cell>
          <table:table-cell office:value-type="float" office:value="-1.5833885967731" calcext:value-type="float">
            <text:p>-1,5833885967731</text:p>
          </table:table-cell>
          <table:table-cell office:value-type="float" office:value="10.814116001129" calcext:value-type="float">
            <text:p>10,814116001129</text:p>
          </table:table-cell>
          <table:table-cell office:value-type="float" office:value="-34.310896305522" calcext:value-type="float">
            <text:p>-34,31089630552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446</text:p>
          </table:table-cell>
          <table:table-cell office:value-type="float" office:value="2.525075674057" calcext:value-type="float">
            <text:p>2,525075674057</text:p>
          </table:table-cell>
          <table:table-cell office:value-type="float" office:value="3.4544077515602" calcext:value-type="float">
            <text:p>3,4544077515602</text:p>
          </table:table-cell>
          <table:table-cell office:value-type="float" office:value="-172.58601127916" calcext:value-type="float">
            <text:p>-172,5860112791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457</text:p>
          </table:table-cell>
          <table:table-cell office:value-type="float" office:value="-0.46006627380848" calcext:value-type="float">
            <text:p>-0,46006627380848</text:p>
          </table:table-cell>
          <table:table-cell office:value-type="float" office:value="9.4307976961136" calcext:value-type="float">
            <text:p>9,4307976961136</text:p>
          </table:table-cell>
          <table:table-cell office:value-type="float" office:value="-78.071963255572" calcext:value-type="float">
            <text:p>-78,07196325557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468</text:p>
          </table:table-cell>
          <table:table-cell office:value-type="float" office:value="0.36588378250599" calcext:value-type="float">
            <text:p>0,36588378250599</text:p>
          </table:table-cell>
          <table:table-cell office:value-type="float" office:value="9.3088835477829" calcext:value-type="float">
            <text:p>9,3088835477829</text:p>
          </table:table-cell>
          <table:table-cell office:value-type="float" office:value="144.9012270399" calcext:value-type="float">
            <text:p>144,901227039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479</text:p>
          </table:table-cell>
          <table:table-cell office:value-type="float" office:value="3.8842135667801" calcext:value-type="float">
            <text:p>3,8842135667801</text:p>
          </table:table-cell>
          <table:table-cell office:value-type="float" office:value="11.049482822418" calcext:value-type="float">
            <text:p>11,049482822418</text:p>
          </table:table-cell>
          <table:table-cell office:value-type="float" office:value="118.72191034305" calcext:value-type="float">
            <text:p>118,7219103430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490</text:p>
          </table:table-cell>
          <table:table-cell office:value-type="float" office:value="10.085000991821" calcext:value-type="float">
            <text:p>10,085000991821</text:p>
          </table:table-cell>
          <table:table-cell office:value-type="float" office:value="7.0492839813232" calcext:value-type="float">
            <text:p>7,0492839813232</text:p>
          </table:table-cell>
          <table:table-cell office:value-type="float" office:value="-171.13724939383" calcext:value-type="float">
            <text:p>-171,1372493938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501</text:p>
          </table:table-cell>
          <table:table-cell office:value-type="float" office:value="0.17468756064773" calcext:value-type="float">
            <text:p>0,17468756064773</text:p>
          </table:table-cell>
          <table:table-cell office:value-type="float" office:value="9.6177303791046" calcext:value-type="float">
            <text:p>9,6177303791046</text:p>
          </table:table-cell>
          <table:table-cell office:value-type="float" office:value="109.79537523476" calcext:value-type="float">
            <text:p>109,7953752347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512</text:p>
          </table:table-cell>
          <table:table-cell office:value-type="float" office:value="2.9806119203568" calcext:value-type="float">
            <text:p>2,9806119203568</text:p>
          </table:table-cell>
          <table:table-cell office:value-type="float" office:value="11.044999361038" calcext:value-type="float">
            <text:p>11,044999361038</text:p>
          </table:table-cell>
          <table:table-cell office:value-type="float" office:value="-140.51199870504" calcext:value-type="float">
            <text:p>-140,5119987050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523</text:p>
          </table:table-cell>
          <table:table-cell office:value-type="float" office:value="2.8065875172615" calcext:value-type="float">
            <text:p>2,8065875172615</text:p>
          </table:table-cell>
          <table:table-cell office:value-type="float" office:value="8.7487804889679" calcext:value-type="float">
            <text:p>8,7487804889679</text:p>
          </table:table-cell>
          <table:table-cell office:value-type="float" office:value="175.8208031867" calcext:value-type="float">
            <text:p>175,820803186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534</text:p>
          </table:table-cell>
          <table:table-cell office:value-type="float" office:value="2.7259296178818" calcext:value-type="float">
            <text:p>2,7259296178818</text:p>
          </table:table-cell>
          <table:table-cell office:value-type="float" office:value="10.835635662079" calcext:value-type="float">
            <text:p>10,835635662079</text:p>
          </table:table-cell>
          <table:table-cell office:value-type="float" office:value="39.591803672207" calcext:value-type="float">
            <text:p>39,59180367220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545</text:p>
          </table:table-cell>
          <table:table-cell office:value-type="float" office:value="1.0512498766184" calcext:value-type="float">
            <text:p>1,0512498766184</text:p>
          </table:table-cell>
          <table:table-cell office:value-type="float" office:value="8.7596547603607" calcext:value-type="float">
            <text:p>8,7596547603607</text:p>
          </table:table-cell>
          <table:table-cell office:value-type="float" office:value="-154.78963305236" calcext:value-type="float">
            <text:p>-154,7896330523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556</text:p>
          </table:table-cell>
          <table:table-cell office:value-type="float" office:value="7.0591080188751" calcext:value-type="float">
            <text:p>7,0591080188751</text:p>
          </table:table-cell>
          <table:table-cell office:value-type="float" office:value="8.7045538425446" calcext:value-type="float">
            <text:p>8,7045538425446</text:p>
          </table:table-cell>
          <table:table-cell office:value-type="float" office:value="153.67741493662" calcext:value-type="float">
            <text:p>153,6774149366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567</text:p>
          </table:table-cell>
          <table:table-cell office:value-type="float" office:value="9.6662533283234" calcext:value-type="float">
            <text:p>9,6662533283234</text:p>
          </table:table-cell>
          <table:table-cell office:value-type="float" office:value="11.084988117218" calcext:value-type="float">
            <text:p>11,084988117218</text:p>
          </table:table-cell>
          <table:table-cell office:value-type="float" office:value="-179.03093927225" calcext:value-type="float">
            <text:p>-179,0309392722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578</text:p>
          </table:table-cell>
          <table:table-cell office:value-type="float" office:value="-1.4206358790398" calcext:value-type="float">
            <text:p>-1,4206358790398</text:p>
          </table:table-cell>
          <table:table-cell office:value-type="float" office:value="11.056518554688" calcext:value-type="float">
            <text:p>11,056518554688</text:p>
          </table:table-cell>
          <table:table-cell office:value-type="float" office:value="-98.281113205442" calcext:value-type="float">
            <text:p>-98,28111320544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6</text:p>
          </table:table-cell>
          <table:table-cell office:value-type="string" calcext:value-type="string">
            <text:p>589</text:p>
          </table:table-cell>
          <table:table-cell office:value-type="float" office:value="1.8106050789356" calcext:value-type="float">
            <text:p>1,8106050789356</text:p>
          </table:table-cell>
          <table:table-cell office:value-type="float" office:value="10.200259685516" calcext:value-type="float">
            <text:p>10,200259685516</text:p>
          </table:table-cell>
          <table:table-cell office:value-type="float" office:value="-107.82100288731" calcext:value-type="float">
            <text:p>-107,8210028873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15</text:p>
          </table:table-cell>
          <table:table-cell office:value-type="float" office:value="0.35185556858778" calcext:value-type="float">
            <text:p>0,35185556858778</text:p>
          </table:table-cell>
          <table:table-cell office:value-type="float" office:value="2.1986956894398" calcext:value-type="float">
            <text:p>2,1986956894398</text:p>
          </table:table-cell>
          <table:table-cell office:value-type="float" office:value="173.34692493366" calcext:value-type="float">
            <text:p>173,3469249336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50</text:p>
          </table:table-cell>
          <table:table-cell office:value-type="float" office:value="2.2645933926105" calcext:value-type="float">
            <text:p>2,2645933926105</text:p>
          </table:table-cell>
          <table:table-cell office:value-type="float" office:value="1.9327257573605" calcext:value-type="float">
            <text:p>1,9327257573605</text:p>
          </table:table-cell>
          <table:table-cell office:value-type="float" office:value="-62.810699651196" calcext:value-type="float">
            <text:p>-62,81069965119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61</text:p>
          </table:table-cell>
          <table:table-cell office:value-type="float" office:value="0.23926116526127" calcext:value-type="float">
            <text:p>0,23926116526127</text:p>
          </table:table-cell>
          <table:table-cell office:value-type="float" office:value="0.99884070456028" calcext:value-type="float">
            <text:p>0,99884070456028</text:p>
          </table:table-cell>
          <table:table-cell office:value-type="float" office:value="-151.59496835842" calcext:value-type="float">
            <text:p>-151,5949683584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72</text:p>
          </table:table-cell>
          <table:table-cell office:value-type="float" office:value="6.2793481349945" calcext:value-type="float">
            <text:p>6,2793481349945</text:p>
          </table:table-cell>
          <table:table-cell office:value-type="float" office:value="-0.14763252809644" calcext:value-type="float">
            <text:p>-0,14763252809644</text:p>
          </table:table-cell>
          <table:table-cell office:value-type="float" office:value="-96.923628430458" calcext:value-type="float">
            <text:p>-96,92362843045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83</text:p>
          </table:table-cell>
          <table:table-cell office:value-type="float" office:value="4.1168409585953" calcext:value-type="float">
            <text:p>4,1168409585953</text:p>
          </table:table-cell>
          <table:table-cell office:value-type="float" office:value="0.30278641730547" calcext:value-type="float">
            <text:p>0,30278641730547</text:p>
          </table:table-cell>
          <table:table-cell office:value-type="float" office:value="63.045155470538" calcext:value-type="float">
            <text:p>63,04515547053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94</text:p>
          </table:table-cell>
          <table:table-cell office:value-type="float" office:value="6.5054416656494" calcext:value-type="float">
            <text:p>6,5054416656494</text:p>
          </table:table-cell>
          <table:table-cell office:value-type="float" office:value="1.565975099802" calcext:value-type="float">
            <text:p>1,565975099802</text:p>
          </table:table-cell>
          <table:table-cell office:value-type="float" office:value="-74.581121183505" calcext:value-type="float">
            <text:p>-74,58112118350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105</text:p>
          </table:table-cell>
          <table:table-cell office:value-type="float" office:value="9.0285855531693" calcext:value-type="float">
            <text:p>9,0285855531693</text:p>
          </table:table-cell>
          <table:table-cell office:value-type="float" office:value="1.9555334746838" calcext:value-type="float">
            <text:p>1,9555334746838</text:p>
          </table:table-cell>
          <table:table-cell office:value-type="float" office:value="82.766170714312" calcext:value-type="float">
            <text:p>82,76617071431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116</text:p>
          </table:table-cell>
          <table:table-cell office:value-type="float" office:value="-1.0874080657959" calcext:value-type="float">
            <text:p>-1,0874080657959</text:p>
          </table:table-cell>
          <table:table-cell office:value-type="float" office:value="-0.58501064777374" calcext:value-type="float">
            <text:p>-0,58501064777374</text:p>
          </table:table-cell>
          <table:table-cell office:value-type="float" office:value="118.29419196791" calcext:value-type="float">
            <text:p>118,2941919679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127</text:p>
          </table:table-cell>
          <table:table-cell office:value-type="float" office:value="3.9012989401817" calcext:value-type="float">
            <text:p>3,9012989401817</text:p>
          </table:table-cell>
          <table:table-cell office:value-type="float" office:value="0.72602853178978" calcext:value-type="float">
            <text:p>0,72602853178978</text:p>
          </table:table-cell>
          <table:table-cell office:value-type="float" office:value="154.30285824332" calcext:value-type="float">
            <text:p>154,3028582433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138</text:p>
          </table:table-cell>
          <table:table-cell office:value-type="float" office:value="1.3863007724285" calcext:value-type="float">
            <text:p>1,3863007724285</text:p>
          </table:table-cell>
          <table:table-cell office:value-type="float" office:value="2.3874008655548" calcext:value-type="float">
            <text:p>2,3874008655548</text:p>
          </table:table-cell>
          <table:table-cell office:value-type="float" office:value="4.2203081071756" calcext:value-type="float">
            <text:p>4,220308107175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149</text:p>
          </table:table-cell>
          <table:table-cell office:value-type="float" office:value="4.3789267539978" calcext:value-type="float">
            <text:p>4,3789267539978</text:p>
          </table:table-cell>
          <table:table-cell office:value-type="float" office:value="-0.38956664502621" calcext:value-type="float">
            <text:p>-0,38956664502621</text:p>
          </table:table-cell>
          <table:table-cell office:value-type="float" office:value="36.96348484914" calcext:value-type="float">
            <text:p>36,9634848491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160</text:p>
          </table:table-cell>
          <table:table-cell office:value-type="float" office:value="2.153250426054" calcext:value-type="float">
            <text:p>2,153250426054</text:p>
          </table:table-cell>
          <table:table-cell office:value-type="float" office:value="3.9040663838387" calcext:value-type="float">
            <text:p>3,9040663838387</text:p>
          </table:table-cell>
          <table:table-cell office:value-type="float" office:value="66.922146803255" calcext:value-type="float">
            <text:p>66,92214680325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171</text:p>
          </table:table-cell>
          <table:table-cell office:value-type="float" office:value="7.5130093097687" calcext:value-type="float">
            <text:p>7,5130093097687</text:p>
          </table:table-cell>
          <table:table-cell office:value-type="float" office:value="-0.57422447949648" calcext:value-type="float">
            <text:p>-0,57422447949648</text:p>
          </table:table-cell>
          <table:table-cell office:value-type="float" office:value="62.174356667099" calcext:value-type="float">
            <text:p>62,17435666709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182</text:p>
          </table:table-cell>
          <table:table-cell office:value-type="float" office:value="10.085024833679" calcext:value-type="float">
            <text:p>10,085024833679</text:p>
          </table:table-cell>
          <table:table-cell office:value-type="float" office:value="1.4299568533897" calcext:value-type="float">
            <text:p>1,4299568533897</text:p>
          </table:table-cell>
          <table:table-cell office:value-type="float" office:value="-147.26768025927" calcext:value-type="float">
            <text:p>-147,2676802592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193</text:p>
          </table:table-cell>
          <table:table-cell office:value-type="float" office:value="-0.33035807311535" calcext:value-type="float">
            <text:p>-0,33035807311535</text:p>
          </table:table-cell>
          <table:table-cell office:value-type="float" office:value="3.3417332172394" calcext:value-type="float">
            <text:p>3,3417332172394</text:p>
          </table:table-cell>
          <table:table-cell office:value-type="float" office:value="-174.65902741548" calcext:value-type="float">
            <text:p>-174,6590274154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204</text:p>
          </table:table-cell>
          <table:table-cell office:value-type="float" office:value="3.0320701003075" calcext:value-type="float">
            <text:p>3,0320701003075</text:p>
          </table:table-cell>
          <table:table-cell office:value-type="float" office:value="5.6696844100952" calcext:value-type="float">
            <text:p>5,6696844100952</text:p>
          </table:table-cell>
          <table:table-cell office:value-type="float" office:value="148.4821708339" calcext:value-type="float">
            <text:p>148,482170833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215</text:p>
          </table:table-cell>
          <table:table-cell office:value-type="float" office:value="0.44968638569117" calcext:value-type="float">
            <text:p>0,44968638569117</text:p>
          </table:table-cell>
          <table:table-cell office:value-type="float" office:value="3.772666156292" calcext:value-type="float">
            <text:p>3,772666156292</text:p>
          </table:table-cell>
          <table:table-cell office:value-type="float" office:value="-111.9078078847" calcext:value-type="float">
            <text:p>-111,907807884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226</text:p>
          </table:table-cell>
          <table:table-cell office:value-type="float" office:value="2.8950220346451" calcext:value-type="float">
            <text:p>2,8950220346451</text:p>
          </table:table-cell>
          <table:table-cell office:value-type="float" office:value="2.1068127453327" calcext:value-type="float">
            <text:p>2,1068127453327</text:p>
          </table:table-cell>
          <table:table-cell office:value-type="float" office:value="152.94494294817" calcext:value-type="float">
            <text:p>152,9449429481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237</text:p>
          </table:table-cell>
          <table:table-cell office:value-type="float" office:value="5.0450968742371" calcext:value-type="float">
            <text:p>5,0450968742371</text:p>
          </table:table-cell>
          <table:table-cell office:value-type="float" office:value="1.2385389953852" calcext:value-type="float">
            <text:p>1,2385389953852</text:p>
          </table:table-cell>
          <table:table-cell office:value-type="float" office:value="-68.91646658539" calcext:value-type="float">
            <text:p>-68,9164665853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248</text:p>
          </table:table-cell>
          <table:table-cell office:value-type="float" office:value="6.7776095867157" calcext:value-type="float">
            <text:p>6,7776095867157</text:p>
          </table:table-cell>
          <table:table-cell office:value-type="float" office:value="2.9770091176033" calcext:value-type="float">
            <text:p>2,9770091176033</text:p>
          </table:table-cell>
          <table:table-cell office:value-type="float" office:value="-74.855348866457" calcext:value-type="float">
            <text:p>-74,85534886645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259</text:p>
          </table:table-cell>
          <table:table-cell office:value-type="float" office:value="9.3959748744965" calcext:value-type="float">
            <text:p>9,3959748744965</text:p>
          </table:table-cell>
          <table:table-cell office:value-type="float" office:value="4.7127574682236" calcext:value-type="float">
            <text:p>4,7127574682236</text:p>
          </table:table-cell>
          <table:table-cell office:value-type="float" office:value="-111.91145022204" calcext:value-type="float">
            <text:p>-111,9114502220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270</text:p>
          </table:table-cell>
          <table:table-cell office:value-type="float" office:value="0.42095299810171" calcext:value-type="float">
            <text:p>0,42095299810171</text:p>
          </table:table-cell>
          <table:table-cell office:value-type="float" office:value="5.8908587694168" calcext:value-type="float">
            <text:p>5,8908587694168</text:p>
          </table:table-cell>
          <table:table-cell office:value-type="float" office:value="-28.836610210929" calcext:value-type="float">
            <text:p>-28,83661021092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281</text:p>
          </table:table-cell>
          <table:table-cell office:value-type="float" office:value="1.2822857499123" calcext:value-type="float">
            <text:p>1,2822857499123</text:p>
          </table:table-cell>
          <table:table-cell office:value-type="float" office:value="7.4652945995331" calcext:value-type="float">
            <text:p>7,4652945995331</text:p>
          </table:table-cell>
          <table:table-cell office:value-type="float" office:value="101.26773415098" calcext:value-type="float">
            <text:p>101,2677341509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292</text:p>
          </table:table-cell>
          <table:table-cell office:value-type="float" office:value="7.2425788640976" calcext:value-type="float">
            <text:p>7,2425788640976</text:p>
          </table:table-cell>
          <table:table-cell office:value-type="float" office:value="2.379959076643" calcext:value-type="float">
            <text:p>2,379959076643</text:p>
          </table:table-cell>
          <table:table-cell office:value-type="float" office:value="-174.54359333986" calcext:value-type="float">
            <text:p>-174,5435933398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03</text:p>
          </table:table-cell>
          <table:table-cell office:value-type="float" office:value="1.5797986090183" calcext:value-type="float">
            <text:p>1,5797986090183</text:p>
          </table:table-cell>
          <table:table-cell office:value-type="float" office:value="6.4511954784393" calcext:value-type="float">
            <text:p>6,4511954784393</text:p>
          </table:table-cell>
          <table:table-cell office:value-type="float" office:value="-68.894325547917" calcext:value-type="float">
            <text:p>-68,89432554791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14</text:p>
          </table:table-cell>
          <table:table-cell office:value-type="float" office:value="8.0759298801422" calcext:value-type="float">
            <text:p>8,0759298801422</text:p>
          </table:table-cell>
          <table:table-cell office:value-type="float" office:value="8.1595039367676" calcext:value-type="float">
            <text:p>8,1595039367676</text:p>
          </table:table-cell>
          <table:table-cell office:value-type="float" office:value="123.59472900439" calcext:value-type="float">
            <text:p>123,5947290043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25</text:p>
          </table:table-cell>
          <table:table-cell office:value-type="float" office:value="5.3607106208801" calcext:value-type="float">
            <text:p>5,3607106208801</text:p>
          </table:table-cell>
          <table:table-cell office:value-type="float" office:value="6.5574443340302" calcext:value-type="float">
            <text:p>6,5574443340302</text:p>
          </table:table-cell>
          <table:table-cell office:value-type="float" office:value="83.116163114074" calcext:value-type="float">
            <text:p>83,11616311407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36</text:p>
          </table:table-cell>
          <table:table-cell office:value-type="float" office:value="9.8711061477661" calcext:value-type="float">
            <text:p>9,8711061477661</text:p>
          </table:table-cell>
          <table:table-cell office:value-type="float" office:value="5.1381319761276" calcext:value-type="float">
            <text:p>5,1381319761276</text:p>
          </table:table-cell>
          <table:table-cell office:value-type="float" office:value="16.356021735319" calcext:value-type="float">
            <text:p>16,35602173531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47</text:p>
          </table:table-cell>
          <table:table-cell office:value-type="float" office:value="3.0724269151688" calcext:value-type="float">
            <text:p>3,0724269151688</text:p>
          </table:table-cell>
          <table:table-cell office:value-type="float" office:value="5.2690291404724" calcext:value-type="float">
            <text:p>5,2690291404724</text:p>
          </table:table-cell>
          <table:table-cell office:value-type="float" office:value="-145.4054823347" calcext:value-type="float">
            <text:p>-145,405482334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58</text:p>
          </table:table-cell>
          <table:table-cell office:value-type="float" office:value="-1.2169377505779" calcext:value-type="float">
            <text:p>-1,2169377505779</text:p>
          </table:table-cell>
          <table:table-cell office:value-type="float" office:value="9.5730209350586" calcext:value-type="float">
            <text:p>9,5730209350586</text:p>
          </table:table-cell>
          <table:table-cell office:value-type="float" office:value="179.88107310739" calcext:value-type="float">
            <text:p>179,8810731073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69</text:p>
          </table:table-cell>
          <table:table-cell office:value-type="float" office:value="3.7964981794357" calcext:value-type="float">
            <text:p>3,7964981794357</text:p>
          </table:table-cell>
          <table:table-cell office:value-type="float" office:value="2.2646179795265" calcext:value-type="float">
            <text:p>2,2646179795265</text:p>
          </table:table-cell>
          <table:table-cell office:value-type="float" office:value="151.49876418387" calcext:value-type="float">
            <text:p>151,4987641838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80</text:p>
          </table:table-cell>
          <table:table-cell office:value-type="float" office:value="3.9541238546371" calcext:value-type="float">
            <text:p>3,9541238546371</text:p>
          </table:table-cell>
          <table:table-cell office:value-type="float" office:value="4.3785229325294" calcext:value-type="float">
            <text:p>4,3785229325294</text:p>
          </table:table-cell>
          <table:table-cell office:value-type="float" office:value="39.734732952847" calcext:value-type="float">
            <text:p>39,73473295284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391</text:p>
          </table:table-cell>
          <table:table-cell office:value-type="float" office:value="1.7025581002235" calcext:value-type="float">
            <text:p>1,7025581002235</text:p>
          </table:table-cell>
          <table:table-cell office:value-type="float" office:value="7.209660410881" calcext:value-type="float">
            <text:p>7,209660410881</text:p>
          </table:table-cell>
          <table:table-cell office:value-type="float" office:value="-14.165772564092" calcext:value-type="float">
            <text:p>-14,16577256409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402</text:p>
          </table:table-cell>
          <table:table-cell office:value-type="float" office:value="7.1318328380585" calcext:value-type="float">
            <text:p>7,1318328380585</text:p>
          </table:table-cell>
          <table:table-cell office:value-type="float" office:value="3.8928386569023" calcext:value-type="float">
            <text:p>3,8928386569023</text:p>
          </table:table-cell>
          <table:table-cell office:value-type="float" office:value="76.834484270424" calcext:value-type="float">
            <text:p>76,83448427042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413</text:p>
          </table:table-cell>
          <table:table-cell office:value-type="float" office:value="9.3726480007172" calcext:value-type="float">
            <text:p>9,3726480007172</text:p>
          </table:table-cell>
          <table:table-cell office:value-type="float" office:value="9.5708817243576" calcext:value-type="float">
            <text:p>9,5708817243576</text:p>
          </table:table-cell>
          <table:table-cell office:value-type="float" office:value="-125.21277415525" calcext:value-type="float">
            <text:p>-125,2127741552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424</text:p>
          </table:table-cell>
          <table:table-cell office:value-type="float" office:value="-0.39839908480644" calcext:value-type="float">
            <text:p>-0,39839908480644</text:p>
          </table:table-cell>
          <table:table-cell office:value-type="float" office:value="9.1069918870926" calcext:value-type="float">
            <text:p>9,1069918870926</text:p>
          </table:table-cell>
          <table:table-cell office:value-type="float" office:value="100.0381138674" calcext:value-type="float">
            <text:p>100,038113867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435</text:p>
          </table:table-cell>
          <table:table-cell office:value-type="float" office:value="-1.5557126700878" calcext:value-type="float">
            <text:p>-1,5557126700878</text:p>
          </table:table-cell>
          <table:table-cell office:value-type="float" office:value="10.879991054535" calcext:value-type="float">
            <text:p>10,879991054535</text:p>
          </table:table-cell>
          <table:table-cell office:value-type="float" office:value="-32.022934430724" calcext:value-type="float">
            <text:p>-32,02293443072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446</text:p>
          </table:table-cell>
          <table:table-cell office:value-type="float" office:value="2.8747749328613" calcext:value-type="float">
            <text:p>2,8747749328613</text:p>
          </table:table-cell>
          <table:table-cell office:value-type="float" office:value="3.5642486810684" calcext:value-type="float">
            <text:p>3,5642486810684</text:p>
          </table:table-cell>
          <table:table-cell office:value-type="float" office:value="-159.50194285933" calcext:value-type="float">
            <text:p>-159,5019428593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457</text:p>
          </table:table-cell>
          <table:table-cell office:value-type="float" office:value="-0.4573005437851" calcext:value-type="float">
            <text:p>-0,4573005437851</text:p>
          </table:table-cell>
          <table:table-cell office:value-type="float" office:value="9.4315940141678" calcext:value-type="float">
            <text:p>9,4315940141678</text:p>
          </table:table-cell>
          <table:table-cell office:value-type="float" office:value="-80.202682762389" calcext:value-type="float">
            <text:p>-80,20268276238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468</text:p>
          </table:table-cell>
          <table:table-cell office:value-type="float" office:value="0.045406189747155" calcext:value-type="float">
            <text:p>0,045406189747155</text:p>
          </table:table-cell>
          <table:table-cell office:value-type="float" office:value="9.5343416929245" calcext:value-type="float">
            <text:p>9,5343416929245</text:p>
          </table:table-cell>
          <table:table-cell office:value-type="float" office:value="144.96450667169" calcext:value-type="float">
            <text:p>144,9645066716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479</text:p>
          </table:table-cell>
          <table:table-cell office:value-type="float" office:value="4.0628838539124" calcext:value-type="float">
            <text:p>4,0628838539124</text:p>
          </table:table-cell>
          <table:table-cell office:value-type="float" office:value="10.979619026184" calcext:value-type="float">
            <text:p>10,979619026184</text:p>
          </table:table-cell>
          <table:table-cell office:value-type="float" office:value="146.57005990387" calcext:value-type="float">
            <text:p>146,5700599038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490</text:p>
          </table:table-cell>
          <table:table-cell office:value-type="float" office:value="10.085006952286" calcext:value-type="float">
            <text:p>10,085006952286</text:p>
          </table:table-cell>
          <table:table-cell office:value-type="float" office:value="7.2207260131836" calcext:value-type="float">
            <text:p>7,2207260131836</text:p>
          </table:table-cell>
          <table:table-cell office:value-type="float" office:value="-168.14872869261" calcext:value-type="float">
            <text:p>-168,1487286926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501</text:p>
          </table:table-cell>
          <table:table-cell office:value-type="float" office:value="0.041661006398499" calcext:value-type="float">
            <text:p>0,041661006398499</text:p>
          </table:table-cell>
          <table:table-cell office:value-type="float" office:value="9.987645149231" calcext:value-type="float">
            <text:p>9,987645149231</text:p>
          </table:table-cell>
          <table:table-cell office:value-type="float" office:value="109.81844564912" calcext:value-type="float">
            <text:p>109,8184456491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512</text:p>
          </table:table-cell>
          <table:table-cell office:value-type="float" office:value="2.9704424738884" calcext:value-type="float">
            <text:p>2,9704424738884</text:p>
          </table:table-cell>
          <table:table-cell office:value-type="float" office:value="11.041765213013" calcext:value-type="float">
            <text:p>11,041765213013</text:p>
          </table:table-cell>
          <table:table-cell office:value-type="float" office:value="-140.38334834348" calcext:value-type="float">
            <text:p>-140,3833483434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523</text:p>
          </table:table-cell>
          <table:table-cell office:value-type="float" office:value="3.1153780221939" calcext:value-type="float">
            <text:p>3,1153780221939</text:p>
          </table:table-cell>
          <table:table-cell office:value-type="float" office:value="8.7769174575806" calcext:value-type="float">
            <text:p>8,7769174575806</text:p>
          </table:table-cell>
          <table:table-cell office:value-type="float" office:value="-172.91097883966" calcext:value-type="float">
            <text:p>-172,9109788396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534</text:p>
          </table:table-cell>
          <table:table-cell office:value-type="float" office:value="2.7179557085037" calcext:value-type="float">
            <text:p>2,7179557085037</text:p>
          </table:table-cell>
          <table:table-cell office:value-type="float" office:value="10.829614400864" calcext:value-type="float">
            <text:p>10,829614400864</text:p>
          </table:table-cell>
          <table:table-cell office:value-type="float" office:value="40.167761076787" calcext:value-type="float">
            <text:p>40,16776107678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545</text:p>
          </table:table-cell>
          <table:table-cell office:value-type="float" office:value="1.3610266149044" calcext:value-type="float">
            <text:p>1,3610266149044</text:p>
          </table:table-cell>
          <table:table-cell office:value-type="float" office:value="8.9972257614136" calcext:value-type="float">
            <text:p>8,9972257614136</text:p>
          </table:table-cell>
          <table:table-cell office:value-type="float" office:value="-144.61604501032" calcext:value-type="float">
            <text:p>-144,6160450103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556</text:p>
          </table:table-cell>
          <table:table-cell office:value-type="float" office:value="6.8774378299713" calcext:value-type="float">
            <text:p>6,8774378299713</text:p>
          </table:table-cell>
          <table:table-cell office:value-type="float" office:value="8.8343060016632" calcext:value-type="float">
            <text:p>8,8343060016632</text:p>
          </table:table-cell>
          <table:table-cell office:value-type="float" office:value="-50.693606874745" calcext:value-type="float">
            <text:p>-50,69360687474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567</text:p>
          </table:table-cell>
          <table:table-cell office:value-type="float" office:value="10.06380200386" calcext:value-type="float">
            <text:p>10,06380200386</text:p>
          </table:table-cell>
          <table:table-cell office:value-type="float" office:value="11.084953546524" calcext:value-type="float">
            <text:p>11,084953546524</text:p>
          </table:table-cell>
          <table:table-cell office:value-type="float" office:value="-180.01752750129" calcext:value-type="float">
            <text:p>-180,0175275012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578</text:p>
          </table:table-cell>
          <table:table-cell office:value-type="float" office:value="-1.2535338103771" calcext:value-type="float">
            <text:p>-1,2535338103771</text:p>
          </table:table-cell>
          <table:table-cell office:value-type="float" office:value="11.053302288055" calcext:value-type="float">
            <text:p>11,053302288055</text:p>
          </table:table-cell>
          <table:table-cell office:value-type="float" office:value="-98.036523077898" calcext:value-type="float">
            <text:p>-98,03652307789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7</text:p>
          </table:table-cell>
          <table:table-cell office:value-type="string" calcext:value-type="string">
            <text:p>589</text:p>
          </table:table-cell>
          <table:table-cell office:value-type="float" office:value="1.957211792469" calcext:value-type="float">
            <text:p>1,957211792469</text:p>
          </table:table-cell>
          <table:table-cell office:value-type="float" office:value="10.403279066086" calcext:value-type="float">
            <text:p>10,403279066086</text:p>
          </table:table-cell>
          <table:table-cell office:value-type="float" office:value="-123.39002007891" calcext:value-type="float">
            <text:p>-123,3900200789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15</text:p>
          </table:table-cell>
          <table:table-cell office:value-type="float" office:value="0.70585116744041" calcext:value-type="float">
            <text:p>0,70585116744041</text:p>
          </table:table-cell>
          <table:table-cell office:value-type="float" office:value="2.0951803028584" calcext:value-type="float">
            <text:p>2,0951803028584</text:p>
          </table:table-cell>
          <table:table-cell office:value-type="float" office:value="160.72453814707" calcext:value-type="float">
            <text:p>160,7245381470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50</text:p>
          </table:table-cell>
          <table:table-cell office:value-type="float" office:value="2.0815543830395" calcext:value-type="float">
            <text:p>2,0815543830395</text:p>
          </table:table-cell>
          <table:table-cell office:value-type="float" office:value="2.1784850955009" calcext:value-type="float">
            <text:p>2,1784850955009</text:p>
          </table:table-cell>
          <table:table-cell office:value-type="float" office:value="-49.531533839596" calcext:value-type="float">
            <text:p>-49,53153383959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61</text:p>
          </table:table-cell>
          <table:table-cell office:value-type="float" office:value="0.56529335677624" calcext:value-type="float">
            <text:p>0,56529335677624</text:p>
          </table:table-cell>
          <table:table-cell office:value-type="float" office:value="1.0800863802433" calcext:value-type="float">
            <text:p>1,0800863802433</text:p>
          </table:table-cell>
          <table:table-cell office:value-type="float" office:value="-170.12036074499" calcext:value-type="float">
            <text:p>-170,1203607449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72</text:p>
          </table:table-cell>
          <table:table-cell office:value-type="float" office:value="6.1752045154572" calcext:value-type="float">
            <text:p>6,1752045154572</text:p>
          </table:table-cell>
          <table:table-cell office:value-type="float" office:value="0.046043349429965" calcext:value-type="float">
            <text:p>0,046043349429965</text:p>
          </table:table-cell>
          <table:table-cell office:value-type="float" office:value="-69.886681380545" calcext:value-type="float">
            <text:p>-69,88668138054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83</text:p>
          </table:table-cell>
          <table:table-cell office:value-type="float" office:value="3.9680859446526" calcext:value-type="float">
            <text:p>3,9680859446526</text:p>
          </table:table-cell>
          <table:table-cell office:value-type="float" office:value="0.10395487770438" calcext:value-type="float">
            <text:p>0,10395487770438</text:p>
          </table:table-cell>
          <table:table-cell office:value-type="float" office:value="54.821502630878" calcext:value-type="float">
            <text:p>54,82150263087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94</text:p>
          </table:table-cell>
          <table:table-cell office:value-type="float" office:value="6.4926254749298" calcext:value-type="float">
            <text:p>6,4926254749298</text:p>
          </table:table-cell>
          <table:table-cell office:value-type="float" office:value="1.7582562565804" calcext:value-type="float">
            <text:p>1,7582562565804</text:p>
          </table:table-cell>
          <table:table-cell office:value-type="float" office:value="-88.31585592525" calcext:value-type="float">
            <text:p>-88,3158559252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105</text:p>
          </table:table-cell>
          <table:table-cell office:value-type="float" office:value="9.1751736402512" calcext:value-type="float">
            <text:p>9,1751736402512</text:p>
          </table:table-cell>
          <table:table-cell office:value-type="float" office:value="1.7574521899223" calcext:value-type="float">
            <text:p>1,7574521899223</text:p>
          </table:table-cell>
          <table:table-cell office:value-type="float" office:value="133.11167127767" calcext:value-type="float">
            <text:p>133,1116712776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116</text:p>
          </table:table-cell>
          <table:table-cell office:value-type="float" office:value="-0.81984095275402" calcext:value-type="float">
            <text:p>-0,81984095275402</text:p>
          </table:table-cell>
          <table:table-cell office:value-type="float" office:value="-0.58504365384579" calcext:value-type="float">
            <text:p>-0,58504365384579</text:p>
          </table:table-cell>
          <table:table-cell office:value-type="float" office:value="110.33629308081" calcext:value-type="float">
            <text:p>110,3362930808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127</text:p>
          </table:table-cell>
          <table:table-cell office:value-type="float" office:value="4.2594599723816" calcext:value-type="float">
            <text:p>4,2594599723816</text:p>
          </table:table-cell>
          <table:table-cell office:value-type="float" office:value="0.5932567641139" calcext:value-type="float">
            <text:p>0,5932567641139</text:p>
          </table:table-cell>
          <table:table-cell office:value-type="float" office:value="161.52824414004" calcext:value-type="float">
            <text:p>161,5282441400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138</text:p>
          </table:table-cell>
          <table:table-cell office:value-type="float" office:value="1.0643410682678" calcext:value-type="float">
            <text:p>1,0643410682678</text:p>
          </table:table-cell>
          <table:table-cell office:value-type="float" office:value="2.2601552307606" calcext:value-type="float">
            <text:p>2,2601552307606</text:p>
          </table:table-cell>
          <table:table-cell office:value-type="float" office:value="26.906053541572" calcext:value-type="float">
            <text:p>26,90605354157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149</text:p>
          </table:table-cell>
          <table:table-cell office:value-type="float" office:value="4.1663852334023" calcext:value-type="float">
            <text:p>4,1663852334023</text:p>
          </table:table-cell>
          <table:table-cell office:value-type="float" office:value="-0.48605941236019" calcext:value-type="float">
            <text:p>-0,48605941236019</text:p>
          </table:table-cell>
          <table:table-cell office:value-type="float" office:value="18.526395225221" calcext:value-type="float">
            <text:p>18,52639522522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160</text:p>
          </table:table-cell>
          <table:table-cell office:value-type="float" office:value="2.1768999099731" calcext:value-type="float">
            <text:p>2,1768999099731</text:p>
          </table:table-cell>
          <table:table-cell office:value-type="float" office:value="3.5814821720123" calcext:value-type="float">
            <text:p>3,5814821720123</text:p>
          </table:table-cell>
          <table:table-cell office:value-type="float" office:value="91.656364453067" calcext:value-type="float">
            <text:p>91,65636445306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171</text:p>
          </table:table-cell>
          <table:table-cell office:value-type="float" office:value="7.4358063936234" calcext:value-type="float">
            <text:p>7,4358063936234</text:p>
          </table:table-cell>
          <table:table-cell office:value-type="float" office:value="-0.58375470340252" calcext:value-type="float">
            <text:p>-0,58375470340252</text:p>
          </table:table-cell>
          <table:table-cell office:value-type="float" office:value="55.249842868489" calcext:value-type="float">
            <text:p>55,24984286848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182</text:p>
          </table:table-cell>
          <table:table-cell office:value-type="float" office:value="10.080434083939" calcext:value-type="float">
            <text:p>10,080434083939</text:p>
          </table:table-cell>
          <table:table-cell office:value-type="float" office:value="1.6710741817951" calcext:value-type="float">
            <text:p>1,6710741817951</text:p>
          </table:table-cell>
          <table:table-cell office:value-type="float" office:value="-140.81757235679" calcext:value-type="float">
            <text:p>-140,8175723567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193</text:p>
          </table:table-cell>
          <table:table-cell office:value-type="float" office:value="-0.10626362636685" calcext:value-type="float">
            <text:p>-0,10626362636685</text:p>
          </table:table-cell>
          <table:table-cell office:value-type="float" office:value="3.2605919241905" calcext:value-type="float">
            <text:p>3,2605919241905</text:p>
          </table:table-cell>
          <table:table-cell office:value-type="float" office:value="156.88002033598" calcext:value-type="float">
            <text:p>156,8800203359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204</text:p>
          </table:table-cell>
          <table:table-cell office:value-type="float" office:value="2.7099761366844" calcext:value-type="float">
            <text:p>2,7099761366844</text:p>
          </table:table-cell>
          <table:table-cell office:value-type="float" office:value="5.8702075481415" calcext:value-type="float">
            <text:p>5,8702075481415</text:p>
          </table:table-cell>
          <table:table-cell office:value-type="float" office:value="149.90935204135" calcext:value-type="float">
            <text:p>149,9093520413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215</text:p>
          </table:table-cell>
          <table:table-cell office:value-type="float" office:value="0.58942355215549" calcext:value-type="float">
            <text:p>0,58942355215549</text:p>
          </table:table-cell>
          <table:table-cell office:value-type="float" office:value="3.9130720496178" calcext:value-type="float">
            <text:p>3,9130720496178</text:p>
          </table:table-cell>
          <table:table-cell office:value-type="float" office:value="-135.95582421418" calcext:value-type="float">
            <text:p>-135,9558242141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226</text:p>
          </table:table-cell>
          <table:table-cell office:value-type="float" office:value="3.235796391964" calcext:value-type="float">
            <text:p>3,235796391964</text:p>
          </table:table-cell>
          <table:table-cell office:value-type="float" office:value="1.9695153832436" calcext:value-type="float">
            <text:p>1,9695153832436</text:p>
          </table:table-cell>
          <table:table-cell office:value-type="float" office:value="159.68553579537" calcext:value-type="float">
            <text:p>159,6855357953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237</text:p>
          </table:table-cell>
          <table:table-cell office:value-type="float" office:value="5.0088226795197" calcext:value-type="float">
            <text:p>5,0088226795197</text:p>
          </table:table-cell>
          <table:table-cell office:value-type="float" office:value="1.5521505475044" calcext:value-type="float">
            <text:p>1,5521505475044</text:p>
          </table:table-cell>
          <table:table-cell office:value-type="float" office:value="-87.023946889646" calcext:value-type="float">
            <text:p>-87,02394688964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248</text:p>
          </table:table-cell>
          <table:table-cell office:value-type="float" office:value="6.833638548851" calcext:value-type="float">
            <text:p>6,833638548851</text:p>
          </table:table-cell>
          <table:table-cell office:value-type="float" office:value="3.2276982069016" calcext:value-type="float">
            <text:p>3,2276982069016</text:p>
          </table:table-cell>
          <table:table-cell office:value-type="float" office:value="-106.31897950628" calcext:value-type="float">
            <text:p>-106,3189795062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259</text:p>
          </table:table-cell>
          <table:table-cell office:value-type="float" office:value="9.2162179946899" calcext:value-type="float">
            <text:p>9,2162179946899</text:p>
          </table:table-cell>
          <table:table-cell office:value-type="float" office:value="4.4664373993874" calcext:value-type="float">
            <text:p>4,4664373993874</text:p>
          </table:table-cell>
          <table:table-cell office:value-type="float" office:value="-49.272606706923" calcext:value-type="float">
            <text:p>-49,27260670692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270</text:p>
          </table:table-cell>
          <table:table-cell office:value-type="float" office:value="0.24030167609453" calcext:value-type="float">
            <text:p>0,24030167609453</text:p>
          </table:table-cell>
          <table:table-cell office:value-type="float" office:value="5.8415746688843" calcext:value-type="float">
            <text:p>5,8415746688843</text:p>
          </table:table-cell>
          <table:table-cell office:value-type="float" office:value="15.665399041145" calcext:value-type="float">
            <text:p>15,66539904114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281</text:p>
          </table:table-cell>
          <table:table-cell office:value-type="float" office:value="1.2488558143377" calcext:value-type="float">
            <text:p>1,2488558143377</text:p>
          </table:table-cell>
          <table:table-cell office:value-type="float" office:value="7.8004366159439" calcext:value-type="float">
            <text:p>7,8004366159439</text:p>
          </table:table-cell>
          <table:table-cell office:value-type="float" office:value="124.86697761876" calcext:value-type="float">
            <text:p>124,8669776187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292</text:p>
          </table:table-cell>
          <table:table-cell office:value-type="float" office:value="7.5219696760178" calcext:value-type="float">
            <text:p>7,5219696760178</text:p>
          </table:table-cell>
          <table:table-cell office:value-type="float" office:value="2.2447542846203" calcext:value-type="float">
            <text:p>2,2447542846203</text:p>
          </table:table-cell>
          <table:table-cell office:value-type="float" office:value="146.24345226652" calcext:value-type="float">
            <text:p>146,2434522665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03</text:p>
          </table:table-cell>
          <table:table-cell office:value-type="float" office:value="1.4762285351753" calcext:value-type="float">
            <text:p>1,4762285351753</text:p>
          </table:table-cell>
          <table:table-cell office:value-type="float" office:value="6.7330157756805" calcext:value-type="float">
            <text:p>6,7330157756805</text:p>
          </table:table-cell>
          <table:table-cell office:value-type="float" office:value="-70.260277219639" calcext:value-type="float">
            <text:p>-70,26027721963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14</text:p>
          </table:table-cell>
          <table:table-cell office:value-type="float" office:value="8.2681214809418" calcext:value-type="float">
            <text:p>8,2681214809418</text:p>
          </table:table-cell>
          <table:table-cell office:value-type="float" office:value="8.0827444791794" calcext:value-type="float">
            <text:p>8,0827444791794</text:p>
          </table:table-cell>
          <table:table-cell office:value-type="float" office:value="149.98185710543" calcext:value-type="float">
            <text:p>149,9818571054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25</text:p>
          </table:table-cell>
          <table:table-cell office:value-type="float" office:value="5.5373388528824" calcext:value-type="float">
            <text:p>5,5373388528824</text:p>
          </table:table-cell>
          <table:table-cell office:value-type="float" office:value="6.4158272743225" calcext:value-type="float">
            <text:p>6,4158272743225</text:p>
          </table:table-cell>
          <table:table-cell office:value-type="float" office:value="147.53431575313" calcext:value-type="float">
            <text:p>147,5343157531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36</text:p>
          </table:table-cell>
          <table:table-cell office:value-type="float" office:value="10.085005760193" calcext:value-type="float">
            <text:p>10,085005760193</text:p>
          </table:table-cell>
          <table:table-cell office:value-type="float" office:value="5.1458358764648" calcext:value-type="float">
            <text:p>5,1458358764648</text:p>
          </table:table-cell>
          <table:table-cell office:value-type="float" office:value="59.771917428181" calcext:value-type="float">
            <text:p>59,77191742818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47</text:p>
          </table:table-cell>
          <table:table-cell office:value-type="float" office:value="2.7565157413483" calcext:value-type="float">
            <text:p>2,7565157413483</text:p>
          </table:table-cell>
          <table:table-cell office:value-type="float" office:value="5.0527584552765" calcext:value-type="float">
            <text:p>5,0527584552765</text:p>
          </table:table-cell>
          <table:table-cell office:value-type="float" office:value="-143.93380037539" calcext:value-type="float">
            <text:p>-143,9338003753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58</text:p>
          </table:table-cell>
          <table:table-cell office:value-type="float" office:value="-1.4122270047665" calcext:value-type="float">
            <text:p>-1,4122270047665</text:p>
          </table:table-cell>
          <table:table-cell office:value-type="float" office:value="9.5594137907028" calcext:value-type="float">
            <text:p>9,5594137907028</text:p>
          </table:table-cell>
          <table:table-cell office:value-type="float" office:value="-69.130633287369" calcext:value-type="float">
            <text:p>-69,13063328736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69</text:p>
          </table:table-cell>
          <table:table-cell office:value-type="float" office:value="4.0529274940491" calcext:value-type="float">
            <text:p>4,0529274940491</text:p>
          </table:table-cell>
          <table:table-cell office:value-type="float" office:value="2.0341536402702" calcext:value-type="float">
            <text:p>2,0341536402702</text:p>
          </table:table-cell>
          <table:table-cell office:value-type="float" office:value="134.24709648084" calcext:value-type="float">
            <text:p>134,2470964808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80</text:p>
          </table:table-cell>
          <table:table-cell office:value-type="float" office:value="3.7136840820312" calcext:value-type="float">
            <text:p>3,7136840820312</text:p>
          </table:table-cell>
          <table:table-cell office:value-type="float" office:value="4.1840419173241" calcext:value-type="float">
            <text:p>4,1840419173241</text:p>
          </table:table-cell>
          <table:table-cell office:value-type="float" office:value="42.403742765925" calcext:value-type="float">
            <text:p>42,40374276592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391</text:p>
          </table:table-cell>
          <table:table-cell office:value-type="float" office:value="1.9962120056152" calcext:value-type="float">
            <text:p>1,9962120056152</text:p>
          </table:table-cell>
          <table:table-cell office:value-type="float" office:value="7.083358168602" calcext:value-type="float">
            <text:p>7,083358168602</text:p>
          </table:table-cell>
          <table:table-cell office:value-type="float" office:value="19.451981137513" calcext:value-type="float">
            <text:p>19,45198113751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402</text:p>
          </table:table-cell>
          <table:table-cell office:value-type="float" office:value="7.2966128587723" calcext:value-type="float">
            <text:p>7,2966128587723</text:p>
          </table:table-cell>
          <table:table-cell office:value-type="float" office:value="3.6205703020096" calcext:value-type="float">
            <text:p>3,6205703020096</text:p>
          </table:table-cell>
          <table:table-cell office:value-type="float" office:value="118.94863730024" calcext:value-type="float">
            <text:p>118,9486373002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413</text:p>
          </table:table-cell>
          <table:table-cell office:value-type="float" office:value="9.5866698026657" calcext:value-type="float">
            <text:p>9,5866698026657</text:p>
          </table:table-cell>
          <table:table-cell office:value-type="float" office:value="9.736875295639" calcext:value-type="float">
            <text:p>9,736875295639</text:p>
          </table:table-cell>
          <table:table-cell office:value-type="float" office:value="-145.64012266268" calcext:value-type="float">
            <text:p>-145,6401226626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424</text:p>
          </table:table-cell>
          <table:table-cell office:value-type="float" office:value="-0.41742820292711" calcext:value-type="float">
            <text:p>-0,41742820292711</text:p>
          </table:table-cell>
          <table:table-cell office:value-type="float" office:value="9.1065084934235" calcext:value-type="float">
            <text:p>9,1065084934235</text:p>
          </table:table-cell>
          <table:table-cell office:value-type="float" office:value="95.264178172798" calcext:value-type="float">
            <text:p>95,26417817279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435</text:p>
          </table:table-cell>
          <table:table-cell office:value-type="float" office:value="-1.2663048505783" calcext:value-type="float">
            <text:p>-1,2663048505783</text:p>
          </table:table-cell>
          <table:table-cell office:value-type="float" office:value="10.679550170898" calcext:value-type="float">
            <text:p>10,679550170898</text:p>
          </table:table-cell>
          <table:table-cell office:value-type="float" office:value="-19.599528259532" calcext:value-type="float">
            <text:p>-19,59952825953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446</text:p>
          </table:table-cell>
          <table:table-cell office:value-type="float" office:value="3.191200196743" calcext:value-type="float">
            <text:p>3,191200196743</text:p>
          </table:table-cell>
          <table:table-cell office:value-type="float" office:value="3.7510102987289" calcext:value-type="float">
            <text:p>3,7510102987289</text:p>
          </table:table-cell>
          <table:table-cell office:value-type="float" office:value="-146.38570159864" calcext:value-type="float">
            <text:p>-146,3857015986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457</text:p>
          </table:table-cell>
          <table:table-cell office:value-type="float" office:value="-0.44972531497478" calcext:value-type="float">
            <text:p>-0,44972531497478</text:p>
          </table:table-cell>
          <table:table-cell office:value-type="float" office:value="9.4341695308685" calcext:value-type="float">
            <text:p>9,4341695308685</text:p>
          </table:table-cell>
          <table:table-cell office:value-type="float" office:value="-84.046981896564" calcext:value-type="float">
            <text:p>-84,04698189656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468</text:p>
          </table:table-cell>
          <table:table-cell office:value-type="float" office:value="-0.26023158803582" calcext:value-type="float">
            <text:p>-0,26023158803582</text:p>
          </table:table-cell>
          <table:table-cell office:value-type="float" office:value="9.7734308242798" calcext:value-type="float">
            <text:p>9,7734308242798</text:p>
          </table:table-cell>
          <table:table-cell office:value-type="float" office:value="160.93526068766" calcext:value-type="float">
            <text:p>160,9352606876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479</text:p>
          </table:table-cell>
          <table:table-cell office:value-type="float" office:value="4.257453083992" calcext:value-type="float">
            <text:p>4,257453083992</text:p>
          </table:table-cell>
          <table:table-cell office:value-type="float" office:value="10.859373807907" calcext:value-type="float">
            <text:p>10,859373807907</text:p>
          </table:table-cell>
          <table:table-cell office:value-type="float" office:value="148.75885179848" calcext:value-type="float">
            <text:p>148,7588517984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490</text:p>
          </table:table-cell>
          <table:table-cell office:value-type="float" office:value="10.085008144379" calcext:value-type="float">
            <text:p>10,085008144379</text:p>
          </table:table-cell>
          <table:table-cell office:value-type="float" office:value="7.4985802173615" calcext:value-type="float">
            <text:p>7,4985802173615</text:p>
          </table:table-cell>
          <table:table-cell office:value-type="float" office:value="-164.31436569068" calcext:value-type="float">
            <text:p>-164,3143656906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501</text:p>
          </table:table-cell>
          <table:table-cell office:value-type="float" office:value="0.029487311840057" calcext:value-type="float">
            <text:p>0,029487311840057</text:p>
          </table:table-cell>
          <table:table-cell office:value-type="float" office:value="10.285837650299" calcext:value-type="float">
            <text:p>10,285837650299</text:p>
          </table:table-cell>
          <table:table-cell office:value-type="float" office:value="-172.43763899348" calcext:value-type="float">
            <text:p>-172,4376389934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512</text:p>
          </table:table-cell>
          <table:table-cell office:value-type="float" office:value="2.9633766412735" calcext:value-type="float">
            <text:p>2,9633766412735</text:p>
          </table:table-cell>
          <table:table-cell office:value-type="float" office:value="11.026039123535" calcext:value-type="float">
            <text:p>11,026039123535</text:p>
          </table:table-cell>
          <table:table-cell office:value-type="float" office:value="-143.28100878722" calcext:value-type="float">
            <text:p>-143,2810087872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523</text:p>
          </table:table-cell>
          <table:table-cell office:value-type="float" office:value="3.4189683198929" calcext:value-type="float">
            <text:p>3,4189683198929</text:p>
          </table:table-cell>
          <table:table-cell office:value-type="float" office:value="8.8572454452515" calcext:value-type="float">
            <text:p>8,8572454452515</text:p>
          </table:table-cell>
          <table:table-cell office:value-type="float" office:value="-163.28797826342" calcext:value-type="float">
            <text:p>-163,2879782634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534</text:p>
          </table:table-cell>
          <table:table-cell office:value-type="float" office:value="2.6996284723282" calcext:value-type="float">
            <text:p>2,6996284723282</text:p>
          </table:table-cell>
          <table:table-cell office:value-type="float" office:value="10.828294754028" calcext:value-type="float">
            <text:p>10,828294754028</text:p>
          </table:table-cell>
          <table:table-cell office:value-type="float" office:value="36.347888837195" calcext:value-type="float">
            <text:p>36,34788883719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545</text:p>
          </table:table-cell>
          <table:table-cell office:value-type="float" office:value="1.6851416230202" calcext:value-type="float">
            <text:p>1,6851416230202</text:p>
          </table:table-cell>
          <table:table-cell office:value-type="float" office:value="9.2278116941452" calcext:value-type="float">
            <text:p>9,2278116941452</text:p>
          </table:table-cell>
          <table:table-cell office:value-type="float" office:value="-144.64445934174" calcext:value-type="float">
            <text:p>-144,6444593417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556</text:p>
          </table:table-cell>
          <table:table-cell office:value-type="float" office:value="6.5323424339294" calcext:value-type="float">
            <text:p>6,5323424339294</text:p>
          </table:table-cell>
          <table:table-cell office:value-type="float" office:value="8.9367520809174" calcext:value-type="float">
            <text:p>8,9367520809174</text:p>
          </table:table-cell>
          <table:table-cell office:value-type="float" office:value="-21.414838778745" calcext:value-type="float">
            <text:p>-21,41483877874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567</text:p>
          </table:table-cell>
          <table:table-cell office:value-type="float" office:value="10.085091590881" calcext:value-type="float">
            <text:p>10,085091590881</text:p>
          </table:table-cell>
          <table:table-cell office:value-type="float" office:value="11.078089475632" calcext:value-type="float">
            <text:p>11,078089475632</text:p>
          </table:table-cell>
          <table:table-cell office:value-type="float" office:value="178.83817557317" calcext:value-type="float">
            <text:p>178,8381755731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578</text:p>
          </table:table-cell>
          <table:table-cell office:value-type="float" office:value="-1.1925157159567" calcext:value-type="float">
            <text:p>-1,1925157159567</text:p>
          </table:table-cell>
          <table:table-cell office:value-type="float" office:value="11.042793989182" calcext:value-type="float">
            <text:p>11,042793989182</text:p>
          </table:table-cell>
          <table:table-cell office:value-type="float" office:value="-95.488875534884" calcext:value-type="float">
            <text:p>-95,48887553488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8</text:p>
          </table:table-cell>
          <table:table-cell office:value-type="string" calcext:value-type="string">
            <text:p>589</text:p>
          </table:table-cell>
          <table:table-cell office:value-type="float" office:value="2.1067264676094" calcext:value-type="float">
            <text:p>2,1067264676094</text:p>
          </table:table-cell>
          <table:table-cell office:value-type="float" office:value="10.663588047028" calcext:value-type="float">
            <text:p>10,663588047028</text:p>
          </table:table-cell>
          <table:table-cell office:value-type="float" office:value="-120.9725331349" calcext:value-type="float">
            <text:p>-120,972533134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15</text:p>
          </table:table-cell>
          <table:table-cell office:value-type="float" office:value="0.3582426533103" calcext:value-type="float">
            <text:p>0,3582426533103</text:p>
          </table:table-cell>
          <table:table-cell office:value-type="float" office:value="2.2169940173626" calcext:value-type="float">
            <text:p>2,2169940173626</text:p>
          </table:table-cell>
          <table:table-cell office:value-type="float" office:value="160.47463143707" calcext:value-type="float">
            <text:p>160,4746314370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50</text:p>
          </table:table-cell>
          <table:table-cell office:value-type="float" office:value="1.8132537603378" calcext:value-type="float">
            <text:p>1,8132537603378</text:p>
          </table:table-cell>
          <table:table-cell office:value-type="float" office:value="2.3563306033611" calcext:value-type="float">
            <text:p>2,3563306033611</text:p>
          </table:table-cell>
          <table:table-cell office:value-type="float" office:value="-29.546924077781" calcext:value-type="float">
            <text:p>-29,54692407778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61</text:p>
          </table:table-cell>
          <table:table-cell office:value-type="float" office:value="0.9045022726059" calcext:value-type="float">
            <text:p>0,9045022726059</text:p>
          </table:table-cell>
          <table:table-cell office:value-type="float" office:value="1.0458997637033" calcext:value-type="float">
            <text:p>1,0458997637033</text:p>
          </table:table-cell>
          <table:table-cell office:value-type="float" office:value="169.15518918614" calcext:value-type="float">
            <text:p>169,1551891861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72</text:p>
          </table:table-cell>
          <table:table-cell office:value-type="float" office:value="6.0611516237259" calcext:value-type="float">
            <text:p>6,0611516237259</text:p>
          </table:table-cell>
          <table:table-cell office:value-type="float" office:value="0.25928884744644" calcext:value-type="float">
            <text:p>0,25928884744644</text:p>
          </table:table-cell>
          <table:table-cell office:value-type="float" office:value="-60.833450335606" calcext:value-type="float">
            <text:p>-60,83345033560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83</text:p>
          </table:table-cell>
          <table:table-cell office:value-type="float" office:value="3.9102271199226" calcext:value-type="float">
            <text:p>3,9102271199226</text:p>
          </table:table-cell>
          <table:table-cell office:value-type="float" office:value="-0.00061724967963528" calcext:value-type="float">
            <text:p>-0,00061724967963528</text:p>
          </table:table-cell>
          <table:table-cell office:value-type="float" office:value="61.354871768101" calcext:value-type="float">
            <text:p>61,35487176810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94</text:p>
          </table:table-cell>
          <table:table-cell office:value-type="float" office:value="6.5448790788651" calcext:value-type="float">
            <text:p>6,5448790788651</text:p>
          </table:table-cell>
          <table:table-cell office:value-type="float" office:value="1.9930121302605" calcext:value-type="float">
            <text:p>1,9930121302605</text:p>
          </table:table-cell>
          <table:table-cell office:value-type="float" office:value="-101.49229483999" calcext:value-type="float">
            <text:p>-101,4922948399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105</text:p>
          </table:table-cell>
          <table:table-cell office:value-type="float" office:value="9.3997687101364" calcext:value-type="float">
            <text:p>9,3997687101364</text:p>
          </table:table-cell>
          <table:table-cell office:value-type="float" office:value="1.7243432998657" calcext:value-type="float">
            <text:p>1,7243432998657</text:p>
          </table:table-cell>
          <table:table-cell office:value-type="float" office:value="174.18768299613" calcext:value-type="float">
            <text:p>174,1876829961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116</text:p>
          </table:table-cell>
          <table:table-cell office:value-type="float" office:value="-0.77417388558388" calcext:value-type="float">
            <text:p>-0,77417388558388</text:p>
          </table:table-cell>
          <table:table-cell office:value-type="float" office:value="-0.58613300323486" calcext:value-type="float">
            <text:p>-0,58613300323486</text:p>
          </table:table-cell>
          <table:table-cell office:value-type="float" office:value="94.586361745361" calcext:value-type="float">
            <text:p>94,58636174536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127</text:p>
          </table:table-cell>
          <table:table-cell office:value-type="float" office:value="4.5963788032532" calcext:value-type="float">
            <text:p>4,5963788032532</text:p>
          </table:table-cell>
          <table:table-cell office:value-type="float" office:value="0.48141993582249" calcext:value-type="float">
            <text:p>0,48141993582249</text:p>
          </table:table-cell>
          <table:table-cell office:value-type="float" office:value="156.99060251758" calcext:value-type="float">
            <text:p>156,9906025175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138</text:p>
          </table:table-cell>
          <table:table-cell office:value-type="float" office:value="1.3808038830757" calcext:value-type="float">
            <text:p>1,3808038830757</text:p>
          </table:table-cell>
          <table:table-cell office:value-type="float" office:value="2.4203792214394" calcext:value-type="float">
            <text:p>2,4203792214394</text:p>
          </table:table-cell>
          <table:table-cell office:value-type="float" office:value="27.323779406821" calcext:value-type="float">
            <text:p>27,32377940682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149</text:p>
          </table:table-cell>
          <table:table-cell office:value-type="float" office:value="4.058583676815" calcext:value-type="float">
            <text:p>4,058583676815</text:p>
          </table:table-cell>
          <table:table-cell office:value-type="float" office:value="-0.47133676707745" calcext:value-type="float">
            <text:p>-0,47133676707745</text:p>
          </table:table-cell>
          <table:table-cell office:value-type="float" office:value="-9.7803787630834" calcext:value-type="float">
            <text:p>-9,780378763083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160</text:p>
          </table:table-cell>
          <table:table-cell office:value-type="float" office:value="2.0552332699299" calcext:value-type="float">
            <text:p>2,0552332699299</text:p>
          </table:table-cell>
          <table:table-cell office:value-type="float" office:value="3.2745397090912" calcext:value-type="float">
            <text:p>3,2745397090912</text:p>
          </table:table-cell>
          <table:table-cell office:value-type="float" office:value="61.762594872979" calcext:value-type="float">
            <text:p>61,76259487297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171</text:p>
          </table:table-cell>
          <table:table-cell office:value-type="float" office:value="7.306877374649" calcext:value-type="float">
            <text:p>7,306877374649</text:p>
          </table:table-cell>
          <table:table-cell office:value-type="float" office:value="-0.57425726205111" calcext:value-type="float">
            <text:p>-0,57425726205111</text:p>
          </table:table-cell>
          <table:table-cell office:value-type="float" office:value="50.657514933568" calcext:value-type="float">
            <text:p>50,65751493356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182</text:p>
          </table:table-cell>
          <table:table-cell office:value-type="float" office:value="10.08501291275" calcext:value-type="float">
            <text:p>10,08501291275</text:p>
          </table:table-cell>
          <table:table-cell office:value-type="float" office:value="2.0088417828083" calcext:value-type="float">
            <text:p>2,0088417828083</text:p>
          </table:table-cell>
          <table:table-cell office:value-type="float" office:value="-101.4446369402" calcext:value-type="float">
            <text:p>-101,444636940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193</text:p>
          </table:table-cell>
          <table:table-cell office:value-type="float" office:value="0.087479781359434" calcext:value-type="float">
            <text:p>0,087479781359434</text:p>
          </table:table-cell>
          <table:table-cell office:value-type="float" office:value="3.0484318733215" calcext:value-type="float">
            <text:p>3,0484318733215</text:p>
          </table:table-cell>
          <table:table-cell office:value-type="float" office:value="127.79909334365" calcext:value-type="float">
            <text:p>127,7990933436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204</text:p>
          </table:table-cell>
          <table:table-cell office:value-type="float" office:value="2.5510495901108" calcext:value-type="float">
            <text:p>2,5510495901108</text:p>
          </table:table-cell>
          <table:table-cell office:value-type="float" office:value="5.9735000133514" calcext:value-type="float">
            <text:p>5,9735000133514</text:p>
          </table:table-cell>
          <table:table-cell office:value-type="float" office:value="-42.390728072756" calcext:value-type="float">
            <text:p>-42,39072807275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215</text:p>
          </table:table-cell>
          <table:table-cell office:value-type="float" office:value="0.77373579144478" calcext:value-type="float">
            <text:p>0,77373579144478</text:p>
          </table:table-cell>
          <table:table-cell office:value-type="float" office:value="3.9845302700996" calcext:value-type="float">
            <text:p>3,9845302700996</text:p>
          </table:table-cell>
          <table:table-cell office:value-type="float" office:value="-159.93489581309" calcext:value-type="float">
            <text:p>-159,9348958130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226</text:p>
          </table:table-cell>
          <table:table-cell office:value-type="float" office:value="3.5903659462929" calcext:value-type="float">
            <text:p>3,5903659462929</text:p>
          </table:table-cell>
          <table:table-cell office:value-type="float" office:value="1.8733382225037" calcext:value-type="float">
            <text:p>1,8733382225037</text:p>
          </table:table-cell>
          <table:table-cell office:value-type="float" office:value="166.43471171142" calcext:value-type="float">
            <text:p>166,4347117114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237</text:p>
          </table:table-cell>
          <table:table-cell office:value-type="float" office:value="5.0616610050201" calcext:value-type="float">
            <text:p>5,0616610050201</text:p>
          </table:table-cell>
          <table:table-cell office:value-type="float" office:value="1.8544499576092" calcext:value-type="float">
            <text:p>1,8544499576092</text:p>
          </table:table-cell>
          <table:table-cell office:value-type="float" office:value="-101.40253480073" calcext:value-type="float">
            <text:p>-101,4025348007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248</text:p>
          </table:table-cell>
          <table:table-cell office:value-type="float" office:value="6.9705486297607" calcext:value-type="float">
            <text:p>6,9705486297607</text:p>
          </table:table-cell>
          <table:table-cell office:value-type="float" office:value="3.4851932525635" calcext:value-type="float">
            <text:p>3,4851932525635</text:p>
          </table:table-cell>
          <table:table-cell office:value-type="float" office:value="-120.93129886943" calcext:value-type="float">
            <text:p>-120,9312988694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259</text:p>
          </table:table-cell>
          <table:table-cell office:value-type="float" office:value="9.125804901123" calcext:value-type="float">
            <text:p>9,125804901123</text:p>
          </table:table-cell>
          <table:table-cell office:value-type="float" office:value="4.2240911722183" calcext:value-type="float">
            <text:p>4,2240911722183</text:p>
          </table:table-cell>
          <table:table-cell office:value-type="float" office:value="43.030921820622" calcext:value-type="float">
            <text:p>43,03092182062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270</text:p>
          </table:table-cell>
          <table:table-cell office:value-type="float" office:value="0.14624270610511" calcext:value-type="float">
            <text:p>0,14624270610511</text:p>
          </table:table-cell>
          <table:table-cell office:value-type="float" office:value="5.6793689727783" calcext:value-type="float">
            <text:p>5,6793689727783</text:p>
          </table:table-cell>
          <table:table-cell office:value-type="float" office:value="60.199075443729" calcext:value-type="float">
            <text:p>60,19907544372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281</text:p>
          </table:table-cell>
          <table:table-cell office:value-type="float" office:value="1.2026081979275" calcext:value-type="float">
            <text:p>1,2026081979275</text:p>
          </table:table-cell>
          <table:table-cell office:value-type="float" office:value="7.997967004776" calcext:value-type="float">
            <text:p>7,997967004776</text:p>
          </table:table-cell>
          <table:table-cell office:value-type="float" office:value="-115.47243974771" calcext:value-type="float">
            <text:p>-115,4724397477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292</text:p>
          </table:table-cell>
          <table:table-cell office:value-type="float" office:value="7.6578950881958" calcext:value-type="float">
            <text:p>7,6578950881958</text:p>
          </table:table-cell>
          <table:table-cell office:value-type="float" office:value="1.975100338459" calcext:value-type="float">
            <text:p>1,975100338459</text:p>
          </table:table-cell>
          <table:table-cell office:value-type="float" office:value="111.13715627391" calcext:value-type="float">
            <text:p>111,1371562739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03</text:p>
          </table:table-cell>
          <table:table-cell office:value-type="float" office:value="1.3794672489166" calcext:value-type="float">
            <text:p>1,3794672489166</text:p>
          </table:table-cell>
          <table:table-cell office:value-type="float" office:value="7.017263174057" calcext:value-type="float">
            <text:p>7,017263174057</text:p>
          </table:table-cell>
          <table:table-cell office:value-type="float" office:value="-71.622436213645" calcext:value-type="float">
            <text:p>-71,62243621364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14</text:p>
          </table:table-cell>
          <table:table-cell office:value-type="float" office:value="8.4783279895782" calcext:value-type="float">
            <text:p>8,4783279895782</text:p>
          </table:table-cell>
          <table:table-cell office:value-type="float" office:value="7.9940581321716" calcext:value-type="float">
            <text:p>7,9940581321716</text:p>
          </table:table-cell>
          <table:table-cell office:value-type="float" office:value="158.04344985136" calcext:value-type="float">
            <text:p>158,0434498513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25</text:p>
          </table:table-cell>
          <table:table-cell office:value-type="float" office:value="5.7412081956863" calcext:value-type="float">
            <text:p>5,7412081956863</text:p>
          </table:table-cell>
          <table:table-cell office:value-type="float" office:value="6.5138030052185" calcext:value-type="float">
            <text:p>6,5138030052185</text:p>
          </table:table-cell>
          <table:table-cell office:value-type="float" office:value="-148.22440542233" calcext:value-type="float">
            <text:p>-148,2244054223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36</text:p>
          </table:table-cell>
          <table:table-cell office:value-type="float" office:value="10.085003376007" calcext:value-type="float">
            <text:p>10,085003376007</text:p>
          </table:table-cell>
          <table:table-cell office:value-type="float" office:value="5.0368475914001" calcext:value-type="float">
            <text:p>5,0368475914001</text:p>
          </table:table-cell>
          <table:table-cell office:value-type="float" office:value="103.26216327157" calcext:value-type="float">
            <text:p>103,2621632715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47</text:p>
          </table:table-cell>
          <table:table-cell office:value-type="float" office:value="2.6017889380455" calcext:value-type="float">
            <text:p>2,6017889380455</text:p>
          </table:table-cell>
          <table:table-cell office:value-type="float" office:value="4.9432793259621" calcext:value-type="float">
            <text:p>4,9432793259621</text:p>
          </table:table-cell>
          <table:table-cell office:value-type="float" office:value="33.078074455261" calcext:value-type="float">
            <text:p>33,07807445526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58</text:p>
          </table:table-cell>
          <table:table-cell office:value-type="float" office:value="-1.274623721838" calcext:value-type="float">
            <text:p>-1,274623721838</text:p>
          </table:table-cell>
          <table:table-cell office:value-type="float" office:value="9.7785568237305" calcext:value-type="float">
            <text:p>9,7785568237305</text:p>
          </table:table-cell>
          <table:table-cell office:value-type="float" office:value="-133.91614263984" calcext:value-type="float">
            <text:p>-133,9161426398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69</text:p>
          </table:table-cell>
          <table:table-cell office:value-type="float" office:value="4.228929579258" calcext:value-type="float">
            <text:p>4,228929579258</text:p>
          </table:table-cell>
          <table:table-cell office:value-type="float" office:value="1.7379674315453" calcext:value-type="float">
            <text:p>1,7379674315453</text:p>
          </table:table-cell>
          <table:table-cell office:value-type="float" office:value="117.03800243937" calcext:value-type="float">
            <text:p>117,0380024393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80</text:p>
          </table:table-cell>
          <table:table-cell office:value-type="float" office:value="3.7630718946457" calcext:value-type="float">
            <text:p>3,7630718946457</text:p>
          </table:table-cell>
          <table:table-cell office:value-type="float" office:value="4.2376536130905" calcext:value-type="float">
            <text:p>4,2376536130905</text:p>
          </table:table-cell>
          <table:table-cell office:value-type="float" office:value="50.627928630562" calcext:value-type="float">
            <text:p>50,62792863056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391</text:p>
          </table:table-cell>
          <table:table-cell office:value-type="float" office:value="2.239395827055" calcext:value-type="float">
            <text:p>2,239395827055</text:p>
          </table:table-cell>
          <table:table-cell office:value-type="float" office:value="7.040690779686" calcext:value-type="float">
            <text:p>7,040690779686</text:p>
          </table:table-cell>
          <table:table-cell office:value-type="float" office:value="149.45783888458" calcext:value-type="float">
            <text:p>149,4578388845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402</text:p>
          </table:table-cell>
          <table:table-cell office:value-type="float" office:value="7.4877542257309" calcext:value-type="float">
            <text:p>7,4877542257309</text:p>
          </table:table-cell>
          <table:table-cell office:value-type="float" office:value="3.272597193718" calcext:value-type="float">
            <text:p>3,272597193718</text:p>
          </table:table-cell>
          <table:table-cell office:value-type="float" office:value="118.91728449779" calcext:value-type="float">
            <text:p>118,9172844977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413</text:p>
          </table:table-cell>
          <table:table-cell office:value-type="float" office:value="9.8451912403107" calcext:value-type="float">
            <text:p>9,8451912403107</text:p>
          </table:table-cell>
          <table:table-cell office:value-type="float" office:value="9.818035364151" calcext:value-type="float">
            <text:p>9,818035364151</text:p>
          </table:table-cell>
          <table:table-cell office:value-type="float" office:value="-165.99411873301" calcext:value-type="float">
            <text:p>-165,9941187330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424</text:p>
          </table:table-cell>
          <table:table-cell office:value-type="float" office:value="-0.41785962879658" calcext:value-type="float">
            <text:p>-0,41785962879658</text:p>
          </table:table-cell>
          <table:table-cell office:value-type="float" office:value="9.0974968671799" calcext:value-type="float">
            <text:p>9,0974968671799</text:p>
          </table:table-cell>
          <table:table-cell office:value-type="float" office:value="95.712978369111" calcext:value-type="float">
            <text:p>95,71297836911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435</text:p>
          </table:table-cell>
          <table:table-cell office:value-type="float" office:value="-1.0777129977942" calcext:value-type="float">
            <text:p>-1,0777129977942</text:p>
          </table:table-cell>
          <table:table-cell office:value-type="float" office:value="10.577018260956" calcext:value-type="float">
            <text:p>10,577018260956</text:p>
          </table:table-cell>
          <table:table-cell office:value-type="float" office:value="141.88758582826" calcext:value-type="float">
            <text:p>141,8875858282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446</text:p>
          </table:table-cell>
          <table:table-cell office:value-type="float" office:value="3.1724426150322" calcext:value-type="float">
            <text:p>3,1724426150322</text:p>
          </table:table-cell>
          <table:table-cell office:value-type="float" office:value="3.7382361292839" calcext:value-type="float">
            <text:p>3,7382361292839</text:p>
          </table:table-cell>
          <table:table-cell office:value-type="float" office:value="-140.31980903285" calcext:value-type="float">
            <text:p>-140,3198090328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457</text:p>
          </table:table-cell>
          <table:table-cell office:value-type="float" office:value="-0.44935900717974" calcext:value-type="float">
            <text:p>-0,44935900717974</text:p>
          </table:table-cell>
          <table:table-cell office:value-type="float" office:value="9.4258773326874" calcext:value-type="float">
            <text:p>9,4258773326874</text:p>
          </table:table-cell>
          <table:table-cell office:value-type="float" office:value="-84.567426116603" calcext:value-type="float">
            <text:p>-84,56742611660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468</text:p>
          </table:table-cell>
          <table:table-cell office:value-type="float" office:value="-0.63129432499409" calcext:value-type="float">
            <text:p>-0,63129432499409</text:p>
          </table:table-cell>
          <table:table-cell office:value-type="float" office:value="9.9023497104645" calcext:value-type="float">
            <text:p>9,9023497104645</text:p>
          </table:table-cell>
          <table:table-cell office:value-type="float" office:value="160.92531088811" calcext:value-type="float">
            <text:p>160,9253108881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479</text:p>
          </table:table-cell>
          <table:table-cell office:value-type="float" office:value="4.4570145010948" calcext:value-type="float">
            <text:p>4,4570145010948</text:p>
          </table:table-cell>
          <table:table-cell office:value-type="float" office:value="10.746096372604" calcext:value-type="float">
            <text:p>10,746096372604</text:p>
          </table:table-cell>
          <table:table-cell office:value-type="float" office:value="150.89967144523" calcext:value-type="float">
            <text:p>150,8996714452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490</text:p>
          </table:table-cell>
          <table:table-cell office:value-type="float" office:value="10.085657835007" calcext:value-type="float">
            <text:p>10,085657835007</text:p>
          </table:table-cell>
          <table:table-cell office:value-type="float" office:value="7.8029507398605" calcext:value-type="float">
            <text:p>7,8029507398605</text:p>
          </table:table-cell>
          <table:table-cell office:value-type="float" office:value="-154.2472323035" calcext:value-type="float">
            <text:p>-154,247232303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501</text:p>
          </table:table-cell>
          <table:table-cell office:value-type="float" office:value="-0.16447039321065" calcext:value-type="float">
            <text:p>-0,16447039321065</text:p>
          </table:table-cell>
          <table:table-cell office:value-type="float" office:value="10.519504547119" calcext:value-type="float">
            <text:p>10,519504547119</text:p>
          </table:table-cell>
          <table:table-cell office:value-type="float" office:value="-65.37600535496" calcext:value-type="float">
            <text:p>-65,3760053549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512</text:p>
          </table:table-cell>
          <table:table-cell office:value-type="float" office:value="2.9382076859474" calcext:value-type="float">
            <text:p>2,9382076859474</text:p>
          </table:table-cell>
          <table:table-cell office:value-type="float" office:value="11.022605895996" calcext:value-type="float">
            <text:p>11,022605895996</text:p>
          </table:table-cell>
          <table:table-cell office:value-type="float" office:value="-138.16243827723" calcext:value-type="float">
            <text:p>-138,1624382772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523</text:p>
          </table:table-cell>
          <table:table-cell office:value-type="float" office:value="3.7044921517372" calcext:value-type="float">
            <text:p>3,7044921517372</text:p>
          </table:table-cell>
          <table:table-cell office:value-type="float" office:value="8.98756980896" calcext:value-type="float">
            <text:p>8,98756980896</text:p>
          </table:table-cell>
          <table:table-cell office:value-type="float" office:value="-153.57440444315" calcext:value-type="float">
            <text:p>-153,574404443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534</text:p>
          </table:table-cell>
          <table:table-cell office:value-type="float" office:value="2.6918280124664" calcext:value-type="float">
            <text:p>2,6918280124664</text:p>
          </table:table-cell>
          <table:table-cell office:value-type="float" office:value="10.80332159996" calcext:value-type="float">
            <text:p>10,80332159996</text:p>
          </table:table-cell>
          <table:table-cell office:value-type="float" office:value="42.5092543766" calcext:value-type="float">
            <text:p>42,509254376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545</text:p>
          </table:table-cell>
          <table:table-cell office:value-type="float" office:value="2.0089538395405" calcext:value-type="float">
            <text:p>2,0089538395405</text:p>
          </table:table-cell>
          <table:table-cell office:value-type="float" office:value="9.4581210613251" calcext:value-type="float">
            <text:p>9,4581210613251</text:p>
          </table:table-cell>
          <table:table-cell office:value-type="float" office:value="-144.62375337151" calcext:value-type="float">
            <text:p>-144,6237533715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556</text:p>
          </table:table-cell>
          <table:table-cell office:value-type="float" office:value="6.1640816926956" calcext:value-type="float">
            <text:p>6,1640816926956</text:p>
          </table:table-cell>
          <table:table-cell office:value-type="float" office:value="9.0514373779297" calcext:value-type="float">
            <text:p>9,0514373779297</text:p>
          </table:table-cell>
          <table:table-cell office:value-type="float" office:value="-15.970697638336" calcext:value-type="float">
            <text:p>-15,97069763833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567</text:p>
          </table:table-cell>
          <table:table-cell office:value-type="float" office:value="10.085073709488" calcext:value-type="float">
            <text:p>10,085073709488</text:p>
          </table:table-cell>
          <table:table-cell office:value-type="float" office:value="10.976332426071" calcext:value-type="float">
            <text:p>10,976332426071</text:p>
          </table:table-cell>
          <table:table-cell office:value-type="float" office:value="176.10494650094" calcext:value-type="float">
            <text:p>176,1049465009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578</text:p>
          </table:table-cell>
          <table:table-cell office:value-type="float" office:value="-1.1404727399349" calcext:value-type="float">
            <text:p>-1,1404727399349</text:p>
          </table:table-cell>
          <table:table-cell office:value-type="float" office:value="11.032824516296" calcext:value-type="float">
            <text:p>11,032824516296</text:p>
          </table:table-cell>
          <table:table-cell office:value-type="float" office:value="-92.336483821747" calcext:value-type="float">
            <text:p>-92,33648382174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39</text:p>
          </table:table-cell>
          <table:table-cell office:value-type="string" calcext:value-type="string">
            <text:p>589</text:p>
          </table:table-cell>
          <table:table-cell office:value-type="float" office:value="2.2632238268852" calcext:value-type="float">
            <text:p>2,2632238268852</text:p>
          </table:table-cell>
          <table:table-cell office:value-type="float" office:value="10.825455188751" calcext:value-type="float">
            <text:p>10,825455188751</text:p>
          </table:table-cell>
          <table:table-cell office:value-type="float" office:value="-137.43876803453" calcext:value-type="float">
            <text:p>-137,4387680345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15</text:p>
          </table:table-cell>
          <table:table-cell office:value-type="float" office:value="0.18151428550482" calcext:value-type="float">
            <text:p>0,18151428550482</text:p>
          </table:table-cell>
          <table:table-cell office:value-type="float" office:value="2.2979500889778" calcext:value-type="float">
            <text:p>2,2979500889778</text:p>
          </table:table-cell>
          <table:table-cell office:value-type="float" office:value="-50.056146588295" calcext:value-type="float">
            <text:p>-50,05614658829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50</text:p>
          </table:table-cell>
          <table:table-cell office:value-type="float" office:value="2.080795019865" calcext:value-type="float">
            <text:p>2,080795019865</text:p>
          </table:table-cell>
          <table:table-cell office:value-type="float" office:value="2.211500108242" calcext:value-type="float">
            <text:p>2,211500108242</text:p>
          </table:table-cell>
          <table:table-cell office:value-type="float" office:value="-27.829051207585" calcext:value-type="float">
            <text:p>-27,82905120758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61</text:p>
          </table:table-cell>
          <table:table-cell office:value-type="float" office:value="1.206795796752" calcext:value-type="float">
            <text:p>1,206795796752</text:p>
          </table:table-cell>
          <table:table-cell office:value-type="float" office:value="0.88004440069199" calcext:value-type="float">
            <text:p>0,88004440069199</text:p>
          </table:table-cell>
          <table:table-cell office:value-type="float" office:value="146.06461555335" calcext:value-type="float">
            <text:p>146,0646155533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72</text:p>
          </table:table-cell>
          <table:table-cell office:value-type="float" office:value="5.90371966362" calcext:value-type="float">
            <text:p>5,90371966362</text:p>
          </table:table-cell>
          <table:table-cell office:value-type="float" office:value="0.45167721807957" calcext:value-type="float">
            <text:p>0,45167721807957</text:p>
          </table:table-cell>
          <table:table-cell office:value-type="float" office:value="-48.739236631211" calcext:value-type="float">
            <text:p>-48,73923663121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83</text:p>
          </table:table-cell>
          <table:table-cell office:value-type="float" office:value="4.1015142202377" calcext:value-type="float">
            <text:p>4,1015142202377</text:p>
          </table:table-cell>
          <table:table-cell office:value-type="float" office:value="0.26951173320413" calcext:value-type="float">
            <text:p>0,26951173320413</text:p>
          </table:table-cell>
          <table:table-cell office:value-type="float" office:value="93.120064705041" calcext:value-type="float">
            <text:p>93,12006470504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94</text:p>
          </table:table-cell>
          <table:table-cell office:value-type="float" office:value="6.6147398948669" calcext:value-type="float">
            <text:p>6,6147398948669</text:p>
          </table:table-cell>
          <table:table-cell office:value-type="float" office:value="2.2402736544609" calcext:value-type="float">
            <text:p>2,2402736544609</text:p>
          </table:table-cell>
          <table:table-cell office:value-type="float" office:value="-106.49944946265" calcext:value-type="float">
            <text:p>-106,4994494626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105</text:p>
          </table:table-cell>
          <table:table-cell office:value-type="float" office:value="9.6234893798828" calcext:value-type="float">
            <text:p>9,6234893798828</text:p>
          </table:table-cell>
          <table:table-cell office:value-type="float" office:value="1.7843049764633" calcext:value-type="float">
            <text:p>1,7843049764633</text:p>
          </table:table-cell>
          <table:table-cell office:value-type="float" office:value="-169.34512375267" calcext:value-type="float">
            <text:p>-169,3451237526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116</text:p>
          </table:table-cell>
          <table:table-cell office:value-type="float" office:value="-0.75611874461174" calcext:value-type="float">
            <text:p>-0,75611874461174</text:p>
          </table:table-cell>
          <table:table-cell office:value-type="float" office:value="-0.58790527284145" calcext:value-type="float">
            <text:p>-0,58790527284145</text:p>
          </table:table-cell>
          <table:table-cell office:value-type="float" office:value="75.283162912745" calcext:value-type="float">
            <text:p>75,28316291274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127</text:p>
          </table:table-cell>
          <table:table-cell office:value-type="float" office:value="4.8363408446312" calcext:value-type="float">
            <text:p>4,8363408446312</text:p>
          </table:table-cell>
          <table:table-cell office:value-type="float" office:value="0.29877465218306" calcext:value-type="float">
            <text:p>0,29877465218306</text:p>
          </table:table-cell>
          <table:table-cell office:value-type="float" office:value="140.91708401965" calcext:value-type="float">
            <text:p>140,9170840196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138</text:p>
          </table:table-cell>
          <table:table-cell office:value-type="float" office:value="1.7081327736378" calcext:value-type="float">
            <text:p>1,7081327736378</text:p>
          </table:table-cell>
          <table:table-cell office:value-type="float" office:value="2.5975471735001" calcext:value-type="float">
            <text:p>2,5975471735001</text:p>
          </table:table-cell>
          <table:table-cell office:value-type="float" office:value="29.390737509272" calcext:value-type="float">
            <text:p>29,39073750927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149</text:p>
          </table:table-cell>
          <table:table-cell office:value-type="float" office:value="4.376865029335" calcext:value-type="float">
            <text:p>4,376865029335</text:p>
          </table:table-cell>
          <table:table-cell office:value-type="float" office:value="-0.56939043104649" calcext:value-type="float">
            <text:p>-0,56939043104649</text:p>
          </table:table-cell>
          <table:table-cell office:value-type="float" office:value="21.817865455227" calcext:value-type="float">
            <text:p>21,81786545522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160</text:p>
          </table:table-cell>
          <table:table-cell office:value-type="float" office:value="1.7960613965988" calcext:value-type="float">
            <text:p>1,7960613965988</text:p>
          </table:table-cell>
          <table:table-cell office:value-type="float" office:value="3.0692800879478" calcext:value-type="float">
            <text:p>3,0692800879478</text:p>
          </table:table-cell>
          <table:table-cell office:value-type="float" office:value="31.838118270704" calcext:value-type="float">
            <text:p>31,83811827070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171</text:p>
          </table:table-cell>
          <table:table-cell office:value-type="float" office:value="7.1354186534882" calcext:value-type="float">
            <text:p>7,1354186534882</text:p>
          </table:table-cell>
          <table:table-cell office:value-type="float" office:value="-0.56895464658737" calcext:value-type="float">
            <text:p>-0,56895464658737</text:p>
          </table:table-cell>
          <table:table-cell office:value-type="float" office:value="27.857709842123" calcext:value-type="float">
            <text:p>27,85770984212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182</text:p>
          </table:table-cell>
          <table:table-cell office:value-type="float" office:value="10.008459091187" calcext:value-type="float">
            <text:p>10,008459091187</text:p>
          </table:table-cell>
          <table:table-cell office:value-type="float" office:value="2.3268732428551" calcext:value-type="float">
            <text:p>2,3268732428551</text:p>
          </table:table-cell>
          <table:table-cell office:value-type="float" office:value="-69.742122273536" calcext:value-type="float">
            <text:p>-69,74212227353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193</text:p>
          </table:table-cell>
          <table:table-cell office:value-type="float" office:value="0.15516212210059" calcext:value-type="float">
            <text:p>0,15516212210059</text:p>
          </table:table-cell>
          <table:table-cell office:value-type="float" office:value="2.7307611703873" calcext:value-type="float">
            <text:p>2,7307611703873</text:p>
          </table:table-cell>
          <table:table-cell office:value-type="float" office:value="95.17566185848" calcext:value-type="float">
            <text:p>95,1756618584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204</text:p>
          </table:table-cell>
          <table:table-cell office:value-type="float" office:value="2.2763112187386" calcext:value-type="float">
            <text:p>2,2763112187386</text:p>
          </table:table-cell>
          <table:table-cell office:value-type="float" office:value="6.073511838913" calcext:value-type="float">
            <text:p>6,073511838913</text:p>
          </table:table-cell>
          <table:table-cell office:value-type="float" office:value="-15.210029995366" calcext:value-type="float">
            <text:p>-15,21002999536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215</text:p>
          </table:table-cell>
          <table:table-cell office:value-type="float" office:value="0.97103327512741" calcext:value-type="float">
            <text:p>0,97103327512741</text:p>
          </table:table-cell>
          <table:table-cell office:value-type="float" office:value="3.9743667840958" calcext:value-type="float">
            <text:p>3,9743667840958</text:p>
          </table:table-cell>
          <table:table-cell office:value-type="float" office:value="176.22817094159" calcext:value-type="float">
            <text:p>176,2281709415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226</text:p>
          </table:table-cell>
          <table:table-cell office:value-type="float" office:value="3.9538329839706" calcext:value-type="float">
            <text:p>3,9538329839706</text:p>
          </table:table-cell>
          <table:table-cell office:value-type="float" office:value="1.8190437555313" calcext:value-type="float">
            <text:p>1,8190437555313</text:p>
          </table:table-cell>
          <table:table-cell office:value-type="float" office:value="173.16672148978" calcext:value-type="float">
            <text:p>173,1667214897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237</text:p>
          </table:table-cell>
          <table:table-cell office:value-type="float" office:value="5.0922787189484" calcext:value-type="float">
            <text:p>5,0922787189484</text:p>
          </table:table-cell>
          <table:table-cell office:value-type="float" office:value="2.1163265407085" calcext:value-type="float">
            <text:p>2,1163265407085</text:p>
          </table:table-cell>
          <table:table-cell office:value-type="float" office:value="-95.937340882174" calcext:value-type="float">
            <text:p>-95,93734088217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248</text:p>
          </table:table-cell>
          <table:table-cell office:value-type="float" office:value="7.1780204772949" calcext:value-type="float">
            <text:p>7,1780204772949</text:p>
          </table:table-cell>
          <table:table-cell office:value-type="float" office:value="3.6975795030594" calcext:value-type="float">
            <text:p>3,6975795030594</text:p>
          </table:table-cell>
          <table:table-cell office:value-type="float" office:value="-137.65857933433" calcext:value-type="float">
            <text:p>-137,6585793343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259</text:p>
          </table:table-cell>
          <table:table-cell office:value-type="float" office:value="8.8140887022018" calcext:value-type="float">
            <text:p>8,8140887022018</text:p>
          </table:table-cell>
          <table:table-cell office:value-type="float" office:value="4.0505224466324" calcext:value-type="float">
            <text:p>4,0505224466324</text:p>
          </table:table-cell>
          <table:table-cell office:value-type="float" office:value="24.940014834617" calcext:value-type="float">
            <text:p>24,94001483461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270</text:p>
          </table:table-cell>
          <table:table-cell office:value-type="float" office:value="0.099113211035728" calcext:value-type="float">
            <text:p>0,099113211035728</text:p>
          </table:table-cell>
          <table:table-cell office:value-type="float" office:value="5.3896248340607" calcext:value-type="float">
            <text:p>5,3896248340607</text:p>
          </table:table-cell>
          <table:table-cell office:value-type="float" office:value="75.775083462903" calcext:value-type="float">
            <text:p>75,77508346290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281</text:p>
          </table:table-cell>
          <table:table-cell office:value-type="float" office:value="1.2954021990299" calcext:value-type="float">
            <text:p>1,2954021990299</text:p>
          </table:table-cell>
          <table:table-cell office:value-type="float" office:value="8.2132482528687" calcext:value-type="float">
            <text:p>8,2132482528687</text:p>
          </table:table-cell>
          <table:table-cell office:value-type="float" office:value="-113.20223170481" calcext:value-type="float">
            <text:p>-113,2022317048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292</text:p>
          </table:table-cell>
          <table:table-cell office:value-type="float" office:value="7.6402997970581" calcext:value-type="float">
            <text:p>7,6402997970581</text:p>
          </table:table-cell>
          <table:table-cell office:value-type="float" office:value="1.6852220892906" calcext:value-type="float">
            <text:p>1,6852220892906</text:p>
          </table:table-cell>
          <table:table-cell office:value-type="float" office:value="81.249427643551" calcext:value-type="float">
            <text:p>81,24942764355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03</text:p>
          </table:table-cell>
          <table:table-cell office:value-type="float" office:value="1.2895080447197" calcext:value-type="float">
            <text:p>1,2895080447197</text:p>
          </table:table-cell>
          <table:table-cell office:value-type="float" office:value="7.3036527633667" calcext:value-type="float">
            <text:p>7,3036527633667</text:p>
          </table:table-cell>
          <table:table-cell office:value-type="float" office:value="-72.984936890329" calcext:value-type="float">
            <text:p>-72,98493689032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14</text:p>
          </table:table-cell>
          <table:table-cell office:value-type="float" office:value="8.6988353729248" calcext:value-type="float">
            <text:p>8,6988353729248</text:p>
          </table:table-cell>
          <table:table-cell office:value-type="float" office:value="7.935870885849" calcext:value-type="float">
            <text:p>7,935870885849</text:p>
          </table:table-cell>
          <table:table-cell office:value-type="float" office:value="166.11400835074" calcext:value-type="float">
            <text:p>166,1140083507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25</text:p>
          </table:table-cell>
          <table:table-cell office:value-type="float" office:value="5.740886926651" calcext:value-type="float">
            <text:p>5,740886926651</text:p>
          </table:table-cell>
          <table:table-cell office:value-type="float" office:value="6.7397058010101" calcext:value-type="float">
            <text:p>6,7397058010101</text:p>
          </table:table-cell>
          <table:table-cell office:value-type="float" office:value="-83.808022699538" calcext:value-type="float">
            <text:p>-83,80802269953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36</text:p>
          </table:table-cell>
          <table:table-cell office:value-type="float" office:value="10.085009336472" calcext:value-type="float">
            <text:p>10,085009336472</text:p>
          </table:table-cell>
          <table:table-cell office:value-type="float" office:value="4.8076158761978" calcext:value-type="float">
            <text:p>4,8076158761978</text:p>
          </table:table-cell>
          <table:table-cell office:value-type="float" office:value="108.77668250139" calcext:value-type="float">
            <text:p>108,7766825013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47</text:p>
          </table:table-cell>
          <table:table-cell office:value-type="float" office:value="2.2640833258629" calcext:value-type="float">
            <text:p>2,2640833258629</text:p>
          </table:table-cell>
          <table:table-cell office:value-type="float" office:value="4.723756313324" calcext:value-type="float">
            <text:p>4,723756313324</text:p>
          </table:table-cell>
          <table:table-cell office:value-type="float" office:value="33.088912629777" calcext:value-type="float">
            <text:p>33,08891262977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58</text:p>
          </table:table-cell>
          <table:table-cell office:value-type="float" office:value="-1.2003956735134" calcext:value-type="float">
            <text:p>-1,2003956735134</text:p>
          </table:table-cell>
          <table:table-cell office:value-type="float" office:value="9.79676425457" calcext:value-type="float">
            <text:p>9,79676425457</text:p>
          </table:table-cell>
          <table:table-cell office:value-type="float" office:value="-159.55568271078" calcext:value-type="float">
            <text:p>-159,5556827107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69</text:p>
          </table:table-cell>
          <table:table-cell office:value-type="float" office:value="4.3102353811264" calcext:value-type="float">
            <text:p>4,3102353811264</text:p>
          </table:table-cell>
          <table:table-cell office:value-type="float" office:value="1.4022985100746" calcext:value-type="float">
            <text:p>1,4022985100746</text:p>
          </table:table-cell>
          <table:table-cell office:value-type="float" office:value="99.832455064081" calcext:value-type="float">
            <text:p>99,83245506408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80</text:p>
          </table:table-cell>
          <table:table-cell office:value-type="float" office:value="4.0044745802879" calcext:value-type="float">
            <text:p>4,0044745802879</text:p>
          </table:table-cell>
          <table:table-cell office:value-type="float" office:value="4.3976092338562" calcext:value-type="float">
            <text:p>4,3976092338562</text:p>
          </table:table-cell>
          <table:table-cell office:value-type="float" office:value="134.66375800455" calcext:value-type="float">
            <text:p>134,6637580045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391</text:p>
          </table:table-cell>
          <table:table-cell office:value-type="float" office:value="2.5153803825378" calcext:value-type="float">
            <text:p>2,5153803825378</text:p>
          </table:table-cell>
          <table:table-cell office:value-type="float" office:value="6.7998939752579" calcext:value-type="float">
            <text:p>6,7998939752579</text:p>
          </table:table-cell>
          <table:table-cell office:value-type="float" office:value="135.81546097045" calcext:value-type="float">
            <text:p>135,8154609704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402</text:p>
          </table:table-cell>
          <table:table-cell office:value-type="float" office:value="7.6786506175995" calcext:value-type="float">
            <text:p>7,6786506175995</text:p>
          </table:table-cell>
          <table:table-cell office:value-type="float" office:value="2.9240709543228" calcext:value-type="float">
            <text:p>2,9240709543228</text:p>
          </table:table-cell>
          <table:table-cell office:value-type="float" office:value="118.90423221953" calcext:value-type="float">
            <text:p>118,9042322195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413</text:p>
          </table:table-cell>
          <table:table-cell office:value-type="float" office:value="10.085010528564" calcext:value-type="float">
            <text:p>10,085010528564</text:p>
          </table:table-cell>
          <table:table-cell office:value-type="float" office:value="9.8037195205688" calcext:value-type="float">
            <text:p>9,8037195205688</text:p>
          </table:table-cell>
          <table:table-cell office:value-type="float" office:value="173.32580894422" calcext:value-type="float">
            <text:p>173,3258089442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424</text:p>
          </table:table-cell>
          <table:table-cell office:value-type="float" office:value="-0.42759764939547" calcext:value-type="float">
            <text:p>-0,42759764939547</text:p>
          </table:table-cell>
          <table:table-cell office:value-type="float" office:value="9.0937387943268" calcext:value-type="float">
            <text:p>9,0937387943268</text:p>
          </table:table-cell>
          <table:table-cell office:value-type="float" office:value="92.439849665211" calcext:value-type="float">
            <text:p>92,43984966521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435</text:p>
          </table:table-cell>
          <table:table-cell office:value-type="float" office:value="-0.78127920627594" calcext:value-type="float">
            <text:p>-0,78127920627594</text:p>
          </table:table-cell>
          <table:table-cell office:value-type="float" office:value="10.41782617569" calcext:value-type="float">
            <text:p>10,41782617569</text:p>
          </table:table-cell>
          <table:table-cell office:value-type="float" office:value="154.57377160431" calcext:value-type="float">
            <text:p>154,5737716043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446</text:p>
          </table:table-cell>
          <table:table-cell office:value-type="float" office:value="2.8996261954308" calcext:value-type="float">
            <text:p>2,8996261954308</text:p>
          </table:table-cell>
          <table:table-cell office:value-type="float" office:value="3.6289745569229" calcext:value-type="float">
            <text:p>3,6289745569229</text:p>
          </table:table-cell>
          <table:table-cell office:value-type="float" office:value="-51.142085889342" calcext:value-type="float">
            <text:p>-51,14208588934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457</text:p>
          </table:table-cell>
          <table:table-cell office:value-type="float" office:value="-0.44256489723921" calcext:value-type="float">
            <text:p>-0,44256489723921</text:p>
          </table:table-cell>
          <table:table-cell office:value-type="float" office:value="9.4231128692627" calcext:value-type="float">
            <text:p>9,4231128692627</text:p>
          </table:table-cell>
          <table:table-cell office:value-type="float" office:value="-87.557361384106" calcext:value-type="float">
            <text:p>-87,55736138410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468</text:p>
          </table:table-cell>
          <table:table-cell office:value-type="float" office:value="-0.8664520829916" calcext:value-type="float">
            <text:p>-0,8664520829916</text:p>
          </table:table-cell>
          <table:table-cell office:value-type="float" office:value="9.9853336811066" calcext:value-type="float">
            <text:p>9,9853336811066</text:p>
          </table:table-cell>
          <table:table-cell office:value-type="float" office:value="-134.1518763524" calcext:value-type="float">
            <text:p>-134,151876352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479</text:p>
          </table:table-cell>
          <table:table-cell office:value-type="float" office:value="4.6602216362953" calcext:value-type="float">
            <text:p>4,6602216362953</text:p>
          </table:table-cell>
          <table:table-cell office:value-type="float" office:value="10.640600919724" calcext:value-type="float">
            <text:p>10,640600919724</text:p>
          </table:table-cell>
          <table:table-cell office:value-type="float" office:value="153.05601715282" calcext:value-type="float">
            <text:p>153,0560171528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490</text:p>
          </table:table-cell>
          <table:table-cell office:value-type="float" office:value="10.085008144379" calcext:value-type="float">
            <text:p>10,085008144379</text:p>
          </table:table-cell>
          <table:table-cell office:value-type="float" office:value="8.1442087888718" calcext:value-type="float">
            <text:p>8,1442087888718</text:p>
          </table:table-cell>
          <table:table-cell office:value-type="float" office:value="-145.33400231866" calcext:value-type="float">
            <text:p>-145,3340023186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501</text:p>
          </table:table-cell>
          <table:table-cell office:value-type="float" office:value="-0.37064455449581" calcext:value-type="float">
            <text:p>-0,37064455449581</text:p>
          </table:table-cell>
          <table:table-cell office:value-type="float" office:value="10.82559466362" calcext:value-type="float">
            <text:p>10,82559466362</text:p>
          </table:table-cell>
          <table:table-cell office:value-type="float" office:value="-53.153476138024" calcext:value-type="float">
            <text:p>-53,15347613802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512</text:p>
          </table:table-cell>
          <table:table-cell office:value-type="float" office:value="2.926077246666" calcext:value-type="float">
            <text:p>2,926077246666</text:p>
          </table:table-cell>
          <table:table-cell office:value-type="float" office:value="11.003592014313" calcext:value-type="float">
            <text:p>11,003592014313</text:p>
          </table:table-cell>
          <table:table-cell office:value-type="float" office:value="-140.04640822198" calcext:value-type="float">
            <text:p>-140,0464082219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523</text:p>
          </table:table-cell>
          <table:table-cell office:value-type="float" office:value="3.9641246199608" calcext:value-type="float">
            <text:p>3,9641246199608</text:p>
          </table:table-cell>
          <table:table-cell office:value-type="float" office:value="9.1654908657074" calcext:value-type="float">
            <text:p>9,1654908657074</text:p>
          </table:table-cell>
          <table:table-cell office:value-type="float" office:value="-143.72900944607" calcext:value-type="float">
            <text:p>-143,7290094460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534</text:p>
          </table:table-cell>
          <table:table-cell office:value-type="float" office:value="2.6709192991257" calcext:value-type="float">
            <text:p>2,6709192991257</text:p>
          </table:table-cell>
          <table:table-cell office:value-type="float" office:value="10.794678926468" calcext:value-type="float">
            <text:p>10,794678926468</text:p>
          </table:table-cell>
          <table:table-cell office:value-type="float" office:value="39.36563707461" calcext:value-type="float">
            <text:p>39,3656370746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545</text:p>
          </table:table-cell>
          <table:table-cell office:value-type="float" office:value="2.3334860801697" calcext:value-type="float">
            <text:p>2,3334860801697</text:p>
          </table:table-cell>
          <table:table-cell office:value-type="float" office:value="9.6882486343384" calcext:value-type="float">
            <text:p>9,6882486343384</text:p>
          </table:table-cell>
          <table:table-cell office:value-type="float" office:value="-144.59129351719" calcext:value-type="float">
            <text:p>-144,5912935171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556</text:p>
          </table:table-cell>
          <table:table-cell office:value-type="float" office:value="5.7864278554916" calcext:value-type="float">
            <text:p>5,7864278554916</text:p>
          </table:table-cell>
          <table:table-cell office:value-type="float" office:value="9.1304558515549" calcext:value-type="float">
            <text:p>9,1304558515549</text:p>
          </table:table-cell>
          <table:table-cell office:value-type="float" office:value="-10.504418023073" calcext:value-type="float">
            <text:p>-10,50441802307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567</text:p>
          </table:table-cell>
          <table:table-cell office:value-type="float" office:value="10.085073709488" calcext:value-type="float">
            <text:p>10,085073709488</text:p>
          </table:table-cell>
          <table:table-cell office:value-type="float" office:value="10.989869832993" calcext:value-type="float">
            <text:p>10,989869832993</text:p>
          </table:table-cell>
          <table:table-cell office:value-type="float" office:value="174.21157344891" calcext:value-type="float">
            <text:p>174,2115734489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578</text:p>
          </table:table-cell>
          <table:table-cell office:value-type="float" office:value="-1.1008037626743" calcext:value-type="float">
            <text:p>-1,1008037626743</text:p>
          </table:table-cell>
          <table:table-cell office:value-type="float" office:value="11.032668352127" calcext:value-type="float">
            <text:p>11,032668352127</text:p>
          </table:table-cell>
          <table:table-cell office:value-type="float" office:value="-92.256892258954" calcext:value-type="float">
            <text:p>-92,25689225895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0</text:p>
          </table:table-cell>
          <table:table-cell office:value-type="string" calcext:value-type="string">
            <text:p>589</text:p>
          </table:table-cell>
          <table:table-cell office:value-type="float" office:value="1.9964130222797" calcext:value-type="float">
            <text:p>1,9964130222797</text:p>
          </table:table-cell>
          <table:table-cell office:value-type="float" office:value="10.643018484116" calcext:value-type="float">
            <text:p>10,643018484116</text:p>
          </table:table-cell>
          <table:table-cell office:value-type="float" office:value="-107.92350085678" calcext:value-type="float">
            <text:p>-107,9235008567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15</text:p>
          </table:table-cell>
          <table:table-cell office:value-type="float" office:value="0.41932098567486" calcext:value-type="float">
            <text:p>0,41932098567486</text:p>
          </table:table-cell>
          <table:table-cell office:value-type="float" office:value="2.0810084044933" calcext:value-type="float">
            <text:p>2,0810084044933</text:p>
          </table:table-cell>
          <table:table-cell office:value-type="float" office:value="-39.999314933825" calcext:value-type="float">
            <text:p>-39,99931493382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50</text:p>
          </table:table-cell>
          <table:table-cell office:value-type="float" office:value="2.2959926724434" calcext:value-type="float">
            <text:p>2,2959926724434</text:p>
          </table:table-cell>
          <table:table-cell office:value-type="float" office:value="2.0482094585896" calcext:value-type="float">
            <text:p>2,0482094585896</text:p>
          </table:table-cell>
          <table:table-cell office:value-type="float" office:value="50.051004264005" calcext:value-type="float">
            <text:p>50,05100426400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61</text:p>
          </table:table-cell>
          <table:table-cell office:value-type="float" office:value="1.420196890831" calcext:value-type="float">
            <text:p>1,420196890831</text:p>
          </table:table-cell>
          <table:table-cell office:value-type="float" office:value="0.6083757430315" calcext:value-type="float">
            <text:p>0,6083757430315</text:p>
          </table:table-cell>
          <table:table-cell office:value-type="float" office:value="122.93884860482" calcext:value-type="float">
            <text:p>122,9388486048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72</text:p>
          </table:table-cell>
          <table:table-cell office:value-type="float" office:value="5.7043516635895" calcext:value-type="float">
            <text:p>5,7043516635895</text:p>
          </table:table-cell>
          <table:table-cell office:value-type="float" office:value="0.60436744242907" calcext:value-type="float">
            <text:p>0,60436744242907</text:p>
          </table:table-cell>
          <table:table-cell office:value-type="float" office:value="-35.581457007463" calcext:value-type="float">
            <text:p>-35,58145700746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83</text:p>
          </table:table-cell>
          <table:table-cell office:value-type="float" office:value="4.2173457145691" calcext:value-type="float">
            <text:p>4,2173457145691</text:p>
          </table:table-cell>
          <table:table-cell office:value-type="float" office:value="0.42298153042793" calcext:value-type="float">
            <text:p>0,42298153042793</text:p>
          </table:table-cell>
          <table:table-cell office:value-type="float" office:value="-175.41629189898" calcext:value-type="float">
            <text:p>-175,4162918989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94</text:p>
          </table:table-cell>
          <table:table-cell office:value-type="float" office:value="6.7057836055756" calcext:value-type="float">
            <text:p>6,7057836055756</text:p>
          </table:table-cell>
          <table:table-cell office:value-type="float" office:value="2.480274438858" calcext:value-type="float">
            <text:p>2,480274438858</text:p>
          </table:table-cell>
          <table:table-cell office:value-type="float" office:value="-111.48617829487" calcext:value-type="float">
            <text:p>-111,4861782948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105</text:p>
          </table:table-cell>
          <table:table-cell office:value-type="float" office:value="9.9444943666458" calcext:value-type="float">
            <text:p>9,9444943666458</text:p>
          </table:table-cell>
          <table:table-cell office:value-type="float" office:value="1.7107853293419" calcext:value-type="float">
            <text:p>1,7107853293419</text:p>
          </table:table-cell>
          <table:table-cell office:value-type="float" office:value="160.50956507397" calcext:value-type="float">
            <text:p>160,509565073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116</text:p>
          </table:table-cell>
          <table:table-cell office:value-type="float" office:value="-1.0385160148144" calcext:value-type="float">
            <text:p>-1,0385160148144</text:p>
          </table:table-cell>
          <table:table-cell office:value-type="float" office:value="-0.5895010381937" calcext:value-type="float">
            <text:p>-0,5895010381937</text:p>
          </table:table-cell>
          <table:table-cell office:value-type="float" office:value="63.770233445866" calcext:value-type="float">
            <text:p>63,77023344586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127</text:p>
          </table:table-cell>
          <table:table-cell office:value-type="float" office:value="5.0293207168579" calcext:value-type="float">
            <text:p>5,0293207168579</text:p>
          </table:table-cell>
          <table:table-cell office:value-type="float" office:value="0.081801004707813" calcext:value-type="float">
            <text:p>0,081801004707813</text:p>
          </table:table-cell>
          <table:table-cell office:value-type="float" office:value="129.55416691531" calcext:value-type="float">
            <text:p>129,5541669153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138</text:p>
          </table:table-cell>
          <table:table-cell office:value-type="float" office:value="2.0506203174591" calcext:value-type="float">
            <text:p>2,0506203174591</text:p>
          </table:table-cell>
          <table:table-cell office:value-type="float" office:value="2.7902492880821" calcext:value-type="float">
            <text:p>2,7902492880821</text:p>
          </table:table-cell>
          <table:table-cell office:value-type="float" office:value="29.337882615958" calcext:value-type="float">
            <text:p>29,33788261595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149</text:p>
          </table:table-cell>
          <table:table-cell office:value-type="float" office:value="4.5432668924332" calcext:value-type="float">
            <text:p>4,5432668924332</text:p>
          </table:table-cell>
          <table:table-cell office:value-type="float" office:value="-0.58500178158283" calcext:value-type="float">
            <text:p>-0,58500178158283</text:p>
          </table:table-cell>
          <table:table-cell office:value-type="float" office:value="116.916882764" calcext:value-type="float">
            <text:p>116,91688276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160</text:p>
          </table:table-cell>
          <table:table-cell office:value-type="float" office:value="1.9270899891853" calcext:value-type="float">
            <text:p>1,9270899891853</text:p>
          </table:table-cell>
          <table:table-cell office:value-type="float" office:value="3.1312200427055" calcext:value-type="float">
            <text:p>3,1312200427055</text:p>
          </table:table-cell>
          <table:table-cell office:value-type="float" office:value="22.896791719327" calcext:value-type="float">
            <text:p>22,89679171932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171</text:p>
          </table:table-cell>
          <table:table-cell office:value-type="float" office:value="6.9720512628555" calcext:value-type="float">
            <text:p>6,9720512628555</text:p>
          </table:table-cell>
          <table:table-cell office:value-type="float" office:value="-0.58157712221146" calcext:value-type="float">
            <text:p>-0,58157712221146</text:p>
          </table:table-cell>
          <table:table-cell office:value-type="float" office:value="5.6825339983983" calcext:value-type="float">
            <text:p>5,682533998398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182</text:p>
          </table:table-cell>
          <table:table-cell office:value-type="float" office:value="9.7768193483353" calcext:value-type="float">
            <text:p>9,7768193483353</text:p>
          </table:table-cell>
          <table:table-cell office:value-type="float" office:value="2.5575467944145" calcext:value-type="float">
            <text:p>2,5575467944145</text:p>
          </table:table-cell>
          <table:table-cell office:value-type="float" office:value="-38.049909339589" calcext:value-type="float">
            <text:p>-38,04990933958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193</text:p>
          </table:table-cell>
          <table:table-cell office:value-type="float" office:value="0.14343130402267" calcext:value-type="float">
            <text:p>0,14343130402267</text:p>
          </table:table-cell>
          <table:table-cell office:value-type="float" office:value="3.012136220932" calcext:value-type="float">
            <text:p>3,012136220932</text:p>
          </table:table-cell>
          <table:table-cell office:value-type="float" office:value="91.386599145877" calcext:value-type="float">
            <text:p>91,38659914587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204</text:p>
          </table:table-cell>
          <table:table-cell office:value-type="float" office:value="1.9864286482334" calcext:value-type="float">
            <text:p>1,9864286482334</text:p>
          </table:table-cell>
          <table:table-cell office:value-type="float" office:value="6.0376858711243" calcext:value-type="float">
            <text:p>6,0376858711243</text:p>
          </table:table-cell>
          <table:table-cell office:value-type="float" office:value="11.98749595387" calcext:value-type="float">
            <text:p>11,9874959538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215</text:p>
          </table:table-cell>
          <table:table-cell office:value-type="float" office:value="1.1463911831379" calcext:value-type="float">
            <text:p>1,1463911831379</text:p>
          </table:table-cell>
          <table:table-cell office:value-type="float" office:value="3.8837075233459" calcext:value-type="float">
            <text:p>3,8837075233459</text:p>
          </table:table-cell>
          <table:table-cell office:value-type="float" office:value="152.10102773776" calcext:value-type="float">
            <text:p>152,1010277377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226</text:p>
          </table:table-cell>
          <table:table-cell office:value-type="float" office:value="4.3208041787148" calcext:value-type="float">
            <text:p>4,3208041787148</text:p>
          </table:table-cell>
          <table:table-cell office:value-type="float" office:value="1.8073828518391" calcext:value-type="float">
            <text:p>1,8073828518391</text:p>
          </table:table-cell>
          <table:table-cell office:value-type="float" office:value="179.97774197038" calcext:value-type="float">
            <text:p>179,9777419703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237</text:p>
          </table:table-cell>
          <table:table-cell office:value-type="float" office:value="5.0979691743851" calcext:value-type="float">
            <text:p>5,0979691743851</text:p>
          </table:table-cell>
          <table:table-cell office:value-type="float" office:value="2.380134165287" calcext:value-type="float">
            <text:p>2,380134165287</text:p>
          </table:table-cell>
          <table:table-cell office:value-type="float" office:value="-90.45412661923" calcext:value-type="float">
            <text:p>-90,4541266192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248</text:p>
          </table:table-cell>
          <table:table-cell office:value-type="float" office:value="7.4376159906387" calcext:value-type="float">
            <text:p>7,4376159906387</text:p>
          </table:table-cell>
          <table:table-cell office:value-type="float" office:value="3.8412094116211" calcext:value-type="float">
            <text:p>3,8412094116211</text:p>
          </table:table-cell>
          <table:table-cell office:value-type="float" office:value="-154.46513018031" calcext:value-type="float">
            <text:p>-154,4651301803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259</text:p>
          </table:table-cell>
          <table:table-cell office:value-type="float" office:value="8.4641122817993" calcext:value-type="float">
            <text:p>8,4641122817993</text:p>
          </table:table-cell>
          <table:table-cell office:value-type="float" office:value="3.981665968895" calcext:value-type="float">
            <text:p>3,981665968895</text:p>
          </table:table-cell>
          <table:table-cell office:value-type="float" office:value="6.8654650525682" calcext:value-type="float">
            <text:p>6,865465052568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270</text:p>
          </table:table-cell>
          <table:table-cell office:value-type="float" office:value="-0.020024131517857" calcext:value-type="float">
            <text:p>-0,020024131517857</text:p>
          </table:table-cell>
          <table:table-cell office:value-type="float" office:value="5.0650024414062" calcext:value-type="float">
            <text:p>5,0650024414062</text:p>
          </table:table-cell>
          <table:table-cell office:value-type="float" office:value="68.107382507081" calcext:value-type="float">
            <text:p>68,10738250708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281</text:p>
          </table:table-cell>
          <table:table-cell office:value-type="float" office:value="1.3783352077007" calcext:value-type="float">
            <text:p>1,3783352077007</text:p>
          </table:table-cell>
          <table:table-cell office:value-type="float" office:value="8.4358012676239" calcext:value-type="float">
            <text:p>8,4358012676239</text:p>
          </table:table-cell>
          <table:table-cell office:value-type="float" office:value="-109.53187638787" calcext:value-type="float">
            <text:p>-109,5318763878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292</text:p>
          </table:table-cell>
          <table:table-cell office:value-type="float" office:value="7.4812710285187" calcext:value-type="float">
            <text:p>7,4812710285187</text:p>
          </table:table-cell>
          <table:table-cell office:value-type="float" office:value="1.4426349103451" calcext:value-type="float">
            <text:p>1,4426349103451</text:p>
          </table:table-cell>
          <table:table-cell office:value-type="float" office:value="51.317782538712" calcext:value-type="float">
            <text:p>51,31778253871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03</text:p>
          </table:table-cell>
          <table:table-cell office:value-type="float" office:value="1.2002624571323" calcext:value-type="float">
            <text:p>1,2002624571323</text:p>
          </table:table-cell>
          <table:table-cell office:value-type="float" office:value="7.5607991218567" calcext:value-type="float">
            <text:p>7,5607991218567</text:p>
          </table:table-cell>
          <table:table-cell office:value-type="float" office:value="-65.448134568087" calcext:value-type="float">
            <text:p>-65,44813456808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14</text:p>
          </table:table-cell>
          <table:table-cell office:value-type="float" office:value="8.9252692461014" calcext:value-type="float">
            <text:p>8,9252692461014</text:p>
          </table:table-cell>
          <table:table-cell office:value-type="float" office:value="7.909442782402" calcext:value-type="float">
            <text:p>7,909442782402</text:p>
          </table:table-cell>
          <table:table-cell office:value-type="float" office:value="174.22483073678" calcext:value-type="float">
            <text:p>174,2248307367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25</text:p>
          </table:table-cell>
          <table:table-cell office:value-type="float" office:value="5.7392084598541" calcext:value-type="float">
            <text:p>5,7392084598541</text:p>
          </table:table-cell>
          <table:table-cell office:value-type="float" office:value="7.1144217252731" calcext:value-type="float">
            <text:p>7,1144217252731</text:p>
          </table:table-cell>
          <table:table-cell office:value-type="float" office:value="-92.329110309577" calcext:value-type="float">
            <text:p>-92,32911030957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36</text:p>
          </table:table-cell>
          <table:table-cell office:value-type="float" office:value="10.0850045681" calcext:value-type="float">
            <text:p>10,0850045681</text:p>
          </table:table-cell>
          <table:table-cell office:value-type="float" office:value="4.629430770874" calcext:value-type="float">
            <text:p>4,629430770874</text:p>
          </table:table-cell>
          <table:table-cell office:value-type="float" office:value="118.96685582058" calcext:value-type="float">
            <text:p>118,9668558205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47</text:p>
          </table:table-cell>
          <table:table-cell office:value-type="float" office:value="1.9307474792004" calcext:value-type="float">
            <text:p>1,9307474792004</text:p>
          </table:table-cell>
          <table:table-cell office:value-type="float" office:value="4.5070093870163" calcext:value-type="float">
            <text:p>4,5070093870163</text:p>
          </table:table-cell>
          <table:table-cell office:value-type="float" office:value="33.110506974967" calcext:value-type="float">
            <text:p>33,11050697496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58</text:p>
          </table:table-cell>
          <table:table-cell office:value-type="float" office:value="-1.5676186978817" calcext:value-type="float">
            <text:p>-1,5676186978817</text:p>
          </table:table-cell>
          <table:table-cell office:value-type="float" office:value="9.6588212251663" calcext:value-type="float">
            <text:p>9,6588212251663</text:p>
          </table:table-cell>
          <table:table-cell office:value-type="float" office:value="-159.53780587312" calcext:value-type="float">
            <text:p>-159,5378058731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69</text:p>
          </table:table-cell>
          <table:table-cell office:value-type="float" office:value="4.2897772789001" calcext:value-type="float">
            <text:p>4,2897772789001</text:p>
          </table:table-cell>
          <table:table-cell office:value-type="float" office:value="1.056284531951" calcext:value-type="float">
            <text:p>1,056284531951</text:p>
          </table:table-cell>
          <table:table-cell office:value-type="float" office:value="83.110272504721" calcext:value-type="float">
            <text:p>83,11027250472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80</text:p>
          </table:table-cell>
          <table:table-cell office:value-type="float" office:value="4.157389998436" calcext:value-type="float">
            <text:p>4,157389998436</text:p>
          </table:table-cell>
          <table:table-cell office:value-type="float" office:value="4.644161760807" calcext:value-type="float">
            <text:p>4,644161760807</text:p>
          </table:table-cell>
          <table:table-cell office:value-type="float" office:value="-141.12399338157" calcext:value-type="float">
            <text:p>-141,1239933815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391</text:p>
          </table:table-cell>
          <table:table-cell office:value-type="float" office:value="2.7272936701775" calcext:value-type="float">
            <text:p>2,7272936701775</text:p>
          </table:table-cell>
          <table:table-cell office:value-type="float" office:value="6.5010672807693" calcext:value-type="float">
            <text:p>6,5010672807693</text:p>
          </table:table-cell>
          <table:table-cell office:value-type="float" office:value="122.2056795837" calcext:value-type="float">
            <text:p>122,205679583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402</text:p>
          </table:table-cell>
          <table:table-cell office:value-type="float" office:value="7.8485685586929" calcext:value-type="float">
            <text:p>7,8485685586929</text:p>
          </table:table-cell>
          <table:table-cell office:value-type="float" office:value="2.578290104866" calcext:value-type="float">
            <text:p>2,578290104866</text:p>
          </table:table-cell>
          <table:table-cell office:value-type="float" office:value="113.62914370883" calcext:value-type="float">
            <text:p>113,6291437088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413</text:p>
          </table:table-cell>
          <table:table-cell office:value-type="float" office:value="10.079761743546" calcext:value-type="float">
            <text:p>10,079761743546</text:p>
          </table:table-cell>
          <table:table-cell office:value-type="float" office:value="9.6633327007294" calcext:value-type="float">
            <text:p>9,6633327007294</text:p>
          </table:table-cell>
          <table:table-cell office:value-type="float" office:value="120.46126651156" calcext:value-type="float">
            <text:p>120,4612665115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424</text:p>
          </table:table-cell>
          <table:table-cell office:value-type="float" office:value="-0.40340818464756" calcext:value-type="float">
            <text:p>-0,40340818464756</text:p>
          </table:table-cell>
          <table:table-cell office:value-type="float" office:value="9.1125458478928" calcext:value-type="float">
            <text:p>9,1125458478928</text:p>
          </table:table-cell>
          <table:table-cell office:value-type="float" office:value="102.26904206974" calcext:value-type="float">
            <text:p>102,2690420697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435</text:p>
          </table:table-cell>
          <table:table-cell office:value-type="float" office:value="-0.4564755782485" calcext:value-type="float">
            <text:p>-0,4564755782485</text:p>
          </table:table-cell>
          <table:table-cell office:value-type="float" office:value="10.327415466309" calcext:value-type="float">
            <text:p>10,327415466309</text:p>
          </table:table-cell>
          <table:table-cell office:value-type="float" office:value="167.20333372711" calcext:value-type="float">
            <text:p>167,2033337271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446</text:p>
          </table:table-cell>
          <table:table-cell office:value-type="float" office:value="2.8322726488113" calcext:value-type="float">
            <text:p>2,8322726488113</text:p>
          </table:table-cell>
          <table:table-cell office:value-type="float" office:value="3.3578065037727" calcext:value-type="float">
            <text:p>3,3578065037727</text:p>
          </table:table-cell>
          <table:table-cell office:value-type="float" office:value="66.688893706935" calcext:value-type="float">
            <text:p>66,68889370693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457</text:p>
          </table:table-cell>
          <table:table-cell office:value-type="float" office:value="-0.47349277883768" calcext:value-type="float">
            <text:p>-0,47349277883768</text:p>
          </table:table-cell>
          <table:table-cell office:value-type="float" office:value="9.4349181652069" calcext:value-type="float">
            <text:p>9,4349181652069</text:p>
          </table:table-cell>
          <table:table-cell office:value-type="float" office:value="-78.113887720047" calcext:value-type="float">
            <text:p>-78,11388772004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468</text:p>
          </table:table-cell>
          <table:table-cell office:value-type="float" office:value="-1.1390410363674" calcext:value-type="float">
            <text:p>-1,1390410363674</text:p>
          </table:table-cell>
          <table:table-cell office:value-type="float" office:value="9.7024869918823" calcext:value-type="float">
            <text:p>9,7024869918823</text:p>
          </table:table-cell>
          <table:table-cell office:value-type="float" office:value="-134.06398190055" calcext:value-type="float">
            <text:p>-134,0639819005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479</text:p>
          </table:table-cell>
          <table:table-cell office:value-type="float" office:value="4.8639258742332" calcext:value-type="float">
            <text:p>4,8639258742332</text:p>
          </table:table-cell>
          <table:table-cell office:value-type="float" office:value="10.552550554276" calcext:value-type="float">
            <text:p>10,552550554276</text:p>
          </table:table-cell>
          <table:table-cell office:value-type="float" office:value="158.34044043426" calcext:value-type="float">
            <text:p>158,3404404342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490</text:p>
          </table:table-cell>
          <table:table-cell office:value-type="float" office:value="10.085005760193" calcext:value-type="float">
            <text:p>10,085005760193</text:p>
          </table:table-cell>
          <table:table-cell office:value-type="float" office:value="8.5026043653488" calcext:value-type="float">
            <text:p>8,5026043653488</text:p>
          </table:table-cell>
          <table:table-cell office:value-type="float" office:value="-137.77744390403" calcext:value-type="float">
            <text:p>-137,7774439040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501</text:p>
          </table:table-cell>
          <table:table-cell office:value-type="float" office:value="-0.63706390559673" calcext:value-type="float">
            <text:p>-0,63706390559673</text:p>
          </table:table-cell>
          <table:table-cell office:value-type="float" office:value="11.081389188766" calcext:value-type="float">
            <text:p>11,081389188766</text:p>
          </table:table-cell>
          <table:table-cell office:value-type="float" office:value="-40.902474503608" calcext:value-type="float">
            <text:p>-40,90247450360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512</text:p>
          </table:table-cell>
          <table:table-cell office:value-type="float" office:value="2.9086461663246" calcext:value-type="float">
            <text:p>2,9086461663246</text:p>
          </table:table-cell>
          <table:table-cell office:value-type="float" office:value="10.981999635696" calcext:value-type="float">
            <text:p>10,981999635696</text:p>
          </table:table-cell>
          <table:table-cell office:value-type="float" office:value="-141.46532070865" calcext:value-type="float">
            <text:p>-141,4653207086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523</text:p>
          </table:table-cell>
          <table:table-cell office:value-type="float" office:value="4.1834229230881" calcext:value-type="float">
            <text:p>4,1834229230881</text:p>
          </table:table-cell>
          <table:table-cell office:value-type="float" office:value="9.4030582904816" calcext:value-type="float">
            <text:p>9,4030582904816</text:p>
          </table:table-cell>
          <table:table-cell office:value-type="float" office:value="-130.11840802089" calcext:value-type="float">
            <text:p>-130,1184080208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534</text:p>
          </table:table-cell>
          <table:table-cell office:value-type="float" office:value="2.6490324735641" calcext:value-type="float">
            <text:p>2,6490324735641</text:p>
          </table:table-cell>
          <table:table-cell office:value-type="float" office:value="10.77868103981" calcext:value-type="float">
            <text:p>10,77868103981</text:p>
          </table:table-cell>
          <table:table-cell office:value-type="float" office:value="38.332378408711" calcext:value-type="float">
            <text:p>38,33237840871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545</text:p>
          </table:table-cell>
          <table:table-cell office:value-type="float" office:value="2.6571533083916" calcext:value-type="float">
            <text:p>2,6571533083916</text:p>
          </table:table-cell>
          <table:table-cell office:value-type="float" office:value="9.9185454845428" calcext:value-type="float">
            <text:p>9,9185454845428</text:p>
          </table:table-cell>
          <table:table-cell office:value-type="float" office:value="-144.59994492257" calcext:value-type="float">
            <text:p>-144,5999449225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556</text:p>
          </table:table-cell>
          <table:table-cell office:value-type="float" office:value="5.4031437635422" calcext:value-type="float">
            <text:p>5,4031437635422</text:p>
          </table:table-cell>
          <table:table-cell office:value-type="float" office:value="9.1739827394485" calcext:value-type="float">
            <text:p>9,1739827394485</text:p>
          </table:table-cell>
          <table:table-cell office:value-type="float" office:value="-5.1322604535492" calcext:value-type="float">
            <text:p>-5,132260453549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567</text:p>
          </table:table-cell>
          <table:table-cell office:value-type="float" office:value="10.085090398788" calcext:value-type="float">
            <text:p>10,085090398788</text:p>
          </table:table-cell>
          <table:table-cell office:value-type="float" office:value="11.053650379181" calcext:value-type="float">
            <text:p>11,053650379181</text:p>
          </table:table-cell>
          <table:table-cell office:value-type="float" office:value="170.99869023463" calcext:value-type="float">
            <text:p>170,9986902346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578</text:p>
          </table:table-cell>
          <table:table-cell office:value-type="float" office:value="-1.0582177340984" calcext:value-type="float">
            <text:p>-1,0582177340984</text:p>
          </table:table-cell>
          <table:table-cell office:value-type="float" office:value="11.032769680023" calcext:value-type="float">
            <text:p>11,032769680023</text:p>
          </table:table-cell>
          <table:table-cell office:value-type="float" office:value="-92.307413459583" calcext:value-type="float">
            <text:p>-92,30741345958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1</text:p>
          </table:table-cell>
          <table:table-cell office:value-type="string" calcext:value-type="string">
            <text:p>589</text:p>
          </table:table-cell>
          <table:table-cell office:value-type="float" office:value="1.8339940905571" calcext:value-type="float">
            <text:p>1,8339940905571</text:p>
          </table:table-cell>
          <table:table-cell office:value-type="float" office:value="10.441211462021" calcext:value-type="float">
            <text:p>10,441211462021</text:p>
          </table:table-cell>
          <table:table-cell office:value-type="float" office:value="41.468755454774" calcext:value-type="float">
            <text:p>41,46875545477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15</text:p>
          </table:table-cell>
          <table:table-cell office:value-type="float" office:value="0.58726362884045" calcext:value-type="float">
            <text:p>0,58726362884045</text:p>
          </table:table-cell>
          <table:table-cell office:value-type="float" office:value="1.9350877404213" calcext:value-type="float">
            <text:p>1,9350877404213</text:p>
          </table:table-cell>
          <table:table-cell office:value-type="float" office:value="60.164791003914" calcext:value-type="float">
            <text:p>60,16479100391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50</text:p>
          </table:table-cell>
          <table:table-cell office:value-type="float" office:value="2.3904705047607" calcext:value-type="float">
            <text:p>2,3904705047607</text:p>
          </table:table-cell>
          <table:table-cell office:value-type="float" office:value="1.9745099544525" calcext:value-type="float">
            <text:p>1,9745099544525</text:p>
          </table:table-cell>
          <table:table-cell office:value-type="float" office:value="97.586773003742" calcext:value-type="float">
            <text:p>97,58677300374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61</text:p>
          </table:table-cell>
          <table:table-cell office:value-type="float" office:value="1.5094015002251" calcext:value-type="float">
            <text:p>1,5094015002251</text:p>
          </table:table-cell>
          <table:table-cell office:value-type="float" office:value="0.27402201667428" calcext:value-type="float">
            <text:p>0,27402201667428</text:p>
          </table:table-cell>
          <table:table-cell office:value-type="float" office:value="99.822819612588" calcext:value-type="float">
            <text:p>99,82281961258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72</text:p>
          </table:table-cell>
          <table:table-cell office:value-type="float" office:value="5.4710638523102" calcext:value-type="float">
            <text:p>5,4710638523102</text:p>
          </table:table-cell>
          <table:table-cell office:value-type="float" office:value="0.71821846067905" calcext:value-type="float">
            <text:p>0,71821846067905</text:p>
          </table:table-cell>
          <table:table-cell office:value-type="float" office:value="-26.338055634954" calcext:value-type="float">
            <text:p>-26,33805563495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83</text:p>
          </table:table-cell>
          <table:table-cell office:value-type="float" office:value="4.4664168357849" calcext:value-type="float">
            <text:p>4,4664168357849</text:p>
          </table:table-cell>
          <table:table-cell office:value-type="float" office:value="0.26315188035369" calcext:value-type="float">
            <text:p>0,26315188035369</text:p>
          </table:table-cell>
          <table:table-cell office:value-type="float" office:value="138.52742371286" calcext:value-type="float">
            <text:p>138,5274237128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94</text:p>
          </table:table-cell>
          <table:table-cell office:value-type="float" office:value="6.8171882629395" calcext:value-type="float">
            <text:p>6,8171882629395</text:p>
          </table:table-cell>
          <table:table-cell office:value-type="float" office:value="2.7112647891045" calcext:value-type="float">
            <text:p>2,7112647891045</text:p>
          </table:table-cell>
          <table:table-cell office:value-type="float" office:value="-116.46996182241" calcext:value-type="float">
            <text:p>-116,4699618224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105</text:p>
          </table:table-cell>
          <table:table-cell office:value-type="float" office:value="10.085016489029" calcext:value-type="float">
            <text:p>10,085016489029</text:p>
          </table:table-cell>
          <table:table-cell office:value-type="float" office:value="1.4897745847702" calcext:value-type="float">
            <text:p>1,4897745847702</text:p>
          </table:table-cell>
          <table:table-cell office:value-type="float" office:value="128.54366089888" calcext:value-type="float">
            <text:p>128,5436608988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116</text:p>
          </table:table-cell>
          <table:table-cell office:value-type="float" office:value="-1.282734721899" calcext:value-type="float">
            <text:p>-1,282734721899</text:p>
          </table:table-cell>
          <table:table-cell office:value-type="float" office:value="-0.582280382514" calcext:value-type="float">
            <text:p>-0,582280382514</text:p>
          </table:table-cell>
          <table:table-cell office:value-type="float" office:value="55.484490030131" calcext:value-type="float">
            <text:p>55,48449003013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127</text:p>
          </table:table-cell>
          <table:table-cell office:value-type="float" office:value="5.1750534772873" calcext:value-type="float">
            <text:p>5,1750534772873</text:p>
          </table:table-cell>
          <table:table-cell office:value-type="float" office:value="-0.16914879903197" calcext:value-type="float">
            <text:p>-0,16914879903197</text:p>
          </table:table-cell>
          <table:table-cell office:value-type="float" office:value="118.17859388461" calcext:value-type="float">
            <text:p>118,1785938846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138</text:p>
          </table:table-cell>
          <table:table-cell office:value-type="float" office:value="2.3947744071484" calcext:value-type="float">
            <text:p>2,3947744071484</text:p>
          </table:table-cell>
          <table:table-cell office:value-type="float" office:value="2.9776519536972" calcext:value-type="float">
            <text:p>2,9776519536972</text:p>
          </table:table-cell>
          <table:table-cell office:value-type="float" office:value="30.273963311675" calcext:value-type="float">
            <text:p>30,27396331167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149</text:p>
          </table:table-cell>
          <table:table-cell office:value-type="float" office:value="4.7374024987221" calcext:value-type="float">
            <text:p>4,7374024987221</text:p>
          </table:table-cell>
          <table:table-cell office:value-type="float" office:value="-0.585010163486" calcext:value-type="float">
            <text:p>-0,585010163486</text:p>
          </table:table-cell>
          <table:table-cell office:value-type="float" office:value="115.47897272049" calcext:value-type="float">
            <text:p>115,4789727204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160</text:p>
          </table:table-cell>
          <table:table-cell office:value-type="float" office:value="2.2848956286907" calcext:value-type="float">
            <text:p>2,2848956286907</text:p>
          </table:table-cell>
          <table:table-cell office:value-type="float" office:value="3.2887920737267" calcext:value-type="float">
            <text:p>3,2887920737267</text:p>
          </table:table-cell>
          <table:table-cell office:value-type="float" office:value="22.351662634285" calcext:value-type="float">
            <text:p>22,35166263428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171</text:p>
          </table:table-cell>
          <table:table-cell office:value-type="float" office:value="6.7892223596573" calcext:value-type="float">
            <text:p>6,7892223596573</text:p>
          </table:table-cell>
          <table:table-cell office:value-type="float" office:value="-0.55241841822863" calcext:value-type="float">
            <text:p>-0,55241841822863</text:p>
          </table:table-cell>
          <table:table-cell office:value-type="float" office:value="-6.3651215973174" calcext:value-type="float">
            <text:p>-6,365121597317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182</text:p>
          </table:table-cell>
          <table:table-cell office:value-type="float" office:value="9.4580143690109" calcext:value-type="float">
            <text:p>9,4580143690109</text:p>
          </table:table-cell>
          <table:table-cell office:value-type="float" office:value="2.6323613524437" calcext:value-type="float">
            <text:p>2,6323613524437</text:p>
          </table:table-cell>
          <table:table-cell office:value-type="float" office:value="-6.3068352307484" calcext:value-type="float">
            <text:p>-6,306835230748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193</text:p>
          </table:table-cell>
          <table:table-cell office:value-type="float" office:value="0.17523985356092" calcext:value-type="float">
            <text:p>0,17523985356092</text:p>
          </table:table-cell>
          <table:table-cell office:value-type="float" office:value="3.2302898168564" calcext:value-type="float">
            <text:p>3,2302898168564</text:p>
          </table:table-cell>
          <table:table-cell office:value-type="float" office:value="-111.91627478144" calcext:value-type="float">
            <text:p>-111,9162747814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204</text:p>
          </table:table-cell>
          <table:table-cell office:value-type="float" office:value="1.7468592524529" calcext:value-type="float">
            <text:p>1,7468592524529</text:p>
          </table:table-cell>
          <table:table-cell office:value-type="float" office:value="5.873658657074" calcext:value-type="float">
            <text:p>5,873658657074</text:p>
          </table:table-cell>
          <table:table-cell office:value-type="float" office:value="39.192626051083" calcext:value-type="float">
            <text:p>39,19262605108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215</text:p>
          </table:table-cell>
          <table:table-cell office:value-type="float" office:value="1.270007789135" calcext:value-type="float">
            <text:p>1,270007789135</text:p>
          </table:table-cell>
          <table:table-cell office:value-type="float" office:value="3.7298026680946" calcext:value-type="float">
            <text:p>3,7298026680946</text:p>
          </table:table-cell>
          <table:table-cell office:value-type="float" office:value="128.00557901905" calcext:value-type="float">
            <text:p>128,0055790190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226</text:p>
          </table:table-cell>
          <table:table-cell office:value-type="float" office:value="4.6875375509262" calcext:value-type="float">
            <text:p>4,6875375509262</text:p>
          </table:table-cell>
          <table:table-cell office:value-type="float" office:value="1.8390682339668" calcext:value-type="float">
            <text:p>1,8390682339668</text:p>
          </table:table-cell>
          <table:table-cell office:value-type="float" office:value="-173.42958480689" calcext:value-type="float">
            <text:p>-173,4295848068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237</text:p>
          </table:table-cell>
          <table:table-cell office:value-type="float" office:value="5.078831911087" calcext:value-type="float">
            <text:p>5,078831911087</text:p>
          </table:table-cell>
          <table:table-cell office:value-type="float" office:value="2.6424244046211" calcext:value-type="float">
            <text:p>2,6424244046211</text:p>
          </table:table-cell>
          <table:table-cell office:value-type="float" office:value="-85.034458500564" calcext:value-type="float">
            <text:p>-85,03445850056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248</text:p>
          </table:table-cell>
          <table:table-cell office:value-type="float" office:value="7.7270185947418" calcext:value-type="float">
            <text:p>7,7270185947418</text:p>
          </table:table-cell>
          <table:table-cell office:value-type="float" office:value="3.9033454656601" calcext:value-type="float">
            <text:p>3,9033454656601</text:p>
          </table:table-cell>
          <table:table-cell office:value-type="float" office:value="-171.18360889945" calcext:value-type="float">
            <text:p>-171,1836088994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259</text:p>
          </table:table-cell>
          <table:table-cell office:value-type="float" office:value="8.1098759174347" calcext:value-type="float">
            <text:p>8,1098759174347</text:p>
          </table:table-cell>
          <table:table-cell office:value-type="float" office:value="4.0242749452591" calcext:value-type="float">
            <text:p>4,0242749452591</text:p>
          </table:table-cell>
          <table:table-cell office:value-type="float" office:value="-11.181937186581" calcext:value-type="float">
            <text:p>-11,18193718658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270</text:p>
          </table:table-cell>
          <table:table-cell office:value-type="float" office:value="-0.18184866756201" calcext:value-type="float">
            <text:p>-0,18184866756201</text:p>
          </table:table-cell>
          <table:table-cell office:value-type="float" office:value="4.7594928741455" calcext:value-type="float">
            <text:p>4,7594928741455</text:p>
          </table:table-cell>
          <table:table-cell office:value-type="float" office:value="60.39969784439" calcext:value-type="float">
            <text:p>60,3996978443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281</text:p>
          </table:table-cell>
          <table:table-cell office:value-type="float" office:value="1.3683018088341" calcext:value-type="float">
            <text:p>1,3683018088341</text:p>
          </table:table-cell>
          <table:table-cell office:value-type="float" office:value="8.7232571840286" calcext:value-type="float">
            <text:p>8,7232571840286</text:p>
          </table:table-cell>
          <table:table-cell office:value-type="float" office:value="-83.170743504907" calcext:value-type="float">
            <text:p>-83,17074350490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292</text:p>
          </table:table-cell>
          <table:table-cell office:value-type="float" office:value="7.2221702337265" calcext:value-type="float">
            <text:p>7,2221702337265</text:p>
          </table:table-cell>
          <table:table-cell office:value-type="float" office:value="1.3119387626648" calcext:value-type="float">
            <text:p>1,3119387626648</text:p>
          </table:table-cell>
          <table:table-cell office:value-type="float" office:value="21.37402478297" calcext:value-type="float">
            <text:p>21,3740247829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303</text:p>
          </table:table-cell>
          <table:table-cell office:value-type="float" office:value="1.017147526145" calcext:value-type="float">
            <text:p>1,017147526145</text:p>
          </table:table-cell>
          <table:table-cell office:value-type="float" office:value="7.6558929681778" calcext:value-type="float">
            <text:p>7,6558929681778</text:p>
          </table:table-cell>
          <table:table-cell office:value-type="float" office:value="-25.033830647256" calcext:value-type="float">
            <text:p>-25,03383064725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314</text:p>
          </table:table-cell>
          <table:table-cell office:value-type="float" office:value="9.1666448116302" calcext:value-type="float">
            <text:p>9,1666448116302</text:p>
          </table:table-cell>
          <table:table-cell office:value-type="float" office:value="7.9289710521698" calcext:value-type="float">
            <text:p>7,9289710521698</text:p>
          </table:table-cell>
          <table:table-cell office:value-type="float" office:value="-171.47406650956" calcext:value-type="float">
            <text:p>-171,4740665095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325</text:p>
          </table:table-cell>
          <table:table-cell office:value-type="float" office:value="5.8005285263062" calcext:value-type="float">
            <text:p>5,8005285263062</text:p>
          </table:table-cell>
          <table:table-cell office:value-type="float" office:value="7.4860328435898" calcext:value-type="float">
            <text:p>7,4860328435898</text:p>
          </table:table-cell>
          <table:table-cell office:value-type="float" office:value="-101.92189246986" calcext:value-type="float">
            <text:p>-101,9218924698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336</text:p>
          </table:table-cell>
          <table:table-cell office:value-type="float" office:value="10.084997415543" calcext:value-type="float">
            <text:p>10,084997415543</text:p>
          </table:table-cell>
          <table:table-cell office:value-type="float" office:value="4.5132899284363" calcext:value-type="float">
            <text:p>4,5132899284363</text:p>
          </table:table-cell>
          <table:table-cell office:value-type="float" office:value="154.47729408361" calcext:value-type="float">
            <text:p>154,4772940836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347</text:p>
          </table:table-cell>
          <table:table-cell office:value-type="float" office:value="1.6028252243996" calcext:value-type="float">
            <text:p>1,6028252243996</text:p>
          </table:table-cell>
          <table:table-cell office:value-type="float" office:value="4.2903047800064" calcext:value-type="float">
            <text:p>4,2903047800064</text:p>
          </table:table-cell>
          <table:table-cell office:value-type="float" office:value="34.721216198745" calcext:value-type="float">
            <text:p>34,72121619874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358</text:p>
          </table:table-cell>
          <table:table-cell office:value-type="float" office:value="-1.5850113332272" calcext:value-type="float">
            <text:p>-1,5850113332272</text:p>
          </table:table-cell>
          <table:table-cell office:value-type="float" office:value="9.5586311817169" calcext:value-type="float">
            <text:p>9,5586311817169</text:p>
          </table:table-cell>
          <table:table-cell office:value-type="float" office:value="-161.20632438903" calcext:value-type="float">
            <text:p>-161,2063243890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369</text:p>
          </table:table-cell>
          <table:table-cell office:value-type="float" office:value="4.1942310333252" calcext:value-type="float">
            <text:p>4,1942310333252</text:p>
          </table:table-cell>
          <table:table-cell office:value-type="float" office:value="0.71220695972443" calcext:value-type="float">
            <text:p>0,71220695972443</text:p>
          </table:table-cell>
          <table:table-cell office:value-type="float" office:value="71.856406843586" calcext:value-type="float">
            <text:p>71,85640684358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380</text:p>
          </table:table-cell>
          <table:table-cell office:value-type="float" office:value="4.4438442587852" calcext:value-type="float">
            <text:p>4,4438442587852</text:p>
          </table:table-cell>
          <table:table-cell office:value-type="float" office:value="4.8648375272751" calcext:value-type="float">
            <text:p>4,8648375272751</text:p>
          </table:table-cell>
          <table:table-cell office:value-type="float" office:value="-142.94626910216" calcext:value-type="float">
            <text:p>-142,9462691021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391</text:p>
          </table:table-cell>
          <table:table-cell office:value-type="float" office:value="2.8269964456558" calcext:value-type="float">
            <text:p>2,8269964456558</text:p>
          </table:table-cell>
          <table:table-cell office:value-type="float" office:value="6.1672908067703" calcext:value-type="float">
            <text:p>6,1672908067703</text:p>
          </table:table-cell>
          <table:table-cell office:value-type="float" office:value="100.7315861951" calcext:value-type="float">
            <text:p>100,731586195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402</text:p>
          </table:table-cell>
          <table:table-cell office:value-type="float" office:value="7.9421025514603" calcext:value-type="float">
            <text:p>7,9421025514603</text:p>
          </table:table-cell>
          <table:table-cell office:value-type="float" office:value="2.219480574131" calcext:value-type="float">
            <text:p>2,219480574131</text:p>
          </table:table-cell>
          <table:table-cell office:value-type="float" office:value="101.88497707343" calcext:value-type="float">
            <text:p>101,8849770734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413</text:p>
          </table:table-cell>
          <table:table-cell office:value-type="float" office:value="9.9612629413605" calcext:value-type="float">
            <text:p>9,9612629413605</text:p>
          </table:table-cell>
          <table:table-cell office:value-type="float" office:value="9.4361412525177" calcext:value-type="float">
            <text:p>9,4361412525177</text:p>
          </table:table-cell>
          <table:table-cell office:value-type="float" office:value="52.385175304048" calcext:value-type="float">
            <text:p>52,38517530404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424</text:p>
          </table:table-cell>
          <table:table-cell office:value-type="float" office:value="-0.40806911885738" calcext:value-type="float">
            <text:p>-0,40806911885738</text:p>
          </table:table-cell>
          <table:table-cell office:value-type="float" office:value="9.1484916210175" calcext:value-type="float">
            <text:p>9,1484916210175</text:p>
          </table:table-cell>
          <table:table-cell office:value-type="float" office:value="103.98029142125" calcext:value-type="float">
            <text:p>103,9802914212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435</text:p>
          </table:table-cell>
          <table:table-cell office:value-type="float" office:value="-0.1363733690232" calcext:value-type="float">
            <text:p>-0,1363733690232</text:p>
          </table:table-cell>
          <table:table-cell office:value-type="float" office:value="10.292698144913" calcext:value-type="float">
            <text:p>10,292698144913</text:p>
          </table:table-cell>
          <table:table-cell office:value-type="float" office:value="172.98258186146" calcext:value-type="float">
            <text:p>172,9825818614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446</text:p>
          </table:table-cell>
          <table:table-cell office:value-type="float" office:value="2.941480576992" calcext:value-type="float">
            <text:p>2,941480576992</text:p>
          </table:table-cell>
          <table:table-cell office:value-type="float" office:value="3.103386759758" calcext:value-type="float">
            <text:p>3,103386759758</text:p>
          </table:table-cell>
          <table:table-cell office:value-type="float" office:value="122.95080749852" calcext:value-type="float">
            <text:p>122,9508074985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457</text:p>
          </table:table-cell>
          <table:table-cell office:value-type="float" office:value="-0.48356376588345" calcext:value-type="float">
            <text:p>-0,48356376588345</text:p>
          </table:table-cell>
          <table:table-cell office:value-type="float" office:value="9.4696080684662" calcext:value-type="float">
            <text:p>9,4696080684662</text:p>
          </table:table-cell>
          <table:table-cell office:value-type="float" office:value="-76.249455190768" calcext:value-type="float">
            <text:p>-76,24945519076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468</text:p>
          </table:table-cell>
          <table:table-cell office:value-type="float" office:value="-1.3236153125763" calcext:value-type="float">
            <text:p>-1,3236153125763</text:p>
          </table:table-cell>
          <table:table-cell office:value-type="float" office:value="9.4137680530548" calcext:value-type="float">
            <text:p>9,4137680530548</text:p>
          </table:table-cell>
          <table:table-cell office:value-type="float" office:value="-164.83477574245" calcext:value-type="float">
            <text:p>-164,8347757424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479</text:p>
          </table:table-cell>
          <table:table-cell office:value-type="float" office:value="5.0646579265594" calcext:value-type="float">
            <text:p>5,0646579265594</text:p>
          </table:table-cell>
          <table:table-cell office:value-type="float" office:value="10.504966974258" calcext:value-type="float">
            <text:p>10,504966974258</text:p>
          </table:table-cell>
          <table:table-cell office:value-type="float" office:value="166.32276279911" calcext:value-type="float">
            <text:p>166,3227627991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490</text:p>
          </table:table-cell>
          <table:table-cell office:value-type="float" office:value="10.0850045681" calcext:value-type="float">
            <text:p>10,0850045681</text:p>
          </table:table-cell>
          <table:table-cell office:value-type="float" office:value="8.8686102628708" calcext:value-type="float">
            <text:p>8,8686102628708</text:p>
          </table:table-cell>
          <table:table-cell office:value-type="float" office:value="-134.52692092604" calcext:value-type="float">
            <text:p>-134,5269209260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501</text:p>
          </table:table-cell>
          <table:table-cell office:value-type="float" office:value="-0.5696190521121" calcext:value-type="float">
            <text:p>-0,5696190521121</text:p>
          </table:table-cell>
          <table:table-cell office:value-type="float" office:value="10.938736200333" calcext:value-type="float">
            <text:p>10,938736200333</text:p>
          </table:table-cell>
          <table:table-cell office:value-type="float" office:value="-35.868292781198" calcext:value-type="float">
            <text:p>-35,86829278119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512</text:p>
          </table:table-cell>
          <table:table-cell office:value-type="float" office:value="2.8851824998856" calcext:value-type="float">
            <text:p>2,8851824998856</text:p>
          </table:table-cell>
          <table:table-cell office:value-type="float" office:value="10.966937541962" calcext:value-type="float">
            <text:p>10,966937541962</text:p>
          </table:table-cell>
          <table:table-cell office:value-type="float" office:value="-140.65669448512" calcext:value-type="float">
            <text:p>-140,6566944851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523</text:p>
          </table:table-cell>
          <table:table-cell office:value-type="float" office:value="4.4499564170837" calcext:value-type="float">
            <text:p>4,4499564170837</text:p>
          </table:table-cell>
          <table:table-cell office:value-type="float" office:value="9.6627694368362" calcext:value-type="float">
            <text:p>9,6627694368362</text:p>
          </table:table-cell>
          <table:table-cell office:value-type="float" office:value="-138.65379163414" calcext:value-type="float">
            <text:p>-138,6537916341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534</text:p>
          </table:table-cell>
          <table:table-cell office:value-type="float" office:value="2.6296591758728" calcext:value-type="float">
            <text:p>2,6296591758728</text:p>
          </table:table-cell>
          <table:table-cell office:value-type="float" office:value="10.758471488953" calcext:value-type="float">
            <text:p>10,758471488953</text:p>
          </table:table-cell>
          <table:table-cell office:value-type="float" office:value="39.573605652827" calcext:value-type="float">
            <text:p>39,57360565282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545</text:p>
          </table:table-cell>
          <table:table-cell office:value-type="float" office:value="2.981304526329" calcext:value-type="float">
            <text:p>2,981304526329</text:p>
          </table:table-cell>
          <table:table-cell office:value-type="float" office:value="10.149238109589" calcext:value-type="float">
            <text:p>10,149238109589</text:p>
          </table:table-cell>
          <table:table-cell office:value-type="float" office:value="-144.56933015471" calcext:value-type="float">
            <text:p>-144,5693301547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556</text:p>
          </table:table-cell>
          <table:table-cell office:value-type="float" office:value="5.009331703186" calcext:value-type="float">
            <text:p>5,009331703186</text:p>
          </table:table-cell>
          <table:table-cell office:value-type="float" office:value="9.1954106092453" calcext:value-type="float">
            <text:p>9,1954106092453</text:p>
          </table:table-cell>
          <table:table-cell office:value-type="float" office:value="-3.2288707602935" calcext:value-type="float">
            <text:p>-3,228870760293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567</text:p>
          </table:table-cell>
          <table:table-cell office:value-type="float" office:value="10.085057020187" calcext:value-type="float">
            <text:p>10,085057020187</text:p>
          </table:table-cell>
          <table:table-cell office:value-type="float" office:value="10.845544338226" calcext:value-type="float">
            <text:p>10,845544338226</text:p>
          </table:table-cell>
          <table:table-cell office:value-type="float" office:value="150.65218384858" calcext:value-type="float">
            <text:p>150,6521838485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578</text:p>
          </table:table-cell>
          <table:table-cell office:value-type="float" office:value="-1.070843115449" calcext:value-type="float">
            <text:p>-1,070843115449</text:p>
          </table:table-cell>
          <table:table-cell office:value-type="float" office:value="10.903261899948" calcext:value-type="float">
            <text:p>10,903261899948</text:p>
          </table:table-cell>
          <table:table-cell office:value-type="float" office:value="-91.868139376306" calcext:value-type="float">
            <text:p>-91,86813937630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2</text:p>
          </table:table-cell>
          <table:table-cell office:value-type="string" calcext:value-type="string">
            <text:p>589</text:p>
          </table:table-cell>
          <table:table-cell office:value-type="float" office:value="1.5363532304764" calcext:value-type="float">
            <text:p>1,5363532304764</text:p>
          </table:table-cell>
          <table:table-cell office:value-type="float" office:value="10.178344249725" calcext:value-type="float">
            <text:p>10,178344249725</text:p>
          </table:table-cell>
          <table:table-cell office:value-type="float" office:value="41.469216726388" calcext:value-type="float">
            <text:p>41,46921672638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15</text:p>
          </table:table-cell>
          <table:table-cell office:value-type="float" office:value="0.40102105587721" calcext:value-type="float">
            <text:p>0,40102105587721</text:p>
          </table:table-cell>
          <table:table-cell office:value-type="float" office:value="1.843853443861" calcext:value-type="float">
            <text:p>1,843853443861</text:p>
          </table:table-cell>
          <table:table-cell office:value-type="float" office:value="16.371397455786" calcext:value-type="float">
            <text:p>16,37139745578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50</text:p>
          </table:table-cell>
          <table:table-cell office:value-type="float" office:value="2.4167354404926" calcext:value-type="float">
            <text:p>2,4167354404926</text:p>
          </table:table-cell>
          <table:table-cell office:value-type="float" office:value="1.8343099951744" calcext:value-type="float">
            <text:p>1,8343099951744</text:p>
          </table:table-cell>
          <table:table-cell office:value-type="float" office:value="100.30718897558" calcext:value-type="float">
            <text:p>100,3071889755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61</text:p>
          </table:table-cell>
          <table:table-cell office:value-type="float" office:value="1.309469640255" calcext:value-type="float">
            <text:p>1,309469640255</text:p>
          </table:table-cell>
          <table:table-cell office:value-type="float" office:value="0.1501430105418" calcext:value-type="float">
            <text:p>0,1501430105418</text:p>
          </table:table-cell>
          <table:table-cell office:value-type="float" office:value="21.553661033606" calcext:value-type="float">
            <text:p>21,55366103360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72</text:p>
          </table:table-cell>
          <table:table-cell office:value-type="float" office:value="5.2417117357254" calcext:value-type="float">
            <text:p>5,2417117357254</text:p>
          </table:table-cell>
          <table:table-cell office:value-type="float" office:value="0.96551284193993" calcext:value-type="float">
            <text:p>0,96551284193993</text:p>
          </table:table-cell>
          <table:table-cell office:value-type="float" office:value="-53.130948999125" calcext:value-type="float">
            <text:p>-53,13094899912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83</text:p>
          </table:table-cell>
          <table:table-cell office:value-type="float" office:value="4.5230117440224" calcext:value-type="float">
            <text:p>4,5230117440224</text:p>
          </table:table-cell>
          <table:table-cell office:value-type="float" office:value="-0.028076586313546" calcext:value-type="float">
            <text:p>-0,028076586313546</text:p>
          </table:table-cell>
          <table:table-cell office:value-type="float" office:value="92.26290587407" calcext:value-type="float">
            <text:p>92,2629058740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94</text:p>
          </table:table-cell>
          <table:table-cell office:value-type="float" office:value="6.9475078582764" calcext:value-type="float">
            <text:p>6,9475078582764</text:p>
          </table:table-cell>
          <table:table-cell office:value-type="float" office:value="2.9322621226311" calcext:value-type="float">
            <text:p>2,9322621226311</text:p>
          </table:table-cell>
          <table:table-cell office:value-type="float" office:value="-121.43282070281" calcext:value-type="float">
            <text:p>-121,4328207028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105</text:p>
          </table:table-cell>
          <table:table-cell office:value-type="float" office:value="10.073620080948" calcext:value-type="float">
            <text:p>10,073620080948</text:p>
          </table:table-cell>
          <table:table-cell office:value-type="float" office:value="1.1570493131876" calcext:value-type="float">
            <text:p>1,1570493131876</text:p>
          </table:table-cell>
          <table:table-cell office:value-type="float" office:value="95.163074268657" calcext:value-type="float">
            <text:p>95,16307426865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116</text:p>
          </table:table-cell>
          <table:table-cell office:value-type="float" office:value="-1.5463408827782" calcext:value-type="float">
            <text:p>-1,5463408827782</text:p>
          </table:table-cell>
          <table:table-cell office:value-type="float" office:value="-0.58498233556747" calcext:value-type="float">
            <text:p>-0,58498233556747</text:p>
          </table:table-cell>
          <table:table-cell office:value-type="float" office:value="55.433241045399" calcext:value-type="float">
            <text:p>55,43324104539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127</text:p>
          </table:table-cell>
          <table:table-cell office:value-type="float" office:value="5.2213937044144" calcext:value-type="float">
            <text:p>5,2213937044144</text:p>
          </table:table-cell>
          <table:table-cell office:value-type="float" office:value="-0.29474372044206" calcext:value-type="float">
            <text:p>-0,29474372044206</text:p>
          </table:table-cell>
          <table:table-cell office:value-type="float" office:value="109.77946648932" calcext:value-type="float">
            <text:p>109,7794664893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138</text:p>
          </table:table-cell>
          <table:table-cell office:value-type="float" office:value="2.7413076162338" calcext:value-type="float">
            <text:p>2,7413076162338</text:p>
          </table:table-cell>
          <table:table-cell office:value-type="float" office:value="3.144733607769" calcext:value-type="float">
            <text:p>3,144733607769</text:p>
          </table:table-cell>
          <table:table-cell office:value-type="float" office:value="44.744972970076" calcext:value-type="float">
            <text:p>44,74497297007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149</text:p>
          </table:table-cell>
          <table:table-cell office:value-type="float" office:value="4.9536409974098" calcext:value-type="float">
            <text:p>4,9536409974098</text:p>
          </table:table-cell>
          <table:table-cell office:value-type="float" office:value="-0.58472394943237" calcext:value-type="float">
            <text:p>-0,58472394943237</text:p>
          </table:table-cell>
          <table:table-cell office:value-type="float" office:value="124.86777032257" calcext:value-type="float">
            <text:p>124,8677703225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160</text:p>
          </table:table-cell>
          <table:table-cell office:value-type="float" office:value="2.6411059498787" calcext:value-type="float">
            <text:p>2,6411059498787</text:p>
          </table:table-cell>
          <table:table-cell office:value-type="float" office:value="3.4590604901314" calcext:value-type="float">
            <text:p>3,4590604901314</text:p>
          </table:table-cell>
          <table:table-cell office:value-type="float" office:value="4.5000240681278" calcext:value-type="float">
            <text:p>4,500024068127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171</text:p>
          </table:table-cell>
          <table:table-cell office:value-type="float" office:value="6.5861618518829" calcext:value-type="float">
            <text:p>6,5861618518829</text:p>
          </table:table-cell>
          <table:table-cell office:value-type="float" office:value="-0.51901303231716" calcext:value-type="float">
            <text:p>-0,51901303231716</text:p>
          </table:table-cell>
          <table:table-cell office:value-type="float" office:value="-9.8518322987162" calcext:value-type="float">
            <text:p>-9,851832298716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182</text:p>
          </table:table-cell>
          <table:table-cell office:value-type="float" office:value="9.1481697559357" calcext:value-type="float">
            <text:p>9,1481697559357</text:p>
          </table:table-cell>
          <table:table-cell office:value-type="float" office:value="2.5288236141205" calcext:value-type="float">
            <text:p>2,5288236141205</text:p>
          </table:table-cell>
          <table:table-cell office:value-type="float" office:value="25.428786778906" calcext:value-type="float">
            <text:p>25,42878677890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193</text:p>
          </table:table-cell>
          <table:table-cell office:value-type="float" office:value="0.063452324829996" calcext:value-type="float">
            <text:p>0,063452324829996</text:p>
          </table:table-cell>
          <table:table-cell office:value-type="float" office:value="3.5497534275055" calcext:value-type="float">
            <text:p>3,5497534275055</text:p>
          </table:table-cell>
          <table:table-cell office:value-type="float" office:value="-72.480893438789" calcext:value-type="float">
            <text:p>-72,48089343878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204</text:p>
          </table:table-cell>
          <table:table-cell office:value-type="float" office:value="1.6080969572067" calcext:value-type="float">
            <text:p>1,6080969572067</text:p>
          </table:table-cell>
          <table:table-cell office:value-type="float" office:value="5.6168216466904" calcext:value-type="float">
            <text:p>5,6168216466904</text:p>
          </table:table-cell>
          <table:table-cell office:value-type="float" office:value="66.442273984289" calcext:value-type="float">
            <text:p>66,44227398428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215</text:p>
          </table:table-cell>
          <table:table-cell office:value-type="float" office:value="1.3204701244831" calcext:value-type="float">
            <text:p>1,3204701244831</text:p>
          </table:table-cell>
          <table:table-cell office:value-type="float" office:value="3.5385710000992" calcext:value-type="float">
            <text:p>3,5385710000992</text:p>
          </table:table-cell>
          <table:table-cell office:value-type="float" office:value="103.92120081908" calcext:value-type="float">
            <text:p>103,9212008190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226</text:p>
          </table:table-cell>
          <table:table-cell office:value-type="float" office:value="5.0467932224274" calcext:value-type="float">
            <text:p>5,0467932224274</text:p>
          </table:table-cell>
          <table:table-cell office:value-type="float" office:value="1.9137221574783" calcext:value-type="float">
            <text:p>1,9137221574783</text:p>
          </table:table-cell>
          <table:table-cell office:value-type="float" office:value="-166.61111564393" calcext:value-type="float">
            <text:p>-166,6111156439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237</text:p>
          </table:table-cell>
          <table:table-cell office:value-type="float" office:value="5.0298798084259" calcext:value-type="float">
            <text:p>5,0298798084259</text:p>
          </table:table-cell>
          <table:table-cell office:value-type="float" office:value="2.904147207737" calcext:value-type="float">
            <text:p>2,904147207737</text:p>
          </table:table-cell>
          <table:table-cell office:value-type="float" office:value="-78.349935780665" calcext:value-type="float">
            <text:p>-78,34993578066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248</text:p>
          </table:table-cell>
          <table:table-cell office:value-type="float" office:value="7.3767101764679" calcext:value-type="float">
            <text:p>7,3767101764679</text:p>
          </table:table-cell>
          <table:table-cell office:value-type="float" office:value="3.8502076268196" calcext:value-type="float">
            <text:p>3,8502076268196</text:p>
          </table:table-cell>
          <table:table-cell office:value-type="float" office:value="-171.68349065598" calcext:value-type="float">
            <text:p>-171,6834906559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259</text:p>
          </table:table-cell>
          <table:table-cell office:value-type="float" office:value="8.4579229354858" calcext:value-type="float">
            <text:p>8,4579229354858</text:p>
          </table:table-cell>
          <table:table-cell office:value-type="float" office:value="3.9529126882553" calcext:value-type="float">
            <text:p>3,9529126882553</text:p>
          </table:table-cell>
          <table:table-cell office:value-type="float" office:value="-11.731472269745" calcext:value-type="float">
            <text:p>-11,73147226974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270</text:p>
          </table:table-cell>
          <table:table-cell office:value-type="float" office:value="-0.38329891860485" calcext:value-type="float">
            <text:p>-0,38329891860485</text:p>
          </table:table-cell>
          <table:table-cell office:value-type="float" office:value="4.4782891869545" calcext:value-type="float">
            <text:p>4,4782891869545</text:p>
          </table:table-cell>
          <table:table-cell office:value-type="float" office:value="52.70510987871" calcext:value-type="float">
            <text:p>52,7051098787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281</text:p>
          </table:table-cell>
          <table:table-cell office:value-type="float" office:value="1.2318208068609" calcext:value-type="float">
            <text:p>1,2318208068609</text:p>
          </table:table-cell>
          <table:table-cell office:value-type="float" office:value="8.9762532711029" calcext:value-type="float">
            <text:p>8,9762532711029</text:p>
          </table:table-cell>
          <table:table-cell office:value-type="float" office:value="-56.832291518047" calcext:value-type="float">
            <text:p>-56,83229151804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292</text:p>
          </table:table-cell>
          <table:table-cell office:value-type="float" office:value="6.9327390193939" calcext:value-type="float">
            <text:p>6,9327390193939</text:p>
          </table:table-cell>
          <table:table-cell office:value-type="float" office:value="1.328117698431" calcext:value-type="float">
            <text:p>1,328117698431</text:p>
          </table:table-cell>
          <table:table-cell office:value-type="float" office:value="-8.556948061202" calcext:value-type="float">
            <text:p>-8,55694806120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303</text:p>
          </table:table-cell>
          <table:table-cell office:value-type="float" office:value="0.81477627158165" calcext:value-type="float">
            <text:p>0,81477627158165</text:p>
          </table:table-cell>
          <table:table-cell office:value-type="float" office:value="7.6085805892944" calcext:value-type="float">
            <text:p>7,6085805892944</text:p>
          </table:table-cell>
          <table:table-cell office:value-type="float" office:value="15.65918383325" calcext:value-type="float">
            <text:p>15,6591838332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314</text:p>
          </table:table-cell>
          <table:table-cell office:value-type="float" office:value="9.3894118070602" calcext:value-type="float">
            <text:p>9,3894118070602</text:p>
          </table:table-cell>
          <table:table-cell office:value-type="float" office:value="8.1348741054535" calcext:value-type="float">
            <text:p>8,1348741054535</text:p>
          </table:table-cell>
          <table:table-cell office:value-type="float" office:value="-128.87371269761" calcext:value-type="float">
            <text:p>-128,8737126976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325</text:p>
          </table:table-cell>
          <table:table-cell office:value-type="float" office:value="5.9223687648773" calcext:value-type="float">
            <text:p>5,9223687648773</text:p>
          </table:table-cell>
          <table:table-cell office:value-type="float" office:value="7.8420615196228" calcext:value-type="float">
            <text:p>7,8420615196228</text:p>
          </table:table-cell>
          <table:table-cell office:value-type="float" office:value="-111.49610759346" calcext:value-type="float">
            <text:p>-111,4961075934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336</text:p>
          </table:table-cell>
          <table:table-cell office:value-type="float" office:value="10.0850045681" calcext:value-type="float">
            <text:p>10,0850045681</text:p>
          </table:table-cell>
          <table:table-cell office:value-type="float" office:value="4.5404395461082" calcext:value-type="float">
            <text:p>4,5404395461082</text:p>
          </table:table-cell>
          <table:table-cell office:value-type="float" office:value="-172.00677713771" calcext:value-type="float">
            <text:p>-172,0067771377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347</text:p>
          </table:table-cell>
          <table:table-cell office:value-type="float" office:value="1.4508327841759" calcext:value-type="float">
            <text:p>1,4508327841759</text:p>
          </table:table-cell>
          <table:table-cell office:value-type="float" office:value="4.0171140432358" calcext:value-type="float">
            <text:p>4,0171140432358</text:p>
          </table:table-cell>
          <table:table-cell office:value-type="float" office:value="65.987412337285" calcext:value-type="float">
            <text:p>65,98741233728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358</text:p>
          </table:table-cell>
          <table:table-cell office:value-type="float" office:value="-1.5850035846233" calcext:value-type="float">
            <text:p>-1,5850035846233</text:p>
          </table:table-cell>
          <table:table-cell office:value-type="float" office:value="9.5967465639114" calcext:value-type="float">
            <text:p>9,5967465639114</text:p>
          </table:table-cell>
          <table:table-cell office:value-type="float" office:value="-161.14908570697" calcext:value-type="float">
            <text:p>-161,149085706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369</text:p>
          </table:table-cell>
          <table:table-cell office:value-type="float" office:value="4.0280905365944" calcext:value-type="float">
            <text:p>4,0280905365944</text:p>
          </table:table-cell>
          <table:table-cell office:value-type="float" office:value="0.39201118052006" calcext:value-type="float">
            <text:p>0,39201118052006</text:p>
          </table:table-cell>
          <table:table-cell office:value-type="float" office:value="59.190510184902" calcext:value-type="float">
            <text:p>59,19051018490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380</text:p>
          </table:table-cell>
          <table:table-cell office:value-type="float" office:value="4.7378745675087" calcext:value-type="float">
            <text:p>4,7378745675087</text:p>
          </table:table-cell>
          <table:table-cell office:value-type="float" office:value="5.0762444734573" calcext:value-type="float">
            <text:p>5,0762444734573</text:p>
          </table:table-cell>
          <table:table-cell office:value-type="float" office:value="-144.75122834467" calcext:value-type="float">
            <text:p>-144,7512283446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391</text:p>
          </table:table-cell>
          <table:table-cell office:value-type="float" office:value="2.7800053358078" calcext:value-type="float">
            <text:p>2,7800053358078</text:p>
          </table:table-cell>
          <table:table-cell office:value-type="float" office:value="5.8259654045105" calcext:value-type="float">
            <text:p>5,8259654045105</text:p>
          </table:table-cell>
          <table:table-cell office:value-type="float" office:value="76.744204873492" calcext:value-type="float">
            <text:p>76,74420487349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402</text:p>
          </table:table-cell>
          <table:table-cell office:value-type="float" office:value="7.9938340187073" calcext:value-type="float">
            <text:p>7,9938340187073</text:p>
          </table:table-cell>
          <table:table-cell office:value-type="float" office:value="1.8889866769314" calcext:value-type="float">
            <text:p>1,8889866769314</text:p>
          </table:table-cell>
          <table:table-cell office:value-type="float" office:value="105.98056331562" calcext:value-type="float">
            <text:p>105,9805633156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413</text:p>
          </table:table-cell>
          <table:table-cell office:value-type="float" office:value="9.7073125839233" calcext:value-type="float">
            <text:p>9,7073125839233</text:p>
          </table:table-cell>
          <table:table-cell office:value-type="float" office:value="9.4609814882278" calcext:value-type="float">
            <text:p>9,4609814882278</text:p>
          </table:table-cell>
          <table:table-cell office:value-type="float" office:value="-15.587235711942" calcext:value-type="float">
            <text:p>-15,58723571194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424</text:p>
          </table:table-cell>
          <table:table-cell office:value-type="float" office:value="-0.39913006126881" calcext:value-type="float">
            <text:p>-0,39913006126881</text:p>
          </table:table-cell>
          <table:table-cell office:value-type="float" office:value="9.1688287258148" calcext:value-type="float">
            <text:p>9,1688287258148</text:p>
          </table:table-cell>
          <table:table-cell office:value-type="float" office:value="108.1109206388" calcext:value-type="float">
            <text:p>108,110920638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435</text:p>
          </table:table-cell>
          <table:table-cell office:value-type="float" office:value="0.15296717174351" calcext:value-type="float">
            <text:p>0,15296717174351</text:p>
          </table:table-cell>
          <table:table-cell office:value-type="float" office:value="10.231826305389" calcext:value-type="float">
            <text:p>10,231826305389</text:p>
          </table:table-cell>
          <table:table-cell office:value-type="float" office:value="167.04934417822" calcext:value-type="float">
            <text:p>167,0493441782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446</text:p>
          </table:table-cell>
          <table:table-cell office:value-type="float" office:value="3.2140353322029" calcext:value-type="float">
            <text:p>3,2140353322029</text:p>
          </table:table-cell>
          <table:table-cell office:value-type="float" office:value="3.0525526404381" calcext:value-type="float">
            <text:p>3,0525526404381</text:p>
          </table:table-cell>
          <table:table-cell office:value-type="float" office:value="179.19547998222" calcext:value-type="float">
            <text:p>179,1954799822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457</text:p>
          </table:table-cell>
          <table:table-cell office:value-type="float" office:value="-0.50007540732622" calcext:value-type="float">
            <text:p>-0,50007540732622</text:p>
          </table:table-cell>
          <table:table-cell office:value-type="float" office:value="9.4828259944916" calcext:value-type="float">
            <text:p>9,4828259944916</text:p>
          </table:table-cell>
          <table:table-cell office:value-type="float" office:value="-71.851172264974" calcext:value-type="float">
            <text:p>-71,85117226497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468</text:p>
          </table:table-cell>
          <table:table-cell office:value-type="float" office:value="-1.585011780262" calcext:value-type="float">
            <text:p>-1,585011780262</text:p>
          </table:table-cell>
          <table:table-cell office:value-type="float" office:value="9.2668533325195" calcext:value-type="float">
            <text:p>9,2668533325195</text:p>
          </table:table-cell>
          <table:table-cell office:value-type="float" office:value="151.65489949998" calcext:value-type="float">
            <text:p>151,6548994999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479</text:p>
          </table:table-cell>
          <table:table-cell office:value-type="float" office:value="5.2471643686295" calcext:value-type="float">
            <text:p>5,2471643686295</text:p>
          </table:table-cell>
          <table:table-cell office:value-type="float" office:value="10.459744930267" calcext:value-type="float">
            <text:p>10,459744930267</text:p>
          </table:table-cell>
          <table:table-cell office:value-type="float" office:value="166.25154246191" calcext:value-type="float">
            <text:p>166,2515424619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490</text:p>
          </table:table-cell>
          <table:table-cell office:value-type="float" office:value="10.085005760193" calcext:value-type="float">
            <text:p>10,085005760193</text:p>
          </table:table-cell>
          <table:table-cell office:value-type="float" office:value="9.214614033699" calcext:value-type="float">
            <text:p>9,214614033699</text:p>
          </table:table-cell>
          <table:table-cell office:value-type="float" office:value="-128.87898827814" calcext:value-type="float">
            <text:p>-128,8789882781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501</text:p>
          </table:table-cell>
          <table:table-cell office:value-type="float" office:value="-0.3934670984745" calcext:value-type="float">
            <text:p>-0,3934670984745</text:p>
          </table:table-cell>
          <table:table-cell office:value-type="float" office:value="10.705342292786" calcext:value-type="float">
            <text:p>10,705342292786</text:p>
          </table:table-cell>
          <table:table-cell office:value-type="float" office:value="44.501462559791" calcext:value-type="float">
            <text:p>44,50146255979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512</text:p>
          </table:table-cell>
          <table:table-cell office:value-type="float" office:value="2.8689524531364" calcext:value-type="float">
            <text:p>2,8689524531364</text:p>
          </table:table-cell>
          <table:table-cell office:value-type="float" office:value="10.947449207306" calcext:value-type="float">
            <text:p>10,947449207306</text:p>
          </table:table-cell>
          <table:table-cell office:value-type="float" office:value="-142.4992114875" calcext:value-type="float">
            <text:p>-142,499211487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523</text:p>
          </table:table-cell>
          <table:table-cell office:value-type="float" office:value="4.7621303796768" calcext:value-type="float">
            <text:p>4,7621303796768</text:p>
          </table:table-cell>
          <table:table-cell office:value-type="float" office:value="9.8727118968964" calcext:value-type="float">
            <text:p>9,8727118968964</text:p>
          </table:table-cell>
          <table:table-cell office:value-type="float" office:value="-148.63174584261" calcext:value-type="float">
            <text:p>-148,6317458426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534</text:p>
          </table:table-cell>
          <table:table-cell office:value-type="float" office:value="2.6099213957787" calcext:value-type="float">
            <text:p>2,6099213957787</text:p>
          </table:table-cell>
          <table:table-cell office:value-type="float" office:value="10.746726989746" calcext:value-type="float">
            <text:p>10,746726989746</text:p>
          </table:table-cell>
          <table:table-cell office:value-type="float" office:value="37.23206451744" calcext:value-type="float">
            <text:p>37,2320645174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545</text:p>
          </table:table-cell>
          <table:table-cell office:value-type="float" office:value="3.3042839169502" calcext:value-type="float">
            <text:p>3,3042839169502</text:p>
          </table:table-cell>
          <table:table-cell office:value-type="float" office:value="10.3797352314" calcext:value-type="float">
            <text:p>10,3797352314</text:p>
          </table:table-cell>
          <table:table-cell office:value-type="float" office:value="-144.5640955761" calcext:value-type="float">
            <text:p>-144,564095576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556</text:p>
          </table:table-cell>
          <table:table-cell office:value-type="float" office:value="4.6125215291977" calcext:value-type="float">
            <text:p>4,6125215291977</text:p>
          </table:table-cell>
          <table:table-cell office:value-type="float" office:value="9.2172640562057" calcext:value-type="float">
            <text:p>9,2172640562057</text:p>
          </table:table-cell>
          <table:table-cell office:value-type="float" office:value="-3.1862928276988" calcext:value-type="float">
            <text:p>-3,186292827698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567</text:p>
          </table:table-cell>
          <table:table-cell office:value-type="float" office:value="10.085034370422" calcext:value-type="float">
            <text:p>10,085034370422</text:p>
          </table:table-cell>
          <table:table-cell office:value-type="float" office:value="10.649073123932" calcext:value-type="float">
            <text:p>10,649073123932</text:p>
          </table:table-cell>
          <table:table-cell office:value-type="float" office:value="155.7551736285" calcext:value-type="float">
            <text:p>155,755173628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578</text:p>
          </table:table-cell>
          <table:table-cell office:value-type="float" office:value="-1.0453269630671" calcext:value-type="float">
            <text:p>-1,0453269630671</text:p>
          </table:table-cell>
          <table:table-cell office:value-type="float" office:value="10.857495069504" calcext:value-type="float">
            <text:p>10,857495069504</text:p>
          </table:table-cell>
          <table:table-cell office:value-type="float" office:value="-71.659515617759" calcext:value-type="float">
            <text:p>-71,65951561775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3</text:p>
          </table:table-cell>
          <table:table-cell office:value-type="string" calcext:value-type="string">
            <text:p>589</text:p>
          </table:table-cell>
          <table:table-cell office:value-type="float" office:value="1.2384387105703" calcext:value-type="float">
            <text:p>1,2384387105703</text:p>
          </table:table-cell>
          <table:table-cell office:value-type="float" office:value="9.9152886867523" calcext:value-type="float">
            <text:p>9,9152886867523</text:p>
          </table:table-cell>
          <table:table-cell office:value-type="float" office:value="41.467094876964" calcext:value-type="float">
            <text:p>41,46709487696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15</text:p>
          </table:table-cell>
          <table:table-cell office:value-type="float" office:value="0.2048827521503" calcext:value-type="float">
            <text:p>0,2048827521503</text:p>
          </table:table-cell>
          <table:table-cell office:value-type="float" office:value="2.010028809309" calcext:value-type="float">
            <text:p>2,010028809309</text:p>
          </table:table-cell>
          <table:table-cell office:value-type="float" office:value="-50.289286929331" calcext:value-type="float">
            <text:p>-50,28928692933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50</text:p>
          </table:table-cell>
          <table:table-cell office:value-type="float" office:value="2.4262836575508" calcext:value-type="float">
            <text:p>2,4262836575508</text:p>
          </table:table-cell>
          <table:table-cell office:value-type="float" office:value="1.6657492518425" calcext:value-type="float">
            <text:p>1,6657492518425</text:p>
          </table:table-cell>
          <table:table-cell office:value-type="float" office:value="90.819153056783" calcext:value-type="float">
            <text:p>90,81915305678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61</text:p>
          </table:table-cell>
          <table:table-cell office:value-type="float" office:value="1.1524435132742" calcext:value-type="float">
            <text:p>1,1524435132742</text:p>
          </table:table-cell>
          <table:table-cell office:value-type="float" office:value="0.32741773873568" calcext:value-type="float">
            <text:p>0,32741773873568</text:p>
          </table:table-cell>
          <table:table-cell office:value-type="float" office:value="-58.289424628968" calcext:value-type="float">
            <text:p>-58,28942462896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72</text:p>
          </table:table-cell>
          <table:table-cell office:value-type="float" office:value="5.1480805873871" calcext:value-type="float">
            <text:p>5,1480805873871</text:p>
          </table:table-cell>
          <table:table-cell office:value-type="float" office:value="1.2899726629257" calcext:value-type="float">
            <text:p>1,2899726629257</text:p>
          </table:table-cell>
          <table:table-cell office:value-type="float" office:value="-79.878624077815" calcext:value-type="float">
            <text:p>-79,8786240778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83</text:p>
          </table:table-cell>
          <table:table-cell office:value-type="float" office:value="4.3527585268021" calcext:value-type="float">
            <text:p>4,3527585268021</text:p>
          </table:table-cell>
          <table:table-cell office:value-type="float" office:value="-0.27040276676416" calcext:value-type="float">
            <text:p>-0,27040276676416</text:p>
          </table:table-cell>
          <table:table-cell office:value-type="float" office:value="46.009981328515" calcext:value-type="float">
            <text:p>46,0099813285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94</text:p>
          </table:table-cell>
          <table:table-cell office:value-type="float" office:value="6.9753521680832" calcext:value-type="float">
            <text:p>6,9753521680832</text:p>
          </table:table-cell>
          <table:table-cell office:value-type="float" office:value="3.1244742870331" calcext:value-type="float">
            <text:p>3,1244742870331</text:p>
          </table:table-cell>
          <table:table-cell office:value-type="float" office:value="-91.86531024374" calcext:value-type="float">
            <text:p>-91,8653102437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105</text:p>
          </table:table-cell>
          <table:table-cell office:value-type="float" office:value="10.038847923279" calcext:value-type="float">
            <text:p>10,038847923279</text:p>
          </table:table-cell>
          <table:table-cell office:value-type="float" office:value="0.87129734456539" calcext:value-type="float">
            <text:p>0,87129734456539</text:p>
          </table:table-cell>
          <table:table-cell office:value-type="float" office:value="84.323047832319" calcext:value-type="float">
            <text:p>84,32304783231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116</text:p>
          </table:table-cell>
          <table:table-cell office:value-type="float" office:value="-1.5850014984608" calcext:value-type="float">
            <text:p>-1,5850014984608</text:p>
          </table:table-cell>
          <table:table-cell office:value-type="float" office:value="-0.58501910418272" calcext:value-type="float">
            <text:p>-0,58501910418272</text:p>
          </table:table-cell>
          <table:table-cell office:value-type="float" office:value="55.395498776891" calcext:value-type="float">
            <text:p>55,39549877689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127</text:p>
          </table:table-cell>
          <table:table-cell office:value-type="float" office:value="5.0887084007263" calcext:value-type="float">
            <text:p>5,0887084007263</text:p>
          </table:table-cell>
          <table:table-cell office:value-type="float" office:value="0.074909194372594" calcext:value-type="float">
            <text:p>0,074909194372594</text:p>
          </table:table-cell>
          <table:table-cell office:value-type="float" office:value="109.75884935658" calcext:value-type="float">
            <text:p>109,7588493565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138</text:p>
          </table:table-cell>
          <table:table-cell office:value-type="float" office:value="3.0433210730553" calcext:value-type="float">
            <text:p>3,0433210730553</text:p>
          </table:table-cell>
          <table:table-cell office:value-type="float" office:value="3.2836562395096" calcext:value-type="float">
            <text:p>3,2836562395096</text:p>
          </table:table-cell>
          <table:table-cell office:value-type="float" office:value="67.927746256446" calcext:value-type="float">
            <text:p>67,92774625644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149</text:p>
          </table:table-cell>
          <table:table-cell office:value-type="float" office:value="5.1429080963135" calcext:value-type="float">
            <text:p>5,1429080963135</text:p>
          </table:table-cell>
          <table:table-cell office:value-type="float" office:value="-0.58366537094116" calcext:value-type="float">
            <text:p>-0,58366537094116</text:p>
          </table:table-cell>
          <table:table-cell office:value-type="float" office:value="127.14734047082" calcext:value-type="float">
            <text:p>127,1473404708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160</text:p>
          </table:table-cell>
          <table:table-cell office:value-type="float" office:value="2.9746505618095" calcext:value-type="float">
            <text:p>2,9746505618095</text:p>
          </table:table-cell>
          <table:table-cell office:value-type="float" office:value="3.6063268780708" calcext:value-type="float">
            <text:p>3,6063268780708</text:p>
          </table:table-cell>
          <table:table-cell office:value-type="float" office:value="-26.45234849043" calcext:value-type="float">
            <text:p>-26,4523484904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171</text:p>
          </table:table-cell>
          <table:table-cell office:value-type="float" office:value="6.3726770877838" calcext:value-type="float">
            <text:p>6,3726770877838</text:p>
          </table:table-cell>
          <table:table-cell office:value-type="float" office:value="-0.42373061180115" calcext:value-type="float">
            <text:p>-0,42373061180115</text:p>
          </table:table-cell>
          <table:table-cell office:value-type="float" office:value="-25.827140944779" calcext:value-type="float">
            <text:p>-25,82714094477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182</text:p>
          </table:table-cell>
          <table:table-cell office:value-type="float" office:value="8.9344894886017" calcext:value-type="float">
            <text:p>8,9344894886017</text:p>
          </table:table-cell>
          <table:table-cell office:value-type="float" office:value="2.3030798137188" calcext:value-type="float">
            <text:p>2,3030798137188</text:p>
          </table:table-cell>
          <table:table-cell office:value-type="float" office:value="49.369391742026" calcext:value-type="float">
            <text:p>49,36939174202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193</text:p>
          </table:table-cell>
          <table:table-cell office:value-type="float" office:value="-0.12619575485587" calcext:value-type="float">
            <text:p>-0,12619575485587</text:p>
          </table:table-cell>
          <table:table-cell office:value-type="float" office:value="3.8480889797211" calcext:value-type="float">
            <text:p>3,8480889797211</text:p>
          </table:table-cell>
          <table:table-cell office:value-type="float" office:value="-52.98027035537" calcext:value-type="float">
            <text:p>-52,9802703553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204</text:p>
          </table:table-cell>
          <table:table-cell office:value-type="float" office:value="1.6019213199615" calcext:value-type="float">
            <text:p>1,6019213199615</text:p>
          </table:table-cell>
          <table:table-cell office:value-type="float" office:value="5.3247994184494" calcext:value-type="float">
            <text:p>5,3247994184494</text:p>
          </table:table-cell>
          <table:table-cell office:value-type="float" office:value="93.64118545678" calcext:value-type="float">
            <text:p>93,6411854567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215</text:p>
          </table:table-cell>
          <table:table-cell office:value-type="float" office:value="1.5031222999096" calcext:value-type="float">
            <text:p>1,5031222999096</text:p>
          </table:table-cell>
          <table:table-cell office:value-type="float" office:value="3.2861655950546" calcext:value-type="float">
            <text:p>3,2861655950546</text:p>
          </table:table-cell>
          <table:table-cell office:value-type="float" office:value="133.35658942059" calcext:value-type="float">
            <text:p>133,3565894205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226</text:p>
          </table:table-cell>
          <table:table-cell office:value-type="float" office:value="5.3894370794296" calcext:value-type="float">
            <text:p>5,3894370794296</text:p>
          </table:table-cell>
          <table:table-cell office:value-type="float" office:value="2.0154854655266" calcext:value-type="float">
            <text:p>2,0154854655266</text:p>
          </table:table-cell>
          <table:table-cell office:value-type="float" office:value="-163.83464321209" calcext:value-type="float">
            <text:p>-163,8346432120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237</text:p>
          </table:table-cell>
          <table:table-cell office:value-type="float" office:value="4.9884209036827" calcext:value-type="float">
            <text:p>4,9884209036827</text:p>
          </table:table-cell>
          <table:table-cell office:value-type="float" office:value="3.1964537501335" calcext:value-type="float">
            <text:p>3,1964537501335</text:p>
          </table:table-cell>
          <table:table-cell office:value-type="float" office:value="-84.9619671038" calcext:value-type="float">
            <text:p>-84,961967103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248</text:p>
          </table:table-cell>
          <table:table-cell office:value-type="float" office:value="7.1818655729294" calcext:value-type="float">
            <text:p>7,1818655729294</text:p>
          </table:table-cell>
          <table:table-cell office:value-type="float" office:value="3.8380932807922" calcext:value-type="float">
            <text:p>3,8380932807922</text:p>
          </table:table-cell>
          <table:table-cell office:value-type="float" office:value="-29.786160037776" calcext:value-type="float">
            <text:p>-29,78616003777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259</text:p>
          </table:table-cell>
          <table:table-cell office:value-type="float" office:value="8.6498057842255" calcext:value-type="float">
            <text:p>8,6498057842255</text:p>
          </table:table-cell>
          <table:table-cell office:value-type="float" office:value="3.8910561800003" calcext:value-type="float">
            <text:p>3,8910561800003</text:p>
          </table:table-cell>
          <table:table-cell office:value-type="float" office:value="156.8897104567" calcext:value-type="float">
            <text:p>156,889710456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270</text:p>
          </table:table-cell>
          <table:table-cell office:value-type="float" office:value="-0.62779769301414" calcext:value-type="float">
            <text:p>-0,62779769301414</text:p>
          </table:table-cell>
          <table:table-cell office:value-type="float" office:value="4.2090845108032" calcext:value-type="float">
            <text:p>4,2090845108032</text:p>
          </table:table-cell>
          <table:table-cell office:value-type="float" office:value="45.418607201546" calcext:value-type="float">
            <text:p>45,41860720154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281</text:p>
          </table:table-cell>
          <table:table-cell office:value-type="float" office:value="0.99740043282509" calcext:value-type="float">
            <text:p>0,99740043282509</text:p>
          </table:table-cell>
          <table:table-cell office:value-type="float" office:value="9.1424024105072" calcext:value-type="float">
            <text:p>9,1424024105072</text:p>
          </table:table-cell>
          <table:table-cell office:value-type="float" office:value="-30.499436293438" calcext:value-type="float">
            <text:p>-30,49943629343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292</text:p>
          </table:table-cell>
          <table:table-cell office:value-type="float" office:value="6.6969406604767" calcext:value-type="float">
            <text:p>6,6969406604767</text:p>
          </table:table-cell>
          <table:table-cell office:value-type="float" office:value="1.4470247924328" calcext:value-type="float">
            <text:p>1,4470247924328</text:p>
          </table:table-cell>
          <table:table-cell office:value-type="float" office:value="-26.478815230594" calcext:value-type="float">
            <text:p>-26,47881523059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303</text:p>
          </table:table-cell>
          <table:table-cell office:value-type="float" office:value="0.69398827850819" calcext:value-type="float">
            <text:p>0,69398827850819</text:p>
          </table:table-cell>
          <table:table-cell office:value-type="float" office:value="7.4382376670837" calcext:value-type="float">
            <text:p>7,4382376670837</text:p>
          </table:table-cell>
          <table:table-cell office:value-type="float" office:value="56.992086255626" calcext:value-type="float">
            <text:p>56,99208625562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314</text:p>
          </table:table-cell>
          <table:table-cell office:value-type="float" office:value="9.4804400205612" calcext:value-type="float">
            <text:p>9,4804400205612</text:p>
          </table:table-cell>
          <table:table-cell office:value-type="float" office:value="8.4649389982224" calcext:value-type="float">
            <text:p>8,4649389982224</text:p>
          </table:table-cell>
          <table:table-cell office:value-type="float" office:value="-102.99069638465" calcext:value-type="float">
            <text:p>-102,9906963846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325</text:p>
          </table:table-cell>
          <table:table-cell office:value-type="float" office:value="6.1087602376938" calcext:value-type="float">
            <text:p>6,1087602376938</text:p>
          </table:table-cell>
          <table:table-cell office:value-type="float" office:value="8.1465500593185" calcext:value-type="float">
            <text:p>8,1465500593185</text:p>
          </table:table-cell>
          <table:table-cell office:value-type="float" office:value="-128.56525524407" calcext:value-type="float">
            <text:p>-128,5652552440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336</text:p>
          </table:table-cell>
          <table:table-cell office:value-type="float" office:value="10.085006952286" calcext:value-type="float">
            <text:p>10,085006952286</text:p>
          </table:table-cell>
          <table:table-cell office:value-type="float" office:value="4.6931093931198" calcext:value-type="float">
            <text:p>4,6931093931198</text:p>
          </table:table-cell>
          <table:table-cell office:value-type="float" office:value="-134.38267616709" calcext:value-type="float">
            <text:p>-134,3826761670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347</text:p>
          </table:table-cell>
          <table:table-cell office:value-type="float" office:value="1.3686552643776" calcext:value-type="float">
            <text:p>1,3686552643776</text:p>
          </table:table-cell>
          <table:table-cell office:value-type="float" office:value="3.7726619839668" calcext:value-type="float">
            <text:p>3,7726619839668</text:p>
          </table:table-cell>
          <table:table-cell office:value-type="float" office:value="72.359274906717" calcext:value-type="float">
            <text:p>72,35927490671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358</text:p>
          </table:table-cell>
          <table:table-cell office:value-type="float" office:value="-1.5820774435997" calcext:value-type="float">
            <text:p>-1,5820774435997</text:p>
          </table:table-cell>
          <table:table-cell office:value-type="float" office:value="9.6312987804413" calcext:value-type="float">
            <text:p>9,6312987804413</text:p>
          </table:table-cell>
          <table:table-cell office:value-type="float" office:value="-159.93340607661" calcext:value-type="float">
            <text:p>-159,9334060766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369</text:p>
          </table:table-cell>
          <table:table-cell office:value-type="float" office:value="3.7843391299248" calcext:value-type="float">
            <text:p>3,7843391299248</text:p>
          </table:table-cell>
          <table:table-cell office:value-type="float" office:value="0.12027265504003" calcext:value-type="float">
            <text:p>0,12027265504003</text:p>
          </table:table-cell>
          <table:table-cell office:value-type="float" office:value="44.68603612511" calcext:value-type="float">
            <text:p>44,6860361251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380</text:p>
          </table:table-cell>
          <table:table-cell office:value-type="float" office:value="5.0396001338959" calcext:value-type="float">
            <text:p>5,0396001338959</text:p>
          </table:table-cell>
          <table:table-cell office:value-type="float" office:value="5.2804958820343" calcext:value-type="float">
            <text:p>5,2804958820343</text:p>
          </table:table-cell>
          <table:table-cell office:value-type="float" office:value="-145.70045015615" calcext:value-type="float">
            <text:p>-145,700450156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391</text:p>
          </table:table-cell>
          <table:table-cell office:value-type="float" office:value="2.59914457798" calcext:value-type="float">
            <text:p>2,59914457798</text:p>
          </table:table-cell>
          <table:table-cell office:value-type="float" office:value="5.5341523885727" calcext:value-type="float">
            <text:p>5,5341523885727</text:p>
          </table:table-cell>
          <table:table-cell office:value-type="float" office:value="52.72034550928" calcext:value-type="float">
            <text:p>52,7203455092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402</text:p>
          </table:table-cell>
          <table:table-cell office:value-type="float" office:value="8.2005023956299" calcext:value-type="float">
            <text:p>8,2005023956299</text:p>
          </table:table-cell>
          <table:table-cell office:value-type="float" office:value="1.7625173926353" calcext:value-type="float">
            <text:p>1,7625173926353</text:p>
          </table:table-cell>
          <table:table-cell office:value-type="float" office:value="154.9929069106" calcext:value-type="float">
            <text:p>154,992906910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413</text:p>
          </table:table-cell>
          <table:table-cell office:value-type="float" office:value="9.4408547878265" calcext:value-type="float">
            <text:p>9,4408547878265</text:p>
          </table:table-cell>
          <table:table-cell office:value-type="float" office:value="9.6925985813141" calcext:value-type="float">
            <text:p>9,6925985813141</text:p>
          </table:table-cell>
          <table:table-cell office:value-type="float" office:value="-38.207537808995" calcext:value-type="float">
            <text:p>-38,20753780899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424</text:p>
          </table:table-cell>
          <table:table-cell office:value-type="float" office:value="-0.43487139046192" calcext:value-type="float">
            <text:p>-0,43487139046192</text:p>
          </table:table-cell>
          <table:table-cell office:value-type="float" office:value="9.1907405853271" calcext:value-type="float">
            <text:p>9,1907405853271</text:p>
          </table:table-cell>
          <table:table-cell office:value-type="float" office:value="98.165986644235" calcext:value-type="float">
            <text:p>98,16598664423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435</text:p>
          </table:table-cell>
          <table:table-cell office:value-type="float" office:value="0.43589491397142" calcext:value-type="float">
            <text:p>0,43589491397142</text:p>
          </table:table-cell>
          <table:table-cell office:value-type="float" office:value="10.138224363327" calcext:value-type="float">
            <text:p>10,138224363327</text:p>
          </table:table-cell>
          <table:table-cell office:value-type="float" office:value="160.22726684619" calcext:value-type="float">
            <text:p>160,2272668461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446</text:p>
          </table:table-cell>
          <table:table-cell office:value-type="float" office:value="3.3453494310379" calcext:value-type="float">
            <text:p>3,3453494310379</text:p>
          </table:table-cell>
          <table:table-cell office:value-type="float" office:value="3.1542667746544" calcext:value-type="float">
            <text:p>3,1542667746544</text:p>
          </table:table-cell>
          <table:table-cell office:value-type="float" office:value="-135.33743323794" calcext:value-type="float">
            <text:p>-135,3374332379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457</text:p>
          </table:table-cell>
          <table:table-cell office:value-type="float" office:value="-0.47733373939991" calcext:value-type="float">
            <text:p>-0,47733373939991</text:p>
          </table:table-cell>
          <table:table-cell office:value-type="float" office:value="9.5178490877151" calcext:value-type="float">
            <text:p>9,5178490877151</text:p>
          </table:table-cell>
          <table:table-cell office:value-type="float" office:value="-82.4402054404" calcext:value-type="float">
            <text:p>-82,440205440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468</text:p>
          </table:table-cell>
          <table:table-cell office:value-type="float" office:value="-1.5813472867012" calcext:value-type="float">
            <text:p>-1,5813472867012</text:p>
          </table:table-cell>
          <table:table-cell office:value-type="float" office:value="9.2951172590256" calcext:value-type="float">
            <text:p>9,2951172590256</text:p>
          </table:table-cell>
          <table:table-cell office:value-type="float" office:value="156.57081118055" calcext:value-type="float">
            <text:p>156,5708111805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479</text:p>
          </table:table-cell>
          <table:table-cell office:value-type="float" office:value="5.4298955202103" calcext:value-type="float">
            <text:p>5,4298955202103</text:p>
          </table:table-cell>
          <table:table-cell office:value-type="float" office:value="10.414319038391" calcext:value-type="float">
            <text:p>10,414319038391</text:p>
          </table:table-cell>
          <table:table-cell office:value-type="float" office:value="166.20104176224" calcext:value-type="float">
            <text:p>166,2010417622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490</text:p>
          </table:table-cell>
          <table:table-cell office:value-type="float" office:value="10.085006952286" calcext:value-type="float">
            <text:p>10,085006952286</text:p>
          </table:table-cell>
          <table:table-cell office:value-type="float" office:value="9.5453691482544" calcext:value-type="float">
            <text:p>9,5453691482544</text:p>
          </table:table-cell>
          <table:table-cell office:value-type="float" office:value="-113.0768819979" calcext:value-type="float">
            <text:p>-113,076881997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501</text:p>
          </table:table-cell>
          <table:table-cell office:value-type="float" office:value="-0.15012274496257" calcext:value-type="float">
            <text:p>-0,15012274496257</text:p>
          </table:table-cell>
          <table:table-cell office:value-type="float" office:value="10.635007619858" calcext:value-type="float">
            <text:p>10,635007619858</text:p>
          </table:table-cell>
          <table:table-cell office:value-type="float" office:value="144.1200584363" calcext:value-type="float">
            <text:p>144,120058436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512</text:p>
          </table:table-cell>
          <table:table-cell office:value-type="float" office:value="2.8426212072372" calcext:value-type="float">
            <text:p>2,8426212072372</text:p>
          </table:table-cell>
          <table:table-cell office:value-type="float" office:value="10.922862291336" calcext:value-type="float">
            <text:p>10,922862291336</text:p>
          </table:table-cell>
          <table:table-cell office:value-type="float" office:value="-143.80323659083" calcext:value-type="float">
            <text:p>-143,8032365908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523</text:p>
          </table:table-cell>
          <table:table-cell office:value-type="float" office:value="5.1050293445587" calcext:value-type="float">
            <text:p>5,1050293445587</text:p>
          </table:table-cell>
          <table:table-cell office:value-type="float" office:value="10.025287866592" calcext:value-type="float">
            <text:p>10,025287866592</text:p>
          </table:table-cell>
          <table:table-cell office:value-type="float" office:value="-158.5582153053" calcext:value-type="float">
            <text:p>-158,558215305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534</text:p>
          </table:table-cell>
          <table:table-cell office:value-type="float" office:value="2.5787788629532" calcext:value-type="float">
            <text:p>2,5787788629532</text:p>
          </table:table-cell>
          <table:table-cell office:value-type="float" office:value="10.728714466095" calcext:value-type="float">
            <text:p>10,728714466095</text:p>
          </table:table-cell>
          <table:table-cell office:value-type="float" office:value="36.279709475815" calcext:value-type="float">
            <text:p>36,2797094758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545</text:p>
          </table:table-cell>
          <table:table-cell office:value-type="float" office:value="3.3207565546036" calcext:value-type="float">
            <text:p>3,3207565546036</text:p>
          </table:table-cell>
          <table:table-cell office:value-type="float" office:value="10.644385814667" calcext:value-type="float">
            <text:p>10,644385814667</text:p>
          </table:table-cell>
          <table:table-cell office:value-type="float" office:value="-83.430921196178" calcext:value-type="float">
            <text:p>-83,43092119617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556</text:p>
          </table:table-cell>
          <table:table-cell office:value-type="float" office:value="4.2156797647476" calcext:value-type="float">
            <text:p>4,2156797647476</text:p>
          </table:table-cell>
          <table:table-cell office:value-type="float" office:value="9.2393255233765" calcext:value-type="float">
            <text:p>9,2393255233765</text:p>
          </table:table-cell>
          <table:table-cell office:value-type="float" office:value="-3.2187842876668" calcext:value-type="float">
            <text:p>-3,218784287666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567</text:p>
          </table:table-cell>
          <table:table-cell office:value-type="float" office:value="10.085036754608" calcext:value-type="float">
            <text:p>10,085036754608</text:p>
          </table:table-cell>
          <table:table-cell office:value-type="float" office:value="10.708330869675" calcext:value-type="float">
            <text:p>10,708330869675</text:p>
          </table:table-cell>
          <table:table-cell office:value-type="float" office:value="-168.7936615792" calcext:value-type="float">
            <text:p>-168,793661579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578</text:p>
          </table:table-cell>
          <table:table-cell office:value-type="float" office:value="-1.1698736250401" calcext:value-type="float">
            <text:p>-1,1698736250401</text:p>
          </table:table-cell>
          <table:table-cell office:value-type="float" office:value="10.855797529221" calcext:value-type="float">
            <text:p>10,855797529221</text:p>
          </table:table-cell>
          <table:table-cell office:value-type="float" office:value="50.546249386611" calcext:value-type="float">
            <text:p>50,54624938661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4</text:p>
          </table:table-cell>
          <table:table-cell office:value-type="string" calcext:value-type="string">
            <text:p>589</text:p>
          </table:table-cell>
          <table:table-cell office:value-type="float" office:value="0.94107627868652" calcext:value-type="float">
            <text:p>0,94107627868652</text:p>
          </table:table-cell>
          <table:table-cell office:value-type="float" office:value="9.6524715423584" calcext:value-type="float">
            <text:p>9,6524715423584</text:p>
          </table:table-cell>
          <table:table-cell office:value-type="float" office:value="41.510020471682" calcext:value-type="float">
            <text:p>41,51002047168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15</text:p>
          </table:table-cell>
          <table:table-cell office:value-type="float" office:value="0.26842245832086" calcext:value-type="float">
            <text:p>0,26842245832086</text:p>
          </table:table-cell>
          <table:table-cell office:value-type="float" office:value="2.249698638916" calcext:value-type="float">
            <text:p>2,249698638916</text:p>
          </table:table-cell>
          <table:table-cell office:value-type="float" office:value="-112.1788374178" calcext:value-type="float">
            <text:p>-112,178837417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50</text:p>
          </table:table-cell>
          <table:table-cell office:value-type="float" office:value="2.3519070446491" calcext:value-type="float">
            <text:p>2,3519070446491</text:p>
          </table:table-cell>
          <table:table-cell office:value-type="float" office:value="1.4778064191341" calcext:value-type="float">
            <text:p>1,4778064191341</text:p>
          </table:table-cell>
          <table:table-cell office:value-type="float" office:value="67.194023709388" calcext:value-type="float">
            <text:p>67,19402370938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61</text:p>
          </table:table-cell>
          <table:table-cell office:value-type="float" office:value="1.2993416190147" calcext:value-type="float">
            <text:p>1,2993416190147</text:p>
          </table:table-cell>
          <table:table-cell office:value-type="float" office:value="0.51365964114666" calcext:value-type="float">
            <text:p>0,51365964114666</text:p>
          </table:table-cell>
          <table:table-cell office:value-type="float" office:value="-138.11027016609" calcext:value-type="float">
            <text:p>-138,1102701660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72</text:p>
          </table:table-cell>
          <table:table-cell office:value-type="float" office:value="5.0561034679413" calcext:value-type="float">
            <text:p>5,0561034679413</text:p>
          </table:table-cell>
          <table:table-cell office:value-type="float" office:value="1.5362226963043" calcext:value-type="float">
            <text:p>1,5362226963043</text:p>
          </table:table-cell>
          <table:table-cell office:value-type="float" office:value="-61.66616518786" calcext:value-type="float">
            <text:p>-61,6661651878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83</text:p>
          </table:table-cell>
          <table:table-cell office:value-type="float" office:value="4.0593782067299" calcext:value-type="float">
            <text:p>4,0593782067299</text:p>
          </table:table-cell>
          <table:table-cell office:value-type="float" office:value="-0.31467620283365" calcext:value-type="float">
            <text:p>-0,31467620283365</text:p>
          </table:table-cell>
          <table:table-cell office:value-type="float" office:value="-0.2433830267115" calcext:value-type="float">
            <text:p>-0,24338302671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94</text:p>
          </table:table-cell>
          <table:table-cell office:value-type="float" office:value="6.8613332509995" calcext:value-type="float">
            <text:p>6,8613332509995</text:p>
          </table:table-cell>
          <table:table-cell office:value-type="float" office:value="3.265466094017" calcext:value-type="float">
            <text:p>3,265466094017</text:p>
          </table:table-cell>
          <table:table-cell office:value-type="float" office:value="-51.470695787175" calcext:value-type="float">
            <text:p>-51,47069578717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105</text:p>
          </table:table-cell>
          <table:table-cell office:value-type="float" office:value="10.010733604431" calcext:value-type="float">
            <text:p>10,010733604431</text:p>
          </table:table-cell>
          <table:table-cell office:value-type="float" office:value="0.60838498175144" calcext:value-type="float">
            <text:p>0,60838498175144</text:p>
          </table:table-cell>
          <table:table-cell office:value-type="float" office:value="83.881614314523" calcext:value-type="float">
            <text:p>83,88161431452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116</text:p>
          </table:table-cell>
          <table:table-cell office:value-type="float" office:value="-1.5850125253201" calcext:value-type="float">
            <text:p>-1,5850125253201</text:p>
          </table:table-cell>
          <table:table-cell office:value-type="float" office:value="-0.58506857603788" calcext:value-type="float">
            <text:p>-0,58506857603788</text:p>
          </table:table-cell>
          <table:table-cell office:value-type="float" office:value="55.429342446054" calcext:value-type="float">
            <text:p>55,42934244605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127</text:p>
          </table:table-cell>
          <table:table-cell office:value-type="float" office:value="5.0484436750412" calcext:value-type="float">
            <text:p>5,0484436750412</text:p>
          </table:table-cell>
          <table:table-cell office:value-type="float" office:value="0.28438057750463" calcext:value-type="float">
            <text:p>0,28438057750463</text:p>
          </table:table-cell>
          <table:table-cell office:value-type="float" office:value="-90.223736823744" calcext:value-type="float">
            <text:p>-90,22373682374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138</text:p>
          </table:table-cell>
          <table:table-cell office:value-type="float" office:value="3.0689853429794" calcext:value-type="float">
            <text:p>3,0689853429794</text:p>
          </table:table-cell>
          <table:table-cell office:value-type="float" office:value="3.3985003829002" calcext:value-type="float">
            <text:p>3,3985003829002</text:p>
          </table:table-cell>
          <table:table-cell office:value-type="float" office:value="61.548188993126" calcext:value-type="float">
            <text:p>61,54818899312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149</text:p>
          </table:table-cell>
          <table:table-cell office:value-type="float" office:value="5.3729903697968" calcext:value-type="float">
            <text:p>5,3729903697968</text:p>
          </table:table-cell>
          <table:table-cell office:value-type="float" office:value="-0.58501400053501" calcext:value-type="float">
            <text:p>-0,58501400053501</text:p>
          </table:table-cell>
          <table:table-cell office:value-type="float" office:value="157.63656045221" calcext:value-type="float">
            <text:p>157,6365604522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160</text:p>
          </table:table-cell>
          <table:table-cell office:value-type="float" office:value="3.2312232255936" calcext:value-type="float">
            <text:p>3,2312232255936</text:p>
          </table:table-cell>
          <table:table-cell office:value-type="float" office:value="3.6827927827835" calcext:value-type="float">
            <text:p>3,6827927827835</text:p>
          </table:table-cell>
          <table:table-cell office:value-type="float" office:value="-119.10100043959" calcext:value-type="float">
            <text:p>-119,1010004395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171</text:p>
          </table:table-cell>
          <table:table-cell office:value-type="float" office:value="6.1940544843674" calcext:value-type="float">
            <text:p>6,1940544843674</text:p>
          </table:table-cell>
          <table:table-cell office:value-type="float" office:value="-0.27281429618597" calcext:value-type="float">
            <text:p>-0,27281429618597</text:p>
          </table:table-cell>
          <table:table-cell office:value-type="float" office:value="-41.741090215695" calcext:value-type="float">
            <text:p>-41,74109021569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182</text:p>
          </table:table-cell>
          <table:table-cell office:value-type="float" office:value="8.7865620851517" calcext:value-type="float">
            <text:p>8,7865620851517</text:p>
          </table:table-cell>
          <table:table-cell office:value-type="float" office:value="2.0633268356323" calcext:value-type="float">
            <text:p>2,0633268356323</text:p>
          </table:table-cell>
          <table:table-cell office:value-type="float" office:value="60.279787725704" calcext:value-type="float">
            <text:p>60,27978772570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193</text:p>
          </table:table-cell>
          <table:table-cell office:value-type="float" office:value="-0.40442440658808" calcext:value-type="float">
            <text:p>-0,40442440658808</text:p>
          </table:table-cell>
          <table:table-cell office:value-type="float" office:value="4.0657296776772" calcext:value-type="float">
            <text:p>4,0657296776772</text:p>
          </table:table-cell>
          <table:table-cell office:value-type="float" office:value="-33.553659156629" calcext:value-type="float">
            <text:p>-33,55365915662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204</text:p>
          </table:table-cell>
          <table:table-cell office:value-type="float" office:value="1.6457960009575" calcext:value-type="float">
            <text:p>1,6457960009575</text:p>
          </table:table-cell>
          <table:table-cell office:value-type="float" office:value="4.9752941727638" calcext:value-type="float">
            <text:p>4,9752941727638</text:p>
          </table:table-cell>
          <table:table-cell office:value-type="float" office:value="93.376463385904" calcext:value-type="float">
            <text:p>93,37646338590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215</text:p>
          </table:table-cell>
          <table:table-cell office:value-type="float" office:value="1.8029065430164" calcext:value-type="float">
            <text:p>1,8029065430164</text:p>
          </table:table-cell>
          <table:table-cell office:value-type="float" office:value="3.0929824709892" calcext:value-type="float">
            <text:p>3,0929824709892</text:p>
          </table:table-cell>
          <table:table-cell office:value-type="float" office:value="151.514836937" calcext:value-type="float">
            <text:p>151,51483693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226</text:p>
          </table:table-cell>
          <table:table-cell office:value-type="float" office:value="5.7249748706818" calcext:value-type="float">
            <text:p>5,7249748706818</text:p>
          </table:table-cell>
          <table:table-cell office:value-type="float" office:value="2.1046701073647" calcext:value-type="float">
            <text:p>2,1046701073647</text:p>
          </table:table-cell>
          <table:table-cell office:value-type="float" office:value="-165.57129325381" calcext:value-type="float">
            <text:p>-165,5712932538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237</text:p>
          </table:table-cell>
          <table:table-cell office:value-type="float" office:value="5.011260509491" calcext:value-type="float">
            <text:p>5,011260509491</text:p>
          </table:table-cell>
          <table:table-cell office:value-type="float" office:value="3.5024645924568" calcext:value-type="float">
            <text:p>3,5024645924568</text:p>
          </table:table-cell>
          <table:table-cell office:value-type="float" office:value="-96.778447460976" calcext:value-type="float">
            <text:p>-96,77844746097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248</text:p>
          </table:table-cell>
          <table:table-cell office:value-type="float" office:value="6.9533026218414" calcext:value-type="float">
            <text:p>6,9533026218414</text:p>
          </table:table-cell>
          <table:table-cell office:value-type="float" office:value="3.8381546735764" calcext:value-type="float">
            <text:p>3,8381546735764</text:p>
          </table:table-cell>
          <table:table-cell office:value-type="float" office:value="-1.7993477451953" calcext:value-type="float">
            <text:p>-1,799347745195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259</text:p>
          </table:table-cell>
          <table:table-cell office:value-type="float" office:value="9.0308320522308" calcext:value-type="float">
            <text:p>9,0308320522308</text:p>
          </table:table-cell>
          <table:table-cell office:value-type="float" office:value="3.8492453098297" calcext:value-type="float">
            <text:p>3,8492453098297</text:p>
          </table:table-cell>
          <table:table-cell office:value-type="float" office:value="171.49444446442" calcext:value-type="float">
            <text:p>171,4944444644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270</text:p>
          </table:table-cell>
          <table:table-cell office:value-type="float" office:value="-0.92500306665897" calcext:value-type="float">
            <text:p>-0,92500306665897</text:p>
          </table:table-cell>
          <table:table-cell office:value-type="float" office:value="3.98098051548" calcext:value-type="float">
            <text:p>3,98098051548</text:p>
          </table:table-cell>
          <table:table-cell office:value-type="float" office:value="35.045110875634" calcext:value-type="float">
            <text:p>35,04511087563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281</text:p>
          </table:table-cell>
          <table:table-cell office:value-type="float" office:value="1.1164870113134" calcext:value-type="float">
            <text:p>1,1164870113134</text:p>
          </table:table-cell>
          <table:table-cell office:value-type="float" office:value="9.0949499607086" calcext:value-type="float">
            <text:p>9,0949499607086</text:p>
          </table:table-cell>
          <table:table-cell office:value-type="float" office:value="-18.363250288994" calcext:value-type="float">
            <text:p>-18,36325028899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292</text:p>
          </table:table-cell>
          <table:table-cell office:value-type="float" office:value="6.4958846569061" calcext:value-type="float">
            <text:p>6,4958846569061</text:p>
          </table:table-cell>
          <table:table-cell office:value-type="float" office:value="1.5507271885872" calcext:value-type="float">
            <text:p>1,5507271885872</text:p>
          </table:table-cell>
          <table:table-cell office:value-type="float" office:value="-27.390633039414" calcext:value-type="float">
            <text:p>-27,39063303941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303</text:p>
          </table:table-cell>
          <table:table-cell office:value-type="float" office:value="0.71442201733589" calcext:value-type="float">
            <text:p>0,71442201733589</text:p>
          </table:table-cell>
          <table:table-cell office:value-type="float" office:value="7.2298014163971" calcext:value-type="float">
            <text:p>7,2298014163971</text:p>
          </table:table-cell>
          <table:table-cell office:value-type="float" office:value="98.316060509651" calcext:value-type="float">
            <text:p>98,31606050965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314</text:p>
          </table:table-cell>
          <table:table-cell office:value-type="float" office:value="9.4769287109375" calcext:value-type="float">
            <text:p>9,4769287109375</text:p>
          </table:table-cell>
          <table:table-cell office:value-type="float" office:value="8.8225066661835" calcext:value-type="float">
            <text:p>8,8225066661835</text:p>
          </table:table-cell>
          <table:table-cell office:value-type="float" office:value="-85.389678645286" calcext:value-type="float">
            <text:p>-85,38967864528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325</text:p>
          </table:table-cell>
          <table:table-cell office:value-type="float" office:value="6.1960661411285" calcext:value-type="float">
            <text:p>6,1960661411285</text:p>
          </table:table-cell>
          <table:table-cell office:value-type="float" office:value="8.3427178859711" calcext:value-type="float">
            <text:p>8,3427178859711</text:p>
          </table:table-cell>
          <table:table-cell office:value-type="float" office:value="-112.82661310427" calcext:value-type="float">
            <text:p>-112,8266131042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336</text:p>
          </table:table-cell>
          <table:table-cell office:value-type="float" office:value="10.072791576385" calcext:value-type="float">
            <text:p>10,072791576385</text:p>
          </table:table-cell>
          <table:table-cell office:value-type="float" office:value="4.8791819810867" calcext:value-type="float">
            <text:p>4,8791819810867</text:p>
          </table:table-cell>
          <table:table-cell office:value-type="float" office:value="-95.948131221115" calcext:value-type="float">
            <text:p>-95,9481312211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347</text:p>
          </table:table-cell>
          <table:table-cell office:value-type="float" office:value="1.3143572211266" calcext:value-type="float">
            <text:p>1,3143572211266</text:p>
          </table:table-cell>
          <table:table-cell office:value-type="float" office:value="3.520742058754" calcext:value-type="float">
            <text:p>3,520742058754</text:p>
          </table:table-cell>
          <table:table-cell office:value-type="float" office:value="78.732039518417" calcext:value-type="float">
            <text:p>78,73203951841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358</text:p>
          </table:table-cell>
          <table:table-cell office:value-type="float" office:value="-1.5499563515186" calcext:value-type="float">
            <text:p>-1,5499563515186</text:p>
          </table:table-cell>
          <table:table-cell office:value-type="float" office:value="9.6383446455002" calcext:value-type="float">
            <text:p>9,6383446455002</text:p>
          </table:table-cell>
          <table:table-cell office:value-type="float" office:value="-96.975946881968" calcext:value-type="float">
            <text:p>-96,97594688196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369</text:p>
          </table:table-cell>
          <table:table-cell office:value-type="float" office:value="3.4865194559097" calcext:value-type="float">
            <text:p>3,4865194559097</text:p>
          </table:table-cell>
          <table:table-cell office:value-type="float" office:value="-0.12730653397739" calcext:value-type="float">
            <text:p>-0,12730653397739</text:p>
          </table:table-cell>
          <table:table-cell office:value-type="float" office:value="40.140296623206" calcext:value-type="float">
            <text:p>40,14029662320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380</text:p>
          </table:table-cell>
          <table:table-cell office:value-type="float" office:value="5.3328692913055" calcext:value-type="float">
            <text:p>5,3328692913055</text:p>
          </table:table-cell>
          <table:table-cell office:value-type="float" office:value="5.5246019363403" calcext:value-type="float">
            <text:p>5,5246019363403</text:p>
          </table:table-cell>
          <table:table-cell office:value-type="float" office:value="-138.43244959594" calcext:value-type="float">
            <text:p>-138,4324495959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391</text:p>
          </table:table-cell>
          <table:table-cell office:value-type="float" office:value="2.4938333034515" calcext:value-type="float">
            <text:p>2,4938333034515</text:p>
          </table:table-cell>
          <table:table-cell office:value-type="float" office:value="5.3101098537445" calcext:value-type="float">
            <text:p>5,3101098537445</text:p>
          </table:table-cell>
          <table:table-cell office:value-type="float" office:value="71.172699806797" calcext:value-type="float">
            <text:p>71,17269980679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402</text:p>
          </table:table-cell>
          <table:table-cell office:value-type="float" office:value="8.4322243928909" calcext:value-type="float">
            <text:p>8,4322243928909</text:p>
          </table:table-cell>
          <table:table-cell office:value-type="float" office:value="1.8364788591862" calcext:value-type="float">
            <text:p>1,8364788591862</text:p>
          </table:table-cell>
          <table:table-cell office:value-type="float" office:value="-156.11240970101" calcext:value-type="float">
            <text:p>-156,1124097010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413</text:p>
          </table:table-cell>
          <table:table-cell office:value-type="float" office:value="9.1358613967896" calcext:value-type="float">
            <text:p>9,1358613967896</text:p>
          </table:table-cell>
          <table:table-cell office:value-type="float" office:value="9.8483783006668" calcext:value-type="float">
            <text:p>9,8483783006668</text:p>
          </table:table-cell>
          <table:table-cell office:value-type="float" office:value="-18.735424728151" calcext:value-type="float">
            <text:p>-18,73542472815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424</text:p>
          </table:table-cell>
          <table:table-cell office:value-type="float" office:value="-0.43910220265388" calcext:value-type="float">
            <text:p>-0,43910220265388</text:p>
          </table:table-cell>
          <table:table-cell office:value-type="float" office:value="9.1996514797211" calcext:value-type="float">
            <text:p>9,1996514797211</text:p>
          </table:table-cell>
          <table:table-cell office:value-type="float" office:value="97.20017272196" calcext:value-type="float">
            <text:p>97,2001727219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435</text:p>
          </table:table-cell>
          <table:table-cell office:value-type="float" office:value="0.70501923561096" calcext:value-type="float">
            <text:p>0,70501923561096</text:p>
          </table:table-cell>
          <table:table-cell office:value-type="float" office:value="9.997011423111" calcext:value-type="float">
            <text:p>9,997011423111</text:p>
          </table:table-cell>
          <table:table-cell office:value-type="float" office:value="150.64965539677" calcext:value-type="float">
            <text:p>150,6496553967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446</text:p>
          </table:table-cell>
          <table:table-cell office:value-type="float" office:value="3.0739670991898" calcext:value-type="float">
            <text:p>3,0739670991898</text:p>
          </table:table-cell>
          <table:table-cell office:value-type="float" office:value="2.910033762455" calcext:value-type="float">
            <text:p>2,910033762455</text:p>
          </table:table-cell>
          <table:table-cell office:value-type="float" office:value="-140.42959851064" calcext:value-type="float">
            <text:p>-140,4295985106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457</text:p>
          </table:table-cell>
          <table:table-cell office:value-type="float" office:value="-0.47674708068371" calcext:value-type="float">
            <text:p>-0,47674708068371</text:p>
          </table:table-cell>
          <table:table-cell office:value-type="float" office:value="9.5274269580841" calcext:value-type="float">
            <text:p>9,5274269580841</text:p>
          </table:table-cell>
          <table:table-cell office:value-type="float" office:value="-83.328614569014" calcext:value-type="float">
            <text:p>-83,3286145690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468</text:p>
          </table:table-cell>
          <table:table-cell office:value-type="float" office:value="-1.5850129723549" calcext:value-type="float">
            <text:p>-1,5850129723549</text:p>
          </table:table-cell>
          <table:table-cell office:value-type="float" office:value="9.3104630708694" calcext:value-type="float">
            <text:p>9,3104630708694</text:p>
          </table:table-cell>
          <table:table-cell office:value-type="float" office:value="146.11020968978" calcext:value-type="float">
            <text:p>146,1102096897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479</text:p>
          </table:table-cell>
          <table:table-cell office:value-type="float" office:value="5.3313028812408" calcext:value-type="float">
            <text:p>5,3313028812408</text:p>
          </table:table-cell>
          <table:table-cell office:value-type="float" office:value="10.437740087509" calcext:value-type="float">
            <text:p>10,437740087509</text:p>
          </table:table-cell>
          <table:table-cell office:value-type="float" office:value="166.21458606356" calcext:value-type="float">
            <text:p>166,2145860635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490</text:p>
          </table:table-cell>
          <table:table-cell office:value-type="float" office:value="10.085009336472" calcext:value-type="float">
            <text:p>10,085009336472</text:p>
          </table:table-cell>
          <table:table-cell office:value-type="float" office:value="9.8962420225143" calcext:value-type="float">
            <text:p>9,8962420225143</text:p>
          </table:table-cell>
          <table:table-cell office:value-type="float" office:value="-97.275055897464" calcext:value-type="float">
            <text:p>-97,27505589746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501</text:p>
          </table:table-cell>
          <table:table-cell office:value-type="float" office:value="0.11338340118527" calcext:value-type="float">
            <text:p>0,11338340118527</text:p>
          </table:table-cell>
          <table:table-cell office:value-type="float" office:value="10.583330392838" calcext:value-type="float">
            <text:p>10,583330392838</text:p>
          </table:table-cell>
          <table:table-cell office:value-type="float" office:value="173.96452320609" calcext:value-type="float">
            <text:p>173,9645232060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512</text:p>
          </table:table-cell>
          <table:table-cell office:value-type="float" office:value="2.8237274289131" calcext:value-type="float">
            <text:p>2,8237274289131</text:p>
          </table:table-cell>
          <table:table-cell office:value-type="float" office:value="10.919171571732" calcext:value-type="float">
            <text:p>10,919171571732</text:p>
          </table:table-cell>
          <table:table-cell office:value-type="float" office:value="-140.43401305083" calcext:value-type="float">
            <text:p>-140,4340130508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523</text:p>
          </table:table-cell>
          <table:table-cell office:value-type="float" office:value="5.1004987955093" calcext:value-type="float">
            <text:p>5,1004987955093</text:p>
          </table:table-cell>
          <table:table-cell office:value-type="float" office:value="10.021841526031" calcext:value-type="float">
            <text:p>10,021841526031</text:p>
          </table:table-cell>
          <table:table-cell office:value-type="float" office:value="-163.6190961121" calcext:value-type="float">
            <text:p>-163,619096112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534</text:p>
          </table:table-cell>
          <table:table-cell office:value-type="float" office:value="2.5663381814957" calcext:value-type="float">
            <text:p>2,5663381814957</text:p>
          </table:table-cell>
          <table:table-cell office:value-type="float" office:value="10.713049173355" calcext:value-type="float">
            <text:p>10,713049173355</text:p>
          </table:table-cell>
          <table:table-cell office:value-type="float" office:value="39.025539805175" calcext:value-type="float">
            <text:p>39,02553980517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545</text:p>
          </table:table-cell>
          <table:table-cell office:value-type="float" office:value="3.290596306324" calcext:value-type="float">
            <text:p>3,290596306324</text:p>
          </table:table-cell>
          <table:table-cell office:value-type="float" office:value="10.668077468872" calcext:value-type="float">
            <text:p>10,668077468872</text:p>
          </table:table-cell>
          <table:table-cell office:value-type="float" office:value="-42.868786556706" calcext:value-type="float">
            <text:p>-42,86878655670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556</text:p>
          </table:table-cell>
          <table:table-cell office:value-type="float" office:value="3.8192746043205" calcext:value-type="float">
            <text:p>3,8192746043205</text:p>
          </table:table-cell>
          <table:table-cell office:value-type="float" office:value="9.2613726854324" calcext:value-type="float">
            <text:p>9,2613726854324</text:p>
          </table:table-cell>
          <table:table-cell office:value-type="float" office:value="-3.1383353149056" calcext:value-type="float">
            <text:p>-3,138335314905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567</text:p>
          </table:table-cell>
          <table:table-cell office:value-type="float" office:value="10.082939863205" calcext:value-type="float">
            <text:p>10,082939863205</text:p>
          </table:table-cell>
          <table:table-cell office:value-type="float" office:value="10.888310670853" calcext:value-type="float">
            <text:p>10,888310670853</text:p>
          </table:table-cell>
          <table:table-cell office:value-type="float" office:value="-144.25459940722" calcext:value-type="float">
            <text:p>-144,2545994072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578</text:p>
          </table:table-cell>
          <table:table-cell office:value-type="float" office:value="-1.3202103972435" calcext:value-type="float">
            <text:p>-1,3202103972435</text:p>
          </table:table-cell>
          <table:table-cell office:value-type="float" office:value="10.801553726196" calcext:value-type="float">
            <text:p>10,801553726196</text:p>
          </table:table-cell>
          <table:table-cell office:value-type="float" office:value="75.988799143749" calcext:value-type="float">
            <text:p>75,98879914374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5</text:p>
          </table:table-cell>
          <table:table-cell office:value-type="string" calcext:value-type="string">
            <text:p>589</text:p>
          </table:table-cell>
          <table:table-cell office:value-type="float" office:value="0.9947843849659" calcext:value-type="float">
            <text:p>0,9947843849659</text:p>
          </table:table-cell>
          <table:table-cell office:value-type="float" office:value="9.7022593021393" calcext:value-type="float">
            <text:p>9,7022593021393</text:p>
          </table:table-cell>
          <table:table-cell office:value-type="float" office:value="41.478520745684" calcext:value-type="float">
            <text:p>41,47852074568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15</text:p>
          </table:table-cell>
          <table:table-cell office:value-type="float" office:value="0.33659432083368" calcext:value-type="float">
            <text:p>0,33659432083368</text:p>
          </table:table-cell>
          <table:table-cell office:value-type="float" office:value="2.3556092381477" calcext:value-type="float">
            <text:p>2,3556092381477</text:p>
          </table:table-cell>
          <table:table-cell office:value-type="float" office:value="-121.25802951254" calcext:value-type="float">
            <text:p>-121,2580295125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50</text:p>
          </table:table-cell>
          <table:table-cell office:value-type="float" office:value="2.2583112120628" calcext:value-type="float">
            <text:p>2,2583112120628</text:p>
          </table:table-cell>
          <table:table-cell office:value-type="float" office:value="1.2255670875311" calcext:value-type="float">
            <text:p>1,2255670875311</text:p>
          </table:table-cell>
          <table:table-cell office:value-type="float" office:value="75.609292194342" calcext:value-type="float">
            <text:p>75,60929219434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61</text:p>
          </table:table-cell>
          <table:table-cell office:value-type="float" office:value="1.5082557499409" calcext:value-type="float">
            <text:p>1,5082557499409</text:p>
          </table:table-cell>
          <table:table-cell office:value-type="float" office:value="0.40210731327534" calcext:value-type="float">
            <text:p>0,40210731327534</text:p>
          </table:table-cell>
          <table:table-cell office:value-type="float" office:value="142.25172389085" calcext:value-type="float">
            <text:p>142,2517238908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72</text:p>
          </table:table-cell>
          <table:table-cell office:value-type="float" office:value="4.828160405159" calcext:value-type="float">
            <text:p>4,828160405159</text:p>
          </table:table-cell>
          <table:table-cell office:value-type="float" office:value="1.683511286974" calcext:value-type="float">
            <text:p>1,683511286974</text:p>
          </table:table-cell>
          <table:table-cell office:value-type="float" office:value="-27.193991241941" calcext:value-type="float">
            <text:p>-27,19399124194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83</text:p>
          </table:table-cell>
          <table:table-cell office:value-type="float" office:value="3.8267892599106" calcext:value-type="float">
            <text:p>3,8267892599106</text:p>
          </table:table-cell>
          <table:table-cell office:value-type="float" office:value="-0.13309553265572" calcext:value-type="float">
            <text:p>-0,13309553265572</text:p>
          </table:table-cell>
          <table:table-cell office:value-type="float" office:value="-46.883708352496" calcext:value-type="float">
            <text:p>-46,88370835249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94</text:p>
          </table:table-cell>
          <table:table-cell office:value-type="float" office:value="6.6831451654434" calcext:value-type="float">
            <text:p>6,6831451654434</text:p>
          </table:table-cell>
          <table:table-cell office:value-type="float" office:value="3.2996103167534" calcext:value-type="float">
            <text:p>3,2996103167534</text:p>
          </table:table-cell>
          <table:table-cell office:value-type="float" office:value="-11.078450045768" calcext:value-type="float">
            <text:p>-11,07845004576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105</text:p>
          </table:table-cell>
          <table:table-cell office:value-type="float" office:value="9.9802225828171" calcext:value-type="float">
            <text:p>9,9802225828171</text:p>
          </table:table-cell>
          <table:table-cell office:value-type="float" office:value="0.34577034413815" calcext:value-type="float">
            <text:p>0,34577034413815</text:p>
          </table:table-cell>
          <table:table-cell office:value-type="float" office:value="83.414055739239" calcext:value-type="float">
            <text:p>83,41405573923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116</text:p>
          </table:table-cell>
          <table:table-cell office:value-type="float" office:value="-1.5850016474724" calcext:value-type="float">
            <text:p>-1,5850016474724</text:p>
          </table:table-cell>
          <table:table-cell office:value-type="float" office:value="-0.58499425649643" calcext:value-type="float">
            <text:p>-0,58499425649643</text:p>
          </table:table-cell>
          <table:table-cell office:value-type="float" office:value="55.393007910176" calcext:value-type="float">
            <text:p>55,39300791017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127</text:p>
          </table:table-cell>
          <table:table-cell office:value-type="float" office:value="4.7991600632668" calcext:value-type="float">
            <text:p>4,7991600632668</text:p>
          </table:table-cell>
          <table:table-cell office:value-type="float" office:value="0.42807292193174" calcext:value-type="float">
            <text:p>0,42807292193174</text:p>
          </table:table-cell>
          <table:table-cell office:value-type="float" office:value="-26.773965852276" calcext:value-type="float">
            <text:p>-26,77396585227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138</text:p>
          </table:table-cell>
          <table:table-cell office:value-type="float" office:value="3.0606949329376" calcext:value-type="float">
            <text:p>3,0606949329376</text:p>
          </table:table-cell>
          <table:table-cell office:value-type="float" office:value="3.4120708703995" calcext:value-type="float">
            <text:p>3,4120708703995</text:p>
          </table:table-cell>
          <table:table-cell office:value-type="float" office:value="55.002095593009" calcext:value-type="float">
            <text:p>55,00209559300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149</text:p>
          </table:table-cell>
          <table:table-cell office:value-type="float" office:value="5.6542128324509" calcext:value-type="float">
            <text:p>5,6542128324509</text:p>
          </table:table-cell>
          <table:table-cell office:value-type="float" office:value="-0.55571816861629" calcext:value-type="float">
            <text:p>-0,55571816861629</text:p>
          </table:table-cell>
          <table:table-cell office:value-type="float" office:value="-170.80297439721" calcext:value-type="float">
            <text:p>-170,8029743972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160</text:p>
          </table:table-cell>
          <table:table-cell office:value-type="float" office:value="3.2455694675446" calcext:value-type="float">
            <text:p>3,2455694675446</text:p>
          </table:table-cell>
          <table:table-cell office:value-type="float" office:value="3.6852252483368" calcext:value-type="float">
            <text:p>3,6852252483368</text:p>
          </table:table-cell>
          <table:table-cell office:value-type="float" office:value="-123.67797657183" calcext:value-type="float">
            <text:p>-123,6779765718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171</text:p>
          </table:table-cell>
          <table:table-cell office:value-type="float" office:value="6.0731053352356" calcext:value-type="float">
            <text:p>6,0731053352356</text:p>
          </table:table-cell>
          <table:table-cell office:value-type="float" office:value="-0.069933431223035" calcext:value-type="float">
            <text:p>-0,069933431223035</text:p>
          </table:table-cell>
          <table:table-cell office:value-type="float" office:value="-57.209382770927" calcext:value-type="float">
            <text:p>-57,20938277092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182</text:p>
          </table:table-cell>
          <table:table-cell office:value-type="float" office:value="8.951832652092" calcext:value-type="float">
            <text:p>8,951832652092</text:p>
          </table:table-cell>
          <table:table-cell office:value-type="float" office:value="2.3578044772148" calcext:value-type="float">
            <text:p>2,3578044772148</text:p>
          </table:table-cell>
          <table:table-cell office:value-type="float" office:value="60.867584435044" calcext:value-type="float">
            <text:p>60,86758443504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193</text:p>
          </table:table-cell>
          <table:table-cell office:value-type="float" office:value="-0.73267430067062" calcext:value-type="float">
            <text:p>-0,73267430067062</text:p>
          </table:table-cell>
          <table:table-cell office:value-type="float" office:value="4.1670125722885" calcext:value-type="float">
            <text:p>4,1670125722885</text:p>
          </table:table-cell>
          <table:table-cell office:value-type="float" office:value="-9.6998458645146" calcext:value-type="float">
            <text:p>-9,699845864514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204</text:p>
          </table:table-cell>
          <table:table-cell office:value-type="float" office:value="1.6193000972271" calcext:value-type="float">
            <text:p>1,6193000972271</text:p>
          </table:table-cell>
          <table:table-cell office:value-type="float" office:value="4.5993542671204" calcext:value-type="float">
            <text:p>4,5993542671204</text:p>
          </table:table-cell>
          <table:table-cell office:value-type="float" office:value="83.799706143179" calcext:value-type="float">
            <text:p>83,79970614317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215</text:p>
          </table:table-cell>
          <table:table-cell office:value-type="float" office:value="2.1478199958801" calcext:value-type="float">
            <text:p>2,1478199958801</text:p>
          </table:table-cell>
          <table:table-cell office:value-type="float" office:value="3.0022183060646" calcext:value-type="float">
            <text:p>3,0022183060646</text:p>
          </table:table-cell>
          <table:table-cell office:value-type="float" office:value="169.60798706978" calcext:value-type="float">
            <text:p>169,6079870697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226</text:p>
          </table:table-cell>
          <table:table-cell office:value-type="float" office:value="6.0670787096024" calcext:value-type="float">
            <text:p>6,0670787096024</text:p>
          </table:table-cell>
          <table:table-cell office:value-type="float" office:value="2.178611010313" calcext:value-type="float">
            <text:p>2,178611010313</text:p>
          </table:table-cell>
          <table:table-cell office:value-type="float" office:value="-168.55943127043" calcext:value-type="float">
            <text:p>-168,5594312704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237</text:p>
          </table:table-cell>
          <table:table-cell office:value-type="float" office:value="5.1004654169083" calcext:value-type="float">
            <text:p>5,1004654169083</text:p>
          </table:table-cell>
          <table:table-cell office:value-type="float" office:value="3.7857988476753" calcext:value-type="float">
            <text:p>3,7857988476753</text:p>
          </table:table-cell>
          <table:table-cell office:value-type="float" office:value="-112.40991741229" calcext:value-type="float">
            <text:p>-112,4099174122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248</text:p>
          </table:table-cell>
          <table:table-cell office:value-type="float" office:value="6.7307960987091" calcext:value-type="float">
            <text:p>6,7307960987091</text:p>
          </table:table-cell>
          <table:table-cell office:value-type="float" office:value="3.7722933292389" calcext:value-type="float">
            <text:p>3,7722933292389</text:p>
          </table:table-cell>
          <table:table-cell office:value-type="float" office:value="18.66942017701" calcext:value-type="float">
            <text:p>18,6694201770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259</text:p>
          </table:table-cell>
          <table:table-cell office:value-type="float" office:value="9.415043592453" calcext:value-type="float">
            <text:p>9,415043592453</text:p>
          </table:table-cell>
          <table:table-cell office:value-type="float" office:value="3.800420165062" calcext:value-type="float">
            <text:p>3,800420165062</text:p>
          </table:table-cell>
          <table:table-cell office:value-type="float" office:value="172.08525481497" calcext:value-type="float">
            <text:p>172,0852548149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270</text:p>
          </table:table-cell>
          <table:table-cell office:value-type="float" office:value="-1.258502304554" calcext:value-type="float">
            <text:p>-1,258502304554</text:p>
          </table:table-cell>
          <table:table-cell office:value-type="float" office:value="3.8106119632721" calcext:value-type="float">
            <text:p>3,8106119632721</text:p>
          </table:table-cell>
          <table:table-cell office:value-type="float" office:value="24.648400628643" calcext:value-type="float">
            <text:p>24,64840062864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281</text:p>
          </table:table-cell>
          <table:table-cell office:value-type="float" office:value="1.3387928903103" calcext:value-type="float">
            <text:p>1,3387928903103</text:p>
          </table:table-cell>
          <table:table-cell office:value-type="float" office:value="8.9285182952881" calcext:value-type="float">
            <text:p>8,9285182952881</text:p>
          </table:table-cell>
          <table:table-cell office:value-type="float" office:value="91.537540885294" calcext:value-type="float">
            <text:p>91,53754088529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292</text:p>
          </table:table-cell>
          <table:table-cell office:value-type="float" office:value="6.1912095546722" calcext:value-type="float">
            <text:p>6,1912095546722</text:p>
          </table:table-cell>
          <table:table-cell office:value-type="float" office:value="1.5512491762638" calcext:value-type="float">
            <text:p>1,5512491762638</text:p>
          </table:table-cell>
          <table:table-cell office:value-type="float" office:value="7.9374030517165" calcext:value-type="float">
            <text:p>7,937403051716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303</text:p>
          </table:table-cell>
          <table:table-cell office:value-type="float" office:value="0.86727991700172" calcext:value-type="float">
            <text:p>0,86727991700172</text:p>
          </table:table-cell>
          <table:table-cell office:value-type="float" office:value="7.0566272735596" calcext:value-type="float">
            <text:p>7,0566272735596</text:p>
          </table:table-cell>
          <table:table-cell office:value-type="float" office:value="129.85667909027" calcext:value-type="float">
            <text:p>129,8566790902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314</text:p>
          </table:table-cell>
          <table:table-cell office:value-type="float" office:value="9.3663614988327" calcext:value-type="float">
            <text:p>9,3663614988327</text:p>
          </table:table-cell>
          <table:table-cell office:value-type="float" office:value="9.1623705625534" calcext:value-type="float">
            <text:p>9,1623705625534</text:p>
          </table:table-cell>
          <table:table-cell office:value-type="float" office:value="-67.736998485152" calcext:value-type="float">
            <text:p>-67,73699848515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325</text:p>
          </table:table-cell>
          <table:table-cell office:value-type="float" office:value="6.2244963645935" calcext:value-type="float">
            <text:p>6,2244963645935</text:p>
          </table:table-cell>
          <table:table-cell office:value-type="float" office:value="8.5554420948029" calcext:value-type="float">
            <text:p>8,5554420948029</text:p>
          </table:table-cell>
          <table:table-cell office:value-type="float" office:value="-96.478306563797" calcext:value-type="float">
            <text:p>-96,47830656379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336</text:p>
          </table:table-cell>
          <table:table-cell office:value-type="float" office:value="9.982436299324" calcext:value-type="float">
            <text:p>9,982436299324</text:p>
          </table:table-cell>
          <table:table-cell office:value-type="float" office:value="5.0523626804352" calcext:value-type="float">
            <text:p>5,0523626804352</text:p>
          </table:table-cell>
          <table:table-cell office:value-type="float" office:value="-62.397372950414" calcext:value-type="float">
            <text:p>-62,39737295041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347</text:p>
          </table:table-cell>
          <table:table-cell office:value-type="float" office:value="1.2878748774529" calcext:value-type="float">
            <text:p>1,2878748774529</text:p>
          </table:table-cell>
          <table:table-cell office:value-type="float" office:value="3.2645961642265" calcext:value-type="float">
            <text:p>3,2645961642265</text:p>
          </table:table-cell>
          <table:table-cell office:value-type="float" office:value="85.084849861777" calcext:value-type="float">
            <text:p>85,08484986177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358</text:p>
          </table:table-cell>
          <table:table-cell office:value-type="float" office:value="-1.5611150860786" calcext:value-type="float">
            <text:p>-1,5611150860786</text:p>
          </table:table-cell>
          <table:table-cell office:value-type="float" office:value="9.5636522769928" calcext:value-type="float">
            <text:p>9,5636522769928</text:p>
          </table:table-cell>
          <table:table-cell office:value-type="float" office:value="-94.852860566157" calcext:value-type="float">
            <text:p>-94,85286056615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369</text:p>
          </table:table-cell>
          <table:table-cell office:value-type="float" office:value="3.1823715567589" calcext:value-type="float">
            <text:p>3,1823715567589</text:p>
          </table:table-cell>
          <table:table-cell office:value-type="float" office:value="-0.38292191922665" calcext:value-type="float">
            <text:p>-0,38292191922665</text:p>
          </table:table-cell>
          <table:table-cell office:value-type="float" office:value="40.181606058862" calcext:value-type="float">
            <text:p>40,18160605886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380</text:p>
          </table:table-cell>
          <table:table-cell office:value-type="float" office:value="5.5931228399277" calcext:value-type="float">
            <text:p>5,5931228399277</text:p>
          </table:table-cell>
          <table:table-cell office:value-type="float" office:value="5.8040010929108" calcext:value-type="float">
            <text:p>5,8040010929108</text:p>
          </table:table-cell>
          <table:table-cell office:value-type="float" office:value="-131.17061299124" calcext:value-type="float">
            <text:p>-131,1706129912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391</text:p>
          </table:table-cell>
          <table:table-cell office:value-type="float" office:value="2.5104123353958" calcext:value-type="float">
            <text:p>2,5104123353958</text:p>
          </table:table-cell>
          <table:table-cell office:value-type="float" office:value="5.0738739967346" calcext:value-type="float">
            <text:p>5,0738739967346</text:p>
          </table:table-cell>
          <table:table-cell office:value-type="float" office:value="97.05559311399" calcext:value-type="float">
            <text:p>97,0555931139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402</text:p>
          </table:table-cell>
          <table:table-cell office:value-type="float" office:value="8.1181657314301" calcext:value-type="float">
            <text:p>8,1181657314301</text:p>
          </table:table-cell>
          <table:table-cell office:value-type="float" office:value="1.680414378643" calcext:value-type="float">
            <text:p>1,680414378643</text:p>
          </table:table-cell>
          <table:table-cell office:value-type="float" office:value="-152.87899819149" calcext:value-type="float">
            <text:p>-152,8789981914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413</text:p>
          </table:table-cell>
          <table:table-cell office:value-type="float" office:value="8.8119918107986" calcext:value-type="float">
            <text:p>8,8119918107986</text:p>
          </table:table-cell>
          <table:table-cell office:value-type="float" office:value="9.8231327533722" calcext:value-type="float">
            <text:p>9,8231327533722</text:p>
          </table:table-cell>
          <table:table-cell office:value-type="float" office:value="10.791929474302" calcext:value-type="float">
            <text:p>10,79192947430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424</text:p>
          </table:table-cell>
          <table:table-cell office:value-type="float" office:value="-0.39548389613628" calcext:value-type="float">
            <text:p>-0,39548389613628</text:p>
          </table:table-cell>
          <table:table-cell office:value-type="float" office:value="9.2310285568237" calcext:value-type="float">
            <text:p>9,2310285568237</text:p>
          </table:table-cell>
          <table:table-cell office:value-type="float" office:value="112.24044963812" calcext:value-type="float">
            <text:p>112,2404496381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435</text:p>
          </table:table-cell>
          <table:table-cell office:value-type="float" office:value="0.41586972773075" calcext:value-type="float">
            <text:p>0,41586972773075</text:p>
          </table:table-cell>
          <table:table-cell office:value-type="float" office:value="10.164053440094" calcext:value-type="float">
            <text:p>10,164053440094</text:p>
          </table:table-cell>
          <table:table-cell office:value-type="float" office:value="149.86129778965" calcext:value-type="float">
            <text:p>149,8612977896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446</text:p>
          </table:table-cell>
          <table:table-cell office:value-type="float" office:value="2.7970671653748" calcext:value-type="float">
            <text:p>2,7970671653748</text:p>
          </table:table-cell>
          <table:table-cell office:value-type="float" office:value="2.7542728185654" calcext:value-type="float">
            <text:p>2,7542728185654</text:p>
          </table:table-cell>
          <table:table-cell office:value-type="float" office:value="-96.067699657124" calcext:value-type="float">
            <text:p>-96,06769965712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457</text:p>
          </table:table-cell>
          <table:table-cell office:value-type="float" office:value="-0.5119364708662" calcext:value-type="float">
            <text:p>-0,5119364708662</text:p>
          </table:table-cell>
          <table:table-cell office:value-type="float" office:value="9.5368087291718" calcext:value-type="float">
            <text:p>9,5368087291718</text:p>
          </table:table-cell>
          <table:table-cell office:value-type="float" office:value="-69.946223003849" calcext:value-type="float">
            <text:p>-69,94622300384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468</text:p>
          </table:table-cell>
          <table:table-cell office:value-type="float" office:value="-1.5850155055523" calcext:value-type="float">
            <text:p>-1,5850155055523</text:p>
          </table:table-cell>
          <table:table-cell office:value-type="float" office:value="9.2345887422562" calcext:value-type="float">
            <text:p>9,2345887422562</text:p>
          </table:table-cell>
          <table:table-cell office:value-type="float" office:value="104.50669458717" calcext:value-type="float">
            <text:p>104,5066945871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479</text:p>
          </table:table-cell>
          <table:table-cell office:value-type="float" office:value="5.0520837306976" calcext:value-type="float">
            <text:p>5,0520837306976</text:p>
          </table:table-cell>
          <table:table-cell office:value-type="float" office:value="10.557489395142" calcext:value-type="float">
            <text:p>10,557489395142</text:p>
          </table:table-cell>
          <table:table-cell office:value-type="float" office:value="-140.04170666834" calcext:value-type="float">
            <text:p>-140,041706668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490</text:p>
          </table:table-cell>
          <table:table-cell office:value-type="float" office:value="10.079166889191" calcext:value-type="float">
            <text:p>10,079166889191</text:p>
          </table:table-cell>
          <table:table-cell office:value-type="float" office:value="10.271804332733" calcext:value-type="float">
            <text:p>10,271804332733</text:p>
          </table:table-cell>
          <table:table-cell office:value-type="float" office:value="-88.265054544825" calcext:value-type="float">
            <text:p>-88,26505454482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501</text:p>
          </table:table-cell>
          <table:table-cell office:value-type="float" office:value="0.36718659102917" calcext:value-type="float">
            <text:p>0,36718659102917</text:p>
          </table:table-cell>
          <table:table-cell office:value-type="float" office:value="10.671145915985" calcext:value-type="float">
            <text:p>10,671145915985</text:p>
          </table:table-cell>
          <table:table-cell office:value-type="float" office:value="-156.21509217912" calcext:value-type="float">
            <text:p>-156,2150921791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512</text:p>
          </table:table-cell>
          <table:table-cell office:value-type="float" office:value="2.8076431155205" calcext:value-type="float">
            <text:p>2,8076431155205</text:p>
          </table:table-cell>
          <table:table-cell office:value-type="float" office:value="10.883755683899" calcext:value-type="float">
            <text:p>10,883755683899</text:p>
          </table:table-cell>
          <table:table-cell office:value-type="float" office:value="-147.42947384051" calcext:value-type="float">
            <text:p>-147,4294738405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523</text:p>
          </table:table-cell>
          <table:table-cell office:value-type="float" office:value="4.807325899601" calcext:value-type="float">
            <text:p>4,807325899601</text:p>
          </table:table-cell>
          <table:table-cell office:value-type="float" office:value="10.004651546478" calcext:value-type="float">
            <text:p>10,004651546478</text:p>
          </table:table-cell>
          <table:table-cell office:value-type="float" office:value="-100.46870237703" calcext:value-type="float">
            <text:p>-100,4687023770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534</text:p>
          </table:table-cell>
          <table:table-cell office:value-type="float" office:value="2.5300505757332" calcext:value-type="float">
            <text:p>2,5300505757332</text:p>
          </table:table-cell>
          <table:table-cell office:value-type="float" office:value="10.710518360138" calcext:value-type="float">
            <text:p>10,710518360138</text:p>
          </table:table-cell>
          <table:table-cell office:value-type="float" office:value="32.403391257972" calcext:value-type="float">
            <text:p>32,40339125797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545</text:p>
          </table:table-cell>
          <table:table-cell office:value-type="float" office:value="3.47590893507" calcext:value-type="float">
            <text:p>3,47590893507</text:p>
          </table:table-cell>
          <table:table-cell office:value-type="float" office:value="10.418884754181" calcext:value-type="float">
            <text:p>10,418884754181</text:p>
          </table:table-cell>
          <table:table-cell office:value-type="float" office:value="7.4372325733209" calcext:value-type="float">
            <text:p>7,437232573320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556</text:p>
          </table:table-cell>
          <table:table-cell office:value-type="float" office:value="3.4817743301392" calcext:value-type="float">
            <text:p>3,4817743301392</text:p>
          </table:table-cell>
          <table:table-cell office:value-type="float" office:value="9.3332052230835" calcext:value-type="float">
            <text:p>9,3332052230835</text:p>
          </table:table-cell>
          <table:table-cell office:value-type="float" office:value="-24.157084856823" calcext:value-type="float">
            <text:p>-24,15708485682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567</text:p>
          </table:table-cell>
          <table:table-cell office:value-type="float" office:value="10.083513259888" calcext:value-type="float">
            <text:p>10,083513259888</text:p>
          </table:table-cell>
          <table:table-cell office:value-type="float" office:value="11.036686897278" calcext:value-type="float">
            <text:p>11,036686897278</text:p>
          </table:table-cell>
          <table:table-cell office:value-type="float" office:value="-142.63864535435" calcext:value-type="float">
            <text:p>-142,6386453543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578</text:p>
          </table:table-cell>
          <table:table-cell office:value-type="float" office:value="-1.4191401004791" calcext:value-type="float">
            <text:p>-1,4191401004791</text:p>
          </table:table-cell>
          <table:table-cell office:value-type="float" office:value="10.67472577095" calcext:value-type="float">
            <text:p>10,67472577095</text:p>
          </table:table-cell>
          <table:table-cell office:value-type="float" office:value="85.800121544273" calcext:value-type="float">
            <text:p>85,80012154427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6</text:p>
          </table:table-cell>
          <table:table-cell office:value-type="string" calcext:value-type="string">
            <text:p>589</text:p>
          </table:table-cell>
          <table:table-cell office:value-type="float" office:value="1.2883420288563" calcext:value-type="float">
            <text:p>1,2883420288563</text:p>
          </table:table-cell>
          <table:table-cell office:value-type="float" office:value="9.9628227949142" calcext:value-type="float">
            <text:p>9,9628227949142</text:p>
          </table:table-cell>
          <table:table-cell office:value-type="float" office:value="41.547103292623" calcext:value-type="float">
            <text:p>41,54710329262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15</text:p>
          </table:table-cell>
          <table:table-cell office:value-type="float" office:value="0.41991852223873" calcext:value-type="float">
            <text:p>0,41991852223873</text:p>
          </table:table-cell>
          <table:table-cell office:value-type="float" office:value="2.4494695663452" calcext:value-type="float">
            <text:p>2,4494695663452</text:p>
          </table:table-cell>
          <table:table-cell office:value-type="float" office:value="-130.33409179396" calcext:value-type="float">
            <text:p>-130,3340917939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50</text:p>
          </table:table-cell>
          <table:table-cell office:value-type="float" office:value="2.2757124900818" calcext:value-type="float">
            <text:p>2,2757124900818</text:p>
          </table:table-cell>
          <table:table-cell office:value-type="float" office:value="0.92596806585789" calcext:value-type="float">
            <text:p>0,92596806585789</text:p>
          </table:table-cell>
          <table:table-cell office:value-type="float" office:value="97.848843617044" calcext:value-type="float">
            <text:p>97,84884361704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61</text:p>
          </table:table-cell>
          <table:table-cell office:value-type="float" office:value="1.5099480748177" calcext:value-type="float">
            <text:p>1,5099480748177</text:p>
          </table:table-cell>
          <table:table-cell office:value-type="float" office:value="0.23734826594591" calcext:value-type="float">
            <text:p>0,23734826594591</text:p>
          </table:table-cell>
          <table:table-cell office:value-type="float" office:value="94.45808723474" calcext:value-type="float">
            <text:p>94,4580872347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72</text:p>
          </table:table-cell>
          <table:table-cell office:value-type="float" office:value="4.5428591966629" calcext:value-type="float">
            <text:p>4,5428591966629</text:p>
          </table:table-cell>
          <table:table-cell office:value-type="float" office:value="1.6863498091698" calcext:value-type="float">
            <text:p>1,6863498091698</text:p>
          </table:table-cell>
          <table:table-cell office:value-type="float" office:value="1.3702654155197" calcext:value-type="float">
            <text:p>1,370265415519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83</text:p>
          </table:table-cell>
          <table:table-cell office:value-type="float" office:value="3.7999087572098" calcext:value-type="float">
            <text:p>3,7999087572098</text:p>
          </table:table-cell>
          <table:table-cell office:value-type="float" office:value="0.16138456761837" calcext:value-type="float">
            <text:p>0,16138456761837</text:p>
          </table:table-cell>
          <table:table-cell office:value-type="float" office:value="-93.626780115115" calcext:value-type="float">
            <text:p>-93,6267801151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94</text:p>
          </table:table-cell>
          <table:table-cell office:value-type="float" office:value="6.5253603458405" calcext:value-type="float">
            <text:p>6,5253603458405</text:p>
          </table:table-cell>
          <table:table-cell office:value-type="float" office:value="3.2096976041794" calcext:value-type="float">
            <text:p>3,2096976041794</text:p>
          </table:table-cell>
          <table:table-cell office:value-type="float" office:value="29.37565221908" calcext:value-type="float">
            <text:p>29,3756522190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105</text:p>
          </table:table-cell>
          <table:table-cell office:value-type="float" office:value="9.9519568681717" calcext:value-type="float">
            <text:p>9,9519568681717</text:p>
          </table:table-cell>
          <table:table-cell office:value-type="float" office:value="0.07813504897058" calcext:value-type="float">
            <text:p>0,07813504897058</text:p>
          </table:table-cell>
          <table:table-cell office:value-type="float" office:value="85.111979466335" calcext:value-type="float">
            <text:p>85,11197946633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116</text:p>
          </table:table-cell>
          <table:table-cell office:value-type="float" office:value="-1.5850162506104" calcext:value-type="float">
            <text:p>-1,5850162506104</text:p>
          </table:table-cell>
          <table:table-cell office:value-type="float" office:value="-0.58503977954388" calcext:value-type="float">
            <text:p>-0,58503977954388</text:p>
          </table:table-cell>
          <table:table-cell office:value-type="float" office:value="55.441055328223" calcext:value-type="float">
            <text:p>55,44105532822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127</text:p>
          </table:table-cell>
          <table:table-cell office:value-type="float" office:value="4.5195245742798" calcext:value-type="float">
            <text:p>4,5195245742798</text:p>
          </table:table-cell>
          <table:table-cell office:value-type="float" office:value="0.35672895610332" calcext:value-type="float">
            <text:p>0,35672895610332</text:p>
          </table:table-cell>
          <table:table-cell office:value-type="float" office:value="23.591775992873" calcext:value-type="float">
            <text:p>23,59177599287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138</text:p>
          </table:table-cell>
          <table:table-cell office:value-type="float" office:value="3.0437228083611" calcext:value-type="float">
            <text:p>3,0437228083611</text:p>
          </table:table-cell>
          <table:table-cell office:value-type="float" office:value="3.4070661664009" calcext:value-type="float">
            <text:p>3,4070661664009</text:p>
          </table:table-cell>
          <table:table-cell office:value-type="float" office:value="51.584821218138" calcext:value-type="float">
            <text:p>51,58482121813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149</text:p>
          </table:table-cell>
          <table:table-cell office:value-type="float" office:value="5.8881103992462" calcext:value-type="float">
            <text:p>5,8881103992462</text:p>
          </table:table-cell>
          <table:table-cell office:value-type="float" office:value="-0.39576180279255" calcext:value-type="float">
            <text:p>-0,39576180279255</text:p>
          </table:table-cell>
          <table:table-cell office:value-type="float" office:value="-140.39491088527" calcext:value-type="float">
            <text:p>-140,3949108852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160</text:p>
          </table:table-cell>
          <table:table-cell office:value-type="float" office:value="3.2464763522148" calcext:value-type="float">
            <text:p>3,2464763522148</text:p>
          </table:table-cell>
          <table:table-cell office:value-type="float" office:value="3.6672818660736" calcext:value-type="float">
            <text:p>3,6672818660736</text:p>
          </table:table-cell>
          <table:table-cell office:value-type="float" office:value="-127.62227939193" calcext:value-type="float">
            <text:p>-127,6222793919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171</text:p>
          </table:table-cell>
          <table:table-cell office:value-type="float" office:value="5.7987248897552" calcext:value-type="float">
            <text:p>5,7987248897552</text:p>
          </table:table-cell>
          <table:table-cell office:value-type="float" office:value="0.11616878211498" calcext:value-type="float">
            <text:p>0,11616878211498</text:p>
          </table:table-cell>
          <table:table-cell office:value-type="float" office:value="-27.7166461489" calcext:value-type="float">
            <text:p>-27,716646148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182</text:p>
          </table:table-cell>
          <table:table-cell office:value-type="float" office:value="9.056544303894" calcext:value-type="float">
            <text:p>9,056544303894</text:p>
          </table:table-cell>
          <table:table-cell office:value-type="float" office:value="2.531044781208" calcext:value-type="float">
            <text:p>2,531044781208</text:p>
          </table:table-cell>
          <table:table-cell office:value-type="float" office:value="-179.12276990854" calcext:value-type="float">
            <text:p>-179,1227699085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193</text:p>
          </table:table-cell>
          <table:table-cell office:value-type="float" office:value="-1.0023776441813" calcext:value-type="float">
            <text:p>-1,0023776441813</text:p>
          </table:table-cell>
          <table:table-cell office:value-type="float" office:value="4.0352472662926" calcext:value-type="float">
            <text:p>4,0352472662926</text:p>
          </table:table-cell>
          <table:table-cell office:value-type="float" office:value="34.806978550686" calcext:value-type="float">
            <text:p>34,80697855068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204</text:p>
          </table:table-cell>
          <table:table-cell office:value-type="float" office:value="1.5388895571232" calcext:value-type="float">
            <text:p>1,5388895571232</text:p>
          </table:table-cell>
          <table:table-cell office:value-type="float" office:value="4.2278736829758" calcext:value-type="float">
            <text:p>4,2278736829758</text:p>
          </table:table-cell>
          <table:table-cell office:value-type="float" office:value="75.636742980617" calcext:value-type="float">
            <text:p>75,63674298061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215</text:p>
          </table:table-cell>
          <table:table-cell office:value-type="float" office:value="2.5036588311195" calcext:value-type="float">
            <text:p>2,5036588311195</text:p>
          </table:table-cell>
          <table:table-cell office:value-type="float" office:value="3.0227166414261" calcext:value-type="float">
            <text:p>3,0227166414261</text:p>
          </table:table-cell>
          <table:table-cell office:value-type="float" office:value="-172.51064974791" calcext:value-type="float">
            <text:p>-172,5106497479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226</text:p>
          </table:table-cell>
          <table:table-cell office:value-type="float" office:value="6.413397192955" calcext:value-type="float">
            <text:p>6,413397192955</text:p>
          </table:table-cell>
          <table:table-cell office:value-type="float" office:value="2.2336137294769" calcext:value-type="float">
            <text:p>2,2336137294769</text:p>
          </table:table-cell>
          <table:table-cell office:value-type="float" office:value="-171.66993268736" calcext:value-type="float">
            <text:p>-171,6699326873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237</text:p>
          </table:table-cell>
          <table:table-cell office:value-type="float" office:value="5.3076207637787" calcext:value-type="float">
            <text:p>5,3076207637787</text:p>
          </table:table-cell>
          <table:table-cell office:value-type="float" office:value="3.9281815290451" calcext:value-type="float">
            <text:p>3,9281815290451</text:p>
          </table:table-cell>
          <table:table-cell office:value-type="float" office:value="-150.96132466748" calcext:value-type="float">
            <text:p>-150,9613246674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248</text:p>
          </table:table-cell>
          <table:table-cell office:value-type="float" office:value="6.545467376709" calcext:value-type="float">
            <text:p>6,545467376709</text:p>
          </table:table-cell>
          <table:table-cell office:value-type="float" office:value="3.6322605609894" calcext:value-type="float">
            <text:p>3,6322605609894</text:p>
          </table:table-cell>
          <table:table-cell office:value-type="float" office:value="39.161239080368" calcext:value-type="float">
            <text:p>39,16123908036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259</text:p>
          </table:table-cell>
          <table:table-cell office:value-type="float" office:value="9.7203749418259" calcext:value-type="float">
            <text:p>9,7203749418259</text:p>
          </table:table-cell>
          <table:table-cell office:value-type="float" office:value="3.6587199568748" calcext:value-type="float">
            <text:p>3,6587199568748</text:p>
          </table:table-cell>
          <table:table-cell office:value-type="float" office:value="150.36435036143" calcext:value-type="float">
            <text:p>150,3643503614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270</text:p>
          </table:table-cell>
          <table:table-cell office:value-type="float" office:value="-1.5850104391575" calcext:value-type="float">
            <text:p>-1,5850104391575</text:p>
          </table:table-cell>
          <table:table-cell office:value-type="float" office:value="3.679646551609" calcext:value-type="float">
            <text:p>3,679646551609</text:p>
          </table:table-cell>
          <table:table-cell office:value-type="float" office:value="15.229434154596" calcext:value-type="float">
            <text:p>15,22943415459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281</text:p>
          </table:table-cell>
          <table:table-cell office:value-type="float" office:value="1.6625806689262" calcext:value-type="float">
            <text:p>1,6625806689262</text:p>
          </table:table-cell>
          <table:table-cell office:value-type="float" office:value="8.9255982637405" calcext:value-type="float">
            <text:p>8,9255982637405</text:p>
          </table:table-cell>
          <table:table-cell office:value-type="float" office:value="165.56329787916" calcext:value-type="float">
            <text:p>165,5632978791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292</text:p>
          </table:table-cell>
          <table:table-cell office:value-type="float" office:value="5.9470742940903" calcext:value-type="float">
            <text:p>5,9470742940903</text:p>
          </table:table-cell>
          <table:table-cell office:value-type="float" office:value="1.3570854067802" calcext:value-type="float">
            <text:p>1,3570854067802</text:p>
          </table:table-cell>
          <table:table-cell office:value-type="float" office:value="46.462297439575" calcext:value-type="float">
            <text:p>46,46229743957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303</text:p>
          </table:table-cell>
          <table:table-cell office:value-type="float" office:value="1.0515902191401" calcext:value-type="float">
            <text:p>1,0515902191401</text:p>
          </table:table-cell>
          <table:table-cell office:value-type="float" office:value="6.8231910467148" calcext:value-type="float">
            <text:p>6,8231910467148</text:p>
          </table:table-cell>
          <table:table-cell office:value-type="float" office:value="128.01052658421" calcext:value-type="float">
            <text:p>128,0105265842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314</text:p>
          </table:table-cell>
          <table:table-cell office:value-type="float" office:value="9.1574609279633" calcext:value-type="float">
            <text:p>9,1574609279633</text:p>
          </table:table-cell>
          <table:table-cell office:value-type="float" office:value="9.4521033763885" calcext:value-type="float">
            <text:p>9,4521033763885</text:p>
          </table:table-cell>
          <table:table-cell office:value-type="float" office:value="-50.040025999592" calcext:value-type="float">
            <text:p>-50,04002599959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325</text:p>
          </table:table-cell>
          <table:table-cell office:value-type="float" office:value="6.1922085285187" calcext:value-type="float">
            <text:p>6,1922085285187</text:p>
          </table:table-cell>
          <table:table-cell office:value-type="float" office:value="8.7676751613617" calcext:value-type="float">
            <text:p>8,7676751613617</text:p>
          </table:table-cell>
          <table:table-cell office:value-type="float" office:value="-80.126849709043" calcext:value-type="float">
            <text:p>-80,12684970904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336</text:p>
          </table:table-cell>
          <table:table-cell office:value-type="float" office:value="9.822810292244" calcext:value-type="float">
            <text:p>9,822810292244</text:p>
          </table:table-cell>
          <table:table-cell office:value-type="float" office:value="5.1525163650513" calcext:value-type="float">
            <text:p>5,1525163650513</text:p>
          </table:table-cell>
          <table:table-cell office:value-type="float" office:value="-31.974299318472" calcext:value-type="float">
            <text:p>-31,97429931847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347</text:p>
          </table:table-cell>
          <table:table-cell office:value-type="float" office:value="1.2913371622562" calcext:value-type="float">
            <text:p>1,2913371622562</text:p>
          </table:table-cell>
          <table:table-cell office:value-type="float" office:value="3.0082982778549" calcext:value-type="float">
            <text:p>3,0082982778549</text:p>
          </table:table-cell>
          <table:table-cell office:value-type="float" office:value="91.96309299226" calcext:value-type="float">
            <text:p>91,9630929922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358</text:p>
          </table:table-cell>
          <table:table-cell office:value-type="float" office:value="-1.5713977813721" calcext:value-type="float">
            <text:p>-1,5713977813721</text:p>
          </table:table-cell>
          <table:table-cell office:value-type="float" office:value="9.5317184925079" calcext:value-type="float">
            <text:p>9,5317184925079</text:p>
          </table:table-cell>
          <table:table-cell office:value-type="float" office:value="-92.852807348701" calcext:value-type="float">
            <text:p>-92,85280734870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369</text:p>
          </table:table-cell>
          <table:table-cell office:value-type="float" office:value="2.903855741024" calcext:value-type="float">
            <text:p>2,903855741024</text:p>
          </table:table-cell>
          <table:table-cell office:value-type="float" office:value="-0.58501072227955" calcext:value-type="float">
            <text:p>-0,58501072227955</text:p>
          </table:table-cell>
          <table:table-cell office:value-type="float" office:value="37.675992318779" calcext:value-type="float">
            <text:p>37,67599231877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380</text:p>
          </table:table-cell>
          <table:table-cell office:value-type="float" office:value="5.824071764946" calcext:value-type="float">
            <text:p>5,824071764946</text:p>
          </table:table-cell>
          <table:table-cell office:value-type="float" office:value="6.0665971040726" calcext:value-type="float">
            <text:p>6,0665971040726</text:p>
          </table:table-cell>
          <table:table-cell office:value-type="float" office:value="-137.33829966017" calcext:value-type="float">
            <text:p>-137,3382996601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391</text:p>
          </table:table-cell>
          <table:table-cell office:value-type="float" office:value="2.6287049055099" calcext:value-type="float">
            <text:p>2,6287049055099</text:p>
          </table:table-cell>
          <table:table-cell office:value-type="float" office:value="4.8690891265869" calcext:value-type="float">
            <text:p>4,8690891265869</text:p>
          </table:table-cell>
          <table:table-cell office:value-type="float" office:value="122.94453420457" calcext:value-type="float">
            <text:p>122,9445342045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402</text:p>
          </table:table-cell>
          <table:table-cell office:value-type="float" office:value="7.9374802112579" calcext:value-type="float">
            <text:p>7,9374802112579</text:p>
          </table:table-cell>
          <table:table-cell office:value-type="float" office:value="1.5984180569649" calcext:value-type="float">
            <text:p>1,5984180569649</text:p>
          </table:table-cell>
          <table:table-cell office:value-type="float" office:value="-19.728730438621" calcext:value-type="float">
            <text:p>-19,72873043862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413</text:p>
          </table:table-cell>
          <table:table-cell office:value-type="float" office:value="8.5423392057419" calcext:value-type="float">
            <text:p>8,5423392057419</text:p>
          </table:table-cell>
          <table:table-cell office:value-type="float" office:value="9.6420526504517" calcext:value-type="float">
            <text:p>9,6420526504517</text:p>
          </table:table-cell>
          <table:table-cell office:value-type="float" office:value="40.330866719507" calcext:value-type="float">
            <text:p>40,33086671950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424</text:p>
          </table:table-cell>
          <table:table-cell office:value-type="float" office:value="-0.42619325220585" calcext:value-type="float">
            <text:p>-0,42619325220585</text:p>
          </table:table-cell>
          <table:table-cell office:value-type="float" office:value="9.2492055892944" calcext:value-type="float">
            <text:p>9,2492055892944</text:p>
          </table:table-cell>
          <table:table-cell office:value-type="float" office:value="102.83091189755" calcext:value-type="float">
            <text:p>102,8309118975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435</text:p>
          </table:table-cell>
          <table:table-cell office:value-type="float" office:value="0.24140710011125" calcext:value-type="float">
            <text:p>0,24140710011125</text:p>
          </table:table-cell>
          <table:table-cell office:value-type="float" office:value="10.278000831604" calcext:value-type="float">
            <text:p>10,278000831604</text:p>
          </table:table-cell>
          <table:table-cell office:value-type="float" office:value="-91.143936108632" calcext:value-type="float">
            <text:p>-91,14393610863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446</text:p>
          </table:table-cell>
          <table:table-cell office:value-type="float" office:value="2.6114350557327" calcext:value-type="float">
            <text:p>2,6114350557327</text:p>
          </table:table-cell>
          <table:table-cell office:value-type="float" office:value="2.6218450069427" calcext:value-type="float">
            <text:p>2,6218450069427</text:p>
          </table:table-cell>
          <table:table-cell office:value-type="float" office:value="1.6059725408911" calcext:value-type="float">
            <text:p>1,605972540891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457</text:p>
          </table:table-cell>
          <table:table-cell office:value-type="float" office:value="-0.49646340310574" calcext:value-type="float">
            <text:p>-0,49646340310574</text:p>
          </table:table-cell>
          <table:table-cell office:value-type="float" office:value="9.5715463161469" calcext:value-type="float">
            <text:p>9,5715463161469</text:p>
          </table:table-cell>
          <table:table-cell office:value-type="float" office:value="-78.672942082593" calcext:value-type="float">
            <text:p>-78,67294208259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468</text:p>
          </table:table-cell>
          <table:table-cell office:value-type="float" office:value="-1.5850007534027" calcext:value-type="float">
            <text:p>-1,5850007534027</text:p>
          </table:table-cell>
          <table:table-cell office:value-type="float" office:value="9.2025148868561" calcext:value-type="float">
            <text:p>9,2025148868561</text:p>
          </table:table-cell>
          <table:table-cell office:value-type="float" office:value="99.468467341866" calcext:value-type="float">
            <text:p>99,46846734186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479</text:p>
          </table:table-cell>
          <table:table-cell office:value-type="float" office:value="4.9058476090431" calcext:value-type="float">
            <text:p>4,9058476090431</text:p>
          </table:table-cell>
          <table:table-cell office:value-type="float" office:value="10.564448833466" calcext:value-type="float">
            <text:p>10,564448833466</text:p>
          </table:table-cell>
          <table:table-cell office:value-type="float" office:value="-64.050474743934" calcext:value-type="float">
            <text:p>-64,0504747439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490</text:p>
          </table:table-cell>
          <table:table-cell office:value-type="float" office:value="10.027569532394" calcext:value-type="float">
            <text:p>10,027569532394</text:p>
          </table:table-cell>
          <table:table-cell office:value-type="float" office:value="10.647896528244" calcext:value-type="float">
            <text:p>10,647896528244</text:p>
          </table:table-cell>
          <table:table-cell office:value-type="float" office:value="-80.066180532905" calcext:value-type="float">
            <text:p>-80,06618053290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501</text:p>
          </table:table-cell>
          <table:table-cell office:value-type="float" office:value="0.55304199457169" calcext:value-type="float">
            <text:p>0,55304199457169</text:p>
          </table:table-cell>
          <table:table-cell office:value-type="float" office:value="10.875775814056" calcext:value-type="float">
            <text:p>10,875775814056</text:p>
          </table:table-cell>
          <table:table-cell office:value-type="float" office:value="-129.20555491356" calcext:value-type="float">
            <text:p>-129,2055549135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512</text:p>
          </table:table-cell>
          <table:table-cell office:value-type="float" office:value="2.789723277092" calcext:value-type="float">
            <text:p>2,789723277092</text:p>
          </table:table-cell>
          <table:table-cell office:value-type="float" office:value="10.866508483887" calcext:value-type="float">
            <text:p>10,866508483887</text:p>
          </table:table-cell>
          <table:table-cell office:value-type="float" office:value="-150.03597964147" calcext:value-type="float">
            <text:p>-150,0359796414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523</text:p>
          </table:table-cell>
          <table:table-cell office:value-type="float" office:value="4.6024951338768" calcext:value-type="float">
            <text:p>4,6024951338768</text:p>
          </table:table-cell>
          <table:table-cell office:value-type="float" office:value="9.9718123674393" calcext:value-type="float">
            <text:p>9,9718123674393</text:p>
          </table:table-cell>
          <table:table-cell office:value-type="float" office:value="-25.99864002246" calcext:value-type="float">
            <text:p>-25,9986400224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534</text:p>
          </table:table-cell>
          <table:table-cell office:value-type="float" office:value="2.5042453408241" calcext:value-type="float">
            <text:p>2,5042453408241</text:p>
          </table:table-cell>
          <table:table-cell office:value-type="float" office:value="10.701423883438" calcext:value-type="float">
            <text:p>10,701423883438</text:p>
          </table:table-cell>
          <table:table-cell office:value-type="float" office:value="29.517922052153" calcext:value-type="float">
            <text:p>29,51792205215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545</text:p>
          </table:table-cell>
          <table:table-cell office:value-type="float" office:value="3.6455979943275" calcext:value-type="float">
            <text:p>3,6455979943275</text:p>
          </table:table-cell>
          <table:table-cell office:value-type="float" office:value="10.320827960968" calcext:value-type="float">
            <text:p>10,320827960968</text:p>
          </table:table-cell>
          <table:table-cell office:value-type="float" office:value="111.70780051286" calcext:value-type="float">
            <text:p>111,7078005128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556</text:p>
          </table:table-cell>
          <table:table-cell office:value-type="float" office:value="3.3756190538406" calcext:value-type="float">
            <text:p>3,3756190538406</text:p>
          </table:table-cell>
          <table:table-cell office:value-type="float" office:value="9.5957231521606" calcext:value-type="float">
            <text:p>9,5957231521606</text:p>
          </table:table-cell>
          <table:table-cell office:value-type="float" office:value="-77.245398691505" calcext:value-type="float">
            <text:p>-77,24539869150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567</text:p>
          </table:table-cell>
          <table:table-cell office:value-type="float" office:value="10.061309337616" calcext:value-type="float">
            <text:p>10,061309337616</text:p>
          </table:table-cell>
          <table:table-cell office:value-type="float" office:value="11.084969043732" calcext:value-type="float">
            <text:p>11,084969043732</text:p>
          </table:table-cell>
          <table:table-cell office:value-type="float" office:value="-110.80391315898" calcext:value-type="float">
            <text:p>-110,8039131589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578</text:p>
          </table:table-cell>
          <table:table-cell office:value-type="float" office:value="-1.4655193686485" calcext:value-type="float">
            <text:p>-1,4655193686485</text:p>
          </table:table-cell>
          <table:table-cell office:value-type="float" office:value="10.525504350662" calcext:value-type="float">
            <text:p>10,525504350662</text:p>
          </table:table-cell>
          <table:table-cell office:value-type="float" office:value="92.947296276214" calcext:value-type="float">
            <text:p>92,9472962762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7</text:p>
          </table:table-cell>
          <table:table-cell office:value-type="string" calcext:value-type="string">
            <text:p>589</text:p>
          </table:table-cell>
          <table:table-cell office:value-type="float" office:value="1.4594815671444" calcext:value-type="float">
            <text:p>1,4594815671444</text:p>
          </table:table-cell>
          <table:table-cell office:value-type="float" office:value="10.077310800552" calcext:value-type="float">
            <text:p>10,077310800552</text:p>
          </table:table-cell>
          <table:table-cell office:value-type="float" office:value="-154.43059289531" calcext:value-type="float">
            <text:p>-154,4305928953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15</text:p>
          </table:table-cell>
          <table:table-cell office:value-type="float" office:value="0.51703773438931" calcext:value-type="float">
            <text:p>0,51703773438931</text:p>
          </table:table-cell>
          <table:table-cell office:value-type="float" office:value="2.5285741686821" calcext:value-type="float">
            <text:p>2,5285741686821</text:p>
          </table:table-cell>
          <table:table-cell office:value-type="float" office:value="-139.40233637573" calcext:value-type="float">
            <text:p>-139,4023363757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50</text:p>
          </table:table-cell>
          <table:table-cell office:value-type="float" office:value="2.4052801728249" calcext:value-type="float">
            <text:p>2,4052801728249</text:p>
          </table:table-cell>
          <table:table-cell office:value-type="float" office:value="0.6551356613636" calcext:value-type="float">
            <text:p>0,6551356613636</text:p>
          </table:table-cell>
          <table:table-cell office:value-type="float" office:value="120.07532909418" calcext:value-type="float">
            <text:p>120,0753290941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61</text:p>
          </table:table-cell>
          <table:table-cell office:value-type="float" office:value="1.4091685414314" calcext:value-type="float">
            <text:p>1,4091685414314</text:p>
          </table:table-cell>
          <table:table-cell office:value-type="float" office:value="0.12593699619174" calcext:value-type="float">
            <text:p>0,12593699619174</text:p>
          </table:table-cell>
          <table:table-cell office:value-type="float" office:value="52.689942584676" calcext:value-type="float">
            <text:p>52,68994258467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72</text:p>
          </table:table-cell>
          <table:table-cell office:value-type="float" office:value="4.1755786538124" calcext:value-type="float">
            <text:p>4,1755786538124</text:p>
          </table:table-cell>
          <table:table-cell office:value-type="float" office:value="1.7348608374596" calcext:value-type="float">
            <text:p>1,7348608374596</text:p>
          </table:table-cell>
          <table:table-cell office:value-type="float" office:value="-10.377744295794" calcext:value-type="float">
            <text:p>-10,37774429579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83</text:p>
          </table:table-cell>
          <table:table-cell office:value-type="float" office:value="3.9952474832535" calcext:value-type="float">
            <text:p>3,9952474832535</text:p>
          </table:table-cell>
          <table:table-cell office:value-type="float" office:value="0.38339875638485" calcext:value-type="float">
            <text:p>0,38339875638485</text:p>
          </table:table-cell>
          <table:table-cell office:value-type="float" office:value="-140.38679250486" calcext:value-type="float">
            <text:p>-140,3867925048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94</text:p>
          </table:table-cell>
          <table:table-cell office:value-type="float" office:value="6.4723020792007" calcext:value-type="float">
            <text:p>6,4723020792007</text:p>
          </table:table-cell>
          <table:table-cell office:value-type="float" office:value="3.0190798640251" calcext:value-type="float">
            <text:p>3,0190798640251</text:p>
          </table:table-cell>
          <table:table-cell office:value-type="float" office:value="76.869732255389" calcext:value-type="float">
            <text:p>76,86973225538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105</text:p>
          </table:table-cell>
          <table:table-cell office:value-type="float" office:value="9.9625605344772" calcext:value-type="float">
            <text:p>9,9625605344772</text:p>
          </table:table-cell>
          <table:table-cell office:value-type="float" office:value="-0.20561140030622" calcext:value-type="float">
            <text:p>-0,20561140030622</text:p>
          </table:table-cell>
          <table:table-cell office:value-type="float" office:value="93.748993175045" calcext:value-type="float">
            <text:p>93,74899317504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116</text:p>
          </table:table-cell>
          <table:table-cell office:value-type="float" office:value="-1.5822994709015" calcext:value-type="float">
            <text:p>-1,5822994709015</text:p>
          </table:table-cell>
          <table:table-cell office:value-type="float" office:value="-0.57754807174206" calcext:value-type="float">
            <text:p>-0,57754807174206</text:p>
          </table:table-cell>
          <table:table-cell office:value-type="float" office:value="50.422550007037" calcext:value-type="float">
            <text:p>50,42255000703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127</text:p>
          </table:table-cell>
          <table:table-cell office:value-type="float" office:value="4.3968233466148" calcext:value-type="float">
            <text:p>4,3968233466148</text:p>
          </table:table-cell>
          <table:table-cell office:value-type="float" office:value="0.096366610378027" calcext:value-type="float">
            <text:p>0,096366610378027</text:p>
          </table:table-cell>
          <table:table-cell office:value-type="float" office:value="73.89582190544" calcext:value-type="float">
            <text:p>73,8958219054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138</text:p>
          </table:table-cell>
          <table:table-cell office:value-type="float" office:value="3.0531620979309" calcext:value-type="float">
            <text:p>3,0531620979309</text:p>
          </table:table-cell>
          <table:table-cell office:value-type="float" office:value="3.4073835611343" calcext:value-type="float">
            <text:p>3,4073835611343</text:p>
          </table:table-cell>
          <table:table-cell office:value-type="float" office:value="55.020761717657" calcext:value-type="float">
            <text:p>55,02076171765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149</text:p>
          </table:table-cell>
          <table:table-cell office:value-type="float" office:value="6.00954413414" calcext:value-type="float">
            <text:p>6,00954413414</text:p>
          </table:table-cell>
          <table:table-cell office:value-type="float" office:value="-0.13972148299217" calcext:value-type="float">
            <text:p>-0,13972148299217</text:p>
          </table:table-cell>
          <table:table-cell office:value-type="float" office:value="-109.96193187252" calcext:value-type="float">
            <text:p>-109,9619318725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160</text:p>
          </table:table-cell>
          <table:table-cell office:value-type="float" office:value="3.2433021068573" calcext:value-type="float">
            <text:p>3,2433021068573</text:p>
          </table:table-cell>
          <table:table-cell office:value-type="float" office:value="3.6768513917923" calcext:value-type="float">
            <text:p>3,6768513917923</text:p>
          </table:table-cell>
          <table:table-cell office:value-type="float" office:value="-123.97705825271" calcext:value-type="float">
            <text:p>-123,9770582527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171</text:p>
          </table:table-cell>
          <table:table-cell office:value-type="float" office:value="5.5190241336823" calcext:value-type="float">
            <text:p>5,5190241336823</text:p>
          </table:table-cell>
          <table:table-cell office:value-type="float" office:value="0.05466946400702" calcext:value-type="float">
            <text:p>0,05466946400702</text:p>
          </table:table-cell>
          <table:table-cell office:value-type="float" office:value="22.603346094204" calcext:value-type="float">
            <text:p>22,60334609420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182</text:p>
          </table:table-cell>
          <table:table-cell office:value-type="float" office:value="9.2926454544067" calcext:value-type="float">
            <text:p>9,2926454544067</text:p>
          </table:table-cell>
          <table:table-cell office:value-type="float" office:value="2.4098208546638" calcext:value-type="float">
            <text:p>2,4098208546638</text:p>
          </table:table-cell>
          <table:table-cell office:value-type="float" office:value="141.51647743905" calcext:value-type="float">
            <text:p>141,5164774390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193</text:p>
          </table:table-cell>
          <table:table-cell office:value-type="float" office:value="-1.1015190929174" calcext:value-type="float">
            <text:p>-1,1015190929174</text:p>
          </table:table-cell>
          <table:table-cell office:value-type="float" office:value="3.7516763806343" calcext:value-type="float">
            <text:p>3,7516763806343</text:p>
          </table:table-cell>
          <table:table-cell office:value-type="float" office:value="79.258326512233" calcext:value-type="float">
            <text:p>79,25832651223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204</text:p>
          </table:table-cell>
          <table:table-cell office:value-type="float" office:value="1.4330670237541" calcext:value-type="float">
            <text:p>1,4330670237541</text:p>
          </table:table-cell>
          <table:table-cell office:value-type="float" office:value="3.8829326629639" calcext:value-type="float">
            <text:p>3,8829326629639</text:p>
          </table:table-cell>
          <table:table-cell office:value-type="float" office:value="75.585921099231" calcext:value-type="float">
            <text:p>75,58592109923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215</text:p>
          </table:table-cell>
          <table:table-cell office:value-type="float" office:value="2.734269797802" calcext:value-type="float">
            <text:p>2,734269797802</text:p>
          </table:table-cell>
          <table:table-cell office:value-type="float" office:value="3.0994999408722" calcext:value-type="float">
            <text:p>3,0994999408722</text:p>
          </table:table-cell>
          <table:table-cell office:value-type="float" office:value="-158.07310790773" calcext:value-type="float">
            <text:p>-158,0731079077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226</text:p>
          </table:table-cell>
          <table:table-cell office:value-type="float" office:value="6.7615336179733" calcext:value-type="float">
            <text:p>6,7615336179733</text:p>
          </table:table-cell>
          <table:table-cell office:value-type="float" office:value="2.2697575390339" calcext:value-type="float">
            <text:p>2,2697575390339</text:p>
          </table:table-cell>
          <table:table-cell office:value-type="float" office:value="-174.77345011037" calcext:value-type="float">
            <text:p>-174,7734501103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237</text:p>
          </table:table-cell>
          <table:table-cell office:value-type="float" office:value="5.5586332082748" calcext:value-type="float">
            <text:p>5,5586332082748</text:p>
          </table:table-cell>
          <table:table-cell office:value-type="float" office:value="3.9107102155685" calcext:value-type="float">
            <text:p>3,9107102155685</text:p>
          </table:table-cell>
          <table:table-cell office:value-type="float" office:value="170.73202740615" calcext:value-type="float">
            <text:p>170,732027406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248</text:p>
          </table:table-cell>
          <table:table-cell office:value-type="float" office:value="6.4207112789154" calcext:value-type="float">
            <text:p>6,4207112789154</text:p>
          </table:table-cell>
          <table:table-cell office:value-type="float" office:value="3.4365636110306" calcext:value-type="float">
            <text:p>3,4365636110306</text:p>
          </table:table-cell>
          <table:table-cell office:value-type="float" office:value="59.587333612381" calcext:value-type="float">
            <text:p>59,58733361238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259</text:p>
          </table:table-cell>
          <table:table-cell office:value-type="float" office:value="9.9520194530487" calcext:value-type="float">
            <text:p>9,9520194530487</text:p>
          </table:table-cell>
          <table:table-cell office:value-type="float" office:value="3.4139877557755" calcext:value-type="float">
            <text:p>3,4139877557755</text:p>
          </table:table-cell>
          <table:table-cell office:value-type="float" office:value="128.62399732991" calcext:value-type="float">
            <text:p>128,6239973299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270</text:p>
          </table:table-cell>
          <table:table-cell office:value-type="float" office:value="-1.585014462471" calcext:value-type="float">
            <text:p>-1,585014462471</text:p>
          </table:table-cell>
          <table:table-cell office:value-type="float" office:value="3.3393976092339" calcext:value-type="float">
            <text:p>3,3393976092339</text:p>
          </table:table-cell>
          <table:table-cell office:value-type="float" office:value="17.944215779092" calcext:value-type="float">
            <text:p>17,94421577909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281</text:p>
          </table:table-cell>
          <table:table-cell office:value-type="float" office:value="2.0379814505577" calcext:value-type="float">
            <text:p>2,0379814505577</text:p>
          </table:table-cell>
          <table:table-cell office:value-type="float" office:value="8.8726806640625" calcext:value-type="float">
            <text:p>8,8726806640625</text:p>
          </table:table-cell>
          <table:table-cell office:value-type="float" office:value="174.2258284502" calcext:value-type="float">
            <text:p>174,225828450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292</text:p>
          </table:table-cell>
          <table:table-cell office:value-type="float" office:value="5.8335626125336" calcext:value-type="float">
            <text:p>5,8335626125336</text:p>
          </table:table-cell>
          <table:table-cell office:value-type="float" office:value="1.0304021835327" calcext:value-type="float">
            <text:p>1,0304021835327</text:p>
          </table:table-cell>
          <table:table-cell office:value-type="float" office:value="71.440517522727" calcext:value-type="float">
            <text:p>71,44051752272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303</text:p>
          </table:table-cell>
          <table:table-cell office:value-type="float" office:value="1.2279041111469" calcext:value-type="float">
            <text:p>1,2279041111469</text:p>
          </table:table-cell>
          <table:table-cell office:value-type="float" office:value="6.5833961963654" calcext:value-type="float">
            <text:p>6,5833961963654</text:p>
          </table:table-cell>
          <table:table-cell office:value-type="float" office:value="126.08488502016" calcext:value-type="float">
            <text:p>126,0848850201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314</text:p>
          </table:table-cell>
          <table:table-cell office:value-type="float" office:value="8.8693875074387" calcext:value-type="float">
            <text:p>8,8693875074387</text:p>
          </table:table-cell>
          <table:table-cell office:value-type="float" office:value="9.6645939350128" calcext:value-type="float">
            <text:p>9,6645939350128</text:p>
          </table:table-cell>
          <table:table-cell office:value-type="float" office:value="-32.402048445052" calcext:value-type="float">
            <text:p>-32,40204844505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325</text:p>
          </table:table-cell>
          <table:table-cell office:value-type="float" office:value="6.1007100343704" calcext:value-type="float">
            <text:p>6,1007100343704</text:p>
          </table:table-cell>
          <table:table-cell office:value-type="float" office:value="8.961044549942" calcext:value-type="float">
            <text:p>8,961044549942</text:p>
          </table:table-cell>
          <table:table-cell office:value-type="float" office:value="-63.432384448446" calcext:value-type="float">
            <text:p>-63,43238444844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336</text:p>
          </table:table-cell>
          <table:table-cell office:value-type="float" office:value="9.6042120456696" calcext:value-type="float">
            <text:p>9,6042120456696</text:p>
          </table:table-cell>
          <table:table-cell office:value-type="float" office:value="5.285639166832" calcext:value-type="float">
            <text:p>5,285639166832</text:p>
          </table:table-cell>
          <table:table-cell office:value-type="float" office:value="-33.976884404565" calcext:value-type="float">
            <text:p>-33,97688440456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347</text:p>
          </table:table-cell>
          <table:table-cell office:value-type="float" office:value="1.3778781890869" calcext:value-type="float">
            <text:p>1,3778781890869</text:p>
          </table:table-cell>
          <table:table-cell office:value-type="float" office:value="2.7368569374084" calcext:value-type="float">
            <text:p>2,7368569374084</text:p>
          </table:table-cell>
          <table:table-cell office:value-type="float" office:value="113.31013509422" calcext:value-type="float">
            <text:p>113,3101350942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358</text:p>
          </table:table-cell>
          <table:table-cell office:value-type="float" office:value="-1.5727451443672" calcext:value-type="float">
            <text:p>-1,5727451443672</text:p>
          </table:table-cell>
          <table:table-cell office:value-type="float" office:value="9.5317256450653" calcext:value-type="float">
            <text:p>9,5317256450653</text:p>
          </table:table-cell>
          <table:table-cell office:value-type="float" office:value="-91.975721584004" calcext:value-type="float">
            <text:p>-91,97572158400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369</text:p>
          </table:table-cell>
          <table:table-cell office:value-type="float" office:value="2.6173335313797" calcext:value-type="float">
            <text:p>2,6173335313797</text:p>
          </table:table-cell>
          <table:table-cell office:value-type="float" office:value="-0.58501172810793" calcext:value-type="float">
            <text:p>-0,58501172810793</text:p>
          </table:table-cell>
          <table:table-cell office:value-type="float" office:value="27.707195206053" calcext:value-type="float">
            <text:p>27,70719520605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380</text:p>
          </table:table-cell>
          <table:table-cell office:value-type="float" office:value="5.9195536375046" calcext:value-type="float">
            <text:p>5,9195536375046</text:p>
          </table:table-cell>
          <table:table-cell office:value-type="float" office:value="6.2019681930542" calcext:value-type="float">
            <text:p>6,2019681930542</text:p>
          </table:table-cell>
          <table:table-cell office:value-type="float" office:value="-117.4543222804" calcext:value-type="float">
            <text:p>-117,454322280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391</text:p>
          </table:table-cell>
          <table:table-cell office:value-type="float" office:value="2.7813890576363" calcext:value-type="float">
            <text:p>2,7813890576363</text:p>
          </table:table-cell>
          <table:table-cell office:value-type="float" office:value="4.726430773735" calcext:value-type="float">
            <text:p>4,726430773735</text:p>
          </table:table-cell>
          <table:table-cell office:value-type="float" office:value="136.48536402708" calcext:value-type="float">
            <text:p>136,4853640270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402</text:p>
          </table:table-cell>
          <table:table-cell office:value-type="float" office:value="7.747648358345" calcext:value-type="float">
            <text:p>7,747648358345</text:p>
          </table:table-cell>
          <table:table-cell office:value-type="float" office:value="1.5696248412132" calcext:value-type="float">
            <text:p>1,5696248412132</text:p>
          </table:table-cell>
          <table:table-cell office:value-type="float" office:value="4.6227231716654" calcext:value-type="float">
            <text:p>4,622723171665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413</text:p>
          </table:table-cell>
          <table:table-cell office:value-type="float" office:value="8.3977776765823" calcext:value-type="float">
            <text:p>8,3977776765823</text:p>
          </table:table-cell>
          <table:table-cell office:value-type="float" office:value="9.352251291275" calcext:value-type="float">
            <text:p>9,352251291275</text:p>
          </table:table-cell>
          <table:table-cell office:value-type="float" office:value="69.776427214313" calcext:value-type="float">
            <text:p>69,77642721431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424</text:p>
          </table:table-cell>
          <table:table-cell office:value-type="float" office:value="-0.42247708886862" calcext:value-type="float">
            <text:p>-0,42247708886862</text:p>
          </table:table-cell>
          <table:table-cell office:value-type="float" office:value="9.261811375618" calcext:value-type="float">
            <text:p>9,261811375618</text:p>
          </table:table-cell>
          <table:table-cell office:value-type="float" office:value="103.60594388026" calcext:value-type="float">
            <text:p>103,6059438802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435</text:p>
          </table:table-cell>
          <table:table-cell office:value-type="float" office:value="0.22594284266233" calcext:value-type="float">
            <text:p>0,22594284266233</text:p>
          </table:table-cell>
          <table:table-cell office:value-type="float" office:value="10.455156564713" calcext:value-type="float">
            <text:p>10,455156564713</text:p>
          </table:table-cell>
          <table:table-cell office:value-type="float" office:value="-89.935944338513" calcext:value-type="float">
            <text:p>-89,93594433851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446</text:p>
          </table:table-cell>
          <table:table-cell office:value-type="float" office:value="2.301607131958" calcext:value-type="float">
            <text:p>2,301607131958</text:p>
          </table:table-cell>
          <table:table-cell office:value-type="float" office:value="2.7424603700638" calcext:value-type="float">
            <text:p>2,7424603700638</text:p>
          </table:table-cell>
          <table:table-cell office:value-type="float" office:value="-27.875509801184" calcext:value-type="float">
            <text:p>-27,87550980118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457</text:p>
          </table:table-cell>
          <table:table-cell office:value-type="float" office:value="-0.50576448440552" calcext:value-type="float">
            <text:p>-0,50576448440552</text:p>
          </table:table-cell>
          <table:table-cell office:value-type="float" office:value="9.5810413360596" calcext:value-type="float">
            <text:p>9,5810413360596</text:p>
          </table:table-cell>
          <table:table-cell office:value-type="float" office:value="-74.691327514162" calcext:value-type="float">
            <text:p>-74,69132751416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468</text:p>
          </table:table-cell>
          <table:table-cell office:value-type="float" office:value="-1.5850123763084" calcext:value-type="float">
            <text:p>-1,5850123763084</text:p>
          </table:table-cell>
          <table:table-cell office:value-type="float" office:value="9.2025405168533" calcext:value-type="float">
            <text:p>9,2025405168533</text:p>
          </table:table-cell>
          <table:table-cell office:value-type="float" office:value="100.49293451248" calcext:value-type="float">
            <text:p>100,4929345124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479</text:p>
          </table:table-cell>
          <table:table-cell office:value-type="float" office:value="4.8239153623581" calcext:value-type="float">
            <text:p>4,8239153623581</text:p>
          </table:table-cell>
          <table:table-cell office:value-type="float" office:value="10.631723403931" calcext:value-type="float">
            <text:p>10,631723403931</text:p>
          </table:table-cell>
          <table:table-cell office:value-type="float" office:value="-46.340637905582" calcext:value-type="float">
            <text:p>-46,34063790558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490</text:p>
          </table:table-cell>
          <table:table-cell office:value-type="float" office:value="10.080660581589" calcext:value-type="float">
            <text:p>10,080660581589</text:p>
          </table:table-cell>
          <table:table-cell office:value-type="float" office:value="10.374183654785" calcext:value-type="float">
            <text:p>10,374183654785</text:p>
          </table:table-cell>
          <table:table-cell office:value-type="float" office:value="-78.963365524438" calcext:value-type="float">
            <text:p>-78,96336552443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501</text:p>
          </table:table-cell>
          <table:table-cell office:value-type="float" office:value="0.67364677786827" calcext:value-type="float">
            <text:p>0,67364677786827</text:p>
          </table:table-cell>
          <table:table-cell office:value-type="float" office:value="11.084996461868" calcext:value-type="float">
            <text:p>11,084996461868</text:p>
          </table:table-cell>
          <table:table-cell office:value-type="float" office:value="-109.27877836167" calcext:value-type="float">
            <text:p>-109,2787783616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512</text:p>
          </table:table-cell>
          <table:table-cell office:value-type="float" office:value="2.7692323923111" calcext:value-type="float">
            <text:p>2,7692323923111</text:p>
          </table:table-cell>
          <table:table-cell office:value-type="float" office:value="10.861412286758" calcext:value-type="float">
            <text:p>10,861412286758</text:p>
          </table:table-cell>
          <table:table-cell office:value-type="float" office:value="-147.83815365688" calcext:value-type="float">
            <text:p>-147,8381536568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523</text:p>
          </table:table-cell>
          <table:table-cell office:value-type="float" office:value="4.3865561485291" calcext:value-type="float">
            <text:p>4,3865561485291</text:p>
          </table:table-cell>
          <table:table-cell office:value-type="float" office:value="10.14655828476" calcext:value-type="float">
            <text:p>10,14655828476</text:p>
          </table:table-cell>
          <table:table-cell office:value-type="float" office:value="-41.47814489474" calcext:value-type="float">
            <text:p>-41,4781448947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534</text:p>
          </table:table-cell>
          <table:table-cell office:value-type="float" office:value="2.4904851615429" calcext:value-type="float">
            <text:p>2,4904851615429</text:p>
          </table:table-cell>
          <table:table-cell office:value-type="float" office:value="10.685287714005" calcext:value-type="float">
            <text:p>10,685287714005</text:p>
          </table:table-cell>
          <table:table-cell office:value-type="float" office:value="31.765244189341" calcext:value-type="float">
            <text:p>31,76524418934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545</text:p>
          </table:table-cell>
          <table:table-cell office:value-type="float" office:value="3.7849500775337" calcext:value-type="float">
            <text:p>3,7849500775337</text:p>
          </table:table-cell>
          <table:table-cell office:value-type="float" office:value="10.219104290009" calcext:value-type="float">
            <text:p>10,219104290009</text:p>
          </table:table-cell>
          <table:table-cell office:value-type="float" office:value="143.00852368592" calcext:value-type="float">
            <text:p>143,0085236859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556</text:p>
          </table:table-cell>
          <table:table-cell office:value-type="float" office:value="3.5202205181122" calcext:value-type="float">
            <text:p>3,5202205181122</text:p>
          </table:table-cell>
          <table:table-cell office:value-type="float" office:value="9.8399496078491" calcext:value-type="float">
            <text:p>9,8399496078491</text:p>
          </table:table-cell>
          <table:table-cell office:value-type="float" office:value="-130.27614241193" calcext:value-type="float">
            <text:p>-130,2761424119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567</text:p>
          </table:table-cell>
          <table:table-cell office:value-type="float" office:value="9.8885327577591" calcext:value-type="float">
            <text:p>9,8885327577591</text:p>
          </table:table-cell>
          <table:table-cell office:value-type="float" office:value="11.084983348846" calcext:value-type="float">
            <text:p>11,084983348846</text:p>
          </table:table-cell>
          <table:table-cell office:value-type="float" office:value="-55.87648889821" calcext:value-type="float">
            <text:p>-55,8764888982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578</text:p>
          </table:table-cell>
          <table:table-cell office:value-type="float" office:value="-1.3592870533466" calcext:value-type="float">
            <text:p>-1,3592870533466</text:p>
          </table:table-cell>
          <table:table-cell office:value-type="float" office:value="10.434639453888" calcext:value-type="float">
            <text:p>10,434639453888</text:p>
          </table:table-cell>
          <table:table-cell office:value-type="float" office:value="92.264238436511" calcext:value-type="float">
            <text:p>92,26423843651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8</text:p>
          </table:table-cell>
          <table:table-cell office:value-type="string" calcext:value-type="string">
            <text:p>589</text:p>
          </table:table-cell>
          <table:table-cell office:value-type="float" office:value="1.4496704936028" calcext:value-type="float">
            <text:p>1,4496704936028</text:p>
          </table:table-cell>
          <table:table-cell office:value-type="float" office:value="10.353566408157" calcext:value-type="float">
            <text:p>10,353566408157</text:p>
          </table:table-cell>
          <table:table-cell office:value-type="float" office:value="-84.04672221773" calcext:value-type="float">
            <text:p>-84,0467222177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15</text:p>
          </table:table-cell>
          <table:table-cell office:value-type="float" office:value="0.6396472454071" calcext:value-type="float">
            <text:p>0,6396472454071</text:p>
          </table:table-cell>
          <table:table-cell office:value-type="float" office:value="2.6673871278763" calcext:value-type="float">
            <text:p>2,6673871278763</text:p>
          </table:table-cell>
          <table:table-cell office:value-type="float" office:value="-127.65277115403" calcext:value-type="float">
            <text:p>-127,6527711540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50</text:p>
          </table:table-cell>
          <table:table-cell office:value-type="float" office:value="2.6274624466896" calcext:value-type="float">
            <text:p>2,6274624466896</text:p>
          </table:table-cell>
          <table:table-cell office:value-type="float" office:value="0.45294489711523" calcext:value-type="float">
            <text:p>0,45294489711523</text:p>
          </table:table-cell>
          <table:table-cell office:value-type="float" office:value="142.2763250436" calcext:value-type="float">
            <text:p>142,276325043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61</text:p>
          </table:table-cell>
          <table:table-cell office:value-type="float" office:value="1.2355889379978" calcext:value-type="float">
            <text:p>1,2355889379978</text:p>
          </table:table-cell>
          <table:table-cell office:value-type="float" office:value="0.0013750590733252" calcext:value-type="float">
            <text:p>0,0013750590733252</text:p>
          </table:table-cell>
          <table:table-cell office:value-type="float" office:value="44.616517367636" calcext:value-type="float">
            <text:p>44,61651736763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72</text:p>
          </table:table-cell>
          <table:table-cell office:value-type="float" office:value="3.9550960063934" calcext:value-type="float">
            <text:p>3,9550960063934</text:p>
          </table:table-cell>
          <table:table-cell office:value-type="float" office:value="1.9184291362762" calcext:value-type="float">
            <text:p>1,9184291362762</text:p>
          </table:table-cell>
          <table:table-cell office:value-type="float" office:value="-55.646054683977" calcext:value-type="float">
            <text:p>-55,64605468397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83</text:p>
          </table:table-cell>
          <table:table-cell office:value-type="float" office:value="4.245842397213" calcext:value-type="float">
            <text:p>4,245842397213</text:p>
          </table:table-cell>
          <table:table-cell office:value-type="float" office:value="0.44707663357258" calcext:value-type="float">
            <text:p>0,44707663357258</text:p>
          </table:table-cell>
          <table:table-cell office:value-type="float" office:value="-170.07930415451" calcext:value-type="float">
            <text:p>-170,0793041545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94</text:p>
          </table:table-cell>
          <table:table-cell office:value-type="float" office:value="6.5916287899017" calcext:value-type="float">
            <text:p>6,5916287899017</text:p>
          </table:table-cell>
          <table:table-cell office:value-type="float" office:value="2.8496131300926" calcext:value-type="float">
            <text:p>2,8496131300926</text:p>
          </table:table-cell>
          <table:table-cell office:value-type="float" office:value="128.62405199913" calcext:value-type="float">
            <text:p>128,6240519991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105</text:p>
          </table:table-cell>
          <table:table-cell office:value-type="float" office:value="10.023419857025" calcext:value-type="float">
            <text:p>10,023419857025</text:p>
          </table:table-cell>
          <table:table-cell office:value-type="float" office:value="-0.47362793236971" calcext:value-type="float">
            <text:p>-0,47362793236971</text:p>
          </table:table-cell>
          <table:table-cell office:value-type="float" office:value="106.4461948006" calcext:value-type="float">
            <text:p>106,446194800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116</text:p>
          </table:table-cell>
          <table:table-cell office:value-type="float" office:value="-1.5658570826054" calcext:value-type="float">
            <text:p>-1,5658570826054</text:p>
          </table:table-cell>
          <table:table-cell office:value-type="float" office:value="-0.56000161916018" calcext:value-type="float">
            <text:p>-0,56000161916018</text:p>
          </table:table-cell>
          <table:table-cell office:value-type="float" office:value="80.581649853166" calcext:value-type="float">
            <text:p>80,58164985316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127</text:p>
          </table:table-cell>
          <table:table-cell office:value-type="float" office:value="4.5183116197586" calcext:value-type="float">
            <text:p>4,5183116197586</text:p>
          </table:table-cell>
          <table:table-cell office:value-type="float" office:value="-0.16493381932378" calcext:value-type="float">
            <text:p>-0,16493381932378</text:p>
          </table:table-cell>
          <table:table-cell office:value-type="float" office:value="124.23711977187" calcext:value-type="float">
            <text:p>124,2371197718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138</text:p>
          </table:table-cell>
          <table:table-cell office:value-type="float" office:value="3.0581477284431" calcext:value-type="float">
            <text:p>3,0581477284431</text:p>
          </table:table-cell>
          <table:table-cell office:value-type="float" office:value="3.3931490778923" calcext:value-type="float">
            <text:p>3,3931490778923</text:p>
          </table:table-cell>
          <table:table-cell office:value-type="float" office:value="59.483940434304" calcext:value-type="float">
            <text:p>59,48394043430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149</text:p>
          </table:table-cell>
          <table:table-cell office:value-type="float" office:value="5.9847921133041" calcext:value-type="float">
            <text:p>5,9847921133041</text:p>
          </table:table-cell>
          <table:table-cell office:value-type="float" office:value="0.14249024912715" calcext:value-type="float">
            <text:p>0,14249024912715</text:p>
          </table:table-cell>
          <table:table-cell office:value-type="float" office:value="-79.545797815748" calcext:value-type="float">
            <text:p>-79,54579781574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160</text:p>
          </table:table-cell>
          <table:table-cell office:value-type="float" office:value="3.2271075248718" calcext:value-type="float">
            <text:p>3,2271075248718</text:p>
          </table:table-cell>
          <table:table-cell office:value-type="float" office:value="3.6760434508324" calcext:value-type="float">
            <text:p>3,6760434508324</text:p>
          </table:table-cell>
          <table:table-cell office:value-type="float" office:value="-120.62654525611" calcext:value-type="float">
            <text:p>-120,6265452561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171</text:p>
          </table:table-cell>
          <table:table-cell office:value-type="float" office:value="5.400887131691" calcext:value-type="float">
            <text:p>5,400887131691</text:p>
          </table:table-cell>
          <table:table-cell office:value-type="float" office:value="-0.20418176427484" calcext:value-type="float">
            <text:p>-0,20418176427484</text:p>
          </table:table-cell>
          <table:table-cell office:value-type="float" office:value="74.806194396535" calcext:value-type="float">
            <text:p>74,80619439653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182</text:p>
          </table:table-cell>
          <table:table-cell office:value-type="float" office:value="9.3918114900589" calcext:value-type="float">
            <text:p>9,3918114900589</text:p>
          </table:table-cell>
          <table:table-cell office:value-type="float" office:value="2.0966596901417" calcext:value-type="float">
            <text:p>2,0966596901417</text:p>
          </table:table-cell>
          <table:table-cell office:value-type="float" office:value="107.44866444047" calcext:value-type="float">
            <text:p>107,4486644404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193</text:p>
          </table:table-cell>
          <table:table-cell office:value-type="float" office:value="-1.0456117242575" calcext:value-type="float">
            <text:p>-1,0456117242575</text:p>
          </table:table-cell>
          <table:table-cell office:value-type="float" office:value="3.5027715563774" calcext:value-type="float">
            <text:p>3,5027715563774</text:p>
          </table:table-cell>
          <table:table-cell office:value-type="float" office:value="102.3554057832" calcext:value-type="float">
            <text:p>102,355405783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204</text:p>
          </table:table-cell>
          <table:table-cell office:value-type="float" office:value="1.4286017417908" calcext:value-type="float">
            <text:p>1,4286017417908</text:p>
          </table:table-cell>
          <table:table-cell office:value-type="float" office:value="3.5595953464508" calcext:value-type="float">
            <text:p>3,5595953464508</text:p>
          </table:table-cell>
          <table:table-cell office:value-type="float" office:value="92.794673458026" calcext:value-type="float">
            <text:p>92,79467345802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215</text:p>
          </table:table-cell>
          <table:table-cell office:value-type="float" office:value="2.4235904216766" calcext:value-type="float">
            <text:p>2,4235904216766</text:p>
          </table:table-cell>
          <table:table-cell office:value-type="float" office:value="2.9898375272751" calcext:value-type="float">
            <text:p>2,9898375272751</text:p>
          </table:table-cell>
          <table:table-cell office:value-type="float" office:value="-154.58068726169" calcext:value-type="float">
            <text:p>-154,5806872616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226</text:p>
          </table:table-cell>
          <table:table-cell office:value-type="float" office:value="7.0934122800827" calcext:value-type="float">
            <text:p>7,0934122800827</text:p>
          </table:table-cell>
          <table:table-cell office:value-type="float" office:value="2.2617837786674" calcext:value-type="float">
            <text:p>2,2617837786674</text:p>
          </table:table-cell>
          <table:table-cell office:value-type="float" office:value="174.43439155627" calcext:value-type="float">
            <text:p>174,4343915562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237</text:p>
          </table:table-cell>
          <table:table-cell office:value-type="float" office:value="5.7439965009689" calcext:value-type="float">
            <text:p>5,7439965009689</text:p>
          </table:table-cell>
          <table:table-cell office:value-type="float" office:value="3.7396469712257" calcext:value-type="float">
            <text:p>3,7396469712257</text:p>
          </table:table-cell>
          <table:table-cell office:value-type="float" office:value="132.06556192629" calcext:value-type="float">
            <text:p>132,0655619262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248</text:p>
          </table:table-cell>
          <table:table-cell office:value-type="float" office:value="6.2729507684708" calcext:value-type="float">
            <text:p>6,2729507684708</text:p>
          </table:table-cell>
          <table:table-cell office:value-type="float" office:value="3.2198065519333" calcext:value-type="float">
            <text:p>3,2198065519333</text:p>
          </table:table-cell>
          <table:table-cell office:value-type="float" office:value="49.691796682443" calcext:value-type="float">
            <text:p>49,69179668244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259</text:p>
          </table:table-cell>
          <table:table-cell office:value-type="float" office:value="10.075907707214" calcext:value-type="float">
            <text:p>10,075907707214</text:p>
          </table:table-cell>
          <table:table-cell office:value-type="float" office:value="3.1004855036736" calcext:value-type="float">
            <text:p>3,1004855036736</text:p>
          </table:table-cell>
          <table:table-cell office:value-type="float" office:value="106.89472848443" calcext:value-type="float">
            <text:p>106,8947284844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270</text:p>
          </table:table-cell>
          <table:table-cell office:value-type="float" office:value="-1.5850172936916" calcext:value-type="float">
            <text:p>-1,5850172936916</text:p>
          </table:table-cell>
          <table:table-cell office:value-type="float" office:value="2.9199442267418" calcext:value-type="float">
            <text:p>2,9199442267418</text:p>
          </table:table-cell>
          <table:table-cell office:value-type="float" office:value="20.065636391852" calcext:value-type="float">
            <text:p>20,06563639185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281</text:p>
          </table:table-cell>
          <table:table-cell office:value-type="float" office:value="2.4175898730755" calcext:value-type="float">
            <text:p>2,4175898730755</text:p>
          </table:table-cell>
          <table:table-cell office:value-type="float" office:value="8.8769352436066" calcext:value-type="float">
            <text:p>8,8769352436066</text:p>
          </table:table-cell>
          <table:table-cell office:value-type="float" office:value="-177.29557395741" calcext:value-type="float">
            <text:p>-177,2955739574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292</text:p>
          </table:table-cell>
          <table:table-cell office:value-type="float" office:value="5.7076686620712" calcext:value-type="float">
            <text:p>5,7076686620712</text:p>
          </table:table-cell>
          <table:table-cell office:value-type="float" office:value="0.65260998904705" calcext:value-type="float">
            <text:p>0,65260998904705</text:p>
          </table:table-cell>
          <table:table-cell office:value-type="float" office:value="71.438214581483" calcext:value-type="float">
            <text:p>71,43821458148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303</text:p>
          </table:table-cell>
          <table:table-cell office:value-type="float" office:value="1.3961771130562" calcext:value-type="float">
            <text:p>1,3961771130562</text:p>
          </table:table-cell>
          <table:table-cell office:value-type="float" office:value="6.338107585907" calcext:value-type="float">
            <text:p>6,338107585907</text:p>
          </table:table-cell>
          <table:table-cell office:value-type="float" office:value="124.24190332935" calcext:value-type="float">
            <text:p>124,2419033293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314</text:p>
          </table:table-cell>
          <table:table-cell office:value-type="float" office:value="8.5304033756256" calcext:value-type="float">
            <text:p>8,5304033756256</text:p>
          </table:table-cell>
          <table:table-cell office:value-type="float" office:value="9.7799170017242" calcext:value-type="float">
            <text:p>9,7799170017242</text:p>
          </table:table-cell>
          <table:table-cell office:value-type="float" office:value="-14.774109527564" calcext:value-type="float">
            <text:p>-14,77410952756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325</text:p>
          </table:table-cell>
          <table:table-cell office:value-type="float" office:value="5.9573119878769" calcext:value-type="float">
            <text:p>5,9573119878769</text:p>
          </table:table-cell>
          <table:table-cell office:value-type="float" office:value="9.1194498538971" calcext:value-type="float">
            <text:p>9,1194498538971</text:p>
          </table:table-cell>
          <table:table-cell office:value-type="float" office:value="-46.629899626325" calcext:value-type="float">
            <text:p>-46,62989962632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336</text:p>
          </table:table-cell>
          <table:table-cell office:value-type="float" office:value="9.3997049331665" calcext:value-type="float">
            <text:p>9,3997049331665</text:p>
          </table:table-cell>
          <table:table-cell office:value-type="float" office:value="5.4570877552032" calcext:value-type="float">
            <text:p>5,4570877552032</text:p>
          </table:table-cell>
          <table:table-cell office:value-type="float" office:value="-41.279411999283" calcext:value-type="float">
            <text:p>-41,27941199928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347</text:p>
          </table:table-cell>
          <table:table-cell office:value-type="float" office:value="1.592982262373" calcext:value-type="float">
            <text:p>1,592982262373</text:p>
          </table:table-cell>
          <table:table-cell office:value-type="float" office:value="2.5269919633865" calcext:value-type="float">
            <text:p>2,5269919633865</text:p>
          </table:table-cell>
          <table:table-cell office:value-type="float" office:value="140.95455977567" calcext:value-type="float">
            <text:p>140,9545597756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358</text:p>
          </table:table-cell>
          <table:table-cell office:value-type="float" office:value="-1.5719863772392" calcext:value-type="float">
            <text:p>-1,5719863772392</text:p>
          </table:table-cell>
          <table:table-cell office:value-type="float" office:value="9.4972324371338" calcext:value-type="float">
            <text:p>9,4972324371338</text:p>
          </table:table-cell>
          <table:table-cell office:value-type="float" office:value="-92.11095275393" calcext:value-type="float">
            <text:p>-92,1109527539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369</text:p>
          </table:table-cell>
          <table:table-cell office:value-type="float" office:value="2.3041233420372" calcext:value-type="float">
            <text:p>2,3041233420372</text:p>
          </table:table-cell>
          <table:table-cell office:value-type="float" office:value="-0.5850151181221" calcext:value-type="float">
            <text:p>-0,5850151181221</text:p>
          </table:table-cell>
          <table:table-cell office:value-type="float" office:value="18.583073547691" calcext:value-type="float">
            <text:p>18,58307354769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380</text:p>
          </table:table-cell>
          <table:table-cell office:value-type="float" office:value="5.8788365125656" calcext:value-type="float">
            <text:p>5,8788365125656</text:p>
          </table:table-cell>
          <table:table-cell office:value-type="float" office:value="6.3374501466751" calcext:value-type="float">
            <text:p>6,3374501466751</text:p>
          </table:table-cell>
          <table:table-cell office:value-type="float" office:value="-79.293109808758" calcext:value-type="float">
            <text:p>-79,29310980875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391</text:p>
          </table:table-cell>
          <table:table-cell office:value-type="float" office:value="2.9424101114273" calcext:value-type="float">
            <text:p>2,9424101114273</text:p>
          </table:table-cell>
          <table:table-cell office:value-type="float" office:value="4.6120518445969" calcext:value-type="float">
            <text:p>4,6120518445969</text:p>
          </table:table-cell>
          <table:table-cell office:value-type="float" office:value="145.09516612739" calcext:value-type="float">
            <text:p>145,0951661273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402</text:p>
          </table:table-cell>
          <table:table-cell office:value-type="float" office:value="7.5633203983307" calcext:value-type="float">
            <text:p>7,5633203983307</text:p>
          </table:table-cell>
          <table:table-cell office:value-type="float" office:value="1.5019363164902" calcext:value-type="float">
            <text:p>1,5019363164902</text:p>
          </table:table-cell>
          <table:table-cell office:value-type="float" office:value="20.595630642715" calcext:value-type="float">
            <text:p>20,59563064271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413</text:p>
          </table:table-cell>
          <table:table-cell office:value-type="float" office:value="8.3546894788742" calcext:value-type="float">
            <text:p>8,3546894788742</text:p>
          </table:table-cell>
          <table:table-cell office:value-type="float" office:value="8.9904153347015" calcext:value-type="float">
            <text:p>8,9904153347015</text:p>
          </table:table-cell>
          <table:table-cell office:value-type="float" office:value="82.09261165303" calcext:value-type="float">
            <text:p>82,0926116530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424</text:p>
          </table:table-cell>
          <table:table-cell office:value-type="float" office:value="-0.42209543287754" calcext:value-type="float">
            <text:p>-0,42209543287754</text:p>
          </table:table-cell>
          <table:table-cell office:value-type="float" office:value="9.2945289611816" calcext:value-type="float">
            <text:p>9,2945289611816</text:p>
          </table:table-cell>
          <table:table-cell office:value-type="float" office:value="107.09894538685" calcext:value-type="float">
            <text:p>107,0989453868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435</text:p>
          </table:table-cell>
          <table:table-cell office:value-type="float" office:value="0.94105876982212" calcext:value-type="float">
            <text:p>0,94105876982212</text:p>
          </table:table-cell>
          <table:table-cell office:value-type="float" office:value="10.829216241837" calcext:value-type="float">
            <text:p>10,829216241837</text:p>
          </table:table-cell>
          <table:table-cell office:value-type="float" office:value="-157.11526202548" calcext:value-type="float">
            <text:p>-157,1152620254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446</text:p>
          </table:table-cell>
          <table:table-cell office:value-type="float" office:value="2.2047448158264" calcext:value-type="float">
            <text:p>2,2047448158264</text:p>
          </table:table-cell>
          <table:table-cell office:value-type="float" office:value="2.7429535984993" calcext:value-type="float">
            <text:p>2,7429535984993</text:p>
          </table:table-cell>
          <table:table-cell office:value-type="float" office:value="-16.751895284956" calcext:value-type="float">
            <text:p>-16,75189528495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457</text:p>
          </table:table-cell>
          <table:table-cell office:value-type="float" office:value="-0.51566563546658" calcext:value-type="float">
            <text:p>-0,51566563546658</text:p>
          </table:table-cell>
          <table:table-cell office:value-type="float" office:value="9.6108853816986" calcext:value-type="float">
            <text:p>9,6108853816986</text:p>
          </table:table-cell>
          <table:table-cell office:value-type="float" office:value="-74.835927623093" calcext:value-type="float">
            <text:p>-74,83592762309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468</text:p>
          </table:table-cell>
          <table:table-cell office:value-type="float" office:value="-1.5850111842155" calcext:value-type="float">
            <text:p>-1,5850111842155</text:p>
          </table:table-cell>
          <table:table-cell office:value-type="float" office:value="9.1676157712936" calcext:value-type="float">
            <text:p>9,1676157712936</text:p>
          </table:table-cell>
          <table:table-cell office:value-type="float" office:value="97.690999887551" calcext:value-type="float">
            <text:p>97,69099988755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479</text:p>
          </table:table-cell>
          <table:table-cell office:value-type="float" office:value="4.7256970405579" calcext:value-type="float">
            <text:p>4,7256970405579</text:p>
          </table:table-cell>
          <table:table-cell office:value-type="float" office:value="10.671055316925" calcext:value-type="float">
            <text:p>10,671055316925</text:p>
          </table:table-cell>
          <table:table-cell office:value-type="float" office:value="-28.635135311989" calcext:value-type="float">
            <text:p>-28,63513531198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490</text:p>
          </table:table-cell>
          <table:table-cell office:value-type="float" office:value="10.077170133591" calcext:value-type="float">
            <text:p>10,077170133591</text:p>
          </table:table-cell>
          <table:table-cell office:value-type="float" office:value="10.148261785507" calcext:value-type="float">
            <text:p>10,148261785507</text:p>
          </table:table-cell>
          <table:table-cell office:value-type="float" office:value="58.201461840587" calcext:value-type="float">
            <text:p>58,20146184058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501</text:p>
          </table:table-cell>
          <table:table-cell office:value-type="float" office:value="0.58283496648073" calcext:value-type="float">
            <text:p>0,58283496648073</text:p>
          </table:table-cell>
          <table:table-cell office:value-type="float" office:value="10.928075313568" calcext:value-type="float">
            <text:p>10,928075313568</text:p>
          </table:table-cell>
          <table:table-cell office:value-type="float" office:value="-86.501876260065" calcext:value-type="float">
            <text:p>-86,50187626006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512</text:p>
          </table:table-cell>
          <table:table-cell office:value-type="float" office:value="2.7675980329514" calcext:value-type="float">
            <text:p>2,7675980329514</text:p>
          </table:table-cell>
          <table:table-cell office:value-type="float" office:value="10.885382890701" calcext:value-type="float">
            <text:p>10,885382890701</text:p>
          </table:table-cell>
          <table:table-cell office:value-type="float" office:value="-140.24968208021" calcext:value-type="float">
            <text:p>-140,2496820802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523</text:p>
          </table:table-cell>
          <table:table-cell office:value-type="float" office:value="4.2252689599991" calcext:value-type="float">
            <text:p>4,2252689599991</text:p>
          </table:table-cell>
          <table:table-cell office:value-type="float" office:value="10.372787714005" calcext:value-type="float">
            <text:p>10,372787714005</text:p>
          </table:table-cell>
          <table:table-cell office:value-type="float" office:value="-56.990729775398" calcext:value-type="float">
            <text:p>-56,99072977539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534</text:p>
          </table:table-cell>
          <table:table-cell office:value-type="float" office:value="2.5120562314987" calcext:value-type="float">
            <text:p>2,5120562314987</text:p>
          </table:table-cell>
          <table:table-cell office:value-type="float" office:value="10.676938295364" calcext:value-type="float">
            <text:p>10,676938295364</text:p>
          </table:table-cell>
          <table:table-cell office:value-type="float" office:value="38.926988270632" calcext:value-type="float">
            <text:p>38,92698827063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545</text:p>
          </table:table-cell>
          <table:table-cell office:value-type="float" office:value="3.6220890283585" calcext:value-type="float">
            <text:p>3,6220890283585</text:p>
          </table:table-cell>
          <table:table-cell office:value-type="float" office:value="10.311963558197" calcext:value-type="float">
            <text:p>10,311963558197</text:p>
          </table:table-cell>
          <table:table-cell office:value-type="float" office:value="153.63191647135" calcext:value-type="float">
            <text:p>153,6319164713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556</text:p>
          </table:table-cell>
          <table:table-cell office:value-type="float" office:value="3.403731584549" calcext:value-type="float">
            <text:p>3,403731584549</text:p>
          </table:table-cell>
          <table:table-cell office:value-type="float" office:value="9.7534245252609" calcext:value-type="float">
            <text:p>9,7534245252609</text:p>
          </table:table-cell>
          <table:table-cell office:value-type="float" office:value="-148.62768665241" calcext:value-type="float">
            <text:p>-148,6276866524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567</text:p>
          </table:table-cell>
          <table:table-cell office:value-type="float" office:value="9.6157091856003" calcext:value-type="float">
            <text:p>9,6157091856003</text:p>
          </table:table-cell>
          <table:table-cell office:value-type="float" office:value="11.069966554642" calcext:value-type="float">
            <text:p>11,069966554642</text:p>
          </table:table-cell>
          <table:table-cell office:value-type="float" office:value="0.53802491491957" calcext:value-type="float">
            <text:p>0,5380249149195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578</text:p>
          </table:table-cell>
          <table:table-cell office:value-type="float" office:value="0.1599545404315" calcext:value-type="float">
            <text:p>0,1599545404315</text:p>
          </table:table-cell>
          <table:table-cell office:value-type="float" office:value="10.64265370369" calcext:value-type="float">
            <text:p>10,64265370369</text:p>
          </table:table-cell>
          <table:table-cell office:value-type="float" office:value="139.84891563464" calcext:value-type="float">
            <text:p>139,8489156346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49</text:p>
          </table:table-cell>
          <table:table-cell office:value-type="string" calcext:value-type="string">
            <text:p>589</text:p>
          </table:table-cell>
          <table:table-cell office:value-type="float" office:value="1.3440243899822" calcext:value-type="float">
            <text:p>1,3440243899822</text:p>
          </table:table-cell>
          <table:table-cell office:value-type="float" office:value="10.286026000977" calcext:value-type="float">
            <text:p>10,286026000977</text:p>
          </table:table-cell>
          <table:table-cell office:value-type="float" office:value="178.57536692528" calcext:value-type="float">
            <text:p>178,5753669252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15</text:p>
          </table:table-cell>
          <table:table-cell office:value-type="float" office:value="0.69097653031349" calcext:value-type="float">
            <text:p>0,69097653031349</text:p>
          </table:table-cell>
          <table:table-cell office:value-type="float" office:value="2.9465293884277" calcext:value-type="float">
            <text:p>2,9465293884277</text:p>
          </table:table-cell>
          <table:table-cell office:value-type="float" office:value="-94.953397277055" calcext:value-type="float">
            <text:p>-94,95339727705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50</text:p>
          </table:table-cell>
          <table:table-cell office:value-type="float" office:value="2.9094770550728" calcext:value-type="float">
            <text:p>2,9094770550728</text:p>
          </table:table-cell>
          <table:table-cell office:value-type="float" office:value="0.34975249320269" calcext:value-type="float">
            <text:p>0,34975249320269</text:p>
          </table:table-cell>
          <table:table-cell office:value-type="float" office:value="164.46462406474" calcext:value-type="float">
            <text:p>164,4646240647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61</text:p>
          </table:table-cell>
          <table:table-cell office:value-type="float" office:value="1.128221154213" calcext:value-type="float">
            <text:p>1,128221154213</text:p>
          </table:table-cell>
          <table:table-cell office:value-type="float" office:value="-0.27356743812561" calcext:value-type="float">
            <text:p>-0,27356743812561</text:p>
          </table:table-cell>
          <table:table-cell office:value-type="float" office:value="74.112216378473" calcext:value-type="float">
            <text:p>74,11221637847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72</text:p>
          </table:table-cell>
          <table:table-cell office:value-type="float" office:value="4.0381640195847" calcext:value-type="float">
            <text:p>4,0381640195847</text:p>
          </table:table-cell>
          <table:table-cell office:value-type="float" office:value="2.169953584671" calcext:value-type="float">
            <text:p>2,169953584671</text:p>
          </table:table-cell>
          <table:table-cell office:value-type="float" office:value="-118.22662080169" calcext:value-type="float">
            <text:p>-118,2266208016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83</text:p>
          </table:table-cell>
          <table:table-cell office:value-type="float" office:value="4.4942751526833" calcext:value-type="float">
            <text:p>4,4942751526833</text:p>
          </table:table-cell>
          <table:table-cell office:value-type="float" office:value="0.38122601807117" calcext:value-type="float">
            <text:p>0,38122601807117</text:p>
          </table:table-cell>
          <table:table-cell office:value-type="float" office:value="160.9835746182" calcext:value-type="float">
            <text:p>160,983574618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94</text:p>
          </table:table-cell>
          <table:table-cell office:value-type="float" office:value="6.8283706903458" calcext:value-type="float">
            <text:p>6,8283706903458</text:p>
          </table:table-cell>
          <table:table-cell office:value-type="float" office:value="2.7929064631462" calcext:value-type="float">
            <text:p>2,7929064631462</text:p>
          </table:table-cell>
          <table:table-cell office:value-type="float" office:value="164.10615793459" calcext:value-type="float">
            <text:p>164,1061579345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105</text:p>
          </table:table-cell>
          <table:table-cell office:value-type="float" office:value="10.085291862488" calcext:value-type="float">
            <text:p>10,085291862488</text:p>
          </table:table-cell>
          <table:table-cell office:value-type="float" office:value="-0.58554548770189" calcext:value-type="float">
            <text:p>-0,58554548770189</text:p>
          </table:table-cell>
          <table:table-cell office:value-type="float" office:value="127.7893485537" calcext:value-type="float">
            <text:p>127,789348553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116</text:p>
          </table:table-cell>
          <table:table-cell office:value-type="float" office:value="-1.5765635669231" calcext:value-type="float">
            <text:p>-1,5765635669231</text:p>
          </table:table-cell>
          <table:table-cell office:value-type="float" office:value="-0.54711300879717" calcext:value-type="float">
            <text:p>-0,54711300879717</text:p>
          </table:table-cell>
          <table:table-cell office:value-type="float" office:value="83.802268763257" calcext:value-type="float">
            <text:p>83,80226876325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127</text:p>
          </table:table-cell>
          <table:table-cell office:value-type="float" office:value="4.7767892479897" calcext:value-type="float">
            <text:p>4,7767892479897</text:p>
          </table:table-cell>
          <table:table-cell office:value-type="float" office:value="-0.24956721812487" calcext:value-type="float">
            <text:p>-0,24956721812487</text:p>
          </table:table-cell>
          <table:table-cell office:value-type="float" office:value="166.70450435323" calcext:value-type="float">
            <text:p>166,7045043532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138</text:p>
          </table:table-cell>
          <table:table-cell office:value-type="float" office:value="3.0563420057297" calcext:value-type="float">
            <text:p>3,0563420057297</text:p>
          </table:table-cell>
          <table:table-cell office:value-type="float" office:value="3.3860862255096" calcext:value-type="float">
            <text:p>3,3860862255096</text:p>
          </table:table-cell>
          <table:table-cell office:value-type="float" office:value="60.309944638781" calcext:value-type="float">
            <text:p>60,30994463878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149</text:p>
          </table:table-cell>
          <table:table-cell office:value-type="float" office:value="6.0382705926895" calcext:value-type="float">
            <text:p>6,0382705926895</text:p>
          </table:table-cell>
          <table:table-cell office:value-type="float" office:value="0.032207623589784" calcext:value-type="float">
            <text:p>0,032207623589784</text:p>
          </table:table-cell>
          <table:table-cell office:value-type="float" office:value="-56.271788420951" calcext:value-type="float">
            <text:p>-56,27178842095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160</text:p>
          </table:table-cell>
          <table:table-cell office:value-type="float" office:value="3.2219043374062" calcext:value-type="float">
            <text:p>3,2219043374062</text:p>
          </table:table-cell>
          <table:table-cell office:value-type="float" office:value="3.6713489890099" calcext:value-type="float">
            <text:p>3,6713489890099</text:p>
          </table:table-cell>
          <table:table-cell office:value-type="float" office:value="-121.07603565143" calcext:value-type="float">
            <text:p>-121,0760356514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171</text:p>
          </table:table-cell>
          <table:table-cell office:value-type="float" office:value="5.5322158336639" calcext:value-type="float">
            <text:p>5,5322158336639</text:p>
          </table:table-cell>
          <table:table-cell office:value-type="float" office:value="-0.45700971037149" calcext:value-type="float">
            <text:p>-0,45700971037149</text:p>
          </table:table-cell>
          <table:table-cell office:value-type="float" office:value="126.97846722451" calcext:value-type="float">
            <text:p>126,9784672245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182</text:p>
          </table:table-cell>
          <table:table-cell office:value-type="float" office:value="9.5098477602005" calcext:value-type="float">
            <text:p>9,5098477602005</text:p>
          </table:table-cell>
          <table:table-cell office:value-type="float" office:value="1.7160788178444" calcext:value-type="float">
            <text:p>1,7160788178444</text:p>
          </table:table-cell>
          <table:table-cell office:value-type="float" office:value="107.42857349906" calcext:value-type="float">
            <text:p>107,4285734990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193</text:p>
          </table:table-cell>
          <table:table-cell office:value-type="float" office:value="-0.97324535250664" calcext:value-type="float">
            <text:p>-0,97324535250664</text:p>
          </table:table-cell>
          <table:table-cell office:value-type="float" office:value="3.2958191633224" calcext:value-type="float">
            <text:p>3,2958191633224</text:p>
          </table:table-cell>
          <table:table-cell office:value-type="float" office:value="110.06330228915" calcext:value-type="float">
            <text:p>110,063302289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204</text:p>
          </table:table-cell>
          <table:table-cell office:value-type="float" office:value="1.5196840465069" calcext:value-type="float">
            <text:p>1,5196840465069</text:p>
          </table:table-cell>
          <table:table-cell office:value-type="float" office:value="3.2497811317444" calcext:value-type="float">
            <text:p>3,2497811317444</text:p>
          </table:table-cell>
          <table:table-cell office:value-type="float" office:value="109.99331200958" calcext:value-type="float">
            <text:p>109,9933120095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215</text:p>
          </table:table-cell>
          <table:table-cell office:value-type="float" office:value="2.1502938866615" calcext:value-type="float">
            <text:p>2,1502938866615</text:p>
          </table:table-cell>
          <table:table-cell office:value-type="float" office:value="2.8655895590782" calcext:value-type="float">
            <text:p>2,8655895590782</text:p>
          </table:table-cell>
          <table:table-cell office:value-type="float" office:value="-125.97517754622" calcext:value-type="float">
            <text:p>-125,9751775462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226</text:p>
          </table:table-cell>
          <table:table-cell office:value-type="float" office:value="7.3907160758972" calcext:value-type="float">
            <text:p>7,3907160758972</text:p>
          </table:table-cell>
          <table:table-cell office:value-type="float" office:value="2.1534855663776" calcext:value-type="float">
            <text:p>2,1534855663776</text:p>
          </table:table-cell>
          <table:table-cell office:value-type="float" office:value="156.33491346031" calcext:value-type="float">
            <text:p>156,3349134603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237</text:p>
          </table:table-cell>
          <table:table-cell office:value-type="float" office:value="5.7835918664932" calcext:value-type="float">
            <text:p>5,7835918664932</text:p>
          </table:table-cell>
          <table:table-cell office:value-type="float" office:value="3.4929829835892" calcext:value-type="float">
            <text:p>3,4929829835892</text:p>
          </table:table-cell>
          <table:table-cell office:value-type="float" office:value="94.168839181305" calcext:value-type="float">
            <text:p>94,16883918130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248</text:p>
          </table:table-cell>
          <table:table-cell office:value-type="float" office:value="6.0260117053986" calcext:value-type="float">
            <text:p>6,0260117053986</text:p>
          </table:table-cell>
          <table:table-cell office:value-type="float" office:value="3.0800354480743" calcext:value-type="float">
            <text:p>3,0800354480743</text:p>
          </table:table-cell>
          <table:table-cell office:value-type="float" office:value="25.175246273636" calcext:value-type="float">
            <text:p>25,17524627363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259</text:p>
          </table:table-cell>
          <table:table-cell office:value-type="float" office:value="10.032317638397" calcext:value-type="float">
            <text:p>10,032317638397</text:p>
          </table:table-cell>
          <table:table-cell office:value-type="float" office:value="2.7590861916542" calcext:value-type="float">
            <text:p>2,7590861916542</text:p>
          </table:table-cell>
          <table:table-cell office:value-type="float" office:value="80.21993773758" calcext:value-type="float">
            <text:p>80,2199377375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270</text:p>
          </table:table-cell>
          <table:table-cell office:value-type="float" office:value="-1.5850467979908" calcext:value-type="float">
            <text:p>-1,5850467979908</text:p>
          </table:table-cell>
          <table:table-cell office:value-type="float" office:value="2.5052505731583" calcext:value-type="float">
            <text:p>2,5052505731583</text:p>
          </table:table-cell>
          <table:table-cell office:value-type="float" office:value="22.682819776474" calcext:value-type="float">
            <text:p>22,68281977647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281</text:p>
          </table:table-cell>
          <table:table-cell office:value-type="float" office:value="2.7911430597305" calcext:value-type="float">
            <text:p>2,7911430597305</text:p>
          </table:table-cell>
          <table:table-cell office:value-type="float" office:value="8.9373570680618" calcext:value-type="float">
            <text:p>8,9373570680618</text:p>
          </table:table-cell>
          <table:table-cell office:value-type="float" office:value="-168.72059615554" calcext:value-type="float">
            <text:p>-168,7205961555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292</text:p>
          </table:table-cell>
          <table:table-cell office:value-type="float" office:value="5.7295620441437" calcext:value-type="float">
            <text:p>5,7295620441437</text:p>
          </table:table-cell>
          <table:table-cell office:value-type="float" office:value="0.71818821132183" calcext:value-type="float">
            <text:p>0,71818821132183</text:p>
          </table:table-cell>
          <table:table-cell office:value-type="float" office:value="71.474152765456" calcext:value-type="float">
            <text:p>71,47415276545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303</text:p>
          </table:table-cell>
          <table:table-cell office:value-type="float" office:value="1.5612255036831" calcext:value-type="float">
            <text:p>1,5612255036831</text:p>
          </table:table-cell>
          <table:table-cell office:value-type="float" office:value="6.0881632566452" calcext:value-type="float">
            <text:p>6,0881632566452</text:p>
          </table:table-cell>
          <table:table-cell office:value-type="float" office:value="123.40129560726" calcext:value-type="float">
            <text:p>123,4012956072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314</text:p>
          </table:table-cell>
          <table:table-cell office:value-type="float" office:value="8.1772166490555" calcext:value-type="float">
            <text:p>8,1772166490555</text:p>
          </table:table-cell>
          <table:table-cell office:value-type="float" office:value="9.7919094562531" calcext:value-type="float">
            <text:p>9,7919094562531</text:p>
          </table:table-cell>
          <table:table-cell office:value-type="float" office:value="0.93563875052959" calcext:value-type="float">
            <text:p>0,9356387505295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325</text:p>
          </table:table-cell>
          <table:table-cell office:value-type="float" office:value="5.8029186725616" calcext:value-type="float">
            <text:p>5,8029186725616</text:p>
          </table:table-cell>
          <table:table-cell office:value-type="float" office:value="9.2383289337158" calcext:value-type="float">
            <text:p>9,2383289337158</text:p>
          </table:table-cell>
          <table:table-cell office:value-type="float" office:value="-38.307708919428" calcext:value-type="float">
            <text:p>-38,30770891942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336</text:p>
          </table:table-cell>
          <table:table-cell office:value-type="float" office:value="9.2314100265503" calcext:value-type="float">
            <text:p>9,2314100265503</text:p>
          </table:table-cell>
          <table:table-cell office:value-type="float" office:value="5.6508547067642" calcext:value-type="float">
            <text:p>5,6508547067642</text:p>
          </table:table-cell>
          <table:table-cell office:value-type="float" office:value="-52.807758188551" calcext:value-type="float">
            <text:p>-52,80775818855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347</text:p>
          </table:table-cell>
          <table:table-cell office:value-type="float" office:value="1.8820938467979" calcext:value-type="float">
            <text:p>1,8820938467979</text:p>
          </table:table-cell>
          <table:table-cell office:value-type="float" office:value="2.4406906962395" calcext:value-type="float">
            <text:p>2,4406906962395</text:p>
          </table:table-cell>
          <table:table-cell office:value-type="float" office:value="168.59749472065" calcext:value-type="float">
            <text:p>168,5974947206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358</text:p>
          </table:table-cell>
          <table:table-cell office:value-type="float" office:value="-1.5752023458481" calcext:value-type="float">
            <text:p>-1,5752023458481</text:p>
          </table:table-cell>
          <table:table-cell office:value-type="float" office:value="9.4764918088913" calcext:value-type="float">
            <text:p>9,4764918088913</text:p>
          </table:table-cell>
          <table:table-cell office:value-type="float" office:value="-91.678286813627" calcext:value-type="float">
            <text:p>-91,67828681362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369</text:p>
          </table:table-cell>
          <table:table-cell office:value-type="float" office:value="1.9212409853935" calcext:value-type="float">
            <text:p>1,9212409853935</text:p>
          </table:table-cell>
          <table:table-cell office:value-type="float" office:value="-0.5712852627039" calcext:value-type="float">
            <text:p>-0,5712852627039</text:p>
          </table:table-cell>
          <table:table-cell office:value-type="float" office:value="0.59721567282441" calcext:value-type="float">
            <text:p>0,5972156728244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380</text:p>
          </table:table-cell>
          <table:table-cell office:value-type="float" office:value="5.762659907341" calcext:value-type="float">
            <text:p>5,762659907341</text:p>
          </table:table-cell>
          <table:table-cell office:value-type="float" office:value="6.4190834760666" calcext:value-type="float">
            <text:p>6,4190834760666</text:p>
          </table:table-cell>
          <table:table-cell office:value-type="float" office:value="-41.181454992598" calcext:value-type="float">
            <text:p>-41,18145499259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391</text:p>
          </table:table-cell>
          <table:table-cell office:value-type="float" office:value="3.1181308627129" calcext:value-type="float">
            <text:p>3,1181308627129</text:p>
          </table:table-cell>
          <table:table-cell office:value-type="float" office:value="4.5226296782494" calcext:value-type="float">
            <text:p>4,5226296782494</text:p>
          </table:table-cell>
          <table:table-cell office:value-type="float" office:value="153.7165444368" calcext:value-type="float">
            <text:p>153,716544436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402</text:p>
          </table:table-cell>
          <table:table-cell office:value-type="float" office:value="7.404670715332" calcext:value-type="float">
            <text:p>7,404670715332</text:p>
          </table:table-cell>
          <table:table-cell office:value-type="float" office:value="1.3857808709145" calcext:value-type="float">
            <text:p>1,3857808709145</text:p>
          </table:table-cell>
          <table:table-cell office:value-type="float" office:value="36.557066972089" calcext:value-type="float">
            <text:p>36,55706697208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413</text:p>
          </table:table-cell>
          <table:table-cell office:value-type="float" office:value="8.2916879653931" calcext:value-type="float">
            <text:p>8,2916879653931</text:p>
          </table:table-cell>
          <table:table-cell office:value-type="float" office:value="8.6016196012497" calcext:value-type="float">
            <text:p>8,6016196012497</text:p>
          </table:table-cell>
          <table:table-cell office:value-type="float" office:value="80.283019193418" calcext:value-type="float">
            <text:p>80,28301919341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424</text:p>
          </table:table-cell>
          <table:table-cell office:value-type="float" office:value="-0.42485911399126" calcext:value-type="float">
            <text:p>-0,42485911399126</text:p>
          </table:table-cell>
          <table:table-cell office:value-type="float" office:value="9.3291884660721" calcext:value-type="float">
            <text:p>9,3291884660721</text:p>
          </table:table-cell>
          <table:table-cell office:value-type="float" office:value="109.93936714853" calcext:value-type="float">
            <text:p>109,9393671485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435</text:p>
          </table:table-cell>
          <table:table-cell office:value-type="float" office:value="0.85595473647118" calcext:value-type="float">
            <text:p>0,85595473647118</text:p>
          </table:table-cell>
          <table:table-cell office:value-type="float" office:value="10.764548778534" calcext:value-type="float">
            <text:p>10,764548778534</text:p>
          </table:table-cell>
          <table:table-cell office:value-type="float" office:value="-158.29097844992" calcext:value-type="float">
            <text:p>-158,2909784499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446</text:p>
          </table:table-cell>
          <table:table-cell office:value-type="float" office:value="2.4596109986305" calcext:value-type="float">
            <text:p>2,4596109986305</text:p>
          </table:table-cell>
          <table:table-cell office:value-type="float" office:value="2.715237736702" calcext:value-type="float">
            <text:p>2,715237736702</text:p>
          </table:table-cell>
          <table:table-cell office:value-type="float" office:value="51.237155677407" calcext:value-type="float">
            <text:p>51,23715567740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457</text:p>
          </table:table-cell>
          <table:table-cell office:value-type="float" office:value="-0.53014893084764" calcext:value-type="float">
            <text:p>-0,53014893084764</text:p>
          </table:table-cell>
          <table:table-cell office:value-type="float" office:value="9.641832113266" calcext:value-type="float">
            <text:p>9,641832113266</text:p>
          </table:table-cell>
          <table:table-cell office:value-type="float" office:value="-71.089055887453" calcext:value-type="float">
            <text:p>-71,08905588745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468</text:p>
          </table:table-cell>
          <table:table-cell office:value-type="float" office:value="-1.5849888324738" calcext:value-type="float">
            <text:p>-1,5849888324738</text:p>
          </table:table-cell>
          <table:table-cell office:value-type="float" office:value="9.1468465328217" calcext:value-type="float">
            <text:p>9,1468465328217</text:p>
          </table:table-cell>
          <table:table-cell office:value-type="float" office:value="93.862759839198" calcext:value-type="float">
            <text:p>93,86275983919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479</text:p>
          </table:table-cell>
          <table:table-cell office:value-type="float" office:value="4.620067179203" calcext:value-type="float">
            <text:p>4,620067179203</text:p>
          </table:table-cell>
          <table:table-cell office:value-type="float" office:value="10.678697824478" calcext:value-type="float">
            <text:p>10,678697824478</text:p>
          </table:table-cell>
          <table:table-cell office:value-type="float" office:value="-10.914889110881" calcext:value-type="float">
            <text:p>-10,91488911088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490</text:p>
          </table:table-cell>
          <table:table-cell office:value-type="float" office:value="10.085014104843" calcext:value-type="float">
            <text:p>10,085014104843</text:p>
          </table:table-cell>
          <table:table-cell office:value-type="float" office:value="9.8957139253616" calcext:value-type="float">
            <text:p>9,8957139253616</text:p>
          </table:table-cell>
          <table:table-cell office:value-type="float" office:value="95.377534817738" calcext:value-type="float">
            <text:p>95,37753481773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501</text:p>
          </table:table-cell>
          <table:table-cell office:value-type="float" office:value="0.60757149010897" calcext:value-type="float">
            <text:p>0,60757149010897</text:p>
          </table:table-cell>
          <table:table-cell office:value-type="float" office:value="10.536282062531" calcext:value-type="float">
            <text:p>10,536282062531</text:p>
          </table:table-cell>
          <table:table-cell office:value-type="float" office:value="-86.464393670392" calcext:value-type="float">
            <text:p>-86,46439367039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512</text:p>
          </table:table-cell>
          <table:table-cell office:value-type="float" office:value="2.779158949852" calcext:value-type="float">
            <text:p>2,779158949852</text:p>
          </table:table-cell>
          <table:table-cell office:value-type="float" office:value="10.882370471954" calcext:value-type="float">
            <text:p>10,882370471954</text:p>
          </table:table-cell>
          <table:table-cell office:value-type="float" office:value="-143.19430339109" calcext:value-type="float">
            <text:p>-143,1943033910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523</text:p>
          </table:table-cell>
          <table:table-cell office:value-type="float" office:value="4.0572363138199" calcext:value-type="float">
            <text:p>4,0572363138199</text:p>
          </table:table-cell>
          <table:table-cell office:value-type="float" office:value="10.640828609467" calcext:value-type="float">
            <text:p>10,640828609467</text:p>
          </table:table-cell>
          <table:table-cell office:value-type="float" office:value="-54.164289668867" calcext:value-type="float">
            <text:p>-54,16428966886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534</text:p>
          </table:table-cell>
          <table:table-cell office:value-type="float" office:value="2.5109684467316" calcext:value-type="float">
            <text:p>2,5109684467316</text:p>
          </table:table-cell>
          <table:table-cell office:value-type="float" office:value="10.690779685974" calcext:value-type="float">
            <text:p>10,690779685974</text:p>
          </table:table-cell>
          <table:table-cell office:value-type="float" office:value="34.414262148985" calcext:value-type="float">
            <text:p>34,41426214898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545</text:p>
          </table:table-cell>
          <table:table-cell office:value-type="float" office:value="3.4077221155167" calcext:value-type="float">
            <text:p>3,4077221155167</text:p>
          </table:table-cell>
          <table:table-cell office:value-type="float" office:value="10.479304790497" calcext:value-type="float">
            <text:p>10,479304790497</text:p>
          </table:table-cell>
          <table:table-cell office:value-type="float" office:value="-123.48782332839" calcext:value-type="float">
            <text:p>-123,4878233283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556</text:p>
          </table:table-cell>
          <table:table-cell office:value-type="float" office:value="3.1385880708694" calcext:value-type="float">
            <text:p>3,1385880708694</text:p>
          </table:table-cell>
          <table:table-cell office:value-type="float" office:value="9.6876704692841" calcext:value-type="float">
            <text:p>9,6876704692841</text:p>
          </table:table-cell>
          <table:table-cell office:value-type="float" office:value="-31.004945563663" calcext:value-type="float">
            <text:p>-31,00494556366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567</text:p>
          </table:table-cell>
          <table:table-cell office:value-type="float" office:value="9.412242770195" calcext:value-type="float">
            <text:p>9,412242770195</text:p>
          </table:table-cell>
          <table:table-cell office:value-type="float" office:value="10.873181819916" calcext:value-type="float">
            <text:p>10,873181819916</text:p>
          </table:table-cell>
          <table:table-cell office:value-type="float" office:value="53.629508443699" calcext:value-type="float">
            <text:p>53,62950844369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578</text:p>
          </table:table-cell>
          <table:table-cell office:value-type="float" office:value="-0.044588884338737" calcext:value-type="float">
            <text:p>-0,044588884338737</text:p>
          </table:table-cell>
          <table:table-cell office:value-type="float" office:value="10.670671463013" calcext:value-type="float">
            <text:p>10,670671463013</text:p>
          </table:table-cell>
          <table:table-cell office:value-type="float" office:value="99.881964883987" calcext:value-type="float">
            <text:p>99,88196488398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50</text:p>
          </table:table-cell>
          <table:table-cell office:value-type="string" calcext:value-type="string">
            <text:p>589</text:p>
          </table:table-cell>
          <table:table-cell office:value-type="float" office:value="1.2347204983234" calcext:value-type="float">
            <text:p>1,2347204983234</text:p>
          </table:table-cell>
          <table:table-cell office:value-type="float" office:value="10.284676551819" calcext:value-type="float">
            <text:p>10,284676551819</text:p>
          </table:table-cell>
          <table:table-cell office:value-type="float" office:value="177.82544178568" calcext:value-type="float">
            <text:p>177,8254417856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51</text:p>
          </table:table-cell>
          <table:table-cell office:value-type="string" calcext:value-type="string">
            <text:p>15</text:p>
          </table:table-cell>
          <table:table-cell office:value-type="float" office:value="0.58484174311161" calcext:value-type="float">
            <text:p>0,58484174311161</text:p>
          </table:table-cell>
          <table:table-cell office:value-type="float" office:value="3.2083564996719" calcext:value-type="float">
            <text:p>3,2083564996719</text:p>
          </table:table-cell>
          <table:table-cell office:value-type="float" office:value="-62.319093449101" calcext:value-type="float">
            <text:p>-62,31909344910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1</text:p>
          </table:table-cell>
          <table:table-cell office:value-type="string" calcext:value-type="string">
            <text:p>50</text:p>
          </table:table-cell>
          <table:table-cell office:value-type="float" office:value="3.2090926170349" calcext:value-type="float">
            <text:p>3,2090926170349</text:p>
          </table:table-cell>
          <table:table-cell office:value-type="float" office:value="0.36050923168659" calcext:value-type="float">
            <text:p>0,36050923168659</text:p>
          </table:table-cell>
          <table:table-cell office:value-type="float" office:value="-173.56910067759" calcext:value-type="float">
            <text:p>-173,5691006775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1</text:p>
          </table:table-cell>
          <table:table-cell office:value-type="string" calcext:value-type="string">
            <text:p>61</text:p>
          </table:table-cell>
          <table:table-cell office:value-type="float" office:value="1.1447195708752" calcext:value-type="float">
            <text:p>1,1447195708752</text:p>
          </table:table-cell>
          <table:table-cell office:value-type="float" office:value="-0.58501917868853" calcext:value-type="float">
            <text:p>-0,58501917868853</text:p>
          </table:table-cell>
          <table:table-cell office:value-type="float" office:value="93.634406472467" calcext:value-type="float">
            <text:p>93,63440647246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1</text:p>
          </table:table-cell>
          <table:table-cell office:value-type="string" calcext:value-type="string">
            <text:p>72</text:p>
          </table:table-cell>
          <table:table-cell office:value-type="float" office:value="4.299892783165" calcext:value-type="float">
            <text:p>4,299892783165</text:p>
          </table:table-cell>
          <table:table-cell office:value-type="float" office:value="2.2128482162952" calcext:value-type="float">
            <text:p>2,2128482162952</text:p>
          </table:table-cell>
          <table:table-cell office:value-type="float" office:value="179.36148309404" calcext:value-type="float">
            <text:p>179,3614830940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1</text:p>
          </table:table-cell>
          <table:table-cell office:value-type="string" calcext:value-type="string">
            <text:p>83</text:p>
          </table:table-cell>
          <table:table-cell office:value-type="float" office:value="4.7056883573532" calcext:value-type="float">
            <text:p>4,7056883573532</text:p>
          </table:table-cell>
          <table:table-cell office:value-type="float" office:value="0.20715098828077" calcext:value-type="float">
            <text:p>0,20715098828077</text:p>
          </table:table-cell>
          <table:table-cell office:value-type="float" office:value="139.08865801088" calcext:value-type="float">
            <text:p>139,0886580108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1</text:p>
          </table:table-cell>
          <table:table-cell office:value-type="string" calcext:value-type="string">
            <text:p>94</text:p>
          </table:table-cell>
          <table:table-cell office:value-type="float" office:value="7.1195238828659" calcext:value-type="float">
            <text:p>7,1195238828659</text:p>
          </table:table-cell>
          <table:table-cell office:value-type="float" office:value="2.7387869358063" calcext:value-type="float">
            <text:p>2,7387869358063</text:p>
          </table:table-cell>
          <table:table-cell office:value-type="float" office:value="170.82634549232" calcext:value-type="float">
            <text:p>170,8263454923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1</text:p>
          </table:table-cell>
          <table:table-cell office:value-type="string" calcext:value-type="string">
            <text:p>105</text:p>
          </table:table-cell>
          <table:table-cell office:value-type="float" office:value="10.082230567932" calcext:value-type="float">
            <text:p>10,082230567932</text:p>
          </table:table-cell>
          <table:table-cell office:value-type="float" office:value="-0.58513045310974" calcext:value-type="float">
            <text:p>-0,58513045310974</text:p>
          </table:table-cell>
          <table:table-cell office:value-type="float" office:value="124.93329139272" calcext:value-type="float">
            <text:p>124,9332913927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51</text:p>
          </table:table-cell>
          <table:table-cell office:value-type="string" calcext:value-type="string">
            <text:p>116</text:p>
          </table:table-cell>
          <table:table-cell office:value-type="float" office:value="-1.5978515148163" calcext:value-type="float">
            <text:p>-1,5978515148163</text:p>
          </table:table-cell>
          <table:table-cell office:value-type="float" office:value="-0.53345870226622" calcext:value-type="float">
            <text:p>-0,53345870226622</text:p>
          </table:table-cell>
          <table:table-cell office:value-type="float" office:value="87.471783540811" calcext:value-type="float">
            <text:p>87,47178354081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1</text:p>
          </table:table-cell>
          <table:table-cell office:value-type="string" calcext:value-type="string">
            <text:p>127</text:p>
          </table:table-cell>
          <table:table-cell office:value-type="float" office:value="4.961501955986" calcext:value-type="float">
            <text:p>4,961501955986</text:p>
          </table:table-cell>
          <table:table-cell office:value-type="float" office:value="-0.27729425579309" calcext:value-type="float">
            <text:p>-0,27729425579309</text:p>
          </table:table-cell>
          <table:table-cell office:value-type="float" office:value="171.64620624226" calcext:value-type="float">
            <text:p>171,6462062422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1</text:p>
          </table:table-cell>
          <table:table-cell office:value-type="string" calcext:value-type="string">
            <text:p>138</text:p>
          </table:table-cell>
          <table:table-cell office:value-type="float" office:value="3.0481025576591" calcext:value-type="float">
            <text:p>3,0481025576591</text:p>
          </table:table-cell>
          <table:table-cell office:value-type="float" office:value="3.4234273433685" calcext:value-type="float">
            <text:p>3,4234273433685</text:p>
          </table:table-cell>
          <table:table-cell office:value-type="float" office:value="51.115629399658" calcext:value-type="float">
            <text:p>51,11562939965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1</text:p>
          </table:table-cell>
          <table:table-cell office:value-type="string" calcext:value-type="string">
            <text:p>149</text:p>
          </table:table-cell>
          <table:table-cell office:value-type="float" office:value="6.1100000143051" calcext:value-type="float">
            <text:p>6,1100000143051</text:p>
          </table:table-cell>
          <table:table-cell office:value-type="float" office:value="-0.24091389030218" calcext:value-type="float">
            <text:p>-0,24091389030218</text:p>
          </table:table-cell>
          <table:table-cell office:value-type="float" office:value="46.459249630096" calcext:value-type="float">
            <text:p>46,45924963009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1</text:p>
          </table:table-cell>
          <table:table-cell office:value-type="string" calcext:value-type="string">
            <text:p>160</text:p>
          </table:table-cell>
          <table:table-cell office:value-type="float" office:value="3.2527488470078" calcext:value-type="float">
            <text:p>3,2527488470078</text:p>
          </table:table-cell>
          <table:table-cell office:value-type="float" office:value="3.6818996071815" calcext:value-type="float">
            <text:p>3,6818996071815</text:p>
          </table:table-cell>
          <table:table-cell office:value-type="float" office:value="-129.09808887798" calcext:value-type="float">
            <text:p>-129,0980888779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1</text:p>
          </table:table-cell>
          <table:table-cell office:value-type="string" calcext:value-type="string">
            <text:p>171</text:p>
          </table:table-cell>
          <table:table-cell office:value-type="float" office:value="5.8130949735641" calcext:value-type="float">
            <text:p>5,8130949735641</text:p>
          </table:table-cell>
          <table:table-cell office:value-type="float" office:value="-0.5075516179204" calcext:value-type="float">
            <text:p>-0,5075516179204</text:p>
          </table:table-cell>
          <table:table-cell office:value-type="float" office:value="179.21311080835" calcext:value-type="float">
            <text:p>179,2131108083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1</text:p>
          </table:table-cell>
          <table:table-cell office:value-type="string" calcext:value-type="string">
            <text:p>182</text:p>
          </table:table-cell>
          <table:table-cell office:value-type="float" office:value="9.6334677934647" calcext:value-type="float">
            <text:p>9,6334677934647</text:p>
          </table:table-cell>
          <table:table-cell office:value-type="float" office:value="1.3490776717663" calcext:value-type="float">
            <text:p>1,3490776717663</text:p>
          </table:table-cell>
          <table:table-cell office:value-type="float" office:value="111.94703305603" calcext:value-type="float">
            <text:p>111,9470330560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51</text:p>
          </table:table-cell>
          <table:table-cell office:value-type="string" calcext:value-type="string">
            <text:p>193</text:p>
          </table:table-cell>
          <table:table-cell office:value-type="float" office:value="-0.87374277412891" calcext:value-type="float">
            <text:p>-0,87374277412891</text:p>
          </table:table-cell>
          <table:table-cell office:value-type="float" office:value="3.1011161208153" calcext:value-type="float">
            <text:p>3,1011161208153</text:p>
          </table:table-cell>
          <table:table-cell office:value-type="float" office:value="117.75447001123" calcext:value-type="float">
            <text:p>117,7544700112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1</text:p>
          </table:table-cell>
          <table:table-cell office:value-type="string" calcext:value-type="string">
            <text:p>204</text:p>
          </table:table-cell>
          <table:table-cell office:value-type="float" office:value="1.6983675956726" calcext:value-type="float">
            <text:p>1,6983675956726</text:p>
          </table:table-cell>
          <table:table-cell office:value-type="float" office:value="2.9808256030083" calcext:value-type="float">
            <text:p>2,9808256030083</text:p>
          </table:table-cell>
          <table:table-cell office:value-type="float" office:value="127.24884756052" calcext:value-type="float">
            <text:p>127,2488475605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1</text:p>
          </table:table-cell>
          <table:table-cell office:value-type="string" calcext:value-type="string">
            <text:p>215</text:p>
          </table:table-cell>
          <table:table-cell office:value-type="float" office:value="1.9346509873867" calcext:value-type="float">
            <text:p>1,9346509873867</text:p>
          </table:table-cell>
          <table:table-cell office:value-type="float" office:value="2.5873643159866" calcext:value-type="float">
            <text:p>2,5873643159866</text:p>
          </table:table-cell>
          <table:table-cell office:value-type="float" office:value="-126.57027943119" calcext:value-type="float">
            <text:p>-126,5702794311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1</text:p>
          </table:table-cell>
          <table:table-cell office:value-type="string" calcext:value-type="string">
            <text:p>226</text:p>
          </table:table-cell>
          <table:table-cell office:value-type="float" office:value="7.6393258571625" calcext:value-type="float">
            <text:p>7,6393258571625</text:p>
          </table:table-cell>
          <table:table-cell office:value-type="float" office:value="1.9575083255768" calcext:value-type="float">
            <text:p>1,9575083255768</text:p>
          </table:table-cell>
          <table:table-cell office:value-type="float" office:value="138.19611452188" calcext:value-type="float">
            <text:p>138,1961145218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1</text:p>
          </table:table-cell>
          <table:table-cell office:value-type="string" calcext:value-type="string">
            <text:p>237</text:p>
          </table:table-cell>
          <table:table-cell office:value-type="float" office:value="5.790091753006" calcext:value-type="float">
            <text:p>5,790091753006</text:p>
          </table:table-cell>
          <table:table-cell office:value-type="float" office:value="3.651068508625" calcext:value-type="float">
            <text:p>3,651068508625</text:p>
          </table:table-cell>
          <table:table-cell office:value-type="float" office:value="84.529820521166" calcext:value-type="float">
            <text:p>84,52982052116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1</text:p>
          </table:table-cell>
          <table:table-cell office:value-type="string" calcext:value-type="string">
            <text:p>248</text:p>
          </table:table-cell>
          <table:table-cell office:value-type="float" office:value="6.1521112918854" calcext:value-type="float">
            <text:p>6,1521112918854</text:p>
          </table:table-cell>
          <table:table-cell office:value-type="float" office:value="3.1246620416641" calcext:value-type="float">
            <text:p>3,1246620416641</text:p>
          </table:table-cell>
          <table:table-cell office:value-type="float" office:value="16.727205294712" calcext:value-type="float">
            <text:p>16,72720529471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1</text:p>
          </table:table-cell>
          <table:table-cell office:value-type="string" calcext:value-type="string">
            <text:p>259</text:p>
          </table:table-cell>
          <table:table-cell office:value-type="float" office:value="10.008314847946" calcext:value-type="float">
            <text:p>10,008314847946</text:p>
          </table:table-cell>
          <table:table-cell office:value-type="float" office:value="2.5058102607727" calcext:value-type="float">
            <text:p>2,5058102607727</text:p>
          </table:table-cell>
          <table:table-cell office:value-type="float" office:value="93.836675783631" calcext:value-type="float">
            <text:p>93,83667578363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1</text:p>
          </table:table-cell>
          <table:table-cell office:value-type="string" calcext:value-type="string">
            <text:p>270</text:p>
          </table:table-cell>
          <table:table-cell office:value-type="float" office:value="-1.5850099921227" calcext:value-type="float">
            <text:p>-1,5850099921227</text:p>
          </table:table-cell>
          <table:table-cell office:value-type="float" office:value="2.0706531405449" calcext:value-type="float">
            <text:p>2,0706531405449</text:p>
          </table:table-cell>
          <table:table-cell office:value-type="float" office:value="22.201798903714" calcext:value-type="float">
            <text:p>22,20179890371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1</text:p>
          </table:table-cell>
          <table:table-cell office:value-type="string" calcext:value-type="string">
            <text:p>281</text:p>
          </table:table-cell>
          <table:table-cell office:value-type="float" office:value="3.1518188118935" calcext:value-type="float">
            <text:p>3,1518188118935</text:p>
          </table:table-cell>
          <table:table-cell office:value-type="float" office:value="9.0523874759674" calcext:value-type="float">
            <text:p>9,0523874759674</text:p>
          </table:table-cell>
          <table:table-cell office:value-type="float" office:value="-160.09483064056" calcext:value-type="float">
            <text:p>-160,0948306405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1</text:p>
          </table:table-cell>
          <table:table-cell office:value-type="string" calcext:value-type="string">
            <text:p>292</text:p>
          </table:table-cell>
          <table:table-cell office:value-type="float" office:value="5.8936733007431" calcext:value-type="float">
            <text:p>5,8936733007431</text:p>
          </table:table-cell>
          <table:table-cell office:value-type="float" office:value="0.94956710934639" calcext:value-type="float">
            <text:p>0,94956710934639</text:p>
          </table:table-cell>
          <table:table-cell office:value-type="float" office:value="170.74317992872" calcext:value-type="float">
            <text:p>170,7431799287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1</text:p>
          </table:table-cell>
          <table:table-cell office:value-type="string" calcext:value-type="string">
            <text:p>303</text:p>
          </table:table-cell>
          <table:table-cell office:value-type="float" office:value="1.7243626713753" calcext:value-type="float">
            <text:p>1,7243626713753</text:p>
          </table:table-cell>
          <table:table-cell office:value-type="float" office:value="5.8358383178711" calcext:value-type="float">
            <text:p>5,8358383178711</text:p>
          </table:table-cell>
          <table:table-cell office:value-type="float" office:value="122.94963211011" calcext:value-type="float">
            <text:p>122,9496321101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1</text:p>
          </table:table-cell>
          <table:table-cell office:value-type="string" calcext:value-type="string">
            <text:p>314</text:p>
          </table:table-cell>
          <table:table-cell office:value-type="float" office:value="7.8584724664688" calcext:value-type="float">
            <text:p>7,8584724664688</text:p>
          </table:table-cell>
          <table:table-cell office:value-type="float" office:value="9.7887295484543" calcext:value-type="float">
            <text:p>9,7887295484543</text:p>
          </table:table-cell>
          <table:table-cell office:value-type="float" office:value="0.48653776668439" calcext:value-type="float">
            <text:p>0,4865377666843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1</text:p>
          </table:table-cell>
          <table:table-cell office:value-type="string" calcext:value-type="string">
            <text:p>325</text:p>
          </table:table-cell>
          <table:table-cell office:value-type="float" office:value="5.6429141759872" calcext:value-type="float">
            <text:p>5,6429141759872</text:p>
          </table:table-cell>
          <table:table-cell office:value-type="float" office:value="9.3400317430496" calcext:value-type="float">
            <text:p>9,3400317430496</text:p>
          </table:table-cell>
          <table:table-cell office:value-type="float" office:value="-32.40538326798" calcext:value-type="float">
            <text:p>-32,4053832679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1</text:p>
          </table:table-cell>
          <table:table-cell office:value-type="string" calcext:value-type="string">
            <text:p>336</text:p>
          </table:table-cell>
          <table:table-cell office:value-type="float" office:value="9.2084777355194" calcext:value-type="float">
            <text:p>9,2084777355194</text:p>
          </table:table-cell>
          <table:table-cell office:value-type="float" office:value="5.8613657951355" calcext:value-type="float">
            <text:p>5,8613657951355</text:p>
          </table:table-cell>
          <table:table-cell office:value-type="float" office:value="-86.402781450065" calcext:value-type="float">
            <text:p>-86,40278145006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1</text:p>
          </table:table-cell>
          <table:table-cell office:value-type="string" calcext:value-type="string">
            <text:p>347</text:p>
          </table:table-cell>
          <table:table-cell office:value-type="float" office:value="1.661841571331" calcext:value-type="float">
            <text:p>1,661841571331</text:p>
          </table:table-cell>
          <table:table-cell office:value-type="float" office:value="2.4517950415611" calcext:value-type="float">
            <text:p>2,4517950415611</text:p>
          </table:table-cell>
          <table:table-cell office:value-type="float" office:value="161.72300326596" calcext:value-type="float">
            <text:p>161,7230032659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1</text:p>
          </table:table-cell>
          <table:table-cell office:value-type="string" calcext:value-type="string">
            <text:p>358</text:p>
          </table:table-cell>
          <table:table-cell office:value-type="float" office:value="-1.5717598795891" calcext:value-type="float">
            <text:p>-1,5717598795891</text:p>
          </table:table-cell>
          <table:table-cell office:value-type="float" office:value="9.4598072767258" calcext:value-type="float">
            <text:p>9,4598072767258</text:p>
          </table:table-cell>
          <table:table-cell office:value-type="float" office:value="-92.858356275376" calcext:value-type="float">
            <text:p>-92,85835627537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51</text:p>
          </table:table-cell>
          <table:table-cell office:value-type="string" calcext:value-type="string">
            <text:p>369</text:p>
          </table:table-cell>
          <table:table-cell office:value-type="float" office:value="1.7350628972054" calcext:value-type="float">
            <text:p>1,7350628972054</text:p>
          </table:table-cell>
          <table:table-cell office:value-type="float" office:value="-0.37161726504564" calcext:value-type="float">
            <text:p>-0,37161726504564</text:p>
          </table:table-cell>
          <table:table-cell office:value-type="float" office:value="-56.559515986473" calcext:value-type="float">
            <text:p>-56,55951598647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1</text:p>
          </table:table-cell>
          <table:table-cell office:value-type="string" calcext:value-type="string">
            <text:p>380</text:p>
          </table:table-cell>
          <table:table-cell office:value-type="float" office:value="5.6206870079041" calcext:value-type="float">
            <text:p>5,6206870079041</text:p>
          </table:table-cell>
          <table:table-cell office:value-type="float" office:value="6.4120876789093" calcext:value-type="float">
            <text:p>6,4120876789093</text:p>
          </table:table-cell>
          <table:table-cell office:value-type="float" office:value="-3.0935652743859" calcext:value-type="float">
            <text:p>-3,093565274385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1</text:p>
          </table:table-cell>
          <table:table-cell office:value-type="string" calcext:value-type="string">
            <text:p>391</text:p>
          </table:table-cell>
          <table:table-cell office:value-type="float" office:value="3.3586138486862" calcext:value-type="float">
            <text:p>3,3586138486862</text:p>
          </table:table-cell>
          <table:table-cell office:value-type="float" office:value="4.424122273922" calcext:value-type="float">
            <text:p>4,424122273922</text:p>
          </table:table-cell>
          <table:table-cell office:value-type="float" office:value="157.9501294786" calcext:value-type="float">
            <text:p>157,950129478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1</text:p>
          </table:table-cell>
          <table:table-cell office:value-type="string" calcext:value-type="string">
            <text:p>402</text:p>
          </table:table-cell>
          <table:table-cell office:value-type="float" office:value="7.2833287715912" calcext:value-type="float">
            <text:p>7,2833287715912</text:p>
          </table:table-cell>
          <table:table-cell office:value-type="float" office:value="1.2312718480825" calcext:value-type="float">
            <text:p>1,2312718480825</text:p>
          </table:table-cell>
          <table:table-cell office:value-type="float" office:value="52.458110888293" calcext:value-type="float">
            <text:p>52,45811088829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51</text:p>
          </table:table-cell>
          <table:table-cell office:value-type="string" calcext:value-type="string">
            <text:p>413</text:p>
          </table:table-cell>
          <table:table-cell office:value-type="float" office:value="8.2043778896332" calcext:value-type="float">
            <text:p>8,2043778896332</text:p>
          </table:table-cell>
          <table:table-cell office:value-type="float" office:value="8.2274568080902" calcext:value-type="float">
            <text:p>8,2274568080902</text:p>
          </table:table-cell>
          <table:table-cell office:value-type="float" office:value="74.114560321638" calcext:value-type="float">
            <text:p>74,11456032163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1</text:p>
          </table:table-cell>
          <table:table-cell office:value-type="string" calcext:value-type="string">
            <text:p>424</text:p>
          </table:table-cell>
          <table:table-cell office:value-type="float" office:value="-0.41168857365847" calcext:value-type="float">
            <text:p>-0,41168857365847</text:p>
          </table:table-cell>
          <table:table-cell office:value-type="float" office:value="9.3605440855026" calcext:value-type="float">
            <text:p>9,3605440855026</text:p>
          </table:table-cell>
          <table:table-cell office:value-type="float" office:value="116.88803107875" calcext:value-type="float">
            <text:p>116,8880310787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51</text:p>
          </table:table-cell>
          <table:table-cell office:value-type="string" calcext:value-type="string">
            <text:p>435</text:p>
          </table:table-cell>
          <table:table-cell office:value-type="float" office:value="0.79718939960003" calcext:value-type="float">
            <text:p>0,79718939960003</text:p>
          </table:table-cell>
          <table:table-cell office:value-type="float" office:value="10.750621557236" calcext:value-type="float">
            <text:p>10,750621557236</text:p>
          </table:table-cell>
          <table:table-cell office:value-type="float" office:value="-157.8796881779" calcext:value-type="float">
            <text:p>-157,879688177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51</text:p>
          </table:table-cell>
          <table:table-cell office:value-type="string" calcext:value-type="string">
            <text:p>446</text:p>
          </table:table-cell>
          <table:table-cell office:value-type="float" office:value="2.7047157287598" calcext:value-type="float">
            <text:p>2,7047157287598</text:p>
          </table:table-cell>
          <table:table-cell office:value-type="float" office:value="3.0215531587601" calcext:value-type="float">
            <text:p>3,0215531587601</text:p>
          </table:table-cell>
          <table:table-cell office:value-type="float" office:value="51.357199052337" calcext:value-type="float">
            <text:p>51,35719905233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1</text:p>
          </table:table-cell>
          <table:table-cell office:value-type="string" calcext:value-type="string">
            <text:p>457</text:p>
          </table:table-cell>
          <table:table-cell office:value-type="float" office:value="-0.56081511080265" calcext:value-type="float">
            <text:p>-0,56081511080265</text:p>
          </table:table-cell>
          <table:table-cell office:value-type="float" office:value="9.6535158157349" calcext:value-type="float">
            <text:p>9,6535158157349</text:p>
          </table:table-cell>
          <table:table-cell office:value-type="float" office:value="-63.885271169577" calcext:value-type="float">
            <text:p>-63,88527116957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51</text:p>
          </table:table-cell>
          <table:table-cell office:value-type="string" calcext:value-type="string">
            <text:p>468</text:p>
          </table:table-cell>
          <table:table-cell office:value-type="float" office:value="-1.5850055217743" calcext:value-type="float">
            <text:p>-1,5850055217743</text:p>
          </table:table-cell>
          <table:table-cell office:value-type="float" office:value="9.1301786899567" calcext:value-type="float">
            <text:p>9,1301786899567</text:p>
          </table:table-cell>
          <table:table-cell office:value-type="float" office:value="96.977621127086" calcext:value-type="float">
            <text:p>96,97762112708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51</text:p>
          </table:table-cell>
          <table:table-cell office:value-type="string" calcext:value-type="string">
            <text:p>479</text:p>
          </table:table-cell>
          <table:table-cell office:value-type="float" office:value="4.475704729557" calcext:value-type="float">
            <text:p>4,475704729557</text:p>
          </table:table-cell>
          <table:table-cell office:value-type="float" office:value="10.505248308182" calcext:value-type="float">
            <text:p>10,505248308182</text:p>
          </table:table-cell>
          <table:table-cell office:value-type="float" office:value="58.103180235359" calcext:value-type="float">
            <text:p>58,10318023535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1</text:p>
          </table:table-cell>
          <table:table-cell office:value-type="string" calcext:value-type="string">
            <text:p>490</text:p>
          </table:table-cell>
          <table:table-cell office:value-type="float" office:value="10.0850045681" calcext:value-type="float">
            <text:p>10,0850045681</text:p>
          </table:table-cell>
          <table:table-cell office:value-type="float" office:value="9.6245396137238" calcext:value-type="float">
            <text:p>9,6245396137238</text:p>
          </table:table-cell>
          <table:table-cell office:value-type="float" office:value="104.3980053276" calcext:value-type="float">
            <text:p>104,398005327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1</text:p>
          </table:table-cell>
          <table:table-cell office:value-type="string" calcext:value-type="string">
            <text:p>501</text:p>
          </table:table-cell>
          <table:table-cell office:value-type="float" office:value="0.63211008906364" calcext:value-type="float">
            <text:p>0,63211008906364</text:p>
          </table:table-cell>
          <table:table-cell office:value-type="float" office:value="10.144819021225" calcext:value-type="float">
            <text:p>10,144819021225</text:p>
          </table:table-cell>
          <table:table-cell office:value-type="float" office:value="-86.466833284706" calcext:value-type="float">
            <text:p>-86,46683328470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51</text:p>
          </table:table-cell>
          <table:table-cell office:value-type="string" calcext:value-type="string">
            <text:p>512</text:p>
          </table:table-cell>
          <table:table-cell office:value-type="float" office:value="2.7733904123306" calcext:value-type="float">
            <text:p>2,7733904123306</text:p>
          </table:table-cell>
          <table:table-cell office:value-type="float" office:value="10.881745815277" calcext:value-type="float">
            <text:p>10,881745815277</text:p>
          </table:table-cell>
          <table:table-cell office:value-type="float" office:value="-142.5515162717" calcext:value-type="float">
            <text:p>-142,551516271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1</text:p>
          </table:table-cell>
          <table:table-cell office:value-type="string" calcext:value-type="string">
            <text:p>523</text:p>
          </table:table-cell>
          <table:table-cell office:value-type="float" office:value="3.8079565763474" calcext:value-type="float">
            <text:p>3,8079565763474</text:p>
          </table:table-cell>
          <table:table-cell office:value-type="float" office:value="10.87455034256" calcext:value-type="float">
            <text:p>10,87455034256</text:p>
          </table:table-cell>
          <table:table-cell office:value-type="float" office:value="-40.109914199562" calcext:value-type="float">
            <text:p>-40,10991419956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1</text:p>
          </table:table-cell>
          <table:table-cell office:value-type="string" calcext:value-type="string">
            <text:p>534</text:p>
          </table:table-cell>
          <table:table-cell office:value-type="float" office:value="2.5110173225403" calcext:value-type="float">
            <text:p>2,5110173225403</text:p>
          </table:table-cell>
          <table:table-cell office:value-type="float" office:value="10.682411193848" calcext:value-type="float">
            <text:p>10,682411193848</text:p>
          </table:table-cell>
          <table:table-cell office:value-type="float" office:value="38.056664406114" calcext:value-type="float">
            <text:p>38,05666440611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1</text:p>
          </table:table-cell>
          <table:table-cell office:value-type="string" calcext:value-type="string">
            <text:p>545</text:p>
          </table:table-cell>
          <table:table-cell office:value-type="float" office:value="3.331316113472" calcext:value-type="float">
            <text:p>3,331316113472</text:p>
          </table:table-cell>
          <table:table-cell office:value-type="float" office:value="10.639185905457" calcext:value-type="float">
            <text:p>10,639185905457</text:p>
          </table:table-cell>
          <table:table-cell office:value-type="float" office:value="-93.242783455332" calcext:value-type="float">
            <text:p>-93,24278345533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1</text:p>
          </table:table-cell>
          <table:table-cell office:value-type="string" calcext:value-type="string">
            <text:p>556</text:p>
          </table:table-cell>
          <table:table-cell office:value-type="float" office:value="2.9041743278503" calcext:value-type="float">
            <text:p>2,9041743278503</text:p>
          </table:table-cell>
          <table:table-cell office:value-type="float" office:value="9.4506520032883" calcext:value-type="float">
            <text:p>9,4506520032883</text:p>
          </table:table-cell>
          <table:table-cell office:value-type="float" office:value="31.416215334728" calcext:value-type="float">
            <text:p>31,41621533472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1</text:p>
          </table:table-cell>
          <table:table-cell office:value-type="string" calcext:value-type="string">
            <text:p>567</text:p>
          </table:table-cell>
          <table:table-cell office:value-type="float" office:value="9.4481360912323" calcext:value-type="float">
            <text:p>9,4481360912323</text:p>
          </table:table-cell>
          <table:table-cell office:value-type="float" office:value="10.591444969177" calcext:value-type="float">
            <text:p>10,591444969177</text:p>
          </table:table-cell>
          <table:table-cell office:value-type="float" office:value="106.69128378485" calcext:value-type="float">
            <text:p>106,6912837848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1</text:p>
          </table:table-cell>
          <table:table-cell office:value-type="string" calcext:value-type="string">
            <text:p>578</text:p>
          </table:table-cell>
          <table:table-cell office:value-type="float" office:value="-0.26357356458902" calcext:value-type="float">
            <text:p>-0,26357356458902</text:p>
          </table:table-cell>
          <table:table-cell office:value-type="float" office:value="10.64789056778" calcext:value-type="float">
            <text:p>10,64789056778</text:p>
          </table:table-cell>
          <table:table-cell office:value-type="float" office:value="116.60063494543" calcext:value-type="float">
            <text:p>116,6006349454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51</text:p>
          </table:table-cell>
          <table:table-cell office:value-type="string" calcext:value-type="string">
            <text:p>589</text:p>
          </table:table-cell>
          <table:table-cell office:value-type="float" office:value="1.2419973313808" calcext:value-type="float">
            <text:p>1,2419973313808</text:p>
          </table:table-cell>
          <table:table-cell office:value-type="float" office:value="10.295917987823" calcext:value-type="float">
            <text:p>10,295917987823</text:p>
          </table:table-cell>
          <table:table-cell office:value-type="float" office:value="-179.72898331417" calcext:value-type="float">
            <text:p>-179,7289833141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52</text:p>
          </table:table-cell>
          <table:table-cell office:value-type="string" calcext:value-type="string">
            <text:p>15</text:p>
          </table:table-cell>
          <table:table-cell office:value-type="float" office:value="0.35448290407658" calcext:value-type="float">
            <text:p>0,35448290407658</text:p>
          </table:table-cell>
          <table:table-cell office:value-type="float" office:value="3.3713957667351" calcext:value-type="float">
            <text:p>3,3713957667351</text:p>
          </table:table-cell>
          <table:table-cell office:value-type="float" office:value="-29.692713242428" calcext:value-type="float">
            <text:p>-29,69271324242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2</text:p>
          </table:table-cell>
          <table:table-cell office:value-type="string" calcext:value-type="string">
            <text:p>50</text:p>
          </table:table-cell>
          <table:table-cell office:value-type="float" office:value="3.4888887405396" calcext:value-type="float">
            <text:p>3,4888887405396</text:p>
          </table:table-cell>
          <table:table-cell office:value-type="float" office:value="0.48407156020403" calcext:value-type="float">
            <text:p>0,48407156020403</text:p>
          </table:table-cell>
          <table:table-cell office:value-type="float" office:value="-153.68370189788" calcext:value-type="float">
            <text:p>-153,6837018978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2</text:p>
          </table:table-cell>
          <table:table-cell office:value-type="string" calcext:value-type="string">
            <text:p>61</text:p>
          </table:table-cell>
          <table:table-cell office:value-type="float" office:value="1.4002448320389" calcext:value-type="float">
            <text:p>1,4002448320389</text:p>
          </table:table-cell>
          <table:table-cell office:value-type="float" office:value="-0.58501910418272" calcext:value-type="float">
            <text:p>-0,58501910418272</text:p>
          </table:table-cell>
          <table:table-cell office:value-type="float" office:value="112.85633949717" calcext:value-type="float">
            <text:p>112,8563394971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2</text:p>
          </table:table-cell>
          <table:table-cell office:value-type="string" calcext:value-type="string">
            <text:p>72</text:p>
          </table:table-cell>
          <table:table-cell office:value-type="float" office:value="4.4580537080765" calcext:value-type="float">
            <text:p>4,4580537080765</text:p>
          </table:table-cell>
          <table:table-cell office:value-type="float" office:value="2.0001551508904" calcext:value-type="float">
            <text:p>2,0001551508904</text:p>
          </table:table-cell>
          <table:table-cell office:value-type="float" office:value="116.73427387408" calcext:value-type="float">
            <text:p>116,7342738740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2</text:p>
          </table:table-cell>
          <table:table-cell office:value-type="string" calcext:value-type="string">
            <text:p>83</text:p>
          </table:table-cell>
          <table:table-cell office:value-type="float" office:value="4.8391872644424" calcext:value-type="float">
            <text:p>4,8391872644424</text:p>
          </table:table-cell>
          <table:table-cell office:value-type="float" office:value="0.03849670290947" calcext:value-type="float">
            <text:p>0,03849670290947</text:p>
          </table:table-cell>
          <table:table-cell office:value-type="float" office:value="125.764605346" calcext:value-type="float">
            <text:p>125,76460534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2</text:p>
          </table:table-cell>
          <table:table-cell office:value-type="string" calcext:value-type="string">
            <text:p>94</text:p>
          </table:table-cell>
          <table:table-cell office:value-type="float" office:value="7.4378883838654" calcext:value-type="float">
            <text:p>7,4378883838654</text:p>
          </table:table-cell>
          <table:table-cell office:value-type="float" office:value="2.7519279718399" calcext:value-type="float">
            <text:p>2,7519279718399</text:p>
          </table:table-cell>
          <table:table-cell office:value-type="float" office:value="-172.00859488955" calcext:value-type="float">
            <text:p>-172,0085948895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2</text:p>
          </table:table-cell>
          <table:table-cell office:value-type="string" calcext:value-type="string">
            <text:p>105</text:p>
          </table:table-cell>
          <table:table-cell office:value-type="float" office:value="10.085365772247" calcext:value-type="float">
            <text:p>10,085365772247</text:p>
          </table:table-cell>
          <table:table-cell office:value-type="float" office:value="-0.5855480954051" calcext:value-type="float">
            <text:p>-0,5855480954051</text:p>
          </table:table-cell>
          <table:table-cell office:value-type="float" office:value="127.80700671445" calcext:value-type="float">
            <text:p>127,8070067144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52</text:p>
          </table:table-cell>
          <table:table-cell office:value-type="string" calcext:value-type="string">
            <text:p>116</text:p>
          </table:table-cell>
          <table:table-cell office:value-type="float" office:value="-1.5978580713272" calcext:value-type="float">
            <text:p>-1,5978580713272</text:p>
          </table:table-cell>
          <table:table-cell office:value-type="float" office:value="-0.53344942629337" calcext:value-type="float">
            <text:p>-0,53344942629337</text:p>
          </table:table-cell>
          <table:table-cell office:value-type="float" office:value="87.464246020955" calcext:value-type="float">
            <text:p>87,46424602095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2</text:p>
          </table:table-cell>
          <table:table-cell office:value-type="string" calcext:value-type="string">
            <text:p>127</text:p>
          </table:table-cell>
          <table:table-cell office:value-type="float" office:value="5.1002758741379" calcext:value-type="float">
            <text:p>5,1002758741379</text:p>
          </table:table-cell>
          <table:table-cell office:value-type="float" office:value="-0.28693739324808" calcext:value-type="float">
            <text:p>-0,28693739324808</text:p>
          </table:table-cell>
          <table:table-cell office:value-type="float" office:value="176.16043576769" calcext:value-type="float">
            <text:p>176,1604357676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2</text:p>
          </table:table-cell>
          <table:table-cell office:value-type="string" calcext:value-type="string">
            <text:p>138</text:p>
          </table:table-cell>
          <table:table-cell office:value-type="float" office:value="3.0804678797722" calcext:value-type="float">
            <text:p>3,0804678797722</text:p>
          </table:table-cell>
          <table:table-cell office:value-type="float" office:value="3.4335461258888" calcext:value-type="float">
            <text:p>3,4335461258888</text:p>
          </table:table-cell>
          <table:table-cell office:value-type="float" office:value="59.28759590076" calcext:value-type="float">
            <text:p>59,2875959007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2</text:p>
          </table:table-cell>
          <table:table-cell office:value-type="string" calcext:value-type="string">
            <text:p>149</text:p>
          </table:table-cell>
          <table:table-cell office:value-type="float" office:value="6.3640356063843" calcext:value-type="float">
            <text:p>6,3640356063843</text:p>
          </table:table-cell>
          <table:table-cell office:value-type="float" office:value="0.05354761146009" calcext:value-type="float">
            <text:p>0,05354761146009</text:p>
          </table:table-cell>
          <table:table-cell office:value-type="float" office:value="50.053317455729" calcext:value-type="float">
            <text:p>50,05331745572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2</text:p>
          </table:table-cell>
          <table:table-cell office:value-type="string" calcext:value-type="string">
            <text:p>160</text:p>
          </table:table-cell>
          <table:table-cell office:value-type="float" office:value="3.2564926147461" calcext:value-type="float">
            <text:p>3,2564926147461</text:p>
          </table:table-cell>
          <table:table-cell office:value-type="float" office:value="3.7124815583229" calcext:value-type="float">
            <text:p>3,7124815583229</text:p>
          </table:table-cell>
          <table:table-cell office:value-type="float" office:value="-123.68634096376" calcext:value-type="float">
            <text:p>-123,6863409637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2</text:p>
          </table:table-cell>
          <table:table-cell office:value-type="string" calcext:value-type="string">
            <text:p>171</text:p>
          </table:table-cell>
          <table:table-cell office:value-type="float" office:value="5.4435622692108" calcext:value-type="float">
            <text:p>5,4435622692108</text:p>
          </table:table-cell>
          <table:table-cell office:value-type="float" office:value="-0.50935827195644" calcext:value-type="float">
            <text:p>-0,50935827195644</text:p>
          </table:table-cell>
          <table:table-cell office:value-type="float" office:value="-179.58011900543" calcext:value-type="float">
            <text:p>-179,5801190054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2</text:p>
          </table:table-cell>
          <table:table-cell office:value-type="string" calcext:value-type="string">
            <text:p>182</text:p>
          </table:table-cell>
          <table:table-cell office:value-type="float" office:value="9.8714476823807" calcext:value-type="float">
            <text:p>9,8714476823807</text:p>
          </table:table-cell>
          <table:table-cell office:value-type="float" office:value="1.1250866949558" calcext:value-type="float">
            <text:p>1,1250866949558</text:p>
          </table:table-cell>
          <table:table-cell office:value-type="float" office:value="143.71199364875" calcext:value-type="float">
            <text:p>143,7119936487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52</text:p>
          </table:table-cell>
          <table:table-cell office:value-type="string" calcext:value-type="string">
            <text:p>193</text:p>
          </table:table-cell>
          <table:table-cell office:value-type="float" office:value="-0.7489375770092" calcext:value-type="float">
            <text:p>-0,7489375770092</text:p>
          </table:table-cell>
          <table:table-cell office:value-type="float" office:value="2.9209303855896" calcext:value-type="float">
            <text:p>2,9209303855896</text:p>
          </table:table-cell>
          <table:table-cell office:value-type="float" office:value="125.45020261388" calcext:value-type="float">
            <text:p>125,4502026138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2</text:p>
          </table:table-cell>
          <table:table-cell office:value-type="string" calcext:value-type="string">
            <text:p>204</text:p>
          </table:table-cell>
          <table:table-cell office:value-type="float" office:value="1.9490900635719" calcext:value-type="float">
            <text:p>1,9490900635719</text:p>
          </table:table-cell>
          <table:table-cell office:value-type="float" office:value="2.7769142389297" calcext:value-type="float">
            <text:p>2,7769142389297</text:p>
          </table:table-cell>
          <table:table-cell office:value-type="float" office:value="144.49303924658" calcext:value-type="float">
            <text:p>144,4930392465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2</text:p>
          </table:table-cell>
          <table:table-cell office:value-type="string" calcext:value-type="string">
            <text:p>215</text:p>
          </table:table-cell>
          <table:table-cell office:value-type="float" office:value="1.7044082283974" calcext:value-type="float">
            <text:p>1,7044082283974</text:p>
          </table:table-cell>
          <table:table-cell office:value-type="float" office:value="2.297123670578" calcext:value-type="float">
            <text:p>2,297123670578</text:p>
          </table:table-cell>
          <table:table-cell office:value-type="float" office:value="-130.38881569152" calcext:value-type="float">
            <text:p>-130,3888156915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2</text:p>
          </table:table-cell>
          <table:table-cell office:value-type="string" calcext:value-type="string">
            <text:p>226</text:p>
          </table:table-cell>
          <table:table-cell office:value-type="float" office:value="7.8197973966599" calcext:value-type="float">
            <text:p>7,8197973966599</text:p>
          </table:table-cell>
          <table:table-cell office:value-type="float" office:value="1.7198035120964" calcext:value-type="float">
            <text:p>1,7198035120964</text:p>
          </table:table-cell>
          <table:table-cell office:value-type="float" office:value="128.40806754531" calcext:value-type="float">
            <text:p>128,4080675453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2</text:p>
          </table:table-cell>
          <table:table-cell office:value-type="string" calcext:value-type="string">
            <text:p>237</text:p>
          </table:table-cell>
          <table:table-cell office:value-type="float" office:value="5.8956873416901" calcext:value-type="float">
            <text:p>5,8956873416901</text:p>
          </table:table-cell>
          <table:table-cell office:value-type="float" office:value="3.9029648900032" calcext:value-type="float">
            <text:p>3,9029648900032</text:p>
          </table:table-cell>
          <table:table-cell office:value-type="float" office:value="-157.54914435611" calcext:value-type="float">
            <text:p>-157,5491443561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2</text:p>
          </table:table-cell>
          <table:table-cell office:value-type="string" calcext:value-type="string">
            <text:p>248</text:p>
          </table:table-cell>
          <table:table-cell office:value-type="float" office:value="6.4148062467575" calcext:value-type="float">
            <text:p>6,4148062467575</text:p>
          </table:table-cell>
          <table:table-cell office:value-type="float" office:value="3.1323891878128" calcext:value-type="float">
            <text:p>3,1323891878128</text:p>
          </table:table-cell>
          <table:table-cell office:value-type="float" office:value="119.58613517178" calcext:value-type="float">
            <text:p>119,5861351717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2</text:p>
          </table:table-cell>
          <table:table-cell office:value-type="string" calcext:value-type="string">
            <text:p>259</text:p>
          </table:table-cell>
          <table:table-cell office:value-type="float" office:value="10.085008144379" calcext:value-type="float">
            <text:p>10,085008144379</text:p>
          </table:table-cell>
          <table:table-cell office:value-type="float" office:value="2.3276582360268" calcext:value-type="float">
            <text:p>2,3276582360268</text:p>
          </table:table-cell>
          <table:table-cell office:value-type="float" office:value="118.97065533195" calcext:value-type="float">
            <text:p>118,9706553319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2</text:p>
          </table:table-cell>
          <table:table-cell office:value-type="string" calcext:value-type="string">
            <text:p>270</text:p>
          </table:table-cell>
          <table:table-cell office:value-type="float" office:value="-1.5850305557251" calcext:value-type="float">
            <text:p>-1,5850305557251</text:p>
          </table:table-cell>
          <table:table-cell office:value-type="float" office:value="1.7481414973736" calcext:value-type="float">
            <text:p>1,7481414973736</text:p>
          </table:table-cell>
          <table:table-cell office:value-type="float" office:value="24.667244428282" calcext:value-type="float">
            <text:p>24,66724442828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2</text:p>
          </table:table-cell>
          <table:table-cell office:value-type="string" calcext:value-type="string">
            <text:p>281</text:p>
          </table:table-cell>
          <table:table-cell office:value-type="float" office:value="3.4766674041748" calcext:value-type="float">
            <text:p>3,4766674041748</text:p>
          </table:table-cell>
          <table:table-cell office:value-type="float" office:value="9.2272222042084" calcext:value-type="float">
            <text:p>9,2272222042084</text:p>
          </table:table-cell>
          <table:table-cell office:value-type="float" office:value="-147.73599053644" calcext:value-type="float">
            <text:p>-147,7359905364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2</text:p>
          </table:table-cell>
          <table:table-cell office:value-type="string" calcext:value-type="string">
            <text:p>292</text:p>
          </table:table-cell>
          <table:table-cell office:value-type="float" office:value="5.8420521020889" calcext:value-type="float">
            <text:p>5,8420521020889</text:p>
          </table:table-cell>
          <table:table-cell office:value-type="float" office:value="1.2077848613262" calcext:value-type="float">
            <text:p>1,2077848613262</text:p>
          </table:table-cell>
          <table:table-cell office:value-type="float" office:value="-92.993929127979" calcext:value-type="float">
            <text:p>-92,99392912797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2</text:p>
          </table:table-cell>
          <table:table-cell office:value-type="string" calcext:value-type="string">
            <text:p>303</text:p>
          </table:table-cell>
          <table:table-cell office:value-type="float" office:value="1.8853431940079" calcext:value-type="float">
            <text:p>1,8853431940079</text:p>
          </table:table-cell>
          <table:table-cell office:value-type="float" office:value="5.5822414159775" calcext:value-type="float">
            <text:p>5,5822414159775</text:p>
          </table:table-cell>
          <table:table-cell office:value-type="float" office:value="122.47426950248" calcext:value-type="float">
            <text:p>122,4742695024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2</text:p>
          </table:table-cell>
          <table:table-cell office:value-type="string" calcext:value-type="string">
            <text:p>314</text:p>
          </table:table-cell>
          <table:table-cell office:value-type="float" office:value="7.5399726629257" calcext:value-type="float">
            <text:p>7,5399726629257</text:p>
          </table:table-cell>
          <table:table-cell office:value-type="float" office:value="9.7881346940994" calcext:value-type="float">
            <text:p>9,7881346940994</text:p>
          </table:table-cell>
          <table:table-cell office:value-type="float" office:value="0.0073599641524243" calcext:value-type="float">
            <text:p>0,007359964152424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2</text:p>
          </table:table-cell>
          <table:table-cell office:value-type="string" calcext:value-type="string">
            <text:p>325</text:p>
          </table:table-cell>
          <table:table-cell office:value-type="float" office:value="5.4732745885849" calcext:value-type="float">
            <text:p>5,4732745885849</text:p>
          </table:table-cell>
          <table:table-cell office:value-type="float" office:value="9.4246852397919" calcext:value-type="float">
            <text:p>9,4246852397919</text:p>
          </table:table-cell>
          <table:table-cell office:value-type="float" office:value="-26.497495022549" calcext:value-type="float">
            <text:p>-26,49749502254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2</text:p>
          </table:table-cell>
          <table:table-cell office:value-type="string" calcext:value-type="string">
            <text:p>336</text:p>
          </table:table-cell>
          <table:table-cell office:value-type="float" office:value="9.3055135011673" calcext:value-type="float">
            <text:p>9,3055135011673</text:p>
          </table:table-cell>
          <table:table-cell office:value-type="float" office:value="6.0486298799515" calcext:value-type="float">
            <text:p>6,0486298799515</text:p>
          </table:table-cell>
          <table:table-cell office:value-type="float" office:value="-119.98653260006" calcext:value-type="float">
            <text:p>-119,9865326000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2</text:p>
          </table:table-cell>
          <table:table-cell office:value-type="string" calcext:value-type="string">
            <text:p>347</text:p>
          </table:table-cell>
          <table:table-cell office:value-type="float" office:value="1.2909892201424" calcext:value-type="float">
            <text:p>1,2909892201424</text:p>
          </table:table-cell>
          <table:table-cell office:value-type="float" office:value="2.5833022594452" calcext:value-type="float">
            <text:p>2,5833022594452</text:p>
          </table:table-cell>
          <table:table-cell office:value-type="float" office:value="159.18302991588" calcext:value-type="float">
            <text:p>159,1830299158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2</text:p>
          </table:table-cell>
          <table:table-cell office:value-type="string" calcext:value-type="string">
            <text:p>358</text:p>
          </table:table-cell>
          <table:table-cell office:value-type="float" office:value="-1.5764804184437" calcext:value-type="float">
            <text:p>-1,5764804184437</text:p>
          </table:table-cell>
          <table:table-cell office:value-type="float" office:value="9.4464129209518" calcext:value-type="float">
            <text:p>9,4464129209518</text:p>
          </table:table-cell>
          <table:table-cell office:value-type="float" office:value="-91.702983637524" calcext:value-type="float">
            <text:p>-91,70298363752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52</text:p>
          </table:table-cell>
          <table:table-cell office:value-type="string" calcext:value-type="string">
            <text:p>369</text:p>
          </table:table-cell>
          <table:table-cell office:value-type="float" office:value="1.8021376430988" calcext:value-type="float">
            <text:p>1,8021376430988</text:p>
          </table:table-cell>
          <table:table-cell office:value-type="float" office:value="-0.10619051754475" calcext:value-type="float">
            <text:p>-0,10619051754475</text:p>
          </table:table-cell>
          <table:table-cell office:value-type="float" office:value="-113.75787607424" calcext:value-type="float">
            <text:p>-113,7578760742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2</text:p>
          </table:table-cell>
          <table:table-cell office:value-type="string" calcext:value-type="string">
            <text:p>380</text:p>
          </table:table-cell>
          <table:table-cell office:value-type="float" office:value="5.5134123563766" calcext:value-type="float">
            <text:p>5,5134123563766</text:p>
          </table:table-cell>
          <table:table-cell office:value-type="float" office:value="6.3184875249863" calcext:value-type="float">
            <text:p>6,3184875249863</text:p>
          </table:table-cell>
          <table:table-cell office:value-type="float" office:value="35.093206129256" calcext:value-type="float">
            <text:p>35,09320612925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2</text:p>
          </table:table-cell>
          <table:table-cell office:value-type="string" calcext:value-type="string">
            <text:p>391</text:p>
          </table:table-cell>
          <table:table-cell office:value-type="float" office:value="3.6797666549683" calcext:value-type="float">
            <text:p>3,6797666549683</text:p>
          </table:table-cell>
          <table:table-cell office:value-type="float" office:value="4.3340596556664" calcext:value-type="float">
            <text:p>4,3340596556664</text:p>
          </table:table-cell>
          <table:table-cell office:value-type="float" office:value="166.01563107436" calcext:value-type="float">
            <text:p>166,0156310743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2</text:p>
          </table:table-cell>
          <table:table-cell office:value-type="string" calcext:value-type="string">
            <text:p>402</text:p>
          </table:table-cell>
          <table:table-cell office:value-type="float" office:value="7.1913313865662" calcext:value-type="float">
            <text:p>7,1913313865662</text:p>
          </table:table-cell>
          <table:table-cell office:value-type="float" office:value="1.0211428254843" calcext:value-type="float">
            <text:p>1,0211428254843</text:p>
          </table:table-cell>
          <table:table-cell office:value-type="float" office:value="66.166693237936" calcext:value-type="float">
            <text:p>66,16669323793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52</text:p>
          </table:table-cell>
          <table:table-cell office:value-type="string" calcext:value-type="string">
            <text:p>413</text:p>
          </table:table-cell>
          <table:table-cell office:value-type="float" office:value="8.0544090270996" calcext:value-type="float">
            <text:p>8,0544090270996</text:p>
          </table:table-cell>
          <table:table-cell office:value-type="float" office:value="7.8845328092575" calcext:value-type="float">
            <text:p>7,8845328092575</text:p>
          </table:table-cell>
          <table:table-cell office:value-type="float" office:value="63.721222482669" calcext:value-type="float">
            <text:p>63,72122248266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2</text:p>
          </table:table-cell>
          <table:table-cell office:value-type="string" calcext:value-type="string">
            <text:p>424</text:p>
          </table:table-cell>
          <table:table-cell office:value-type="float" office:value="-0.42585130780935" calcext:value-type="float">
            <text:p>-0,42585130780935</text:p>
          </table:table-cell>
          <table:table-cell office:value-type="float" office:value="9.3847399950027" calcext:value-type="float">
            <text:p>9,3847399950027</text:p>
          </table:table-cell>
          <table:table-cell office:value-type="float" office:value="118.24563202585" calcext:value-type="float">
            <text:p>118,2456320258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52</text:p>
          </table:table-cell>
          <table:table-cell office:value-type="string" calcext:value-type="string">
            <text:p>435</text:p>
          </table:table-cell>
          <table:table-cell office:value-type="float" office:value="0.78975722193718" calcext:value-type="float">
            <text:p>0,78975722193718</text:p>
          </table:table-cell>
          <table:table-cell office:value-type="float" office:value="10.865805149078" calcext:value-type="float">
            <text:p>10,865805149078</text:p>
          </table:table-cell>
          <table:table-cell office:value-type="float" office:value="-156.79212588414" calcext:value-type="float">
            <text:p>-156,792125884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52</text:p>
          </table:table-cell>
          <table:table-cell office:value-type="string" calcext:value-type="string">
            <text:p>446</text:p>
          </table:table-cell>
          <table:table-cell office:value-type="float" office:value="2.8217548131943" calcext:value-type="float">
            <text:p>2,8217548131943</text:p>
          </table:table-cell>
          <table:table-cell office:value-type="float" office:value="3.2827791571617" calcext:value-type="float">
            <text:p>3,2827791571617</text:p>
          </table:table-cell>
          <table:table-cell office:value-type="float" office:value="83.242913719955" calcext:value-type="float">
            <text:p>83,24291371995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2</text:p>
          </table:table-cell>
          <table:table-cell office:value-type="string" calcext:value-type="string">
            <text:p>457</text:p>
          </table:table-cell>
          <table:table-cell office:value-type="float" office:value="-0.57009290903807" calcext:value-type="float">
            <text:p>-0,57009290903807</text:p>
          </table:table-cell>
          <table:table-cell office:value-type="float" office:value="9.6813315153122" calcext:value-type="float">
            <text:p>9,6813315153122</text:p>
          </table:table-cell>
          <table:table-cell office:value-type="float" office:value="-64.235311404915" calcext:value-type="float">
            <text:p>-64,23531140491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52</text:p>
          </table:table-cell>
          <table:table-cell office:value-type="string" calcext:value-type="string">
            <text:p>468</text:p>
          </table:table-cell>
          <table:table-cell office:value-type="float" office:value="-1.5850113332272" calcext:value-type="float">
            <text:p>-1,5850113332272</text:p>
          </table:table-cell>
          <table:table-cell office:value-type="float" office:value="9.1167134046555" calcext:value-type="float">
            <text:p>9,1167134046555</text:p>
          </table:table-cell>
          <table:table-cell office:value-type="float" office:value="96.228010335546" calcext:value-type="float">
            <text:p>96,22801033554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52</text:p>
          </table:table-cell>
          <table:table-cell office:value-type="string" calcext:value-type="string">
            <text:p>479</text:p>
          </table:table-cell>
          <table:table-cell office:value-type="float" office:value="4.590317606926" calcext:value-type="float">
            <text:p>4,590317606926</text:p>
          </table:table-cell>
          <table:table-cell office:value-type="float" office:value="10.310895442963" calcext:value-type="float">
            <text:p>10,310895442963</text:p>
          </table:table-cell>
          <table:table-cell office:value-type="float" office:value="126.51462615675" calcext:value-type="float">
            <text:p>126,5146261567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2</text:p>
          </table:table-cell>
          <table:table-cell office:value-type="string" calcext:value-type="string">
            <text:p>490</text:p>
          </table:table-cell>
          <table:table-cell office:value-type="float" office:value="10.084989070892" calcext:value-type="float">
            <text:p>10,084989070892</text:p>
          </table:table-cell>
          <table:table-cell office:value-type="float" office:value="9.3629086017609" calcext:value-type="float">
            <text:p>9,3629086017609</text:p>
          </table:table-cell>
          <table:table-cell office:value-type="float" office:value="102.74326345723" calcext:value-type="float">
            <text:p>102,7432634572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2</text:p>
          </table:table-cell>
          <table:table-cell office:value-type="string" calcext:value-type="string">
            <text:p>501</text:p>
          </table:table-cell>
          <table:table-cell office:value-type="float" office:value="0.60860224068165" calcext:value-type="float">
            <text:p>0,60860224068165</text:p>
          </table:table-cell>
          <table:table-cell office:value-type="float" office:value="9.834720492363" calcext:value-type="float">
            <text:p>9,834720492363</text:p>
          </table:table-cell>
          <table:table-cell office:value-type="float" office:value="-38.543965406479" calcext:value-type="float">
            <text:p>-38,54396540647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52</text:p>
          </table:table-cell>
          <table:table-cell office:value-type="string" calcext:value-type="string">
            <text:p>512</text:p>
          </table:table-cell>
          <table:table-cell office:value-type="float" office:value="2.7901646494865" calcext:value-type="float">
            <text:p>2,7901646494865</text:p>
          </table:table-cell>
          <table:table-cell office:value-type="float" office:value="10.883604288101" calcext:value-type="float">
            <text:p>10,883604288101</text:p>
          </table:table-cell>
          <table:table-cell office:value-type="float" office:value="-146.53627432076" calcext:value-type="float">
            <text:p>-146,5362743207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2</text:p>
          </table:table-cell>
          <table:table-cell office:value-type="string" calcext:value-type="string">
            <text:p>523</text:p>
          </table:table-cell>
          <table:table-cell office:value-type="float" office:value="3.8718408346176" calcext:value-type="float">
            <text:p>3,8718408346176</text:p>
          </table:table-cell>
          <table:table-cell office:value-type="float" office:value="10.823309421539" calcext:value-type="float">
            <text:p>10,823309421539</text:p>
          </table:table-cell>
          <table:table-cell office:value-type="float" office:value="-34.854212763962" calcext:value-type="float">
            <text:p>-34,85421276396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2</text:p>
          </table:table-cell>
          <table:table-cell office:value-type="string" calcext:value-type="string">
            <text:p>534</text:p>
          </table:table-cell>
          <table:table-cell office:value-type="float" office:value="2.5141018629074" calcext:value-type="float">
            <text:p>2,5141018629074</text:p>
          </table:table-cell>
          <table:table-cell office:value-type="float" office:value="10.703303813934" calcext:value-type="float">
            <text:p>10,703303813934</text:p>
          </table:table-cell>
          <table:table-cell office:value-type="float" office:value="31.10386269867" calcext:value-type="float">
            <text:p>31,1038626986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2</text:p>
          </table:table-cell>
          <table:table-cell office:value-type="string" calcext:value-type="string">
            <text:p>545</text:p>
          </table:table-cell>
          <table:table-cell office:value-type="float" office:value="3.3042314648628" calcext:value-type="float">
            <text:p>3,3042314648628</text:p>
          </table:table-cell>
          <table:table-cell office:value-type="float" office:value="10.510067939758" calcext:value-type="float">
            <text:p>10,510067939758</text:p>
          </table:table-cell>
          <table:table-cell office:value-type="float" office:value="-106.35540971331" calcext:value-type="float">
            <text:p>-106,3554097133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2</text:p>
          </table:table-cell>
          <table:table-cell office:value-type="string" calcext:value-type="string">
            <text:p>556</text:p>
          </table:table-cell>
          <table:table-cell office:value-type="float" office:value="2.5648909807205" calcext:value-type="float">
            <text:p>2,5648909807205</text:p>
          </table:table-cell>
          <table:table-cell office:value-type="float" office:value="9.2441117763519" calcext:value-type="float">
            <text:p>9,2441117763519</text:p>
          </table:table-cell>
          <table:table-cell office:value-type="float" office:value="31.452484950898" calcext:value-type="float">
            <text:p>31,45248495089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2</text:p>
          </table:table-cell>
          <table:table-cell office:value-type="string" calcext:value-type="string">
            <text:p>567</text:p>
          </table:table-cell>
          <table:table-cell office:value-type="float" office:value="9.6609914302826" calcext:value-type="float">
            <text:p>9,6609914302826</text:p>
          </table:table-cell>
          <table:table-cell office:value-type="float" office:value="10.30756354332" calcext:value-type="float">
            <text:p>10,30756354332</text:p>
          </table:table-cell>
          <table:table-cell office:value-type="float" office:value="127.57888569194" calcext:value-type="float">
            <text:p>127,5788856919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2</text:p>
          </table:table-cell>
          <table:table-cell office:value-type="string" calcext:value-type="string">
            <text:p>578</text:p>
          </table:table-cell>
          <table:table-cell office:value-type="float" office:value="-0.69999575614929" calcext:value-type="float">
            <text:p>-0,69999575614929</text:p>
          </table:table-cell>
          <table:table-cell office:value-type="float" office:value="10.636293888092" calcext:value-type="float">
            <text:p>10,636293888092</text:p>
          </table:table-cell>
          <table:table-cell office:value-type="float" office:value="114.33747923298" calcext:value-type="float">
            <text:p>114,3374792329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52</text:p>
          </table:table-cell>
          <table:table-cell office:value-type="string" calcext:value-type="string">
            <text:p>589</text:p>
          </table:table-cell>
          <table:table-cell office:value-type="float" office:value="1.3499903678894" calcext:value-type="float">
            <text:p>1,3499903678894</text:p>
          </table:table-cell>
          <table:table-cell office:value-type="float" office:value="10.307919979095" calcext:value-type="float">
            <text:p>10,307919979095</text:p>
          </table:table-cell>
          <table:table-cell office:value-type="float" office:value="-178.12270571472" calcext:value-type="float">
            <text:p>-178,1227057147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53</text:p>
          </table:table-cell>
          <table:table-cell office:value-type="string" calcext:value-type="string">
            <text:p>15</text:p>
          </table:table-cell>
          <table:table-cell office:value-type="float" office:value="0.087919691577554" calcext:value-type="float">
            <text:p>0,087919691577554</text:p>
          </table:table-cell>
          <table:table-cell office:value-type="float" office:value="3.4026619791985" calcext:value-type="float">
            <text:p>3,4026619791985</text:p>
          </table:table-cell>
          <table:table-cell office:value-type="float" office:value="-3.6692666305099" calcext:value-type="float">
            <text:p>-3,669266630509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3</text:p>
          </table:table-cell>
          <table:table-cell office:value-type="string" calcext:value-type="string">
            <text:p>50</text:p>
          </table:table-cell>
          <table:table-cell office:value-type="float" office:value="3.7584546208382" calcext:value-type="float">
            <text:p>3,7584546208382</text:p>
          </table:table-cell>
          <table:table-cell office:value-type="float" office:value="0.6757390499115" calcext:value-type="float">
            <text:p>0,6757390499115</text:p>
          </table:table-cell>
          <table:table-cell office:value-type="float" office:value="-142.16124631797" calcext:value-type="float">
            <text:p>-142,1612463179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3</text:p>
          </table:table-cell>
          <table:table-cell office:value-type="string" calcext:value-type="string">
            <text:p>61</text:p>
          </table:table-cell>
          <table:table-cell office:value-type="float" office:value="1.6514220833778" calcext:value-type="float">
            <text:p>1,6514220833778</text:p>
          </table:table-cell>
          <table:table-cell office:value-type="float" office:value="-0.58369942009449" calcext:value-type="float">
            <text:p>-0,58369942009449</text:p>
          </table:table-cell>
          <table:table-cell office:value-type="float" office:value="124.94566030563" calcext:value-type="float">
            <text:p>124,9456603056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3</text:p>
          </table:table-cell>
          <table:table-cell office:value-type="string" calcext:value-type="string">
            <text:p>72</text:p>
          </table:table-cell>
          <table:table-cell office:value-type="float" office:value="4.4789132475853" calcext:value-type="float">
            <text:p>4,4789132475853</text:p>
          </table:table-cell>
          <table:table-cell office:value-type="float" office:value="1.6629692912102" calcext:value-type="float">
            <text:p>1,6629692912102</text:p>
          </table:table-cell>
          <table:table-cell office:value-type="float" office:value="88.993740689223" calcext:value-type="float">
            <text:p>88,99374068922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3</text:p>
          </table:table-cell>
          <table:table-cell office:value-type="string" calcext:value-type="string">
            <text:p>83</text:p>
          </table:table-cell>
          <table:table-cell office:value-type="float" office:value="4.6586313843727" calcext:value-type="float">
            <text:p>4,6586313843727</text:p>
          </table:table-cell>
          <table:table-cell office:value-type="float" office:value="0.33921360969543" calcext:value-type="float">
            <text:p>0,33921360969543</text:p>
          </table:table-cell>
          <table:table-cell office:value-type="float" office:value="143.44031491857" calcext:value-type="float">
            <text:p>143,4403149185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3</text:p>
          </table:table-cell>
          <table:table-cell office:value-type="string" calcext:value-type="string">
            <text:p>94</text:p>
          </table:table-cell>
          <table:table-cell office:value-type="float" office:value="7.7350246906281" calcext:value-type="float">
            <text:p>7,7350246906281</text:p>
          </table:table-cell>
          <table:table-cell office:value-type="float" office:value="2.9129609465599" calcext:value-type="float">
            <text:p>2,9129609465599</text:p>
          </table:table-cell>
          <table:table-cell office:value-type="float" office:value="-145.73169362014" calcext:value-type="float">
            <text:p>-145,7316936201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3</text:p>
          </table:table-cell>
          <table:table-cell office:value-type="string" calcext:value-type="string">
            <text:p>105</text:p>
          </table:table-cell>
          <table:table-cell office:value-type="float" office:value="10.081571340561" calcext:value-type="float">
            <text:p>10,081571340561</text:p>
          </table:table-cell>
          <table:table-cell office:value-type="float" office:value="-0.58387827128172" calcext:value-type="float">
            <text:p>-0,58387827128172</text:p>
          </table:table-cell>
          <table:table-cell office:value-type="float" office:value="124.91570156851" calcext:value-type="float">
            <text:p>124,9157015685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53</text:p>
          </table:table-cell>
          <table:table-cell office:value-type="string" calcext:value-type="string">
            <text:p>116</text:p>
          </table:table-cell>
          <table:table-cell office:value-type="float" office:value="-1.5978530049324" calcext:value-type="float">
            <text:p>-1,5978530049324</text:p>
          </table:table-cell>
          <table:table-cell office:value-type="float" office:value="-0.5334534496069" calcext:value-type="float">
            <text:p>-0,5334534496069</text:p>
          </table:table-cell>
          <table:table-cell office:value-type="float" office:value="87.470840496622" calcext:value-type="float">
            <text:p>87,47084049662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3</text:p>
          </table:table-cell>
          <table:table-cell office:value-type="string" calcext:value-type="string">
            <text:p>127</text:p>
          </table:table-cell>
          <table:table-cell office:value-type="float" office:value="4.7584876418114" calcext:value-type="float">
            <text:p>4,7584876418114</text:p>
          </table:table-cell>
          <table:table-cell office:value-type="float" office:value="-0.23535300046206" calcext:value-type="float">
            <text:p>-0,23535300046206</text:p>
          </table:table-cell>
          <table:table-cell office:value-type="float" office:value="-165.81246655458" calcext:value-type="float">
            <text:p>-165,8124665545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3</text:p>
          </table:table-cell>
          <table:table-cell office:value-type="string" calcext:value-type="string">
            <text:p>138</text:p>
          </table:table-cell>
          <table:table-cell office:value-type="float" office:value="3.1844985485077" calcext:value-type="float">
            <text:p>3,1844985485077</text:p>
          </table:table-cell>
          <table:table-cell office:value-type="float" office:value="3.5121151804924" calcext:value-type="float">
            <text:p>3,5121151804924</text:p>
          </table:table-cell>
          <table:table-cell office:value-type="float" office:value="67.887687379388" calcext:value-type="float">
            <text:p>67,88768737938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3</text:p>
          </table:table-cell>
          <table:table-cell office:value-type="string" calcext:value-type="string">
            <text:p>149</text:p>
          </table:table-cell>
          <table:table-cell office:value-type="float" office:value="6.4900594949722" calcext:value-type="float">
            <text:p>6,4900594949722</text:p>
          </table:table-cell>
          <table:table-cell office:value-type="float" office:value="0.19114935770631" calcext:value-type="float">
            <text:p>0,19114935770631</text:p>
          </table:table-cell>
          <table:table-cell office:value-type="float" office:value="-164.17895001211" calcext:value-type="float">
            <text:p>-164,1789500121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3</text:p>
          </table:table-cell>
          <table:table-cell office:value-type="string" calcext:value-type="string">
            <text:p>160</text:p>
          </table:table-cell>
          <table:table-cell office:value-type="float" office:value="3.2924103736877" calcext:value-type="float">
            <text:p>3,2924103736877</text:p>
          </table:table-cell>
          <table:table-cell office:value-type="float" office:value="3.8238403201103" calcext:value-type="float">
            <text:p>3,8238403201103</text:p>
          </table:table-cell>
          <table:table-cell office:value-type="float" office:value="-109.83007652744" calcext:value-type="float">
            <text:p>-109,8300765274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3</text:p>
          </table:table-cell>
          <table:table-cell office:value-type="string" calcext:value-type="string">
            <text:p>171</text:p>
          </table:table-cell>
          <table:table-cell office:value-type="float" office:value="5.2544009685516" calcext:value-type="float">
            <text:p>5,2544009685516</text:p>
          </table:table-cell>
          <table:table-cell office:value-type="float" office:value="-0.51629699766636" calcext:value-type="float">
            <text:p>-0,51629699766636</text:p>
          </table:table-cell>
          <table:table-cell office:value-type="float" office:value="-56.527131302342" calcext:value-type="float">
            <text:p>-56,52713130234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3</text:p>
          </table:table-cell>
          <table:table-cell office:value-type="string" calcext:value-type="string">
            <text:p>182</text:p>
          </table:table-cell>
          <table:table-cell office:value-type="float" office:value="10.085017681122" calcext:value-type="float">
            <text:p>10,085017681122</text:p>
          </table:table-cell>
          <table:table-cell office:value-type="float" office:value="1.0805151611567" calcext:value-type="float">
            <text:p>1,0805151611567</text:p>
          </table:table-cell>
          <table:table-cell office:value-type="float" office:value="174.86541741973" calcext:value-type="float">
            <text:p>174,8654174197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53</text:p>
          </table:table-cell>
          <table:table-cell office:value-type="string" calcext:value-type="string">
            <text:p>193</text:p>
          </table:table-cell>
          <table:table-cell office:value-type="float" office:value="-0.69082036614418" calcext:value-type="float">
            <text:p>-0,69082036614418</text:p>
          </table:table-cell>
          <table:table-cell office:value-type="float" office:value="2.621805369854" calcext:value-type="float">
            <text:p>2,621805369854</text:p>
          </table:table-cell>
          <table:table-cell office:value-type="float" office:value="93.189228112531" calcext:value-type="float">
            <text:p>93,18922811253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3</text:p>
          </table:table-cell>
          <table:table-cell office:value-type="string" calcext:value-type="string">
            <text:p>204</text:p>
          </table:table-cell>
          <table:table-cell office:value-type="float" office:value="2.2475285828114" calcext:value-type="float">
            <text:p>2,2475285828114</text:p>
          </table:table-cell>
          <table:table-cell office:value-type="float" office:value="2.6623365283012" calcext:value-type="float">
            <text:p>2,6623365283012</text:p>
          </table:table-cell>
          <table:table-cell office:value-type="float" office:value="163.49576233299" calcext:value-type="float">
            <text:p>163,4957623329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3</text:p>
          </table:table-cell>
          <table:table-cell office:value-type="string" calcext:value-type="string">
            <text:p>215</text:p>
          </table:table-cell>
          <table:table-cell office:value-type="float" office:value="1.4645884931087" calcext:value-type="float">
            <text:p>1,4645884931087</text:p>
          </table:table-cell>
          <table:table-cell office:value-type="float" office:value="2.0873939990997" calcext:value-type="float">
            <text:p>2,0873939990997</text:p>
          </table:table-cell>
          <table:table-cell office:value-type="float" office:value="-86.941874710618" calcext:value-type="float">
            <text:p>-86,94187471061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3</text:p>
          </table:table-cell>
          <table:table-cell office:value-type="string" calcext:value-type="string">
            <text:p>226</text:p>
          </table:table-cell>
          <table:table-cell office:value-type="float" office:value="8.0092936754227" calcext:value-type="float">
            <text:p>8,0092936754227</text:p>
          </table:table-cell>
          <table:table-cell office:value-type="float" office:value="1.556550860405" calcext:value-type="float">
            <text:p>1,556550860405</text:p>
          </table:table-cell>
          <table:table-cell office:value-type="float" office:value="141.07209861658" calcext:value-type="float">
            <text:p>141,0720986165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3</text:p>
          </table:table-cell>
          <table:table-cell office:value-type="string" calcext:value-type="string">
            <text:p>237</text:p>
          </table:table-cell>
          <table:table-cell office:value-type="float" office:value="5.8000528812408" calcext:value-type="float">
            <text:p>5,8000528812408</text:p>
          </table:table-cell>
          <table:table-cell office:value-type="float" office:value="4.2023760080338" calcext:value-type="float">
            <text:p>4,2023760080338</text:p>
          </table:table-cell>
          <table:table-cell office:value-type="float" office:value="-83.862828600938" calcext:value-type="float">
            <text:p>-83,86282860093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3</text:p>
          </table:table-cell>
          <table:table-cell office:value-type="string" calcext:value-type="string">
            <text:p>248</text:p>
          </table:table-cell>
          <table:table-cell office:value-type="float" office:value="6.6499435901642" calcext:value-type="float">
            <text:p>6,6499435901642</text:p>
          </table:table-cell>
          <table:table-cell office:value-type="float" office:value="3.1924241781235" calcext:value-type="float">
            <text:p>3,1924241781235</text:p>
          </table:table-cell>
          <table:table-cell office:value-type="float" office:value="174.80362752441" calcext:value-type="float">
            <text:p>174,8036275244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3</text:p>
          </table:table-cell>
          <table:table-cell office:value-type="string" calcext:value-type="string">
            <text:p>259</text:p>
          </table:table-cell>
          <table:table-cell office:value-type="float" office:value="10.085008144379" calcext:value-type="float">
            <text:p>10,085008144379</text:p>
          </table:table-cell>
          <table:table-cell office:value-type="float" office:value="2.1477635204792" calcext:value-type="float">
            <text:p>2,1477635204792</text:p>
          </table:table-cell>
          <table:table-cell office:value-type="float" office:value="127.7150530724" calcext:value-type="float">
            <text:p>127,715053072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3</text:p>
          </table:table-cell>
          <table:table-cell office:value-type="string" calcext:value-type="string">
            <text:p>270</text:p>
          </table:table-cell>
          <table:table-cell office:value-type="float" office:value="-1.5850201249123" calcext:value-type="float">
            <text:p>-1,5850201249123</text:p>
          </table:table-cell>
          <table:table-cell office:value-type="float" office:value="1.3376751542091" calcext:value-type="float">
            <text:p>1,3376751542091</text:p>
          </table:table-cell>
          <table:table-cell office:value-type="float" office:value="26.840756273573" calcext:value-type="float">
            <text:p>26,84075627357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3</text:p>
          </table:table-cell>
          <table:table-cell office:value-type="string" calcext:value-type="string">
            <text:p>281</text:p>
          </table:table-cell>
          <table:table-cell office:value-type="float" office:value="3.733346760273" calcext:value-type="float">
            <text:p>3,733346760273</text:p>
          </table:table-cell>
          <table:table-cell office:value-type="float" office:value="9.4799196720123" calcext:value-type="float">
            <text:p>9,4799196720123</text:p>
          </table:table-cell>
          <table:table-cell office:value-type="float" office:value="-131.88710789772" calcext:value-type="float">
            <text:p>-131,8871078977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3</text:p>
          </table:table-cell>
          <table:table-cell office:value-type="string" calcext:value-type="string">
            <text:p>292</text:p>
          </table:table-cell>
          <table:table-cell office:value-type="float" office:value="5.6962013244629" calcext:value-type="float">
            <text:p>5,6962013244629</text:p>
          </table:table-cell>
          <table:table-cell office:value-type="float" office:value="1.4333143830299" calcext:value-type="float">
            <text:p>1,4333143830299</text:p>
          </table:table-cell>
          <table:table-cell office:value-type="float" office:value="-50.355231686003" calcext:value-type="float">
            <text:p>-50,35523168600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3</text:p>
          </table:table-cell>
          <table:table-cell office:value-type="string" calcext:value-type="string">
            <text:p>303</text:p>
          </table:table-cell>
          <table:table-cell office:value-type="float" office:value="2.0427446067333" calcext:value-type="float">
            <text:p>2,0427446067333</text:p>
          </table:table-cell>
          <table:table-cell office:value-type="float" office:value="5.3239864110947" calcext:value-type="float">
            <text:p>5,3239864110947</text:p>
          </table:table-cell>
          <table:table-cell office:value-type="float" office:value="120.85641569393" calcext:value-type="float">
            <text:p>120,8564156939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3</text:p>
          </table:table-cell>
          <table:table-cell office:value-type="string" calcext:value-type="string">
            <text:p>314</text:p>
          </table:table-cell>
          <table:table-cell office:value-type="float" office:value="7.2274881601334" calcext:value-type="float">
            <text:p>7,2274881601334</text:p>
          </table:table-cell>
          <table:table-cell office:value-type="float" office:value="9.7832423448563" calcext:value-type="float">
            <text:p>9,7832423448563</text:p>
          </table:table-cell>
          <table:table-cell office:value-type="float" office:value="2.1217294084798" calcext:value-type="float">
            <text:p>2,121729408479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3</text:p>
          </table:table-cell>
          <table:table-cell office:value-type="string" calcext:value-type="string">
            <text:p>325</text:p>
          </table:table-cell>
          <table:table-cell office:value-type="float" office:value="5.295786857605" calcext:value-type="float">
            <text:p>5,295786857605</text:p>
          </table:table-cell>
          <table:table-cell office:value-type="float" office:value="9.4916307926178" calcext:value-type="float">
            <text:p>9,4916307926178</text:p>
          </table:table-cell>
          <table:table-cell office:value-type="float" office:value="-20.608358322435" calcext:value-type="float">
            <text:p>-20,60835832243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3</text:p>
          </table:table-cell>
          <table:table-cell office:value-type="string" calcext:value-type="string">
            <text:p>336</text:p>
          </table:table-cell>
          <table:table-cell office:value-type="float" office:value="9.4903928041458" calcext:value-type="float">
            <text:p>9,4903928041458</text:p>
          </table:table-cell>
          <table:table-cell office:value-type="float" office:value="6.1508560180664" calcext:value-type="float">
            <text:p>6,1508560180664</text:p>
          </table:table-cell>
          <table:table-cell office:value-type="float" office:value="-153.56211753408" calcext:value-type="float">
            <text:p>-153,5621175340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3</text:p>
          </table:table-cell>
          <table:table-cell office:value-type="string" calcext:value-type="string">
            <text:p>347</text:p>
          </table:table-cell>
          <table:table-cell office:value-type="float" office:value="1.0399235785007" calcext:value-type="float">
            <text:p>1,0399235785007</text:p>
          </table:table-cell>
          <table:table-cell office:value-type="float" office:value="2.7602514624596" calcext:value-type="float">
            <text:p>2,7602514624596</text:p>
          </table:table-cell>
          <table:table-cell office:value-type="float" office:value="-144.5770385159" calcext:value-type="float">
            <text:p>-144,577038515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3</text:p>
          </table:table-cell>
          <table:table-cell office:value-type="string" calcext:value-type="string">
            <text:p>358</text:p>
          </table:table-cell>
          <table:table-cell office:value-type="float" office:value="-1.5602472424507" calcext:value-type="float">
            <text:p>-1,5602472424507</text:p>
          </table:table-cell>
          <table:table-cell office:value-type="float" office:value="9.4634091854095" calcext:value-type="float">
            <text:p>9,4634091854095</text:p>
          </table:table-cell>
          <table:table-cell office:value-type="float" office:value="-94.335901509425" calcext:value-type="float">
            <text:p>-94,33590150942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53</text:p>
          </table:table-cell>
          <table:table-cell office:value-type="string" calcext:value-type="string">
            <text:p>369</text:p>
          </table:table-cell>
          <table:table-cell office:value-type="float" office:value="2.0616772770882" calcext:value-type="float">
            <text:p>2,0616772770882</text:p>
          </table:table-cell>
          <table:table-cell office:value-type="float" office:value="-0.018603889038786" calcext:value-type="float">
            <text:p>-0,018603889038786</text:p>
          </table:table-cell>
          <table:table-cell office:value-type="float" office:value="-170.92536513213" calcext:value-type="float">
            <text:p>-170,9253651321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3</text:p>
          </table:table-cell>
          <table:table-cell office:value-type="string" calcext:value-type="string">
            <text:p>380</text:p>
          </table:table-cell>
          <table:table-cell office:value-type="float" office:value="5.4865550994873" calcext:value-type="float">
            <text:p>5,4865550994873</text:p>
          </table:table-cell>
          <table:table-cell office:value-type="float" office:value="6.1791294813156" calcext:value-type="float">
            <text:p>6,1791294813156</text:p>
          </table:table-cell>
          <table:table-cell office:value-type="float" office:value="73.242483624987" calcext:value-type="float">
            <text:p>73,24248362498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3</text:p>
          </table:table-cell>
          <table:table-cell office:value-type="string" calcext:value-type="string">
            <text:p>391</text:p>
          </table:table-cell>
          <table:table-cell office:value-type="float" office:value="4.0108767151833" calcext:value-type="float">
            <text:p>4,0108767151833</text:p>
          </table:table-cell>
          <table:table-cell office:value-type="float" office:value="4.2902046442032" calcext:value-type="float">
            <text:p>4,2902046442032</text:p>
          </table:table-cell>
          <table:table-cell office:value-type="float" office:value="174.19600638614" calcext:value-type="float">
            <text:p>174,1960063861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3</text:p>
          </table:table-cell>
          <table:table-cell office:value-type="string" calcext:value-type="string">
            <text:p>402</text:p>
          </table:table-cell>
          <table:table-cell office:value-type="float" office:value="7.1056014299393" calcext:value-type="float">
            <text:p>7,1056014299393</text:p>
          </table:table-cell>
          <table:table-cell office:value-type="float" office:value="0.76522886753082" calcext:value-type="float">
            <text:p>0,76522886753082</text:p>
          </table:table-cell>
          <table:table-cell office:value-type="float" office:value="72.529692558726" calcext:value-type="float">
            <text:p>72,52969255872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53</text:p>
          </table:table-cell>
          <table:table-cell office:value-type="string" calcext:value-type="string">
            <text:p>413</text:p>
          </table:table-cell>
          <table:table-cell office:value-type="float" office:value="7.8448867797852" calcext:value-type="float">
            <text:p>7,8448867797852</text:p>
          </table:table-cell>
          <table:table-cell office:value-type="float" office:value="7.574188709259" calcext:value-type="float">
            <text:p>7,574188709259</text:p>
          </table:table-cell>
          <table:table-cell office:value-type="float" office:value="53.240236203382" calcext:value-type="float">
            <text:p>53,24023620338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3</text:p>
          </table:table-cell>
          <table:table-cell office:value-type="string" calcext:value-type="string">
            <text:p>424</text:p>
          </table:table-cell>
          <table:table-cell office:value-type="float" office:value="-0.46160995960236" calcext:value-type="float">
            <text:p>-0,46160995960236</text:p>
          </table:table-cell>
          <table:table-cell office:value-type="float" office:value="9.3970310688019" calcext:value-type="float">
            <text:p>9,3970310688019</text:p>
          </table:table-cell>
          <table:table-cell office:value-type="float" office:value="107.10370160971" calcext:value-type="float">
            <text:p>107,1037016097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53</text:p>
          </table:table-cell>
          <table:table-cell office:value-type="string" calcext:value-type="string">
            <text:p>435</text:p>
          </table:table-cell>
          <table:table-cell office:value-type="float" office:value="0.77217601239681" calcext:value-type="float">
            <text:p>0,77217601239681</text:p>
          </table:table-cell>
          <table:table-cell office:value-type="float" office:value="10.982985496521" calcext:value-type="float">
            <text:p>10,982985496521</text:p>
          </table:table-cell>
          <table:table-cell office:value-type="float" office:value="-155.74481380973" calcext:value-type="float">
            <text:p>-155,7448138097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53</text:p>
          </table:table-cell>
          <table:table-cell office:value-type="string" calcext:value-type="string">
            <text:p>446</text:p>
          </table:table-cell>
          <table:table-cell office:value-type="float" office:value="2.8761801123619" calcext:value-type="float">
            <text:p>2,8761801123619</text:p>
          </table:table-cell>
          <table:table-cell office:value-type="float" office:value="3.6453893780708" calcext:value-type="float">
            <text:p>3,6453893780708</text:p>
          </table:table-cell>
          <table:table-cell office:value-type="float" office:value="46.90830267159" calcext:value-type="float">
            <text:p>46,9083026715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3</text:p>
          </table:table-cell>
          <table:table-cell office:value-type="string" calcext:value-type="string">
            <text:p>457</text:p>
          </table:table-cell>
          <table:table-cell office:value-type="float" office:value="-0.55433552712202" calcext:value-type="float">
            <text:p>-0,55433552712202</text:p>
          </table:table-cell>
          <table:table-cell office:value-type="float" office:value="9.7136288881302" calcext:value-type="float">
            <text:p>9,7136288881302</text:p>
          </table:table-cell>
          <table:table-cell office:value-type="float" office:value="-73.740451958529" calcext:value-type="float">
            <text:p>-73,74045195852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53</text:p>
          </table:table-cell>
          <table:table-cell office:value-type="string" calcext:value-type="string">
            <text:p>468</text:p>
          </table:table-cell>
          <table:table-cell office:value-type="float" office:value="-1.5850116312504" calcext:value-type="float">
            <text:p>-1,5850116312504</text:p>
          </table:table-cell>
          <table:table-cell office:value-type="float" office:value="9.1344946622849" calcext:value-type="float">
            <text:p>9,1344946622849</text:p>
          </table:table-cell>
          <table:table-cell office:value-type="float" office:value="98.524637283034" calcext:value-type="float">
            <text:p>98,5246372830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53</text:p>
          </table:table-cell>
          <table:table-cell office:value-type="string" calcext:value-type="string">
            <text:p>479</text:p>
          </table:table-cell>
          <table:table-cell office:value-type="float" office:value="4.7211527824402" calcext:value-type="float">
            <text:p>4,7211527824402</text:p>
          </table:table-cell>
          <table:table-cell office:value-type="float" office:value="10.268270969391" calcext:value-type="float">
            <text:p>10,268270969391</text:p>
          </table:table-cell>
          <table:table-cell office:value-type="float" office:value="156.90489483487" calcext:value-type="float">
            <text:p>156,9048948348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3</text:p>
          </table:table-cell>
          <table:table-cell office:value-type="string" calcext:value-type="string">
            <text:p>490</text:p>
          </table:table-cell>
          <table:table-cell office:value-type="float" office:value="10.085003376007" calcext:value-type="float">
            <text:p>10,085003376007</text:p>
          </table:table-cell>
          <table:table-cell office:value-type="float" office:value="9.1065871715546" calcext:value-type="float">
            <text:p>9,1065871715546</text:p>
          </table:table-cell>
          <table:table-cell office:value-type="float" office:value="103.43390665237" calcext:value-type="float">
            <text:p>103,4339066523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3</text:p>
          </table:table-cell>
          <table:table-cell office:value-type="string" calcext:value-type="string">
            <text:p>501</text:p>
          </table:table-cell>
          <table:table-cell office:value-type="float" office:value="0.58342415839434" calcext:value-type="float">
            <text:p>0,58342415839434</text:p>
          </table:table-cell>
          <table:table-cell office:value-type="float" office:value="9.7201412916183" calcext:value-type="float">
            <text:p>9,7201412916183</text:p>
          </table:table-cell>
          <table:table-cell office:value-type="float" office:value="11.413762903517" calcext:value-type="float">
            <text:p>11,41376290351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53</text:p>
          </table:table-cell>
          <table:table-cell office:value-type="string" calcext:value-type="string">
            <text:p>512</text:p>
          </table:table-cell>
          <table:table-cell office:value-type="float" office:value="2.7719232439995" calcext:value-type="float">
            <text:p>2,7719232439995</text:p>
          </table:table-cell>
          <table:table-cell office:value-type="float" office:value="10.873907804489" calcext:value-type="float">
            <text:p>10,873907804489</text:p>
          </table:table-cell>
          <table:table-cell office:value-type="float" office:value="-144.63310180956" calcext:value-type="float">
            <text:p>-144,6331018095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3</text:p>
          </table:table-cell>
          <table:table-cell office:value-type="string" calcext:value-type="string">
            <text:p>523</text:p>
          </table:table-cell>
          <table:table-cell office:value-type="float" office:value="4.0577825903893" calcext:value-type="float">
            <text:p>4,0577825903893</text:p>
          </table:table-cell>
          <table:table-cell office:value-type="float" office:value="10.62641620636" calcext:value-type="float">
            <text:p>10,62641620636</text:p>
          </table:table-cell>
          <table:table-cell office:value-type="float" office:value="49.26603956587" calcext:value-type="float">
            <text:p>49,2660395658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3</text:p>
          </table:table-cell>
          <table:table-cell office:value-type="string" calcext:value-type="string">
            <text:p>534</text:p>
          </table:table-cell>
          <table:table-cell office:value-type="float" office:value="2.5045567750931" calcext:value-type="float">
            <text:p>2,5045567750931</text:p>
          </table:table-cell>
          <table:table-cell office:value-type="float" office:value="10.680922269821" calcext:value-type="float">
            <text:p>10,680922269821</text:p>
          </table:table-cell>
          <table:table-cell office:value-type="float" office:value="36.277987395123" calcext:value-type="float">
            <text:p>36,27798739512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3</text:p>
          </table:table-cell>
          <table:table-cell office:value-type="string" calcext:value-type="string">
            <text:p>545</text:p>
          </table:table-cell>
          <table:table-cell office:value-type="float" office:value="3.1416654586792" calcext:value-type="float">
            <text:p>3,1416654586792</text:p>
          </table:table-cell>
          <table:table-cell office:value-type="float" office:value="10.276137590408" calcext:value-type="float">
            <text:p>10,276137590408</text:p>
          </table:table-cell>
          <table:table-cell office:value-type="float" office:value="-3.3714976517638" calcext:value-type="float">
            <text:p>-3,371497651763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3</text:p>
          </table:table-cell>
          <table:table-cell office:value-type="string" calcext:value-type="string">
            <text:p>556</text:p>
          </table:table-cell>
          <table:table-cell office:value-type="float" office:value="2.2330418229103" calcext:value-type="float">
            <text:p>2,2330418229103</text:p>
          </table:table-cell>
          <table:table-cell office:value-type="float" office:value="9.1034209728241" calcext:value-type="float">
            <text:p>9,1034209728241</text:p>
          </table:table-cell>
          <table:table-cell office:value-type="float" office:value="15.634659559104" calcext:value-type="float">
            <text:p>15,63465955910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3</text:p>
          </table:table-cell>
          <table:table-cell office:value-type="string" calcext:value-type="string">
            <text:p>567</text:p>
          </table:table-cell>
          <table:table-cell office:value-type="float" office:value="9.9282485246658" calcext:value-type="float">
            <text:p>9,9282485246658</text:p>
          </table:table-cell>
          <table:table-cell office:value-type="float" office:value="10.048146247864" calcext:value-type="float">
            <text:p>10,048146247864</text:p>
          </table:table-cell>
          <table:table-cell office:value-type="float" office:value="138.40909216814" calcext:value-type="float">
            <text:p>138,4090921681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3</text:p>
          </table:table-cell>
          <table:table-cell office:value-type="string" calcext:value-type="string">
            <text:p>578</text:p>
          </table:table-cell>
          <table:table-cell office:value-type="float" office:value="-0.5878946185112" calcext:value-type="float">
            <text:p>-0,5878946185112</text:p>
          </table:table-cell>
          <table:table-cell office:value-type="float" office:value="10.616258382797" calcext:value-type="float">
            <text:p>10,616258382797</text:p>
          </table:table-cell>
          <table:table-cell office:value-type="float" office:value="102.4531475298" calcext:value-type="float">
            <text:p>102,453147529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53</text:p>
          </table:table-cell>
          <table:table-cell office:value-type="string" calcext:value-type="string">
            <text:p>589</text:p>
          </table:table-cell>
          <table:table-cell office:value-type="float" office:value="1.4233396947384" calcext:value-type="float">
            <text:p>1,4233396947384</text:p>
          </table:table-cell>
          <table:table-cell office:value-type="float" office:value="10.354015827179" calcext:value-type="float">
            <text:p>10,354015827179</text:p>
          </table:table-cell>
          <table:table-cell office:value-type="float" office:value="-177.58227305807" calcext:value-type="float">
            <text:p>-177,5822730580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54</text:p>
          </table:table-cell>
          <table:table-cell office:value-type="string" calcext:value-type="string">
            <text:p>15</text:p>
          </table:table-cell>
          <table:table-cell office:value-type="float" office:value="-0.18789308145642" calcext:value-type="float">
            <text:p>-0,18789308145642</text:p>
          </table:table-cell>
          <table:table-cell office:value-type="float" office:value="3.3559411764145" calcext:value-type="float">
            <text:p>3,3559411764145</text:p>
          </table:table-cell>
          <table:table-cell office:value-type="float" office:value="7.8990773600378" calcext:value-type="float">
            <text:p>7,899077360037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4</text:p>
          </table:table-cell>
          <table:table-cell office:value-type="string" calcext:value-type="string">
            <text:p>50</text:p>
          </table:table-cell>
          <table:table-cell office:value-type="float" office:value="3.9824551343918" calcext:value-type="float">
            <text:p>3,9824551343918</text:p>
          </table:table-cell>
          <table:table-cell office:value-type="float" office:value="0.91944843530655" calcext:value-type="float">
            <text:p>0,91944843530655</text:p>
          </table:table-cell>
          <table:table-cell office:value-type="float" office:value="-130.37945358617" calcext:value-type="float">
            <text:p>-130,3794535861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4</text:p>
          </table:table-cell>
          <table:table-cell office:value-type="string" calcext:value-type="string">
            <text:p>61</text:p>
          </table:table-cell>
          <table:table-cell office:value-type="float" office:value="1.9216138124466" calcext:value-type="float">
            <text:p>1,9216138124466</text:p>
          </table:table-cell>
          <table:table-cell office:value-type="float" office:value="-0.58288466185331" calcext:value-type="float">
            <text:p>-0,58288466185331</text:p>
          </table:table-cell>
          <table:table-cell office:value-type="float" office:value="124.80205791012" calcext:value-type="float">
            <text:p>124,8020579101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4</text:p>
          </table:table-cell>
          <table:table-cell office:value-type="string" calcext:value-type="string">
            <text:p>72</text:p>
          </table:table-cell>
          <table:table-cell office:value-type="float" office:value="4.3611040711403" calcext:value-type="float">
            <text:p>4,3611040711403</text:p>
          </table:table-cell>
          <table:table-cell office:value-type="float" office:value="1.3433194160461" calcext:value-type="float">
            <text:p>1,3433194160461</text:p>
          </table:table-cell>
          <table:table-cell office:value-type="float" office:value="64.123328324336" calcext:value-type="float">
            <text:p>64,12332832433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4</text:p>
          </table:table-cell>
          <table:table-cell office:value-type="string" calcext:value-type="string">
            <text:p>83</text:p>
          </table:table-cell>
          <table:table-cell office:value-type="float" office:value="4.529601931572" calcext:value-type="float">
            <text:p>4,529601931572</text:p>
          </table:table-cell>
          <table:table-cell office:value-type="float" office:value="0.51850527524948" calcext:value-type="float">
            <text:p>0,51850527524948</text:p>
          </table:table-cell>
          <table:table-cell office:value-type="float" office:value="-77.289544093381" calcext:value-type="float">
            <text:p>-77,28954409338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4</text:p>
          </table:table-cell>
          <table:table-cell office:value-type="string" calcext:value-type="string">
            <text:p>94</text:p>
          </table:table-cell>
          <table:table-cell office:value-type="float" office:value="7.9303658008575" calcext:value-type="float">
            <text:p>7,9303658008575</text:p>
          </table:table-cell>
          <table:table-cell office:value-type="float" office:value="3.1896528601646" calcext:value-type="float">
            <text:p>3,1896528601646</text:p>
          </table:table-cell>
          <table:table-cell office:value-type="float" office:value="-119.48017253997" calcext:value-type="float">
            <text:p>-119,4801725399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4</text:p>
          </table:table-cell>
          <table:table-cell office:value-type="string" calcext:value-type="string">
            <text:p>105</text:p>
          </table:table-cell>
          <table:table-cell office:value-type="float" office:value="9.9896079301834" calcext:value-type="float">
            <text:p>9,9896079301834</text:p>
          </table:table-cell>
          <table:table-cell office:value-type="float" office:value="-0.4841797426343" calcext:value-type="float">
            <text:p>-0,4841797426343</text:p>
          </table:table-cell>
          <table:table-cell office:value-type="float" office:value="95.367181832623" calcext:value-type="float">
            <text:p>95,36718183262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54</text:p>
          </table:table-cell>
          <table:table-cell office:value-type="string" calcext:value-type="string">
            <text:p>116</text:p>
          </table:table-cell>
          <table:table-cell office:value-type="float" office:value="-1.5978507697582" calcext:value-type="float">
            <text:p>-1,5978507697582</text:p>
          </table:table-cell>
          <table:table-cell office:value-type="float" office:value="-0.53345691412687" calcext:value-type="float">
            <text:p>-0,53345691412687</text:p>
          </table:table-cell>
          <table:table-cell office:value-type="float" office:value="87.460056991334" calcext:value-type="float">
            <text:p>87,46005699133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4</text:p>
          </table:table-cell>
          <table:table-cell office:value-type="string" calcext:value-type="string">
            <text:p>127</text:p>
          </table:table-cell>
          <table:table-cell office:value-type="float" office:value="4.5218405127525" calcext:value-type="float">
            <text:p>4,5218405127525</text:p>
          </table:table-cell>
          <table:table-cell office:value-type="float" office:value="-0.23770125582814" calcext:value-type="float">
            <text:p>-0,23770125582814</text:p>
          </table:table-cell>
          <table:table-cell office:value-type="float" office:value="-11.320381027878" calcext:value-type="float">
            <text:p>-11,32038102787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4</text:p>
          </table:table-cell>
          <table:table-cell office:value-type="string" calcext:value-type="string">
            <text:p>138</text:p>
          </table:table-cell>
          <table:table-cell office:value-type="float" office:value="3.1346848607063" calcext:value-type="float">
            <text:p>3,1346848607063</text:p>
          </table:table-cell>
          <table:table-cell office:value-type="float" office:value="3.579121530056" calcext:value-type="float">
            <text:p>3,579121530056</text:p>
          </table:table-cell>
          <table:table-cell office:value-type="float" office:value="44.613705319204" calcext:value-type="float">
            <text:p>44,61370531920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4</text:p>
          </table:table-cell>
          <table:table-cell office:value-type="string" calcext:value-type="string">
            <text:p>149</text:p>
          </table:table-cell>
          <table:table-cell office:value-type="float" office:value="6.7001688480377" calcext:value-type="float">
            <text:p>6,7001688480377</text:p>
          </table:table-cell>
          <table:table-cell office:value-type="float" office:value="0.30889689922333" calcext:value-type="float">
            <text:p>0,30889689922333</text:p>
          </table:table-cell>
          <table:table-cell office:value-type="float" office:value="-151.18740926123" calcext:value-type="float">
            <text:p>-151,1874092612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4</text:p>
          </table:table-cell>
          <table:table-cell office:value-type="string" calcext:value-type="string">
            <text:p>160</text:p>
          </table:table-cell>
          <table:table-cell office:value-type="float" office:value="3.3985179662704" calcext:value-type="float">
            <text:p>3,3985179662704</text:p>
          </table:table-cell>
          <table:table-cell office:value-type="float" office:value="3.7768977880478" calcext:value-type="float">
            <text:p>3,7768977880478</text:p>
          </table:table-cell>
          <table:table-cell office:value-type="float" office:value="-159.9675333424" calcext:value-type="float">
            <text:p>-159,967533342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4</text:p>
          </table:table-cell>
          <table:table-cell office:value-type="string" calcext:value-type="string">
            <text:p>171</text:p>
          </table:table-cell>
          <table:table-cell office:value-type="float" office:value="5.1591670513153" calcext:value-type="float">
            <text:p>5,1591670513153</text:p>
          </table:table-cell>
          <table:table-cell office:value-type="float" office:value="-0.3964551910758" calcext:value-type="float">
            <text:p>-0,3964551910758</text:p>
          </table:table-cell>
          <table:table-cell office:value-type="float" office:value="-52.086189294317" calcext:value-type="float">
            <text:p>-52,08618929431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4</text:p>
          </table:table-cell>
          <table:table-cell office:value-type="string" calcext:value-type="string">
            <text:p>182</text:p>
          </table:table-cell>
          <table:table-cell office:value-type="float" office:value="10.085008144379" calcext:value-type="float">
            <text:p>10,085008144379</text:p>
          </table:table-cell>
          <table:table-cell office:value-type="float" office:value="1.2817573547363" calcext:value-type="float">
            <text:p>1,2817573547363</text:p>
          </table:table-cell>
          <table:table-cell office:value-type="float" office:value="-155.47802797548" calcext:value-type="float">
            <text:p>-155,4780279754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54</text:p>
          </table:table-cell>
          <table:table-cell office:value-type="string" calcext:value-type="string">
            <text:p>193</text:p>
          </table:table-cell>
          <table:table-cell office:value-type="float" office:value="-0.82529842853546" calcext:value-type="float">
            <text:p>-0,82529842853546</text:p>
          </table:table-cell>
          <table:table-cell office:value-type="float" office:value="2.3241102695465" calcext:value-type="float">
            <text:p>2,3241102695465</text:p>
          </table:table-cell>
          <table:table-cell office:value-type="float" office:value="60.811862824069" calcext:value-type="float">
            <text:p>60,81186282406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4</text:p>
          </table:table-cell>
          <table:table-cell office:value-type="string" calcext:value-type="string">
            <text:p>204</text:p>
          </table:table-cell>
          <table:table-cell office:value-type="float" office:value="2.5252482295036" calcext:value-type="float">
            <text:p>2,5252482295036</text:p>
          </table:table-cell>
          <table:table-cell office:value-type="float" office:value="2.6264771819115" calcext:value-type="float">
            <text:p>2,6264771819115</text:p>
          </table:table-cell>
          <table:table-cell office:value-type="float" office:value="172.56637135888" calcext:value-type="float">
            <text:p>172,5663713588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4</text:p>
          </table:table-cell>
          <table:table-cell office:value-type="string" calcext:value-type="string">
            <text:p>215</text:p>
          </table:table-cell>
          <table:table-cell office:value-type="float" office:value="1.3571399450302" calcext:value-type="float">
            <text:p>1,3571399450302</text:p>
          </table:table-cell>
          <table:table-cell office:value-type="float" office:value="1.9487139582634" calcext:value-type="float">
            <text:p>1,9487139582634</text:p>
          </table:table-cell>
          <table:table-cell office:value-type="float" office:value="1.4559380757581" calcext:value-type="float">
            <text:p>1,455938075758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4</text:p>
          </table:table-cell>
          <table:table-cell office:value-type="string" calcext:value-type="string">
            <text:p>226</text:p>
          </table:table-cell>
          <table:table-cell office:value-type="float" office:value="8.2297199964523" calcext:value-type="float">
            <text:p>8,2297199964523</text:p>
          </table:table-cell>
          <table:table-cell office:value-type="float" office:value="1.4383673667908" calcext:value-type="float">
            <text:p>1,4383673667908</text:p>
          </table:table-cell>
          <table:table-cell office:value-type="float" office:value="153.74081757418" calcext:value-type="float">
            <text:p>153,7408175741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4</text:p>
          </table:table-cell>
          <table:table-cell office:value-type="string" calcext:value-type="string">
            <text:p>237</text:p>
          </table:table-cell>
          <table:table-cell office:value-type="float" office:value="5.6751954555511" calcext:value-type="float">
            <text:p>5,6751954555511</text:p>
          </table:table-cell>
          <table:table-cell office:value-type="float" office:value="4.5344600081444" calcext:value-type="float">
            <text:p>4,5344600081444</text:p>
          </table:table-cell>
          <table:table-cell office:value-type="float" office:value="-64.832142204236" calcext:value-type="float">
            <text:p>-64,83214220423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4</text:p>
          </table:table-cell>
          <table:table-cell office:value-type="string" calcext:value-type="string">
            <text:p>248</text:p>
          </table:table-cell>
          <table:table-cell office:value-type="float" office:value="6.9432526826859" calcext:value-type="float">
            <text:p>6,9432526826859</text:p>
          </table:table-cell>
          <table:table-cell office:value-type="float" office:value="3.1744837760925" calcext:value-type="float">
            <text:p>3,1744837760925</text:p>
          </table:table-cell>
          <table:table-cell office:value-type="float" office:value="177.05330727207" calcext:value-type="float">
            <text:p>177,0533072720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4</text:p>
          </table:table-cell>
          <table:table-cell office:value-type="string" calcext:value-type="string">
            <text:p>259</text:p>
          </table:table-cell>
          <table:table-cell office:value-type="float" office:value="10.085005760193" calcext:value-type="float">
            <text:p>10,085005760193</text:p>
          </table:table-cell>
          <table:table-cell office:value-type="float" office:value="2.0364038646221" calcext:value-type="float">
            <text:p>2,0364038646221</text:p>
          </table:table-cell>
          <table:table-cell office:value-type="float" office:value="146.75122005924" calcext:value-type="float">
            <text:p>146,7512200592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4</text:p>
          </table:table-cell>
          <table:table-cell office:value-type="string" calcext:value-type="string">
            <text:p>270</text:p>
          </table:table-cell>
          <table:table-cell office:value-type="float" office:value="-1.5850186347961" calcext:value-type="float">
            <text:p>-1,5850186347961</text:p>
          </table:table-cell>
          <table:table-cell office:value-type="float" office:value="1.002808958292" calcext:value-type="float">
            <text:p>1,002808958292</text:p>
          </table:table-cell>
          <table:table-cell office:value-type="float" office:value="30.695124796242" calcext:value-type="float">
            <text:p>30,69512479624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4</text:p>
          </table:table-cell>
          <table:table-cell office:value-type="string" calcext:value-type="string">
            <text:p>281</text:p>
          </table:table-cell>
          <table:table-cell office:value-type="float" office:value="3.9120632410049" calcext:value-type="float">
            <text:p>3,9120632410049</text:p>
          </table:table-cell>
          <table:table-cell office:value-type="float" office:value="9.7939074039459" calcext:value-type="float">
            <text:p>9,7939074039459</text:p>
          </table:table-cell>
          <table:table-cell office:value-type="float" office:value="-116.04535959329" calcext:value-type="float">
            <text:p>-116,0453595932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4</text:p>
          </table:table-cell>
          <table:table-cell office:value-type="string" calcext:value-type="string">
            <text:p>292</text:p>
          </table:table-cell>
          <table:table-cell office:value-type="float" office:value="5.4362094402313" calcext:value-type="float">
            <text:p>5,4362094402313</text:p>
          </table:table-cell>
          <table:table-cell office:value-type="float" office:value="1.4998176693916" calcext:value-type="float">
            <text:p>1,4998176693916</text:p>
          </table:table-cell>
          <table:table-cell office:value-type="float" office:value="-7.7134240774592" calcext:value-type="float">
            <text:p>-7,713424077459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4</text:p>
          </table:table-cell>
          <table:table-cell office:value-type="string" calcext:value-type="string">
            <text:p>303</text:p>
          </table:table-cell>
          <table:table-cell office:value-type="float" office:value="2.2384078800678" calcext:value-type="float">
            <text:p>2,2384078800678</text:p>
          </table:table-cell>
          <table:table-cell office:value-type="float" office:value="5.0501024723053" calcext:value-type="float">
            <text:p>5,0501024723053</text:p>
          </table:table-cell>
          <table:table-cell office:value-type="float" office:value="130.08954266834" calcext:value-type="float">
            <text:p>130,0895426683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4</text:p>
          </table:table-cell>
          <table:table-cell office:value-type="string" calcext:value-type="string">
            <text:p>314</text:p>
          </table:table-cell>
          <table:table-cell office:value-type="float" office:value="6.9340312480927" calcext:value-type="float">
            <text:p>6,9340312480927</text:p>
          </table:table-cell>
          <table:table-cell office:value-type="float" office:value="9.7606670856476" calcext:value-type="float">
            <text:p>9,7606670856476</text:p>
          </table:table-cell>
          <table:table-cell office:value-type="float" office:value="4.1998447316467" calcext:value-type="float">
            <text:p>4,199844731646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4</text:p>
          </table:table-cell>
          <table:table-cell office:value-type="string" calcext:value-type="string">
            <text:p>325</text:p>
          </table:table-cell>
          <table:table-cell office:value-type="float" office:value="5.1123940944672" calcext:value-type="float">
            <text:p>5,1123940944672</text:p>
          </table:table-cell>
          <table:table-cell office:value-type="float" office:value="9.5399475097656" calcext:value-type="float">
            <text:p>9,5399475097656</text:p>
          </table:table-cell>
          <table:table-cell office:value-type="float" office:value="-14.703810025173" calcext:value-type="float">
            <text:p>-14,70381002517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4</text:p>
          </table:table-cell>
          <table:table-cell office:value-type="string" calcext:value-type="string">
            <text:p>336</text:p>
          </table:table-cell>
          <table:table-cell office:value-type="float" office:value="9.7011947631836" calcext:value-type="float">
            <text:p>9,7011947631836</text:p>
          </table:table-cell>
          <table:table-cell office:value-type="float" office:value="6.1336052417755" calcext:value-type="float">
            <text:p>6,1336052417755</text:p>
          </table:table-cell>
          <table:table-cell office:value-type="float" office:value="173.07092733444" calcext:value-type="float">
            <text:p>173,0709273344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4</text:p>
          </table:table-cell>
          <table:table-cell office:value-type="string" calcext:value-type="string">
            <text:p>347</text:p>
          </table:table-cell>
          <table:table-cell office:value-type="float" office:value="0.77386103570461" calcext:value-type="float">
            <text:p>0,77386103570461</text:p>
          </table:table-cell>
          <table:table-cell office:value-type="float" office:value="2.8120595216751" calcext:value-type="float">
            <text:p>2,8120595216751</text:p>
          </table:table-cell>
          <table:table-cell office:value-type="float" office:value="-31.231313754039" calcext:value-type="float">
            <text:p>-31,23131375403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4</text:p>
          </table:table-cell>
          <table:table-cell office:value-type="string" calcext:value-type="string">
            <text:p>358</text:p>
          </table:table-cell>
          <table:table-cell office:value-type="float" office:value="-1.5787295997143" calcext:value-type="float">
            <text:p>-1,5787295997143</text:p>
          </table:table-cell>
          <table:table-cell office:value-type="float" office:value="9.4570142030716" calcext:value-type="float">
            <text:p>9,4570142030716</text:p>
          </table:table-cell>
          <table:table-cell office:value-type="float" office:value="-89.836781191978" calcext:value-type="float">
            <text:p>-89,83678119197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54</text:p>
          </table:table-cell>
          <table:table-cell office:value-type="string" calcext:value-type="string">
            <text:p>369</text:p>
          </table:table-cell>
          <table:table-cell office:value-type="float" office:value="2.3593945801258" calcext:value-type="float">
            <text:p>2,3593945801258</text:p>
          </table:table-cell>
          <table:table-cell office:value-type="float" office:value="-0.12726157903671" calcext:value-type="float">
            <text:p>-0,12726157903671</text:p>
          </table:table-cell>
          <table:table-cell office:value-type="float" office:value="152.99664637086" calcext:value-type="float">
            <text:p>152,9966463708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4</text:p>
          </table:table-cell>
          <table:table-cell office:value-type="string" calcext:value-type="string">
            <text:p>380</text:p>
          </table:table-cell>
          <table:table-cell office:value-type="float" office:value="5.5461502075195" calcext:value-type="float">
            <text:p>5,5461502075195</text:p>
          </table:table-cell>
          <table:table-cell office:value-type="float" office:value="6.0365206003189" calcext:value-type="float">
            <text:p>6,0365206003189</text:p>
          </table:table-cell>
          <table:table-cell office:value-type="float" office:value="105.79500228736" calcext:value-type="float">
            <text:p>105,7950022873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4</text:p>
          </table:table-cell>
          <table:table-cell office:value-type="string" calcext:value-type="string">
            <text:p>391</text:p>
          </table:table-cell>
          <table:table-cell office:value-type="float" office:value="4.3443712592125" calcext:value-type="float">
            <text:p>4,3443712592125</text:p>
          </table:table-cell>
          <table:table-cell office:value-type="float" office:value="4.2931097745895" calcext:value-type="float">
            <text:p>4,2931097745895</text:p>
          </table:table-cell>
          <table:table-cell office:value-type="float" office:value="-177.87873061599" calcext:value-type="float">
            <text:p>-177,8787306159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4</text:p>
          </table:table-cell>
          <table:table-cell office:value-type="string" calcext:value-type="string">
            <text:p>402</text:p>
          </table:table-cell>
          <table:table-cell office:value-type="float" office:value="7.0627331733704" calcext:value-type="float">
            <text:p>7,0627331733704</text:p>
          </table:table-cell>
          <table:table-cell office:value-type="float" office:value="0.48581339418888" calcext:value-type="float">
            <text:p>0,48581339418888</text:p>
          </table:table-cell>
          <table:table-cell office:value-type="float" office:value="84.970468168805" calcext:value-type="float">
            <text:p>84,97046816880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4</text:p>
          </table:table-cell>
          <table:table-cell office:value-type="string" calcext:value-type="string">
            <text:p>413</text:p>
          </table:table-cell>
          <table:table-cell office:value-type="float" office:value="7.581929564476" calcext:value-type="float">
            <text:p>7,581929564476</text:p>
          </table:table-cell>
          <table:table-cell office:value-type="float" office:value="7.3067021369934" calcext:value-type="float">
            <text:p>7,3067021369934</text:p>
          </table:table-cell>
          <table:table-cell office:value-type="float" office:value="42.71635166399" calcext:value-type="float">
            <text:p>42,7163516639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4</text:p>
          </table:table-cell>
          <table:table-cell office:value-type="string" calcext:value-type="string">
            <text:p>424</text:p>
          </table:table-cell>
          <table:table-cell office:value-type="float" office:value="-0.46688407659531" calcext:value-type="float">
            <text:p>-0,46688407659531</text:p>
          </table:table-cell>
          <table:table-cell office:value-type="float" office:value="9.4197571277618" calcext:value-type="float">
            <text:p>9,4197571277618</text:p>
          </table:table-cell>
          <table:table-cell office:value-type="float" office:value="107.14472403192" calcext:value-type="float">
            <text:p>107,1447240319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54</text:p>
          </table:table-cell>
          <table:table-cell office:value-type="string" calcext:value-type="string">
            <text:p>435</text:p>
          </table:table-cell>
          <table:table-cell office:value-type="float" office:value="0.80884076654911" calcext:value-type="float">
            <text:p>0,80884076654911</text:p>
          </table:table-cell>
          <table:table-cell office:value-type="float" office:value="11.043688058853" calcext:value-type="float">
            <text:p>11,043688058853</text:p>
          </table:table-cell>
          <table:table-cell office:value-type="float" office:value="-156.6926825578" calcext:value-type="float">
            <text:p>-156,692682557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54</text:p>
          </table:table-cell>
          <table:table-cell office:value-type="string" calcext:value-type="string">
            <text:p>446</text:p>
          </table:table-cell>
          <table:table-cell office:value-type="float" office:value="3.1053474545479" calcext:value-type="float">
            <text:p>3,1053474545479</text:p>
          </table:table-cell>
          <table:table-cell office:value-type="float" office:value="3.9174368977547" calcext:value-type="float">
            <text:p>3,9174368977547</text:p>
          </table:table-cell>
          <table:table-cell office:value-type="float" office:value="24.772074382017" calcext:value-type="float">
            <text:p>24,77207438201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4</text:p>
          </table:table-cell>
          <table:table-cell office:value-type="string" calcext:value-type="string">
            <text:p>457</text:p>
          </table:table-cell>
          <table:table-cell office:value-type="float" office:value="-0.56195925921202" calcext:value-type="float">
            <text:p>-0,56195925921202</text:p>
          </table:table-cell>
          <table:table-cell office:value-type="float" office:value="9.7356522083282" calcext:value-type="float">
            <text:p>9,7356522083282</text:p>
          </table:table-cell>
          <table:table-cell office:value-type="float" office:value="-73.100391466906" calcext:value-type="float">
            <text:p>-73,10039146690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54</text:p>
          </table:table-cell>
          <table:table-cell office:value-type="string" calcext:value-type="string">
            <text:p>468</text:p>
          </table:table-cell>
          <table:table-cell office:value-type="float" office:value="-1.5850088000298" calcext:value-type="float">
            <text:p>-1,5850088000298</text:p>
          </table:table-cell>
          <table:table-cell office:value-type="float" office:value="9.1273719072342" calcext:value-type="float">
            <text:p>9,1273719072342</text:p>
          </table:table-cell>
          <table:table-cell office:value-type="float" office:value="97.498639374022" calcext:value-type="float">
            <text:p>97,49863937402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54</text:p>
          </table:table-cell>
          <table:table-cell office:value-type="string" calcext:value-type="string">
            <text:p>479</text:p>
          </table:table-cell>
          <table:table-cell office:value-type="float" office:value="4.8995590209961" calcext:value-type="float">
            <text:p>4,8995590209961</text:p>
          </table:table-cell>
          <table:table-cell office:value-type="float" office:value="10.212788581848" calcext:value-type="float">
            <text:p>10,212788581848</text:p>
          </table:table-cell>
          <table:table-cell office:value-type="float" office:value="161.11599715652" calcext:value-type="float">
            <text:p>161,1159971565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4</text:p>
          </table:table-cell>
          <table:table-cell office:value-type="string" calcext:value-type="string">
            <text:p>490</text:p>
          </table:table-cell>
          <table:table-cell office:value-type="float" office:value="10.016931295395" calcext:value-type="float">
            <text:p>10,016931295395</text:p>
          </table:table-cell>
          <table:table-cell office:value-type="float" office:value="8.8736838102341" calcext:value-type="float">
            <text:p>8,8736838102341</text:p>
          </table:table-cell>
          <table:table-cell office:value-type="float" office:value="67.307072839919" calcext:value-type="float">
            <text:p>67,30707283991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4</text:p>
          </table:table-cell>
          <table:table-cell office:value-type="string" calcext:value-type="string">
            <text:p>501</text:p>
          </table:table-cell>
          <table:table-cell office:value-type="float" office:value="0.31247487291694" calcext:value-type="float">
            <text:p>0,31247487291694</text:p>
          </table:table-cell>
          <table:table-cell office:value-type="float" office:value="9.7075718641281" calcext:value-type="float">
            <text:p>9,7075718641281</text:p>
          </table:table-cell>
          <table:table-cell office:value-type="float" office:value="8.2543325272335" calcext:value-type="float">
            <text:p>8,254332527233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54</text:p>
          </table:table-cell>
          <table:table-cell office:value-type="string" calcext:value-type="string">
            <text:p>512</text:p>
          </table:table-cell>
          <table:table-cell office:value-type="float" office:value="2.7891454100609" calcext:value-type="float">
            <text:p>2,7891454100609</text:p>
          </table:table-cell>
          <table:table-cell office:value-type="float" office:value="10.869526863098" calcext:value-type="float">
            <text:p>10,869526863098</text:p>
          </table:table-cell>
          <table:table-cell office:value-type="float" office:value="-150.70801479801" calcext:value-type="float">
            <text:p>-150,7080147980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4</text:p>
          </table:table-cell>
          <table:table-cell office:value-type="string" calcext:value-type="string">
            <text:p>523</text:p>
          </table:table-cell>
          <table:table-cell office:value-type="float" office:value="4.0996354818344" calcext:value-type="float">
            <text:p>4,0996354818344</text:p>
          </table:table-cell>
          <table:table-cell office:value-type="float" office:value="10.444858074188" calcext:value-type="float">
            <text:p>10,444858074188</text:p>
          </table:table-cell>
          <table:table-cell office:value-type="float" office:value="74.645275522949" calcext:value-type="float">
            <text:p>74,64527552294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4</text:p>
          </table:table-cell>
          <table:table-cell office:value-type="string" calcext:value-type="string">
            <text:p>534</text:p>
          </table:table-cell>
          <table:table-cell office:value-type="float" office:value="2.5083586573601" calcext:value-type="float">
            <text:p>2,5083586573601</text:p>
          </table:table-cell>
          <table:table-cell office:value-type="float" office:value="10.696676969528" calcext:value-type="float">
            <text:p>10,696676969528</text:p>
          </table:table-cell>
          <table:table-cell office:value-type="float" office:value="33.656515892904" calcext:value-type="float">
            <text:p>33,65651589290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4</text:p>
          </table:table-cell>
          <table:table-cell office:value-type="string" calcext:value-type="string">
            <text:p>545</text:p>
          </table:table-cell>
          <table:table-cell office:value-type="float" office:value="3.1341856718063" calcext:value-type="float">
            <text:p>3,1341856718063</text:p>
          </table:table-cell>
          <table:table-cell office:value-type="float" office:value="9.9507796764374" calcext:value-type="float">
            <text:p>9,9507796764374</text:p>
          </table:table-cell>
          <table:table-cell office:value-type="float" office:value="73.071013590333" calcext:value-type="float">
            <text:p>73,07101359033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4</text:p>
          </table:table-cell>
          <table:table-cell office:value-type="string" calcext:value-type="string">
            <text:p>556</text:p>
          </table:table-cell>
          <table:table-cell office:value-type="float" office:value="1.8972250819206" calcext:value-type="float">
            <text:p>1,8972250819206</text:p>
          </table:table-cell>
          <table:table-cell office:value-type="float" office:value="9.1356027126312" calcext:value-type="float">
            <text:p>9,1356027126312</text:p>
          </table:table-cell>
          <table:table-cell office:value-type="float" office:value="-11.553347110748" calcext:value-type="float">
            <text:p>-11,55334711074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4</text:p>
          </table:table-cell>
          <table:table-cell office:value-type="string" calcext:value-type="string">
            <text:p>567</text:p>
          </table:table-cell>
          <table:table-cell office:value-type="float" office:value="10.085008144379" calcext:value-type="float">
            <text:p>10,085008144379</text:p>
          </table:table-cell>
          <table:table-cell office:value-type="float" office:value="9.7985827922821" calcext:value-type="float">
            <text:p>9,7985827922821</text:p>
          </table:table-cell>
          <table:table-cell office:value-type="float" office:value="125.90540594356" calcext:value-type="float">
            <text:p>125,9054059435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4</text:p>
          </table:table-cell>
          <table:table-cell office:value-type="string" calcext:value-type="string">
            <text:p>578</text:p>
          </table:table-cell>
          <table:table-cell office:value-type="float" office:value="-0.51267437636852" calcext:value-type="float">
            <text:p>-0,51267437636852</text:p>
          </table:table-cell>
          <table:table-cell office:value-type="float" office:value="10.525207519531" calcext:value-type="float">
            <text:p>10,525207519531</text:p>
          </table:table-cell>
          <table:table-cell office:value-type="float" office:value="92.467389288981" calcext:value-type="float">
            <text:p>92,46738928898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54</text:p>
          </table:table-cell>
          <table:table-cell office:value-type="string" calcext:value-type="string">
            <text:p>589</text:p>
          </table:table-cell>
          <table:table-cell office:value-type="float" office:value="1.4859944581985" calcext:value-type="float">
            <text:p>1,4859944581985</text:p>
          </table:table-cell>
          <table:table-cell office:value-type="float" office:value="10.376833677292" calcext:value-type="float">
            <text:p>10,376833677292</text:p>
          </table:table-cell>
          <table:table-cell office:value-type="float" office:value="-176.98846956727" calcext:value-type="float">
            <text:p>-176,9884695672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55</text:p>
          </table:table-cell>
          <table:table-cell office:value-type="string" calcext:value-type="string">
            <text:p>15</text:p>
          </table:table-cell>
          <table:table-cell office:value-type="float" office:value="-0.51708210259676" calcext:value-type="float">
            <text:p>-0,51708210259676</text:p>
          </table:table-cell>
          <table:table-cell office:value-type="float" office:value="3.3642250299454" calcext:value-type="float">
            <text:p>3,3642250299454</text:p>
          </table:table-cell>
          <table:table-cell office:value-type="float" office:value="-3.8975217634705" calcext:value-type="float">
            <text:p>-3,897521763470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5</text:p>
          </table:table-cell>
          <table:table-cell office:value-type="string" calcext:value-type="string">
            <text:p>50</text:p>
          </table:table-cell>
          <table:table-cell office:value-type="float" office:value="3.870395720005" calcext:value-type="float">
            <text:p>3,870395720005</text:p>
          </table:table-cell>
          <table:table-cell office:value-type="float" office:value="0.77708527445793" calcext:value-type="float">
            <text:p>0,77708527445793</text:p>
          </table:table-cell>
          <table:table-cell office:value-type="float" office:value="-127.2065472451" calcext:value-type="float">
            <text:p>-127,206547245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5</text:p>
          </table:table-cell>
          <table:table-cell office:value-type="string" calcext:value-type="string">
            <text:p>61</text:p>
          </table:table-cell>
          <table:table-cell office:value-type="float" office:value="2.1458673477173" calcext:value-type="float">
            <text:p>2,1458673477173</text:p>
          </table:table-cell>
          <table:table-cell office:value-type="float" office:value="-0.57878840714693" calcext:value-type="float">
            <text:p>-0,57878840714693</text:p>
          </table:table-cell>
          <table:table-cell office:value-type="float" office:value="125.21263748218" calcext:value-type="float">
            <text:p>125,2126374821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5</text:p>
          </table:table-cell>
          <table:table-cell office:value-type="string" calcext:value-type="string">
            <text:p>72</text:p>
          </table:table-cell>
          <table:table-cell office:value-type="float" office:value="4.4508257508278" calcext:value-type="float">
            <text:p>4,4508257508278</text:p>
          </table:table-cell>
          <table:table-cell office:value-type="float" office:value="1.4949086308479" calcext:value-type="float">
            <text:p>1,4949086308479</text:p>
          </table:table-cell>
          <table:table-cell office:value-type="float" office:value="57.275170353568" calcext:value-type="float">
            <text:p>57,27517035356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5</text:p>
          </table:table-cell>
          <table:table-cell office:value-type="string" calcext:value-type="string">
            <text:p>83</text:p>
          </table:table-cell>
          <table:table-cell office:value-type="float" office:value="4.5491680502892" calcext:value-type="float">
            <text:p>4,5491680502892</text:p>
          </table:table-cell>
          <table:table-cell office:value-type="float" office:value="0.86916521191597" calcext:value-type="float">
            <text:p>0,86916521191597</text:p>
          </table:table-cell>
          <table:table-cell office:value-type="float" office:value="-98.124998390295" calcext:value-type="float">
            <text:p>-98,12499839029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5</text:p>
          </table:table-cell>
          <table:table-cell office:value-type="string" calcext:value-type="string">
            <text:p>94</text:p>
          </table:table-cell>
          <table:table-cell office:value-type="float" office:value="8.0277794599533" calcext:value-type="float">
            <text:p>8,0277794599533</text:p>
          </table:table-cell>
          <table:table-cell office:value-type="float" office:value="3.4785813093185" calcext:value-type="float">
            <text:p>3,4785813093185</text:p>
          </table:table-cell>
          <table:table-cell office:value-type="float" office:value="-108.86252002352" calcext:value-type="float">
            <text:p>-108,8625200235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5</text:p>
          </table:table-cell>
          <table:table-cell office:value-type="string" calcext:value-type="string">
            <text:p>105</text:p>
          </table:table-cell>
          <table:table-cell office:value-type="float" office:value="10.068781375885" calcext:value-type="float">
            <text:p>10,068781375885</text:p>
          </table:table-cell>
          <table:table-cell office:value-type="float" office:value="-0.5591294914484" calcext:value-type="float">
            <text:p>-0,5591294914484</text:p>
          </table:table-cell>
          <table:table-cell office:value-type="float" office:value="98.636374352085" calcext:value-type="float">
            <text:p>98,63637435208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55</text:p>
          </table:table-cell>
          <table:table-cell office:value-type="string" calcext:value-type="string">
            <text:p>116</text:p>
          </table:table-cell>
          <table:table-cell office:value-type="float" office:value="-1.597855836153" calcext:value-type="float">
            <text:p>-1,597855836153</text:p>
          </table:table-cell>
          <table:table-cell office:value-type="float" office:value="-0.53344912827015" calcext:value-type="float">
            <text:p>-0,53344912827015</text:p>
          </table:table-cell>
          <table:table-cell office:value-type="float" office:value="87.462551274877" calcext:value-type="float">
            <text:p>87,46255127487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5</text:p>
          </table:table-cell>
          <table:table-cell office:value-type="string" calcext:value-type="string">
            <text:p>127</text:p>
          </table:table-cell>
          <table:table-cell office:value-type="float" office:value="4.1491079330444" calcext:value-type="float">
            <text:p>4,1491079330444</text:p>
          </table:table-cell>
          <table:table-cell office:value-type="float" office:value="-0.13652754947543" calcext:value-type="float">
            <text:p>-0,13652754947543</text:p>
          </table:table-cell>
          <table:table-cell office:value-type="float" office:value="-16.746110597234" calcext:value-type="float">
            <text:p>-16,74611059723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5</text:p>
          </table:table-cell>
          <table:table-cell office:value-type="string" calcext:value-type="string">
            <text:p>138</text:p>
          </table:table-cell>
          <table:table-cell office:value-type="float" office:value="3.2084277272224" calcext:value-type="float">
            <text:p>3,2084277272224</text:p>
          </table:table-cell>
          <table:table-cell office:value-type="float" office:value="3.7150087952614" calcext:value-type="float">
            <text:p>3,7150087952614</text:p>
          </table:table-cell>
          <table:table-cell office:value-type="float" office:value="13.547694227498" calcext:value-type="float">
            <text:p>13,54769422749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5</text:p>
          </table:table-cell>
          <table:table-cell office:value-type="string" calcext:value-type="string">
            <text:p>149</text:p>
          </table:table-cell>
          <table:table-cell office:value-type="float" office:value="6.3955223560333" calcext:value-type="float">
            <text:p>6,3955223560333</text:p>
          </table:table-cell>
          <table:table-cell office:value-type="float" office:value="0.13898735865951" calcext:value-type="float">
            <text:p>0,13898735865951</text:p>
          </table:table-cell>
          <table:table-cell office:value-type="float" office:value="-150.82506161586" calcext:value-type="float">
            <text:p>-150,8250616158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5</text:p>
          </table:table-cell>
          <table:table-cell office:value-type="string" calcext:value-type="string">
            <text:p>160</text:p>
          </table:table-cell>
          <table:table-cell office:value-type="float" office:value="3.5330313444138" calcext:value-type="float">
            <text:p>3,5330313444138</text:p>
          </table:table-cell>
          <table:table-cell office:value-type="float" office:value="3.7739035487175" calcext:value-type="float">
            <text:p>3,7739035487175</text:p>
          </table:table-cell>
          <table:table-cell office:value-type="float" office:value="174.07328763585" calcext:value-type="float">
            <text:p>174,0732876358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5</text:p>
          </table:table-cell>
          <table:table-cell office:value-type="string" calcext:value-type="string">
            <text:p>171</text:p>
          </table:table-cell>
          <table:table-cell office:value-type="float" office:value="5.0831365585327" calcext:value-type="float">
            <text:p>5,0831365585327</text:p>
          </table:table-cell>
          <table:table-cell office:value-type="float" office:value="-0.20746376365423" calcext:value-type="float">
            <text:p>-0,20746376365423</text:p>
          </table:table-cell>
          <table:table-cell office:value-type="float" office:value="-73.865719661591" calcext:value-type="float">
            <text:p>-73,86571966159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5</text:p>
          </table:table-cell>
          <table:table-cell office:value-type="string" calcext:value-type="string">
            <text:p>182</text:p>
          </table:table-cell>
          <table:table-cell office:value-type="float" office:value="10.079083442688" calcext:value-type="float">
            <text:p>10,079083442688</text:p>
          </table:table-cell>
          <table:table-cell office:value-type="float" office:value="1.4942432940006" calcext:value-type="float">
            <text:p>1,4942432940006</text:p>
          </table:table-cell>
          <table:table-cell office:value-type="float" office:value="-145.4867344753" calcext:value-type="float">
            <text:p>-145,486734475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5</text:p>
          </table:table-cell>
          <table:table-cell office:value-type="string" calcext:value-type="string">
            <text:p>193</text:p>
          </table:table-cell>
          <table:table-cell office:value-type="float" office:value="-1.0503517091274" calcext:value-type="float">
            <text:p>-1,0503517091274</text:p>
          </table:table-cell>
          <table:table-cell office:value-type="float" office:value="2.0252139866352" calcext:value-type="float">
            <text:p>2,0252139866352</text:p>
          </table:table-cell>
          <table:table-cell office:value-type="float" office:value="50.352672482752" calcext:value-type="float">
            <text:p>50,35267248275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5</text:p>
          </table:table-cell>
          <table:table-cell office:value-type="string" calcext:value-type="string">
            <text:p>204</text:p>
          </table:table-cell>
          <table:table-cell office:value-type="float" office:value="2.804998755455" calcext:value-type="float">
            <text:p>2,804998755455</text:p>
          </table:table-cell>
          <table:table-cell office:value-type="float" office:value="2.6231226325035" calcext:value-type="float">
            <text:p>2,6231226325035</text:p>
          </table:table-cell>
          <table:table-cell office:value-type="float" office:value="-178.19883261517" calcext:value-type="float">
            <text:p>-178,1988326151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5</text:p>
          </table:table-cell>
          <table:table-cell office:value-type="string" calcext:value-type="string">
            <text:p>215</text:p>
          </table:table-cell>
          <table:table-cell office:value-type="float" office:value="1.1770180612803" calcext:value-type="float">
            <text:p>1,1770180612803</text:p>
          </table:table-cell>
          <table:table-cell office:value-type="float" office:value="1.9380910694599" calcext:value-type="float">
            <text:p>1,9380910694599</text:p>
          </table:table-cell>
          <table:table-cell office:value-type="float" office:value="3.3094183939278" calcext:value-type="float">
            <text:p>3,309418393927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5</text:p>
          </table:table-cell>
          <table:table-cell office:value-type="string" calcext:value-type="string">
            <text:p>226</text:p>
          </table:table-cell>
          <table:table-cell office:value-type="float" office:value="8.4707593917847" calcext:value-type="float">
            <text:p>8,4707593917847</text:p>
          </table:table-cell>
          <table:table-cell office:value-type="float" office:value="1.3712376356125" calcext:value-type="float">
            <text:p>1,3712376356125</text:p>
          </table:table-cell>
          <table:table-cell office:value-type="float" office:value="166.38401966945" calcext:value-type="float">
            <text:p>166,3840196694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5</text:p>
          </table:table-cell>
          <table:table-cell office:value-type="string" calcext:value-type="string">
            <text:p>237</text:p>
          </table:table-cell>
          <table:table-cell office:value-type="float" office:value="5.4485738277435" calcext:value-type="float">
            <text:p>5,4485738277435</text:p>
          </table:table-cell>
          <table:table-cell office:value-type="float" office:value="4.8061537742615" calcext:value-type="float">
            <text:p>4,8061537742615</text:p>
          </table:table-cell>
          <table:table-cell office:value-type="float" office:value="-45.822817808504" calcext:value-type="float">
            <text:p>-45,82281780850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5</text:p>
          </table:table-cell>
          <table:table-cell office:value-type="string" calcext:value-type="string">
            <text:p>248</text:p>
          </table:table-cell>
          <table:table-cell office:value-type="float" office:value="7.2372204065323" calcext:value-type="float">
            <text:p>7,2372204065323</text:p>
          </table:table-cell>
          <table:table-cell office:value-type="float" office:value="3.1682270765305" calcext:value-type="float">
            <text:p>3,1682270765305</text:p>
          </table:table-cell>
          <table:table-cell office:value-type="float" office:value="179.29318756055" calcext:value-type="float">
            <text:p>179,2931875605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5</text:p>
          </table:table-cell>
          <table:table-cell office:value-type="string" calcext:value-type="string">
            <text:p>259</text:p>
          </table:table-cell>
          <table:table-cell office:value-type="float" office:value="10.085002183914" calcext:value-type="float">
            <text:p>10,085002183914</text:p>
          </table:table-cell>
          <table:table-cell office:value-type="float" office:value="2.0329305529594" calcext:value-type="float">
            <text:p>2,0329305529594</text:p>
          </table:table-cell>
          <table:table-cell office:value-type="float" office:value="168.72585806877" calcext:value-type="float">
            <text:p>168,7258580687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5</text:p>
          </table:table-cell>
          <table:table-cell office:value-type="string" calcext:value-type="string">
            <text:p>270</text:p>
          </table:table-cell>
          <table:table-cell office:value-type="float" office:value="-1.5850253403187" calcext:value-type="float">
            <text:p>-1,5850253403187</text:p>
          </table:table-cell>
          <table:table-cell office:value-type="float" office:value="0.67754060029984" calcext:value-type="float">
            <text:p>0,67754060029984</text:p>
          </table:table-cell>
          <table:table-cell office:value-type="float" office:value="37.861095492248" calcext:value-type="float">
            <text:p>37,86109549224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5</text:p>
          </table:table-cell>
          <table:table-cell office:value-type="string" calcext:value-type="string">
            <text:p>281</text:p>
          </table:table-cell>
          <table:table-cell office:value-type="float" office:value="3.9017981290817" calcext:value-type="float">
            <text:p>3,9017981290817</text:p>
          </table:table-cell>
          <table:table-cell office:value-type="float" office:value="9.7693854570389" calcext:value-type="float">
            <text:p>9,7693854570389</text:p>
          </table:table-cell>
          <table:table-cell office:value-type="float" office:value="-108.96956920624" calcext:value-type="float">
            <text:p>-108,9695692062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5</text:p>
          </table:table-cell>
          <table:table-cell office:value-type="string" calcext:value-type="string">
            <text:p>292</text:p>
          </table:table-cell>
          <table:table-cell office:value-type="float" office:value="5.199339389801" calcext:value-type="float">
            <text:p>5,199339389801</text:p>
          </table:table-cell>
          <table:table-cell office:value-type="float" office:value="1.3732524216175" calcext:value-type="float">
            <text:p>1,3732524216175</text:p>
          </table:table-cell>
          <table:table-cell office:value-type="float" office:value="34.858962153174" calcext:value-type="float">
            <text:p>34,85896215317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5</text:p>
          </table:table-cell>
          <table:table-cell office:value-type="string" calcext:value-type="string">
            <text:p>303</text:p>
          </table:table-cell>
          <table:table-cell office:value-type="float" office:value="2.5263270735741" calcext:value-type="float">
            <text:p>2,5263270735741</text:p>
          </table:table-cell>
          <table:table-cell office:value-type="float" office:value="4.8398980498314" calcext:value-type="float">
            <text:p>4,8398980498314</text:p>
          </table:table-cell>
          <table:table-cell office:value-type="float" office:value="148.20980873837" calcext:value-type="float">
            <text:p>148,2098087383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5</text:p>
          </table:table-cell>
          <table:table-cell office:value-type="string" calcext:value-type="string">
            <text:p>314</text:p>
          </table:table-cell>
          <table:table-cell office:value-type="float" office:value="6.6441977024078" calcext:value-type="float">
            <text:p>6,6441977024078</text:p>
          </table:table-cell>
          <table:table-cell office:value-type="float" office:value="9.7381007671356" calcext:value-type="float">
            <text:p>9,7381007671356</text:p>
          </table:table-cell>
          <table:table-cell office:value-type="float" office:value="4.5733999959223" calcext:value-type="float">
            <text:p>4,573399995922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5</text:p>
          </table:table-cell>
          <table:table-cell office:value-type="string" calcext:value-type="string">
            <text:p>325</text:p>
          </table:table-cell>
          <table:table-cell office:value-type="float" office:value="4.9249395728111" calcext:value-type="float">
            <text:p>4,9249395728111</text:p>
          </table:table-cell>
          <table:table-cell office:value-type="float" office:value="9.5692521333694" calcext:value-type="float">
            <text:p>9,5692521333694</text:p>
          </table:table-cell>
          <table:table-cell office:value-type="float" office:value="-8.8080036792026" calcext:value-type="float">
            <text:p>-8,808003679202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5</text:p>
          </table:table-cell>
          <table:table-cell office:value-type="string" calcext:value-type="string">
            <text:p>336</text:p>
          </table:table-cell>
          <table:table-cell office:value-type="float" office:value="9.9690675735474" calcext:value-type="float">
            <text:p>9,9690675735474</text:p>
          </table:table-cell>
          <table:table-cell office:value-type="float" office:value="6.0561239719391" calcext:value-type="float">
            <text:p>6,0561239719391</text:p>
          </table:table-cell>
          <table:table-cell office:value-type="float" office:value="170.5900924221" calcext:value-type="float">
            <text:p>170,590092422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5</text:p>
          </table:table-cell>
          <table:table-cell office:value-type="string" calcext:value-type="string">
            <text:p>347</text:p>
          </table:table-cell>
          <table:table-cell office:value-type="float" office:value="0.47161351889372" calcext:value-type="float">
            <text:p>0,47161351889372</text:p>
          </table:table-cell>
          <table:table-cell office:value-type="float" office:value="2.9837915301323" calcext:value-type="float">
            <text:p>2,9837915301323</text:p>
          </table:table-cell>
          <table:table-cell office:value-type="float" office:value="-29.461739169564" calcext:value-type="float">
            <text:p>-29,46173916956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5</text:p>
          </table:table-cell>
          <table:table-cell office:value-type="string" calcext:value-type="string">
            <text:p>358</text:p>
          </table:table-cell>
          <table:table-cell office:value-type="float" office:value="-1.575171649456" calcext:value-type="float">
            <text:p>-1,575171649456</text:p>
          </table:table-cell>
          <table:table-cell office:value-type="float" office:value="9.4534337520599" calcext:value-type="float">
            <text:p>9,4534337520599</text:p>
          </table:table-cell>
          <table:table-cell office:value-type="float" office:value="-91.301807172739" calcext:value-type="float">
            <text:p>-91,30180717273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55</text:p>
          </table:table-cell>
          <table:table-cell office:value-type="string" calcext:value-type="string">
            <text:p>369</text:p>
          </table:table-cell>
          <table:table-cell office:value-type="float" office:value="2.5513869524002" calcext:value-type="float">
            <text:p>2,5513869524002</text:p>
          </table:table-cell>
          <table:table-cell office:value-type="float" office:value="-0.34843664616346" calcext:value-type="float">
            <text:p>-0,34843664616346</text:p>
          </table:table-cell>
          <table:table-cell office:value-type="float" office:value="129.28433327159" calcext:value-type="float">
            <text:p>129,2843332715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5</text:p>
          </table:table-cell>
          <table:table-cell office:value-type="string" calcext:value-type="string">
            <text:p>380</text:p>
          </table:table-cell>
          <table:table-cell office:value-type="float" office:value="5.4419827461243" calcext:value-type="float">
            <text:p>5,4419827461243</text:p>
          </table:table-cell>
          <table:table-cell office:value-type="float" office:value="5.769978761673" calcext:value-type="float">
            <text:p>5,769978761673</text:p>
          </table:table-cell>
          <table:table-cell office:value-type="float" office:value="59.746099885102" calcext:value-type="float">
            <text:p>59,74609988510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5</text:p>
          </table:table-cell>
          <table:table-cell office:value-type="string" calcext:value-type="string">
            <text:p>391</text:p>
          </table:table-cell>
          <table:table-cell office:value-type="float" office:value="4.6739855408669" calcext:value-type="float">
            <text:p>4,6739855408669</text:p>
          </table:table-cell>
          <table:table-cell office:value-type="float" office:value="4.3426543474197" calcext:value-type="float">
            <text:p>4,3426543474197</text:p>
          </table:table-cell>
          <table:table-cell office:value-type="float" office:value="-169.74613620977" calcext:value-type="float">
            <text:p>-169,7461362097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5</text:p>
          </table:table-cell>
          <table:table-cell office:value-type="string" calcext:value-type="string">
            <text:p>402</text:p>
          </table:table-cell>
          <table:table-cell office:value-type="float" office:value="7.0899707078934" calcext:value-type="float">
            <text:p>7,0899707078934</text:p>
          </table:table-cell>
          <table:table-cell office:value-type="float" office:value="0.8373336493969" calcext:value-type="float">
            <text:p>0,8373336493969</text:p>
          </table:table-cell>
          <table:table-cell office:value-type="float" office:value="85.861337412694" calcext:value-type="float">
            <text:p>85,86133741269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5</text:p>
          </table:table-cell>
          <table:table-cell office:value-type="string" calcext:value-type="string">
            <text:p>413</text:p>
          </table:table-cell>
          <table:table-cell office:value-type="float" office:value="7.2742700576782" calcext:value-type="float">
            <text:p>7,2742700576782</text:p>
          </table:table-cell>
          <table:table-cell office:value-type="float" office:value="7.0927202701569" calcext:value-type="float">
            <text:p>7,0927202701569</text:p>
          </table:table-cell>
          <table:table-cell office:value-type="float" office:value="32.300001496722" calcext:value-type="float">
            <text:p>32,30000149672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5</text:p>
          </table:table-cell>
          <table:table-cell office:value-type="string" calcext:value-type="string">
            <text:p>424</text:p>
          </table:table-cell>
          <table:table-cell office:value-type="float" office:value="-0.48327423632145" calcext:value-type="float">
            <text:p>-0,48327423632145</text:p>
          </table:table-cell>
          <table:table-cell office:value-type="float" office:value="9.4442051649094" calcext:value-type="float">
            <text:p>9,4442051649094</text:p>
          </table:table-cell>
          <table:table-cell office:value-type="float" office:value="103.05385301068" calcext:value-type="float">
            <text:p>103,0538530106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55</text:p>
          </table:table-cell>
          <table:table-cell office:value-type="string" calcext:value-type="string">
            <text:p>435</text:p>
          </table:table-cell>
          <table:table-cell office:value-type="float" office:value="0.91428890824318" calcext:value-type="float">
            <text:p>0,91428890824318</text:p>
          </table:table-cell>
          <table:table-cell office:value-type="float" office:value="11.039770841599" calcext:value-type="float">
            <text:p>11,039770841599</text:p>
          </table:table-cell>
          <table:table-cell office:value-type="float" office:value="-159.11709882651" calcext:value-type="float">
            <text:p>-159,1170988265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55</text:p>
          </table:table-cell>
          <table:table-cell office:value-type="string" calcext:value-type="string">
            <text:p>446</text:p>
          </table:table-cell>
          <table:table-cell office:value-type="float" office:value="3.4286946058273" calcext:value-type="float">
            <text:p>3,4286946058273</text:p>
          </table:table-cell>
          <table:table-cell office:value-type="float" office:value="4.0870133042336" calcext:value-type="float">
            <text:p>4,0870133042336</text:p>
          </table:table-cell>
          <table:table-cell office:value-type="float" office:value="-4.4753169937498" calcext:value-type="float">
            <text:p>-4,475316993749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5</text:p>
          </table:table-cell>
          <table:table-cell office:value-type="string" calcext:value-type="string">
            <text:p>457</text:p>
          </table:table-cell>
          <table:table-cell office:value-type="float" office:value="-0.55724404752254" calcext:value-type="float">
            <text:p>-0,55724404752254</text:p>
          </table:table-cell>
          <table:table-cell office:value-type="float" office:value="9.7657316923141" calcext:value-type="float">
            <text:p>9,7657316923141</text:p>
          </table:table-cell>
          <table:table-cell office:value-type="float" office:value="-77.393702640655" calcext:value-type="float">
            <text:p>-77,39370264065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55</text:p>
          </table:table-cell>
          <table:table-cell office:value-type="string" calcext:value-type="string">
            <text:p>468</text:p>
          </table:table-cell>
          <table:table-cell office:value-type="float" office:value="-1.5850068628788" calcext:value-type="float">
            <text:p>-1,5850068628788</text:p>
          </table:table-cell>
          <table:table-cell office:value-type="float" office:value="9.1240900754929" calcext:value-type="float">
            <text:p>9,1240900754929</text:p>
          </table:table-cell>
          <table:table-cell office:value-type="float" office:value="100.16018342061" calcext:value-type="float">
            <text:p>100,1601834206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55</text:p>
          </table:table-cell>
          <table:table-cell office:value-type="string" calcext:value-type="string">
            <text:p>479</text:p>
          </table:table-cell>
          <table:table-cell office:value-type="float" office:value="5.0844240188599" calcext:value-type="float">
            <text:p>5,0844240188599</text:p>
          </table:table-cell>
          <table:table-cell office:value-type="float" office:value="10.148898363113" calcext:value-type="float">
            <text:p>10,148898363113</text:p>
          </table:table-cell>
          <table:table-cell office:value-type="float" office:value="161.03150586414" calcext:value-type="float">
            <text:p>161,0315058641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5</text:p>
          </table:table-cell>
          <table:table-cell office:value-type="string" calcext:value-type="string">
            <text:p>490</text:p>
          </table:table-cell>
          <table:table-cell office:value-type="float" office:value="9.7810477018356" calcext:value-type="float">
            <text:p>9,7810477018356</text:p>
          </table:table-cell>
          <table:table-cell office:value-type="float" office:value="8.7866592407227" calcext:value-type="float">
            <text:p>8,7866592407227</text:p>
          </table:table-cell>
          <table:table-cell office:value-type="float" office:value="12.835790681991" calcext:value-type="float">
            <text:p>12,83579068199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5</text:p>
          </table:table-cell>
          <table:table-cell office:value-type="string" calcext:value-type="string">
            <text:p>501</text:p>
          </table:table-cell>
          <table:table-cell office:value-type="float" office:value="0.052714748308063" calcext:value-type="float">
            <text:p>0,052714748308063</text:p>
          </table:table-cell>
          <table:table-cell office:value-type="float" office:value="9.5891320705414" calcext:value-type="float">
            <text:p>9,5891320705414</text:p>
          </table:table-cell>
          <table:table-cell office:value-type="float" office:value="32.80628980345" calcext:value-type="float">
            <text:p>32,8062898034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55</text:p>
          </table:table-cell>
          <table:table-cell office:value-type="string" calcext:value-type="string">
            <text:p>512</text:p>
          </table:table-cell>
          <table:table-cell office:value-type="float" office:value="2.764396071434" calcext:value-type="float">
            <text:p>2,764396071434</text:p>
          </table:table-cell>
          <table:table-cell office:value-type="float" office:value="10.882499217987" calcext:value-type="float">
            <text:p>10,882499217987</text:p>
          </table:table-cell>
          <table:table-cell office:value-type="float" office:value="-141.3168390845" calcext:value-type="float">
            <text:p>-141,316839084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5</text:p>
          </table:table-cell>
          <table:table-cell office:value-type="string" calcext:value-type="string">
            <text:p>523</text:p>
          </table:table-cell>
          <table:table-cell office:value-type="float" office:value="4.1258054971695" calcext:value-type="float">
            <text:p>4,1258054971695</text:p>
          </table:table-cell>
          <table:table-cell office:value-type="float" office:value="10.492930412292" calcext:value-type="float">
            <text:p>10,492930412292</text:p>
          </table:table-cell>
          <table:table-cell office:value-type="float" office:value="54.971409071783" calcext:value-type="float">
            <text:p>54,97140907178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5</text:p>
          </table:table-cell>
          <table:table-cell office:value-type="string" calcext:value-type="string">
            <text:p>534</text:p>
          </table:table-cell>
          <table:table-cell office:value-type="float" office:value="2.5081977248192" calcext:value-type="float">
            <text:p>2,5081977248192</text:p>
          </table:table-cell>
          <table:table-cell office:value-type="float" office:value="10.675494670868" calcext:value-type="float">
            <text:p>10,675494670868</text:p>
          </table:table-cell>
          <table:table-cell office:value-type="float" office:value="38.313913876843" calcext:value-type="float">
            <text:p>38,31391387684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5</text:p>
          </table:table-cell>
          <table:table-cell office:value-type="string" calcext:value-type="string">
            <text:p>545</text:p>
          </table:table-cell>
          <table:table-cell office:value-type="float" office:value="3.0191025137901" calcext:value-type="float">
            <text:p>3,0191025137901</text:p>
          </table:table-cell>
          <table:table-cell office:value-type="float" office:value="9.5699822902679" calcext:value-type="float">
            <text:p>9,5699822902679</text:p>
          </table:table-cell>
          <table:table-cell office:value-type="float" office:value="73.107334458904" calcext:value-type="float">
            <text:p>73,10733445890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5</text:p>
          </table:table-cell>
          <table:table-cell office:value-type="string" calcext:value-type="string">
            <text:p>556</text:p>
          </table:table-cell>
          <table:table-cell office:value-type="float" office:value="1.6141423583031" calcext:value-type="float">
            <text:p>1,6141423583031</text:p>
          </table:table-cell>
          <table:table-cell office:value-type="float" office:value="9.3169116973877" calcext:value-type="float">
            <text:p>9,3169116973877</text:p>
          </table:table-cell>
          <table:table-cell office:value-type="float" office:value="-38.698945835138" calcext:value-type="float">
            <text:p>-38,69894583513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5</text:p>
          </table:table-cell>
          <table:table-cell office:value-type="string" calcext:value-type="string">
            <text:p>567</text:p>
          </table:table-cell>
          <table:table-cell office:value-type="float" office:value="10.084998607635" calcext:value-type="float">
            <text:p>10,084998607635</text:p>
          </table:table-cell>
          <table:table-cell office:value-type="float" office:value="9.5024251937866" calcext:value-type="float">
            <text:p>9,5024251937866</text:p>
          </table:table-cell>
          <table:table-cell office:value-type="float" office:value="99.459576758609" calcext:value-type="float">
            <text:p>99,45957675860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<text:s/>55</text:p>
          </table:table-cell>
          <table:table-cell office:value-type="string" calcext:value-type="string">
            <text:p>578</text:p>
          </table:table-cell>
          <table:table-cell office:value-type="float" office:value="-0.47291405498981" calcext:value-type="float">
            <text:p>-0,47291405498981</text:p>
          </table:table-cell>
          <table:table-cell office:value-type="float" office:value="10.409440994263" calcext:value-type="float">
            <text:p>10,409440994263</text:p>
          </table:table-cell>
          <table:table-cell office:value-type="float" office:value="84.523800072397" calcext:value-type="float">
            <text:p>84,52380007239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<text:s/>55</text:p>
          </table:table-cell>
          <table:table-cell office:value-type="string" calcext:value-type="string">
            <text:p>589</text:p>
          </table:table-cell>
          <table:table-cell office:value-type="float" office:value="1.5487369894981" calcext:value-type="float">
            <text:p>1,5487369894981</text:p>
          </table:table-cell>
          <table:table-cell office:value-type="float" office:value="10.386115312576" calcext:value-type="float">
            <text:p>10,386115312576</text:p>
          </table:table-cell>
          <table:table-cell office:value-type="float" office:value="-176.67062267376" calcext:value-type="float">
            <text:p>-176,67062267376</text:p>
          </table:table-cell>
          <table:table-cell office:value-type="float" office:value="11" calcext:value-type="float">
            <text:p>11</text:p>
          </table:table-cell>
          <table:table-cell/>
        </table:table-row>
      </table:table>
      <table:table table:name="analyse" table:style-name="ta1">
        <table:shapes>
          <draw:frame draw:z-index="0" draw:style-name="gr1" draw:text-style-name="P1" svg:width="15.997cm" svg:height="9.005cm" svg:x="13.657cm" svg:y="0.584cm">
            <draw:object draw:notify-on-update-of-ranges="analyse.C1:analyse.C1 analyse.C2:analyse.C56 analyse.E1:analyse.E1 analyse.E2:analyse.E5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opinion_1</text:p>
          </table:table-cell>
          <table:table-cell office:value-type="string" calcext:value-type="string">
            <text:p>moyenne_1</text:p>
          </table:table-cell>
          <table:table-cell office:value-type="string" calcext:value-type="string">
            <text:p>opinion_2</text:p>
          </table:table-cell>
          <table:table-cell office:value-type="string" calcext:value-type="string">
            <text:p>moyenne_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1T16:20:50.868782</meta:creation-date>
    <dc:date>2023-04-11T16:22:56.814000000</dc:date>
    <meta:generator>LibreOffice/7.4.2.3$Windows_X86_64 LibreOffice_project/382eef1f22670f7f4118c8c2dd222ec7ad009daf</meta:generator>
    <meta:editing-cycles>2</meta:editing-cycles>
    <meta:editing-duration>PT1M51S</meta:editing-duration>
    <meta:document-statistic meta:table-count="2" meta:cell-count="17423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2.881cm" svg:y="3.955cm" style:legend-expansion="high" chart:style-name="ch2"/>
        <chart:plot-area chart:style-name="ch3" table:cell-range-address="analyse.C1:analyse.C56 analyse.E1:analyse.E56" chart:data-source-has-labels="row" svg:x="0.319cm" svg:y="0.18cm" svg:width="12.243cm" svg:height="8.646cm">
          <chart:coordinate-region svg:x="0.94cm" svg:y="0.379cm" svg:width="11.482cm" svg:height="7.65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nalyse.C2:analyse.C56" chart:label-cell-address="analyse.C1:analyse.C1" chart:class="chart:line">
            <chart:data-point chart:repeated="55"/>
          </chart:series>
          <chart:series chart:style-name="ch7" chart:values-cell-range-address="analyse.E2:analyse.E56" chart:label-cell-address="analyse.E1:analyse.E1" chart:class="chart:line">
            <chart:data-point chart:repeated="5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yenne_1</text:p>
                <draw:g>
                  <svg:desc>analyse.C1:analyse.C1</svg:desc>
                </draw:g>
              </table:table-cell>
              <table:table-cell office:value-type="string">
                <text:p>moyenne_2</text:p>
                <draw:g>
                  <svg:desc>analyse.E1:analyse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">
                <text:p>27</text:p>
                <draw:g>
                  <svg:desc>analyse.C2:analyse.C56</svg:desc>
                </draw:g>
              </table:table-cell>
              <table:table-cell office:value-type="float" office:value="24">
                <text:p>24</text:p>
                <draw:g>
                  <svg:desc>analyse.E2:analyse.E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">
                <text:p>3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">
                <text:p>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">
                <text:p>3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7">
                <text:p>3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">
                <text:p>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">
                <text:p>3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">
                <text:p>3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">
                <text:p>3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">
                <text:p>3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3">
                <text:p>3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4">
                <text:p>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">
                <text:p>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">
                <text:p>3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">
                <text:p>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8">
                <text:p>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8">
                <text:p>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9">
                <text:p>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9">
                <text:p>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9">
                <text:p>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9">
                <text:p>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9">
                <text:p>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9">
                <text:p>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7">
                <text:p>3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7">
                <text:p>3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9">
                <text:p>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9">
                <text:p>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9">
                <text:p>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9">
                <text:p>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9">
                <text:p>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9">
                <text:p>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